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EstaPastaDeTrabalho.xml" manifest:media-type="text/xml"/>
  <manifest:file-entry manifest:full-path="Basic/VBAProject/Planilha2.xml" manifest:media-type="text/xml"/>
  <manifest:file-entry manifest:full-path="Basic/VBAProject/Módulo1.xml" manifest:media-type="text/xml"/>
  <manifest:file-entry manifest:full-path="Basic/VBAProject/Planilha1.xml" manifest:media-type="text/xml"/>
  <manifest:file-entry manifest:full-path="Basic/VBAProject/Planilha3.xml" manifest:media-type="text/xml"/>
  <manifest:file-entry manifest:full-path="Basic/VBAProject/Planilha4.xml" manifest:media-type="text/xml"/>
  <manifest:file-entry manifest:full-path="Basic/VBAProject/Planilha5.xml" manifest:media-type="text/xml"/>
  <manifest:file-entry manifest:full-path="Basic/VBAProject/Planilha6.xml" manifest:media-type="text/xml"/>
  <manifest:file-entry manifest:full-path="Basic/VBAProject/Planilha7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Planilha8.xml" manifest:media-type="text/xml"/>
  <manifest:file-entry manifest:full-path="Basic/VBAProject/Sheet2.xml" manifest:media-type="text/xml"/>
  <manifest:file-entry manifest:full-path="Basic/script-lc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2_20__28_2_29_">
      <style:table-properties table:display="true" style:writing-mode="lr-tb"/>
    </style:style>
    <style:style style:name="ta4" style:family="table" style:master-page-name="PageStyle_5f_Planilha3">
      <style:table-properties table:display="true" style:writing-mode="lr-tb"/>
    </style:style>
    <style:style style:name="ta5" style:family="table" style:master-page-name="PageStyle_5f_Planilha4">
      <style:table-properties table:display="true" style:writing-mode="lr-tb"/>
    </style:style>
    <style:style style:name="ta6" style:family="table" style:master-page-name="PageStyle_5f_Planilha4_20__28_2_29_">
      <style:table-properties table:display="true" style:writing-mode="lr-tb"/>
    </style:style>
    <style:style style:name="ta7" style:family="table" style:master-page-name="PageStyle_5f_Planilha5">
      <style:table-properties table:display="true" style:writing-mode="lr-tb"/>
    </style:style>
    <style:style style:name="ta8" style:family="table" style:master-page-name="PageStyle_5f_Planilha6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/>
    <style:style style:name="ce12" style:family="table-cell" style:parent-style-name="Default"/>
    <style:style style:name="ce28" style:family="table-cell" style:parent-style-name="Default"/>
    <style:style style:name="ce1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font-size="6pt" style:font-size-asian="6pt" style:font-size-complex="6pt"/>
    </style:style>
    <style:style style:name="ce35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matrix-columns-spanned="8" table:number-matrix-rows-spanned="8" table:formula="of:=MINVERSE([.A1:.H8]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0833333333333" calcext:value-type="float">
            <text:p>1,20833333333333</text:p>
          </table:table-cell>
          <table:table-cell office:value-type="float" office:value="0.875" calcext:value-type="float">
            <text:p>0,875</text:p>
          </table:table-cell>
          <table:table-cell office:value-type="float" office:value="0.791666666666667" calcext:value-type="float">
            <text:p>0,791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458333333333333" calcext:value-type="float">
            <text:p>0,458333333333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875" calcext:value-type="float">
            <text:p>0,875</text:p>
          </table:table-cell>
          <table:table-cell office:value-type="float" office:value="1.25" calcext:value-type="float">
            <text:p>1,2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,791666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1.20833333333333" calcext:value-type="float">
            <text:p>1,208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458333333333333" calcext:value-type="float">
            <text:p>0,458333333333333</text:p>
          </table:table-cell>
          <table:table-cell office:value-type="float" office:value="0.875" calcext:value-type="float">
            <text:p>0,875</text:p>
          </table:table-cell>
          <table:table-cell office:value-type="float" office:value="0.541666666666667" calcext:value-type="float">
            <text:p>0,541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75" calcext:value-type="float">
            <text:p>0,75</text:p>
          </table:table-cell>
          <table:table-cell office:value-type="float" office:value="0.875" calcext:value-type="float">
            <text:p>0,875</text:p>
          </table:table-cell>
          <table:table-cell office:value-type="float" office:value="0.5" calcext:value-type="float">
            <text:p>0,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458333333333333" calcext:value-type="float">
            <text:p>0,458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0.708333333333333" calcext:value-type="float">
            <text:p>0,70833333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91666666666667" calcext:value-type="float">
            <text:p>0,291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" calcext:value-type="float">
            <text:p>0,5</text:p>
          </table:table-cell>
          <table:table-cell office:value-type="float" office:value="0.875" calcext:value-type="float">
            <text:p>0,8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1.25" calcext:value-type="float">
            <text:p>1,2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58333333333333" calcext:value-type="float">
            <text:p>0,45833333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08333333333333" calcext:value-type="float">
            <text:p>0,708333333333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formula="of:=MDETERM([.A1:.H8])" office:value-type="float" office:value="192" calcext:value-type="float">
            <text:p>192</text:p>
          </table:table-cell>
          <table:table-cell table:number-columns-repeated="16372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58333333333333" calcext:value-type="float">
            <text:p>0,45833333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08333333333333" calcext:value-type="float">
            <text:p>0,708333333333333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2"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2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11" office:value-type="float" office:value="2.75051370677491" calcext:value-type="float">
            <text:p>2,75051370677491</text:p>
          </table:table-cell>
          <table:table-cell table:style-name="ce11" office:value-type="float" office:value="2.98107723818877" calcext:value-type="float">
            <text:p>2,98107723818877</text:p>
          </table:table-cell>
          <table:table-cell table:style-name="ce11" office:value-type="float" office:value="3.45368909124977" calcext:value-type="float">
            <text:p>3,45368909124977</text:p>
          </table:table-cell>
          <table:table-cell table:style-name="ce11" office:value-type="float" office:value="4.18681856076662" calcext:value-type="float">
            <text:p>4,18681856076662</text:p>
          </table:table-cell>
          <table:table-cell table:style-name="ce11" office:value-type="float" office:value="5.19341083591572" calcext:value-type="float">
            <text:p>5,19341083591572</text:p>
          </table:table-cell>
          <table:table-cell table:style-name="ce11" office:value-type="float" office:value="6.45316343173749" calcext:value-type="float">
            <text:p>6,45316343173749</text:p>
          </table:table-cell>
          <table:table-cell table:style-name="ce11" office:value-type="float" office:value="7.86209410765259" calcext:value-type="float">
            <text:p>7,86209410765259</text:p>
          </table:table-cell>
          <table:table-cell table:style-name="ce11" office:value-type="float" office:value="9.17333774159953" calcext:value-type="float">
            <text:p>9,17333774159953</text:p>
          </table:table-cell>
          <table:table-cell table:style-name="ce11" office:value-type="float" office:value="10.0379494677272" calcext:value-type="float">
            <text:p>10,0379494677272</text:p>
          </table:table-cell>
          <table:table-cell table:style-name="ce11" office:value-type="float" office:value="10.4038627172218" calcext:value-type="float">
            <text:p>10,4038627172218</text:p>
          </table:table-cell>
          <table:table-cell table:style-name="ce11" office:value-type="float" office:value="10.2995531010017" calcext:value-type="float">
            <text:p>10,2995531010017</text:p>
          </table:table-cell>
          <table:table-cell table:style-name="ce11" office:value-type="float" office:value="9.74359334946332" calcext:value-type="float">
            <text:p>9,74359334946332</text:p>
          </table:table-cell>
          <table:table-cell table:style-name="ce11" office:value-type="float" office:value="8.77762783853878" calcext:value-type="float">
            <text:p>8,77762783853878</text:p>
          </table:table-cell>
          <table:table-cell table:style-name="ce11" office:value-type="float" office:value="7.60028539381529" calcext:value-type="float">
            <text:p>7,60028539381529</text:p>
          </table:table-cell>
          <table:table-cell table:style-name="ce11" office:value-type="float" office:value="6.62739480052633" calcext:value-type="float">
            <text:p>6,62739480052633</text:p>
          </table:table-cell>
          <table:table-cell table:style-name="ce11" office:value-type="float" office:value="6.09728831325386" calcext:value-type="float">
            <text:p>6,09728831325386</text:p>
          </table:table-cell>
          <table:table-cell table:style-name="ce11"/>
          <table:table-cell table:number-columns-repeated="16351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2.85252662081486" calcext:value-type="float">
            <text:p>2,85252662081486</text:p>
          </table:table-cell>
          <table:table-cell table:style-name="ce11" office:value-type="float" office:value="3.10000902178444" calcext:value-type="float">
            <text:p>3,10000902178444</text:p>
          </table:table-cell>
          <table:table-cell table:style-name="ce11" office:value-type="float" office:value="3.61269427201451" calcext:value-type="float">
            <text:p>3,61269427201451</text:p>
          </table:table-cell>
          <table:table-cell table:style-name="ce11" office:value-type="float" office:value="4.42455018613779" calcext:value-type="float">
            <text:p>4,42455018613779</text:p>
          </table:table-cell>
          <table:table-cell table:style-name="ce11" office:value-type="float" office:value="5.57890420426454" calcext:value-type="float">
            <text:p>5,57890420426454</text:p>
          </table:table-cell>
          <table:table-cell table:style-name="ce11" office:value-type="float" office:value="7.10409217340827" calcext:value-type="float">
            <text:p>7,10409217340827</text:p>
          </table:table-cell>
          <table:table-cell table:style-name="ce11" office:value-type="float" office:value="8.94091408006514" calcext:value-type="float">
            <text:p>8,94091408006514</text:p>
          </table:table-cell>
          <table:table-cell table:style-name="ce11" office:value-type="float" office:value="10.7666625166619" calcext:value-type="float">
            <text:p>10,7666625166619</text:p>
          </table:table-cell>
          <table:table-cell table:style-name="ce11" office:value-type="float" office:value="11.7940626975413" calcext:value-type="float">
            <text:p>11,7940626975413</text:p>
          </table:table-cell>
          <table:table-cell table:style-name="ce11" office:value-type="float" office:value="12.1839951668934" calcext:value-type="float">
            <text:p>12,1839951668934</text:p>
          </table:table-cell>
          <table:table-cell table:style-name="ce11" office:value-type="float" office:value="12.0631583636027" calcext:value-type="float">
            <text:p>12,0631583636027</text:p>
          </table:table-cell>
          <table:table-cell table:style-name="ce11" office:value-type="float" office:value="11.4231471456808" calcext:value-type="float">
            <text:p>11,4231471456808</text:p>
          </table:table-cell>
          <table:table-cell table:style-name="ce11" office:value-type="float" office:value="10.1705717149445" calcext:value-type="float">
            <text:p>10,1705717149445</text:p>
          </table:table-cell>
          <table:table-cell table:style-name="ce11" office:value-type="float" office:value="8.40315123315289" calcext:value-type="float">
            <text:p>8,40315123315289</text:p>
          </table:table-cell>
          <table:table-cell table:style-name="ce11" office:value-type="float" office:value="7.03824370355162" calcext:value-type="float">
            <text:p>7,03824370355162</text:p>
          </table:table-cell>
          <table:table-cell table:style-name="ce11" office:value-type="float" office:value="6.33771062950128" calcext:value-type="float">
            <text:p>6,3377106295012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3.05212597813543" calcext:value-type="float">
            <text:p>3,05212597813543</text:p>
          </table:table-cell>
          <table:table-cell table:style-name="ce11" office:value-type="float" office:value="3.3294163007411" calcext:value-type="float">
            <text:p>3,3294163007411</text:p>
          </table:table-cell>
          <table:table-cell table:style-name="ce11" office:value-type="float" office:value="3.91206193394403" calcext:value-type="float">
            <text:p>3,91206193394403</text:p>
          </table:table-cell>
          <table:table-cell table:style-name="ce11" office:value-type="float" office:value="4.86162548317821" calcext:value-type="float">
            <text:p>4,86162548317821</text:p>
          </table:table-cell>
          <table:table-cell table:style-name="ce11" office:value-type="float" office:value="6.28290800093019" calcext:value-type="float">
            <text:p>6,28290800093019</text:p>
          </table:table-cell>
          <table:table-cell table:style-name="ce11" office:value-type="float" office:value="8.32858256939194" calcext:value-type="float">
            <text:p>8,32858256939194</text:p>
          </table:table-cell>
          <table:table-cell table:style-name="ce11" office:value-type="float" office:value="11.1437310027475" calcext:value-type="float">
            <text:p>11,1437310027475</text:p>
          </table:table-cell>
          <table:table-cell table:style-name="ce11" office:value-type="float" office:value="14.4694029522273" calcext:value-type="float">
            <text:p>14,4694029522273</text:p>
          </table:table-cell>
          <table:table-cell table:style-name="ce11" office:value-type="float" office:value="15.6199121283832" calcext:value-type="float">
            <text:p>15,6199121283832</text:p>
          </table:table-cell>
          <table:table-cell table:style-name="ce11" office:value-type="float" office:value="15.9641719225712" calcext:value-type="float">
            <text:p>15,9641719225712</text:p>
          </table:table-cell>
          <table:table-cell table:style-name="ce11" office:value-type="float" office:value="15.8512081237108" calcext:value-type="float">
            <text:p>15,8512081237108</text:p>
          </table:table-cell>
          <table:table-cell table:style-name="ce11" office:value-type="float" office:value="15.2213813606397" calcext:value-type="float">
            <text:p>15,2213813606397</text:p>
          </table:table-cell>
          <table:table-cell table:style-name="ce11" office:value-type="float" office:value="13.6088617576419" calcext:value-type="float">
            <text:p>13,6088617576419</text:p>
          </table:table-cell>
          <table:table-cell table:style-name="ce11" office:value-type="float" office:value="10.0090448932893" calcext:value-type="float">
            <text:p>10,0090448932893</text:p>
          </table:table-cell>
          <table:table-cell table:style-name="ce11" office:value-type="float" office:value="7.72925852627617" calcext:value-type="float">
            <text:p>7,72925852627617</text:p>
          </table:table-cell>
          <table:table-cell table:style-name="ce11" office:value-type="float" office:value="6.69530230348045" calcext:value-type="float">
            <text:p>6,69530230348045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5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3.34395328647743" calcext:value-type="float">
            <text:p>3,34395328647743</text:p>
          </table:table-cell>
          <table:table-cell table:style-name="ce11" office:value-type="float" office:value="3.65747667267472" calcext:value-type="float">
            <text:p>3,65747667267472</text:p>
          </table:table-cell>
          <table:table-cell table:style-name="ce11" office:value-type="float" office:value="4.32161804844276" calcext:value-type="float">
            <text:p>4,32161804844276</text:p>
          </table:table-cell>
          <table:table-cell table:style-name="ce11" office:value-type="float" office:value="5.42481527911453" calcext:value-type="float">
            <text:p>5,42481527911453</text:p>
          </table:table-cell>
          <table:table-cell table:style-name="ce11" office:value-type="float" office:value="7.14275948224172" calcext:value-type="float">
            <text:p>7,14275948224172</text:p>
          </table:table-cell>
          <table:table-cell table:style-name="ce11" office:value-type="float" office:value="9.81876598325657" calcext:value-type="float">
            <text:p>9,81876598325657</text:p>
          </table:table-cell>
          <table:table-cell table:style-name="ce11" office:value-type="float" office:value="14.1605615076789" calcext:value-type="float">
            <text:p>14,1605615076789</text:p>
          </table:table-cell>
          <table:table-cell table:style-name="ce11" office:value-type="float" office:value="21.785959592556" calcext:value-type="float">
            <text:p>21,785959592556</text:p>
          </table:table-cell>
          <table:table-cell table:style-name="ce11" office:value-type="float" office:value="21.7851003363198" calcext:value-type="float">
            <text:p>21,7851003363198</text:p>
          </table:table-cell>
          <table:table-cell table:style-name="ce11" office:value-type="float" office:value="21.7834483829251" calcext:value-type="float">
            <text:p>21,7834483829251</text:p>
          </table:table-cell>
          <table:table-cell table:style-name="ce11" office:value-type="float" office:value="21.7821442073828" calcext:value-type="float">
            <text:p>21,7821442073828</text:p>
          </table:table-cell>
          <table:table-cell table:style-name="ce11" office:value-type="float" office:value="21.781229409886" calcext:value-type="float">
            <text:p>21,781229409886</text:p>
          </table:table-cell>
          <table:table-cell table:style-name="ce11" office:value-type="float" office:value="21.780909312844" calcext:value-type="float">
            <text:p>21,780909312844</text:p>
          </table:table-cell>
          <table:table-cell table:style-name="ce11" office:value-type="float" office:value="12.0061482933206" calcext:value-type="float">
            <text:p>12,0061482933206</text:p>
          </table:table-cell>
          <table:table-cell table:style-name="ce11" office:value-type="float" office:value="8.29947713918351" calcext:value-type="float">
            <text:p>8,29947713918351</text:p>
          </table:table-cell>
          <table:table-cell table:style-name="ce11" office:value-type="float" office:value="6.9145522108881" calcext:value-type="float">
            <text:p>6,9145522108881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3.72757558026385" calcext:value-type="float">
            <text:p>3,72757558026385</text:p>
          </table:table-cell>
          <table:table-cell table:style-name="ce11" office:value-type="float" office:value="4.07942616223877" calcext:value-type="float">
            <text:p>4,07942616223877</text:p>
          </table:table-cell>
          <table:table-cell table:style-name="ce11" office:value-type="float" office:value="4.82038324987593" calcext:value-type="float">
            <text:p>4,82038324987593</text:p>
          </table:table-cell>
          <table:table-cell table:style-name="ce11" office:value-type="float" office:value="6.04225894854478" calcext:value-type="float">
            <text:p>6,04225894854478</text:p>
          </table:table-cell>
          <table:table-cell table:style-name="ce11" office:value-type="float" office:value="7.93137424609253" calcext:value-type="float">
            <text:p>7,93137424609253</text:p>
          </table:table-cell>
          <table:table-cell table:style-name="ce11" office:value-type="float" office:value="10.8321852561979" calcext:value-type="float">
            <text:p>10,8321852561979</text:p>
          </table:table-cell>
          <table:table-cell table:style-name="ce11" office:value-type="float" office:value="15.2914166604719" calcext:value-type="float">
            <text:p>15,2914166604719</text:p>
          </table:table-cell>
          <table:table-cell table:style-name="ce11" office:value-type="float" office:value="21.7872511489004" calcext:value-type="float">
            <text:p>21,7872511489004</text:p>
          </table:table-cell>
          <table:table-cell table:style-name="ce11" office:value-type="float" office:value="21.7861605652868" calcext:value-type="float">
            <text:p>21,7861605652868</text:p>
          </table:table-cell>
          <table:table-cell table:style-name="ce11" office:value-type="float" office:value="21.7833730289482" calcext:value-type="float">
            <text:p>21,7833730289482</text:p>
          </table:table-cell>
          <table:table-cell table:style-name="ce11" office:value-type="float" office:value="21.7820411119988" calcext:value-type="float">
            <text:p>21,7820411119988</text:p>
          </table:table-cell>
          <table:table-cell table:style-name="ce11" office:value-type="float" office:value="21.7810335829684" calcext:value-type="float">
            <text:p>21,7810335829684</text:p>
          </table:table-cell>
          <table:table-cell table:style-name="ce11" office:value-type="float" office:value="15.515171179577" calcext:value-type="float">
            <text:p>15,515171179577</text:p>
          </table:table-cell>
          <table:table-cell table:style-name="ce11" office:value-type="float" office:value="10.5841520220366" calcext:value-type="float">
            <text:p>10,5841520220366</text:p>
          </table:table-cell>
          <table:table-cell table:style-name="ce11" office:value-type="float" office:value="7.8735722481928" calcext:value-type="float">
            <text:p>7,8735722481928</text:p>
          </table:table-cell>
          <table:table-cell table:style-name="ce11" office:value-type="float" office:value="6.70374497002806" calcext:value-type="float">
            <text:p>6,7037449700280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4.21196391322512" calcext:value-type="float">
            <text:p>4,21196391322512</text:p>
          </table:table-cell>
          <table:table-cell table:style-name="ce11" office:value-type="float" office:value="4.60905318415816" calcext:value-type="float">
            <text:p>4,60905318415816</text:p>
          </table:table-cell>
          <table:table-cell table:style-name="ce11" office:value-type="float" office:value="5.42873193959904" calcext:value-type="float">
            <text:p>5,42873193959904</text:p>
          </table:table-cell>
          <table:table-cell table:style-name="ce11" office:value-type="float" office:value="6.73882219643222" calcext:value-type="float">
            <text:p>6,73882219643222</text:p>
          </table:table-cell>
          <table:table-cell table:style-name="ce11" office:value-type="float" office:value="8.69241213418753" calcext:value-type="float">
            <text:p>8,69241213418753</text:p>
          </table:table-cell>
          <table:table-cell table:style-name="ce11" office:value-type="float" office:value="11.5901023155073" calcext:value-type="float">
            <text:p>11,5901023155073</text:p>
          </table:table-cell>
          <table:table-cell table:style-name="ce11" office:value-type="float" office:value="15.8687799248735" calcext:value-type="float">
            <text:p>15,8687799248735</text:p>
          </table:table-cell>
          <table:table-cell table:style-name="ce11" office:value-type="float" office:value="21.7899070563424" calcext:value-type="float">
            <text:p>21,7899070563424</text:p>
          </table:table-cell>
          <table:table-cell table:style-name="ce11" office:value-type="float" office:value="21.7898325167272" calcext:value-type="float">
            <text:p>21,7898325167272</text:p>
          </table:table-cell>
          <table:table-cell table:style-name="ce11" office:value-type="float" office:value="18.4168849949364" calcext:value-type="float">
            <text:p>18,4168849949364</text:p>
          </table:table-cell>
          <table:table-cell table:style-name="ce11" office:value-type="float" office:value="16.4371624003155" calcext:value-type="float">
            <text:p>16,4371624003155</text:p>
          </table:table-cell>
          <table:table-cell table:style-name="ce11" office:value-type="float" office:value="14.6448940251184" calcext:value-type="float">
            <text:p>14,6448940251184</text:p>
          </table:table-cell>
          <table:table-cell table:style-name="ce11" office:value-type="float" office:value="11.5996238906345" calcext:value-type="float">
            <text:p>11,5996238906345</text:p>
          </table:table-cell>
          <table:table-cell table:style-name="ce11" office:value-type="float" office:value="8.87245896189188" calcext:value-type="float">
            <text:p>8,87245896189188</text:p>
          </table:table-cell>
          <table:table-cell table:style-name="ce11" office:value-type="float" office:value="7.0837227117307" calcext:value-type="float">
            <text:p>7,0837227117307</text:p>
          </table:table-cell>
          <table:table-cell table:style-name="ce11" office:value-type="float" office:value="6.22965505502599" calcext:value-type="float">
            <text:p>6,22965505502599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4.81231457182814" calcext:value-type="float">
            <text:p>4,81231457182814</text:p>
          </table:table-cell>
          <table:table-cell table:style-name="ce11" office:value-type="float" office:value="5.2793599948275" calcext:value-type="float">
            <text:p>5,2793599948275</text:p>
          </table:table-cell>
          <table:table-cell table:style-name="ce11" office:value-type="float" office:value="6.21405253465245" calcext:value-type="float">
            <text:p>6,21405253465245</text:p>
          </table:table-cell>
          <table:table-cell table:style-name="ce11" office:value-type="float" office:value="7.62625483699121" calcext:value-type="float">
            <text:p>7,62625483699121</text:p>
          </table:table-cell>
          <table:table-cell table:style-name="ce11" office:value-type="float" office:value="9.58804071512997" calcext:value-type="float">
            <text:p>9,58804071512997</text:p>
          </table:table-cell>
          <table:table-cell table:style-name="ce11" office:value-type="float" office:value="12.3587096962067" calcext:value-type="float">
            <text:p>12,3587096962067</text:p>
          </table:table-cell>
          <table:table-cell table:style-name="ce11" office:value-type="float" office:value="16.3423810095599" calcext:value-type="float">
            <text:p>16,3423810095599</text:p>
          </table:table-cell>
          <table:table-cell table:style-name="ce11" office:value-type="float" office:value="21.7929094033876" calcext:value-type="float">
            <text:p>21,7929094033876</text:p>
          </table:table-cell>
          <table:table-cell table:style-name="ce11" office:value-type="float" office:value="21.792814024345" calcext:value-type="float">
            <text:p>21,792814024345</text:p>
          </table:table-cell>
          <table:table-cell table:style-name="ce11" office:value-type="float" office:value="16.8092107113102" calcext:value-type="float">
            <text:p>16,8092107113102</text:p>
          </table:table-cell>
          <table:table-cell table:style-name="ce11" office:value-type="float" office:value="13.7985050914166" calcext:value-type="float">
            <text:p>13,7985050914166</text:p>
          </table:table-cell>
          <table:table-cell table:style-name="ce11" office:value-type="float" office:value="11.5442257421311" calcext:value-type="float">
            <text:p>11,5442257421311</text:p>
          </table:table-cell>
          <table:table-cell table:style-name="ce11" office:value-type="float" office:value="9.3919549924507" calcext:value-type="float">
            <text:p>9,3919549924507</text:p>
          </table:table-cell>
          <table:table-cell table:style-name="ce11" office:value-type="float" office:value="7.58206438132576" calcext:value-type="float">
            <text:p>7,58206438132576</text:p>
          </table:table-cell>
          <table:table-cell table:style-name="ce11" office:value-type="float" office:value="6.33656082518449" calcext:value-type="float">
            <text:p>6,33656082518449</text:p>
          </table:table-cell>
          <table:table-cell table:style-name="ce11" office:value-type="float" office:value="5.71468443391757" calcext:value-type="float">
            <text:p>5,71468443391757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5.53520131780392" calcext:value-type="float">
            <text:p>5,53520131780392</text:p>
          </table:table-cell>
          <table:table-cell table:style-name="ce11" office:value-type="float" office:value="6.13164615281195" calcext:value-type="float">
            <text:p>6,13164615281195</text:p>
          </table:table-cell>
          <table:table-cell table:style-name="ce11" office:value-type="float" office:value="7.2914156938927" calcext:value-type="float">
            <text:p>7,2914156938927</text:p>
          </table:table-cell>
          <table:table-cell table:style-name="ce11" office:value-type="float" office:value="8.91354897525097" calcext:value-type="float">
            <text:p>8,91354897525097</text:p>
          </table:table-cell>
          <table:table-cell table:style-name="ce11" office:value-type="float" office:value="10.8673813566203" calcext:value-type="float">
            <text:p>10,8673813566203</text:p>
          </table:table-cell>
          <table:table-cell table:style-name="ce11" office:value-type="float" office:value="13.3992482549508" calcext:value-type="float">
            <text:p>13,3992482549508</text:p>
          </table:table-cell>
          <table:table-cell table:style-name="ce11" office:value-type="float" office:value="16.9388726084513" calcext:value-type="float">
            <text:p>16,9388726084513</text:p>
          </table:table-cell>
          <table:table-cell table:style-name="ce11" office:value-type="float" office:value="21.7962743786385" calcext:value-type="float">
            <text:p>21,7962743786385</text:p>
          </table:table-cell>
          <table:table-cell table:style-name="ce11" office:value-type="float" office:value="21.796169118102" calcext:value-type="float">
            <text:p>21,796169118102</text:p>
          </table:table-cell>
          <table:table-cell table:style-name="ce11" office:value-type="float" office:value="16.048843947571" calcext:value-type="float">
            <text:p>16,048843947571</text:p>
          </table:table-cell>
          <table:table-cell table:style-name="ce11" office:value-type="float" office:value="12.5333124336347" calcext:value-type="float">
            <text:p>12,5333124336347</text:p>
          </table:table-cell>
          <table:table-cell table:style-name="ce11" office:value-type="float" office:value="10.0971577979396" calcext:value-type="float">
            <text:p>10,0971577979396</text:p>
          </table:table-cell>
          <table:table-cell table:style-name="ce11" office:value-type="float" office:value="8.20813731456204" calcext:value-type="float">
            <text:p>8,20813731456204</text:p>
          </table:table-cell>
          <table:table-cell table:style-name="ce11" office:value-type="float" office:value="6.76548558923082" calcext:value-type="float">
            <text:p>6,76548558923082</text:p>
          </table:table-cell>
          <table:table-cell table:style-name="ce11" office:value-type="float" office:value="5.79074451549412" calcext:value-type="float">
            <text:p>5,79074451549412</text:p>
          </table:table-cell>
          <table:table-cell table:style-name="ce11" office:value-type="float" office:value="5.30163384958328" calcext:value-type="float">
            <text:p>5,3016338495832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6.34646484558466" calcext:value-type="float">
            <text:p>6,34646484558466</text:p>
          </table:table-cell>
          <table:table-cell table:style-name="ce11" office:value-type="float" office:value="7.184291139791" calcext:value-type="float">
            <text:p>7,184291139791</text:p>
          </table:table-cell>
          <table:table-cell table:style-name="ce11" office:value-type="float" office:value="8.82096834757506" calcext:value-type="float">
            <text:p>8,82096834757506</text:p>
          </table:table-cell>
          <table:table-cell table:style-name="ce11" office:value-type="float" office:value="10.987122544813" calcext:value-type="float">
            <text:p>10,987122544813</text:p>
          </table:table-cell>
          <table:table-cell table:style-name="ce11" office:value-type="float" office:value="12.9228726360615" calcext:value-type="float">
            <text:p>12,9228726360615</text:p>
          </table:table-cell>
          <table:table-cell table:style-name="ce11" office:value-type="float" office:value="15.0403305377613" calcext:value-type="float">
            <text:p>15,0403305377613</text:p>
          </table:table-cell>
          <table:table-cell table:style-name="ce11" office:value-type="float" office:value="17.8688296600703" calcext:value-type="float">
            <text:p>17,8688296600703</text:p>
          </table:table-cell>
          <table:table-cell table:style-name="ce11" office:value-type="float" office:value="21.8000019751348" calcext:value-type="float">
            <text:p>21,8000019751348</text:p>
          </table:table-cell>
          <table:table-cell table:style-name="ce11" office:value-type="float" office:value="21.7998931422427" calcext:value-type="float">
            <text:p>21,7998931422427</text:p>
          </table:table-cell>
          <table:table-cell table:style-name="ce11" office:value-type="float" office:value="15.763734135722" calcext:value-type="float">
            <text:p>15,763734135722</text:p>
          </table:table-cell>
          <table:table-cell table:style-name="ce11" office:value-type="float" office:value="12.0322070585595" calcext:value-type="float">
            <text:p>12,0322070585595</text:p>
          </table:table-cell>
          <table:table-cell table:style-name="ce11" office:value-type="float" office:value="9.50146660825133" calcext:value-type="float">
            <text:p>9,50146660825133</text:p>
          </table:table-cell>
          <table:table-cell table:style-name="ce11" office:value-type="float" office:value="7.67215077480566" calcext:value-type="float">
            <text:p>7,67215077480566</text:p>
          </table:table-cell>
          <table:table-cell table:style-name="ce11" office:value-type="float" office:value="6.35394634489568" calcext:value-type="float">
            <text:p>6,35394634489568</text:p>
          </table:table-cell>
          <table:table-cell table:style-name="ce11" office:value-type="float" office:value="5.48805059161845" calcext:value-type="float">
            <text:p>5,48805059161845</text:p>
          </table:table-cell>
          <table:table-cell table:style-name="ce11" office:value-type="float" office:value="5.05769541504056" calcext:value-type="float">
            <text:p>5,0576954150405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7.11665143910097" calcext:value-type="float">
            <text:p>7,11665143910097</text:p>
          </table:table-cell>
          <table:table-cell table:style-name="ce11" office:value-type="float" office:value="8.34887518734736" calcext:value-type="float">
            <text:p>8,34887518734736</text:p>
          </table:table-cell>
          <table:table-cell table:style-name="ce11" office:value-type="float" office:value="10.9418260355588" calcext:value-type="float">
            <text:p>10,9418260355588</text:p>
          </table:table-cell>
          <table:table-cell table:style-name="ce11" office:value-type="float" office:value="14.6486157706062" calcext:value-type="float">
            <text:p>14,6486157706062</text:p>
          </table:table-cell>
          <table:table-cell table:style-name="ce11" office:value-type="float" office:value="16.3674364360803" calcext:value-type="float">
            <text:p>16,3674364360803</text:p>
          </table:table-cell>
          <table:table-cell table:style-name="ce11" office:value-type="float" office:value="17.7274805450757" calcext:value-type="float">
            <text:p>17,7274805450757</text:p>
          </table:table-cell>
          <table:table-cell table:style-name="ce11" office:value-type="float" office:value="19.4066978808396" calcext:value-type="float">
            <text:p>19,4066978808396</text:p>
          </table:table-cell>
          <table:table-cell table:style-name="ce11" office:value-type="float" office:value="21.804076774932" calcext:value-type="float">
            <text:p>21,804076774932</text:p>
          </table:table-cell>
          <table:table-cell table:style-name="ce11" office:value-type="float" office:value="21.8039693712565" calcext:value-type="float">
            <text:p>21,8039693712565</text:p>
          </table:table-cell>
          <table:table-cell table:style-name="ce11" office:value-type="float" office:value="15.8387050580267" calcext:value-type="float">
            <text:p>15,8387050580267</text:p>
          </table:table-cell>
          <table:table-cell table:style-name="ce11" office:value-type="float" office:value="12.0731431920829" calcext:value-type="float">
            <text:p>12,0731431920829</text:p>
          </table:table-cell>
          <table:table-cell table:style-name="ce11" office:value-type="float" office:value="9.47865852258606" calcext:value-type="float">
            <text:p>9,47865852258606</text:p>
          </table:table-cell>
          <table:table-cell table:style-name="ce11" office:value-type="float" office:value="7.61357343284628" calcext:value-type="float">
            <text:p>7,61357343284628</text:p>
          </table:table-cell>
          <table:table-cell table:style-name="ce11" office:value-type="float" office:value="6.289115271997" calcext:value-type="float">
            <text:p>6,289115271997</text:p>
          </table:table-cell>
          <table:table-cell table:style-name="ce11" office:value-type="float" office:value="5.42937101643675" calcext:value-type="float">
            <text:p>5,42937101643675</text:p>
          </table:table-cell>
          <table:table-cell table:style-name="ce11" office:value-type="float" office:value="5.0047899336902" calcext:value-type="float">
            <text:p>5,004789933690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7.56508939196544" calcext:value-type="float">
            <text:p>7,56508939196544</text:p>
          </table:table-cell>
          <table:table-cell table:style-name="ce11" office:value-type="float" office:value="9.23284728867861" calcext:value-type="float">
            <text:p>9,23284728867861</text:p>
          </table:table-cell>
          <table:table-cell table:style-name="ce11" office:value-type="float" office:value="13.3213913256114" calcext:value-type="float">
            <text:p>13,3213913256114</text:p>
          </table:table-cell>
          <table:table-cell table:style-name="ce11" office:value-type="float" office:value="21.8032328734218" calcext:value-type="float">
            <text:p>21,8032328734218</text:p>
          </table:table-cell>
          <table:table-cell table:style-name="ce11" office:value-type="float" office:value="21.804000364392" calcext:value-type="float">
            <text:p>21,804000364392</text:p>
          </table:table-cell>
          <table:table-cell table:style-name="ce11" office:value-type="float" office:value="21.8051735755855" calcext:value-type="float">
            <text:p>21,8051735755855</text:p>
          </table:table-cell>
          <table:table-cell table:style-name="ce11" office:value-type="float" office:value="21.8066892378202" calcext:value-type="float">
            <text:p>21,8066892378202</text:p>
          </table:table-cell>
          <table:table-cell table:style-name="ce11" office:value-type="float" office:value="21.8084619997773" calcext:value-type="float">
            <text:p>21,8084619997773</text:p>
          </table:table-cell>
          <table:table-cell table:style-name="ce11" office:value-type="float" office:value="21.808362640083" calcext:value-type="float">
            <text:p>21,808362640083</text:p>
          </table:table-cell>
          <table:table-cell table:style-name="ce11" office:value-type="float" office:value="16.3643286420352" calcext:value-type="float">
            <text:p>16,3643286420352</text:p>
          </table:table-cell>
          <table:table-cell table:style-name="ce11" office:value-type="float" office:value="12.681614095359" calcext:value-type="float">
            <text:p>12,681614095359</text:p>
          </table:table-cell>
          <table:table-cell table:style-name="ce11" office:value-type="float" office:value="9.98941362069988" calcext:value-type="float">
            <text:p>9,98941362069988</text:p>
          </table:table-cell>
          <table:table-cell table:style-name="ce11" office:value-type="float" office:value="7.98826190081524" calcext:value-type="float">
            <text:p>7,98826190081524</text:p>
          </table:table-cell>
          <table:table-cell table:style-name="ce11" office:value-type="float" office:value="6.54564186338633" calcext:value-type="float">
            <text:p>6,54564186338633</text:p>
          </table:table-cell>
          <table:table-cell table:style-name="ce11" office:value-type="float" office:value="5.60499747448618" calcext:value-type="float">
            <text:p>5,60499747448618</text:p>
          </table:table-cell>
          <table:table-cell table:style-name="ce11" office:value-type="float" office:value="5.14038984007912" calcext:value-type="float">
            <text:p>5,1403898400791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7.33588748862307" calcext:value-type="float">
            <text:p>7,33588748862307</text:p>
          </table:table-cell>
          <table:table-cell table:style-name="ce11" office:value-type="float" office:value="8.92308859768257" calcext:value-type="float">
            <text:p>8,92308859768257</text:p>
          </table:table-cell>
          <table:table-cell table:style-name="ce11" office:value-type="float" office:value="12.8654997587244" calcext:value-type="float">
            <text:p>12,8654997587244</text:p>
          </table:table-cell>
          <table:table-cell table:style-name="ce11" office:value-type="float" office:value="21.8029900068834" calcext:value-type="float">
            <text:p>21,8029900068834</text:p>
          </table:table-cell>
          <table:table-cell table:style-name="ce11" office:value-type="float" office:value="21.8038762092171" calcext:value-type="float">
            <text:p>21,8038762092171</text:p>
          </table:table-cell>
          <table:table-cell table:style-name="ce11" office:value-type="float" office:value="21.8050715412936" calcext:value-type="float">
            <text:p>21,8050715412936</text:p>
          </table:table-cell>
          <table:table-cell table:style-name="ce11" office:value-type="float" office:value="21.806620194692" calcext:value-type="float">
            <text:p>21,806620194692</text:p>
          </table:table-cell>
          <table:table-cell table:style-name="ce11" office:value-type="float" office:value="21.8048532146892" calcext:value-type="float">
            <text:p>21,8048532146892</text:p>
          </table:table-cell>
          <table:table-cell table:style-name="ce11" office:value-type="float" office:value="21.8047775966564" calcext:value-type="float">
            <text:p>21,8047775966564</text:p>
          </table:table-cell>
          <table:table-cell table:style-name="ce11" office:value-type="float" office:value="17.8047304871025" calcext:value-type="float">
            <text:p>17,8047304871025</text:p>
          </table:table-cell>
          <table:table-cell table:style-name="ce11" office:value-type="float" office:value="14.1333339203143" calcext:value-type="float">
            <text:p>14,1333339203143</text:p>
          </table:table-cell>
          <table:table-cell table:style-name="ce11" office:value-type="float" office:value="11.1568177747297" calcext:value-type="float">
            <text:p>11,1568177747297</text:p>
          </table:table-cell>
          <table:table-cell table:style-name="ce11" office:value-type="float" office:value="8.83858857866078" calcext:value-type="float">
            <text:p>8,83858857866078</text:p>
          </table:table-cell>
          <table:table-cell table:style-name="ce11" office:value-type="float" office:value="7.12551041278166" calcext:value-type="float">
            <text:p>7,12551041278166</text:p>
          </table:table-cell>
          <table:table-cell table:style-name="ce11" office:value-type="float" office:value="5.99953388402815" calcext:value-type="float">
            <text:p>5,99953388402815</text:p>
          </table:table-cell>
          <table:table-cell table:style-name="ce11" office:value-type="float" office:value="5.44337655092933" calcext:value-type="float">
            <text:p>5,44337655092933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6.50989467590465" calcext:value-type="float">
            <text:p>6,50989467590465</text:p>
          </table:table-cell>
          <table:table-cell table:style-name="ce11" office:value-type="float" office:value="7.59559649710362" calcext:value-type="float">
            <text:p>7,59559649710362</text:p>
          </table:table-cell>
          <table:table-cell table:style-name="ce11" office:value-type="float" office:value="9.89160496647921" calcext:value-type="float">
            <text:p>9,89160496647921</text:p>
          </table:table-cell>
          <table:table-cell table:style-name="ce11" office:value-type="float" office:value="13.2741468062916" calcext:value-type="float">
            <text:p>13,2741468062916</text:p>
          </table:table-cell>
          <table:table-cell table:style-name="ce11" office:value-type="float" office:value="14.8523093704091" calcext:value-type="float">
            <text:p>14,8523093704091</text:p>
          </table:table-cell>
          <table:table-cell table:style-name="ce11" office:value-type="float" office:value="16.244772425089" calcext:value-type="float">
            <text:p>16,244772425089</text:p>
          </table:table-cell>
          <table:table-cell table:style-name="ce11" office:value-type="float" office:value="18.3012988981443" calcext:value-type="float">
            <text:p>18,3012988981443</text:p>
          </table:table-cell>
          <table:table-cell table:style-name="ce11" office:value-type="float" office:value="21.801479470866" calcext:value-type="float">
            <text:p>21,801479470866</text:p>
          </table:table-cell>
          <table:table-cell table:style-name="ce11" office:value-type="float" office:value="21.7985019693782" calcext:value-type="float">
            <text:p>21,7985019693782</text:p>
          </table:table-cell>
          <table:table-cell table:style-name="ce11" office:value-type="float" office:value="21.798372385234" calcext:value-type="float">
            <text:p>21,798372385234</text:p>
          </table:table-cell>
          <table:table-cell table:style-name="ce11" office:value-type="float" office:value="17.0164388444375" calcext:value-type="float">
            <text:p>17,0164388444375</text:p>
          </table:table-cell>
          <table:table-cell table:style-name="ce11" office:value-type="float" office:value="13.2394334877094" calcext:value-type="float">
            <text:p>13,2394334877094</text:p>
          </table:table-cell>
          <table:table-cell table:style-name="ce11" office:value-type="float" office:value="10.272113228749" calcext:value-type="float">
            <text:p>10,272113228749</text:p>
          </table:table-cell>
          <table:table-cell table:style-name="ce11" office:value-type="float" office:value="8.04111365478941" calcext:value-type="float">
            <text:p>8,04111365478941</text:p>
          </table:table-cell>
          <table:table-cell table:style-name="ce11" office:value-type="float" office:value="6.58059024795731" calcext:value-type="float">
            <text:p>6,58059024795731</text:p>
          </table:table-cell>
          <table:table-cell table:style-name="ce11" office:value-type="float" office:value="5.8666809871728" calcext:value-type="float">
            <text:p>5,866680987172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5.46314893082144" calcext:value-type="float">
            <text:p>5,46314893082144</text:p>
          </table:table-cell>
          <table:table-cell table:style-name="ce11" office:value-type="float" office:value="6.14486965811309" calcext:value-type="float">
            <text:p>6,14486965811309</text:p>
          </table:table-cell>
          <table:table-cell table:style-name="ce11" office:value-type="float" office:value="7.47422080765242" calcext:value-type="float">
            <text:p>7,47422080765242</text:p>
          </table:table-cell>
          <table:table-cell table:style-name="ce11" office:value-type="float" office:value="9.23912441244426" calcext:value-type="float">
            <text:p>9,23912441244426</text:p>
          </table:table-cell>
          <table:table-cell table:style-name="ce11" office:value-type="float" office:value="10.8157367416056" calcext:value-type="float">
            <text:p>10,8157367416056</text:p>
          </table:table-cell>
          <table:table-cell table:style-name="ce11" office:value-type="float" office:value="12.6708104158543" calcext:value-type="float">
            <text:p>12,6708104158543</text:p>
          </table:table-cell>
          <table:table-cell table:style-name="ce11" office:value-type="float" office:value="15.6663457626818" calcext:value-type="float">
            <text:p>15,6663457626818</text:p>
          </table:table-cell>
          <table:table-cell table:style-name="ce11" office:value-type="float" office:value="21.8013168362457" calcext:value-type="float">
            <text:p>21,8013168362457</text:p>
          </table:table-cell>
          <table:table-cell table:style-name="ce11" office:value-type="float" office:value="21.7958233599631" calcext:value-type="float">
            <text:p>21,7958233599631</text:p>
          </table:table-cell>
          <table:table-cell table:style-name="ce11" office:value-type="float" office:value="21.7934900656225" calcext:value-type="float">
            <text:p>21,7934900656225</text:p>
          </table:table-cell>
          <table:table-cell table:style-name="ce11" office:value-type="float" office:value="21.7933453929813" calcext:value-type="float">
            <text:p>21,7933453929813</text:p>
          </table:table-cell>
          <table:table-cell table:style-name="ce11" office:value-type="float" office:value="16.5706239529028" calcext:value-type="float">
            <text:p>16,5706239529028</text:p>
          </table:table-cell>
          <table:table-cell table:style-name="ce11" office:value-type="float" office:value="12.4649796010869" calcext:value-type="float">
            <text:p>12,4649796010869</text:p>
          </table:table-cell>
          <table:table-cell table:style-name="ce11" office:value-type="float" office:value="9.28622387279574" calcext:value-type="float">
            <text:p>9,28622387279574</text:p>
          </table:table-cell>
          <table:table-cell table:style-name="ce11" office:value-type="float" office:value="7.27182953318372" calcext:value-type="float">
            <text:p>7,27182953318372</text:p>
          </table:table-cell>
          <table:table-cell table:style-name="ce11" office:value-type="float" office:value="6.31952984286988" calcext:value-type="float">
            <text:p>6,3195298428698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8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4.44015638520205" calcext:value-type="float">
            <text:p>4,44015638520205</text:p>
          </table:table-cell>
          <table:table-cell table:style-name="ce11" office:value-type="float" office:value="4.87296581681675" calcext:value-type="float">
            <text:p>4,87296581681675</text:p>
          </table:table-cell>
          <table:table-cell table:style-name="ce11" office:value-type="float" office:value="5.70265881920816" calcext:value-type="float">
            <text:p>5,70265881920816</text:p>
          </table:table-cell>
          <table:table-cell table:style-name="ce11" office:value-type="float" office:value="6.83438013567225" calcext:value-type="float">
            <text:p>6,83438013567225</text:p>
          </table:table-cell>
          <table:table-cell table:style-name="ce11" office:value-type="float" office:value="8.14880608522136" calcext:value-type="float">
            <text:p>8,14880608522136</text:p>
          </table:table-cell>
          <table:table-cell table:style-name="ce11" office:value-type="float" office:value="9.85180112553062" calcext:value-type="float">
            <text:p>9,85180112553062</text:p>
          </table:table-cell>
          <table:table-cell table:style-name="ce11" office:value-type="float" office:value="12.3780399692536" calcext:value-type="float">
            <text:p>12,3780399692536</text:p>
          </table:table-cell>
          <table:table-cell table:style-name="ce11" office:value-type="float" office:value="16.3393949985917" calcext:value-type="float">
            <text:p>16,3393949985917</text:p>
          </table:table-cell>
          <table:table-cell table:style-name="ce11" office:value-type="float" office:value="21.795665817673" calcext:value-type="float">
            <text:p>21,795665817673</text:p>
          </table:table-cell>
          <table:table-cell table:style-name="ce11" office:value-type="float" office:value="21.791482032589" calcext:value-type="float">
            <text:p>21,791482032589</text:p>
          </table:table-cell>
          <table:table-cell table:style-name="ce11" office:value-type="float" office:value="21.7898340912928" calcext:value-type="float">
            <text:p>21,7898340912928</text:p>
          </table:table-cell>
          <table:table-cell table:style-name="ce11" office:value-type="float" office:value="21.7896736819384" calcext:value-type="float">
            <text:p>21,7896736819384</text:p>
          </table:table-cell>
          <table:table-cell table:style-name="ce11" office:value-type="float" office:value="15.8324222005165" calcext:value-type="float">
            <text:p>15,8324222005165</text:p>
          </table:table-cell>
          <table:table-cell table:style-name="ce11" office:value-type="float" office:value="10.7691396802598" calcext:value-type="float">
            <text:p>10,7691396802598</text:p>
          </table:table-cell>
          <table:table-cell table:style-name="ce11" office:value-type="float" office:value="7.90072053665419" calcext:value-type="float">
            <text:p>7,90072053665419</text:p>
          </table:table-cell>
          <table:table-cell table:style-name="ce11" office:value-type="float" office:value="6.64518770478898" calcext:value-type="float">
            <text:p>6,6451877047889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9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3.54375643409415" calcext:value-type="float">
            <text:p>3,54375643409415</text:p>
          </table:table-cell>
          <table:table-cell table:style-name="ce11" office:value-type="float" office:value="3.83056798893783" calcext:value-type="float">
            <text:p>3,83056798893783</text:p>
          </table:table-cell>
          <table:table-cell table:style-name="ce11" office:value-type="float" office:value="4.38714991209903" calcext:value-type="float">
            <text:p>4,38714991209903</text:p>
          </table:table-cell>
          <table:table-cell table:style-name="ce11" office:value-type="float" office:value="5.18452379665233" calcext:value-type="float">
            <text:p>5,18452379665233</text:p>
          </table:table-cell>
          <table:table-cell table:style-name="ce11" office:value-type="float" office:value="6.21779253806627" calcext:value-type="float">
            <text:p>6,21779253806627</text:p>
          </table:table-cell>
          <table:table-cell table:style-name="ce11" office:value-type="float" office:value="7.59822369135697" calcext:value-type="float">
            <text:p>7,59822369135697</text:p>
          </table:table-cell>
          <table:table-cell table:style-name="ce11" office:value-type="float" office:value="9.53980520402428" calcext:value-type="float">
            <text:p>9,53980520402428</text:p>
          </table:table-cell>
          <table:table-cell table:style-name="ce11" office:value-type="float" office:value="12.315977771669" calcext:value-type="float">
            <text:p>12,315977771669</text:p>
          </table:table-cell>
          <table:table-cell table:style-name="ce11" office:value-type="float" office:value="16.179141432244" calcext:value-type="float">
            <text:p>16,179141432244</text:p>
          </table:table-cell>
          <table:table-cell table:style-name="ce11" office:value-type="float" office:value="21.7913145045083" calcext:value-type="float">
            <text:p>21,7913145045083</text:p>
          </table:table-cell>
          <table:table-cell table:style-name="ce11" office:value-type="float" office:value="21.7885375086025" calcext:value-type="float">
            <text:p>21,7885375086025</text:p>
          </table:table-cell>
          <table:table-cell table:style-name="ce11" office:value-type="float" office:value="21.7876896408892" calcext:value-type="float">
            <text:p>21,7876896408892</text:p>
          </table:table-cell>
          <table:table-cell table:style-name="ce11" office:value-type="float" office:value="21.7873859642028" calcext:value-type="float">
            <text:p>21,7873859642028</text:p>
          </table:table-cell>
          <table:table-cell table:style-name="ce11" office:value-type="float" office:value="11.9726270947722" calcext:value-type="float">
            <text:p>11,9726270947722</text:p>
          </table:table-cell>
          <table:table-cell table:style-name="ce11" office:value-type="float" office:value="8.09401206277791" calcext:value-type="float">
            <text:p>8,09401206277791</text:p>
          </table:table-cell>
          <table:table-cell table:style-name="ce11" office:value-type="float" office:value="6.61672202948832" calcext:value-type="float">
            <text:p>6,6167220294883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2.79938756255385" calcext:value-type="float">
            <text:p>2,79938756255385</text:p>
          </table:table-cell>
          <table:table-cell table:style-name="ce11" office:value-type="float" office:value="2.99736623382644" calcext:value-type="float">
            <text:p>2,99736623382644</text:p>
          </table:table-cell>
          <table:table-cell table:style-name="ce11" office:value-type="float" office:value="3.38819346534314" calcext:value-type="float">
            <text:p>3,38819346534314</text:p>
          </table:table-cell>
          <table:table-cell table:style-name="ce11" office:value-type="float" office:value="3.96818834149078" calcext:value-type="float">
            <text:p>3,96818834149078</text:p>
          </table:table-cell>
          <table:table-cell table:style-name="ce11" office:value-type="float" office:value="4.75343070566461" calcext:value-type="float">
            <text:p>4,75343070566461</text:p>
          </table:table-cell>
          <table:table-cell table:style-name="ce11" office:value-type="float" office:value="5.80658289649227" calcext:value-type="float">
            <text:p>5,80658289649227</text:p>
          </table:table-cell>
          <table:table-cell table:style-name="ce11" office:value-type="float" office:value="7.23493973856989" calcext:value-type="float">
            <text:p>7,23493973856989</text:p>
          </table:table-cell>
          <table:table-cell table:style-name="ce11" office:value-type="float" office:value="9.17704208121843" calcext:value-type="float">
            <text:p>9,17704208121843</text:p>
          </table:table-cell>
          <table:table-cell table:style-name="ce11" office:value-type="float" office:value="11.8165586596415" calcext:value-type="float">
            <text:p>11,8165586596415</text:p>
          </table:table-cell>
          <table:table-cell table:style-name="ce11" office:value-type="float" office:value="15.5865551952374" calcext:value-type="float">
            <text:p>15,5865551952374</text:p>
          </table:table-cell>
          <table:table-cell table:style-name="ce11" office:value-type="float" office:value="21.7883105578557" calcext:value-type="float">
            <text:p>21,7883105578557</text:p>
          </table:table-cell>
          <table:table-cell table:style-name="ce11" office:value-type="float" office:value="21.7874518715452" calcext:value-type="float">
            <text:p>21,7874518715452</text:p>
          </table:table-cell>
          <table:table-cell table:style-name="ce11" office:value-type="float" office:value="14.864514507977" calcext:value-type="float">
            <text:p>14,864514507977</text:p>
          </table:table-cell>
          <table:table-cell table:style-name="ce11" office:value-type="float" office:value="9.89723374060379" calcext:value-type="float">
            <text:p>9,89723374060379</text:p>
          </table:table-cell>
          <table:table-cell table:style-name="ce11" office:value-type="float" office:value="7.19994778686748" calcext:value-type="float">
            <text:p>7,19994778686748</text:p>
          </table:table-cell>
          <table:table-cell table:style-name="ce11" office:value-type="float" office:value="6.03757101224355" calcext:value-type="float">
            <text:p>6,03757101224355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2.19995832470308" calcext:value-type="float">
            <text:p>2,19995832470308</text:p>
          </table:table-cell>
          <table:table-cell table:style-name="ce11" office:value-type="float" office:value="2.34024818270388" calcext:value-type="float">
            <text:p>2,34024818270388</text:p>
          </table:table-cell>
          <table:table-cell table:style-name="ce11" office:value-type="float" office:value="2.62053847633824" calcext:value-type="float">
            <text:p>2,62053847633824</text:p>
          </table:table-cell>
          <table:table-cell table:style-name="ce11" office:value-type="float" office:value="3.04402235173599" calcext:value-type="float">
            <text:p>3,04402235173599</text:p>
          </table:table-cell>
          <table:table-cell table:style-name="ce11" office:value-type="float" office:value="3.62493647980157" calcext:value-type="float">
            <text:p>3,62493647980157</text:p>
          </table:table-cell>
          <table:table-cell table:style-name="ce11" office:value-type="float" office:value="4.39593253562178" calcext:value-type="float">
            <text:p>4,39593253562178</text:p>
          </table:table-cell>
          <table:table-cell table:style-name="ce11" office:value-type="float" office:value="5.40491095533577" calcext:value-type="float">
            <text:p>5,40491095533577</text:p>
          </table:table-cell>
          <table:table-cell table:style-name="ce11" office:value-type="float" office:value="6.70338432349015" calcext:value-type="float">
            <text:p>6,70338432349015</text:p>
          </table:table-cell>
          <table:table-cell table:style-name="ce11" office:value-type="float" office:value="8.33135785205373" calcext:value-type="float">
            <text:p>8,33135785205373</text:p>
          </table:table-cell>
          <table:table-cell table:style-name="ce11" office:value-type="float" office:value="10.285484087158" calcext:value-type="float">
            <text:p>10,285484087158</text:p>
          </table:table-cell>
          <table:table-cell table:style-name="ce11" office:value-type="float" office:value="12.2680887948686" calcext:value-type="float">
            <text:p>12,2680887948686</text:p>
          </table:table-cell>
          <table:table-cell table:style-name="ce11" office:value-type="float" office:value="12.1395547960601" calcext:value-type="float">
            <text:p>12,1395547960601</text:p>
          </table:table-cell>
          <table:table-cell table:style-name="ce11" office:value-type="float" office:value="9.77078796749764" calcext:value-type="float">
            <text:p>9,77078796749764</text:p>
          </table:table-cell>
          <table:table-cell table:style-name="ce11" office:value-type="float" office:value="7.44149562937559" calcext:value-type="float">
            <text:p>7,44149562937559</text:p>
          </table:table-cell>
          <table:table-cell table:style-name="ce11" office:value-type="float" office:value="5.87967382170394" calcext:value-type="float">
            <text:p>5,87967382170394</text:p>
          </table:table-cell>
          <table:table-cell table:style-name="ce11" office:value-type="float" office:value="5.12815815844966" calcext:value-type="float">
            <text:p>5,1281581584496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1.72798364933561" calcext:value-type="float">
            <text:p>1,72798364933561</text:p>
          </table:table-cell>
          <table:table-cell table:style-name="ce11" office:value-type="float" office:value="1.82866883821901" calcext:value-type="float">
            <text:p>1,82866883821901</text:p>
          </table:table-cell>
          <table:table-cell table:style-name="ce11" office:value-type="float" office:value="2.03092111613386" calcext:value-type="float">
            <text:p>2,03092111613386</text:p>
          </table:table-cell>
          <table:table-cell table:style-name="ce11" office:value-type="float" office:value="2.33809326953522" calcext:value-type="float">
            <text:p>2,33809326953522</text:p>
          </table:table-cell>
          <table:table-cell table:style-name="ce11" office:value-type="float" office:value="2.75844989449267" calcext:value-type="float">
            <text:p>2,75844989449267</text:p>
          </table:table-cell>
          <table:table-cell table:style-name="ce11" office:value-type="float" office:value="3.30606506831098" calcext:value-type="float">
            <text:p>3,30606506831098</text:p>
          </table:table-cell>
          <table:table-cell table:style-name="ce11" office:value-type="float" office:value="3.9963767120092" calcext:value-type="float">
            <text:p>3,9963767120092</text:p>
          </table:table-cell>
          <table:table-cell table:style-name="ce11" office:value-type="float" office:value="4.83508102838252" calcext:value-type="float">
            <text:p>4,83508102838252</text:p>
          </table:table-cell>
          <table:table-cell table:style-name="ce11" office:value-type="float" office:value="5.7979626160301" calcext:value-type="float">
            <text:p>5,7979626160301</text:p>
          </table:table-cell>
          <table:table-cell table:style-name="ce11" office:value-type="float" office:value="6.78889736508306" calcext:value-type="float">
            <text:p>6,78889736508306</text:p>
          </table:table-cell>
          <table:table-cell table:style-name="ce11" office:value-type="float" office:value="7.53627987969752" calcext:value-type="float">
            <text:p>7,53627987969752</text:p>
          </table:table-cell>
          <table:table-cell table:style-name="ce11" office:value-type="float" office:value="7.44880105709644" calcext:value-type="float">
            <text:p>7,44880105709644</text:p>
          </table:table-cell>
          <table:table-cell table:style-name="ce11" office:value-type="float" office:value="6.52204409424811" calcext:value-type="float">
            <text:p>6,52204409424811</text:p>
          </table:table-cell>
          <table:table-cell table:style-name="ce11" office:value-type="float" office:value="5.42987343105128" calcext:value-type="float">
            <text:p>5,42987343105128</text:p>
          </table:table-cell>
          <table:table-cell table:style-name="ce11" office:value-type="float" office:value="4.58940809022741" calcext:value-type="float">
            <text:p>4,58940809022741</text:p>
          </table:table-cell>
          <table:table-cell table:style-name="ce11" office:value-type="float" office:value="4.15120259044882" calcext:value-type="float">
            <text:p>4,1512025904488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1.36483058318936" calcext:value-type="float">
            <text:p>1,36483058318936</text:p>
          </table:table-cell>
          <table:table-cell table:style-name="ce11" office:value-type="float" office:value="1.43755337146339" calcext:value-type="float">
            <text:p>1,43755337146339</text:p>
          </table:table-cell>
          <table:table-cell table:style-name="ce11" office:value-type="float" office:value="1.58367107099564" calcext:value-type="float">
            <text:p>1,58367107099564</text:p>
          </table:table-cell>
          <table:table-cell table:style-name="ce11" office:value-type="float" office:value="1.8049710302754" calcext:value-type="float">
            <text:p>1,8049710302754</text:p>
          </table:table-cell>
          <table:table-cell table:style-name="ce11" office:value-type="float" office:value="2.10467670897562" calcext:value-type="float">
            <text:p>2,10467670897562</text:p>
          </table:table-cell>
          <table:table-cell table:style-name="ce11" office:value-type="float" office:value="2.4863909781436" calcext:value-type="float">
            <text:p>2,4863909781436</text:p>
          </table:table-cell>
          <table:table-cell table:style-name="ce11" office:value-type="float" office:value="2.95005286926228" calcext:value-type="float">
            <text:p>2,95005286926228</text:p>
          </table:table-cell>
          <table:table-cell table:style-name="ce11" office:value-type="float" office:value="3.48393357259081" calcext:value-type="float">
            <text:p>3,48393357259081</text:p>
          </table:table-cell>
          <table:table-cell table:style-name="ce11" office:value-type="float" office:value="4.05175348932362" calcext:value-type="float">
            <text:p>4,05175348932362</text:p>
          </table:table-cell>
          <table:table-cell table:style-name="ce11" office:value-type="float" office:value="4.57364014438839" calcext:value-type="float">
            <text:p>4,57364014438839</text:p>
          </table:table-cell>
          <table:table-cell table:style-name="ce11" office:value-type="float" office:value="4.90555243987279" calcext:value-type="float">
            <text:p>4,90555243987279</text:p>
          </table:table-cell>
          <table:table-cell table:style-name="ce11" office:value-type="float" office:value="4.86597820026114" calcext:value-type="float">
            <text:p>4,86597820026114</text:p>
          </table:table-cell>
          <table:table-cell table:style-name="ce11" office:value-type="float" office:value="4.47028682874494" calcext:value-type="float">
            <text:p>4,47028682874494</text:p>
          </table:table-cell>
          <table:table-cell table:style-name="ce11" office:value-type="float" office:value="3.95074833422684" calcext:value-type="float">
            <text:p>3,95074833422684</text:p>
          </table:table-cell>
          <table:table-cell table:style-name="ce11" office:value-type="float" office:value="3.51345067522694" calcext:value-type="float">
            <text:p>3,51345067522694</text:p>
          </table:table-cell>
          <table:table-cell table:style-name="ce11" office:value-type="float" office:value="3.27240355769831" calcext:value-type="float">
            <text:p>3,27240355769831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1.09406760495666" calcext:value-type="float">
            <text:p>1,09406760495666</text:p>
          </table:table-cell>
          <table:table-cell table:style-name="ce11" office:value-type="float" office:value="1.14710030895332" calcext:value-type="float">
            <text:p>1,14710030895332</text:p>
          </table:table-cell>
          <table:table-cell table:style-name="ce11" office:value-type="float" office:value="1.25332645819725" calcext:value-type="float">
            <text:p>1,25332645819725</text:p>
          </table:table-cell>
          <table:table-cell table:style-name="ce11" office:value-type="float" office:value="1.41303270691572" calcext:value-type="float">
            <text:p>1,41303270691572</text:p>
          </table:table-cell>
          <table:table-cell table:style-name="ce11" office:value-type="float" office:value="1.62624667173177" calcext:value-type="float">
            <text:p>1,62624667173177</text:p>
          </table:table-cell>
          <table:table-cell table:style-name="ce11" office:value-type="float" office:value="1.89141539045863" calcext:value-type="float">
            <text:p>1,89141539045863</text:p>
          </table:table-cell>
          <table:table-cell table:style-name="ce11" office:value-type="float" office:value="2.20252637500114" calcext:value-type="float">
            <text:p>2,20252637500114</text:p>
          </table:table-cell>
          <table:table-cell table:style-name="ce11" office:value-type="float" office:value="2.54444163190414" calcext:value-type="float">
            <text:p>2,54444163190414</text:p>
          </table:table-cell>
          <table:table-cell table:style-name="ce11" office:value-type="float" office:value="2.88687167605183" calcext:value-type="float">
            <text:p>2,88687167605183</text:p>
          </table:table-cell>
          <table:table-cell table:style-name="ce11" office:value-type="float" office:value="3.17896141294529" calcext:value-type="float">
            <text:p>3,17896141294529</text:p>
          </table:table-cell>
          <table:table-cell table:style-name="ce11" office:value-type="float" office:value="3.35125772313617" calcext:value-type="float">
            <text:p>3,35125772313617</text:p>
          </table:table-cell>
          <table:table-cell table:style-name="ce11" office:value-type="float" office:value="3.34260313979324" calcext:value-type="float">
            <text:p>3,34260313979324</text:p>
          </table:table-cell>
          <table:table-cell table:style-name="ce11" office:value-type="float" office:value="3.16695417875942" calcext:value-type="float">
            <text:p>3,16695417875942</text:p>
          </table:table-cell>
          <table:table-cell table:style-name="ce11" office:value-type="float" office:value="2.9170056358728" calcext:value-type="float">
            <text:p>2,9170056358728</text:p>
          </table:table-cell>
          <table:table-cell table:style-name="ce11" office:value-type="float" office:value="2.69324420223669" calcext:value-type="float">
            <text:p>2,69324420223669</text:p>
          </table:table-cell>
          <table:table-cell table:style-name="ce11" office:value-type="float" office:value="2.564996041419" calcext:value-type="float">
            <text:p>2,564996041419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1" office:value-type="float" office:value="0.90245909795517" calcext:value-type="float">
            <text:p>0,90245909795517</text:p>
          </table:table-cell>
          <table:table-cell table:style-name="ce11" office:value-type="float" office:value="0.942118264095085" calcext:value-type="float">
            <text:p>0,942118264095085</text:p>
          </table:table-cell>
          <table:table-cell table:style-name="ce11" office:value-type="float" office:value="1.02117183943666" calcext:value-type="float">
            <text:p>1,02117183943666</text:p>
          </table:table-cell>
          <table:table-cell table:style-name="ce11" office:value-type="float" office:value="1.13890839050883" calcext:value-type="float">
            <text:p>1,13890839050883</text:p>
          </table:table-cell>
          <table:table-cell table:style-name="ce11" office:value-type="float" office:value="1.29366227675004" calcext:value-type="float">
            <text:p>1,29366227675004</text:p>
          </table:table-cell>
          <table:table-cell table:style-name="ce11" office:value-type="float" office:value="1.48175384821239" calcext:value-type="float">
            <text:p>1,48175384821239</text:p>
          </table:table-cell>
          <table:table-cell table:style-name="ce11" office:value-type="float" office:value="1.69572293218476" calcext:value-type="float">
            <text:p>1,69572293218476</text:p>
          </table:table-cell>
          <table:table-cell table:style-name="ce11" office:value-type="float" office:value="1.92201186532406" calcext:value-type="float">
            <text:p>1,92201186532406</text:p>
          </table:table-cell>
          <table:table-cell table:style-name="ce11" office:value-type="float" office:value="2.13882765198712" calcext:value-type="float">
            <text:p>2,13882765198712</text:p>
          </table:table-cell>
          <table:table-cell table:style-name="ce11" office:value-type="float" office:value="2.31592720054223" calcext:value-type="float">
            <text:p>2,31592720054223</text:p>
          </table:table-cell>
          <table:table-cell table:style-name="ce11" office:value-type="float" office:value="2.41969993323119" calcext:value-type="float">
            <text:p>2,41969993323119</text:p>
          </table:table-cell>
          <table:table-cell table:style-name="ce11" office:value-type="float" office:value="2.42777580820895" calcext:value-type="float">
            <text:p>2,42777580820895</text:p>
          </table:table-cell>
          <table:table-cell table:style-name="ce11" office:value-type="float" office:value="2.35006611184713" calcext:value-type="float">
            <text:p>2,35006611184713</text:p>
          </table:table-cell>
          <table:table-cell table:style-name="ce11" office:value-type="float" office:value="2.22874948889486" calcext:value-type="float">
            <text:p>2,22874948889486</text:p>
          </table:table-cell>
          <table:table-cell table:style-name="ce11" office:value-type="float" office:value="2.114498696893" calcext:value-type="float">
            <text:p>2,114498696893</text:p>
          </table:table-cell>
          <table:table-cell table:style-name="ce11" office:value-type="float" office:value="2.04702043844128" calcext:value-type="float">
            <text:p>2,04702043844128</text:p>
          </table:table-cell>
          <table:table-cell table:number-columns-repeated="16352"/>
        </table:table-row>
        <table:table-row table:style-name="ro2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11" office:value-type="float" office:value="0.780146827261311" calcext:value-type="float">
            <text:p>0,780146827261311</text:p>
          </table:table-cell>
          <table:table-cell table:style-name="ce11" office:value-type="float" office:value="0.811518993247693" calcext:value-type="float">
            <text:p>0,811518993247693</text:p>
          </table:table-cell>
          <table:table-cell table:style-name="ce11" office:value-type="float" office:value="0.873738393981016" calcext:value-type="float">
            <text:p>0,873738393981016</text:p>
          </table:table-cell>
          <table:table-cell table:style-name="ce11" office:value-type="float" office:value="0.965555166597989" calcext:value-type="float">
            <text:p>0,965555166597989</text:p>
          </table:table-cell>
          <table:table-cell table:style-name="ce11" office:value-type="float" office:value="1.08454422582804" calcext:value-type="float">
            <text:p>1,08454422582804</text:p>
          </table:table-cell>
          <table:table-cell table:style-name="ce11" office:value-type="float" office:value="1.22635181360021" calcext:value-type="float">
            <text:p>1,22635181360021</text:p>
          </table:table-cell>
          <table:table-cell table:style-name="ce11" office:value-type="float" office:value="1.38368110175736" calcext:value-type="float">
            <text:p>1,38368110175736</text:p>
          </table:table-cell>
          <table:table-cell table:style-name="ce11" office:value-type="float" office:value="1.54528407309984" calcext:value-type="float">
            <text:p>1,54528407309984</text:p>
          </table:table-cell>
          <table:table-cell table:style-name="ce11" office:value-type="float" office:value="1.69557318357749" calcext:value-type="float">
            <text:p>1,69557318357749</text:p>
          </table:table-cell>
          <table:table-cell table:style-name="ce11" office:value-type="float" office:value="1.81588094289276" calcext:value-type="float">
            <text:p>1,81588094289276</text:p>
          </table:table-cell>
          <table:table-cell table:style-name="ce11" office:value-type="float" office:value="1.88861850658553" calcext:value-type="float">
            <text:p>1,88861850658553</text:p>
          </table:table-cell>
          <table:table-cell table:style-name="ce11" office:value-type="float" office:value="1.90471274419975" calcext:value-type="float">
            <text:p>1,90471274419975</text:p>
          </table:table-cell>
          <table:table-cell table:style-name="ce11" office:value-type="float" office:value="1.87108465294435" calcext:value-type="float">
            <text:p>1,87108465294435</text:p>
          </table:table-cell>
          <table:table-cell table:style-name="ce11" office:value-type="float" office:value="1.80992615768971" calcext:value-type="float">
            <text:p>1,80992615768971</text:p>
          </table:table-cell>
          <table:table-cell table:style-name="ce11" office:value-type="float" office:value="1.74912596035118" calcext:value-type="float">
            <text:p>1,74912596035118</text:p>
          </table:table-cell>
          <table:table-cell table:style-name="ce11" office:value-type="float" office:value="1.71221829668729" calcext:value-type="float">
            <text:p>1,71221829668729</text:p>
          </table:table-cell>
          <table:table-cell table:number-columns-repeated="16352"/>
        </table:table-row>
        <table:table-row table:style-name="ro2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11" office:value-type="float" office:value="0.720611691594974" calcext:value-type="float">
            <text:p>0,720611691594974</text:p>
          </table:table-cell>
          <table:table-cell table:style-name="ce11" office:value-type="float" office:value="0.748024757993846" calcext:value-type="float">
            <text:p>0,748024757993846</text:p>
          </table:table-cell>
          <table:table-cell table:style-name="ce11" office:value-type="float" office:value="0.802209764246088" calcext:value-type="float">
            <text:p>0,802209764246088</text:p>
          </table:table-cell>
          <table:table-cell table:style-name="ce11" office:value-type="float" office:value="0.881695047742299" calcext:value-type="float">
            <text:p>0,881695047742299</text:p>
          </table:table-cell>
          <table:table-cell table:style-name="ce11" office:value-type="float" office:value="0.983788307220634" calcext:value-type="float">
            <text:p>0,983788307220634</text:p>
          </table:table-cell>
          <table:table-cell table:style-name="ce11" office:value-type="float" office:value="1.10400035922597" calcext:value-type="float">
            <text:p>1,10400035922597</text:p>
          </table:table-cell>
          <table:table-cell table:style-name="ce11" office:value-type="float" office:value="1.235390852904" calcext:value-type="float">
            <text:p>1,235390852904</text:p>
          </table:table-cell>
          <table:table-cell table:style-name="ce11" office:value-type="float" office:value="1.36811354611025" calcext:value-type="float">
            <text:p>1,36811354611025</text:p>
          </table:table-cell>
          <table:table-cell table:style-name="ce11" office:value-type="float" office:value="1.48964762338598" calcext:value-type="float">
            <text:p>1,48964762338598</text:p>
          </table:table-cell>
          <table:table-cell table:style-name="ce11" office:value-type="float" office:value="1.58633844466037" calcext:value-type="float">
            <text:p>1,58633844466037</text:p>
          </table:table-cell>
          <table:table-cell table:style-name="ce11" office:value-type="float" office:value="1.64668431400682" calcext:value-type="float">
            <text:p>1,64668431400682</text:p>
          </table:table-cell>
          <table:table-cell table:style-name="ce11" office:value-type="float" office:value="1.66588758229148" calcext:value-type="float">
            <text:p>1,66588758229148</text:p>
          </table:table-cell>
          <table:table-cell table:style-name="ce11" office:value-type="float" office:value="1.64940363981967" calcext:value-type="float">
            <text:p>1,64940363981967</text:p>
          </table:table-cell>
          <table:table-cell table:style-name="ce11" office:value-type="float" office:value="1.61212578446189" calcext:value-type="float">
            <text:p>1,61212578446189</text:p>
          </table:table-cell>
          <table:table-cell table:style-name="ce11" office:value-type="float" office:value="1.57303237475885" calcext:value-type="float">
            <text:p>1,57303237475885</text:p>
          </table:table-cell>
          <table:table-cell table:style-name="ce11" office:value-type="float" office:value="1.54874552213411" calcext:value-type="float">
            <text:p>1,54874552213411</text:p>
          </table:table-cell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2.75051370677243" calcext:value-type="float">
            <text:p>2,75051370677243</text:p>
          </table:table-cell>
          <table:table-cell table:style-name="ce12" office:value-type="float" office:value="2.98107723818608" calcext:value-type="float">
            <text:p>2,98107723818608</text:p>
          </table:table-cell>
          <table:table-cell table:style-name="ce12" office:value-type="float" office:value="3.45368909124665" calcext:value-type="float">
            <text:p>3,45368909124665</text:p>
          </table:table-cell>
          <table:table-cell table:style-name="ce12" office:value-type="float" office:value="4.18681856076284" calcext:value-type="float">
            <text:p>4,18681856076284</text:p>
          </table:table-cell>
          <table:table-cell table:style-name="ce12" office:value-type="float" office:value="5.19341083591103" calcext:value-type="float">
            <text:p>5,19341083591103</text:p>
          </table:table-cell>
          <table:table-cell table:style-name="ce12" office:value-type="float" office:value="6.45316343173166" calcext:value-type="float">
            <text:p>6,45316343173166</text:p>
          </table:table-cell>
          <table:table-cell table:style-name="ce12" office:value-type="float" office:value="7.86209410764547" calcext:value-type="float">
            <text:p>7,86209410764547</text:p>
          </table:table-cell>
          <table:table-cell table:style-name="ce12" office:value-type="float" office:value="9.17333774159121" calcext:value-type="float">
            <text:p>9,17333774159121</text:p>
          </table:table-cell>
          <table:table-cell table:style-name="ce12" office:value-type="float" office:value="10.0379494677181" calcext:value-type="float">
            <text:p>10,0379494677181</text:p>
          </table:table-cell>
          <table:table-cell table:style-name="ce12" office:value-type="float" office:value="10.4038627172124" calcext:value-type="float">
            <text:p>10,4038627172124</text:p>
          </table:table-cell>
          <table:table-cell table:style-name="ce12" office:value-type="float" office:value="10.2995531009924" calcext:value-type="float">
            <text:p>10,2995531009924</text:p>
          </table:table-cell>
          <table:table-cell table:style-name="ce12" office:value-type="float" office:value="9.74359334945452" calcext:value-type="float">
            <text:p>9,74359334945452</text:p>
          </table:table-cell>
          <table:table-cell table:style-name="ce12" office:value-type="float" office:value="8.77762783853086" calcext:value-type="float">
            <text:p>8,77762783853086</text:p>
          </table:table-cell>
          <table:table-cell table:style-name="ce12" office:value-type="float" office:value="7.60028539380844" calcext:value-type="float">
            <text:p>7,60028539380844</text:p>
          </table:table-cell>
          <table:table-cell table:style-name="ce12" office:value-type="float" office:value="6.62739480052036" calcext:value-type="float">
            <text:p>6,62739480052036</text:p>
          </table:table-cell>
          <table:table-cell table:style-name="ce12" office:value-type="float" office:value="6.09728831324837" calcext:value-type="float">
            <text:p>6,09728831324837</text:p>
          </table:table-cell>
          <table:table-cell table:style-name="ce12"/>
          <table:table-cell table:number-columns-repeated="16351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2.85252662081229" calcext:value-type="float">
            <text:p>2,85252662081229</text:p>
          </table:table-cell>
          <table:table-cell table:style-name="ce12" office:value-type="float" office:value="3.10000902178163" calcext:value-type="float">
            <text:p>3,10000902178163</text:p>
          </table:table-cell>
          <table:table-cell table:style-name="ce12" office:value-type="float" office:value="3.61269427201124" calcext:value-type="float">
            <text:p>3,61269427201124</text:p>
          </table:table-cell>
          <table:table-cell table:style-name="ce12" office:value-type="float" office:value="4.42455018613379" calcext:value-type="float">
            <text:p>4,42455018613379</text:p>
          </table:table-cell>
          <table:table-cell table:style-name="ce12" office:value-type="float" office:value="5.57890420425949" calcext:value-type="float">
            <text:p>5,57890420425949</text:p>
          </table:table-cell>
          <table:table-cell table:style-name="ce12" office:value-type="float" office:value="7.10409217340184" calcext:value-type="float">
            <text:p>7,10409217340184</text:p>
          </table:table-cell>
          <table:table-cell table:style-name="ce12" office:value-type="float" office:value="8.94091408005703" calcext:value-type="float">
            <text:p>8,94091408005703</text:p>
          </table:table-cell>
          <table:table-cell table:style-name="ce12" office:value-type="float" office:value="10.7666625166521" calcext:value-type="float">
            <text:p>10,7666625166521</text:p>
          </table:table-cell>
          <table:table-cell table:style-name="ce12" office:value-type="float" office:value="11.7940626975306" calcext:value-type="float">
            <text:p>11,7940626975306</text:p>
          </table:table-cell>
          <table:table-cell table:style-name="ce12" office:value-type="float" office:value="12.1839951668824" calcext:value-type="float">
            <text:p>12,1839951668824</text:p>
          </table:table-cell>
          <table:table-cell table:style-name="ce12" office:value-type="float" office:value="12.0631583635917" calcext:value-type="float">
            <text:p>12,0631583635917</text:p>
          </table:table-cell>
          <table:table-cell table:style-name="ce12" office:value-type="float" office:value="11.4231471456705" calcext:value-type="float">
            <text:p>11,4231471456705</text:p>
          </table:table-cell>
          <table:table-cell table:style-name="ce12" office:value-type="float" office:value="10.1705717149353" calcext:value-type="float">
            <text:p>10,1705717149353</text:p>
          </table:table-cell>
          <table:table-cell table:style-name="ce12" office:value-type="float" office:value="8.4031512331453" calcext:value-type="float">
            <text:p>8,4031512331453</text:p>
          </table:table-cell>
          <table:table-cell table:style-name="ce12" office:value-type="float" office:value="7.03824370354527" calcext:value-type="float">
            <text:p>7,03824370354527</text:p>
          </table:table-cell>
          <table:table-cell table:style-name="ce12" office:value-type="float" office:value="6.33771062949556" calcext:value-type="float">
            <text:p>6,3377106294955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3.05212597813267" calcext:value-type="float">
            <text:p>3,05212597813267</text:p>
          </table:table-cell>
          <table:table-cell table:style-name="ce12" office:value-type="float" office:value="3.32941630073808" calcext:value-type="float">
            <text:p>3,32941630073808</text:p>
          </table:table-cell>
          <table:table-cell table:style-name="ce12" office:value-type="float" office:value="3.91206193394049" calcext:value-type="float">
            <text:p>3,91206193394049</text:p>
          </table:table-cell>
          <table:table-cell table:style-name="ce12" office:value-type="float" office:value="4.8616254831738" calcext:value-type="float">
            <text:p>4,8616254831738</text:p>
          </table:table-cell>
          <table:table-cell table:style-name="ce12" office:value-type="float" office:value="6.2829080009245" calcext:value-type="float">
            <text:p>6,2829080009245</text:p>
          </table:table-cell>
          <table:table-cell table:style-name="ce12" office:value-type="float" office:value="8.32858256938437" calcext:value-type="float">
            <text:p>8,32858256938437</text:p>
          </table:table-cell>
          <table:table-cell table:style-name="ce12" office:value-type="float" office:value="11.1437310027374" calcext:value-type="float">
            <text:p>11,1437310027374</text:p>
          </table:table-cell>
          <table:table-cell table:style-name="ce12" office:value-type="float" office:value="14.4694029522141" calcext:value-type="float">
            <text:p>14,4694029522141</text:p>
          </table:table-cell>
          <table:table-cell table:style-name="ce12" office:value-type="float" office:value="15.619912128369" calcext:value-type="float">
            <text:p>15,619912128369</text:p>
          </table:table-cell>
          <table:table-cell table:style-name="ce12" office:value-type="float" office:value="15.9641719225567" calcext:value-type="float">
            <text:p>15,9641719225567</text:p>
          </table:table-cell>
          <table:table-cell table:style-name="ce12" office:value-type="float" office:value="15.8512081236965" calcext:value-type="float">
            <text:p>15,8512081236965</text:p>
          </table:table-cell>
          <table:table-cell table:style-name="ce12" office:value-type="float" office:value="15.2213813606259" calcext:value-type="float">
            <text:p>15,2213813606259</text:p>
          </table:table-cell>
          <table:table-cell table:style-name="ce12" office:value-type="float" office:value="13.6088617576296" calcext:value-type="float">
            <text:p>13,6088617576296</text:p>
          </table:table-cell>
          <table:table-cell table:style-name="ce12" office:value-type="float" office:value="10.0090448932803" calcext:value-type="float">
            <text:p>10,0090448932803</text:p>
          </table:table-cell>
          <table:table-cell table:style-name="ce12" office:value-type="float" office:value="7.72925852626919" calcext:value-type="float">
            <text:p>7,72925852626919</text:p>
          </table:table-cell>
          <table:table-cell table:style-name="ce12" office:value-type="float" office:value="6.6953023034744" calcext:value-type="float">
            <text:p>6,6953023034744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3.34395328647439" calcext:value-type="float">
            <text:p>3,34395328647439</text:p>
          </table:table-cell>
          <table:table-cell table:style-name="ce12" office:value-type="float" office:value="3.65747667267141" calcext:value-type="float">
            <text:p>3,65747667267141</text:p>
          </table:table-cell>
          <table:table-cell table:style-name="ce12" office:value-type="float" office:value="4.32161804843884" calcext:value-type="float">
            <text:p>4,32161804843884</text:p>
          </table:table-cell>
          <table:table-cell table:style-name="ce12" office:value-type="float" office:value="5.42481527910961" calcext:value-type="float">
            <text:p>5,42481527910961</text:p>
          </table:table-cell>
          <table:table-cell table:style-name="ce12" office:value-type="float" office:value="7.14275948223523" calcext:value-type="float">
            <text:p>7,14275948223523</text:p>
          </table:table-cell>
          <table:table-cell table:style-name="ce12" office:value-type="float" office:value="9.81876598324762" calcext:value-type="float">
            <text:p>9,81876598324762</text:p>
          </table:table-cell>
          <table:table-cell table:style-name="ce12" office:value-type="float" office:value="14.160561507666" calcext:value-type="float">
            <text:p>14,160561507666</text:p>
          </table:table-cell>
          <table:table-cell table:style-name="ce12" office:value-type="float" office:value="21.7859595925361" calcext:value-type="float">
            <text:p>21,7859595925361</text:p>
          </table:table-cell>
          <table:table-cell table:style-name="ce12" office:value-type="float" office:value="21.7851003362999" calcext:value-type="float">
            <text:p>21,7851003362999</text:p>
          </table:table-cell>
          <table:table-cell table:style-name="ce12" office:value-type="float" office:value="21.7834483829052" calcext:value-type="float">
            <text:p>21,7834483829052</text:p>
          </table:table-cell>
          <table:table-cell table:style-name="ce12" office:value-type="float" office:value="21.782144207363" calcext:value-type="float">
            <text:p>21,782144207363</text:p>
          </table:table-cell>
          <table:table-cell table:style-name="ce12" office:value-type="float" office:value="21.7812294098662" calcext:value-type="float">
            <text:p>21,7812294098662</text:p>
          </table:table-cell>
          <table:table-cell table:style-name="ce12" office:value-type="float" office:value="21.7809093128242" calcext:value-type="float">
            <text:p>21,7809093128242</text:p>
          </table:table-cell>
          <table:table-cell table:style-name="ce12" office:value-type="float" office:value="12.0061482933097" calcext:value-type="float">
            <text:p>12,0061482933097</text:p>
          </table:table-cell>
          <table:table-cell table:style-name="ce12" office:value-type="float" office:value="8.29947713917602" calcext:value-type="float">
            <text:p>8,29947713917602</text:p>
          </table:table-cell>
          <table:table-cell table:style-name="ce12" office:value-type="float" office:value="6.91455221088186" calcext:value-type="float">
            <text:p>6,9145522108818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3.72757558026046" calcext:value-type="float">
            <text:p>3,72757558026046</text:p>
          </table:table-cell>
          <table:table-cell table:style-name="ce12" office:value-type="float" office:value="4.07942616223506" calcext:value-type="float">
            <text:p>4,07942616223506</text:p>
          </table:table-cell>
          <table:table-cell table:style-name="ce12" office:value-type="float" office:value="4.82038324987154" calcext:value-type="float">
            <text:p>4,82038324987154</text:p>
          </table:table-cell>
          <table:table-cell table:style-name="ce12" office:value-type="float" office:value="6.04225894853928" calcext:value-type="float">
            <text:p>6,04225894853928</text:p>
          </table:table-cell>
          <table:table-cell table:style-name="ce12" office:value-type="float" office:value="7.93137424608531" calcext:value-type="float">
            <text:p>7,93137424608531</text:p>
          </table:table-cell>
          <table:table-cell table:style-name="ce12" office:value-type="float" office:value="10.8321852561881" calcext:value-type="float">
            <text:p>10,8321852561881</text:p>
          </table:table-cell>
          <table:table-cell table:style-name="ce12" office:value-type="float" office:value="15.291416660458" calcext:value-type="float">
            <text:p>15,291416660458</text:p>
          </table:table-cell>
          <table:table-cell table:style-name="ce12" office:value-type="float" office:value="21.7872511488805" calcext:value-type="float">
            <text:p>21,7872511488805</text:p>
          </table:table-cell>
          <table:table-cell table:style-name="ce12" office:value-type="float" office:value="21.786160565267" calcext:value-type="float">
            <text:p>21,786160565267</text:p>
          </table:table-cell>
          <table:table-cell table:style-name="ce12" office:value-type="float" office:value="21.7833730289284" calcext:value-type="float">
            <text:p>21,7833730289284</text:p>
          </table:table-cell>
          <table:table-cell table:style-name="ce12" office:value-type="float" office:value="21.782041111979" calcext:value-type="float">
            <text:p>21,782041111979</text:p>
          </table:table-cell>
          <table:table-cell table:style-name="ce12" office:value-type="float" office:value="21.7810335829486" calcext:value-type="float">
            <text:p>21,7810335829486</text:p>
          </table:table-cell>
          <table:table-cell table:style-name="ce12" office:value-type="float" office:value="15.515171179563" calcext:value-type="float">
            <text:p>15,515171179563</text:p>
          </table:table-cell>
          <table:table-cell table:style-name="ce12" office:value-type="float" office:value="10.584152022027" calcext:value-type="float">
            <text:p>10,584152022027</text:p>
          </table:table-cell>
          <table:table-cell table:style-name="ce12" office:value-type="float" office:value="7.87357224818569" calcext:value-type="float">
            <text:p>7,87357224818569</text:p>
          </table:table-cell>
          <table:table-cell table:style-name="ce12" office:value-type="float" office:value="6.70374497002201" calcext:value-type="float">
            <text:p>6,70374497002201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4.21196391322128" calcext:value-type="float">
            <text:p>4,21196391322128</text:p>
          </table:table-cell>
          <table:table-cell table:style-name="ce12" office:value-type="float" office:value="4.60905318415395" calcext:value-type="float">
            <text:p>4,60905318415395</text:p>
          </table:table-cell>
          <table:table-cell table:style-name="ce12" office:value-type="float" office:value="5.42873193959409" calcext:value-type="float">
            <text:p>5,42873193959409</text:p>
          </table:table-cell>
          <table:table-cell table:style-name="ce12" office:value-type="float" office:value="6.73882219642607" calcext:value-type="float">
            <text:p>6,73882219642607</text:p>
          </table:table-cell>
          <table:table-cell table:style-name="ce12" office:value-type="float" office:value="8.6924121341796" calcext:value-type="float">
            <text:p>8,6924121341796</text:p>
          </table:table-cell>
          <table:table-cell table:style-name="ce12" office:value-type="float" office:value="11.5901023154968" calcext:value-type="float">
            <text:p>11,5901023154968</text:p>
          </table:table-cell>
          <table:table-cell table:style-name="ce12" office:value-type="float" office:value="15.868779924859" calcext:value-type="float">
            <text:p>15,868779924859</text:p>
          </table:table-cell>
          <table:table-cell table:style-name="ce12" office:value-type="float" office:value="21.7899070563224" calcext:value-type="float">
            <text:p>21,7899070563224</text:p>
          </table:table-cell>
          <table:table-cell table:style-name="ce12" office:value-type="float" office:value="21.7898325167072" calcext:value-type="float">
            <text:p>21,7898325167072</text:p>
          </table:table-cell>
          <table:table-cell table:style-name="ce12" office:value-type="float" office:value="18.4168849949196" calcext:value-type="float">
            <text:p>18,4168849949196</text:p>
          </table:table-cell>
          <table:table-cell table:style-name="ce12" office:value-type="float" office:value="16.4371624003006" calcext:value-type="float">
            <text:p>16,4371624003006</text:p>
          </table:table-cell>
          <table:table-cell table:style-name="ce12" office:value-type="float" office:value="14.6448940251051" calcext:value-type="float">
            <text:p>14,6448940251051</text:p>
          </table:table-cell>
          <table:table-cell table:style-name="ce12" office:value-type="float" office:value="11.599623890624" calcext:value-type="float">
            <text:p>11,599623890624</text:p>
          </table:table-cell>
          <table:table-cell table:style-name="ce12" office:value-type="float" office:value="8.87245896188386" calcext:value-type="float">
            <text:p>8,87245896188386</text:p>
          </table:table-cell>
          <table:table-cell table:style-name="ce12" office:value-type="float" office:value="7.08372271172431" calcext:value-type="float">
            <text:p>7,08372271172431</text:p>
          </table:table-cell>
          <table:table-cell table:style-name="ce12" office:value-type="float" office:value="6.22965505502037" calcext:value-type="float">
            <text:p>6,22965505502037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4.81231457182374" calcext:value-type="float">
            <text:p>4,81231457182374</text:p>
          </table:table-cell>
          <table:table-cell table:style-name="ce12" office:value-type="float" office:value="5.27935999482267" calcext:value-type="float">
            <text:p>5,27935999482267</text:p>
          </table:table-cell>
          <table:table-cell table:style-name="ce12" office:value-type="float" office:value="6.21405253464676" calcext:value-type="float">
            <text:p>6,21405253464676</text:p>
          </table:table-cell>
          <table:table-cell table:style-name="ce12" office:value-type="float" office:value="7.62625483698423" calcext:value-type="float">
            <text:p>7,62625483698423</text:p>
          </table:table-cell>
          <table:table-cell table:style-name="ce12" office:value-type="float" office:value="9.5880407151212" calcext:value-type="float">
            <text:p>9,5880407151212</text:p>
          </table:table-cell>
          <table:table-cell table:style-name="ce12" office:value-type="float" office:value="12.3587096961954" calcext:value-type="float">
            <text:p>12,3587096961954</text:p>
          </table:table-cell>
          <table:table-cell table:style-name="ce12" office:value-type="float" office:value="16.3423810095449" calcext:value-type="float">
            <text:p>16,3423810095449</text:p>
          </table:table-cell>
          <table:table-cell table:style-name="ce12" office:value-type="float" office:value="21.7929094033676" calcext:value-type="float">
            <text:p>21,7929094033676</text:p>
          </table:table-cell>
          <table:table-cell table:style-name="ce12" office:value-type="float" office:value="21.792814024325" calcext:value-type="float">
            <text:p>21,792814024325</text:p>
          </table:table-cell>
          <table:table-cell table:style-name="ce12" office:value-type="float" office:value="16.8092107112949" calcext:value-type="float">
            <text:p>16,8092107112949</text:p>
          </table:table-cell>
          <table:table-cell table:style-name="ce12" office:value-type="float" office:value="13.7985050914041" calcext:value-type="float">
            <text:p>13,7985050914041</text:p>
          </table:table-cell>
          <table:table-cell table:style-name="ce12" office:value-type="float" office:value="11.5442257421207" calcext:value-type="float">
            <text:p>11,5442257421207</text:p>
          </table:table-cell>
          <table:table-cell table:style-name="ce12" office:value-type="float" office:value="9.39195499244221" calcext:value-type="float">
            <text:p>9,39195499244221</text:p>
          </table:table-cell>
          <table:table-cell table:style-name="ce12" office:value-type="float" office:value="7.58206438131892" calcext:value-type="float">
            <text:p>7,58206438131892</text:p>
          </table:table-cell>
          <table:table-cell table:style-name="ce12" office:value-type="float" office:value="6.33656082517877" calcext:value-type="float">
            <text:p>6,33656082517877</text:p>
          </table:table-cell>
          <table:table-cell table:style-name="ce12" office:value-type="float" office:value="5.71468443391242" calcext:value-type="float">
            <text:p>5,7146844339124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5.53520131779884" calcext:value-type="float">
            <text:p>5,53520131779884</text:p>
          </table:table-cell>
          <table:table-cell table:style-name="ce12" office:value-type="float" office:value="6.13164615280632" calcext:value-type="float">
            <text:p>6,13164615280632</text:p>
          </table:table-cell>
          <table:table-cell table:style-name="ce12" office:value-type="float" office:value="7.291415693886" calcext:value-type="float">
            <text:p>7,291415693886</text:p>
          </table:table-cell>
          <table:table-cell table:style-name="ce12" office:value-type="float" office:value="8.91354897524278" calcext:value-type="float">
            <text:p>8,91354897524278</text:p>
          </table:table-cell>
          <table:table-cell table:style-name="ce12" office:value-type="float" office:value="10.8673813566103" calcext:value-type="float">
            <text:p>10,8673813566103</text:p>
          </table:table-cell>
          <table:table-cell table:style-name="ce12" office:value-type="float" office:value="13.3992482549385" calcext:value-type="float">
            <text:p>13,3992482549385</text:p>
          </table:table-cell>
          <table:table-cell table:style-name="ce12" office:value-type="float" office:value="16.9388726084357" calcext:value-type="float">
            <text:p>16,9388726084357</text:p>
          </table:table-cell>
          <table:table-cell table:style-name="ce12" office:value-type="float" office:value="21.7962743786184" calcext:value-type="float">
            <text:p>21,7962743786184</text:p>
          </table:table-cell>
          <table:table-cell table:style-name="ce12" office:value-type="float" office:value="21.796169118082" calcext:value-type="float">
            <text:p>21,796169118082</text:p>
          </table:table-cell>
          <table:table-cell table:style-name="ce12" office:value-type="float" office:value="16.0488439475563" calcext:value-type="float">
            <text:p>16,0488439475563</text:p>
          </table:table-cell>
          <table:table-cell table:style-name="ce12" office:value-type="float" office:value="12.5333124336233" calcext:value-type="float">
            <text:p>12,5333124336233</text:p>
          </table:table-cell>
          <table:table-cell table:style-name="ce12" office:value-type="float" office:value="10.0971577979305" calcext:value-type="float">
            <text:p>10,0971577979305</text:p>
          </table:table-cell>
          <table:table-cell table:style-name="ce12" office:value-type="float" office:value="8.20813731455464" calcext:value-type="float">
            <text:p>8,20813731455464</text:p>
          </table:table-cell>
          <table:table-cell table:style-name="ce12" office:value-type="float" office:value="6.76548558922474" calcext:value-type="float">
            <text:p>6,76548558922474</text:p>
          </table:table-cell>
          <table:table-cell table:style-name="ce12" office:value-type="float" office:value="5.79074451548892" calcext:value-type="float">
            <text:p>5,79074451548892</text:p>
          </table:table-cell>
          <table:table-cell table:style-name="ce12" office:value-type="float" office:value="5.30163384957852" calcext:value-type="float">
            <text:p>5,3016338495785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6.34646484557883" calcext:value-type="float">
            <text:p>6,34646484557883</text:p>
          </table:table-cell>
          <table:table-cell table:style-name="ce12" office:value-type="float" office:value="7.18429113978439" calcext:value-type="float">
            <text:p>7,18429113978439</text:p>
          </table:table-cell>
          <table:table-cell table:style-name="ce12" office:value-type="float" office:value="8.82096834756692" calcext:value-type="float">
            <text:p>8,82096834756692</text:p>
          </table:table-cell>
          <table:table-cell table:style-name="ce12" office:value-type="float" office:value="10.9871225448028" calcext:value-type="float">
            <text:p>10,9871225448028</text:p>
          </table:table-cell>
          <table:table-cell table:style-name="ce12" office:value-type="float" office:value="12.9228726360496" calcext:value-type="float">
            <text:p>12,9228726360496</text:p>
          </table:table-cell>
          <table:table-cell table:style-name="ce12" office:value-type="float" office:value="15.0403305377474" calcext:value-type="float">
            <text:p>15,0403305377474</text:p>
          </table:table-cell>
          <table:table-cell table:style-name="ce12" office:value-type="float" office:value="17.8688296600538" calcext:value-type="float">
            <text:p>17,8688296600538</text:p>
          </table:table-cell>
          <table:table-cell table:style-name="ce12" office:value-type="float" office:value="21.8000019751147" calcext:value-type="float">
            <text:p>21,8000019751147</text:p>
          </table:table-cell>
          <table:table-cell table:style-name="ce12" office:value-type="float" office:value="21.7998931422226" calcext:value-type="float">
            <text:p>21,7998931422226</text:p>
          </table:table-cell>
          <table:table-cell table:style-name="ce12" office:value-type="float" office:value="15.7637341357076" calcext:value-type="float">
            <text:p>15,7637341357076</text:p>
          </table:table-cell>
          <table:table-cell table:style-name="ce12" office:value-type="float" office:value="12.0322070585486" calcext:value-type="float">
            <text:p>12,0322070585486</text:p>
          </table:table-cell>
          <table:table-cell table:style-name="ce12" office:value-type="float" office:value="9.50146660824275" calcext:value-type="float">
            <text:p>9,50146660824275</text:p>
          </table:table-cell>
          <table:table-cell table:style-name="ce12" office:value-type="float" office:value="7.67215077479876" calcext:value-type="float">
            <text:p>7,67215077479876</text:p>
          </table:table-cell>
          <table:table-cell table:style-name="ce12" office:value-type="float" office:value="6.35394634488999" calcext:value-type="float">
            <text:p>6,35394634488999</text:p>
          </table:table-cell>
          <table:table-cell table:style-name="ce12" office:value-type="float" office:value="5.48805059161353" calcext:value-type="float">
            <text:p>5,48805059161353</text:p>
          </table:table-cell>
          <table:table-cell table:style-name="ce12" office:value-type="float" office:value="5.05769541503602" calcext:value-type="float">
            <text:p>5,0576954150360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7.11665143909442" calcext:value-type="float">
            <text:p>7,11665143909442</text:p>
          </table:table-cell>
          <table:table-cell table:style-name="ce12" office:value-type="float" office:value="8.34887518733966" calcext:value-type="float">
            <text:p>8,34887518733966</text:p>
          </table:table-cell>
          <table:table-cell table:style-name="ce12" office:value-type="float" office:value="10.9418260355486" calcext:value-type="float">
            <text:p>10,9418260355486</text:p>
          </table:table-cell>
          <table:table-cell table:style-name="ce12" office:value-type="float" office:value="14.6486157705926" calcext:value-type="float">
            <text:p>14,6486157705926</text:p>
          </table:table-cell>
          <table:table-cell table:style-name="ce12" office:value-type="float" office:value="16.3674364360651" calcext:value-type="float">
            <text:p>16,3674364360651</text:p>
          </table:table-cell>
          <table:table-cell table:style-name="ce12" office:value-type="float" office:value="17.7274805450592" calcext:value-type="float">
            <text:p>17,7274805450592</text:p>
          </table:table-cell>
          <table:table-cell table:style-name="ce12" office:value-type="float" office:value="19.4066978808217" calcext:value-type="float">
            <text:p>19,4066978808217</text:p>
          </table:table-cell>
          <table:table-cell table:style-name="ce12" office:value-type="float" office:value="21.8040767749119" calcext:value-type="float">
            <text:p>21,8040767749119</text:p>
          </table:table-cell>
          <table:table-cell table:style-name="ce12" office:value-type="float" office:value="21.8039693712364" calcext:value-type="float">
            <text:p>21,8039693712364</text:p>
          </table:table-cell>
          <table:table-cell table:style-name="ce12" office:value-type="float" office:value="15.8387050580121" calcext:value-type="float">
            <text:p>15,8387050580121</text:p>
          </table:table-cell>
          <table:table-cell table:style-name="ce12" office:value-type="float" office:value="12.073143192072" calcext:value-type="float">
            <text:p>12,073143192072</text:p>
          </table:table-cell>
          <table:table-cell table:style-name="ce12" office:value-type="float" office:value="9.47865852257751" calcext:value-type="float">
            <text:p>9,47865852257751</text:p>
          </table:table-cell>
          <table:table-cell table:style-name="ce12" office:value-type="float" office:value="7.61357343283945" calcext:value-type="float">
            <text:p>7,61357343283945</text:p>
          </table:table-cell>
          <table:table-cell table:style-name="ce12" office:value-type="float" office:value="6.28911527199138" calcext:value-type="float">
            <text:p>6,28911527199138</text:p>
          </table:table-cell>
          <table:table-cell table:style-name="ce12" office:value-type="float" office:value="5.4293710164319" calcext:value-type="float">
            <text:p>5,4293710164319</text:p>
          </table:table-cell>
          <table:table-cell table:style-name="ce12" office:value-type="float" office:value="5.00478993368573" calcext:value-type="float">
            <text:p>5,00478993368573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7.56508939195847" calcext:value-type="float">
            <text:p>7,56508939195847</text:p>
          </table:table-cell>
          <table:table-cell table:style-name="ce12" office:value-type="float" office:value="9.23284728867008" calcext:value-type="float">
            <text:p>9,23284728867008</text:p>
          </table:table-cell>
          <table:table-cell table:style-name="ce12" office:value-type="float" office:value="13.321391325599" calcext:value-type="float">
            <text:p>13,321391325599</text:p>
          </table:table-cell>
          <table:table-cell table:style-name="ce12" office:value-type="float" office:value="21.8032328734014" calcext:value-type="float">
            <text:p>21,8032328734014</text:p>
          </table:table-cell>
          <table:table-cell table:style-name="ce12" office:value-type="float" office:value="21.8040003643717" calcext:value-type="float">
            <text:p>21,8040003643717</text:p>
          </table:table-cell>
          <table:table-cell table:style-name="ce12" office:value-type="float" office:value="21.8051735755652" calcext:value-type="float">
            <text:p>21,8051735755652</text:p>
          </table:table-cell>
          <table:table-cell table:style-name="ce12" office:value-type="float" office:value="21.8066892377999" calcext:value-type="float">
            <text:p>21,8066892377999</text:p>
          </table:table-cell>
          <table:table-cell table:style-name="ce12" office:value-type="float" office:value="21.8084619997571" calcext:value-type="float">
            <text:p>21,8084619997571</text:p>
          </table:table-cell>
          <table:table-cell table:style-name="ce12" office:value-type="float" office:value="21.8083626400628" calcext:value-type="float">
            <text:p>21,8083626400628</text:p>
          </table:table-cell>
          <table:table-cell table:style-name="ce12" office:value-type="float" office:value="16.3643286420203" calcext:value-type="float">
            <text:p>16,3643286420203</text:p>
          </table:table-cell>
          <table:table-cell table:style-name="ce12" office:value-type="float" office:value="12.6816140953476" calcext:value-type="float">
            <text:p>12,6816140953476</text:p>
          </table:table-cell>
          <table:table-cell table:style-name="ce12" office:value-type="float" office:value="9.98941362069089" calcext:value-type="float">
            <text:p>9,98941362069089</text:p>
          </table:table-cell>
          <table:table-cell table:style-name="ce12" office:value-type="float" office:value="7.98826190080809" calcext:value-type="float">
            <text:p>7,98826190080809</text:p>
          </table:table-cell>
          <table:table-cell table:style-name="ce12" office:value-type="float" office:value="6.54564186338049" calcext:value-type="float">
            <text:p>6,54564186338049</text:p>
          </table:table-cell>
          <table:table-cell table:style-name="ce12" office:value-type="float" office:value="5.60499747448119" calcext:value-type="float">
            <text:p>5,60499747448119</text:p>
          </table:table-cell>
          <table:table-cell table:style-name="ce12" office:value-type="float" office:value="5.14038984007454" calcext:value-type="float">
            <text:p>5,14038984007454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7.33588748861633" calcext:value-type="float">
            <text:p>7,33588748861633</text:p>
          </table:table-cell>
          <table:table-cell table:style-name="ce12" office:value-type="float" office:value="8.92308859767434" calcext:value-type="float">
            <text:p>8,92308859767434</text:p>
          </table:table-cell>
          <table:table-cell table:style-name="ce12" office:value-type="float" office:value="12.8654997587125" calcext:value-type="float">
            <text:p>12,8654997587125</text:p>
          </table:table-cell>
          <table:table-cell table:style-name="ce12" office:value-type="float" office:value="21.8029900068631" calcext:value-type="float">
            <text:p>21,8029900068631</text:p>
          </table:table-cell>
          <table:table-cell table:style-name="ce12" office:value-type="float" office:value="21.8038762091967" calcext:value-type="float">
            <text:p>21,8038762091967</text:p>
          </table:table-cell>
          <table:table-cell table:style-name="ce12" office:value-type="float" office:value="21.8050715412733" calcext:value-type="float">
            <text:p>21,8050715412733</text:p>
          </table:table-cell>
          <table:table-cell table:style-name="ce12" office:value-type="float" office:value="21.8066201946717" calcext:value-type="float">
            <text:p>21,8066201946717</text:p>
          </table:table-cell>
          <table:table-cell table:style-name="ce12" office:value-type="float" office:value="21.8048532146691" calcext:value-type="float">
            <text:p>21,8048532146691</text:p>
          </table:table-cell>
          <table:table-cell table:style-name="ce12" office:value-type="float" office:value="21.8047775966364" calcext:value-type="float">
            <text:p>21,8047775966364</text:p>
          </table:table-cell>
          <table:table-cell table:style-name="ce12" office:value-type="float" office:value="17.8047304870862" calcext:value-type="float">
            <text:p>17,8047304870862</text:p>
          </table:table-cell>
          <table:table-cell table:style-name="ce12" office:value-type="float" office:value="14.1333339203015" calcext:value-type="float">
            <text:p>14,1333339203015</text:p>
          </table:table-cell>
          <table:table-cell table:style-name="ce12" office:value-type="float" office:value="11.1568177747197" calcext:value-type="float">
            <text:p>11,1568177747197</text:p>
          </table:table-cell>
          <table:table-cell table:style-name="ce12" office:value-type="float" office:value="8.83858857865288" calcext:value-type="float">
            <text:p>8,83858857865288</text:p>
          </table:table-cell>
          <table:table-cell table:style-name="ce12" office:value-type="float" office:value="7.12551041277531" calcext:value-type="float">
            <text:p>7,12551041277531</text:p>
          </table:table-cell>
          <table:table-cell table:style-name="ce12" office:value-type="float" office:value="5.99953388402282" calcext:value-type="float">
            <text:p>5,99953388402282</text:p>
          </table:table-cell>
          <table:table-cell table:style-name="ce12" office:value-type="float" office:value="5.44337655092449" calcext:value-type="float">
            <text:p>5,44337655092449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6.50989467589868" calcext:value-type="float">
            <text:p>6,50989467589868</text:p>
          </table:table-cell>
          <table:table-cell table:style-name="ce12" office:value-type="float" office:value="7.59559649709664" calcext:value-type="float">
            <text:p>7,59559649709664</text:p>
          </table:table-cell>
          <table:table-cell table:style-name="ce12" office:value-type="float" office:value="9.89160496647009" calcext:value-type="float">
            <text:p>9,89160496647009</text:p>
          </table:table-cell>
          <table:table-cell table:style-name="ce12" office:value-type="float" office:value="13.2741468062793" calcext:value-type="float">
            <text:p>13,2741468062793</text:p>
          </table:table-cell>
          <table:table-cell table:style-name="ce12" office:value-type="float" office:value="14.8523093703954" calcext:value-type="float">
            <text:p>14,8523093703954</text:p>
          </table:table-cell>
          <table:table-cell table:style-name="ce12" office:value-type="float" office:value="16.2447724250739" calcext:value-type="float">
            <text:p>16,2447724250739</text:p>
          </table:table-cell>
          <table:table-cell table:style-name="ce12" office:value-type="float" office:value="18.3012988981275" calcext:value-type="float">
            <text:p>18,3012988981275</text:p>
          </table:table-cell>
          <table:table-cell table:style-name="ce12" office:value-type="float" office:value="21.8014794708462" calcext:value-type="float">
            <text:p>21,8014794708462</text:p>
          </table:table-cell>
          <table:table-cell table:style-name="ce12" office:value-type="float" office:value="21.7985019693584" calcext:value-type="float">
            <text:p>21,7985019693584</text:p>
          </table:table-cell>
          <table:table-cell table:style-name="ce12" office:value-type="float" office:value="21.7983723852143" calcext:value-type="float">
            <text:p>21,7983723852143</text:p>
          </table:table-cell>
          <table:table-cell table:style-name="ce12" office:value-type="float" office:value="17.0164388444222" calcext:value-type="float">
            <text:p>17,0164388444222</text:p>
          </table:table-cell>
          <table:table-cell table:style-name="ce12" office:value-type="float" office:value="13.2394334876976" calcext:value-type="float">
            <text:p>13,2394334876976</text:p>
          </table:table-cell>
          <table:table-cell table:style-name="ce12" office:value-type="float" office:value="10.2721132287398" calcext:value-type="float">
            <text:p>10,2721132287398</text:p>
          </table:table-cell>
          <table:table-cell table:style-name="ce12" office:value-type="float" office:value="8.04111365478224" calcext:value-type="float">
            <text:p>8,04111365478224</text:p>
          </table:table-cell>
          <table:table-cell table:style-name="ce12" office:value-type="float" office:value="6.58059024795145" calcext:value-type="float">
            <text:p>6,58059024795145</text:p>
          </table:table-cell>
          <table:table-cell table:style-name="ce12" office:value-type="float" office:value="5.86668098716759" calcext:value-type="float">
            <text:p>5,86668098716759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5.46314893081644" calcext:value-type="float">
            <text:p>5,46314893081644</text:p>
          </table:table-cell>
          <table:table-cell table:style-name="ce12" office:value-type="float" office:value="6.14486965810746" calcext:value-type="float">
            <text:p>6,14486965810746</text:p>
          </table:table-cell>
          <table:table-cell table:style-name="ce12" office:value-type="float" office:value="7.47422080764556" calcext:value-type="float">
            <text:p>7,47422080764556</text:p>
          </table:table-cell>
          <table:table-cell table:style-name="ce12" office:value-type="float" office:value="9.23912441243576" calcext:value-type="float">
            <text:p>9,23912441243576</text:p>
          </table:table-cell>
          <table:table-cell table:style-name="ce12" office:value-type="float" office:value="10.8157367415956" calcext:value-type="float">
            <text:p>10,8157367415956</text:p>
          </table:table-cell>
          <table:table-cell table:style-name="ce12" office:value-type="float" office:value="12.6708104158427" calcext:value-type="float">
            <text:p>12,6708104158427</text:p>
          </table:table-cell>
          <table:table-cell table:style-name="ce12" office:value-type="float" office:value="15.6663457626675" calcext:value-type="float">
            <text:p>15,6663457626675</text:p>
          </table:table-cell>
          <table:table-cell table:style-name="ce12" office:value-type="float" office:value="21.8013168362258" calcext:value-type="float">
            <text:p>21,8013168362258</text:p>
          </table:table-cell>
          <table:table-cell table:style-name="ce12" office:value-type="float" office:value="21.7958233599435" calcext:value-type="float">
            <text:p>21,7958233599435</text:p>
          </table:table-cell>
          <table:table-cell table:style-name="ce12" office:value-type="float" office:value="21.7934900656029" calcext:value-type="float">
            <text:p>21,7934900656029</text:p>
          </table:table-cell>
          <table:table-cell table:style-name="ce12" office:value-type="float" office:value="21.7933453929618" calcext:value-type="float">
            <text:p>21,7933453929618</text:p>
          </table:table-cell>
          <table:table-cell table:style-name="ce12" office:value-type="float" office:value="16.5706239528881" calcext:value-type="float">
            <text:p>16,5706239528881</text:p>
          </table:table-cell>
          <table:table-cell table:style-name="ce12" office:value-type="float" office:value="12.4649796010758" calcext:value-type="float">
            <text:p>12,4649796010758</text:p>
          </table:table-cell>
          <table:table-cell table:style-name="ce12" office:value-type="float" office:value="9.28622387278748" calcext:value-type="float">
            <text:p>9,28622387278748</text:p>
          </table:table-cell>
          <table:table-cell table:style-name="ce12" office:value-type="float" office:value="7.27182953317725" calcext:value-type="float">
            <text:p>7,27182953317725</text:p>
          </table:table-cell>
          <table:table-cell table:style-name="ce12" office:value-type="float" office:value="6.31952984286426" calcext:value-type="float">
            <text:p>6,3195298428642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4.440156385198" calcext:value-type="float">
            <text:p>4,440156385198</text:p>
          </table:table-cell>
          <table:table-cell table:style-name="ce12" office:value-type="float" office:value="4.87296581681231" calcext:value-type="float">
            <text:p>4,87296581681231</text:p>
          </table:table-cell>
          <table:table-cell table:style-name="ce12" office:value-type="float" office:value="5.70265881920296" calcext:value-type="float">
            <text:p>5,70265881920296</text:p>
          </table:table-cell>
          <table:table-cell table:style-name="ce12" office:value-type="float" office:value="6.83438013566601" calcext:value-type="float">
            <text:p>6,83438013566601</text:p>
          </table:table-cell>
          <table:table-cell table:style-name="ce12" office:value-type="float" office:value="8.14880608521392" calcext:value-type="float">
            <text:p>8,14880608521392</text:p>
          </table:table-cell>
          <table:table-cell table:style-name="ce12" office:value-type="float" office:value="9.85180112552165" calcext:value-type="float">
            <text:p>9,85180112552165</text:p>
          </table:table-cell>
          <table:table-cell table:style-name="ce12" office:value-type="float" office:value="12.3780399692424" calcext:value-type="float">
            <text:p>12,3780399692424</text:p>
          </table:table-cell>
          <table:table-cell table:style-name="ce12" office:value-type="float" office:value="16.339394998577" calcext:value-type="float">
            <text:p>16,339394998577</text:p>
          </table:table-cell>
          <table:table-cell table:style-name="ce12" office:value-type="float" office:value="21.7956658176534" calcext:value-type="float">
            <text:p>21,7956658176534</text:p>
          </table:table-cell>
          <table:table-cell table:style-name="ce12" office:value-type="float" office:value="21.7914820325695" calcext:value-type="float">
            <text:p>21,7914820325695</text:p>
          </table:table-cell>
          <table:table-cell table:style-name="ce12" office:value-type="float" office:value="21.7898340912734" calcext:value-type="float">
            <text:p>21,7898340912734</text:p>
          </table:table-cell>
          <table:table-cell table:style-name="ce12" office:value-type="float" office:value="21.789673681919" calcext:value-type="float">
            <text:p>21,789673681919</text:p>
          </table:table-cell>
          <table:table-cell table:style-name="ce12" office:value-type="float" office:value="15.8324222005025" calcext:value-type="float">
            <text:p>15,8324222005025</text:p>
          </table:table-cell>
          <table:table-cell table:style-name="ce12" office:value-type="float" office:value="10.7691396802502" calcext:value-type="float">
            <text:p>10,7691396802502</text:p>
          </table:table-cell>
          <table:table-cell table:style-name="ce12" office:value-type="float" office:value="7.90072053664717" calcext:value-type="float">
            <text:p>7,90072053664717</text:p>
          </table:table-cell>
          <table:table-cell table:style-name="ce12" office:value-type="float" office:value="6.64518770478306" calcext:value-type="float">
            <text:p>6,64518770478306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3.54375643409093" calcext:value-type="float">
            <text:p>3,54375643409093</text:p>
          </table:table-cell>
          <table:table-cell table:style-name="ce12" office:value-type="float" office:value="3.83056798893435" calcext:value-type="float">
            <text:p>3,83056798893435</text:p>
          </table:table-cell>
          <table:table-cell table:style-name="ce12" office:value-type="float" office:value="4.38714991209504" calcext:value-type="float">
            <text:p>4,38714991209504</text:p>
          </table:table-cell>
          <table:table-cell table:style-name="ce12" office:value-type="float" office:value="5.18452379664762" calcext:value-type="float">
            <text:p>5,18452379664762</text:p>
          </table:table-cell>
          <table:table-cell table:style-name="ce12" office:value-type="float" office:value="6.21779253806063" calcext:value-type="float">
            <text:p>6,21779253806063</text:p>
          </table:table-cell>
          <table:table-cell table:style-name="ce12" office:value-type="float" office:value="7.5982236913501" calcext:value-type="float">
            <text:p>7,5982236913501</text:p>
          </table:table-cell>
          <table:table-cell table:style-name="ce12" office:value-type="float" office:value="9.5398052040157" calcext:value-type="float">
            <text:p>9,5398052040157</text:p>
          </table:table-cell>
          <table:table-cell table:style-name="ce12" office:value-type="float" office:value="12.3159777716579" calcext:value-type="float">
            <text:p>12,3159777716579</text:p>
          </table:table-cell>
          <table:table-cell table:style-name="ce12" office:value-type="float" office:value="16.1791414322295" calcext:value-type="float">
            <text:p>16,1791414322295</text:p>
          </table:table-cell>
          <table:table-cell table:style-name="ce12" office:value-type="float" office:value="21.7913145044888" calcext:value-type="float">
            <text:p>21,7913145044888</text:p>
          </table:table-cell>
          <table:table-cell table:style-name="ce12" office:value-type="float" office:value="21.7885375085831" calcext:value-type="float">
            <text:p>21,7885375085831</text:p>
          </table:table-cell>
          <table:table-cell table:style-name="ce12" office:value-type="float" office:value="21.7876896408699" calcext:value-type="float">
            <text:p>21,7876896408699</text:p>
          </table:table-cell>
          <table:table-cell table:style-name="ce12" office:value-type="float" office:value="21.7873859641835" calcext:value-type="float">
            <text:p>21,7873859641835</text:p>
          </table:table-cell>
          <table:table-cell table:style-name="ce12" office:value-type="float" office:value="11.9726270947616" calcext:value-type="float">
            <text:p>11,9726270947616</text:p>
          </table:table-cell>
          <table:table-cell table:style-name="ce12" office:value-type="float" office:value="8.09401206277073" calcext:value-type="float">
            <text:p>8,09401206277073</text:p>
          </table:table-cell>
          <table:table-cell table:style-name="ce12" office:value-type="float" office:value="6.61672202948244" calcext:value-type="float">
            <text:p>6,61672202948244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2.79938756255131" calcext:value-type="float">
            <text:p>2,79938756255131</text:p>
          </table:table-cell>
          <table:table-cell table:style-name="ce12" office:value-type="float" office:value="2.99736623382373" calcext:value-type="float">
            <text:p>2,99736623382373</text:p>
          </table:table-cell>
          <table:table-cell table:style-name="ce12" office:value-type="float" office:value="3.38819346534007" calcext:value-type="float">
            <text:p>3,38819346534007</text:p>
          </table:table-cell>
          <table:table-cell table:style-name="ce12" office:value-type="float" office:value="3.96818834148719" calcext:value-type="float">
            <text:p>3,96818834148719</text:p>
          </table:table-cell>
          <table:table-cell table:style-name="ce12" office:value-type="float" office:value="4.75343070566032" calcext:value-type="float">
            <text:p>4,75343070566032</text:p>
          </table:table-cell>
          <table:table-cell table:style-name="ce12" office:value-type="float" office:value="5.80658289648704" calcext:value-type="float">
            <text:p>5,80658289648704</text:p>
          </table:table-cell>
          <table:table-cell table:style-name="ce12" office:value-type="float" office:value="7.2349397385634" calcext:value-type="float">
            <text:p>7,2349397385634</text:p>
          </table:table-cell>
          <table:table-cell table:style-name="ce12" office:value-type="float" office:value="9.17704208121022" calcext:value-type="float">
            <text:p>9,17704208121022</text:p>
          </table:table-cell>
          <table:table-cell table:style-name="ce12" office:value-type="float" office:value="11.8165586596309" calcext:value-type="float">
            <text:p>11,8165586596309</text:p>
          </table:table-cell>
          <table:table-cell table:style-name="ce12" office:value-type="float" office:value="15.5865551952236" calcext:value-type="float">
            <text:p>15,5865551952236</text:p>
          </table:table-cell>
          <table:table-cell table:style-name="ce12" office:value-type="float" office:value="21.7883105578364" calcext:value-type="float">
            <text:p>21,7883105578364</text:p>
          </table:table-cell>
          <table:table-cell table:style-name="ce12" office:value-type="float" office:value="21.7874518715259" calcext:value-type="float">
            <text:p>21,7874518715259</text:p>
          </table:table-cell>
          <table:table-cell table:style-name="ce12" office:value-type="float" office:value="14.8645145079638" calcext:value-type="float">
            <text:p>14,8645145079638</text:p>
          </table:table-cell>
          <table:table-cell table:style-name="ce12" office:value-type="float" office:value="9.89723374059504" calcext:value-type="float">
            <text:p>9,89723374059504</text:p>
          </table:table-cell>
          <table:table-cell table:style-name="ce12" office:value-type="float" office:value="7.1999477868611" calcext:value-type="float">
            <text:p>7,1999477868611</text:p>
          </table:table-cell>
          <table:table-cell table:style-name="ce12" office:value-type="float" office:value="6.03757101223821" calcext:value-type="float">
            <text:p>6,03757101223821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2.19995832470109" calcext:value-type="float">
            <text:p>2,19995832470109</text:p>
          </table:table-cell>
          <table:table-cell table:style-name="ce12" office:value-type="float" office:value="2.34024818270177" calcext:value-type="float">
            <text:p>2,34024818270177</text:p>
          </table:table-cell>
          <table:table-cell table:style-name="ce12" office:value-type="float" office:value="2.62053847633587" calcext:value-type="float">
            <text:p>2,62053847633587</text:p>
          </table:table-cell>
          <table:table-cell table:style-name="ce12" office:value-type="float" office:value="3.04402235173324" calcext:value-type="float">
            <text:p>3,04402235173324</text:p>
          </table:table-cell>
          <table:table-cell table:style-name="ce12" office:value-type="float" office:value="3.62493647979831" calcext:value-type="float">
            <text:p>3,62493647979831</text:p>
          </table:table-cell>
          <table:table-cell table:style-name="ce12" office:value-type="float" office:value="4.39593253561783" calcext:value-type="float">
            <text:p>4,39593253561783</text:p>
          </table:table-cell>
          <table:table-cell table:style-name="ce12" office:value-type="float" office:value="5.40491095533092" calcext:value-type="float">
            <text:p>5,40491095533092</text:p>
          </table:table-cell>
          <table:table-cell table:style-name="ce12" office:value-type="float" office:value="6.70338432348417" calcext:value-type="float">
            <text:p>6,70338432348417</text:p>
          </table:table-cell>
          <table:table-cell table:style-name="ce12" office:value-type="float" office:value="8.33135785204631" calcext:value-type="float">
            <text:p>8,33135785204631</text:p>
          </table:table-cell>
          <table:table-cell table:style-name="ce12" office:value-type="float" office:value="10.2854840871489" calcext:value-type="float">
            <text:p>10,2854840871489</text:p>
          </table:table-cell>
          <table:table-cell table:style-name="ce12" office:value-type="float" office:value="12.2680887948577" calcext:value-type="float">
            <text:p>12,2680887948577</text:p>
          </table:table-cell>
          <table:table-cell table:style-name="ce12" office:value-type="float" office:value="12.1395547960493" calcext:value-type="float">
            <text:p>12,1395547960493</text:p>
          </table:table-cell>
          <table:table-cell table:style-name="ce12" office:value-type="float" office:value="9.77078796748899" calcext:value-type="float">
            <text:p>9,77078796748899</text:p>
          </table:table-cell>
          <table:table-cell table:style-name="ce12" office:value-type="float" office:value="7.441495629369" calcext:value-type="float">
            <text:p>7,441495629369</text:p>
          </table:table-cell>
          <table:table-cell table:style-name="ce12" office:value-type="float" office:value="5.87967382169873" calcext:value-type="float">
            <text:p>5,87967382169873</text:p>
          </table:table-cell>
          <table:table-cell table:style-name="ce12" office:value-type="float" office:value="5.12815815844512" calcext:value-type="float">
            <text:p>5,12815815844512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1.72798364933405" calcext:value-type="float">
            <text:p>1,72798364933405</text:p>
          </table:table-cell>
          <table:table-cell table:style-name="ce12" office:value-type="float" office:value="1.82866883821736" calcext:value-type="float">
            <text:p>1,82866883821736</text:p>
          </table:table-cell>
          <table:table-cell table:style-name="ce12" office:value-type="float" office:value="2.03092111613203" calcext:value-type="float">
            <text:p>2,03092111613203</text:p>
          </table:table-cell>
          <table:table-cell table:style-name="ce12" office:value-type="float" office:value="2.33809326953312" calcext:value-type="float">
            <text:p>2,33809326953312</text:p>
          </table:table-cell>
          <table:table-cell table:style-name="ce12" office:value-type="float" office:value="2.7584498944902" calcext:value-type="float">
            <text:p>2,7584498944902</text:p>
          </table:table-cell>
          <table:table-cell table:style-name="ce12" office:value-type="float" office:value="3.30606506830802" calcext:value-type="float">
            <text:p>3,30606506830802</text:p>
          </table:table-cell>
          <table:table-cell table:style-name="ce12" office:value-type="float" office:value="3.99637671200563" calcext:value-type="float">
            <text:p>3,99637671200563</text:p>
          </table:table-cell>
          <table:table-cell table:style-name="ce12" office:value-type="float" office:value="4.83508102837821" calcext:value-type="float">
            <text:p>4,83508102837821</text:p>
          </table:table-cell>
          <table:table-cell table:style-name="ce12" office:value-type="float" office:value="5.79796261602494" calcext:value-type="float">
            <text:p>5,79796261602494</text:p>
          </table:table-cell>
          <table:table-cell table:style-name="ce12" office:value-type="float" office:value="6.78889736507702" calcext:value-type="float">
            <text:p>6,78889736507702</text:p>
          </table:table-cell>
          <table:table-cell table:style-name="ce12" office:value-type="float" office:value="7.53627987969081" calcext:value-type="float">
            <text:p>7,53627987969081</text:p>
          </table:table-cell>
          <table:table-cell table:style-name="ce12" office:value-type="float" office:value="7.44880105708982" calcext:value-type="float">
            <text:p>7,44880105708982</text:p>
          </table:table-cell>
          <table:table-cell table:style-name="ce12" office:value-type="float" office:value="6.52204409424232" calcext:value-type="float">
            <text:p>6,52204409424232</text:p>
          </table:table-cell>
          <table:table-cell table:style-name="ce12" office:value-type="float" office:value="5.42987343104647" calcext:value-type="float">
            <text:p>5,42987343104647</text:p>
          </table:table-cell>
          <table:table-cell table:style-name="ce12" office:value-type="float" office:value="4.58940809022335" calcext:value-type="float">
            <text:p>4,58940809022335</text:p>
          </table:table-cell>
          <table:table-cell table:style-name="ce12" office:value-type="float" office:value="4.15120259044514" calcext:value-type="float">
            <text:p>4,15120259044514</text:p>
          </table:table-cell>
          <table:table-cell table:number-columns-repeated="16352"/>
        </table:table-row>
        <table:table-row table:style-name="ro2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12" office:value-type="float" office:value="1.36483058318813" calcext:value-type="float">
            <text:p>1,36483058318813</text:p>
          </table:table-cell>
          <table:table-cell table:style-name="ce12" office:value-type="float" office:value="1.4375533714621" calcext:value-type="float">
            <text:p>1,4375533714621</text:p>
          </table:table-cell>
          <table:table-cell table:style-name="ce12" office:value-type="float" office:value="1.58367107099422" calcext:value-type="float">
            <text:p>1,58367107099422</text:p>
          </table:table-cell>
          <table:table-cell table:style-name="ce12" office:value-type="float" office:value="1.80497103027378" calcext:value-type="float">
            <text:p>1,80497103027378</text:p>
          </table:table-cell>
          <table:table-cell table:style-name="ce12" office:value-type="float" office:value="2.10467670897374" calcext:value-type="float">
            <text:p>2,10467670897374</text:p>
          </table:table-cell>
          <table:table-cell table:style-name="ce12" office:value-type="float" office:value="2.48639097814138" calcext:value-type="float">
            <text:p>2,48639097814138</text:p>
          </table:table-cell>
          <table:table-cell table:style-name="ce12" office:value-type="float" office:value="2.95005286925964" calcext:value-type="float">
            <text:p>2,95005286925964</text:p>
          </table:table-cell>
          <table:table-cell table:style-name="ce12" office:value-type="float" office:value="3.48393357258771" calcext:value-type="float">
            <text:p>3,48393357258771</text:p>
          </table:table-cell>
          <table:table-cell table:style-name="ce12" office:value-type="float" office:value="4.05175348932001" calcext:value-type="float">
            <text:p>4,05175348932001</text:p>
          </table:table-cell>
          <table:table-cell table:style-name="ce12" office:value-type="float" office:value="4.57364014438432" calcext:value-type="float">
            <text:p>4,57364014438432</text:p>
          </table:table-cell>
          <table:table-cell table:style-name="ce12" office:value-type="float" office:value="4.90555243986842" calcext:value-type="float">
            <text:p>4,90555243986842</text:p>
          </table:table-cell>
          <table:table-cell table:style-name="ce12" office:value-type="float" office:value="4.86597820025682" calcext:value-type="float">
            <text:p>4,86597820025682</text:p>
          </table:table-cell>
          <table:table-cell table:style-name="ce12" office:value-type="float" office:value="4.47028682874097" calcext:value-type="float">
            <text:p>4,47028682874097</text:p>
          </table:table-cell>
          <table:table-cell table:style-name="ce12" office:value-type="float" office:value="3.95074833422334" calcext:value-type="float">
            <text:p>3,95074833422334</text:p>
          </table:table-cell>
          <table:table-cell table:style-name="ce12" office:value-type="float" office:value="3.51345067522383" calcext:value-type="float">
            <text:p>3,51345067522383</text:p>
          </table:table-cell>
          <table:table-cell table:style-name="ce12" office:value-type="float" office:value="3.27240355769542" calcext:value-type="float">
            <text:p>3,27240355769542</text:p>
          </table:table-cell>
          <table:table-cell table:number-columns-repeated="16352"/>
        </table:table-row>
        <table:table-row table:style-name="ro2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12" office:value-type="float" office:value="1.09406760495568" calcext:value-type="float">
            <text:p>1,09406760495568</text:p>
          </table:table-cell>
          <table:table-cell table:style-name="ce12" office:value-type="float" office:value="1.1471003089523" calcext:value-type="float">
            <text:p>1,1471003089523</text:p>
          </table:table-cell>
          <table:table-cell table:style-name="ce12" office:value-type="float" office:value="1.25332645819613" calcext:value-type="float">
            <text:p>1,25332645819613</text:p>
          </table:table-cell>
          <table:table-cell table:style-name="ce12" office:value-type="float" office:value="1.41303270691446" calcext:value-type="float">
            <text:p>1,41303270691446</text:p>
          </table:table-cell>
          <table:table-cell table:style-name="ce12" office:value-type="float" office:value="1.62624667173032" calcext:value-type="float">
            <text:p>1,62624667173032</text:p>
          </table:table-cell>
          <table:table-cell table:style-name="ce12" office:value-type="float" office:value="1.89141539045695" calcext:value-type="float">
            <text:p>1,89141539045695</text:p>
          </table:table-cell>
          <table:table-cell table:style-name="ce12" office:value-type="float" office:value="2.20252637499918" calcext:value-type="float">
            <text:p>2,20252637499918</text:p>
          </table:table-cell>
          <table:table-cell table:style-name="ce12" office:value-type="float" office:value="2.54444163190188" calcext:value-type="float">
            <text:p>2,54444163190188</text:p>
          </table:table-cell>
          <table:table-cell table:style-name="ce12" office:value-type="float" office:value="2.88687167604926" calcext:value-type="float">
            <text:p>2,88687167604926</text:p>
          </table:table-cell>
          <table:table-cell table:style-name="ce12" office:value-type="float" office:value="3.17896141294247" calcext:value-type="float">
            <text:p>3,17896141294247</text:p>
          </table:table-cell>
          <table:table-cell table:style-name="ce12" office:value-type="float" office:value="3.35125772313319" calcext:value-type="float">
            <text:p>3,35125772313319</text:p>
          </table:table-cell>
          <table:table-cell table:style-name="ce12" office:value-type="float" office:value="3.34260313979028" calcext:value-type="float">
            <text:p>3,34260313979028</text:p>
          </table:table-cell>
          <table:table-cell table:style-name="ce12" office:value-type="float" office:value="3.16695417875661" calcext:value-type="float">
            <text:p>3,16695417875661</text:p>
          </table:table-cell>
          <table:table-cell table:style-name="ce12" office:value-type="float" office:value="2.91700563587021" calcext:value-type="float">
            <text:p>2,91700563587021</text:p>
          </table:table-cell>
          <table:table-cell table:style-name="ce12" office:value-type="float" office:value="2.69324420223431" calcext:value-type="float">
            <text:p>2,69324420223431</text:p>
          </table:table-cell>
          <table:table-cell table:style-name="ce12" office:value-type="float" office:value="2.56499604141673" calcext:value-type="float">
            <text:p>2,56499604141673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0.902459097954365" calcext:value-type="float">
            <text:p>0,902459097954365</text:p>
          </table:table-cell>
          <table:table-cell table:style-name="ce12" office:value-type="float" office:value="0.942118264094245" calcext:value-type="float">
            <text:p>0,942118264094245</text:p>
          </table:table-cell>
          <table:table-cell table:style-name="ce12" office:value-type="float" office:value="1.02117183943575" calcext:value-type="float">
            <text:p>1,02117183943575</text:p>
          </table:table-cell>
          <table:table-cell table:style-name="ce12" office:value-type="float" office:value="1.13890839050782" calcext:value-type="float">
            <text:p>1,13890839050782</text:p>
          </table:table-cell>
          <table:table-cell table:style-name="ce12" office:value-type="float" office:value="1.29366227674889" calcext:value-type="float">
            <text:p>1,29366227674889</text:p>
          </table:table-cell>
          <table:table-cell table:style-name="ce12" office:value-type="float" office:value="1.48175384821108" calcext:value-type="float">
            <text:p>1,48175384821108</text:p>
          </table:table-cell>
          <table:table-cell table:style-name="ce12" office:value-type="float" office:value="1.69572293218326" calcext:value-type="float">
            <text:p>1,69572293218326</text:p>
          </table:table-cell>
          <table:table-cell table:style-name="ce12" office:value-type="float" office:value="1.92201186532236" calcext:value-type="float">
            <text:p>1,92201186532236</text:p>
          </table:table-cell>
          <table:table-cell table:style-name="ce12" office:value-type="float" office:value="2.13882765198522" calcext:value-type="float">
            <text:p>2,13882765198522</text:p>
          </table:table-cell>
          <table:table-cell table:style-name="ce12" office:value-type="float" office:value="2.31592720054017" calcext:value-type="float">
            <text:p>2,31592720054017</text:p>
          </table:table-cell>
          <table:table-cell table:style-name="ce12" office:value-type="float" office:value="2.41969993322904" calcext:value-type="float">
            <text:p>2,41969993322904</text:p>
          </table:table-cell>
          <table:table-cell table:style-name="ce12" office:value-type="float" office:value="2.4277758082068" calcext:value-type="float">
            <text:p>2,4277758082068</text:p>
          </table:table-cell>
          <table:table-cell table:style-name="ce12" office:value-type="float" office:value="2.35006611184505" calcext:value-type="float">
            <text:p>2,35006611184505</text:p>
          </table:table-cell>
          <table:table-cell table:style-name="ce12" office:value-type="float" office:value="2.22874948889288" calcext:value-type="float">
            <text:p>2,22874948889288</text:p>
          </table:table-cell>
          <table:table-cell table:style-name="ce12" office:value-type="float" office:value="2.11449869689112" calcext:value-type="float">
            <text:p>2,11449869689112</text:p>
          </table:table-cell>
          <table:table-cell table:style-name="ce12" office:value-type="float" office:value="2.04702043843947" calcext:value-type="float">
            <text:p>2,04702043843947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0.780146827260617" calcext:value-type="float">
            <text:p>0,780146827260617</text:p>
          </table:table-cell>
          <table:table-cell table:style-name="ce12" office:value-type="float" office:value="0.81151899324697" calcext:value-type="float">
            <text:p>0,81151899324697</text:p>
          </table:table-cell>
          <table:table-cell table:style-name="ce12" office:value-type="float" office:value="0.873738393980239" calcext:value-type="float">
            <text:p>0,873738393980239</text:p>
          </table:table-cell>
          <table:table-cell table:style-name="ce12" office:value-type="float" office:value="0.965555166597133" calcext:value-type="float">
            <text:p>0,965555166597133</text:p>
          </table:table-cell>
          <table:table-cell table:style-name="ce12" office:value-type="float" office:value="1.08454422582708" calcext:value-type="float">
            <text:p>1,08454422582708</text:p>
          </table:table-cell>
          <table:table-cell table:style-name="ce12" office:value-type="float" office:value="1.22635181359913" calcext:value-type="float">
            <text:p>1,22635181359913</text:p>
          </table:table-cell>
          <table:table-cell table:style-name="ce12" office:value-type="float" office:value="1.38368110175613" calcext:value-type="float">
            <text:p>1,38368110175613</text:p>
          </table:table-cell>
          <table:table-cell table:style-name="ce12" office:value-type="float" office:value="1.54528407309847" calcext:value-type="float">
            <text:p>1,54528407309847</text:p>
          </table:table-cell>
          <table:table-cell table:style-name="ce12" office:value-type="float" office:value="1.69557318357599" calcext:value-type="float">
            <text:p>1,69557318357599</text:p>
          </table:table-cell>
          <table:table-cell table:style-name="ce12" office:value-type="float" office:value="1.81588094289115" calcext:value-type="float">
            <text:p>1,81588094289115</text:p>
          </table:table-cell>
          <table:table-cell table:style-name="ce12" office:value-type="float" office:value="1.88861850658385" calcext:value-type="float">
            <text:p>1,88861850658385</text:p>
          </table:table-cell>
          <table:table-cell table:style-name="ce12" office:value-type="float" office:value="1.90471274419806" calcext:value-type="float">
            <text:p>1,90471274419806</text:p>
          </table:table-cell>
          <table:table-cell table:style-name="ce12" office:value-type="float" office:value="1.87108465294269" calcext:value-type="float">
            <text:p>1,87108465294269</text:p>
          </table:table-cell>
          <table:table-cell table:style-name="ce12" office:value-type="float" office:value="1.8099261576881" calcext:value-type="float">
            <text:p>1,8099261576881</text:p>
          </table:table-cell>
          <table:table-cell table:style-name="ce12" office:value-type="float" office:value="1.74912596034964" calcext:value-type="float">
            <text:p>1,74912596034964</text:p>
          </table:table-cell>
          <table:table-cell table:style-name="ce12" office:value-type="float" office:value="1.71221829668578" calcext:value-type="float">
            <text:p>1,71221829668578</text:p>
          </table:table-cell>
          <table:table-cell table:number-columns-repeated="1635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12" office:value-type="float" office:value="0.720611691594333" calcext:value-type="float">
            <text:p>0,720611691594333</text:p>
          </table:table-cell>
          <table:table-cell table:style-name="ce12" office:value-type="float" office:value="0.748024757993181" calcext:value-type="float">
            <text:p>0,748024757993181</text:p>
          </table:table-cell>
          <table:table-cell table:style-name="ce12" office:value-type="float" office:value="0.802209764245376" calcext:value-type="float">
            <text:p>0,802209764245376</text:p>
          </table:table-cell>
          <table:table-cell table:style-name="ce12" office:value-type="float" office:value="0.881695047741517" calcext:value-type="float">
            <text:p>0,881695047741517</text:p>
          </table:table-cell>
          <table:table-cell table:style-name="ce12" office:value-type="float" office:value="0.983788307219763" calcext:value-type="float">
            <text:p>0,983788307219763</text:p>
          </table:table-cell>
          <table:table-cell table:style-name="ce12" office:value-type="float" office:value="1.104000359225" calcext:value-type="float">
            <text:p>1,104000359225</text:p>
          </table:table-cell>
          <table:table-cell table:style-name="ce12" office:value-type="float" office:value="1.23539085290291" calcext:value-type="float">
            <text:p>1,23539085290291</text:p>
          </table:table-cell>
          <table:table-cell table:style-name="ce12" office:value-type="float" office:value="1.36811354610904" calcext:value-type="float">
            <text:p>1,36811354610904</text:p>
          </table:table-cell>
          <table:table-cell table:style-name="ce12" office:value-type="float" office:value="1.48964762338466" calcext:value-type="float">
            <text:p>1,48964762338466</text:p>
          </table:table-cell>
          <table:table-cell table:style-name="ce12" office:value-type="float" office:value="1.58633844465897" calcext:value-type="float">
            <text:p>1,58633844465897</text:p>
          </table:table-cell>
          <table:table-cell table:style-name="ce12" office:value-type="float" office:value="1.64668431400537" calcext:value-type="float">
            <text:p>1,64668431400537</text:p>
          </table:table-cell>
          <table:table-cell table:style-name="ce12" office:value-type="float" office:value="1.66588758229001" calcext:value-type="float">
            <text:p>1,66588758229001</text:p>
          </table:table-cell>
          <table:table-cell table:style-name="ce12" office:value-type="float" office:value="1.6494036398182" calcext:value-type="float">
            <text:p>1,6494036398182</text:p>
          </table:table-cell>
          <table:table-cell table:style-name="ce12" office:value-type="float" office:value="1.61212578446046" calcext:value-type="float">
            <text:p>1,61212578446046</text:p>
          </table:table-cell>
          <table:table-cell table:style-name="ce12" office:value-type="float" office:value="1.57303237475746" calcext:value-type="float">
            <text:p>1,57303237475746</text:p>
          </table:table-cell>
          <table:table-cell table:style-name="ce12" office:value-type="float" office:value="1.54874552213275" calcext:value-type="float">
            <text:p>1,54874552213275</text:p>
          </table:table-cell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 table:number-rows-repeated="928">
          <table:table-cell table:number-columns-repeated="16384"/>
        </table:table-row>
        <table:table-row table:style-name="ro1">
          <table:table-cell table:number-columns-repeated="1396"/>
          <table:table-cell office:value-type="float" office:value="-0.001" calcext:value-type="float">
            <text:p>-0,001</text:p>
          </table:table-cell>
          <table:table-cell table:number-columns-repeated="14987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 table:number-columns-repeated="14986"/>
        </table:table-row>
        <table:table-row table:style-name="ro1">
          <table:table-cell table:number-columns-repeated="1398"/>
          <table:table-cell office:value-type="float" office:value="-0.001" calcext:value-type="float">
            <text:p>-0,001</text:p>
          </table:table-cell>
          <table:table-cell table:number-columns-repeated="14985"/>
        </table:table-row>
        <table:table-row table:style-name="ro1">
          <table:table-cell table:number-columns-repeated="1399"/>
          <table:table-cell office:value-type="float" office:value="-0.001" calcext:value-type="float">
            <text:p>-0,001</text:p>
          </table:table-cell>
          <table:table-cell table:number-columns-repeated="14984"/>
        </table:table-row>
        <table:table-row table:style-name="ro1">
          <table:table-cell table:number-columns-repeated="1400"/>
          <table:table-cell office:value-type="float" office:value="-0.001" calcext:value-type="float">
            <text:p>-0,001</text:p>
          </table:table-cell>
          <table:table-cell table:number-columns-repeated="14983"/>
        </table:table-row>
        <table:table-row table:style-name="ro1">
          <table:table-cell table:number-columns-repeated="1401"/>
          <table:table-cell office:value-type="float" office:value="-0.001" calcext:value-type="float">
            <text:p>-0,001</text:p>
          </table:table-cell>
          <table:table-cell table:number-columns-repeated="14982"/>
        </table:table-row>
        <table:table-row table:style-name="ro1">
          <table:table-cell table:number-columns-repeated="1402"/>
          <table:table-cell office:value-type="float" office:value="-0.001" calcext:value-type="float">
            <text:p>-0,001</text:p>
          </table:table-cell>
          <table:table-cell table:number-columns-repeated="14981"/>
        </table:table-row>
        <table:table-row table:style-name="ro1">
          <table:table-cell table:number-columns-repeated="1403"/>
          <table:table-cell office:value-type="float" office:value="-0.001" calcext:value-type="float">
            <text:p>-0,001</text:p>
          </table:table-cell>
          <table:table-cell table:number-columns-repeated="14980"/>
        </table:table-row>
        <table:table-row table:style-name="ro1">
          <table:table-cell table:number-columns-repeated="1404"/>
          <table:table-cell office:value-type="float" office:value="-0.001" calcext:value-type="float">
            <text:p>-0,001</text:p>
          </table:table-cell>
          <table:table-cell table:number-columns-repeated="14979"/>
        </table:table-row>
        <table:table-row table:style-name="ro1">
          <table:table-cell table:number-columns-repeated="1405"/>
          <table:table-cell office:value-type="float" office:value="-0.001" calcext:value-type="float">
            <text:p>-0,001</text:p>
          </table:table-cell>
          <table:table-cell table:number-columns-repeated="14978"/>
        </table:table-row>
        <table:table-row table:style-name="ro1">
          <table:table-cell table:number-columns-repeated="1406"/>
          <table:table-cell office:value-type="float" office:value="-0.001" calcext:value-type="float">
            <text:p>-0,001</text:p>
          </table:table-cell>
          <table:table-cell table:number-columns-repeated="14977"/>
        </table:table-row>
        <table:table-row table:style-name="ro1">
          <table:table-cell table:number-columns-repeated="1407"/>
          <table:table-cell office:value-type="float" office:value="-0.001" calcext:value-type="float">
            <text:p>-0,001</text:p>
          </table:table-cell>
          <table:table-cell table:number-columns-repeated="14976"/>
        </table:table-row>
        <table:table-row table:style-name="ro1">
          <table:table-cell table:number-columns-repeated="1408"/>
          <table:table-cell office:value-type="float" office:value="-0.001" calcext:value-type="float">
            <text:p>-0,001</text:p>
          </table:table-cell>
          <table:table-cell table:number-columns-repeated="14975"/>
        </table:table-row>
        <table:table-row table:style-name="ro1">
          <table:table-cell table:number-columns-repeated="1409"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>
          <table:table-cell table:number-columns-repeated="1410"/>
          <table:table-cell office:value-type="float" office:value="-0.001" calcext:value-type="float">
            <text:p>-0,001</text:p>
          </table:table-cell>
          <table:table-cell table:number-columns-repeated="14973"/>
        </table:table-row>
        <table:table-row table:style-name="ro1" table:number-rows-repeated="330">
          <table:table-cell table:number-columns-repeated="16384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 table:number-columns-repeated="14986"/>
        </table:table-row>
        <table:table-row table:style-name="ro1">
          <table:table-cell table:number-columns-repeated="1396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5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4"/>
        </table:table-row>
        <table:table-row table:style-name="ro1">
          <table:table-cell table:number-columns-repeated="1398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3"/>
        </table:table-row>
        <table:table-row table:style-name="ro1">
          <table:table-cell table:number-columns-repeated="1399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2"/>
        </table:table-row>
        <table:table-row table:style-name="ro1">
          <table:table-cell table:number-columns-repeated="1400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1"/>
        </table:table-row>
        <table:table-row table:style-name="ro1">
          <table:table-cell table:number-columns-repeated="1401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0"/>
        </table:table-row>
        <table:table-row table:style-name="ro1">
          <table:table-cell table:number-columns-repeated="1402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9"/>
        </table:table-row>
        <table:table-row table:style-name="ro1">
          <table:table-cell table:number-columns-repeated="1403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8"/>
        </table:table-row>
        <table:table-row table:style-name="ro1">
          <table:table-cell table:number-columns-repeated="1404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7"/>
        </table:table-row>
        <table:table-row table:style-name="ro1">
          <table:table-cell table:number-columns-repeated="1405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6"/>
        </table:table-row>
        <table:table-row table:style-name="ro1">
          <table:table-cell table:number-columns-repeated="1406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5"/>
        </table:table-row>
        <table:table-row table:style-name="ro1">
          <table:table-cell table:number-columns-repeated="1407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>
          <table:table-cell table:number-columns-repeated="1408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3"/>
        </table:table-row>
        <table:table-row table:style-name="ro1">
          <table:table-cell table:number-columns-repeated="1409"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 table:number-rows-repeated="104719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2.Q4:Planilha2.AF27 Planilha2.AG4:Planilha2.AG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Planilha2.Q30:Planilha2.AF53 Planilha2.AG30:Planilha2.AG3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Planilha2 (2)" table:style-name="ta3"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5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5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28" table:number-columns-repeated="16"/>
          <table:table-cell table:number-columns-repeated="16352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369"/>
        </table:table-row>
        <table:table-row table:style-name="ro1" table:number-rows-repeated="928">
          <table:table-cell table:number-columns-repeated="16384"/>
        </table:table-row>
        <table:table-row table:style-name="ro1">
          <table:table-cell table:number-columns-repeated="1396"/>
          <table:table-cell office:value-type="float" office:value="-0.001" calcext:value-type="float">
            <text:p>-0,001</text:p>
          </table:table-cell>
          <table:table-cell table:number-columns-repeated="14987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 table:number-columns-repeated="14986"/>
        </table:table-row>
        <table:table-row table:style-name="ro1">
          <table:table-cell table:number-columns-repeated="1398"/>
          <table:table-cell office:value-type="float" office:value="-0.001" calcext:value-type="float">
            <text:p>-0,001</text:p>
          </table:table-cell>
          <table:table-cell table:number-columns-repeated="14985"/>
        </table:table-row>
        <table:table-row table:style-name="ro1">
          <table:table-cell table:number-columns-repeated="1399"/>
          <table:table-cell office:value-type="float" office:value="-0.001" calcext:value-type="float">
            <text:p>-0,001</text:p>
          </table:table-cell>
          <table:table-cell table:number-columns-repeated="14984"/>
        </table:table-row>
        <table:table-row table:style-name="ro1">
          <table:table-cell table:number-columns-repeated="1400"/>
          <table:table-cell office:value-type="float" office:value="-0.001" calcext:value-type="float">
            <text:p>-0,001</text:p>
          </table:table-cell>
          <table:table-cell table:number-columns-repeated="14983"/>
        </table:table-row>
        <table:table-row table:style-name="ro1">
          <table:table-cell table:number-columns-repeated="1401"/>
          <table:table-cell office:value-type="float" office:value="-0.001" calcext:value-type="float">
            <text:p>-0,001</text:p>
          </table:table-cell>
          <table:table-cell table:number-columns-repeated="14982"/>
        </table:table-row>
        <table:table-row table:style-name="ro1">
          <table:table-cell table:number-columns-repeated="1402"/>
          <table:table-cell office:value-type="float" office:value="-0.001" calcext:value-type="float">
            <text:p>-0,001</text:p>
          </table:table-cell>
          <table:table-cell table:number-columns-repeated="14981"/>
        </table:table-row>
        <table:table-row table:style-name="ro1">
          <table:table-cell table:number-columns-repeated="1403"/>
          <table:table-cell office:value-type="float" office:value="-0.001" calcext:value-type="float">
            <text:p>-0,001</text:p>
          </table:table-cell>
          <table:table-cell table:number-columns-repeated="14980"/>
        </table:table-row>
        <table:table-row table:style-name="ro1">
          <table:table-cell table:number-columns-repeated="1404"/>
          <table:table-cell office:value-type="float" office:value="-0.001" calcext:value-type="float">
            <text:p>-0,001</text:p>
          </table:table-cell>
          <table:table-cell table:number-columns-repeated="14979"/>
        </table:table-row>
        <table:table-row table:style-name="ro1">
          <table:table-cell table:number-columns-repeated="1405"/>
          <table:table-cell office:value-type="float" office:value="-0.001" calcext:value-type="float">
            <text:p>-0,001</text:p>
          </table:table-cell>
          <table:table-cell table:number-columns-repeated="14978"/>
        </table:table-row>
        <table:table-row table:style-name="ro1">
          <table:table-cell table:number-columns-repeated="1406"/>
          <table:table-cell office:value-type="float" office:value="-0.001" calcext:value-type="float">
            <text:p>-0,001</text:p>
          </table:table-cell>
          <table:table-cell table:number-columns-repeated="14977"/>
        </table:table-row>
        <table:table-row table:style-name="ro1">
          <table:table-cell table:number-columns-repeated="1407"/>
          <table:table-cell office:value-type="float" office:value="-0.001" calcext:value-type="float">
            <text:p>-0,001</text:p>
          </table:table-cell>
          <table:table-cell table:number-columns-repeated="14976"/>
        </table:table-row>
        <table:table-row table:style-name="ro1">
          <table:table-cell table:number-columns-repeated="1408"/>
          <table:table-cell office:value-type="float" office:value="-0.001" calcext:value-type="float">
            <text:p>-0,001</text:p>
          </table:table-cell>
          <table:table-cell table:number-columns-repeated="14975"/>
        </table:table-row>
        <table:table-row table:style-name="ro1">
          <table:table-cell table:number-columns-repeated="1409"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>
          <table:table-cell table:number-columns-repeated="1410"/>
          <table:table-cell office:value-type="float" office:value="-0.001" calcext:value-type="float">
            <text:p>-0,001</text:p>
          </table:table-cell>
          <table:table-cell table:number-columns-repeated="14973"/>
        </table:table-row>
        <table:table-row table:style-name="ro1" table:number-rows-repeated="330">
          <table:table-cell table:number-columns-repeated="16384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 table:number-columns-repeated="14986"/>
        </table:table-row>
        <table:table-row table:style-name="ro1">
          <table:table-cell table:number-columns-repeated="1396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5"/>
        </table:table-row>
        <table:table-row table:style-name="ro1">
          <table:table-cell table:number-columns-repeated="1397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4"/>
        </table:table-row>
        <table:table-row table:style-name="ro1">
          <table:table-cell table:number-columns-repeated="1398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3"/>
        </table:table-row>
        <table:table-row table:style-name="ro1">
          <table:table-cell table:number-columns-repeated="1399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2"/>
        </table:table-row>
        <table:table-row table:style-name="ro1">
          <table:table-cell table:number-columns-repeated="1400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1"/>
        </table:table-row>
        <table:table-row table:style-name="ro1">
          <table:table-cell table:number-columns-repeated="1401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80"/>
        </table:table-row>
        <table:table-row table:style-name="ro1">
          <table:table-cell table:number-columns-repeated="1402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9"/>
        </table:table-row>
        <table:table-row table:style-name="ro1">
          <table:table-cell table:number-columns-repeated="1403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8"/>
        </table:table-row>
        <table:table-row table:style-name="ro1">
          <table:table-cell table:number-columns-repeated="1404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7"/>
        </table:table-row>
        <table:table-row table:style-name="ro1">
          <table:table-cell table:number-columns-repeated="1405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6"/>
        </table:table-row>
        <table:table-row table:style-name="ro1">
          <table:table-cell table:number-columns-repeated="1406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5"/>
        </table:table-row>
        <table:table-row table:style-name="ro1">
          <table:table-cell table:number-columns-repeated="1407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>
          <table:table-cell table:number-columns-repeated="1408"/>
          <table:table-cell office:value-type="float" office:value="-0.001" calcext:value-type="float">
            <text:p>-0,001</text:p>
          </table:table-cell>
          <table:table-cell/>
          <table:table-cell office:value-type="float" office:value="-0.001" calcext:value-type="float">
            <text:p>-0,001</text:p>
          </table:table-cell>
          <table:table-cell table:number-columns-repeated="14973"/>
        </table:table-row>
        <table:table-row table:style-name="ro1">
          <table:table-cell table:number-columns-repeated="1409"/>
          <table:table-cell office:value-type="float" office:value="-0.001" calcext:value-type="float">
            <text:p>-0,001</text:p>
          </table:table-cell>
          <table:table-cell table:number-columns-repeated="14974"/>
        </table:table-row>
        <table:table-row table:style-name="ro1" table:number-rows-repeated="104719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lanilha2 (2)'.Q4:'Planilha2 (2)'.AF2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Planilha3" table:style-name="ta4">
        <table:table-column table:style-name="co1" table:number-columns-repeated="7" table:default-cell-style-name="Default"/>
        <table:table-column table:style-name="co2" table:number-columns-repeated="240" table:default-cell-style-name="Default"/>
        <table:table-column table:style-name="co1" table:number-columns-repeated="16137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4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1" office:value-type="float" office:value="0.022386978045039" calcext:value-type="float">
            <text:p>0,022386978045039</text:p>
          </table:table-cell>
          <table:table-cell table:style-name="ce4" office:value-type="float" office:value="0.022490294146849" calcext:value-type="float">
            <text:p>0,022490294146849</text:p>
          </table:table-cell>
          <table:table-cell table:style-name="ce4" office:value-type="float" office:value="0.0223610568675998" calcext:value-type="float">
            <text:p>0,0223610568675998</text:p>
          </table:table-cell>
          <table:table-cell table:style-name="ce4" office:value-type="float" office:value="0.021759851771859" calcext:value-type="float">
            <text:p>0,021759851771859</text:p>
          </table:table-cell>
          <table:table-cell table:style-name="ce4" office:value-type="float" office:value="0.0206832215188693" calcext:value-type="float">
            <text:p>0,0206832215188693</text:p>
          </table:table-cell>
          <table:table-cell table:style-name="ce4" office:value-type="float" office:value="0.0194745066187135" calcext:value-type="float">
            <text:p>0,0194745066187135</text:p>
          </table:table-cell>
          <table:table-cell table:style-name="ce4" office:value-type="float" office:value="0.0186954204870081" calcext:value-type="float">
            <text:p>0,0186954204870081</text:p>
          </table:table-cell>
          <table:table-cell table:style-name="ce4" table:number-columns-repeated="232"/>
          <table:table-cell table:style-name="ce8"/>
          <table:table-cell table:style-name="ce4" table:number-columns-repeated="67"/>
          <table:table-cell table:style-name="ce8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250678536921256" calcext:value-type="float">
            <text:p>0,0250678536921256</text:p>
          </table:table-cell>
          <table:table-cell office:value-type="float" office:value="0.0255338668028845" calcext:value-type="float">
            <text:p>0,0255338668028845</text:p>
          </table:table-cell>
          <table:table-cell office:value-type="float" office:value="0.0256627576981599" calcext:value-type="float">
            <text:p>0,0256627576981599</text:p>
          </table:table-cell>
          <table:table-cell office:value-type="float" office:value="0.0250121968677328" calcext:value-type="float">
            <text:p>0,0250121968677328</text:p>
          </table:table-cell>
          <table:table-cell office:value-type="float" office:value="0.0234702626497918" calcext:value-type="float">
            <text:p>0,0234702626497918</text:p>
          </table:table-cell>
          <table:table-cell office:value-type="float" office:value="0.0215261270205359" calcext:value-type="float">
            <text:p>0,0215261270205359</text:p>
          </table:table-cell>
          <table:table-cell office:value-type="float" office:value="0.020278092541567" calcext:value-type="float">
            <text:p>0,020278092541567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304235521499199" calcext:value-type="float">
            <text:p>0,0304235521499199</text:p>
          </table:table-cell>
          <table:table-cell office:value-type="float" office:value="0.0321206011295753" calcext:value-type="float">
            <text:p>0,0321206011295753</text:p>
          </table:table-cell>
          <table:table-cell office:value-type="float" office:value="0.0330764366489352" calcext:value-type="float">
            <text:p>0,0330764366489352</text:p>
          </table:table-cell>
          <table:table-cell office:value-type="float" office:value="0.0324582606039626" calcext:value-type="float">
            <text:p>0,0324582606039626</text:p>
          </table:table-cell>
          <table:table-cell office:value-type="float" office:value="0.0298428689455242" calcext:value-type="float">
            <text:p>0,0298428689455242</text:p>
          </table:table-cell>
          <table:table-cell office:value-type="float" office:value="0.0257446547494154" calcext:value-type="float">
            <text:p>0,0257446547494154</text:p>
          </table:table-cell>
          <table:table-cell office:value-type="float" office:value="0.0232512947779365" calcext:value-type="float">
            <text:p>0,0232512947779365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379010544276642" calcext:value-type="float">
            <text:p>0,0379010544276642</text:p>
          </table:table-cell>
          <table:table-cell office:value-type="float" office:value="0.043299069779047" calcext:value-type="float">
            <text:p>0,043299069779047</text:p>
          </table:table-cell>
          <table:table-cell office:value-type="float" office:value="0.046535658443973" calcext:value-type="float">
            <text:p>0,046535658443973</text:p>
          </table:table-cell>
          <table:table-cell office:value-type="float" office:value="0.0463697028257684" calcext:value-type="float">
            <text:p>0,0463697028257684</text:p>
          </table:table-cell>
          <table:table-cell office:value-type="float" office:value="0.0423504011514858" calcext:value-type="float">
            <text:p>0,0423504011514858</text:p>
          </table:table-cell>
          <table:table-cell office:value-type="float" office:value="0.0321413238195802" calcext:value-type="float">
            <text:p>0,0321413238195802</text:p>
          </table:table-cell>
          <table:table-cell office:value-type="float" office:value="0.026949007382223" calcext:value-type="float">
            <text:p>0,026949007382223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447082087184547" calcext:value-type="float">
            <text:p>0,0447082087184547</text:p>
          </table:table-cell>
          <table:table-cell office:value-type="float" office:value="0.0599630530970359" calcext:value-type="float">
            <text:p>0,0599630530970359</text:p>
          </table:table-cell>
          <table:table-cell office:value-type="float" office:value="0.0699579745516218" calcext:value-type="float">
            <text:p>0,0699579745516218</text:p>
          </table:table-cell>
          <table:table-cell office:value-type="float" office:value="0.069954804373119" calcext:value-type="float">
            <text:p>0,069954804373119</text:p>
          </table:table-cell>
          <table:table-cell office:value-type="float" office:value="0.069953750939893" calcext:value-type="float">
            <text:p>0,069953750939893</text:p>
          </table:table-cell>
          <table:table-cell office:value-type="float" office:value="0.0391734517002476" calcext:value-type="float">
            <text:p>0,0391734517002476</text:p>
          </table:table-cell>
          <table:table-cell office:value-type="float" office:value="0.0295482866612251" calcext:value-type="float">
            <text:p>0,0295482866612251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433593536223286" calcext:value-type="float">
            <text:p>0,0433593536223286</text:p>
          </table:table-cell>
          <table:table-cell office:value-type="float" office:value="0.0599625913833543" calcext:value-type="float">
            <text:p>0,0599625913833543</text:p>
          </table:table-cell>
          <table:table-cell office:value-type="float" office:value="0.0699573793062299" calcext:value-type="float">
            <text:p>0,0699573793062299</text:p>
          </table:table-cell>
          <table:table-cell office:value-type="float" office:value="0.0699540738781643" calcext:value-type="float">
            <text:p>0,0699540738781643</text:p>
          </table:table-cell>
          <table:table-cell office:value-type="float" office:value="0.0486993982864533" calcext:value-type="float">
            <text:p>0,0486993982864533</text:p>
          </table:table-cell>
          <table:table-cell office:value-type="float" office:value="0.0339076438312754" calcext:value-type="float">
            <text:p>0,0339076438312754</text:p>
          </table:table-cell>
          <table:table-cell office:value-type="float" office:value="0.0274682392052529" calcext:value-type="float">
            <text:p>0,0274682392052529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339205781019292" calcext:value-type="float">
            <text:p>0,0339205781019292</text:p>
          </table:table-cell>
          <table:table-cell office:value-type="float" office:value="0.0387071021873102" calcext:value-type="float">
            <text:p>0,0387071021873102</text:p>
          </table:table-cell>
          <table:table-cell office:value-type="float" office:value="0.0420291585002892" calcext:value-type="float">
            <text:p>0,0420291585002892</text:p>
          </table:table-cell>
          <table:table-cell office:value-type="float" office:value="0.0408066590808845" calcext:value-type="float">
            <text:p>0,0408066590808845</text:p>
          </table:table-cell>
          <table:table-cell office:value-type="float" office:value="0.0334161875438174" calcext:value-type="float">
            <text:p>0,0334161875438174</text:p>
          </table:table-cell>
          <table:table-cell office:value-type="float" office:value="0.0267544115104946" calcext:value-type="float">
            <text:p>0,0267544115104946</text:p>
          </table:table-cell>
          <table:table-cell office:value-type="float" office:value="0.0232764319244733" calcext:value-type="float">
            <text:p>0,0232764319244733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254690529636498" calcext:value-type="float">
            <text:p>0,0254690529636498</text:p>
          </table:table-cell>
          <table:table-cell office:value-type="float" office:value="0.0268455756604595" calcext:value-type="float">
            <text:p>0,0268455756604595</text:p>
          </table:table-cell>
          <table:table-cell office:value-type="float" office:value="0.027724627740316" calcext:value-type="float">
            <text:p>0,027724627740316</text:p>
          </table:table-cell>
          <table:table-cell office:value-type="float" office:value="0.0267638436680206" calcext:value-type="float">
            <text:p>0,0267638436680206</text:p>
          </table:table-cell>
          <table:table-cell office:value-type="float" office:value="0.0237623168849809" calcext:value-type="float">
            <text:p>0,0237623168849809</text:p>
          </table:table-cell>
          <table:table-cell office:value-type="float" office:value="0.0207305593967656" calcext:value-type="float">
            <text:p>0,0207305593967656</text:p>
          </table:table-cell>
          <table:table-cell office:value-type="float" office:value="0.0189819863854587" calcext:value-type="float">
            <text:p>0,0189819863854587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 office:value-type="float" office:value="0.0194310964721132" calcext:value-type="float">
            <text:p>0,0194310964721132</text:p>
          </table:table-cell>
          <table:table-cell office:value-type="float" office:value="0.0197791710233299" calcext:value-type="float">
            <text:p>0,0197791710233299</text:p>
          </table:table-cell>
          <table:table-cell office:value-type="float" office:value="0.0198750164512687" calcext:value-type="float">
            <text:p>0,0198750164512687</text:p>
          </table:table-cell>
          <table:table-cell office:value-type="float" office:value="0.0192203506576159" calcext:value-type="float">
            <text:p>0,0192203506576159</text:p>
          </table:table-cell>
          <table:table-cell office:value-type="float" office:value="0.0178261727258852" calcext:value-type="float">
            <text:p>0,0178261727258852</text:p>
          </table:table-cell>
          <table:table-cell office:value-type="float" office:value="0.0163815491076009" calcext:value-type="float">
            <text:p>0,0163815491076009</text:p>
          </table:table-cell>
          <table:table-cell office:value-type="float" office:value="0.0155075941434547" calcext:value-type="float">
            <text:p>0,0155075941434547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4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2" office:value-type="float" office:value="0.015679197648982" calcext:value-type="float">
            <text:p>0,015679197648982</text:p>
          </table:table-cell>
          <table:table-cell office:value-type="float" office:value="0.0157186036625291" calcext:value-type="float">
            <text:p>0,0157186036625291</text:p>
          </table:table-cell>
          <table:table-cell office:value-type="float" office:value="0.0155953222404961" calcext:value-type="float">
            <text:p>0,0155953222404961</text:p>
          </table:table-cell>
          <table:table-cell office:value-type="float" office:value="0.0151372237703938" calcext:value-type="float">
            <text:p>0,0151372237703938</text:p>
          </table:table-cell>
          <table:table-cell office:value-type="float" office:value="0.014385456028796" calcext:value-type="float">
            <text:p>0,014385456028796</text:p>
          </table:table-cell>
          <table:table-cell office:value-type="float" office:value="0.0136249154612695" calcext:value-type="float">
            <text:p>0,0136249154612695</text:p>
          </table:table-cell>
          <table:table-cell office:value-type="float" office:value="0.0131580920448133" calcext:value-type="float">
            <text:p>0,0131580920448133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4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2" office:value-type="float" office:value="0.0138982644627512" calcext:value-type="float">
            <text:p>0,0138982644627512</text:p>
          </table:table-cell>
          <table:table-cell office:value-type="float" office:value="0.0138540968325703" calcext:value-type="float">
            <text:p>0,0138540968325703</text:p>
          </table:table-cell>
          <table:table-cell office:value-type="float" office:value="0.0136820542493678" calcext:value-type="float">
            <text:p>0,0136820542493678</text:p>
          </table:table-cell>
          <table:table-cell office:value-type="float" office:value="0.0133160739795192" calcext:value-type="float">
            <text:p>0,0133160739795192</text:p>
          </table:table-cell>
          <table:table-cell office:value-type="float" office:value="0.0128001698512726" calcext:value-type="float">
            <text:p>0,0128001698512726</text:p>
          </table:table-cell>
          <table:table-cell office:value-type="float" office:value="0.0122963755449506" calcext:value-type="float">
            <text:p>0,0122963755449506</text:p>
          </table:table-cell>
          <table:table-cell office:value-type="float" office:value="0.0119878627842345" calcext:value-type="float">
            <text:p>0,0119878627842345</text:p>
          </table:table-cell>
          <table:table-cell table:number-columns-repeated="232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>
            <draw:frame table:end-cell-address="Planilha3.Q34" table:end-x="0.898cm" table:end-y="0.449cm" draw:z-index="0" draw:name="Gráfico 1" draw:style-name="gr1" draw:text-style-name="P1" svg:width="22.584cm" svg:height="9.527cm" svg:x="0.317cm" svg:y="0.172cm">
              <draw:object draw:notify-on-update-of-ranges="Planilha3.H4:Planilha3.H14 Planilha3.I4:Planilha3.I14 Planilha3.J4:Planilha3.J14 Planilha3.K4:Planilha3.K14 Planilha3.L4:Planilha3.L14 Planilha3.M4:Planilha3.M14 Planilha3.N4:Planilha3.N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4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4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4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4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4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 table:number-rows-repeated="199">
          <table:table-cell table:number-columns-repeated="7"/>
          <table:table-cell table:style-name="ce2"/>
          <table:table-cell table:number-columns-repeated="238"/>
          <table:table-cell table:style-name="ce9"/>
          <table:table-cell table:number-columns-repeated="67"/>
          <table:table-cell table:style-name="ce9"/>
          <table:table-cell table:number-columns-repeated="16069"/>
        </table:table-row>
        <table:table-row table:style-name="ro1">
          <table:table-cell table:number-columns-repeated="7"/>
          <table:table-cell table:style-name="ce3"/>
          <table:table-cell table:style-name="ce5" table:number-columns-repeated="238"/>
          <table:table-cell table:style-name="ce10"/>
          <table:table-cell table:number-columns-repeated="67"/>
          <table:table-cell table:style-name="ce9"/>
          <table:table-cell table:number-columns-repeated="16069"/>
        </table:table-row>
        <table:table-row table:style-name="ro1" table:number-rows-repeated="67">
          <table:table-cell table:number-columns-repeated="7"/>
          <table:table-cell table:style-name="ce2"/>
          <table:table-cell table:number-columns-repeated="306"/>
          <table:table-cell table:style-name="ce9"/>
          <table:table-cell table:number-columns-repeated="16069"/>
        </table:table-row>
        <table:table-row table:style-name="ro1">
          <table:table-cell table:number-columns-repeated="7"/>
          <table:table-cell table:style-name="ce3"/>
          <table:table-cell table:style-name="ce5" table:number-columns-repeated="306"/>
          <table:table-cell table:style-name="ce10"/>
          <table:table-cell table:number-columns-repeated="16069"/>
        </table:table-row>
        <table:table-row table:style-name="ro1" table:number-rows-repeated="10482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4" table:style-name="ta5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7" table:default-cell-style-name="Default"/>
        <table:table-column table:style-name="co1" table:number-columns-repeated="16325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4" table:formula="of:=MDETERM([.E4:.AE30])" office:value-type="float" office:value="0.0000646262589750377" calcext:value-type="float" table:number-columns-spanned="2" table:number-rows-spanned="1">
            <text:p>6,46262589750377E-05</text:p>
          </table:table-cell>
          <table:covered-table-cell table:style-name="ce1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/>
          <table:table-cell table:style-name="ce1" office:value-type="float" office:value="300" calcext:value-type="float">
            <text:p>30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00" calcext:value-type="float">
            <text:p>-1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100" calcext:value-type="float">
            <text:p>-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matrix-columns-spanned="27" table:number-matrix-rows-spanned="27" table:formula="of:=MINVERSE([.E4:.AE30])" office:value-type="float" office:value="3.60755636650478" calcext:value-type="float">
            <text:p>3,60755636650478</text:p>
          </table:table-cell>
          <table:table-cell office:value-type="float" office:value="3.6046969915946" calcext:value-type="float">
            <text:p>3,6046969915946</text:p>
          </table:table-cell>
          <table:table-cell office:value-type="float" office:value="2.65163634724815" calcext:value-type="float">
            <text:p>2,65163634724815</text:p>
          </table:table-cell>
          <table:table-cell office:value-type="float" office:value="3.6046969915946" calcext:value-type="float">
            <text:p>3,6046969915946</text:p>
          </table:table-cell>
          <table:table-cell office:value-type="float" office:value="2.79694621621775" calcext:value-type="float">
            <text:p>2,79694621621775</text:p>
          </table:table-cell>
          <table:table-cell office:value-type="float" office:value="2.34461084207008" calcext:value-type="float">
            <text:p>2,34461084207008</text:p>
          </table:table-cell>
          <table:table-cell office:value-type="float" office:value="2.65163634724815" calcext:value-type="float">
            <text:p>2,65163634724815</text:p>
          </table:table-cell>
          <table:table-cell office:value-type="float" office:value="2.34461084207007" calcext:value-type="float">
            <text:p>2,34461084207007</text:p>
          </table:table-cell>
          <table:table-cell office:value-type="float" office:value="2.11664012598805" calcext:value-type="float">
            <text:p>2,11664012598805</text:p>
          </table:table-cell>
          <table:table-cell office:value-type="float" office:value="3.60327511632514" calcext:value-type="float">
            <text:p>3,60327511632514</text:p>
          </table:table-cell>
          <table:table-cell office:value-type="float" office:value="2.50613350113987" calcext:value-type="float">
            <text:p>2,50613350113987</text:p>
          </table:table-cell>
          <table:table-cell office:value-type="float" office:value="2.00560120807976" calcext:value-type="float">
            <text:p>2,00560120807976</text:p>
          </table:table-cell>
          <table:table-cell office:value-type="float" office:value="2.50613350113987" calcext:value-type="float">
            <text:p>2,50613350113987</text:p>
          </table:table-cell>
          <table:table-cell office:value-type="float" office:value="2.0861154137594" calcext:value-type="float">
            <text:p>2,0861154137594</text:p>
          </table:table-cell>
          <table:table-cell office:value-type="float" office:value="1.81322067882635" calcext:value-type="float">
            <text:p>1,81322067882635</text:p>
          </table:table-cell>
          <table:table-cell office:value-type="float" office:value="2.00560120807976" calcext:value-type="float">
            <text:p>2,00560120807976</text:p>
          </table:table-cell>
          <table:table-cell office:value-type="float" office:value="1.81322067882635" calcext:value-type="float">
            <text:p>1,81322067882635</text:p>
          </table:table-cell>
          <table:table-cell office:value-type="float" office:value="1.660698693824" calcext:value-type="float">
            <text:p>1,660698693824</text:p>
          </table:table-cell>
          <table:table-cell office:value-type="float" office:value="1.51630816705151" calcext:value-type="float">
            <text:p>1,51630816705151</text:p>
          </table:table-cell>
          <table:table-cell office:value-type="float" office:value="1.23097877594046" calcext:value-type="float">
            <text:p>1,23097877594046</text:p>
          </table:table-cell>
          <table:table-cell office:value-type="float" office:value="1.05141430510468" calcext:value-type="float">
            <text:p>1,05141430510468</text:p>
          </table:table-cell>
          <table:table-cell office:value-type="float" office:value="1.23097877594046" calcext:value-type="float">
            <text:p>1,23097877594046</text:p>
          </table:table-cell>
          <table:table-cell office:value-type="float" office:value="1.08103790640622" calcext:value-type="float">
            <text:p>1,08103790640622</text:p>
          </table:table-cell>
          <table:table-cell office:value-type="float" office:value="0.969077236398499" calcext:value-type="float">
            <text:p>0,969077236398499</text:p>
          </table:table-cell>
          <table:table-cell office:value-type="float" office:value="1.05141430510468" calcext:value-type="float">
            <text:p>1,05141430510468</text:p>
          </table:table-cell>
          <table:table-cell office:value-type="float" office:value="0.969077236398499" calcext:value-type="float">
            <text:p>0,969077236398499</text:p>
          </table:table-cell>
          <table:table-cell office:value-type="float" office:value="0.899713291655249" calcext:value-type="float">
            <text:p>0,899713291655249</text:p>
          </table:table-cell>
          <table:table-cell table:number-columns-repeated="16325"/>
        </table:table-row>
        <table:table-row table:style-name="ro1">
          <table:table-cell table:style-name="ce3" office:value-type="float" office:value="0.1" calcext:value-type="float">
            <text:p>0,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-100" calcext:value-type="float">
            <text:p>-10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3.6046969915946" calcext:value-type="float">
            <text:p>3,6046969915946</text:p>
          </table:table-cell>
          <table:table-cell office:value-type="float" office:value="3.6118222631931" calcext:value-type="float">
            <text:p>3,6118222631931</text:p>
          </table:table-cell>
          <table:table-cell office:value-type="float" office:value="2.65505523646732" calcext:value-type="float">
            <text:p>2,65505523646732</text:p>
          </table:table-cell>
          <table:table-cell office:value-type="float" office:value="3.60184516327758" calcext:value-type="float">
            <text:p>3,60184516327758</text:p>
          </table:table-cell>
          <table:table-cell office:value-type="float" office:value="2.79826251107487" calcext:value-type="float">
            <text:p>2,79826251107487</text:p>
          </table:table-cell>
          <table:table-cell office:value-type="float" office:value="2.34621495875109" calcext:value-type="float">
            <text:p>2,34621495875109</text:p>
          </table:table-cell>
          <table:table-cell office:value-type="float" office:value="2.65058082675591" calcext:value-type="float">
            <text:p>2,65058082675591</text:p>
          </table:table-cell>
          <table:table-cell office:value-type="float" office:value="2.34490876461173" calcext:value-type="float">
            <text:p>2,34490876461173</text:p>
          </table:table-cell>
          <table:table-cell office:value-type="float" office:value="2.11744344608604" calcext:value-type="float">
            <text:p>2,11744344608604</text:p>
          </table:table-cell>
          <table:table-cell office:value-type="float" office:value="3.60042354831313" calcext:value-type="float">
            <text:p>3,60042354831313</text:p>
          </table:table-cell>
          <table:table-cell office:value-type="float" office:value="2.5074206405291" calcext:value-type="float">
            <text:p>2,5074206405291</text:p>
          </table:table-cell>
          <table:table-cell office:value-type="float" office:value="2.00712848745777" calcext:value-type="float">
            <text:p>2,00712848745777</text:p>
          </table:table-cell>
          <table:table-cell office:value-type="float" office:value="2.50486383497972" calcext:value-type="float">
            <text:p>2,50486383497972</text:p>
          </table:table-cell>
          <table:table-cell office:value-type="float" office:value="2.08652140554083" calcext:value-type="float">
            <text:p>2,08652140554083</text:p>
          </table:table-cell>
          <table:table-cell office:value-type="float" office:value="1.81409864137614" calcext:value-type="float">
            <text:p>1,81409864137614</text:p>
          </table:table-cell>
          <table:table-cell office:value-type="float" office:value="2.0049885523784" calcext:value-type="float">
            <text:p>2,0049885523784</text:p>
          </table:table-cell>
          <table:table-cell office:value-type="float" office:value="1.81334827453012" calcext:value-type="float">
            <text:p>1,81334827453012</text:p>
          </table:table-cell>
          <table:table-cell office:value-type="float" office:value="1.66120661489529" calcext:value-type="float">
            <text:p>1,66120661489529</text:p>
          </table:table-cell>
          <table:table-cell office:value-type="float" office:value="1.51554288796061" calcext:value-type="float">
            <text:p>1,51554288796061</text:p>
          </table:table-cell>
          <table:table-cell office:value-type="float" office:value="1.23120749814066" calcext:value-type="float">
            <text:p>1,23120749814066</text:p>
          </table:table-cell>
          <table:table-cell office:value-type="float" office:value="1.05193943145854" calcext:value-type="float">
            <text:p>1,05193943145854</text:p>
          </table:table-cell>
          <table:table-cell office:value-type="float" office:value="1.23054050538864" calcext:value-type="float">
            <text:p>1,23054050538864</text:p>
          </table:table-cell>
          <table:table-cell office:value-type="float" office:value="1.08113453075503" calcext:value-type="float">
            <text:p>1,08113453075503</text:p>
          </table:table-cell>
          <table:table-cell office:value-type="float" office:value="0.96942174023571" calcext:value-type="float">
            <text:p>0,96942174023571</text:p>
          </table:table-cell>
          <table:table-cell office:value-type="float" office:value="1.05116127324785" calcext:value-type="float">
            <text:p>1,05116127324785</text:p>
          </table:table-cell>
          <table:table-cell office:value-type="float" office:value="0.969116035224371" calcext:value-type="float">
            <text:p>0,969116035224371</text:p>
          </table:table-cell>
          <table:table-cell office:value-type="float" office:value="0.899936097588841" calcext:value-type="float">
            <text:p>0,899936097588841</text:p>
          </table:table-cell>
          <table:table-cell table:number-columns-repeated="16325"/>
        </table:table-row>
        <table:table-row table:style-name="ro1">
          <table:table-cell table:number-columns-repeated="2" table:style-name="ce8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65163634724815" calcext:value-type="float">
            <text:p>2,65163634724815</text:p>
          </table:table-cell>
          <table:table-cell office:value-type="float" office:value="2.65505523646732" calcext:value-type="float">
            <text:p>2,65505523646732</text:p>
          </table:table-cell>
          <table:table-cell office:value-type="float" office:value="6.42309004113724" calcext:value-type="float">
            <text:p>6,42309004113724</text:p>
          </table:table-cell>
          <table:table-cell office:value-type="float" office:value="2.65058082675591" calcext:value-type="float">
            <text:p>2,65058082675591</text:p>
          </table:table-cell>
          <table:table-cell office:value-type="float" office:value="2.62975093358689" calcext:value-type="float">
            <text:p>2,62975093358689</text:p>
          </table:table-cell>
          <table:table-cell office:value-type="float" office:value="3.495965280592" calcext:value-type="float">
            <text:p>3,495965280592</text:p>
          </table:table-cell>
          <table:table-cell office:value-type="float" office:value="2.23852502302582" calcext:value-type="float">
            <text:p>2,23852502302582</text:p>
          </table:table-cell>
          <table:table-cell office:value-type="float" office:value="2.3126068352666" calcext:value-type="float">
            <text:p>2,3126068352666</text:p>
          </table:table-cell>
          <table:table-cell office:value-type="float" office:value="2.58178411771543" calcext:value-type="float">
            <text:p>2,58178411771543</text:p>
          </table:table-cell>
          <table:table-cell office:value-type="float" office:value="2.64927297852122" calcext:value-type="float">
            <text:p>2,64927297852122</text:p>
          </table:table-cell>
          <table:table-cell office:value-type="float" office:value="2.33121395385104" calcext:value-type="float">
            <text:p>2,33121395385104</text:p>
          </table:table-cell>
          <table:table-cell office:value-type="float" office:value="3.1182496063524" calcext:value-type="float">
            <text:p>3,1182496063524</text:p>
          </table:table-cell>
          <table:table-cell office:value-type="float" office:value="2.02794603141375" calcext:value-type="float">
            <text:p>2,02794603141375</text:p>
          </table:table-cell>
          <table:table-cell office:value-type="float" office:value="2.03454648885265" calcext:value-type="float">
            <text:p>2,03454648885265</text:p>
          </table:table-cell>
          <table:table-cell office:value-type="float" office:value="2.34923602992845" calcext:value-type="float">
            <text:p>2,34923602992845</text:p>
          </table:table-cell>
          <table:table-cell office:value-type="float" office:value="1.75238740705497" calcext:value-type="float">
            <text:p>1,75238740705497</text:p>
          </table:table-cell>
          <table:table-cell office:value-type="float" office:value="1.80036726673824" calcext:value-type="float">
            <text:p>1,80036726673824</text:p>
          </table:table-cell>
          <table:table-cell office:value-type="float" office:value="1.93678023728768" calcext:value-type="float">
            <text:p>1,93678023728768</text:p>
          </table:table-cell>
          <table:table-cell office:value-type="float" office:value="1.22529022336671" calcext:value-type="float">
            <text:p>1,22529022336671</text:p>
          </table:table-cell>
          <table:table-cell office:value-type="float" office:value="1.19894545906163" calcext:value-type="float">
            <text:p>1,19894545906163</text:p>
          </table:table-cell>
          <table:table-cell office:value-type="float" office:value="1.36945840049288" calcext:value-type="float">
            <text:p>1,36945840049288</text:p>
          </table:table-cell>
          <table:table-cell office:value-type="float" office:value="1.05294245588401" calcext:value-type="float">
            <text:p>1,05294245588401</text:p>
          </table:table-cell>
          <table:table-cell office:value-type="float" office:value="1.06876471759751" calcext:value-type="float">
            <text:p>1,06876471759751</text:p>
          </table:table-cell>
          <table:table-cell office:value-type="float" office:value="1.16063853655749" calcext:value-type="float">
            <text:p>1,16063853655749</text:p>
          </table:table-cell>
          <table:table-cell office:value-type="float" office:value="0.942711307042065" calcext:value-type="float">
            <text:p>0,942711307042065</text:p>
          </table:table-cell>
          <table:table-cell office:value-type="float" office:value="0.965515365229285" calcext:value-type="float">
            <text:p>0,965515365229285</text:p>
          </table:table-cell>
          <table:table-cell office:value-type="float" office:value="1.01573353476861" calcext:value-type="float">
            <text:p>1,01573353476861</text:p>
          </table:table-cell>
          <table:table-cell table:number-columns-repeated="16325"/>
        </table:table-row>
        <table:table-row table:style-name="ro1">
          <table:table-cell table:number-columns-repeated="2"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3.6046969915946" calcext:value-type="float">
            <text:p>3,6046969915946</text:p>
          </table:table-cell>
          <table:table-cell office:value-type="float" office:value="3.60184516327758" calcext:value-type="float">
            <text:p>3,60184516327758</text:p>
          </table:table-cell>
          <table:table-cell office:value-type="float" office:value="2.65058082675591" calcext:value-type="float">
            <text:p>2,65058082675591</text:p>
          </table:table-cell>
          <table:table-cell office:value-type="float" office:value="3.6118222631931" calcext:value-type="float">
            <text:p>3,6118222631931</text:p>
          </table:table-cell>
          <table:table-cell office:value-type="float" office:value="2.79826251107487" calcext:value-type="float">
            <text:p>2,79826251107487</text:p>
          </table:table-cell>
          <table:table-cell office:value-type="float" office:value="2.34490876461173" calcext:value-type="float">
            <text:p>2,34490876461173</text:p>
          </table:table-cell>
          <table:table-cell office:value-type="float" office:value="2.65505523646732" calcext:value-type="float">
            <text:p>2,65505523646732</text:p>
          </table:table-cell>
          <table:table-cell office:value-type="float" office:value="2.34621495875109" calcext:value-type="float">
            <text:p>2,34621495875109</text:p>
          </table:table-cell>
          <table:table-cell office:value-type="float" office:value="2.11744344608604" calcext:value-type="float">
            <text:p>2,11744344608604</text:p>
          </table:table-cell>
          <table:table-cell office:value-type="float" office:value="3.60042354831313" calcext:value-type="float">
            <text:p>3,60042354831313</text:p>
          </table:table-cell>
          <table:table-cell office:value-type="float" office:value="2.50486383497972" calcext:value-type="float">
            <text:p>2,50486383497972</text:p>
          </table:table-cell>
          <table:table-cell office:value-type="float" office:value="2.0049885523784" calcext:value-type="float">
            <text:p>2,0049885523784</text:p>
          </table:table-cell>
          <table:table-cell office:value-type="float" office:value="2.5074206405291" calcext:value-type="float">
            <text:p>2,5074206405291</text:p>
          </table:table-cell>
          <table:table-cell office:value-type="float" office:value="2.08652140554083" calcext:value-type="float">
            <text:p>2,08652140554083</text:p>
          </table:table-cell>
          <table:table-cell office:value-type="float" office:value="1.81334827453012" calcext:value-type="float">
            <text:p>1,81334827453012</text:p>
          </table:table-cell>
          <table:table-cell office:value-type="float" office:value="2.00712848745777" calcext:value-type="float">
            <text:p>2,00712848745777</text:p>
          </table:table-cell>
          <table:table-cell office:value-type="float" office:value="1.81409864137614" calcext:value-type="float">
            <text:p>1,81409864137614</text:p>
          </table:table-cell>
          <table:table-cell office:value-type="float" office:value="1.66120661489529" calcext:value-type="float">
            <text:p>1,66120661489529</text:p>
          </table:table-cell>
          <table:table-cell office:value-type="float" office:value="1.51554288796061" calcext:value-type="float">
            <text:p>1,51554288796061</text:p>
          </table:table-cell>
          <table:table-cell office:value-type="float" office:value="1.23054050538864" calcext:value-type="float">
            <text:p>1,23054050538864</text:p>
          </table:table-cell>
          <table:table-cell office:value-type="float" office:value="1.05116127324785" calcext:value-type="float">
            <text:p>1,05116127324785</text:p>
          </table:table-cell>
          <table:table-cell office:value-type="float" office:value="1.23120749814066" calcext:value-type="float">
            <text:p>1,23120749814066</text:p>
          </table:table-cell>
          <table:table-cell office:value-type="float" office:value="1.08113453075503" calcext:value-type="float">
            <text:p>1,08113453075503</text:p>
          </table:table-cell>
          <table:table-cell office:value-type="float" office:value="0.969116035224371" calcext:value-type="float">
            <text:p>0,969116035224371</text:p>
          </table:table-cell>
          <table:table-cell office:value-type="float" office:value="1.05193943145853" calcext:value-type="float">
            <text:p>1,05193943145853</text:p>
          </table:table-cell>
          <table:table-cell office:value-type="float" office:value="0.96942174023571" calcext:value-type="float">
            <text:p>0,96942174023571</text:p>
          </table:table-cell>
          <table:table-cell office:value-type="float" office:value="0.899936097588841" calcext:value-type="float">
            <text:p>0,899936097588841</text:p>
          </table:table-cell>
          <table:table-cell table:number-columns-repeated="16325"/>
        </table:table-row>
        <table:table-row table:style-name="ro1">
          <table:table-cell table:number-columns-repeated="2" table:style-name="ce8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79694621621775" calcext:value-type="float">
            <text:p>2,79694621621775</text:p>
          </table:table-cell>
          <table:table-cell office:value-type="float" office:value="2.79826251107487" calcext:value-type="float">
            <text:p>2,79826251107487</text:p>
          </table:table-cell>
          <table:table-cell office:value-type="float" office:value="2.62975093358689" calcext:value-type="float">
            <text:p>2,62975093358689</text:p>
          </table:table-cell>
          <table:table-cell office:value-type="float" office:value="2.79826251107487" calcext:value-type="float">
            <text:p>2,79826251107487</text:p>
          </table:table-cell>
          <table:table-cell office:value-type="float" office:value="4.84118036080715" calcext:value-type="float">
            <text:p>4,84118036080715</text:p>
          </table:table-cell>
          <table:table-cell office:value-type="float" office:value="3.07837628765047" calcext:value-type="float">
            <text:p>3,07837628765047</text:p>
          </table:table-cell>
          <table:table-cell office:value-type="float" office:value="2.62975093358689" calcext:value-type="float">
            <text:p>2,62975093358689</text:p>
          </table:table-cell>
          <table:table-cell office:value-type="float" office:value="3.07837628765047" calcext:value-type="float">
            <text:p>3,07837628765047</text:p>
          </table:table-cell>
          <table:table-cell office:value-type="float" office:value="2.71913683383561" calcext:value-type="float">
            <text:p>2,71913683383561</text:p>
          </table:table-cell>
          <table:table-cell office:value-type="float" office:value="2.79431362650352" calcext:value-type="float">
            <text:p>2,79431362650352</text:p>
          </table:table-cell>
          <table:table-cell office:value-type="float" office:value="2.24015109594539" calcext:value-type="float">
            <text:p>2,24015109594539</text:p>
          </table:table-cell>
          <table:table-cell office:value-type="float" office:value="2.01261400203535" calcext:value-type="float">
            <text:p>2,01261400203535</text:p>
          </table:table-cell>
          <table:table-cell office:value-type="float" office:value="2.24015109594539" calcext:value-type="float">
            <text:p>2,24015109594539</text:p>
          </table:table-cell>
          <table:table-cell office:value-type="float" office:value="2.4526242065851" calcext:value-type="float">
            <text:p>2,4526242065851</text:p>
          </table:table-cell>
          <table:table-cell office:value-type="float" office:value="2.1234370223722" calcext:value-type="float">
            <text:p>2,1234370223722</text:p>
          </table:table-cell>
          <table:table-cell office:value-type="float" office:value="2.01261400203535" calcext:value-type="float">
            <text:p>2,01261400203535</text:p>
          </table:table-cell>
          <table:table-cell office:value-type="float" office:value="2.1234370223722" calcext:value-type="float">
            <text:p>2,1234370223722</text:p>
          </table:table-cell>
          <table:table-cell office:value-type="float" office:value="2.0006579262059" calcext:value-type="float">
            <text:p>2,0006579262059</text:p>
          </table:table-cell>
          <table:table-cell office:value-type="float" office:value="1.27004897338993" calcext:value-type="float">
            <text:p>1,27004897338993</text:p>
          </table:table-cell>
          <table:table-cell office:value-type="float" office:value="1.1429411335281" calcext:value-type="float">
            <text:p>1,1429411335281</text:p>
          </table:table-cell>
          <table:table-cell office:value-type="float" office:value="1.05711695623691" calcext:value-type="float">
            <text:p>1,05711695623691</text:p>
          </table:table-cell>
          <table:table-cell office:value-type="float" office:value="1.1429411335281" calcext:value-type="float">
            <text:p>1,1429411335281</text:p>
          </table:table-cell>
          <table:table-cell office:value-type="float" office:value="1.14738864206828" calcext:value-type="float">
            <text:p>1,14738864206828</text:p>
          </table:table-cell>
          <table:table-cell office:value-type="float" office:value="1.07291268938419" calcext:value-type="float">
            <text:p>1,07291268938419</text:p>
          </table:table-cell>
          <table:table-cell office:value-type="float" office:value="1.05711695623691" calcext:value-type="float">
            <text:p>1,05711695623691</text:p>
          </table:table-cell>
          <table:table-cell office:value-type="float" office:value="1.07291268938419" calcext:value-type="float">
            <text:p>1,07291268938419</text:p>
          </table:table-cell>
          <table:table-cell office:value-type="float" office:value="1.03662082624357" calcext:value-type="float">
            <text:p>1,03662082624357</text:p>
          </table:table-cell>
          <table:table-cell table:number-columns-repeated="16325"/>
        </table:table-row>
        <table:table-row table:style-name="ro1">
          <table:table-cell table:number-columns-repeated="2"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34461084207008" calcext:value-type="float">
            <text:p>2,34461084207008</text:p>
          </table:table-cell>
          <table:table-cell office:value-type="float" office:value="2.34621495875109" calcext:value-type="float">
            <text:p>2,34621495875109</text:p>
          </table:table-cell>
          <table:table-cell office:value-type="float" office:value="3.495965280592" calcext:value-type="float">
            <text:p>3,495965280592</text:p>
          </table:table-cell>
          <table:table-cell office:value-type="float" office:value="2.34490876461173" calcext:value-type="float">
            <text:p>2,34490876461173</text:p>
          </table:table-cell>
          <table:table-cell office:value-type="float" office:value="3.07837628765047" calcext:value-type="float">
            <text:p>3,07837628765047</text:p>
          </table:table-cell>
          <table:table-cell office:value-type="float" office:value="5.75532721958719" calcext:value-type="float">
            <text:p>5,75532721958719</text:p>
          </table:table-cell>
          <table:table-cell office:value-type="float" office:value="2.3126068352666" calcext:value-type="float">
            <text:p>2,3126068352666</text:p>
          </table:table-cell>
          <table:table-cell office:value-type="float" office:value="2.77251211681899" calcext:value-type="float">
            <text:p>2,77251211681899</text:p>
          </table:table-cell>
          <table:table-cell office:value-type="float" office:value="3.64934051119864" calcext:value-type="float">
            <text:p>3,64934051119864</text:p>
          </table:table-cell>
          <table:table-cell office:value-type="float" office:value="2.3427088028474" calcext:value-type="float">
            <text:p>2,3427088028474</text:p>
          </table:table-cell>
          <table:table-cell office:value-type="float" office:value="2.06841998902744" calcext:value-type="float">
            <text:p>2,06841998902744</text:p>
          </table:table-cell>
          <table:table-cell office:value-type="float" office:value="2.38635366343773" calcext:value-type="float">
            <text:p>2,38635366343773</text:p>
          </table:table-cell>
          <table:table-cell office:value-type="float" office:value="1.94166571257776" calcext:value-type="float">
            <text:p>1,94166571257776</text:p>
          </table:table-cell>
          <table:table-cell office:value-type="float" office:value="2.17291837848333" calcext:value-type="float">
            <text:p>2,17291837848333</text:p>
          </table:table-cell>
          <table:table-cell office:value-type="float" office:value="2.79762679890762" calcext:value-type="float">
            <text:p>2,79762679890762</text:p>
          </table:table-cell>
          <table:table-cell office:value-type="float" office:value="1.82039962436906" calcext:value-type="float">
            <text:p>1,82039962436906</text:p>
          </table:table-cell>
          <table:table-cell office:value-type="float" office:value="2.04972483316026" calcext:value-type="float">
            <text:p>2,04972483316026</text:p>
          </table:table-cell>
          <table:table-cell office:value-type="float" office:value="2.42018219718975" calcext:value-type="float">
            <text:p>2,42018219718975</text:p>
          </table:table-cell>
          <table:table-cell office:value-type="float" office:value="1.11600148426059" calcext:value-type="float">
            <text:p>1,11600148426059</text:p>
          </table:table-cell>
          <table:table-cell office:value-type="float" office:value="1.09390414161766" calcext:value-type="float">
            <text:p>1,09390414161766</text:p>
          </table:table-cell>
          <table:table-cell office:value-type="float" office:value="1.18340258522387" calcext:value-type="float">
            <text:p>1,18340258522387</text:p>
          </table:table-cell>
          <table:table-cell office:value-type="float" office:value="1.02739299257728" calcext:value-type="float">
            <text:p>1,02739299257728</text:p>
          </table:table-cell>
          <table:table-cell office:value-type="float" office:value="1.10169664957642" calcext:value-type="float">
            <text:p>1,10169664957642</text:p>
          </table:table-cell>
          <table:table-cell office:value-type="float" office:value="1.25335253584008" calcext:value-type="float">
            <text:p>1,25335253584008</text:p>
          </table:table-cell>
          <table:table-cell office:value-type="float" office:value="0.977601116471625" calcext:value-type="float">
            <text:p>0,977601116471625</text:p>
          </table:table-cell>
          <table:table-cell office:value-type="float" office:value="1.06261184894016" calcext:value-type="float">
            <text:p>1,06261184894016</text:p>
          </table:table-cell>
          <table:table-cell office:value-type="float" office:value="1.1840366454925" calcext:value-type="float">
            <text:p>1,184036645492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65163634724815" calcext:value-type="float">
            <text:p>2,65163634724815</text:p>
          </table:table-cell>
          <table:table-cell office:value-type="float" office:value="2.65058082675591" calcext:value-type="float">
            <text:p>2,65058082675591</text:p>
          </table:table-cell>
          <table:table-cell office:value-type="float" office:value="2.23852502302582" calcext:value-type="float">
            <text:p>2,23852502302582</text:p>
          </table:table-cell>
          <table:table-cell office:value-type="float" office:value="2.65505523646732" calcext:value-type="float">
            <text:p>2,65505523646732</text:p>
          </table:table-cell>
          <table:table-cell office:value-type="float" office:value="2.62975093358689" calcext:value-type="float">
            <text:p>2,62975093358689</text:p>
          </table:table-cell>
          <table:table-cell office:value-type="float" office:value="2.3126068352666" calcext:value-type="float">
            <text:p>2,3126068352666</text:p>
          </table:table-cell>
          <table:table-cell office:value-type="float" office:value="6.42309004113724" calcext:value-type="float">
            <text:p>6,42309004113724</text:p>
          </table:table-cell>
          <table:table-cell office:value-type="float" office:value="3.495965280592" calcext:value-type="float">
            <text:p>3,495965280592</text:p>
          </table:table-cell>
          <table:table-cell office:value-type="float" office:value="2.58178411771543" calcext:value-type="float">
            <text:p>2,58178411771543</text:p>
          </table:table-cell>
          <table:table-cell office:value-type="float" office:value="2.64927297852121" calcext:value-type="float">
            <text:p>2,64927297852121</text:p>
          </table:table-cell>
          <table:table-cell office:value-type="float" office:value="2.02794603141375" calcext:value-type="float">
            <text:p>2,02794603141375</text:p>
          </table:table-cell>
          <table:table-cell office:value-type="float" office:value="1.75238740705497" calcext:value-type="float">
            <text:p>1,75238740705497</text:p>
          </table:table-cell>
          <table:table-cell office:value-type="float" office:value="2.33121395385104" calcext:value-type="float">
            <text:p>2,33121395385104</text:p>
          </table:table-cell>
          <table:table-cell office:value-type="float" office:value="2.03454648885265" calcext:value-type="float">
            <text:p>2,03454648885265</text:p>
          </table:table-cell>
          <table:table-cell office:value-type="float" office:value="1.80036726673824" calcext:value-type="float">
            <text:p>1,80036726673824</text:p>
          </table:table-cell>
          <table:table-cell office:value-type="float" office:value="3.1182496063524" calcext:value-type="float">
            <text:p>3,1182496063524</text:p>
          </table:table-cell>
          <table:table-cell office:value-type="float" office:value="2.34923602992844" calcext:value-type="float">
            <text:p>2,34923602992844</text:p>
          </table:table-cell>
          <table:table-cell office:value-type="float" office:value="1.93678023728768" calcext:value-type="float">
            <text:p>1,93678023728768</text:p>
          </table:table-cell>
          <table:table-cell office:value-type="float" office:value="1.22529022336671" calcext:value-type="float">
            <text:p>1,22529022336671</text:p>
          </table:table-cell>
          <table:table-cell office:value-type="float" office:value="1.05294245588401" calcext:value-type="float">
            <text:p>1,05294245588401</text:p>
          </table:table-cell>
          <table:table-cell office:value-type="float" office:value="0.942711307042065" calcext:value-type="float">
            <text:p>0,942711307042065</text:p>
          </table:table-cell>
          <table:table-cell office:value-type="float" office:value="1.19894545906163" calcext:value-type="float">
            <text:p>1,19894545906163</text:p>
          </table:table-cell>
          <table:table-cell office:value-type="float" office:value="1.06876471759751" calcext:value-type="float">
            <text:p>1,06876471759751</text:p>
          </table:table-cell>
          <table:table-cell office:value-type="float" office:value="0.965515365229285" calcext:value-type="float">
            <text:p>0,965515365229285</text:p>
          </table:table-cell>
          <table:table-cell office:value-type="float" office:value="1.36945840049288" calcext:value-type="float">
            <text:p>1,36945840049288</text:p>
          </table:table-cell>
          <table:table-cell office:value-type="float" office:value="1.16063853655749" calcext:value-type="float">
            <text:p>1,16063853655749</text:p>
          </table:table-cell>
          <table:table-cell office:value-type="float" office:value="1.01573353476861" calcext:value-type="float">
            <text:p>1,01573353476861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34461084207007" calcext:value-type="float">
            <text:p>2,34461084207007</text:p>
          </table:table-cell>
          <table:table-cell office:value-type="float" office:value="2.34490876461173" calcext:value-type="float">
            <text:p>2,34490876461173</text:p>
          </table:table-cell>
          <table:table-cell office:value-type="float" office:value="2.3126068352666" calcext:value-type="float">
            <text:p>2,3126068352666</text:p>
          </table:table-cell>
          <table:table-cell office:value-type="float" office:value="2.34621495875109" calcext:value-type="float">
            <text:p>2,34621495875109</text:p>
          </table:table-cell>
          <table:table-cell office:value-type="float" office:value="3.07837628765047" calcext:value-type="float">
            <text:p>3,07837628765047</text:p>
          </table:table-cell>
          <table:table-cell office:value-type="float" office:value="2.77251211681899" calcext:value-type="float">
            <text:p>2,77251211681899</text:p>
          </table:table-cell>
          <table:table-cell office:value-type="float" office:value="3.495965280592" calcext:value-type="float">
            <text:p>3,495965280592</text:p>
          </table:table-cell>
          <table:table-cell office:value-type="float" office:value="5.75532721958718" calcext:value-type="float">
            <text:p>5,75532721958718</text:p>
          </table:table-cell>
          <table:table-cell office:value-type="float" office:value="3.64934051119864" calcext:value-type="float">
            <text:p>3,64934051119864</text:p>
          </table:table-cell>
          <table:table-cell office:value-type="float" office:value="2.3427088028474" calcext:value-type="float">
            <text:p>2,3427088028474</text:p>
          </table:table-cell>
          <table:table-cell office:value-type="float" office:value="1.94166571257776" calcext:value-type="float">
            <text:p>1,94166571257776</text:p>
          </table:table-cell>
          <table:table-cell office:value-type="float" office:value="1.82039962436906" calcext:value-type="float">
            <text:p>1,82039962436906</text:p>
          </table:table-cell>
          <table:table-cell office:value-type="float" office:value="2.06841998902744" calcext:value-type="float">
            <text:p>2,06841998902744</text:p>
          </table:table-cell>
          <table:table-cell office:value-type="float" office:value="2.17291837848333" calcext:value-type="float">
            <text:p>2,17291837848333</text:p>
          </table:table-cell>
          <table:table-cell office:value-type="float" office:value="2.04972483316026" calcext:value-type="float">
            <text:p>2,04972483316026</text:p>
          </table:table-cell>
          <table:table-cell office:value-type="float" office:value="2.38635366343773" calcext:value-type="float">
            <text:p>2,38635366343773</text:p>
          </table:table-cell>
          <table:table-cell office:value-type="float" office:value="2.79762679890761" calcext:value-type="float">
            <text:p>2,79762679890761</text:p>
          </table:table-cell>
          <table:table-cell office:value-type="float" office:value="2.42018219718975" calcext:value-type="float">
            <text:p>2,42018219718975</text:p>
          </table:table-cell>
          <table:table-cell office:value-type="float" office:value="1.11600148426058" calcext:value-type="float">
            <text:p>1,11600148426058</text:p>
          </table:table-cell>
          <table:table-cell office:value-type="float" office:value="1.02739299257728" calcext:value-type="float">
            <text:p>1,02739299257728</text:p>
          </table:table-cell>
          <table:table-cell office:value-type="float" office:value="0.977601116471625" calcext:value-type="float">
            <text:p>0,977601116471625</text:p>
          </table:table-cell>
          <table:table-cell office:value-type="float" office:value="1.09390414161766" calcext:value-type="float">
            <text:p>1,09390414161766</text:p>
          </table:table-cell>
          <table:table-cell office:value-type="float" office:value="1.10169664957642" calcext:value-type="float">
            <text:p>1,10169664957642</text:p>
          </table:table-cell>
          <table:table-cell office:value-type="float" office:value="1.06261184894016" calcext:value-type="float">
            <text:p>1,06261184894016</text:p>
          </table:table-cell>
          <table:table-cell office:value-type="float" office:value="1.18340258522387" calcext:value-type="float">
            <text:p>1,18340258522387</text:p>
          </table:table-cell>
          <table:table-cell office:value-type="float" office:value="1.25335253584008" calcext:value-type="float">
            <text:p>1,25335253584008</text:p>
          </table:table-cell>
          <table:table-cell office:value-type="float" office:value="1.1840366454925" calcext:value-type="float">
            <text:p>1,184036645492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11664012598805" calcext:value-type="float">
            <text:p>2,11664012598805</text:p>
          </table:table-cell>
          <table:table-cell office:value-type="float" office:value="2.11744344608604" calcext:value-type="float">
            <text:p>2,11744344608604</text:p>
          </table:table-cell>
          <table:table-cell office:value-type="float" office:value="2.58178411771543" calcext:value-type="float">
            <text:p>2,58178411771543</text:p>
          </table:table-cell>
          <table:table-cell office:value-type="float" office:value="2.11744344608604" calcext:value-type="float">
            <text:p>2,11744344608604</text:p>
          </table:table-cell>
          <table:table-cell office:value-type="float" office:value="2.71913683383561" calcext:value-type="float">
            <text:p>2,71913683383561</text:p>
          </table:table-cell>
          <table:table-cell office:value-type="float" office:value="3.64934051119864" calcext:value-type="float">
            <text:p>3,64934051119864</text:p>
          </table:table-cell>
          <table:table-cell office:value-type="float" office:value="2.58178411771543" calcext:value-type="float">
            <text:p>2,58178411771543</text:p>
          </table:table-cell>
          <table:table-cell office:value-type="float" office:value="3.64934051119864" calcext:value-type="float">
            <text:p>3,64934051119864</text:p>
          </table:table-cell>
          <table:table-cell office:value-type="float" office:value="6.86205333439692" calcext:value-type="float">
            <text:p>6,86205333439692</text:p>
          </table:table-cell>
          <table:table-cell office:value-type="float" office:value="2.11503348579207" calcext:value-type="float">
            <text:p>2,11503348579207</text:p>
          </table:table-cell>
          <table:table-cell office:value-type="float" office:value="1.85472948469483" calcext:value-type="float">
            <text:p>1,85472948469483</text:p>
          </table:table-cell>
          <table:table-cell office:value-type="float" office:value="1.9785683958616" calcext:value-type="float">
            <text:p>1,9785683958616</text:p>
          </table:table-cell>
          <table:table-cell office:value-type="float" office:value="1.85472948469483" calcext:value-type="float">
            <text:p>1,85472948469483</text:p>
          </table:table-cell>
          <table:table-cell office:value-type="float" office:value="2.06211625460869" calcext:value-type="float">
            <text:p>2,06211625460869</text:p>
          </table:table-cell>
          <table:table-cell office:value-type="float" office:value="2.43438775884662" calcext:value-type="float">
            <text:p>2,43438775884662</text:p>
          </table:table-cell>
          <table:table-cell office:value-type="float" office:value="1.9785683958616" calcext:value-type="float">
            <text:p>1,9785683958616</text:p>
          </table:table-cell>
          <table:table-cell office:value-type="float" office:value="2.43438775884662" calcext:value-type="float">
            <text:p>2,43438775884662</text:p>
          </table:table-cell>
          <table:table-cell office:value-type="float" office:value="3.28747898079347" calcext:value-type="float">
            <text:p>3,28747898079347</text:p>
          </table:table-cell>
          <table:table-cell office:value-type="float" office:value="1.0290012920109" calcext:value-type="float">
            <text:p>1,0290012920109</text:p>
          </table:table-cell>
          <table:table-cell office:value-type="float" office:value="1.00048584112577" calcext:value-type="float">
            <text:p>1,00048584112577</text:p>
          </table:table-cell>
          <table:table-cell office:value-type="float" office:value="1.04337222218951" calcext:value-type="float">
            <text:p>1,04337222218951</text:p>
          </table:table-cell>
          <table:table-cell office:value-type="float" office:value="1.00048584112577" calcext:value-type="float">
            <text:p>1,00048584112577</text:p>
          </table:table-cell>
          <table:table-cell office:value-type="float" office:value="1.0753262067336" calcext:value-type="float">
            <text:p>1,0753262067336</text:p>
          </table:table-cell>
          <table:table-cell office:value-type="float" office:value="1.19443465177069" calcext:value-type="float">
            <text:p>1,19443465177069</text:p>
          </table:table-cell>
          <table:table-cell office:value-type="float" office:value="1.04337222218951" calcext:value-type="float">
            <text:p>1,04337222218951</text:p>
          </table:table-cell>
          <table:table-cell office:value-type="float" office:value="1.19443465177069" calcext:value-type="float">
            <text:p>1,19443465177069</text:p>
          </table:table-cell>
          <table:table-cell office:value-type="float" office:value="1.41908707108371" calcext:value-type="float">
            <text:p>1,41908707108371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-100" calcext:value-type="float">
            <text:p>-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3.60327511632514" calcext:value-type="float">
            <text:p>3,60327511632514</text:p>
          </table:table-cell>
          <table:table-cell office:value-type="float" office:value="3.60042354831313" calcext:value-type="float">
            <text:p>3,60042354831313</text:p>
          </table:table-cell>
          <table:table-cell office:value-type="float" office:value="2.64927297852122" calcext:value-type="float">
            <text:p>2,64927297852122</text:p>
          </table:table-cell>
          <table:table-cell office:value-type="float" office:value="3.60042354831313" calcext:value-type="float">
            <text:p>3,60042354831313</text:p>
          </table:table-cell>
          <table:table-cell office:value-type="float" office:value="2.79431362650352" calcext:value-type="float">
            <text:p>2,79431362650352</text:p>
          </table:table-cell>
          <table:table-cell office:value-type="float" office:value="2.3427088028474" calcext:value-type="float">
            <text:p>2,3427088028474</text:p>
          </table:table-cell>
          <table:table-cell office:value-type="float" office:value="2.64927297852122" calcext:value-type="float">
            <text:p>2,64927297852122</text:p>
          </table:table-cell>
          <table:table-cell office:value-type="float" office:value="2.3427088028474" calcext:value-type="float">
            <text:p>2,3427088028474</text:p>
          </table:table-cell>
          <table:table-cell office:value-type="float" office:value="2.11503348579207" calcext:value-type="float">
            <text:p>2,11503348579207</text:p>
          </table:table-cell>
          <table:table-cell office:value-type="float" office:value="3.60897825234914" calcext:value-type="float">
            <text:p>3,60897825234914</text:p>
          </table:table-cell>
          <table:table-cell office:value-type="float" office:value="2.5061160279108" calcext:value-type="float">
            <text:p>2,5061160279108</text:p>
          </table:table-cell>
          <table:table-cell office:value-type="float" office:value="2.00468658440311" calcext:value-type="float">
            <text:p>2,00468658440311</text:p>
          </table:table-cell>
          <table:table-cell office:value-type="float" office:value="2.5061160279108" calcext:value-type="float">
            <text:p>2,5061160279108</text:p>
          </table:table-cell>
          <table:table-cell office:value-type="float" office:value="2.08530343019655" calcext:value-type="float">
            <text:p>2,08530343019655</text:p>
          </table:table-cell>
          <table:table-cell office:value-type="float" office:value="1.81221512057278" calcext:value-type="float">
            <text:p>1,81221512057278</text:p>
          </table:table-cell>
          <table:table-cell office:value-type="float" office:value="2.00468658440311" calcext:value-type="float">
            <text:p>2,00468658440311</text:p>
          </table:table-cell>
          <table:table-cell office:value-type="float" office:value="1.81221512057278" calcext:value-type="float">
            <text:p>1,81221512057278</text:p>
          </table:table-cell>
          <table:table-cell office:value-type="float" office:value="1.65968285168142" calcext:value-type="float">
            <text:p>1,65968285168142</text:p>
          </table:table-cell>
          <table:table-cell office:value-type="float" office:value="1.51783872523332" calcext:value-type="float">
            <text:p>1,51783872523332</text:p>
          </table:table-cell>
          <table:table-cell office:value-type="float" office:value="1.23118832429207" calcext:value-type="float">
            <text:p>1,23118832429207</text:p>
          </table:table-cell>
          <table:table-cell office:value-type="float" office:value="1.05114221060765" calcext:value-type="float">
            <text:p>1,05114221060765</text:p>
          </table:table-cell>
          <table:table-cell office:value-type="float" office:value="1.23118832429207" calcext:value-type="float">
            <text:p>1,23118832429207</text:p>
          </table:table-cell>
          <table:table-cell office:value-type="float" office:value="1.08084465770859" calcext:value-type="float">
            <text:p>1,08084465770859</text:p>
          </table:table-cell>
          <table:table-cell office:value-type="float" office:value="0.968693933735416" calcext:value-type="float">
            <text:p>0,968693933735416</text:p>
          </table:table-cell>
          <table:table-cell office:value-type="float" office:value="1.05114221060765" calcext:value-type="float">
            <text:p>1,05114221060765</text:p>
          </table:table-cell>
          <table:table-cell office:value-type="float" office:value="0.968693933735416" calcext:value-type="float">
            <text:p>0,968693933735416</text:p>
          </table:table-cell>
          <table:table-cell office:value-type="float" office:value="0.899267679788064" calcext:value-type="float">
            <text:p>0,899267679788064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.50613350113987" calcext:value-type="float">
            <text:p>2,50613350113987</text:p>
          </table:table-cell>
          <table:table-cell office:value-type="float" office:value="2.5074206405291" calcext:value-type="float">
            <text:p>2,5074206405291</text:p>
          </table:table-cell>
          <table:table-cell office:value-type="float" office:value="2.33121395385104" calcext:value-type="float">
            <text:p>2,33121395385104</text:p>
          </table:table-cell>
          <table:table-cell office:value-type="float" office:value="2.50486383497972" calcext:value-type="float">
            <text:p>2,50486383497972</text:p>
          </table:table-cell>
          <table:table-cell office:value-type="float" office:value="2.24015109594539" calcext:value-type="float">
            <text:p>2,24015109594539</text:p>
          </table:table-cell>
          <table:table-cell office:value-type="float" office:value="2.06841998902744" calcext:value-type="float">
            <text:p>2,06841998902744</text:p>
          </table:table-cell>
          <table:table-cell office:value-type="float" office:value="2.02794603141375" calcext:value-type="float">
            <text:p>2,02794603141375</text:p>
          </table:table-cell>
          <table:table-cell office:value-type="float" office:value="1.94166571257776" calcext:value-type="float">
            <text:p>1,94166571257776</text:p>
          </table:table-cell>
          <table:table-cell office:value-type="float" office:value="1.85472948469483" calcext:value-type="float">
            <text:p>1,85472948469483</text:p>
          </table:table-cell>
          <table:table-cell office:value-type="float" office:value="2.5061160279108" calcext:value-type="float">
            <text:p>2,5061160279108</text:p>
          </table:table-cell>
          <table:table-cell office:value-type="float" office:value="4.23803626101597" calcext:value-type="float">
            <text:p>4,23803626101597</text:p>
          </table:table-cell>
          <table:table-cell office:value-type="float" office:value="2.41780123199659" calcext:value-type="float">
            <text:p>2,41780123199659</text:p>
          </table:table-cell>
          <table:table-cell office:value-type="float" office:value="1.97682821742543" calcext:value-type="float">
            <text:p>1,97682821742543</text:p>
          </table:table-cell>
          <table:table-cell office:value-type="float" office:value="2.17838530261293" calcext:value-type="float">
            <text:p>2,17838530261293</text:p>
          </table:table-cell>
          <table:table-cell office:value-type="float" office:value="1.8475854216185" calcext:value-type="float">
            <text:p>1,8475854216185</text:p>
          </table:table-cell>
          <table:table-cell office:value-type="float" office:value="1.63730854668377" calcext:value-type="float">
            <text:p>1,63730854668377</text:p>
          </table:table-cell>
          <table:table-cell office:value-type="float" office:value="1.64383623825706" calcext:value-type="float">
            <text:p>1,64383623825706</text:p>
          </table:table-cell>
          <table:table-cell office:value-type="float" office:value="1.5541027524793" calcext:value-type="float">
            <text:p>1,5541027524793</text:p>
          </table:table-cell>
          <table:table-cell office:value-type="float" office:value="1.2860103762203" calcext:value-type="float">
            <text:p>1,2860103762203</text:p>
          </table:table-cell>
          <table:table-cell office:value-type="float" office:value="1.58045810203046" calcext:value-type="float">
            <text:p>1,58045810203046</text:p>
          </table:table-cell>
          <table:table-cell office:value-type="float" office:value="1.25436929150083" calcext:value-type="float">
            <text:p>1,25436929150083</text:p>
          </table:table-cell>
          <table:table-cell office:value-type="float" office:value="1.05746737493995" calcext:value-type="float">
            <text:p>1,05746737493995</text:p>
          </table:table-cell>
          <table:table-cell office:value-type="float" office:value="1.1238745814152" calcext:value-type="float">
            <text:p>1,1238745814152</text:p>
          </table:table-cell>
          <table:table-cell office:value-type="float" office:value="1.01921783197626" calcext:value-type="float">
            <text:p>1,01921783197626</text:p>
          </table:table-cell>
          <table:table-cell office:value-type="float" office:value="0.900623699638823" calcext:value-type="float">
            <text:p>0,900623699638823</text:p>
          </table:table-cell>
          <table:table-cell office:value-type="float" office:value="0.907718876931573" calcext:value-type="float">
            <text:p>0,907718876931573</text:p>
          </table:table-cell>
          <table:table-cell office:value-type="float" office:value="0.870259865346782" calcext:value-type="float">
            <text:p>0,870259865346782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.00560120807976" calcext:value-type="float">
            <text:p>2,00560120807976</text:p>
          </table:table-cell>
          <table:table-cell office:value-type="float" office:value="2.00712848745777" calcext:value-type="float">
            <text:p>2,00712848745777</text:p>
          </table:table-cell>
          <table:table-cell office:value-type="float" office:value="3.1182496063524" calcext:value-type="float">
            <text:p>3,1182496063524</text:p>
          </table:table-cell>
          <table:table-cell office:value-type="float" office:value="2.0049885523784" calcext:value-type="float">
            <text:p>2,0049885523784</text:p>
          </table:table-cell>
          <table:table-cell office:value-type="float" office:value="2.01261400203535" calcext:value-type="float">
            <text:p>2,01261400203535</text:p>
          </table:table-cell>
          <table:table-cell office:value-type="float" office:value="2.38635366343773" calcext:value-type="float">
            <text:p>2,38635366343773</text:p>
          </table:table-cell>
          <table:table-cell office:value-type="float" office:value="1.75238740705497" calcext:value-type="float">
            <text:p>1,75238740705497</text:p>
          </table:table-cell>
          <table:table-cell office:value-type="float" office:value="1.82039962436906" calcext:value-type="float">
            <text:p>1,82039962436906</text:p>
          </table:table-cell>
          <table:table-cell office:value-type="float" office:value="1.9785683958616" calcext:value-type="float">
            <text:p>1,9785683958616</text:p>
          </table:table-cell>
          <table:table-cell office:value-type="float" office:value="2.00468658440311" calcext:value-type="float">
            <text:p>2,00468658440311</text:p>
          </table:table-cell>
          <table:table-cell office:value-type="float" office:value="2.41780123199659" calcext:value-type="float">
            <text:p>2,41780123199659</text:p>
          </table:table-cell>
          <table:table-cell office:value-type="float" office:value="4.9612666681617" calcext:value-type="float">
            <text:p>4,9612666681617</text:p>
          </table:table-cell>
          <table:table-cell office:value-type="float" office:value="1.63730854668377" calcext:value-type="float">
            <text:p>1,63730854668377</text:p>
          </table:table-cell>
          <table:table-cell office:value-type="float" office:value="1.84419968253378" calcext:value-type="float">
            <text:p>1,84419968253378</text:p>
          </table:table-cell>
          <table:table-cell office:value-type="float" office:value="2.43598264950158" calcext:value-type="float">
            <text:p>2,43598264950158</text:p>
          </table:table-cell>
          <table:table-cell office:value-type="float" office:value="1.43177404441744" calcext:value-type="float">
            <text:p>1,43177404441744</text:p>
          </table:table-cell>
          <table:table-cell office:value-type="float" office:value="1.53802869252432" calcext:value-type="float">
            <text:p>1,53802869252432</text:p>
          </table:table-cell>
          <table:table-cell office:value-type="float" office:value="1.728951899778" calcext:value-type="float">
            <text:p>1,728951899778</text:p>
          </table:table-cell>
          <table:table-cell office:value-type="float" office:value="1.04432629787895" calcext:value-type="float">
            <text:p>1,04432629787895</text:p>
          </table:table-cell>
          <table:table-cell office:value-type="float" office:value="1.27172473742657" calcext:value-type="float">
            <text:p>1,27172473742657</text:p>
          </table:table-cell>
          <table:table-cell office:value-type="float" office:value="1.87303318479624" calcext:value-type="float">
            <text:p>1,87303318479624</text:p>
          </table:table-cell>
          <table:table-cell office:value-type="float" office:value="0.900893869686101" calcext:value-type="float">
            <text:p>0,900893869686101</text:p>
          </table:table-cell>
          <table:table-cell office:value-type="float" office:value="1.02346297246108" calcext:value-type="float">
            <text:p>1,02346297246108</text:p>
          </table:table-cell>
          <table:table-cell office:value-type="float" office:value="1.25914133359668" calcext:value-type="float">
            <text:p>1,25914133359668</text:p>
          </table:table-cell>
          <table:table-cell office:value-type="float" office:value="0.799371531406717" calcext:value-type="float">
            <text:p>0,799371531406717</text:p>
          </table:table-cell>
          <table:table-cell office:value-type="float" office:value="0.864818211523323" calcext:value-type="float">
            <text:p>0,864818211523323</text:p>
          </table:table-cell>
          <table:table-cell office:value-type="float" office:value="0.9632278612245" calcext:value-type="float">
            <text:p>0,963227861224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.50613350113987" calcext:value-type="float">
            <text:p>2,50613350113987</text:p>
          </table:table-cell>
          <table:table-cell office:value-type="float" office:value="2.50486383497972" calcext:value-type="float">
            <text:p>2,50486383497972</text:p>
          </table:table-cell>
          <table:table-cell office:value-type="float" office:value="2.02794603141375" calcext:value-type="float">
            <text:p>2,02794603141375</text:p>
          </table:table-cell>
          <table:table-cell office:value-type="float" office:value="2.5074206405291" calcext:value-type="float">
            <text:p>2,5074206405291</text:p>
          </table:table-cell>
          <table:table-cell office:value-type="float" office:value="2.24015109594539" calcext:value-type="float">
            <text:p>2,24015109594539</text:p>
          </table:table-cell>
          <table:table-cell office:value-type="float" office:value="1.94166571257776" calcext:value-type="float">
            <text:p>1,94166571257776</text:p>
          </table:table-cell>
          <table:table-cell office:value-type="float" office:value="2.33121395385104" calcext:value-type="float">
            <text:p>2,33121395385104</text:p>
          </table:table-cell>
          <table:table-cell office:value-type="float" office:value="2.06841998902744" calcext:value-type="float">
            <text:p>2,06841998902744</text:p>
          </table:table-cell>
          <table:table-cell office:value-type="float" office:value="1.85472948469483" calcext:value-type="float">
            <text:p>1,85472948469483</text:p>
          </table:table-cell>
          <table:table-cell office:value-type="float" office:value="2.5061160279108" calcext:value-type="float">
            <text:p>2,5061160279108</text:p>
          </table:table-cell>
          <table:table-cell office:value-type="float" office:value="1.97682821742543" calcext:value-type="float">
            <text:p>1,97682821742543</text:p>
          </table:table-cell>
          <table:table-cell office:value-type="float" office:value="1.63730854668377" calcext:value-type="float">
            <text:p>1,63730854668377</text:p>
          </table:table-cell>
          <table:table-cell office:value-type="float" office:value="4.23803626101598" calcext:value-type="float">
            <text:p>4,23803626101598</text:p>
          </table:table-cell>
          <table:table-cell office:value-type="float" office:value="2.17838530261293" calcext:value-type="float">
            <text:p>2,17838530261293</text:p>
          </table:table-cell>
          <table:table-cell office:value-type="float" office:value="1.64383623825707" calcext:value-type="float">
            <text:p>1,64383623825707</text:p>
          </table:table-cell>
          <table:table-cell office:value-type="float" office:value="2.41780123199659" calcext:value-type="float">
            <text:p>2,41780123199659</text:p>
          </table:table-cell>
          <table:table-cell office:value-type="float" office:value="1.8475854216185" calcext:value-type="float">
            <text:p>1,8475854216185</text:p>
          </table:table-cell>
          <table:table-cell office:value-type="float" office:value="1.5541027524793" calcext:value-type="float">
            <text:p>1,5541027524793</text:p>
          </table:table-cell>
          <table:table-cell office:value-type="float" office:value="1.2860103762203" calcext:value-type="float">
            <text:p>1,2860103762203</text:p>
          </table:table-cell>
          <table:table-cell office:value-type="float" office:value="1.05746737493995" calcext:value-type="float">
            <text:p>1,05746737493995</text:p>
          </table:table-cell>
          <table:table-cell office:value-type="float" office:value="0.900623699638824" calcext:value-type="float">
            <text:p>0,900623699638824</text:p>
          </table:table-cell>
          <table:table-cell office:value-type="float" office:value="1.58045810203046" calcext:value-type="float">
            <text:p>1,58045810203046</text:p>
          </table:table-cell>
          <table:table-cell office:value-type="float" office:value="1.1238745814152" calcext:value-type="float">
            <text:p>1,1238745814152</text:p>
          </table:table-cell>
          <table:table-cell office:value-type="float" office:value="0.907718876931573" calcext:value-type="float">
            <text:p>0,907718876931573</text:p>
          </table:table-cell>
          <table:table-cell office:value-type="float" office:value="1.25436929150083" calcext:value-type="float">
            <text:p>1,25436929150083</text:p>
          </table:table-cell>
          <table:table-cell office:value-type="float" office:value="1.01921783197626" calcext:value-type="float">
            <text:p>1,01921783197626</text:p>
          </table:table-cell>
          <table:table-cell office:value-type="float" office:value="0.870259865346783" calcext:value-type="float">
            <text:p>0,870259865346783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.0861154137594" calcext:value-type="float">
            <text:p>2,0861154137594</text:p>
          </table:table-cell>
          <table:table-cell office:value-type="float" office:value="2.08652140554083" calcext:value-type="float">
            <text:p>2,08652140554083</text:p>
          </table:table-cell>
          <table:table-cell office:value-type="float" office:value="2.03454648885265" calcext:value-type="float">
            <text:p>2,03454648885265</text:p>
          </table:table-cell>
          <table:table-cell office:value-type="float" office:value="2.08652140554083" calcext:value-type="float">
            <text:p>2,08652140554083</text:p>
          </table:table-cell>
          <table:table-cell office:value-type="float" office:value="2.4526242065851" calcext:value-type="float">
            <text:p>2,4526242065851</text:p>
          </table:table-cell>
          <table:table-cell office:value-type="float" office:value="2.17291837848333" calcext:value-type="float">
            <text:p>2,17291837848333</text:p>
          </table:table-cell>
          <table:table-cell office:value-type="float" office:value="2.03454648885265" calcext:value-type="float">
            <text:p>2,03454648885265</text:p>
          </table:table-cell>
          <table:table-cell office:value-type="float" office:value="2.17291837848333" calcext:value-type="float">
            <text:p>2,17291837848333</text:p>
          </table:table-cell>
          <table:table-cell office:value-type="float" office:value="2.06211625460869" calcext:value-type="float">
            <text:p>2,06211625460869</text:p>
          </table:table-cell>
          <table:table-cell office:value-type="float" office:value="2.08530343019655" calcext:value-type="float">
            <text:p>2,08530343019655</text:p>
          </table:table-cell>
          <table:table-cell office:value-type="float" office:value="2.17838530261293" calcext:value-type="float">
            <text:p>2,17838530261293</text:p>
          </table:table-cell>
          <table:table-cell office:value-type="float" office:value="1.84419968253378" calcext:value-type="float">
            <text:p>1,84419968253378</text:p>
          </table:table-cell>
          <table:table-cell office:value-type="float" office:value="2.17838530261293" calcext:value-type="float">
            <text:p>2,17838530261293</text:p>
          </table:table-cell>
          <table:table-cell office:value-type="float" office:value="3.7442414648772" calcext:value-type="float">
            <text:p>3,7442414648772</text:p>
          </table:table-cell>
          <table:table-cell office:value-type="float" office:value="2.14238656388687" calcext:value-type="float">
            <text:p>2,14238656388687</text:p>
          </table:table-cell>
          <table:table-cell office:value-type="float" office:value="1.84419968253378" calcext:value-type="float">
            <text:p>1,84419968253378</text:p>
          </table:table-cell>
          <table:table-cell office:value-type="float" office:value="2.14238656388687" calcext:value-type="float">
            <text:p>2,14238656388687</text:p>
          </table:table-cell>
          <table:table-cell office:value-type="float" office:value="1.8405120068594" calcext:value-type="float">
            <text:p>1,8405120068594</text:p>
          </table:table-cell>
          <table:table-cell office:value-type="float" office:value="1.08715612250728" calcext:value-type="float">
            <text:p>1,08715612250728</text:p>
          </table:table-cell>
          <table:table-cell office:value-type="float" office:value="1.13166052991628" calcext:value-type="float">
            <text:p>1,13166052991628</text:p>
          </table:table-cell>
          <table:table-cell office:value-type="float" office:value="1.02148037478268" calcext:value-type="float">
            <text:p>1,02148037478268</text:p>
          </table:table-cell>
          <table:table-cell office:value-type="float" office:value="1.13166052991628" calcext:value-type="float">
            <text:p>1,13166052991628</text:p>
          </table:table-cell>
          <table:table-cell office:value-type="float" office:value="1.37128084967851" calcext:value-type="float">
            <text:p>1,37128084967851</text:p>
          </table:table-cell>
          <table:table-cell office:value-type="float" office:value="1.11006128668065" calcext:value-type="float">
            <text:p>1,11006128668065</text:p>
          </table:table-cell>
          <table:table-cell office:value-type="float" office:value="1.02148037478268" calcext:value-type="float">
            <text:p>1,02148037478268</text:p>
          </table:table-cell>
          <table:table-cell office:value-type="float" office:value="1.11006128668065" calcext:value-type="float">
            <text:p>1,11006128668065</text:p>
          </table:table-cell>
          <table:table-cell office:value-type="float" office:value="1.01515864505517" calcext:value-type="float">
            <text:p>1,01515864505517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81322067882635" calcext:value-type="float">
            <text:p>1,81322067882635</text:p>
          </table:table-cell>
          <table:table-cell office:value-type="float" office:value="1.81409864137614" calcext:value-type="float">
            <text:p>1,81409864137614</text:p>
          </table:table-cell>
          <table:table-cell office:value-type="float" office:value="2.34923602992845" calcext:value-type="float">
            <text:p>2,34923602992845</text:p>
          </table:table-cell>
          <table:table-cell office:value-type="float" office:value="1.81334827453012" calcext:value-type="float">
            <text:p>1,81334827453012</text:p>
          </table:table-cell>
          <table:table-cell office:value-type="float" office:value="2.1234370223722" calcext:value-type="float">
            <text:p>2,1234370223722</text:p>
          </table:table-cell>
          <table:table-cell office:value-type="float" office:value="2.79762679890762" calcext:value-type="float">
            <text:p>2,79762679890762</text:p>
          </table:table-cell>
          <table:table-cell office:value-type="float" office:value="1.80036726673824" calcext:value-type="float">
            <text:p>1,80036726673824</text:p>
          </table:table-cell>
          <table:table-cell office:value-type="float" office:value="2.04972483316026" calcext:value-type="float">
            <text:p>2,04972483316026</text:p>
          </table:table-cell>
          <table:table-cell office:value-type="float" office:value="2.43438775884662" calcext:value-type="float">
            <text:p>2,43438775884662</text:p>
          </table:table-cell>
          <table:table-cell office:value-type="float" office:value="1.81221512057278" calcext:value-type="float">
            <text:p>1,81221512057278</text:p>
          </table:table-cell>
          <table:table-cell office:value-type="float" office:value="1.8475854216185" calcext:value-type="float">
            <text:p>1,8475854216185</text:p>
          </table:table-cell>
          <table:table-cell office:value-type="float" office:value="2.43598264950158" calcext:value-type="float">
            <text:p>2,43598264950158</text:p>
          </table:table-cell>
          <table:table-cell office:value-type="float" office:value="1.64383623825707" calcext:value-type="float">
            <text:p>1,64383623825707</text:p>
          </table:table-cell>
          <table:table-cell office:value-type="float" office:value="2.14238656388687" calcext:value-type="float">
            <text:p>2,14238656388687</text:p>
          </table:table-cell>
          <table:table-cell office:value-type="float" office:value="4.2834463844832" calcext:value-type="float">
            <text:p>4,2834463844832</text:p>
          </table:table-cell>
          <table:table-cell office:value-type="float" office:value="1.53802869252432" calcext:value-type="float">
            <text:p>1,53802869252432</text:p>
          </table:table-cell>
          <table:table-cell office:value-type="float" office:value="1.84070728468398" calcext:value-type="float">
            <text:p>1,84070728468398</text:p>
          </table:table-cell>
          <table:table-cell office:value-type="float" office:value="2.45581164447197" calcext:value-type="float">
            <text:p>2,45581164447197</text:p>
          </table:table-cell>
          <table:table-cell office:value-type="float" office:value="0.939665448274789" calcext:value-type="float">
            <text:p>0,939665448274789</text:p>
          </table:table-cell>
          <table:table-cell office:value-type="float" office:value="1.03324413275515" calcext:value-type="float">
            <text:p>1,03324413275515</text:p>
          </table:table-cell>
          <table:table-cell office:value-type="float" office:value="1.26366276197617" calcext:value-type="float">
            <text:p>1,26366276197617</text:p>
          </table:table-cell>
          <table:table-cell office:value-type="float" office:value="0.913202539771228" calcext:value-type="float">
            <text:p>0,913202539771228</text:p>
          </table:table-cell>
          <table:table-cell office:value-type="float" office:value="1.11530703190628" calcext:value-type="float">
            <text:p>1,11530703190628</text:p>
          </table:table-cell>
          <table:table-cell office:value-type="float" office:value="1.58542426564795" calcext:value-type="float">
            <text:p>1,58542426564795</text:p>
          </table:table-cell>
          <table:table-cell office:value-type="float" office:value="0.867203980418006" calcext:value-type="float">
            <text:p>0,867203980418006</text:p>
          </table:table-cell>
          <table:table-cell office:value-type="float" office:value="1.01758468937647" calcext:value-type="float">
            <text:p>1,01758468937647</text:p>
          </table:table-cell>
          <table:table-cell office:value-type="float" office:value="1.2647051498741" calcext:value-type="float">
            <text:p>1,2647051498741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0560120807976" calcext:value-type="float">
            <text:p>2,00560120807976</text:p>
          </table:table-cell>
          <table:table-cell office:value-type="float" office:value="2.0049885523784" calcext:value-type="float">
            <text:p>2,0049885523784</text:p>
          </table:table-cell>
          <table:table-cell office:value-type="float" office:value="1.75238740705497" calcext:value-type="float">
            <text:p>1,75238740705497</text:p>
          </table:table-cell>
          <table:table-cell office:value-type="float" office:value="2.00712848745777" calcext:value-type="float">
            <text:p>2,00712848745777</text:p>
          </table:table-cell>
          <table:table-cell office:value-type="float" office:value="2.01261400203535" calcext:value-type="float">
            <text:p>2,01261400203535</text:p>
          </table:table-cell>
          <table:table-cell office:value-type="float" office:value="1.82039962436906" calcext:value-type="float">
            <text:p>1,82039962436906</text:p>
          </table:table-cell>
          <table:table-cell office:value-type="float" office:value="3.1182496063524" calcext:value-type="float">
            <text:p>3,1182496063524</text:p>
          </table:table-cell>
          <table:table-cell office:value-type="float" office:value="2.38635366343773" calcext:value-type="float">
            <text:p>2,38635366343773</text:p>
          </table:table-cell>
          <table:table-cell office:value-type="float" office:value="1.9785683958616" calcext:value-type="float">
            <text:p>1,9785683958616</text:p>
          </table:table-cell>
          <table:table-cell office:value-type="float" office:value="2.00468658440311" calcext:value-type="float">
            <text:p>2,00468658440311</text:p>
          </table:table-cell>
          <table:table-cell office:value-type="float" office:value="1.63730854668377" calcext:value-type="float">
            <text:p>1,63730854668377</text:p>
          </table:table-cell>
          <table:table-cell office:value-type="float" office:value="1.43177404441744" calcext:value-type="float">
            <text:p>1,43177404441744</text:p>
          </table:table-cell>
          <table:table-cell office:value-type="float" office:value="2.41780123199659" calcext:value-type="float">
            <text:p>2,41780123199659</text:p>
          </table:table-cell>
          <table:table-cell office:value-type="float" office:value="1.84419968253378" calcext:value-type="float">
            <text:p>1,84419968253378</text:p>
          </table:table-cell>
          <table:table-cell office:value-type="float" office:value="1.53802869252432" calcext:value-type="float">
            <text:p>1,53802869252432</text:p>
          </table:table-cell>
          <table:table-cell office:value-type="float" office:value="4.9612666681617" calcext:value-type="float">
            <text:p>4,9612666681617</text:p>
          </table:table-cell>
          <table:table-cell office:value-type="float" office:value="2.43598264950158" calcext:value-type="float">
            <text:p>2,43598264950158</text:p>
          </table:table-cell>
          <table:table-cell office:value-type="float" office:value="1.728951899778" calcext:value-type="float">
            <text:p>1,728951899778</text:p>
          </table:table-cell>
          <table:table-cell office:value-type="float" office:value="1.04432629787895" calcext:value-type="float">
            <text:p>1,04432629787895</text:p>
          </table:table-cell>
          <table:table-cell office:value-type="float" office:value="0.900893869686102" calcext:value-type="float">
            <text:p>0,900893869686102</text:p>
          </table:table-cell>
          <table:table-cell office:value-type="float" office:value="0.799371531406718" calcext:value-type="float">
            <text:p>0,799371531406718</text:p>
          </table:table-cell>
          <table:table-cell office:value-type="float" office:value="1.27172473742657" calcext:value-type="float">
            <text:p>1,27172473742657</text:p>
          </table:table-cell>
          <table:table-cell office:value-type="float" office:value="1.02346297246108" calcext:value-type="float">
            <text:p>1,02346297246108</text:p>
          </table:table-cell>
          <table:table-cell office:value-type="float" office:value="0.864818211523323" calcext:value-type="float">
            <text:p>0,864818211523323</text:p>
          </table:table-cell>
          <table:table-cell office:value-type="float" office:value="1.87303318479624" calcext:value-type="float">
            <text:p>1,87303318479624</text:p>
          </table:table-cell>
          <table:table-cell office:value-type="float" office:value="1.25914133359668" calcext:value-type="float">
            <text:p>1,25914133359668</text:p>
          </table:table-cell>
          <table:table-cell office:value-type="float" office:value="0.9632278612245" calcext:value-type="float">
            <text:p>0,963227861224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1322067882635" calcext:value-type="float">
            <text:p>1,81322067882635</text:p>
          </table:table-cell>
          <table:table-cell office:value-type="float" office:value="1.81334827453012" calcext:value-type="float">
            <text:p>1,81334827453012</text:p>
          </table:table-cell>
          <table:table-cell office:value-type="float" office:value="1.80036726673824" calcext:value-type="float">
            <text:p>1,80036726673824</text:p>
          </table:table-cell>
          <table:table-cell office:value-type="float" office:value="1.81409864137614" calcext:value-type="float">
            <text:p>1,81409864137614</text:p>
          </table:table-cell>
          <table:table-cell office:value-type="float" office:value="2.1234370223722" calcext:value-type="float">
            <text:p>2,1234370223722</text:p>
          </table:table-cell>
          <table:table-cell office:value-type="float" office:value="2.04972483316026" calcext:value-type="float">
            <text:p>2,04972483316026</text:p>
          </table:table-cell>
          <table:table-cell office:value-type="float" office:value="2.34923602992844" calcext:value-type="float">
            <text:p>2,34923602992844</text:p>
          </table:table-cell>
          <table:table-cell office:value-type="float" office:value="2.79762679890761" calcext:value-type="float">
            <text:p>2,79762679890761</text:p>
          </table:table-cell>
          <table:table-cell office:value-type="float" office:value="2.43438775884662" calcext:value-type="float">
            <text:p>2,43438775884662</text:p>
          </table:table-cell>
          <table:table-cell office:value-type="float" office:value="1.81221512057278" calcext:value-type="float">
            <text:p>1,81221512057278</text:p>
          </table:table-cell>
          <table:table-cell office:value-type="float" office:value="1.64383623825706" calcext:value-type="float">
            <text:p>1,64383623825706</text:p>
          </table:table-cell>
          <table:table-cell office:value-type="float" office:value="1.53802869252432" calcext:value-type="float">
            <text:p>1,53802869252432</text:p>
          </table:table-cell>
          <table:table-cell office:value-type="float" office:value="1.8475854216185" calcext:value-type="float">
            <text:p>1,8475854216185</text:p>
          </table:table-cell>
          <table:table-cell office:value-type="float" office:value="2.14238656388687" calcext:value-type="float">
            <text:p>2,14238656388687</text:p>
          </table:table-cell>
          <table:table-cell office:value-type="float" office:value="1.84070728468398" calcext:value-type="float">
            <text:p>1,84070728468398</text:p>
          </table:table-cell>
          <table:table-cell office:value-type="float" office:value="2.43598264950158" calcext:value-type="float">
            <text:p>2,43598264950158</text:p>
          </table:table-cell>
          <table:table-cell office:value-type="float" office:value="4.2834463844832" calcext:value-type="float">
            <text:p>4,2834463844832</text:p>
          </table:table-cell>
          <table:table-cell office:value-type="float" office:value="2.45581164447197" calcext:value-type="float">
            <text:p>2,45581164447197</text:p>
          </table:table-cell>
          <table:table-cell office:value-type="float" office:value="0.939665448274789" calcext:value-type="float">
            <text:p>0,939665448274789</text:p>
          </table:table-cell>
          <table:table-cell office:value-type="float" office:value="0.913202539771228" calcext:value-type="float">
            <text:p>0,913202539771228</text:p>
          </table:table-cell>
          <table:table-cell office:value-type="float" office:value="0.867203980418006" calcext:value-type="float">
            <text:p>0,867203980418006</text:p>
          </table:table-cell>
          <table:table-cell office:value-type="float" office:value="1.03324413275515" calcext:value-type="float">
            <text:p>1,03324413275515</text:p>
          </table:table-cell>
          <table:table-cell office:value-type="float" office:value="1.11530703190628" calcext:value-type="float">
            <text:p>1,11530703190628</text:p>
          </table:table-cell>
          <table:table-cell office:value-type="float" office:value="1.01758468937647" calcext:value-type="float">
            <text:p>1,01758468937647</text:p>
          </table:table-cell>
          <table:table-cell office:value-type="float" office:value="1.26366276197617" calcext:value-type="float">
            <text:p>1,26366276197617</text:p>
          </table:table-cell>
          <table:table-cell office:value-type="float" office:value="1.58542426564795" calcext:value-type="float">
            <text:p>1,58542426564795</text:p>
          </table:table-cell>
          <table:table-cell office:value-type="float" office:value="1.2647051498741" calcext:value-type="float">
            <text:p>1,2647051498741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1.660698693824" calcext:value-type="float">
            <text:p>1,660698693824</text:p>
          </table:table-cell>
          <table:table-cell office:value-type="float" office:value="1.66120661489529" calcext:value-type="float">
            <text:p>1,66120661489529</text:p>
          </table:table-cell>
          <table:table-cell office:value-type="float" office:value="1.93678023728768" calcext:value-type="float">
            <text:p>1,93678023728768</text:p>
          </table:table-cell>
          <table:table-cell office:value-type="float" office:value="1.66120661489529" calcext:value-type="float">
            <text:p>1,66120661489529</text:p>
          </table:table-cell>
          <table:table-cell office:value-type="float" office:value="2.0006579262059" calcext:value-type="float">
            <text:p>2,0006579262059</text:p>
          </table:table-cell>
          <table:table-cell office:value-type="float" office:value="2.42018219718975" calcext:value-type="float">
            <text:p>2,42018219718975</text:p>
          </table:table-cell>
          <table:table-cell office:value-type="float" office:value="1.93678023728768" calcext:value-type="float">
            <text:p>1,93678023728768</text:p>
          </table:table-cell>
          <table:table-cell office:value-type="float" office:value="2.42018219718975" calcext:value-type="float">
            <text:p>2,42018219718975</text:p>
          </table:table-cell>
          <table:table-cell office:value-type="float" office:value="3.28747898079347" calcext:value-type="float">
            <text:p>3,28747898079347</text:p>
          </table:table-cell>
          <table:table-cell office:value-type="float" office:value="1.65968285168142" calcext:value-type="float">
            <text:p>1,65968285168142</text:p>
          </table:table-cell>
          <table:table-cell office:value-type="float" office:value="1.5541027524793" calcext:value-type="float">
            <text:p>1,5541027524793</text:p>
          </table:table-cell>
          <table:table-cell office:value-type="float" office:value="1.728951899778" calcext:value-type="float">
            <text:p>1,728951899778</text:p>
          </table:table-cell>
          <table:table-cell office:value-type="float" office:value="1.5541027524793" calcext:value-type="float">
            <text:p>1,5541027524793</text:p>
          </table:table-cell>
          <table:table-cell office:value-type="float" office:value="1.8405120068594" calcext:value-type="float">
            <text:p>1,8405120068594</text:p>
          </table:table-cell>
          <table:table-cell office:value-type="float" office:value="2.45581164447197" calcext:value-type="float">
            <text:p>2,45581164447197</text:p>
          </table:table-cell>
          <table:table-cell office:value-type="float" office:value="1.728951899778" calcext:value-type="float">
            <text:p>1,728951899778</text:p>
          </table:table-cell>
          <table:table-cell office:value-type="float" office:value="2.45581164447197" calcext:value-type="float">
            <text:p>2,45581164447197</text:p>
          </table:table-cell>
          <table:table-cell office:value-type="float" office:value="5.02207254800088" calcext:value-type="float">
            <text:p>5,02207254800088</text:p>
          </table:table-cell>
          <table:table-cell office:value-type="float" office:value="0.855000907511541" calcext:value-type="float">
            <text:p>0,855000907511541</text:p>
          </table:table-cell>
          <table:table-cell office:value-type="float" office:value="0.88016038918237" calcext:value-type="float">
            <text:p>0,88016038918237</text:p>
          </table:table-cell>
          <table:table-cell office:value-type="float" office:value="0.969112964873049" calcext:value-type="float">
            <text:p>0,969112964873049</text:p>
          </table:table-cell>
          <table:table-cell office:value-type="float" office:value="0.88016038918237" calcext:value-type="float">
            <text:p>0,88016038918237</text:p>
          </table:table-cell>
          <table:table-cell office:value-type="float" office:value="1.02258532104796" calcext:value-type="float">
            <text:p>1,02258532104796</text:p>
          </table:table-cell>
          <table:table-cell office:value-type="float" office:value="1.26733957053182" calcext:value-type="float">
            <text:p>1,26733957053182</text:p>
          </table:table-cell>
          <table:table-cell office:value-type="float" office:value="0.969112964873049" calcext:value-type="float">
            <text:p>0,969112964873049</text:p>
          </table:table-cell>
          <table:table-cell office:value-type="float" office:value="1.26733957053182" calcext:value-type="float">
            <text:p>1,26733957053182</text:p>
          </table:table-cell>
          <table:table-cell office:value-type="float" office:value="1.88918792226613" calcext:value-type="float">
            <text:p>1,88918792226613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.51630816705151" calcext:value-type="float">
            <text:p>1,51630816705151</text:p>
          </table:table-cell>
          <table:table-cell office:value-type="float" office:value="1.51554288796061" calcext:value-type="float">
            <text:p>1,51554288796061</text:p>
          </table:table-cell>
          <table:table-cell office:value-type="float" office:value="1.22529022336671" calcext:value-type="float">
            <text:p>1,22529022336671</text:p>
          </table:table-cell>
          <table:table-cell office:value-type="float" office:value="1.51554288796061" calcext:value-type="float">
            <text:p>1,51554288796061</text:p>
          </table:table-cell>
          <table:table-cell office:value-type="float" office:value="1.27004897338993" calcext:value-type="float">
            <text:p>1,27004897338993</text:p>
          </table:table-cell>
          <table:table-cell office:value-type="float" office:value="1.11600148426058" calcext:value-type="float">
            <text:p>1,11600148426058</text:p>
          </table:table-cell>
          <table:table-cell office:value-type="float" office:value="1.22529022336671" calcext:value-type="float">
            <text:p>1,22529022336671</text:p>
          </table:table-cell>
          <table:table-cell office:value-type="float" office:value="1.11600148426058" calcext:value-type="float">
            <text:p>1,11600148426058</text:p>
          </table:table-cell>
          <table:table-cell office:value-type="float" office:value="1.0290012920109" calcext:value-type="float">
            <text:p>1,0290012920109</text:p>
          </table:table-cell>
          <table:table-cell office:value-type="float" office:value="1.51783872523332" calcext:value-type="float">
            <text:p>1,51783872523332</text:p>
          </table:table-cell>
          <table:table-cell office:value-type="float" office:value="1.2860103762203" calcext:value-type="float">
            <text:p>1,2860103762203</text:p>
          </table:table-cell>
          <table:table-cell office:value-type="float" office:value="1.04432629787895" calcext:value-type="float">
            <text:p>1,04432629787895</text:p>
          </table:table-cell>
          <table:table-cell office:value-type="float" office:value="1.2860103762203" calcext:value-type="float">
            <text:p>1,2860103762203</text:p>
          </table:table-cell>
          <table:table-cell office:value-type="float" office:value="1.08715612250728" calcext:value-type="float">
            <text:p>1,08715612250728</text:p>
          </table:table-cell>
          <table:table-cell office:value-type="float" office:value="0.939665448274789" calcext:value-type="float">
            <text:p>0,939665448274789</text:p>
          </table:table-cell>
          <table:table-cell office:value-type="float" office:value="1.04432629787895" calcext:value-type="float">
            <text:p>1,04432629787895</text:p>
          </table:table-cell>
          <table:table-cell office:value-type="float" office:value="0.939665448274789" calcext:value-type="float">
            <text:p>0,939665448274789</text:p>
          </table:table-cell>
          <table:table-cell office:value-type="float" office:value="0.855000907511541" calcext:value-type="float">
            <text:p>0,855000907511541</text:p>
          </table:table-cell>
          <table:table-cell office:value-type="float" office:value="3.51205360506901" calcext:value-type="float">
            <text:p>3,51205360506901</text:p>
          </table:table-cell>
          <table:table-cell office:value-type="float" office:value="1.26518784752137" calcext:value-type="float">
            <text:p>1,26518784752137</text:p>
          </table:table-cell>
          <table:table-cell office:value-type="float" office:value="0.726339143653977" calcext:value-type="float">
            <text:p>0,726339143653977</text:p>
          </table:table-cell>
          <table:table-cell office:value-type="float" office:value="1.26518784752137" calcext:value-type="float">
            <text:p>1,26518784752137</text:p>
          </table:table-cell>
          <table:table-cell office:value-type="float" office:value="0.801536112663533" calcext:value-type="float">
            <text:p>0,801536112663533</text:p>
          </table:table-cell>
          <table:table-cell office:value-type="float" office:value="0.595842429215597" calcext:value-type="float">
            <text:p>0,595842429215597</text:p>
          </table:table-cell>
          <table:table-cell office:value-type="float" office:value="0.726339143653977" calcext:value-type="float">
            <text:p>0,726339143653977</text:p>
          </table:table-cell>
          <table:table-cell office:value-type="float" office:value="0.595842429215597" calcext:value-type="float">
            <text:p>0,595842429215597</text:p>
          </table:table-cell>
          <table:table-cell office:value-type="float" office:value="0.511671441485683" calcext:value-type="float">
            <text:p>0,511671441485683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23097877594046" calcext:value-type="float">
            <text:p>1,23097877594046</text:p>
          </table:table-cell>
          <table:table-cell office:value-type="float" office:value="1.23120749814066" calcext:value-type="float">
            <text:p>1,23120749814066</text:p>
          </table:table-cell>
          <table:table-cell office:value-type="float" office:value="1.19894545906163" calcext:value-type="float">
            <text:p>1,19894545906163</text:p>
          </table:table-cell>
          <table:table-cell office:value-type="float" office:value="1.23054050538864" calcext:value-type="float">
            <text:p>1,23054050538864</text:p>
          </table:table-cell>
          <table:table-cell office:value-type="float" office:value="1.1429411335281" calcext:value-type="float">
            <text:p>1,1429411335281</text:p>
          </table:table-cell>
          <table:table-cell office:value-type="float" office:value="1.09390414161766" calcext:value-type="float">
            <text:p>1,09390414161766</text:p>
          </table:table-cell>
          <table:table-cell office:value-type="float" office:value="1.05294245588401" calcext:value-type="float">
            <text:p>1,05294245588401</text:p>
          </table:table-cell>
          <table:table-cell office:value-type="float" office:value="1.02739299257728" calcext:value-type="float">
            <text:p>1,02739299257728</text:p>
          </table:table-cell>
          <table:table-cell office:value-type="float" office:value="1.00048584112577" calcext:value-type="float">
            <text:p>1,00048584112577</text:p>
          </table:table-cell>
          <table:table-cell office:value-type="float" office:value="1.23118832429207" calcext:value-type="float">
            <text:p>1,23118832429207</text:p>
          </table:table-cell>
          <table:table-cell office:value-type="float" office:value="1.58045810203046" calcext:value-type="float">
            <text:p>1,58045810203046</text:p>
          </table:table-cell>
          <table:table-cell office:value-type="float" office:value="1.27172473742657" calcext:value-type="float">
            <text:p>1,27172473742657</text:p>
          </table:table-cell>
          <table:table-cell office:value-type="float" office:value="1.05746737493995" calcext:value-type="float">
            <text:p>1,05746737493995</text:p>
          </table:table-cell>
          <table:table-cell office:value-type="float" office:value="1.13166052991628" calcext:value-type="float">
            <text:p>1,13166052991628</text:p>
          </table:table-cell>
          <table:table-cell office:value-type="float" office:value="1.03324413275515" calcext:value-type="float">
            <text:p>1,03324413275515</text:p>
          </table:table-cell>
          <table:table-cell office:value-type="float" office:value="0.900893869686101" calcext:value-type="float">
            <text:p>0,900893869686101</text:p>
          </table:table-cell>
          <table:table-cell office:value-type="float" office:value="0.913202539771228" calcext:value-type="float">
            <text:p>0,913202539771228</text:p>
          </table:table-cell>
          <table:table-cell office:value-type="float" office:value="0.88016038918237" calcext:value-type="float">
            <text:p>0,88016038918237</text:p>
          </table:table-cell>
          <table:table-cell office:value-type="float" office:value="1.26518784752137" calcext:value-type="float">
            <text:p>1,26518784752137</text:p>
          </table:table-cell>
          <table:table-cell office:value-type="float" office:value="3.03650942037673" calcext:value-type="float">
            <text:p>3,03650942037673</text:p>
          </table:table-cell>
          <table:table-cell office:value-type="float" office:value="1.27425125585904" calcext:value-type="float">
            <text:p>1,27425125585904</text:p>
          </table:table-cell>
          <table:table-cell office:value-type="float" office:value="0.793053645416662" calcext:value-type="float">
            <text:p>0,793053645416662</text:p>
          </table:table-cell>
          <table:table-cell office:value-type="float" office:value="1.06264989647277" calcext:value-type="float">
            <text:p>1,06264989647277</text:p>
          </table:table-cell>
          <table:table-cell office:value-type="float" office:value="0.788770865632859" calcext:value-type="float">
            <text:p>0,788770865632859</text:p>
          </table:table-cell>
          <table:table-cell office:value-type="float" office:value="0.579963108149219" calcext:value-type="float">
            <text:p>0,579963108149219</text:p>
          </table:table-cell>
          <table:table-cell office:value-type="float" office:value="0.625904917494111" calcext:value-type="float">
            <text:p>0,625904917494111</text:p>
          </table:table-cell>
          <table:table-cell office:value-type="float" office:value="0.573709043077335" calcext:value-type="float">
            <text:p>0,57370904307733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05141430510468" calcext:value-type="float">
            <text:p>1,05141430510468</text:p>
          </table:table-cell>
          <table:table-cell office:value-type="float" office:value="1.05193943145853" calcext:value-type="float">
            <text:p>1,05193943145853</text:p>
          </table:table-cell>
          <table:table-cell office:value-type="float" office:value="1.36945840049288" calcext:value-type="float">
            <text:p>1,36945840049288</text:p>
          </table:table-cell>
          <table:table-cell office:value-type="float" office:value="1.05116127324785" calcext:value-type="float">
            <text:p>1,05116127324785</text:p>
          </table:table-cell>
          <table:table-cell office:value-type="float" office:value="1.05711695623691" calcext:value-type="float">
            <text:p>1,05711695623691</text:p>
          </table:table-cell>
          <table:table-cell office:value-type="float" office:value="1.18340258522387" calcext:value-type="float">
            <text:p>1,18340258522387</text:p>
          </table:table-cell>
          <table:table-cell office:value-type="float" office:value="0.942711307042066" calcext:value-type="float">
            <text:p>0,942711307042066</text:p>
          </table:table-cell>
          <table:table-cell office:value-type="float" office:value="0.977601116471625" calcext:value-type="float">
            <text:p>0,977601116471625</text:p>
          </table:table-cell>
          <table:table-cell office:value-type="float" office:value="1.04337222218952" calcext:value-type="float">
            <text:p>1,04337222218952</text:p>
          </table:table-cell>
          <table:table-cell office:value-type="float" office:value="1.05114221060765" calcext:value-type="float">
            <text:p>1,05114221060765</text:p>
          </table:table-cell>
          <table:table-cell office:value-type="float" office:value="1.25436929150083" calcext:value-type="float">
            <text:p>1,25436929150083</text:p>
          </table:table-cell>
          <table:table-cell office:value-type="float" office:value="1.87303318479624" calcext:value-type="float">
            <text:p>1,87303318479624</text:p>
          </table:table-cell>
          <table:table-cell office:value-type="float" office:value="0.900623699638824" calcext:value-type="float">
            <text:p>0,900623699638824</text:p>
          </table:table-cell>
          <table:table-cell office:value-type="float" office:value="1.02148037478268" calcext:value-type="float">
            <text:p>1,02148037478268</text:p>
          </table:table-cell>
          <table:table-cell office:value-type="float" office:value="1.26366276197617" calcext:value-type="float">
            <text:p>1,26366276197617</text:p>
          </table:table-cell>
          <table:table-cell office:value-type="float" office:value="0.799371531406717" calcext:value-type="float">
            <text:p>0,799371531406717</text:p>
          </table:table-cell>
          <table:table-cell office:value-type="float" office:value="0.867203980418006" calcext:value-type="float">
            <text:p>0,867203980418006</text:p>
          </table:table-cell>
          <table:table-cell office:value-type="float" office:value="0.969112964873049" calcext:value-type="float">
            <text:p>0,969112964873049</text:p>
          </table:table-cell>
          <table:table-cell office:value-type="float" office:value="0.726339143653977" calcext:value-type="float">
            <text:p>0,726339143653977</text:p>
          </table:table-cell>
          <table:table-cell office:value-type="float" office:value="1.27425125585904" calcext:value-type="float">
            <text:p>1,27425125585904</text:p>
          </table:table-cell>
          <table:table-cell office:value-type="float" office:value="3.60464228521508" calcext:value-type="float">
            <text:p>3,60464228521508</text:p>
          </table:table-cell>
          <table:table-cell office:value-type="float" office:value="0.579963108149219" calcext:value-type="float">
            <text:p>0,579963108149219</text:p>
          </table:table-cell>
          <table:table-cell office:value-type="float" office:value="0.785905558925318" calcext:value-type="float">
            <text:p>0,785905558925318</text:p>
          </table:table-cell>
          <table:table-cell office:value-type="float" office:value="1.27128470020501" calcext:value-type="float">
            <text:p>1,27128470020501</text:p>
          </table:table-cell>
          <table:table-cell office:value-type="float" office:value="0.486947138527974" calcext:value-type="float">
            <text:p>0,486947138527974</text:p>
          </table:table-cell>
          <table:table-cell office:value-type="float" office:value="0.568453914555961" calcext:value-type="float">
            <text:p>0,568453914555961</text:p>
          </table:table-cell>
          <table:table-cell office:value-type="float" office:value="0.702212894908506" calcext:value-type="float">
            <text:p>0,702212894908506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23097877594046" calcext:value-type="float">
            <text:p>1,23097877594046</text:p>
          </table:table-cell>
          <table:table-cell office:value-type="float" office:value="1.23054050538864" calcext:value-type="float">
            <text:p>1,23054050538864</text:p>
          </table:table-cell>
          <table:table-cell office:value-type="float" office:value="1.05294245588401" calcext:value-type="float">
            <text:p>1,05294245588401</text:p>
          </table:table-cell>
          <table:table-cell office:value-type="float" office:value="1.23120749814065" calcext:value-type="float">
            <text:p>1,23120749814065</text:p>
          </table:table-cell>
          <table:table-cell office:value-type="float" office:value="1.1429411335281" calcext:value-type="float">
            <text:p>1,1429411335281</text:p>
          </table:table-cell>
          <table:table-cell office:value-type="float" office:value="1.02739299257728" calcext:value-type="float">
            <text:p>1,02739299257728</text:p>
          </table:table-cell>
          <table:table-cell office:value-type="float" office:value="1.19894545906163" calcext:value-type="float">
            <text:p>1,19894545906163</text:p>
          </table:table-cell>
          <table:table-cell office:value-type="float" office:value="1.09390414161766" calcext:value-type="float">
            <text:p>1,09390414161766</text:p>
          </table:table-cell>
          <table:table-cell office:value-type="float" office:value="1.00048584112577" calcext:value-type="float">
            <text:p>1,00048584112577</text:p>
          </table:table-cell>
          <table:table-cell office:value-type="float" office:value="1.23118832429207" calcext:value-type="float">
            <text:p>1,23118832429207</text:p>
          </table:table-cell>
          <table:table-cell office:value-type="float" office:value="1.05746737493995" calcext:value-type="float">
            <text:p>1,05746737493995</text:p>
          </table:table-cell>
          <table:table-cell office:value-type="float" office:value="0.900893869686101" calcext:value-type="float">
            <text:p>0,900893869686101</text:p>
          </table:table-cell>
          <table:table-cell office:value-type="float" office:value="1.58045810203046" calcext:value-type="float">
            <text:p>1,58045810203046</text:p>
          </table:table-cell>
          <table:table-cell office:value-type="float" office:value="1.13166052991628" calcext:value-type="float">
            <text:p>1,13166052991628</text:p>
          </table:table-cell>
          <table:table-cell office:value-type="float" office:value="0.913202539771228" calcext:value-type="float">
            <text:p>0,913202539771228</text:p>
          </table:table-cell>
          <table:table-cell office:value-type="float" office:value="1.27172473742657" calcext:value-type="float">
            <text:p>1,27172473742657</text:p>
          </table:table-cell>
          <table:table-cell office:value-type="float" office:value="1.03324413275515" calcext:value-type="float">
            <text:p>1,03324413275515</text:p>
          </table:table-cell>
          <table:table-cell office:value-type="float" office:value="0.88016038918237" calcext:value-type="float">
            <text:p>0,88016038918237</text:p>
          </table:table-cell>
          <table:table-cell office:value-type="float" office:value="1.26518784752137" calcext:value-type="float">
            <text:p>1,26518784752137</text:p>
          </table:table-cell>
          <table:table-cell office:value-type="float" office:value="0.793053645416662" calcext:value-type="float">
            <text:p>0,793053645416662</text:p>
          </table:table-cell>
          <table:table-cell office:value-type="float" office:value="0.579963108149219" calcext:value-type="float">
            <text:p>0,579963108149219</text:p>
          </table:table-cell>
          <table:table-cell office:value-type="float" office:value="3.03650942037673" calcext:value-type="float">
            <text:p>3,03650942037673</text:p>
          </table:table-cell>
          <table:table-cell office:value-type="float" office:value="1.06264989647277" calcext:value-type="float">
            <text:p>1,06264989647277</text:p>
          </table:table-cell>
          <table:table-cell office:value-type="float" office:value="0.625904917494111" calcext:value-type="float">
            <text:p>0,625904917494111</text:p>
          </table:table-cell>
          <table:table-cell office:value-type="float" office:value="1.27425125585904" calcext:value-type="float">
            <text:p>1,27425125585904</text:p>
          </table:table-cell>
          <table:table-cell office:value-type="float" office:value="0.788770865632859" calcext:value-type="float">
            <text:p>0,788770865632859</text:p>
          </table:table-cell>
          <table:table-cell office:value-type="float" office:value="0.573709043077335" calcext:value-type="float">
            <text:p>0,57370904307733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8103790640622" calcext:value-type="float">
            <text:p>1,08103790640622</text:p>
          </table:table-cell>
          <table:table-cell office:value-type="float" office:value="1.08113453075503" calcext:value-type="float">
            <text:p>1,08113453075503</text:p>
          </table:table-cell>
          <table:table-cell office:value-type="float" office:value="1.06876471759751" calcext:value-type="float">
            <text:p>1,06876471759751</text:p>
          </table:table-cell>
          <table:table-cell office:value-type="float" office:value="1.08113453075503" calcext:value-type="float">
            <text:p>1,08113453075503</text:p>
          </table:table-cell>
          <table:table-cell office:value-type="float" office:value="1.14738864206828" calcext:value-type="float">
            <text:p>1,14738864206828</text:p>
          </table:table-cell>
          <table:table-cell office:value-type="float" office:value="1.10169664957642" calcext:value-type="float">
            <text:p>1,10169664957642</text:p>
          </table:table-cell>
          <table:table-cell office:value-type="float" office:value="1.06876471759751" calcext:value-type="float">
            <text:p>1,06876471759751</text:p>
          </table:table-cell>
          <table:table-cell office:value-type="float" office:value="1.10169664957642" calcext:value-type="float">
            <text:p>1,10169664957642</text:p>
          </table:table-cell>
          <table:table-cell office:value-type="float" office:value="1.0753262067336" calcext:value-type="float">
            <text:p>1,0753262067336</text:p>
          </table:table-cell>
          <table:table-cell office:value-type="float" office:value="1.08084465770859" calcext:value-type="float">
            <text:p>1,08084465770859</text:p>
          </table:table-cell>
          <table:table-cell office:value-type="float" office:value="1.1238745814152" calcext:value-type="float">
            <text:p>1,1238745814152</text:p>
          </table:table-cell>
          <table:table-cell office:value-type="float" office:value="1.02346297246108" calcext:value-type="float">
            <text:p>1,02346297246108</text:p>
          </table:table-cell>
          <table:table-cell office:value-type="float" office:value="1.1238745814152" calcext:value-type="float">
            <text:p>1,1238745814152</text:p>
          </table:table-cell>
          <table:table-cell office:value-type="float" office:value="1.37128084967851" calcext:value-type="float">
            <text:p>1,37128084967851</text:p>
          </table:table-cell>
          <table:table-cell office:value-type="float" office:value="1.11530703190628" calcext:value-type="float">
            <text:p>1,11530703190628</text:p>
          </table:table-cell>
          <table:table-cell office:value-type="float" office:value="1.02346297246108" calcext:value-type="float">
            <text:p>1,02346297246108</text:p>
          </table:table-cell>
          <table:table-cell office:value-type="float" office:value="1.11530703190628" calcext:value-type="float">
            <text:p>1,11530703190628</text:p>
          </table:table-cell>
          <table:table-cell office:value-type="float" office:value="1.02258532104796" calcext:value-type="float">
            <text:p>1,02258532104796</text:p>
          </table:table-cell>
          <table:table-cell office:value-type="float" office:value="0.801536112663533" calcext:value-type="float">
            <text:p>0,801536112663533</text:p>
          </table:table-cell>
          <table:table-cell office:value-type="float" office:value="1.06264989647277" calcext:value-type="float">
            <text:p>1,06264989647277</text:p>
          </table:table-cell>
          <table:table-cell office:value-type="float" office:value="0.785905558925318" calcext:value-type="float">
            <text:p>0,785905558925318</text:p>
          </table:table-cell>
          <table:table-cell office:value-type="float" office:value="1.06264989647277" calcext:value-type="float">
            <text:p>1,06264989647277</text:p>
          </table:table-cell>
          <table:table-cell office:value-type="float" office:value="2.60193322935982" calcext:value-type="float">
            <text:p>2,60193322935982</text:p>
          </table:table-cell>
          <table:table-cell office:value-type="float" office:value="1.05750936676742" calcext:value-type="float">
            <text:p>1,05750936676742</text:p>
          </table:table-cell>
          <table:table-cell office:value-type="float" office:value="0.785905558925318" calcext:value-type="float">
            <text:p>0,785905558925318</text:p>
          </table:table-cell>
          <table:table-cell office:value-type="float" office:value="1.05750936676742" calcext:value-type="float">
            <text:p>1,05750936676742</text:p>
          </table:table-cell>
          <table:table-cell office:value-type="float" office:value="0.784401013645703" calcext:value-type="float">
            <text:p>0,784401013645703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.969077236398499" calcext:value-type="float">
            <text:p>0,969077236398499</text:p>
          </table:table-cell>
          <table:table-cell office:value-type="float" office:value="0.96942174023571" calcext:value-type="float">
            <text:p>0,96942174023571</text:p>
          </table:table-cell>
          <table:table-cell office:value-type="float" office:value="1.16063853655749" calcext:value-type="float">
            <text:p>1,16063853655749</text:p>
          </table:table-cell>
          <table:table-cell office:value-type="float" office:value="0.969116035224371" calcext:value-type="float">
            <text:p>0,969116035224371</text:p>
          </table:table-cell>
          <table:table-cell office:value-type="float" office:value="1.07291268938419" calcext:value-type="float">
            <text:p>1,07291268938419</text:p>
          </table:table-cell>
          <table:table-cell office:value-type="float" office:value="1.25335253584008" calcext:value-type="float">
            <text:p>1,25335253584008</text:p>
          </table:table-cell>
          <table:table-cell office:value-type="float" office:value="0.965515365229285" calcext:value-type="float">
            <text:p>0,965515365229285</text:p>
          </table:table-cell>
          <table:table-cell office:value-type="float" office:value="1.06261184894016" calcext:value-type="float">
            <text:p>1,06261184894016</text:p>
          </table:table-cell>
          <table:table-cell office:value-type="float" office:value="1.19443465177069" calcext:value-type="float">
            <text:p>1,19443465177069</text:p>
          </table:table-cell>
          <table:table-cell office:value-type="float" office:value="0.968693933735416" calcext:value-type="float">
            <text:p>0,968693933735416</text:p>
          </table:table-cell>
          <table:table-cell office:value-type="float" office:value="1.01921783197626" calcext:value-type="float">
            <text:p>1,01921783197626</text:p>
          </table:table-cell>
          <table:table-cell office:value-type="float" office:value="1.25914133359668" calcext:value-type="float">
            <text:p>1,25914133359668</text:p>
          </table:table-cell>
          <table:table-cell office:value-type="float" office:value="0.907718876931573" calcext:value-type="float">
            <text:p>0,907718876931573</text:p>
          </table:table-cell>
          <table:table-cell office:value-type="float" office:value="1.11006128668065" calcext:value-type="float">
            <text:p>1,11006128668065</text:p>
          </table:table-cell>
          <table:table-cell office:value-type="float" office:value="1.58542426564795" calcext:value-type="float">
            <text:p>1,58542426564795</text:p>
          </table:table-cell>
          <table:table-cell office:value-type="float" office:value="0.864818211523323" calcext:value-type="float">
            <text:p>0,864818211523323</text:p>
          </table:table-cell>
          <table:table-cell office:value-type="float" office:value="1.01758468937647" calcext:value-type="float">
            <text:p>1,01758468937647</text:p>
          </table:table-cell>
          <table:table-cell office:value-type="float" office:value="1.26733957053182" calcext:value-type="float">
            <text:p>1,26733957053182</text:p>
          </table:table-cell>
          <table:table-cell office:value-type="float" office:value="0.595842429215596" calcext:value-type="float">
            <text:p>0,595842429215596</text:p>
          </table:table-cell>
          <table:table-cell office:value-type="float" office:value="0.788770865632859" calcext:value-type="float">
            <text:p>0,788770865632859</text:p>
          </table:table-cell>
          <table:table-cell office:value-type="float" office:value="1.27128470020501" calcext:value-type="float">
            <text:p>1,27128470020501</text:p>
          </table:table-cell>
          <table:table-cell office:value-type="float" office:value="0.625904917494111" calcext:value-type="float">
            <text:p>0,625904917494111</text:p>
          </table:table-cell>
          <table:table-cell office:value-type="float" office:value="1.05750936676742" calcext:value-type="float">
            <text:p>1,05750936676742</text:p>
          </table:table-cell>
          <table:table-cell office:value-type="float" office:value="3.03722660159051" calcext:value-type="float">
            <text:p>3,03722660159051</text:p>
          </table:table-cell>
          <table:table-cell office:value-type="float" office:value="0.568453914555961" calcext:value-type="float">
            <text:p>0,568453914555961</text:p>
          </table:table-cell>
          <table:table-cell office:value-type="float" office:value="0.783092529206408" calcext:value-type="float">
            <text:p>0,783092529206408</text:p>
          </table:table-cell>
          <table:table-cell office:value-type="float" office:value="1.27191467533219" calcext:value-type="float">
            <text:p>1,27191467533219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141430510468" calcext:value-type="float">
            <text:p>1,05141430510468</text:p>
          </table:table-cell>
          <table:table-cell office:value-type="float" office:value="1.05116127324785" calcext:value-type="float">
            <text:p>1,05116127324785</text:p>
          </table:table-cell>
          <table:table-cell office:value-type="float" office:value="0.942711307042065" calcext:value-type="float">
            <text:p>0,942711307042065</text:p>
          </table:table-cell>
          <table:table-cell office:value-type="float" office:value="1.05193943145853" calcext:value-type="float">
            <text:p>1,05193943145853</text:p>
          </table:table-cell>
          <table:table-cell office:value-type="float" office:value="1.05711695623691" calcext:value-type="float">
            <text:p>1,05711695623691</text:p>
          </table:table-cell>
          <table:table-cell office:value-type="float" office:value="0.977601116471625" calcext:value-type="float">
            <text:p>0,977601116471625</text:p>
          </table:table-cell>
          <table:table-cell office:value-type="float" office:value="1.36945840049288" calcext:value-type="float">
            <text:p>1,36945840049288</text:p>
          </table:table-cell>
          <table:table-cell office:value-type="float" office:value="1.18340258522387" calcext:value-type="float">
            <text:p>1,18340258522387</text:p>
          </table:table-cell>
          <table:table-cell office:value-type="float" office:value="1.04337222218951" calcext:value-type="float">
            <text:p>1,04337222218951</text:p>
          </table:table-cell>
          <table:table-cell office:value-type="float" office:value="1.05114221060765" calcext:value-type="float">
            <text:p>1,05114221060765</text:p>
          </table:table-cell>
          <table:table-cell office:value-type="float" office:value="0.900623699638823" calcext:value-type="float">
            <text:p>0,900623699638823</text:p>
          </table:table-cell>
          <table:table-cell office:value-type="float" office:value="0.799371531406717" calcext:value-type="float">
            <text:p>0,799371531406717</text:p>
          </table:table-cell>
          <table:table-cell office:value-type="float" office:value="1.25436929150083" calcext:value-type="float">
            <text:p>1,25436929150083</text:p>
          </table:table-cell>
          <table:table-cell office:value-type="float" office:value="1.02148037478268" calcext:value-type="float">
            <text:p>1,02148037478268</text:p>
          </table:table-cell>
          <table:table-cell office:value-type="float" office:value="0.867203980418006" calcext:value-type="float">
            <text:p>0,867203980418006</text:p>
          </table:table-cell>
          <table:table-cell office:value-type="float" office:value="1.87303318479624" calcext:value-type="float">
            <text:p>1,87303318479624</text:p>
          </table:table-cell>
          <table:table-cell office:value-type="float" office:value="1.26366276197617" calcext:value-type="float">
            <text:p>1,26366276197617</text:p>
          </table:table-cell>
          <table:table-cell office:value-type="float" office:value="0.969112964873048" calcext:value-type="float">
            <text:p>0,969112964873048</text:p>
          </table:table-cell>
          <table:table-cell office:value-type="float" office:value="0.726339143653977" calcext:value-type="float">
            <text:p>0,726339143653977</text:p>
          </table:table-cell>
          <table:table-cell office:value-type="float" office:value="0.579963108149219" calcext:value-type="float">
            <text:p>0,579963108149219</text:p>
          </table:table-cell>
          <table:table-cell office:value-type="float" office:value="0.486947138527974" calcext:value-type="float">
            <text:p>0,486947138527974</text:p>
          </table:table-cell>
          <table:table-cell office:value-type="float" office:value="1.27425125585904" calcext:value-type="float">
            <text:p>1,27425125585904</text:p>
          </table:table-cell>
          <table:table-cell office:value-type="float" office:value="0.785905558925318" calcext:value-type="float">
            <text:p>0,785905558925318</text:p>
          </table:table-cell>
          <table:table-cell office:value-type="float" office:value="0.568453914555961" calcext:value-type="float">
            <text:p>0,568453914555961</text:p>
          </table:table-cell>
          <table:table-cell office:value-type="float" office:value="3.60464228521507" calcext:value-type="float">
            <text:p>3,60464228521507</text:p>
          </table:table-cell>
          <table:table-cell office:value-type="float" office:value="1.27128470020501" calcext:value-type="float">
            <text:p>1,27128470020501</text:p>
          </table:table-cell>
          <table:table-cell office:value-type="float" office:value="0.702212894908505" calcext:value-type="float">
            <text:p>0,702212894908505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.969077236398499" calcext:value-type="float">
            <text:p>0,969077236398499</text:p>
          </table:table-cell>
          <table:table-cell office:value-type="float" office:value="0.969116035224371" calcext:value-type="float">
            <text:p>0,969116035224371</text:p>
          </table:table-cell>
          <table:table-cell office:value-type="float" office:value="0.965515365229285" calcext:value-type="float">
            <text:p>0,965515365229285</text:p>
          </table:table-cell>
          <table:table-cell office:value-type="float" office:value="0.96942174023571" calcext:value-type="float">
            <text:p>0,96942174023571</text:p>
          </table:table-cell>
          <table:table-cell office:value-type="float" office:value="1.07291268938419" calcext:value-type="float">
            <text:p>1,07291268938419</text:p>
          </table:table-cell>
          <table:table-cell office:value-type="float" office:value="1.06261184894016" calcext:value-type="float">
            <text:p>1,06261184894016</text:p>
          </table:table-cell>
          <table:table-cell office:value-type="float" office:value="1.16063853655749" calcext:value-type="float">
            <text:p>1,16063853655749</text:p>
          </table:table-cell>
          <table:table-cell office:value-type="float" office:value="1.25335253584008" calcext:value-type="float">
            <text:p>1,25335253584008</text:p>
          </table:table-cell>
          <table:table-cell office:value-type="float" office:value="1.19443465177069" calcext:value-type="float">
            <text:p>1,19443465177069</text:p>
          </table:table-cell>
          <table:table-cell office:value-type="float" office:value="0.968693933735416" calcext:value-type="float">
            <text:p>0,968693933735416</text:p>
          </table:table-cell>
          <table:table-cell office:value-type="float" office:value="0.907718876931573" calcext:value-type="float">
            <text:p>0,907718876931573</text:p>
          </table:table-cell>
          <table:table-cell office:value-type="float" office:value="0.864818211523323" calcext:value-type="float">
            <text:p>0,864818211523323</text:p>
          </table:table-cell>
          <table:table-cell office:value-type="float" office:value="1.01921783197626" calcext:value-type="float">
            <text:p>1,01921783197626</text:p>
          </table:table-cell>
          <table:table-cell office:value-type="float" office:value="1.11006128668065" calcext:value-type="float">
            <text:p>1,11006128668065</text:p>
          </table:table-cell>
          <table:table-cell office:value-type="float" office:value="1.01758468937647" calcext:value-type="float">
            <text:p>1,01758468937647</text:p>
          </table:table-cell>
          <table:table-cell office:value-type="float" office:value="1.25914133359668" calcext:value-type="float">
            <text:p>1,25914133359668</text:p>
          </table:table-cell>
          <table:table-cell office:value-type="float" office:value="1.58542426564795" calcext:value-type="float">
            <text:p>1,58542426564795</text:p>
          </table:table-cell>
          <table:table-cell office:value-type="float" office:value="1.26733957053182" calcext:value-type="float">
            <text:p>1,26733957053182</text:p>
          </table:table-cell>
          <table:table-cell office:value-type="float" office:value="0.595842429215597" calcext:value-type="float">
            <text:p>0,595842429215597</text:p>
          </table:table-cell>
          <table:table-cell office:value-type="float" office:value="0.625904917494111" calcext:value-type="float">
            <text:p>0,625904917494111</text:p>
          </table:table-cell>
          <table:table-cell office:value-type="float" office:value="0.568453914555961" calcext:value-type="float">
            <text:p>0,568453914555961</text:p>
          </table:table-cell>
          <table:table-cell office:value-type="float" office:value="0.788770865632859" calcext:value-type="float">
            <text:p>0,788770865632859</text:p>
          </table:table-cell>
          <table:table-cell office:value-type="float" office:value="1.05750936676742" calcext:value-type="float">
            <text:p>1,05750936676742</text:p>
          </table:table-cell>
          <table:table-cell office:value-type="float" office:value="0.783092529206409" calcext:value-type="float">
            <text:p>0,783092529206409</text:p>
          </table:table-cell>
          <table:table-cell office:value-type="float" office:value="1.27128470020501" calcext:value-type="float">
            <text:p>1,27128470020501</text:p>
          </table:table-cell>
          <table:table-cell office:value-type="float" office:value="3.03722660159051" calcext:value-type="float">
            <text:p>3,03722660159051</text:p>
          </table:table-cell>
          <table:table-cell office:value-type="float" office:value="1.27191467533219" calcext:value-type="float">
            <text:p>1,27191467533219</text:p>
          </table:table-cell>
          <table:table-cell table:number-columns-repeated="16325"/>
        </table:table-row>
        <table:table-row table:style-name="ro1">
          <table:table-cell table:number-columns-repeated="4"/>
          <table:table-cell table:number-columns-repeated="1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.899713291655249" calcext:value-type="float">
            <text:p>0,899713291655249</text:p>
          </table:table-cell>
          <table:table-cell office:value-type="float" office:value="0.899936097588841" calcext:value-type="float">
            <text:p>0,899936097588841</text:p>
          </table:table-cell>
          <table:table-cell office:value-type="float" office:value="1.01573353476861" calcext:value-type="float">
            <text:p>1,01573353476861</text:p>
          </table:table-cell>
          <table:table-cell office:value-type="float" office:value="0.899936097588841" calcext:value-type="float">
            <text:p>0,899936097588841</text:p>
          </table:table-cell>
          <table:table-cell office:value-type="float" office:value="1.03662082624357" calcext:value-type="float">
            <text:p>1,03662082624357</text:p>
          </table:table-cell>
          <table:table-cell office:value-type="float" office:value="1.1840366454925" calcext:value-type="float">
            <text:p>1,1840366454925</text:p>
          </table:table-cell>
          <table:table-cell office:value-type="float" office:value="1.01573353476861" calcext:value-type="float">
            <text:p>1,01573353476861</text:p>
          </table:table-cell>
          <table:table-cell office:value-type="float" office:value="1.1840366454925" calcext:value-type="float">
            <text:p>1,1840366454925</text:p>
          </table:table-cell>
          <table:table-cell office:value-type="float" office:value="1.41908707108371" calcext:value-type="float">
            <text:p>1,41908707108371</text:p>
          </table:table-cell>
          <table:table-cell office:value-type="float" office:value="0.899267679788064" calcext:value-type="float">
            <text:p>0,899267679788064</text:p>
          </table:table-cell>
          <table:table-cell office:value-type="float" office:value="0.870259865346782" calcext:value-type="float">
            <text:p>0,870259865346782</text:p>
          </table:table-cell>
          <table:table-cell office:value-type="float" office:value="0.9632278612245" calcext:value-type="float">
            <text:p>0,9632278612245</text:p>
          </table:table-cell>
          <table:table-cell office:value-type="float" office:value="0.870259865346783" calcext:value-type="float">
            <text:p>0,870259865346783</text:p>
          </table:table-cell>
          <table:table-cell office:value-type="float" office:value="1.01515864505517" calcext:value-type="float">
            <text:p>1,01515864505517</text:p>
          </table:table-cell>
          <table:table-cell office:value-type="float" office:value="1.2647051498741" calcext:value-type="float">
            <text:p>1,2647051498741</text:p>
          </table:table-cell>
          <table:table-cell office:value-type="float" office:value="0.9632278612245" calcext:value-type="float">
            <text:p>0,9632278612245</text:p>
          </table:table-cell>
          <table:table-cell office:value-type="float" office:value="1.2647051498741" calcext:value-type="float">
            <text:p>1,2647051498741</text:p>
          </table:table-cell>
          <table:table-cell office:value-type="float" office:value="1.88918792226613" calcext:value-type="float">
            <text:p>1,88918792226613</text:p>
          </table:table-cell>
          <table:table-cell office:value-type="float" office:value="0.511671441485683" calcext:value-type="float">
            <text:p>0,511671441485683</text:p>
          </table:table-cell>
          <table:table-cell office:value-type="float" office:value="0.573709043077335" calcext:value-type="float">
            <text:p>0,573709043077335</text:p>
          </table:table-cell>
          <table:table-cell office:value-type="float" office:value="0.702212894908506" calcext:value-type="float">
            <text:p>0,702212894908506</text:p>
          </table:table-cell>
          <table:table-cell office:value-type="float" office:value="0.573709043077335" calcext:value-type="float">
            <text:p>0,573709043077335</text:p>
          </table:table-cell>
          <table:table-cell office:value-type="float" office:value="0.784401013645703" calcext:value-type="float">
            <text:p>0,784401013645703</text:p>
          </table:table-cell>
          <table:table-cell office:value-type="float" office:value="1.27191467533219" calcext:value-type="float">
            <text:p>1,27191467533219</text:p>
          </table:table-cell>
          <table:table-cell office:value-type="float" office:value="0.702212894908506" calcext:value-type="float">
            <text:p>0,702212894908506</text:p>
          </table:table-cell>
          <table:table-cell office:value-type="float" office:value="1.27191467533219" calcext:value-type="float">
            <text:p>1,27191467533219</text:p>
          </table:table-cell>
          <table:table-cell office:value-type="float" office:value="3.60825431823263" calcext:value-type="float">
            <text:p>3,60825431823263</text:p>
          </table:table-cell>
          <table:table-cell table:number-columns-repeated="1632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[.AG4]" office:value-type="float" office:value="3.60755636650478" calcext:value-type="float">
            <text:p>3,60755636650478</text:p>
          </table:table-cell>
          <table:table-cell table:formula="of:=[.AG5]" office:value-type="float" office:value="3.6046969915946" calcext:value-type="float">
            <text:p>3,6046969915946</text:p>
          </table:table-cell>
          <table:table-cell table:formula="of:=[.AG6]" office:value-type="float" office:value="2.65163634724815" calcext:value-type="float">
            <text:p>2,65163634724815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[.AG7]" office:value-type="float" office:value="3.6046969915946" calcext:value-type="float">
            <text:p>3,6046969915946</text:p>
          </table:table-cell>
          <table:table-cell table:formula="of:=[.AG8]" office:value-type="float" office:value="2.79694621621775" calcext:value-type="float">
            <text:p>2,79694621621775</text:p>
          </table:table-cell>
          <table:table-cell table:formula="of:=[.AG9]" office:value-type="float" office:value="2.34461084207008" calcext:value-type="float">
            <text:p>2,34461084207008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[.AG10]" office:value-type="float" office:value="2.65163634724815" calcext:value-type="float">
            <text:p>2,65163634724815</text:p>
          </table:table-cell>
          <table:table-cell table:formula="of:=[.AG11]" office:value-type="float" office:value="2.34461084207007" calcext:value-type="float">
            <text:p>2,34461084207007</text:p>
          </table:table-cell>
          <table:table-cell table:formula="of:=[.AG12]" office:value-type="float" office:value="2.11664012598805" calcext:value-type="float">
            <text:p>2,11664012598805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4 (2)" table:style-name="ta6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9" table:default-cell-style-name="Default"/>
        <table:table-column table:style-name="co9" table:number-columns-repeated="6" table:default-cell-style-name="Default"/>
        <table:table-column table:style-name="co1" table:number-columns-repeated="1632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4" table:number-columns-spanned="2" table:number-rows-spanned="1"/>
          <table:covered-table-cell table:style-name="ce1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4"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/>
          <table:table-cell table:style-name="ce1" office:value-type="float" office:value="0.3" calcext:value-type="float">
            <text:p>0,3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30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3" office:value-type="float" office:value="0.1" calcext:value-type="float">
            <text:p>0,1</text:p>
          </table:table-cell>
          <table:table-cell table:style-name="ce5" office:value-type="float" office:value="0.1" calcext:value-type="float">
            <text:p>0,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4"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3" office:value-type="float" office:value="0.1" calcext:value-type="float">
            <text:p>0,1</text:p>
          </table:table-cell>
          <table:table-cell table:style-name="ce5" office:value-type="float" office:value="0.1" calcext:value-type="float">
            <text:p>0,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300.2" calcext:value-type="float">
            <text:p>300,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3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4"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.4" calcext:value-type="float">
            <text:p>10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2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style-name="ce3" office:value-type="float" office:value="0.1" calcext:value-type="float">
            <text:p>0,1</text:p>
          </table:table-cell>
          <table:table-cell table:style-name="ce5" office:value-type="float" office:value="0.1" calcext:value-type="float">
            <text:p>0,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100.4" calcext:value-type="float">
            <text:p>10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100.5" calcext:value-type="float">
            <text:p>10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9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0.1" calcext:value-type="float">
            <text:p>-0,1</text:p>
          </table:table-cell>
          <table:table-cell table:style-name="ce10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1633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office:value-type="float" office:value="1.52436021187916" calcext:value-type="float">
            <text:p>1,52436021187916</text:p>
          </table:table-cell>
          <table:table-cell office:value-type="float" office:value="1.66503798031156" calcext:value-type="float">
            <text:p>1,66503798031156</text:p>
          </table:table-cell>
          <table:table-cell office:value-type="float" office:value="1.60436896602915" calcext:value-type="float">
            <text:p>1,60436896602915</text:p>
          </table:table-cell>
          <table:table-cell office:value-type="float" office:value="1.39256220632699" calcext:value-type="float">
            <text:p>1,3925622063269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float" office:value="1.66503798031156" calcext:value-type="float">
            <text:p>1,66503798031156</text:p>
          </table:table-cell>
          <table:table-cell office:value-type="float" office:value="2.13810143972774" calcext:value-type="float">
            <text:p>2,13810143972774</text:p>
          </table:table-cell>
          <table:table-cell office:value-type="float" office:value="2.13569722842131" calcext:value-type="float">
            <text:p>2,13569722842131</text:p>
          </table:table-cell>
          <table:table-cell office:value-type="float" office:value="1.4962146928846" calcext:value-type="float">
            <text:p>1,4962146928846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float" office:value="1.60436896602915" calcext:value-type="float">
            <text:p>1,60436896602915</text:p>
          </table:table-cell>
          <table:table-cell office:value-type="float" office:value="2.13569722842131" calcext:value-type="float">
            <text:p>2,13569722842131</text:p>
          </table:table-cell>
          <table:table-cell office:value-type="float" office:value="1.62633529872421" calcext:value-type="float">
            <text:p>1,62633529872421</text:p>
          </table:table-cell>
          <table:table-cell office:value-type="float" office:value="1.33827081270045" calcext:value-type="float">
            <text:p>1,33827081270045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float" office:value="1.39256220632699" calcext:value-type="float">
            <text:p>1,39256220632699</text:p>
          </table:table-cell>
          <table:table-cell office:value-type="float" office:value="1.4962146928846" calcext:value-type="float">
            <text:p>1,4962146928846</text:p>
          </table:table-cell>
          <table:table-cell office:value-type="float" office:value="1.33827081270045" calcext:value-type="float">
            <text:p>1,33827081270045</text:p>
          </table:table-cell>
          <table:table-cell office:value-type="float" office:value="1.20569425847621" calcext:value-type="float">
            <text:p>1,20569425847621</text:p>
          </table:table-cell>
          <table:table-cell table:number-columns-repeated="16375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5" table:style-name="ta7">
        <table:table-column table:style-name="co1" table:number-columns-repeated="1638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-100" calcext:value-type="float">
            <text:p>-100</text:p>
          </table:table-cell>
          <table:table-cell office:value-type="float" office:value="-40" calcext:value-type="float">
            <text:p>-40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288.8" calcext:value-type="float">
            <text:p>-288,8</text:p>
          </table:table-cell>
          <table:table-cell office:value-type="float" office:value="48.64" calcext:value-type="float">
            <text:p>48,6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395.36" calcext:value-type="float">
            <text:p>1395,36</text:p>
          </table:table-cell>
          <table:table-cell office:value-type="float" office:value="-1231.2" calcext:value-type="float">
            <text:p>-1231,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1559.52" calcext:value-type="float">
            <text:p>-1559,52</text:p>
          </table:table-cell>
          <table:table-cell office:value-type="float" office:value="-1104.66" calcext:value-type="float">
            <text:p>-1104,66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,4</text:p>
          </table:table-cell>
          <table:table-cell office:value-type="float" office:value="-0.2" calcext:value-type="float">
            <text:p>-0,2</text:p>
          </table:table-cell>
          <table:table-cell office:value-type="float" office:value="-0.4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25" calcext:value-type="float">
            <text:p>-0,25</text:p>
          </table:table-cell>
          <table:table-cell office:value-type="float" office:value="-0.625" calcext:value-type="float">
            <text:p>-0,6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26315789473684" calcext:value-type="float">
            <text:p>-0,526315789473684</text:p>
          </table:table-cell>
          <table:table-cell office:value-type="float" office:value="-0.0526315789473684" calcext:value-type="float">
            <text:p>-0,0526315789473684</text:p>
          </table:table-cell>
          <table:table-cell office:value-type="float" office:value="-0.421052631578947" calcext:value-type="float">
            <text:p>-0,421052631578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62962962962963" calcext:value-type="float">
            <text:p>-0,462962962962963</text:p>
          </table:table-cell>
          <table:table-cell office:value-type="float" office:value="-0.185185185185185" calcext:value-type="float">
            <text:p>-0,185185185185185</text:p>
          </table:table-cell>
          <table:table-cell office:value-type="float" office:value="-0.351851851851852" calcext:value-type="float">
            <text:p>-0,35185185185185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1" calcext:value-type="float">
            <text:p>1</text:p>
          </table:table-cell>
          <table:table-cell office:value-type="float" office:value="-0.168421052631579" calcext:value-type="float">
            <text:p>-0,168421052631579</text:p>
          </table:table-cell>
          <table:table-cell office:value-type="float" office:value="-0.263157894736842" calcext:value-type="float">
            <text:p>-0,26315789473684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82352941176471" calcext:value-type="float">
            <text:p>-0,88235294117647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8333333333333" calcext:value-type="float">
            <text:p>0,70833333333333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float" office:value="300" calcext:value-type="float">
            <text:p>3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6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200.9" calcext:value-type="float">
            <text:p>-200,9</text:p>
          </table:table-cell>
          <table:table-cell office:value-type="float" office:value="0.3" calcext:value-type="float">
            <text:p>0,3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602.4" calcext:value-type="float">
            <text:p>602,4</text:p>
          </table:table-cell>
          <table:table-cell office:value-type="float" office:value="-100" calcext:value-type="float">
            <text:p>-100</text:p>
          </table:table-cell>
          <table:table-cell office:value-type="float" office:value="-0.3" calcext:value-type="float">
            <text:p>-0,3</text:p>
          </table:table-cell>
          <table:table-cell office:value-type="float" office:value="-200.9" calcext:value-type="float">
            <text:p>-20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0.3" calcext:value-type="float">
            <text:p>-0,3</text:p>
          </table:table-cell>
          <table:table-cell office:value-type="float" office:value="-200.9" calcext:value-type="float">
            <text:p>-200,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-609545.0648" calcext:value-type="float">
            <text:p>-609545,0648</text:p>
          </table:table-cell>
          <table:table-cell office:value-type="float" office:value="1812.9216" calcext:value-type="float">
            <text:p>1812,9216</text:p>
          </table:table-cell>
          <table:table-cell office:value-type="float" office:value="200.9" calcext:value-type="float">
            <text:p>200,9</text:p>
          </table:table-cell>
          <table:table-cell office:value-type="float" office:value="1210.2216" calcext:value-type="float">
            <text:p>1210,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307.2" calcext:value-type="float">
            <text:p>604307,2</text:p>
          </table:table-cell>
          <table:table-cell office:value-type="float" office:value="602.7" calcext:value-type="float">
            <text:p>602,7</text:p>
          </table:table-cell>
          <table:table-cell office:value-type="float" office:value="200.9" calcext:value-type="float">
            <text:p>200,9</text:p>
          </table:table-cell>
          <table:table-cell office:value-type="float" office:value="1210.2216" calcext:value-type="float">
            <text:p>1210,22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6043.072" calcext:value-type="float">
            <text:p>-6043,07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0.00000000011641532183" calcext:value-type="float">
            <text:p>1,1641532183E-10</text:p>
          </table:table-cell>
          <table:table-cell office:value-type="float" office:value="2032097.92128484" calcext:value-type="float">
            <text:p>2032097,92128484</text:p>
          </table:table-cell>
          <table:table-cell office:value-type="float" office:value="-407307.294675266" calcext:value-type="float">
            <text:p>-407307,294675266</text:p>
          </table:table-cell>
          <table:table-cell office:value-type="float" office:value="-1210.2216" calcext:value-type="float">
            <text:p>-1210,2216</text:p>
          </table:table-cell>
          <table:table-cell office:value-type="float" office:value="-406903.75336383" calcext:value-type="float">
            <text:p>-406903,75336383</text:p>
          </table:table-cell>
          <table:table-cell office:value-type="float" office:value="0" calcext:value-type="float">
            <text:p>0</text:p>
          </table:table-cell>
          <table:table-cell office:value-type="float" office:value="-806948.51143617" calcext:value-type="float">
            <text:p>-806948,51143617</text:p>
          </table:table-cell>
          <table:table-cell office:value-type="float" office:value="-1210.62393430851" calcext:value-type="float">
            <text:p>-1210,62393430851</text:p>
          </table:table-cell>
          <table:table-cell office:value-type="float" office:value="-403.54131143617" calcext:value-type="float">
            <text:p>-403,54131143617</text:p>
          </table:table-cell>
          <table:table-cell office:value-type="float" office:value="-1210.2216" calcext:value-type="float">
            <text:p>-1210,2216</text:p>
          </table:table-cell>
          <table:table-cell office:value-type="float" office:value="-406903.75336383" calcext:value-type="float">
            <text:p>-406903,7533638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69.4851143617" calcext:value-type="float">
            <text:p>8069,485114361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5" office:value-type="float" office:value="0" calcext:value-type="float">
            <text:p>0</text:p>
          </table:table-cell>
          <table:table-cell office:value-type="float" office:value="-7035888.21243502" calcext:value-type="float">
            <text:p>-7035888,21243502</text:p>
          </table:table-cell>
          <table:table-cell office:value-type="float" office:value="1879.31732753734" calcext:value-type="float">
            <text:p>1879,31732753734</text:p>
          </table:table-cell>
          <table:table-cell office:value-type="float" office:value="406903.75336383" calcext:value-type="float">
            <text:p>406903,75336383</text:p>
          </table:table-cell>
          <table:table-cell office:value-type="float" office:value="2030084.61224068" calcext:value-type="float">
            <text:p>2030084,61224068</text:p>
          </table:table-cell>
          <table:table-cell office:value-type="float" office:value="1478051.52615612" calcext:value-type="float">
            <text:p>1478051,52615612</text:p>
          </table:table-cell>
          <table:table-cell office:value-type="float" office:value="2554.83725093103" calcext:value-type="float">
            <text:p>2554,83725093103</text:p>
          </table:table-cell>
          <table:table-cell office:value-type="float" office:value="677546.48316387" calcext:value-type="float">
            <text:p>677546,48316387</text:p>
          </table:table-cell>
          <table:table-cell office:value-type="float" office:value="1879.31732753734" calcext:value-type="float">
            <text:p>1879,31732753734</text:p>
          </table:table-cell>
          <table:table-cell office:value-type="float" office:value="406903.75336383" calcext:value-type="float">
            <text:p>406903,75336383</text:p>
          </table:table-cell>
          <table:table-cell office:value-type="float" office:value="2030084.61224068" calcext:value-type="float">
            <text:p>2030084,612240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4780.5152615612" calcext:value-type="float">
            <text:p>-14780,515261561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office:value-type="float" office:value="22785910947.5775" calcext:value-type="float">
            <text:p>22785910947,5775</text:p>
          </table:table-cell>
          <table:table-cell office:value-type="float" office:value="-7605272102.26352" calcext:value-type="float">
            <text:p>-7605272102,26352</text:p>
          </table:table-cell>
          <table:table-cell office:value-type="float" office:value="-2030084.61224068" calcext:value-type="float">
            <text:p>-2030084,61224068</text:p>
          </table:table-cell>
          <table:table-cell office:value-type="float" office:value="-7545483092.8766" calcext:value-type="float">
            <text:p>-7545483092,8766</text:p>
          </table:table-cell>
          <table:table-cell office:value-type="float" office:value="-7531010.40012519" calcext:value-type="float">
            <text:p>-7531010,40012519</text:p>
          </table:table-cell>
          <table:table-cell office:value-type="float" office:value="-3187031.67078862" calcext:value-type="float">
            <text:p>-3187031,67078862</text:p>
          </table:table-cell>
          <table:table-cell office:value-type="float" office:value="-15105438.8785046" calcext:value-type="float">
            <text:p>-15105438,8785046</text:p>
          </table:table-cell>
          <table:table-cell office:value-type="float" office:value="-4933306.7781741" calcext:value-type="float">
            <text:p>-4933306,7781741</text:p>
          </table:table-cell>
          <table:table-cell office:value-type="float" office:value="-2030084.61224068" calcext:value-type="float">
            <text:p>-2030084,61224068</text:p>
          </table:table-cell>
          <table:table-cell office:value-type="float" office:value="-7600338795.48535" calcext:value-type="float">
            <text:p>-7600338795,485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454830.928766" calcext:value-type="float">
            <text:p>75454830,92876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office:value-type="float" office:value="-78655639999.6679" calcext:value-type="float">
            <text:p>-78655639999,6679</text:p>
          </table:table-cell>
          <table:table-cell office:value-type="float" office:value="24090074332.7787" calcext:value-type="float">
            <text:p>24090074332,7787</text:p>
          </table:table-cell>
          <table:table-cell office:value-type="float" office:value="17546736701.1367" calcext:value-type="float">
            <text:p>17546736701,1367</text:p>
          </table:table-cell>
          <table:table-cell office:value-type="float" office:value="22754249.5797824" calcext:value-type="float">
            <text:p>22754249,5797824</text:p>
          </table:table-cell>
          <table:table-cell office:value-type="float" office:value="447232718.808686" calcext:value-type="float">
            <text:p>447232718,808686</text:p>
          </table:table-cell>
          <table:table-cell office:value-type="float" office:value="29885960.5236276" calcext:value-type="float">
            <text:p>29885960,5236276</text:p>
          </table:table-cell>
          <table:table-cell office:value-type="float" office:value="4828542908.57642" calcext:value-type="float">
            <text:p>4828542908,57642</text:p>
          </table:table-cell>
          <table:table-cell office:value-type="float" office:value="1318943906.84628" calcext:value-type="float">
            <text:p>1318943906,84628</text:p>
          </table:table-cell>
          <table:table-cell office:value-type="float" office:value="7600338795.48535" calcext:value-type="float">
            <text:p>7600338795,48535</text:p>
          </table:table-cell>
          <table:table-cell office:value-type="float" office:value="22771130425.9324" calcext:value-type="float">
            <text:p>22771130425,9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75467367.011367" calcext:value-type="float">
            <text:p>-175467367,01136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office:value-type="float" office:value="177505349432.661" calcext:value-type="float">
            <text:p>177505349432,661</text:p>
          </table:table-cell>
          <table:table-cell office:value-type="float" office:value="-33172087761.2577" calcext:value-type="float">
            <text:p>-33172087761,2577</text:p>
          </table:table-cell>
          <table:table-cell office:value-type="float" office:value="-49758131.6418865" calcext:value-type="float">
            <text:p>-49758131,6418865</text:p>
          </table:table-cell>
          <table:table-cell office:value-type="float" office:value="-7606962852.52477" calcext:value-type="float">
            <text:p>-7606962852,52477</text:p>
          </table:table-cell>
          <table:table-cell office:value-type="float" office:value="-49758131.6418865" calcext:value-type="float">
            <text:p>-49758131,6418865</text:p>
          </table:table-cell>
          <table:table-cell office:value-type="float" office:value="-9128355423.02972" calcext:value-type="float">
            <text:p>-9128355423,02972</text:p>
          </table:table-cell>
          <table:table-cell office:value-type="float" office:value="-22771130425.9324" calcext:value-type="float">
            <text:p>-22771130425,9324</text:p>
          </table:table-cell>
          <table:table-cell office:value-type="float" office:value="-7606962852.52477" calcext:value-type="float">
            <text:p>-7606962852,52477</text:p>
          </table:table-cell>
          <table:table-cell office:value-type="float" office:value="-22771130425.9324" calcext:value-type="float">
            <text:p>-22771130425,9324</text:p>
          </table:table-cell>
          <table:table-cell office:value-type="float" office:value="-74349203428.1752" calcext:value-type="float">
            <text:p>-74349203428,17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1720877.612577" calcext:value-type="float">
            <text:p>331720877,61257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0.00000000011641532183" calcext:value-type="float">
            <text:p>1,1641532183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3814697265625" calcext:value-type="float">
            <text:p>-3,81469726562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2461358086.51" calcext:value-type="float">
            <text:p>-2822461358086,51</text:p>
          </table:table-cell>
          <table:table-cell office:value-type="float" office:value="793248548921.435" calcext:value-type="float">
            <text:p>793248548921,435</text:p>
          </table:table-cell>
          <table:table-cell office:value-type="float" office:value="168975462336.762" calcext:value-type="float">
            <text:p>168975462336,762</text:p>
          </table:table-cell>
          <table:table-cell office:value-type="float" office:value="793248548921.435" calcext:value-type="float">
            <text:p>793248548921,435</text:p>
          </table:table-cell>
          <table:table-cell office:value-type="float" office:value="202770554804.114" calcext:value-type="float">
            <text:p>202770554804,114</text:p>
          </table:table-cell>
          <table:table-cell office:value-type="float" office:value="111523805142.263" calcext:value-type="float">
            <text:p>111523805142,263</text:p>
          </table:table-cell>
          <table:table-cell office:value-type="float" office:value="168975462336.762" calcext:value-type="float">
            <text:p>168975462336,762</text:p>
          </table:table-cell>
          <table:table-cell office:value-type="float" office:value="111523805142.263" calcext:value-type="float">
            <text:p>111523805142,263</text:p>
          </table:table-cell>
          <table:table-cell office:value-type="float" office:value="74349203428.1752" calcext:value-type="float">
            <text:p>74349203428,1752</text:p>
          </table:table-cell>
          <table:table-cell office:value-type="float" office:value="397845967053.412" calcext:value-type="float">
            <text:p>397845967053,4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962170435964.86" calcext:value-type="float">
            <text:p>-3962170435964,8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4" office:value-type="float" office:value="0" calcext:value-type="float">
            <text:p>0</text:p>
          </table:table-cell>
          <table:table-cell office:value-type="float" office:value="0.00000000023283064365" calcext:value-type="float">
            <text:p>2,3283064365E-10</text:p>
          </table:table-cell>
          <table:table-cell office:value-type="float" office:value="0.00000000093132257462" calcext:value-type="float">
            <text:p>9,3132257462E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81823143461.94" calcext:value-type="float">
            <text:p>6281823143461,94</text:p>
          </table:table-cell>
          <table:table-cell office:value-type="float" office:value="-1585711601042.77" calcext:value-type="float">
            <text:p>-1585711601042,77</text:p>
          </table:table-cell>
          <table:table-cell office:value-type="float" office:value="-794652946862.416" calcext:value-type="float">
            <text:p>-794652946862,416</text:p>
          </table:table-cell>
          <table:table-cell office:value-type="float" office:value="-1619430362237.75" calcext:value-type="float">
            <text:p>-1619430362237,75</text:p>
          </table:table-cell>
          <table:table-cell office:value-type="float" office:value="-112183200444.935" calcext:value-type="float">
            <text:p>-112183200444,935</text:p>
          </table:table-cell>
          <table:table-cell office:value-type="float" office:value="-169620609920.257" calcext:value-type="float">
            <text:p>-169620609920,257</text:p>
          </table:table-cell>
          <table:table-cell office:value-type="float" office:value="-112054849951.767" calcext:value-type="float">
            <text:p>-112054849951,767</text:p>
          </table:table-cell>
          <table:table-cell office:value-type="float" office:value="-74746016798.9009" calcext:value-type="float">
            <text:p>-74746016798,9009</text:p>
          </table:table-cell>
          <table:table-cell office:value-type="float" office:value="-397845967053.412" calcext:value-type="float">
            <text:p>-397845967053,412</text:p>
          </table:table-cell>
          <table:table-cell office:value-type="float" office:value="-1415577589149.84" calcext:value-type="float">
            <text:p>-1415577589149,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76239273654.22" calcext:value-type="float">
            <text:p>3976239273654,2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office:value-type="float" office:value="-0.000003814697265625" calcext:value-type="float">
            <text:p>-3,814697265625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627065141016.1" calcext:value-type="float">
            <text:p>-18627065141016,1</text:p>
          </table:table-cell>
          <table:table-cell office:value-type="float" office:value="1466607842257.33" calcext:value-type="float">
            <text:p>1466607842257,33</text:p>
          </table:table-cell>
          <table:table-cell office:value-type="float" office:value="1936165246274.18" calcext:value-type="float">
            <text:p>1936165246274,18</text:p>
          </table:table-cell>
          <table:table-cell office:value-type="float" office:value="6429607515345.6" calcext:value-type="float">
            <text:p>6429607515345,6</text:p>
          </table:table-cell>
          <table:table-cell office:value-type="float" office:value="348229367768.924" calcext:value-type="float">
            <text:p>348229367768,924</text:p>
          </table:table-cell>
          <table:table-cell office:value-type="float" office:value="311656744772.451" calcext:value-type="float">
            <text:p>311656744772,451</text:p>
          </table:table-cell>
          <table:table-cell office:value-type="float" office:value="377809954196.539" calcext:value-type="float">
            <text:p>377809954196,539</text:p>
          </table:table-cell>
          <table:table-cell office:value-type="float" office:value="733576483723.012" calcext:value-type="float">
            <text:p>733576483723,012</text:p>
          </table:table-cell>
          <table:table-cell office:value-type="float" office:value="1415577589149.84" calcext:value-type="float">
            <text:p>1415577589149,84</text:p>
          </table:table-cell>
          <table:table-cell office:value-type="float" office:value="5607834397528.43" calcext:value-type="float">
            <text:p>5607834397528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343616355850.31" calcext:value-type="float">
            <text:p>-7343616355850,3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2" office:value-type="float" office:value="0" calcext:value-type="float">
            <text:p>0</text:p>
          </table:table-cell>
          <table:table-cell office:value-type="float" office:value="309541493209732" calcext:value-type="float">
            <text:p>309541493209732</text:p>
          </table:table-cell>
          <table:table-cell office:value-type="float" office:value="-93724089385682.4" calcext:value-type="float">
            <text:p>-93724089385682,4</text:p>
          </table:table-cell>
          <table:table-cell office:value-type="float" office:value="-12781597237804.5" calcext:value-type="float">
            <text:p>-12781597237804,5</text:p>
          </table:table-cell>
          <table:table-cell office:value-type="float" office:value="-81211888605106.7" calcext:value-type="float">
            <text:p>-81211888605106,7</text:p>
          </table:table-cell>
          <table:table-cell office:value-type="float" office:value="-6669287416573.9" calcext:value-type="float">
            <text:p>-6669287416573,9</text:p>
          </table:table-cell>
          <table:table-cell office:value-type="float" office:value="-4614350085616.66" calcext:value-type="float">
            <text:p>-4614350085616,66</text:p>
          </table:table-cell>
          <table:table-cell office:value-type="float" office:value="-23283144711286.5" calcext:value-type="float">
            <text:p>-23283144711286,5</text:p>
          </table:table-cell>
          <table:table-cell office:value-type="float" office:value="-10425424330169" calcext:value-type="float">
            <text:p>-10425424330169</text:p>
          </table:table-cell>
          <table:table-cell office:value-type="float" office:value="-5607834397528.43" calcext:value-type="float">
            <text:p>-5607834397528,43</text:p>
          </table:table-cell>
          <table:table-cell office:value-type="float" office:value="-71223877039970.6" calcext:value-type="float">
            <text:p>-71223877039970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713448440503" calcext:value-type="float">
            <text:p>23271344844050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3" office:value-type="float" office:value="0" calcext:value-type="float">
            <text:p>0</text:p>
          </table:table-cell>
          <table:table-cell office:value-type="float" office:value="-1176852298814220" calcext:value-type="float">
            <text:p>-1176852298814220</text:p>
          </table:table-cell>
          <table:table-cell office:value-type="float" office:value="303733952596912" calcext:value-type="float">
            <text:p>303733952596912</text:p>
          </table:table-cell>
          <table:table-cell office:value-type="float" office:value="103282517822436" calcext:value-type="float">
            <text:p>103282517822436</text:p>
          </table:table-cell>
          <table:table-cell office:value-type="float" office:value="270941291139367" calcext:value-type="float">
            <text:p>270941291139367</text:p>
          </table:table-cell>
          <table:table-cell office:value-type="float" office:value="24718707091117.8" calcext:value-type="float">
            <text:p>24718707091117,8</text:p>
          </table:table-cell>
          <table:table-cell office:value-type="float" office:value="60424162789606.8" calcext:value-type="float">
            <text:p>60424162789606,8</text:p>
          </table:table-cell>
          <table:table-cell office:value-type="float" office:value="77238963473013.4" calcext:value-type="float">
            <text:p>77238963473013,4</text:p>
          </table:table-cell>
          <table:table-cell office:value-type="float" office:value="30058531260707.3" calcext:value-type="float">
            <text:p>30058531260707,3</text:p>
          </table:table-cell>
          <table:table-cell office:value-type="float" office:value="71223877039970.6" calcext:value-type="float">
            <text:p>71223877039970,6</text:p>
          </table:table-cell>
          <table:table-cell office:value-type="float" office:value="235230295601109" calcext:value-type="float">
            <text:p>235230295601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4569724374626" calcext:value-type="float">
            <text:p>-60456972437462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4" office:value-type="float" office:value="0" calcext:value-type="float">
            <text:p>0</text:p>
          </table:table-cell>
          <table:table-cell office:value-type="float" office:value="3574886039713200" calcext:value-type="float">
            <text:p>3574886039713200</text:p>
          </table:table-cell>
          <table:table-cell office:value-type="float" office:value="-200121810658434" calcext:value-type="float">
            <text:p>-200121810658434</text:p>
          </table:table-cell>
          <table:table-cell office:value-type="float" office:value="-354426306226741" calcext:value-type="float">
            <text:p>-354426306226741</text:p>
          </table:table-cell>
          <table:table-cell office:value-type="float" office:value="-1084290456007330" calcext:value-type="float">
            <text:p>-1084290456007330</text:p>
          </table:table-cell>
          <table:table-cell office:value-type="float" office:value="-154468669989762" calcext:value-type="float">
            <text:p>-154468669989762</text:p>
          </table:table-cell>
          <table:table-cell office:value-type="float" office:value="-178438974023835" calcext:value-type="float">
            <text:p>-178438974023835</text:p>
          </table:table-cell>
          <table:table-cell office:value-type="float" office:value="-347624015333013" calcext:value-type="float">
            <text:p>-347624015333013</text:p>
          </table:table-cell>
          <table:table-cell office:value-type="float" office:value="-108858548367568" calcext:value-type="float">
            <text:p>-108858548367568</text:p>
          </table:table-cell>
          <table:table-cell office:value-type="float" office:value="-235230295601109" calcext:value-type="float">
            <text:p>-235230295601109</text:p>
          </table:table-cell>
          <table:table-cell office:value-type="float" office:value="-911426963505459" calcext:value-type="float">
            <text:p>-911426963505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6447784773400" calcext:value-type="float">
            <text:p>1546447784773400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5" office:value-type="float" office:value="0" calcext:value-type="float">
            <text:p>0</text:p>
          </table:table-cell>
          <table:table-cell office:value-type="float" office:value="-5.2914401930502E+016" calcext:value-type="float">
            <text:p>-5,2914401930502E+016</text:p>
          </table:table-cell>
          <table:table-cell office:value-type="float" office:value="2.07934112490773E+016" calcext:value-type="float">
            <text:p>2,07934112490773E+016</text:p>
          </table:table-cell>
          <table:table-cell office:value-type="float" office:value="2434793571277854" calcext:value-type="float">
            <text:p>2434793571277854</text:p>
          </table:table-cell>
          <table:table-cell office:value-type="float" office:value="3056000829772663" calcext:value-type="float">
            <text:p>3056000829772663</text:p>
          </table:table-cell>
          <table:table-cell office:value-type="float" office:value="1789332384317370" calcext:value-type="float">
            <text:p>1789332384317370</text:p>
          </table:table-cell>
          <table:table-cell office:value-type="float" office:value="1170912429780263" calcext:value-type="float">
            <text:p>1170912429780263</text:p>
          </table:table-cell>
          <table:table-cell office:value-type="float" office:value="4813096872097984" calcext:value-type="float">
            <text:p>4813096872097984</text:p>
          </table:table-cell>
          <table:table-cell office:value-type="float" office:value="1664106182833290" calcext:value-type="float">
            <text:p>1664106182833290</text:p>
          </table:table-cell>
          <table:table-cell office:value-type="float" office:value="911426963505459" calcext:value-type="float">
            <text:p>911426963505459</text:p>
          </table:table-cell>
          <table:table-cell office:value-type="float" office:value="1.62813214478406E+016" calcext:value-type="float">
            <text:p>1,62813214478406E+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5856640300557E+016" calcext:value-type="float">
            <text:p>-3,05856640300557E+01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6" office:value-type="float" office:value="0" calcext:value-type="float">
            <text:p>0</text:p>
          </table:table-cell>
          <table:table-cell office:value-type="float" office:value="1.59521095200896E+017" calcext:value-type="float">
            <text:p>1,59521095200896E+017</text:p>
          </table:table-cell>
          <table:table-cell office:value-type="float" office:value="-5.55207404275027E+016" calcext:value-type="float">
            <text:p>-5,55207404275027E+016</text:p>
          </table:table-cell>
          <table:table-cell office:value-type="float" office:value="-8429740026493297" calcext:value-type="float">
            <text:p>-8429740026493297</text:p>
          </table:table-cell>
          <table:table-cell office:value-type="float" office:value="-6770352556589608" calcext:value-type="float">
            <text:p>-6770352556589608</text:p>
          </table:table-cell>
          <table:table-cell office:value-type="float" office:value="-4720022254973392" calcext:value-type="float">
            <text:p>-4720022254973392</text:p>
          </table:table-cell>
          <table:table-cell office:value-type="float" office:value="-9.08457294732131E+015" calcext:value-type="float">
            <text:p>-9,08457294732131E+015</text:p>
          </table:table-cell>
          <table:table-cell office:value-type="float" office:value="-1.22630104135204E+016" calcext:value-type="float">
            <text:p>-1,22630104135204E+016</text:p>
          </table:table-cell>
          <table:table-cell office:value-type="float" office:value="-5019153714433908" calcext:value-type="float">
            <text:p>-5019153714433908</text:p>
          </table:table-cell>
          <table:table-cell office:value-type="float" office:value="-1.62813214478406E+016" calcext:value-type="float">
            <text:p>-1,62813214478406E+016</text:p>
          </table:table-cell>
          <table:table-cell office:value-type="float" office:value="-4.14321814122235E+016" calcext:value-type="float">
            <text:p>-4,14321814122235E+016</text:p>
          </table:table-cell>
          <table:table-cell office:value-type="float" office:value="0" calcext:value-type="float">
            <text:p>0</text:p>
          </table:table-cell>
          <table:table-cell office:value-type="float" office:value="8.43917432106886E+016" calcext:value-type="float">
            <text:p>8,43917432106886E+01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7" office:value-type="float" office:value="0" calcext:value-type="float">
            <text:p>0</text:p>
          </table:table-cell>
          <table:table-cell office:value-type="float" office:value="-3.25811476691454E+017" calcext:value-type="float">
            <text:p>-3,25811476691454E+017</text:p>
          </table:table-cell>
          <table:table-cell office:value-type="float" office:value="2.0649323989186E+016" calcext:value-type="float">
            <text:p>2,0649323989186E+016</text:p>
          </table:table-cell>
          <table:table-cell office:value-type="float" office:value="1.75479551996324E+016" calcext:value-type="float">
            <text:p>1,75479551996324E+016</text:p>
          </table:table-cell>
          <table:table-cell office:value-type="float" office:value="2.17589039499661E+016" calcext:value-type="float">
            <text:p>2,17589039499661E+016</text:p>
          </table:table-cell>
          <table:table-cell office:value-type="float" office:value="1.75479551996324E+016" calcext:value-type="float">
            <text:p>1,75479551996324E+016</text:p>
          </table:table-cell>
          <table:table-cell office:value-type="float" office:value="2.46419459774716E+016" calcext:value-type="float">
            <text:p>2,46419459774716E+016</text:p>
          </table:table-cell>
          <table:table-cell office:value-type="float" office:value="4.14321814122234E+016" calcext:value-type="float">
            <text:p>4,14321814122234E+016</text:p>
          </table:table-cell>
          <table:table-cell office:value-type="float" office:value="2.17589039499661E+016" calcext:value-type="float">
            <text:p>2,17589039499661E+016</text:p>
          </table:table-cell>
          <table:table-cell office:value-type="float" office:value="4.14321814122235E+016" calcext:value-type="float">
            <text:p>4,14321814122235E+016</text:p>
          </table:table-cell>
          <table:table-cell office:value-type="float" office:value="1.19042125601159E+017" calcext:value-type="float">
            <text:p>1,19042125601159E+017</text:p>
          </table:table-cell>
          <table:table-cell office:value-type="float" office:value="-2.06761760507543E+017" calcext:value-type="float">
            <text:p>-2,06761760507543E+01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8" office:value-type="float" office:value="0" calcext:value-type="float">
            <text:p>0</text:p>
          </table:table-cell>
          <table:table-cell office:value-type="float" office:value="7.05935139423837E+018" calcext:value-type="float">
            <text:p>7,05935139423837E+018</text:p>
          </table:table-cell>
          <table:table-cell office:value-type="float" office:value="-2.12983782085148E+018" calcext:value-type="float">
            <text:p>-2,12983782085148E+018</text:p>
          </table:table-cell>
          <table:table-cell office:value-type="float" office:value="-1.69240681683956E+017" calcext:value-type="float">
            <text:p>-1,69240681683956E+017</text:p>
          </table:table-cell>
          <table:table-cell office:value-type="float" office:value="-2.12983782085148E+018" calcext:value-type="float">
            <text:p>-2,12983782085148E+018</text:p>
          </table:table-cell>
          <table:table-cell office:value-type="float" office:value="-1.8249187120529E+017" calcext:value-type="float">
            <text:p>-1,8249187120529E+017</text:p>
          </table:table-cell>
          <table:table-cell office:value-type="float" office:value="-1.40688296162097E+017" calcext:value-type="float">
            <text:p>-1,40688296162097E+017</text:p>
          </table:table-cell>
          <table:table-cell office:value-type="float" office:value="-1.69240681683956E+017" calcext:value-type="float">
            <text:p>-1,69240681683956E+017</text:p>
          </table:table-cell>
          <table:table-cell office:value-type="float" office:value="-1.40688296162097E+017" calcext:value-type="float">
            <text:p>-1,40688296162097E+017</text:p>
          </table:table-cell>
          <table:table-cell office:value-type="float" office:value="-1.19042125601159E+017" calcext:value-type="float">
            <text:p>-1,19042125601159E+017</text:p>
          </table:table-cell>
          <table:table-cell office:value-type="float" office:value="4.52763765485629E+018" calcext:value-type="float">
            <text:p>4,52763765485629E+018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8"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-2.71342729723958E+019" calcext:value-type="float">
            <text:p>-2,71342729723958E+019</text:p>
          </table:table-cell>
          <table:table-cell office:value-type="float" office:value="7.16170389827865E+018" calcext:value-type="float">
            <text:p>7,16170389827865E+018</text:p>
          </table:table-cell>
          <table:table-cell office:value-type="float" office:value="2.66994397500635E+018" calcext:value-type="float">
            <text:p>2,66994397500635E+018</text:p>
          </table:table-cell>
          <table:table-cell office:value-type="float" office:value="7.06599414359087E+018" calcext:value-type="float">
            <text:p>7,06599414359087E+018</text:p>
          </table:table-cell>
          <table:table-cell office:value-type="float" office:value="6.11930394106508E+017" calcext:value-type="float">
            <text:p>6,11930394106508E+017</text:p>
          </table:table-cell>
          <table:table-cell office:value-type="float" office:value="5.44880719199057E+017" calcext:value-type="float">
            <text:p>5,44880719199057E+017</text:p>
          </table:table-cell>
          <table:table-cell office:value-type="float" office:value="5.2161410781618E+017" calcext:value-type="float">
            <text:p>5,2161410781618E+017</text:p>
          </table:table-cell>
          <table:table-cell office:value-type="float" office:value="4.54346807112921E+017" calcext:value-type="float">
            <text:p>4,54346807112921E+017</text:p>
          </table:table-cell>
          <table:table-cell office:value-type="float" office:value="-1.28663749027917E+019" calcext:value-type="float">
            <text:p>-1,28663749027917E+019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0" office:value-type="float" office:value="0" calcext:value-type="float">
            <text:p>0</text:p>
          </table:table-cell>
          <table:table-cell office:value-type="float" office:value="7.86455840933189E+019" calcext:value-type="float">
            <text:p>7,86455840933189E+019</text:p>
          </table:table-cell>
          <table:table-cell office:value-type="float" office:value="-4.73438874710817E+018" calcext:value-type="float">
            <text:p>-4,73438874710817E+018</text:p>
          </table:table-cell>
          <table:table-cell office:value-type="float" office:value="-8.90136511422154E+018" calcext:value-type="float">
            <text:p>-8,90136511422154E+018</text:p>
          </table:table-cell>
          <table:table-cell office:value-type="float" office:value="-2.71974423214951E+019" calcext:value-type="float">
            <text:p>-2,71974423214951E+019</text:p>
          </table:table-cell>
          <table:table-cell office:value-type="float" office:value="-1.67997542790485E+018" calcext:value-type="float">
            <text:p>-1,67997542790485E+018</text:p>
          </table:table-cell>
          <table:table-cell office:value-type="float" office:value="-1.81015612621102E+018" calcext:value-type="float">
            <text:p>-1,81015612621102E+018</text:p>
          </table:table-cell>
          <table:table-cell office:value-type="float" office:value="-2.06544511394657E+018" calcext:value-type="float">
            <text:p>-2,06544511394657E+018</text:p>
          </table:table-cell>
          <table:table-cell office:value-type="float" office:value="3.55031850194682E+019" calcext:value-type="float">
            <text:p>3,55031850194682E+019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6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650502094654E+021" calcext:value-type="float">
            <text:p>-1,68650502094654E+021</text:p>
          </table:table-cell>
          <table:table-cell office:value-type="float" office:value="4.97379416794307E+020" calcext:value-type="float">
            <text:p>4,97379416794307E+020</text:p>
          </table:table-cell>
          <table:table-cell office:value-type="float" office:value="6.38163818966489E+019" calcext:value-type="float">
            <text:p>6,38163818966489E+019</text:p>
          </table:table-cell>
          <table:table-cell office:value-type="float" office:value="4.55796995230567E+020" calcext:value-type="float">
            <text:p>4,55796995230567E+020</text:p>
          </table:table-cell>
          <table:table-cell office:value-type="float" office:value="4.35540906972388E+019" calcext:value-type="float">
            <text:p>4,35540906972388E+019</text:p>
          </table:table-cell>
          <table:table-cell office:value-type="float" office:value="3.34748177535905E+019" calcext:value-type="float">
            <text:p>3,34748177535905E+019</text:p>
          </table:table-cell>
          <table:table-cell office:value-type="float" office:value="-9.2496638255154E+020" calcext:value-type="float">
            <text:p>-9,2496638255154E+020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2" office:value-type="float" office:value="0" calcext:value-type="float">
            <text:p>0</text:p>
          </table:table-cell>
          <table:table-cell office:value-type="float" office:value="6.67798147511818E+021" calcext:value-type="float">
            <text:p>6,67798147511818E+021</text:p>
          </table:table-cell>
          <table:table-cell office:value-type="float" office:value="-1.73948383018169E+021" calcext:value-type="float">
            <text:p>-1,73948383018169E+021</text:p>
          </table:table-cell>
          <table:table-cell office:value-type="float" office:value="-6.00167456634543E+020" calcext:value-type="float">
            <text:p>-6,00167456634543E+020</text:p>
          </table:table-cell>
          <table:table-cell office:value-type="float" office:value="-1.5523538052931E+021" calcext:value-type="float">
            <text:p>-1,5523538052931E+021</text:p>
          </table:table-cell>
          <table:table-cell office:value-type="float" office:value="-1.74553525920558E+020" calcext:value-type="float">
            <text:p>-1,74553525920558E+020</text:p>
          </table:table-cell>
          <table:table-cell office:value-type="float" office:value="3.24103341768318E+021" calcext:value-type="float">
            <text:p>3,24103341768318E+02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3" office:value-type="float" office:value="0" calcext:value-type="float">
            <text:p>0</text:p>
          </table:table-cell>
          <table:table-cell office:value-type="float" office:value="-2.01285293436792E+022" calcext:value-type="float">
            <text:p>-2,01285293436792E+022</text:p>
          </table:table-cell>
          <table:table-cell office:value-type="float" office:value="1.23901076352023E+021" calcext:value-type="float">
            <text:p>1,23901076352023E+021</text:p>
          </table:table-cell>
          <table:table-cell office:value-type="float" office:value="2.11265475097092E+021" calcext:value-type="float">
            <text:p>2,11265475097092E+021</text:p>
          </table:table-cell>
          <table:table-cell office:value-type="float" office:value="6.10949340154425E+021" calcext:value-type="float">
            <text:p>6,10949340154425E+021</text:p>
          </table:table-cell>
          <table:table-cell office:value-type="float" office:value="-1.06592679020112E+022" calcext:value-type="float">
            <text:p>-1,06592679020112E+02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4" office:value-type="float" office:value="0" calcext:value-type="float">
            <text:p>0</text:p>
          </table:table-cell>
          <table:table-cell office:value-type="float" office:value="2.70511456654401E+023" calcext:value-type="float">
            <text:p>2,70511456654401E+023</text:p>
          </table:table-cell>
          <table:table-cell office:value-type="float" office:value="-1.06971989087907E+023" calcext:value-type="float">
            <text:p>-1,06971989087907E+023</text:p>
          </table:table-cell>
          <table:table-cell office:value-type="float" office:value="-1.49372481979658E+022" calcext:value-type="float">
            <text:p>-1,49372481979658E+022</text:p>
          </table:table-cell>
          <table:table-cell office:value-type="float" office:value="1.67316254919331E+023" calcext:value-type="float">
            <text:p>1,67316254919331E+02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4"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-8.09390064400575E+023" calcext:value-type="float">
            <text:p>-8,09390064400575E+023</text:p>
          </table:table-cell>
          <table:table-cell office:value-type="float" office:value="2.85311125598103E+023" calcext:value-type="float">
            <text:p>2,85311125598103E+023</text:p>
          </table:table-cell>
          <table:table-cell office:value-type="float" office:value="-5.2766327482002E+023" calcext:value-type="float">
            <text:p>-5,2766327482002E+02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6" office:value-type="float" office:value="0" calcext:value-type="float">
            <text:p>0</text:p>
          </table:table-cell>
          <table:table-cell office:value-type="float" office:value="1.64744512160726E+024" calcext:value-type="float">
            <text:p>1,64744512160726E+024</text:p>
          </table:table-cell>
          <table:table-cell office:value-type="float" office:value="1.48222827318277E+024" calcext:value-type="float">
            <text:p>1,48222827318277E+024</text:p>
          </table:table-cell>
          <table:table-cell table:number-columns-repeated="1634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333333333333333" calcext:value-type="float">
            <text:p>-0,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333333333333333" calcext:value-type="float">
            <text:p>-0,333333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33333333333333" calcext:value-type="float">
            <text:p>-0,3333333333333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333333333333333" calcext:value-type="float">
            <text:p>0,00333333333333333</text:p>
          </table:table-cell>
          <table:table-cell table:number-columns-repeated="16346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149328023892484" calcext:value-type="float">
            <text:p>-0,00149328023892484</text:p>
          </table:table-cell>
          <table:table-cell office:value-type="float" office:value="-0.497760079641613" calcext:value-type="float">
            <text:p>-0,497760079641613</text:p>
          </table:table-cell>
          <table:table-cell office:value-type="float" office:value="-0.00149328023892484" calcext:value-type="float">
            <text:p>-0,001493280238924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7760079641613" calcext:value-type="float">
            <text:p>-0,497760079641613</text:p>
          </table:table-cell>
          <table:table-cell office:value-type="float" office:value="-0.00149328023892484" calcext:value-type="float">
            <text:p>-0,0014932802389248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497760079641613" calcext:value-type="float">
            <text:p>0,0049776007964161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66002656042497" calcext:value-type="float">
            <text:p>-0,166002656042497</text:p>
          </table:table-cell>
          <table:table-cell office:value-type="float" office:value="-0.00049800796812749" calcext:value-type="float">
            <text:p>-0,00049800796812749</text:p>
          </table:table-cell>
          <table:table-cell office:value-type="float" office:value="-0.333499335989376" calcext:value-type="float">
            <text:p>-0,33349933598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6002656042497" calcext:value-type="float">
            <text:p>-0,166002656042497</text:p>
          </table:table-cell>
          <table:table-cell office:value-type="float" office:value="-0.00049800796812749" calcext:value-type="float">
            <text:p>-0,00049800796812749</text:p>
          </table:table-cell>
          <table:table-cell office:value-type="float" office:value="-0.333499335989376" calcext:value-type="float">
            <text:p>-0,33349933598937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166002656042497" calcext:value-type="float">
            <text:p>0,0016600265604249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297422078315874" calcext:value-type="float">
            <text:p>-0,00297422078315874</text:p>
          </table:table-cell>
          <table:table-cell office:value-type="float" office:value="-0.000329590069055711" calcext:value-type="float">
            <text:p>-0,000329590069055711</text:p>
          </table:table-cell>
          <table:table-cell office:value-type="float" office:value="-0.00198545057599161" calcext:value-type="float">
            <text:p>-0,0019854505759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140692771958" calcext:value-type="float">
            <text:p>-0,99140692771958</text:p>
          </table:table-cell>
          <table:table-cell office:value-type="float" office:value="-0.000988770207167134" calcext:value-type="float">
            <text:p>-0,000988770207167134</text:p>
          </table:table-cell>
          <table:table-cell office:value-type="float" office:value="-0.000329590069055711" calcext:value-type="float">
            <text:p>-0,000329590069055711</text:p>
          </table:table-cell>
          <table:table-cell office:value-type="float" office:value="-0.00198545057599161" calcext:value-type="float">
            <text:p>-0,001985450575991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99140692771958" calcext:value-type="float">
            <text:p>0,0099140692771958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1" calcext:value-type="float">
            <text:p>1</text:p>
          </table:table-cell>
          <table:table-cell office:value-type="float" office:value="-0.200436844311979" calcext:value-type="float">
            <text:p>-0,200436844311979</text:p>
          </table:table-cell>
          <table:table-cell office:value-type="float" office:value="-0.000595552796606775" calcext:value-type="float">
            <text:p>-0,000595552796606775</text:p>
          </table:table-cell>
          <table:table-cell office:value-type="float" office:value="-0.200238260716568" calcext:value-type="float">
            <text:p>-0,200238260716568</text:p>
          </table:table-cell>
          <table:table-cell office:value-type="float" office:value="0" calcext:value-type="float">
            <text:p>0</text:p>
          </table:table-cell>
          <table:table-cell office:value-type="float" office:value="-0.397101194280027" calcext:value-type="float">
            <text:p>-0,397101194280027</text:p>
          </table:table-cell>
          <table:table-cell office:value-type="float" office:value="-0.000595750786233306" calcext:value-type="float">
            <text:p>-0,000595750786233306</text:p>
          </table:table-cell>
          <table:table-cell office:value-type="float" office:value="-0.000198583595411102" calcext:value-type="float">
            <text:p>-0,000198583595411102</text:p>
          </table:table-cell>
          <table:table-cell office:value-type="float" office:value="-0.000595552796606775" calcext:value-type="float">
            <text:p>-0,000595552796606775</text:p>
          </table:table-cell>
          <table:table-cell office:value-type="float" office:value="-0.200238260716568" calcext:value-type="float">
            <text:p>-0,2002382607165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397101194280027" calcext:value-type="float">
            <text:p>0,00397101194280027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267104489269158" calcext:value-type="float">
            <text:p>-0,000267104489269158</text:p>
          </table:table-cell>
          <table:table-cell office:value-type="float" office:value="-0.0578326063573154" calcext:value-type="float">
            <text:p>-0,0578326063573154</text:p>
          </table:table-cell>
          <table:table-cell office:value-type="float" office:value="-0.288532812197438" calcext:value-type="float">
            <text:p>-0,288532812197438</text:p>
          </table:table-cell>
          <table:table-cell office:value-type="float" office:value="-0.21007319637965" calcext:value-type="float">
            <text:p>-0,21007319637965</text:p>
          </table:table-cell>
          <table:table-cell office:value-type="float" office:value="-0.000363115099869792" calcext:value-type="float">
            <text:p>-0,000363115099869792</text:p>
          </table:table-cell>
          <table:table-cell office:value-type="float" office:value="-0.0962986424324359" calcext:value-type="float">
            <text:p>-0,0962986424324359</text:p>
          </table:table-cell>
          <table:table-cell office:value-type="float" office:value="-0.000267104489269158" calcext:value-type="float">
            <text:p>-0,000267104489269158</text:p>
          </table:table-cell>
          <table:table-cell office:value-type="float" office:value="-0.0578326063573154" calcext:value-type="float">
            <text:p>-0,0578326063573154</text:p>
          </table:table-cell>
          <table:table-cell office:value-type="float" office:value="-0.288532812197438" calcext:value-type="float">
            <text:p>-0,2885328121974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21007319637965" calcext:value-type="float">
            <text:p>0,0021007319637965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33770816526081" calcext:value-type="float">
            <text:p>-0,333770816526081</text:p>
          </table:table-cell>
          <table:table-cell office:value-type="float" office:value="-0.0000890938535181322" calcext:value-type="float">
            <text:p>-8,90938535181322E-05</text:p>
          </table:table-cell>
          <table:table-cell office:value-type="float" office:value="-0.331146870109171" calcext:value-type="float">
            <text:p>-0,331146870109171</text:p>
          </table:table-cell>
          <table:table-cell office:value-type="float" office:value="-0.000330511710392067" calcext:value-type="float">
            <text:p>-0,000330511710392067</text:p>
          </table:table-cell>
          <table:table-cell office:value-type="float" office:value="-0.0001398685213034" calcext:value-type="float">
            <text:p>-0,0001398685213034</text:p>
          </table:table-cell>
          <table:table-cell office:value-type="float" office:value="-0.000662928899935445" calcext:value-type="float">
            <text:p>-0,000662928899935445</text:p>
          </table:table-cell>
          <table:table-cell office:value-type="float" office:value="-0.000216506892769129" calcext:value-type="float">
            <text:p>-0,000216506892769129</text:p>
          </table:table-cell>
          <table:table-cell office:value-type="float" office:value="-0.0000890938535181322" calcext:value-type="float">
            <text:p>-8,90938535181322E-05</text:p>
          </table:table-cell>
          <table:table-cell office:value-type="float" office:value="-0.333554309633312" calcext:value-type="float">
            <text:p>-0,3335543096333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331146870109171" calcext:value-type="float">
            <text:p>0,0033114687010917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06272688555842" calcext:value-type="float">
            <text:p>-0,306272688555842</text:p>
          </table:table-cell>
          <table:table-cell office:value-type="float" office:value="-0.223083007158936" calcext:value-type="float">
            <text:p>-0,223083007158936</text:p>
          </table:table-cell>
          <table:table-cell office:value-type="float" office:value="-0.00028928948489744" calcext:value-type="float">
            <text:p>-0,00028928948489744</text:p>
          </table:table-cell>
          <table:table-cell office:value-type="float" office:value="-0.00568595867773213" calcext:value-type="float">
            <text:p>-0,00568595867773213</text:p>
          </table:table-cell>
          <table:table-cell office:value-type="float" office:value="-0.000379959536579369" calcext:value-type="float">
            <text:p>-0,000379959536579369</text:p>
          </table:table-cell>
          <table:table-cell office:value-type="float" office:value="-0.0613883875154637" calcext:value-type="float">
            <text:p>-0,0613883875154637</text:p>
          </table:table-cell>
          <table:table-cell office:value-type="float" office:value="-0.016768586548299" calcext:value-type="float">
            <text:p>-0,016768586548299</text:p>
          </table:table-cell>
          <table:table-cell office:value-type="float" office:value="-0.0966280205147074" calcext:value-type="float">
            <text:p>-0,0966280205147074</text:p>
          </table:table-cell>
          <table:table-cell office:value-type="float" office:value="-0.289504102007543" calcext:value-type="float">
            <text:p>-0,2895041020075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223083007158936" calcext:value-type="float">
            <text:p>0,0022308300715893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86879369367074" calcext:value-type="float">
            <text:p>-0,186879369367074</text:p>
          </table:table-cell>
          <table:table-cell office:value-type="float" office:value="-0.00028031905405061" calcext:value-type="float">
            <text:p>-0,00028031905405061</text:p>
          </table:table-cell>
          <table:table-cell office:value-type="float" office:value="-0.0428548372025857" calcext:value-type="float">
            <text:p>-0,0428548372025857</text:p>
          </table:table-cell>
          <table:table-cell office:value-type="float" office:value="-0.00028031905405061" calcext:value-type="float">
            <text:p>-0,00028031905405061</text:p>
          </table:table-cell>
          <table:table-cell office:value-type="float" office:value="-0.0514258046431029" calcext:value-type="float">
            <text:p>-0,0514258046431029</text:p>
          </table:table-cell>
          <table:table-cell office:value-type="float" office:value="-0.128284192553707" calcext:value-type="float">
            <text:p>-0,128284192553707</text:p>
          </table:table-cell>
          <table:table-cell office:value-type="float" office:value="-0.0428548372025857" calcext:value-type="float">
            <text:p>-0,0428548372025857</text:p>
          </table:table-cell>
          <table:table-cell office:value-type="float" office:value="-0.128284192553707" calcext:value-type="float">
            <text:p>-0,128284192553707</text:p>
          </table:table-cell>
          <table:table-cell office:value-type="float" office:value="-0.418856128369138" calcext:value-type="float">
            <text:p>-0,4188561283691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86879369367073" calcext:value-type="float">
            <text:p>0,0018687936936707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81048506350216" calcext:value-type="float">
            <text:p>-0,281048506350216</text:p>
          </table:table-cell>
          <table:table-cell office:value-type="float" office:value="-0.0598681224997585" calcext:value-type="float">
            <text:p>-0,0598681224997585</text:p>
          </table:table-cell>
          <table:table-cell office:value-type="float" office:value="-0.281048506350216" calcext:value-type="float">
            <text:p>-0,281048506350216</text:p>
          </table:table-cell>
          <table:table-cell office:value-type="float" office:value="-0.0718417469997102" calcext:value-type="float">
            <text:p>-0,0718417469997102</text:p>
          </table:table-cell>
          <table:table-cell office:value-type="float" office:value="-0.0395129608498406" calcext:value-type="float">
            <text:p>-0,0395129608498406</text:p>
          </table:table-cell>
          <table:table-cell office:value-type="float" office:value="-0.0598681224997584" calcext:value-type="float">
            <text:p>-0,0598681224997584</text:p>
          </table:table-cell>
          <table:table-cell office:value-type="float" office:value="-0.0395129608498406" calcext:value-type="float">
            <text:p>-0,0395129608498406</text:p>
          </table:table-cell>
          <table:table-cell office:value-type="float" office:value="-0.0263419738998937" calcext:value-type="float">
            <text:p>-0,0263419738998937</text:p>
          </table:table-cell>
          <table:table-cell office:value-type="float" office:value="-0.140957099700781" calcext:value-type="float">
            <text:p>-0,1409570997007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0379970999884" calcext:value-type="float">
            <text:p>1,40379970999884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9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1" calcext:value-type="float">
            <text:p>1</text:p>
          </table:table-cell>
          <table:table-cell office:value-type="float" office:value="-0.252428564897303" calcext:value-type="float">
            <text:p>-0,252428564897303</text:p>
          </table:table-cell>
          <table:table-cell office:value-type="float" office:value="-0.126500369194485" calcext:value-type="float">
            <text:p>-0,126500369194485</text:p>
          </table:table-cell>
          <table:table-cell office:value-type="float" office:value="-0.257796236101175" calcext:value-type="float">
            <text:p>-0,257796236101175</text:p>
          </table:table-cell>
          <table:table-cell office:value-type="float" office:value="-0.0178583824923011" calcext:value-type="float">
            <text:p>-0,0178583824923011</text:p>
          </table:table-cell>
          <table:table-cell office:value-type="float" office:value="-0.0270018123793873" calcext:value-type="float">
            <text:p>-0,0270018123793873</text:p>
          </table:table-cell>
          <table:table-cell office:value-type="float" office:value="-0.0178379504472981" calcext:value-type="float">
            <text:p>-0,0178379504472981</text:p>
          </table:table-cell>
          <table:table-cell office:value-type="float" office:value="-0.011898777646533" calcext:value-type="float">
            <text:p>-0,011898777646533</text:p>
          </table:table-cell>
          <table:table-cell office:value-type="float" office:value="-0.0633328825036209" calcext:value-type="float">
            <text:p>-0,0633328825036209</text:p>
          </table:table-cell>
          <table:table-cell office:value-type="float" office:value="-0.225345024337903" calcext:value-type="float">
            <text:p>-0,2253450243379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2975361267938" calcext:value-type="float">
            <text:p>0,632975361267938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787353150458402" calcext:value-type="float">
            <text:p>-0,0787353150458402</text:p>
          </table:table-cell>
          <table:table-cell office:value-type="float" office:value="-0.10394365572979" calcext:value-type="float">
            <text:p>-0,10394365572979</text:p>
          </table:table-cell>
          <table:table-cell office:value-type="float" office:value="-0.345175553243105" calcext:value-type="float">
            <text:p>-0,345175553243105</text:p>
          </table:table-cell>
          <table:table-cell office:value-type="float" office:value="-0.0186948059252838" calcext:value-type="float">
            <text:p>-0,0186948059252838</text:p>
          </table:table-cell>
          <table:table-cell office:value-type="float" office:value="-0.01673139286372" calcext:value-type="float">
            <text:p>-0,01673139286372</text:p>
          </table:table-cell>
          <table:table-cell office:value-type="float" office:value="-0.0202828492484633" calcext:value-type="float">
            <text:p>-0,0202828492484633</text:p>
          </table:table-cell>
          <table:table-cell office:value-type="float" office:value="-0.0393822901337089" calcext:value-type="float">
            <text:p>-0,0393822901337089</text:p>
          </table:table-cell>
          <table:table-cell office:value-type="float" office:value="-0.0759957394486575" calcext:value-type="float">
            <text:p>-0,0759957394486575</text:p>
          </table:table-cell>
          <table:table-cell office:value-type="float" office:value="-0.301058398361435" calcext:value-type="float">
            <text:p>-0,301058398361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94244412646613" calcext:value-type="float">
            <text:p>0,394244412646613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9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02783605563917" calcext:value-type="float">
            <text:p>-0,302783605563917</text:p>
          </table:table-cell>
          <table:table-cell office:value-type="float" office:value="-0.0412920319833949" calcext:value-type="float">
            <text:p>-0,0412920319833949</text:p>
          </table:table-cell>
          <table:table-cell office:value-type="float" office:value="-0.262361881643054" calcext:value-type="float">
            <text:p>-0,262361881643054</text:p>
          </table:table-cell>
          <table:table-cell office:value-type="float" office:value="-0.0215456976298" calcext:value-type="float">
            <text:p>-0,0215456976298</text:p>
          </table:table-cell>
          <table:table-cell office:value-type="float" office:value="-0.0149070486084721" calcext:value-type="float">
            <text:p>-0,0149070486084721</text:p>
          </table:table-cell>
          <table:table-cell office:value-type="float" office:value="-0.0752181701711638" calcext:value-type="float">
            <text:p>-0,0752181701711638</text:p>
          </table:table-cell>
          <table:table-cell office:value-type="float" office:value="-0.0336802159286115" calcext:value-type="float">
            <text:p>-0,0336802159286115</text:p>
          </table:table-cell>
          <table:table-cell office:value-type="float" office:value="-0.0181165837877787" calcext:value-type="float">
            <text:p>-0,0181165837877787</text:p>
          </table:table-cell>
          <table:table-cell office:value-type="float" office:value="-0.230094764683816" calcext:value-type="float">
            <text:p>-0,230094764683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1800497010649" calcext:value-type="float">
            <text:p>0,751800497010649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58090121337187" calcext:value-type="float">
            <text:p>-0,258090121337187</text:p>
          </table:table-cell>
          <table:table-cell office:value-type="float" office:value="-0.0877616655263362" calcext:value-type="float">
            <text:p>-0,0877616655263362</text:p>
          </table:table-cell>
          <table:table-cell office:value-type="float" office:value="-0.230225399918377" calcext:value-type="float">
            <text:p>-0,230225399918377</text:p>
          </table:table-cell>
          <table:table-cell office:value-type="float" office:value="-0.0210040861678424" calcext:value-type="float">
            <text:p>-0,0210040861678424</text:p>
          </table:table-cell>
          <table:table-cell office:value-type="float" office:value="-0.0513438796444439" calcext:value-type="float">
            <text:p>-0,0513438796444439</text:p>
          </table:table-cell>
          <table:table-cell office:value-type="float" office:value="-0.0656318244446114" calcext:value-type="float">
            <text:p>-0,0656318244446114</text:p>
          </table:table-cell>
          <table:table-cell office:value-type="float" office:value="-0.0255414645414664" calcext:value-type="float">
            <text:p>-0,0255414645414664</text:p>
          </table:table-cell>
          <table:table-cell office:value-type="float" office:value="-0.0605206593144557" calcext:value-type="float">
            <text:p>-0,0605206593144557</text:p>
          </table:table-cell>
          <table:table-cell office:value-type="float" office:value="-0.199880899105285" calcext:value-type="float">
            <text:p>-0,199880899105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3717587996182" calcext:value-type="float">
            <text:p>0,51371758799618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59799133273865" calcext:value-type="float">
            <text:p>-0,0559799133273865</text:p>
          </table:table-cell>
          <table:table-cell office:value-type="float" office:value="-0.0991433859120083" calcext:value-type="float">
            <text:p>-0,0991433859120083</text:p>
          </table:table-cell>
          <table:table-cell office:value-type="float" office:value="-0.303307698192894" calcext:value-type="float">
            <text:p>-0,303307698192894</text:p>
          </table:table-cell>
          <table:table-cell office:value-type="float" office:value="-0.0432093969636439" calcext:value-type="float">
            <text:p>-0,0432093969636439</text:p>
          </table:table-cell>
          <table:table-cell office:value-type="float" office:value="-0.0499145908545234" calcext:value-type="float">
            <text:p>-0,0499145908545234</text:p>
          </table:table-cell>
          <table:table-cell office:value-type="float" office:value="-0.0972405865449348" calcext:value-type="float">
            <text:p>-0,0972405865449348</text:p>
          </table:table-cell>
          <table:table-cell office:value-type="float" office:value="-0.030450914283214" calcext:value-type="float">
            <text:p>-0,030450914283214</text:p>
          </table:table-cell>
          <table:table-cell office:value-type="float" office:value="-0.0658007816159586" calcext:value-type="float">
            <text:p>-0,0658007816159586</text:p>
          </table:table-cell>
          <table:table-cell office:value-type="float" office:value="-0.254952732305441" calcext:value-type="float">
            <text:p>-0,254952732305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2586596493971" calcext:value-type="float">
            <text:p>0,43258659649397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92963172415468" calcext:value-type="float">
            <text:p>-0,392963172415468</text:p>
          </table:table-cell>
          <table:table-cell office:value-type="float" office:value="-0.0460138163231188" calcext:value-type="float">
            <text:p>-0,0460138163231188</text:p>
          </table:table-cell>
          <table:table-cell office:value-type="float" office:value="-0.0577536685340659" calcext:value-type="float">
            <text:p>-0,0577536685340659</text:p>
          </table:table-cell>
          <table:table-cell office:value-type="float" office:value="-0.03381560253988" calcext:value-type="float">
            <text:p>-0,03381560253988</text:p>
          </table:table-cell>
          <table:table-cell office:value-type="float" office:value="-0.0221284260439739" calcext:value-type="float">
            <text:p>-0,0221284260439739</text:p>
          </table:table-cell>
          <table:table-cell office:value-type="float" office:value="-0.0909600542857778" calcext:value-type="float">
            <text:p>-0,0909600542857778</text:p>
          </table:table-cell>
          <table:table-cell office:value-type="float" office:value="-0.0314490218564484" calcext:value-type="float">
            <text:p>-0,0314490218564484</text:p>
          </table:table-cell>
          <table:table-cell office:value-type="float" office:value="-0.017224553812448" calcext:value-type="float">
            <text:p>-0,017224553812448</text:p>
          </table:table-cell>
          <table:table-cell office:value-type="float" office:value="-0.307691684188825" calcext:value-type="float">
            <text:p>-0,30769168418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021538828424" calcext:value-type="float">
            <text:p>0,578021538828424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-1.11022302462516E-016" calcext:value-type="float">
            <text:p>-1,11022302462516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48046384445776" calcext:value-type="float">
            <text:p>-0,348046384445776</text:p>
          </table:table-cell>
          <table:table-cell office:value-type="float" office:value="-0.0528440455845466" calcext:value-type="float">
            <text:p>-0,0528440455845466</text:p>
          </table:table-cell>
          <table:table-cell office:value-type="float" office:value="-0.0424417381792862" calcext:value-type="float">
            <text:p>-0,0424417381792862</text:p>
          </table:table-cell>
          <table:table-cell office:value-type="float" office:value="-0.0295887026667477" calcext:value-type="float">
            <text:p>-0,0295887026667477</text:p>
          </table:table-cell>
          <table:table-cell office:value-type="float" office:value="-0.0569490382189282" calcext:value-type="float">
            <text:p>-0,0569490382189282</text:p>
          </table:table-cell>
          <table:table-cell office:value-type="float" office:value="-0.0768739106139947" calcext:value-type="float">
            <text:p>-0,0768739106139947</text:p>
          </table:table-cell>
          <table:table-cell office:value-type="float" office:value="-0.0314638870057459" calcext:value-type="float">
            <text:p>-0,0314638870057459</text:p>
          </table:table-cell>
          <table:table-cell office:value-type="float" office:value="-0.102063751677082" calcext:value-type="float">
            <text:p>-0,102063751677082</text:p>
          </table:table-cell>
          <table:table-cell office:value-type="float" office:value="-0.259728541607898" calcext:value-type="float">
            <text:p>-0,259728541607898</text:p>
          </table:table-cell>
          <table:table-cell office:value-type="float" office:value="0" calcext:value-type="float">
            <text:p>0</text:p>
          </table:table-cell>
          <table:table-cell office:value-type="float" office:value="0.52903186944902" calcext:value-type="float">
            <text:p>0,5290318694490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33781357209223" calcext:value-type="float">
            <text:p>-0,0633781357209223</text:p>
          </table:table-cell>
          <table:table-cell office:value-type="float" office:value="-0.053859229815437" calcext:value-type="float">
            <text:p>-0,053859229815437</text:p>
          </table:table-cell>
          <table:table-cell office:value-type="float" office:value="-0.0667837246585748" calcext:value-type="float">
            <text:p>-0,0667837246585748</text:p>
          </table:table-cell>
          <table:table-cell office:value-type="float" office:value="-0.053859229815437" calcext:value-type="float">
            <text:p>-0,053859229815437</text:p>
          </table:table-cell>
          <table:table-cell office:value-type="float" office:value="-0.0756325290554677" calcext:value-type="float">
            <text:p>-0,0756325290554677</text:p>
          </table:table-cell>
          <table:table-cell office:value-type="float" office:value="-0.127166120214543" calcext:value-type="float">
            <text:p>-0,127166120214543</text:p>
          </table:table-cell>
          <table:table-cell office:value-type="float" office:value="-0.0667837246585748" calcext:value-type="float">
            <text:p>-0,0667837246585748</text:p>
          </table:table-cell>
          <table:table-cell office:value-type="float" office:value="-0.127166120214543" calcext:value-type="float">
            <text:p>-0,127166120214543</text:p>
          </table:table-cell>
          <table:table-cell office:value-type="float" office:value="-0.365371185846507" calcext:value-type="float">
            <text:p>-0,365371185846507</text:p>
          </table:table-cell>
          <table:table-cell office:value-type="float" office:value="0.634605516684542" calcext:value-type="float">
            <text:p>0,63460551668454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01704462904308" calcext:value-type="float">
            <text:p>-0,301704462904308</text:p>
          </table:table-cell>
          <table:table-cell office:value-type="float" office:value="-0.0239739704446612" calcext:value-type="float">
            <text:p>-0,0239739704446612</text:p>
          </table:table-cell>
          <table:table-cell office:value-type="float" office:value="-0.301704462904308" calcext:value-type="float">
            <text:p>-0,301704462904308</text:p>
          </table:table-cell>
          <table:table-cell office:value-type="float" office:value="-0.0258510819215241" calcext:value-type="float">
            <text:p>-0,0258510819215241</text:p>
          </table:table-cell>
          <table:table-cell office:value-type="float" office:value="-0.0199293516224333" calcext:value-type="float">
            <text:p>-0,0199293516224333</text:p>
          </table:table-cell>
          <table:table-cell office:value-type="float" office:value="-0.0239739704446612" calcext:value-type="float">
            <text:p>-0,0239739704446612</text:p>
          </table:table-cell>
          <table:table-cell office:value-type="float" office:value="-0.0199293516224332" calcext:value-type="float">
            <text:p>-0,0199293516224332</text:p>
          </table:table-cell>
          <table:table-cell office:value-type="float" office:value="-0.0168630400943509" calcext:value-type="float">
            <text:p>-0,0168630400943509</text:p>
          </table:table-cell>
          <table:table-cell office:value-type="float" office:value="0.641367372440394" calcext:value-type="float">
            <text:p>0,641367372440394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8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office:value-type="float" office:value="1" calcext:value-type="float">
            <text:p>1</text:p>
          </table:table-cell>
          <table:table-cell office:value-type="float" office:value="-0.263935720907811" calcext:value-type="float">
            <text:p>-0,263935720907811</text:p>
          </table:table-cell>
          <table:table-cell office:value-type="float" office:value="-0.0983974760526101" calcext:value-type="float">
            <text:p>-0,0983974760526101</text:p>
          </table:table-cell>
          <table:table-cell office:value-type="float" office:value="-0.260408456522097" calcext:value-type="float">
            <text:p>-0,260408456522097</text:p>
          </table:table-cell>
          <table:table-cell office:value-type="float" office:value="-0.022551936244211" calcext:value-type="float">
            <text:p>-0,022551936244211</text:p>
          </table:table-cell>
          <table:table-cell office:value-type="float" office:value="-0.020080903577308" calcext:value-type="float">
            <text:p>-0,020080903577308</text:p>
          </table:table-cell>
          <table:table-cell office:value-type="float" office:value="-0.0192234414515844" calcext:value-type="float">
            <text:p>-0,0192234414515844</text:p>
          </table:table-cell>
          <table:table-cell office:value-type="float" office:value="-0.016744388455704" calcext:value-type="float">
            <text:p>-0,016744388455704</text:p>
          </table:table-cell>
          <table:table-cell office:value-type="float" office:value="0.47417430037209" calcext:value-type="float">
            <text:p>0,47417430037209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01990410738169" calcext:value-type="float">
            <text:p>-0,0601990410738169</text:p>
          </table:table-cell>
          <table:table-cell office:value-type="float" office:value="-0.113183279351823" calcext:value-type="float">
            <text:p>-0,113183279351823</text:p>
          </table:table-cell>
          <table:table-cell office:value-type="float" office:value="-0.345822879123426" calcext:value-type="float">
            <text:p>-0,345822879123426</text:p>
          </table:table-cell>
          <table:table-cell office:value-type="float" office:value="-0.0213613446612765" calcext:value-type="float">
            <text:p>-0,0213613446612765</text:p>
          </table:table-cell>
          <table:table-cell office:value-type="float" office:value="-0.0230166276604046" calcext:value-type="float">
            <text:p>-0,0230166276604046</text:p>
          </table:table-cell>
          <table:table-cell office:value-type="float" office:value="-0.0262626965996681" calcext:value-type="float">
            <text:p>-0,0262626965996681</text:p>
          </table:table-cell>
          <table:table-cell office:value-type="float" office:value="0.451432657392935" calcext:value-type="float">
            <text:p>0,451432657392935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3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94917246386347" calcext:value-type="float">
            <text:p>-0,294917246386347</text:p>
          </table:table-cell>
          <table:table-cell office:value-type="float" office:value="-0.0378394259750439" calcext:value-type="float">
            <text:p>-0,0378394259750439</text:p>
          </table:table-cell>
          <table:table-cell office:value-type="float" office:value="-0.270261273799678" calcext:value-type="float">
            <text:p>-0,270261273799678</text:p>
          </table:table-cell>
          <table:table-cell office:value-type="float" office:value="-0.0258250584233617" calcext:value-type="float">
            <text:p>-0,0258250584233617</text:p>
          </table:table-cell>
          <table:table-cell office:value-type="float" office:value="-0.0198486321344016" calcext:value-type="float">
            <text:p>-0,0198486321344016</text:p>
          </table:table-cell>
          <table:table-cell office:value-type="float" office:value="0.548451603205048" calcext:value-type="float">
            <text:p>0,548451603205048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5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60480481514197" calcext:value-type="float">
            <text:p>-0,260480481514197</text:p>
          </table:table-cell>
          <table:table-cell office:value-type="float" office:value="-0.0898725848328161" calcext:value-type="float">
            <text:p>-0,0898725848328161</text:p>
          </table:table-cell>
          <table:table-cell office:value-type="float" office:value="-0.232458537220728" calcext:value-type="float">
            <text:p>-0,232458537220728</text:p>
          </table:table-cell>
          <table:table-cell office:value-type="float" office:value="-0.0261386657885966" calcext:value-type="float">
            <text:p>-0,0261386657885966</text:p>
          </table:table-cell>
          <table:table-cell office:value-type="float" office:value="0.485331298051505" calcext:value-type="float">
            <text:p>0,485331298051505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5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615549572631478" calcext:value-type="float">
            <text:p>-0,0615549572631478</text:p>
          </table:table-cell>
          <table:table-cell office:value-type="float" office:value="-0.104958226947381" calcext:value-type="float">
            <text:p>-0,104958226947381</text:p>
          </table:table-cell>
          <table:table-cell office:value-type="float" office:value="-0.303524082521346" calcext:value-type="float">
            <text:p>-0,303524082521346</text:p>
          </table:table-cell>
          <table:table-cell office:value-type="float" office:value="0.529560193892551" calcext:value-type="float">
            <text:p>0,529560193892551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95443469976843" calcext:value-type="float">
            <text:p>-0,395443469976843</text:p>
          </table:table-cell>
          <table:table-cell office:value-type="float" office:value="-0.0552185418787967" calcext:value-type="float">
            <text:p>-0,0552185418787967</text:p>
          </table:table-cell>
          <table:table-cell office:value-type="float" office:value="0.61851818399352" calcext:value-type="float">
            <text:p>0,61851818399352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19" office:value-type="float" office:value="0" calcext:value-type="float">
            <text:p>0</text:p>
          </table:table-cell>
          <table:table-cell office:value-type="float" office:value="-1.11022302462516E-016" calcext:value-type="float">
            <text:p>-1,11022302462516E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52501393514632" calcext:value-type="float">
            <text:p>-0,352501393514632</text:p>
          </table:table-cell>
          <table:table-cell office:value-type="float" office:value="0.651927047326396" calcext:value-type="float">
            <text:p>0,651927047326396</text:p>
          </table:table-cell>
          <table:table-cell table:number-columns-repeated="16346"/>
        </table:table-row>
        <table:table-row table:style-name="ro1">
          <table:table-cell table:number-columns-repeated="10"/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9713291655261" calcext:value-type="float">
            <text:p>0,899713291655261</text:p>
          </table:table-cell>
          <table:table-cell table:number-columns-repeated="16346"/>
        </table:table-row>
        <table:table-row table:style-name="ro1" table:number-rows-repeated="10484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6" table:style-name="ta8">
        <table:table-column table:style-name="co1" table:number-columns-repeated="1638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142135623731" calcext:value-type="float">
            <text:p>1,41421356237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707106781186548" calcext:value-type="float">
            <text:p>0,707106781186548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636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07106781186548" calcext:value-type="float">
            <text:p>-0,707106781186548</text:p>
          </table:table-cell>
          <table:table-cell office:value-type="float" office:value="1.58113883008419" calcext:value-type="float">
            <text:p>1,5811388300841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316227766016838" calcext:value-type="float">
            <text:p>0,3162277660168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1.26491106406735" calcext:value-type="float">
            <text:p>1,2649110640673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58113883008419" calcext:value-type="float">
            <text:p>0,158113883008419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1636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106781186548" calcext:value-type="float">
            <text:p>-0,707106781186548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158113883008419" calcext:value-type="float">
            <text:p>-0,158113883008419</text:p>
          </table:table-cell>
          <table:table-cell office:value-type="float" office:value="1.54110350074224" calcext:value-type="float">
            <text:p>1,54110350074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05553552826906" calcext:value-type="float">
            <text:p>0,4055535528269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811107105653813" calcext:value-type="float">
            <text:p>-0,811107105653813</text:p>
          </table:table-cell>
          <table:table-cell office:value-type="float" office:value="1.68585446084705" calcext:value-type="float">
            <text:p>1,685854460847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43414797579954" calcext:value-type="float">
            <text:p>0,343414797579954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1636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90569415042095" calcext:value-type="float">
            <text:p>-0,790569415042095</text:p>
          </table:table-cell>
          <table:table-cell office:value-type="float" office:value="-0.0811107105653812" calcext:value-type="float">
            <text:p>-0,0811107105653812</text:p>
          </table:table-cell>
          <table:table-cell office:value-type="float" office:value="-0.780488176318078" calcext:value-type="float">
            <text:p>-0,780488176318078</text:p>
          </table:table-cell>
          <table:table-cell office:value-type="float" office:value="1.32637070959037" calcext:value-type="float">
            <text:p>1,32637070959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11213296903" calcext:value-type="float">
            <text:p>0,3211213296903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636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888568452305" calcext:value-type="float">
            <text:p>-0,64888568452305</text:p>
          </table:table-cell>
          <table:table-cell office:value-type="float" office:value="-0.312195270527231" calcext:value-type="float">
            <text:p>-0,312195270527231</text:p>
          </table:table-cell>
          <table:table-cell office:value-type="float" office:value="-0.223388751088904" calcext:value-type="float">
            <text:p>-0,223388751088904</text:p>
          </table:table-cell>
          <table:table-cell office:value-type="float" office:value="1.19648608323224" calcext:value-type="float">
            <text:p>1,19648608323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9503055115838" calcext:value-type="float">
            <text:p>0,369503055115838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1636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9317101400174" calcext:value-type="float">
            <text:p>-0,59317101400174</text:p>
          </table:table-cell>
          <table:table-cell office:value-type="float" office:value="-0.349044923576413" calcext:value-type="float">
            <text:p>-0,349044923576413</text:p>
          </table:table-cell>
          <table:table-cell office:value-type="float" office:value="-1.05572301461668" calcext:value-type="float">
            <text:p>-1,05572301461668</text:p>
          </table:table-cell>
          <table:table-cell office:value-type="float" office:value="1.18817705157201" calcext:value-type="float">
            <text:p>1,18817705157201</text:p>
          </table:table-cell>
          <table:table-cell/>
          <table:table-cell office:value-type="float" office:value="0.594088525786005" calcext:value-type="float">
            <text:p>0,59408852578600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.4142135623731" calcext:value-type="float">
            <text:p>1,41421356237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[.A11]" office:value-type="float" office:value="0.707106781186545" calcext:value-type="float">
            <text:p>0,707106781186545</text:p>
          </table:table-cell>
          <table:table-cell table:number-columns-repeated="16374"/>
        </table:table-row>
        <table:table-row table:style-name="ro1">
          <table:table-cell office:value-type="float" office:value="-0.707106781186548" calcext:value-type="float">
            <text:p>-0,707106781186548</text:p>
          </table:table-cell>
          <table:table-cell office:value-type="float" office:value="1.58113883008419" calcext:value-type="float">
            <text:p>1,581138830084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I12]-([.J11]*[.A12])/[.B12]" office:value-type="float" office:value="0.316227766016837" calcext:value-type="float">
            <text:p>0,316227766016837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1.26491106406735" calcext:value-type="float">
            <text:p>1,264911064067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I13]-([.J12]*[.B13])/[.C13]" office:value-type="float" office:value="0.158113883008419" calcext:value-type="float">
            <text:p>0,158113883008419</text:p>
          </table:table-cell>
          <table:table-cell table:number-columns-repeated="16374"/>
        </table:table-row>
        <table:table-row table:style-name="ro1">
          <table:table-cell office:value-type="float" office:value="-0.707106781186548" calcext:value-type="float">
            <text:p>-0,707106781186548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158113883008419" calcext:value-type="float">
            <text:p>-0,158113883008419</text:p>
          </table:table-cell>
          <table:table-cell office:value-type="float" office:value="1.54110350074224" calcext:value-type="float">
            <text:p>1,541103500742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I14]-([.$J$13]*[.$C14]+[.$J$12]*[.$B14]+[.$J$11]*[.$A14])/[.D14]" office:value-type="float" office:value="0.405553552826906" calcext:value-type="float">
            <text:p>0,405553552826906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811107105653813" calcext:value-type="float">
            <text:p>-0,811107105653813</text:p>
          </table:table-cell>
          <table:table-cell office:value-type="float" office:value="1.68585446084705" calcext:value-type="float">
            <text:p>1,685854460847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15]-([.$J$13]*[.$C15]+[.$J$12]*[.$B15]+[.$J$11]*[.$A15]+[.$J$14]*[.$D15])/[.E15]" office:value-type="float" office:value="0.343414797579954" calcext:value-type="float">
            <text:p>0,34341479757995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790569415042095" calcext:value-type="float">
            <text:p>-0,790569415042095</text:p>
          </table:table-cell>
          <table:table-cell office:value-type="float" office:value="-0.0811107105653812" calcext:value-type="float">
            <text:p>-0,0811107105653812</text:p>
          </table:table-cell>
          <table:table-cell office:value-type="float" office:value="-0.780488176318078" calcext:value-type="float">
            <text:p>-0,780488176318078</text:p>
          </table:table-cell>
          <table:table-cell office:value-type="float" office:value="1.32637070959037" calcext:value-type="float">
            <text:p>1,326370709590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16]-([.$J$13]*[.$C16]+[.$J$12]*[.$B16]+[.$J$11]*[.$A16]+[.$J$14]*[.$D16]+[.$J$15]*[.$E16])/[.F16]" office:value-type="float" office:value="0.321121329690299" calcext:value-type="float">
            <text:p>0,321121329690299</text:p>
          </table:table-cell>
          <table:table-cell table:number-columns-repeated="1637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64888568452305" calcext:value-type="float">
            <text:p>-0,64888568452305</text:p>
          </table:table-cell>
          <table:table-cell office:value-type="float" office:value="-0.312195270527231" calcext:value-type="float">
            <text:p>-0,312195270527231</text:p>
          </table:table-cell>
          <table:table-cell office:value-type="float" office:value="-0.223388751088904" calcext:value-type="float">
            <text:p>-0,223388751088904</text:p>
          </table:table-cell>
          <table:table-cell office:value-type="float" office:value="1.19648608323224" calcext:value-type="float">
            <text:p>1,19648608323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7]-([.$J$13]*[.$C17]+[.$J$12]*[.$B17]+[.$J$11]*[.$A17]+[.$J$14]*[.$D17]+[.$J$15]*[.$E17]+[.$J$16]*[.$F17])/[.G17]" office:value-type="float" office:value="0.369503055115837" calcext:value-type="float">
            <text:p>0,369503055115837</text:p>
          </table:table-cell>
          <table:table-cell table:number-columns-repeated="1637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59317101400174" calcext:value-type="float">
            <text:p>-0,59317101400174</text:p>
          </table:table-cell>
          <table:table-cell office:value-type="float" office:value="-0.349044923576413" calcext:value-type="float">
            <text:p>-0,349044923576413</text:p>
          </table:table-cell>
          <table:table-cell office:value-type="float" office:value="-1.05572301461668" calcext:value-type="float">
            <text:p>-1,05572301461668</text:p>
          </table:table-cell>
          <table:table-cell office:value-type="float" office:value="1.18817705157201" calcext:value-type="float">
            <text:p>1,18817705157201</text:p>
          </table:table-cell>
          <table:table-cell office:value-type="float" office:value="0" calcext:value-type="float">
            <text:p>0</text:p>
          </table:table-cell>
          <table:table-cell table:formula="of:=[.I18]-([.$J$13]*[.$C18]+[.$J$12]*[.$B18]+[.$J$11]*[.$A18]+[.$J$14]*[.$D18]+[.$J$15]*[.$E18]+[.$J$16]*[.$F18]+[.$J$17]*[.$G18])/[.H18]" office:value-type="float" office:value="0.594088525786003" calcext:value-type="float">
            <text:p>0,59408852578600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matrix-columns-spanned="8" table:number-matrix-rows-spanned="8" table:formula="of:=TRANSPOSE([.A11:.H18])" office:value-type="float" office:value="1.4142135623731" calcext:value-type="float">
            <text:p>1,4142135623731</text:p>
          </table:table-cell>
          <table:table-cell office:value-type="float" office:value="-0.707106781186548" calcext:value-type="float">
            <text:p>-0,707106781186548</text:p>
          </table:table-cell>
          <table:table-cell office:value-type="float" office:value="0" calcext:value-type="float">
            <text:p>0</text:p>
          </table:table-cell>
          <table:table-cell office:value-type="float" office:value="-0.707106781186548" calcext:value-type="float">
            <text:p>-0,7071067811865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07106781186548" calcext:value-type="float">
            <text:p>0,707106781186548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113883008419" calcext:value-type="float">
            <text:p>1,58113883008419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632455532033676" calcext:value-type="float">
            <text:p>-0,6324555320336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16227766016838" calcext:value-type="float">
            <text:p>0,316227766016838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491106406735" calcext:value-type="float">
            <text:p>1,26491106406735</text:p>
          </table:table-cell>
          <table:table-cell office:value-type="float" office:value="-0.158113883008419" calcext:value-type="float">
            <text:p>-0,158113883008419</text:p>
          </table:table-cell>
          <table:table-cell office:value-type="float" office:value="-0.316227766016838" calcext:value-type="float">
            <text:p>-0,316227766016838</text:p>
          </table:table-cell>
          <table:table-cell office:value-type="float" office:value="-0.790569415042095" calcext:value-type="float">
            <text:p>-0,79056941504209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8113883008419" calcext:value-type="float">
            <text:p>0,158113883008419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4110350074224" calcext:value-type="float">
            <text:p>1,54110350074224</text:p>
          </table:table-cell>
          <table:table-cell office:value-type="float" office:value="-0.811107105653813" calcext:value-type="float">
            <text:p>-0,811107105653813</text:p>
          </table:table-cell>
          <table:table-cell office:value-type="float" office:value="-0.0811107105653812" calcext:value-type="float">
            <text:p>-0,0811107105653812</text:p>
          </table:table-cell>
          <table:table-cell office:value-type="float" office:value="-0.64888568452305" calcext:value-type="float">
            <text:p>-0,64888568452305</text:p>
          </table:table-cell>
          <table:table-cell office:value-type="float" office:value="0" calcext:value-type="float">
            <text:p>0</text:p>
          </table:table-cell>
          <table:table-cell office:value-type="float" office:value="0.405553552826906" calcext:value-type="float">
            <text:p>0,405553552826906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8585446084705" calcext:value-type="float">
            <text:p>1,68585446084705</text:p>
          </table:table-cell>
          <table:table-cell office:value-type="float" office:value="-0.780488176318078" calcext:value-type="float">
            <text:p>-0,780488176318078</text:p>
          </table:table-cell>
          <table:table-cell office:value-type="float" office:value="-0.312195270527231" calcext:value-type="float">
            <text:p>-0,312195270527231</text:p>
          </table:table-cell>
          <table:table-cell office:value-type="float" office:value="-0.59317101400174" calcext:value-type="float">
            <text:p>-0,59317101400174</text:p>
          </table:table-cell>
          <table:table-cell office:value-type="float" office:value="0.343414797579954" calcext:value-type="float">
            <text:p>0,343414797579954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2637070959037" calcext:value-type="float">
            <text:p>1,32637070959037</text:p>
          </table:table-cell>
          <table:table-cell office:value-type="float" office:value="-0.223388751088904" calcext:value-type="float">
            <text:p>-0,223388751088904</text:p>
          </table:table-cell>
          <table:table-cell office:value-type="float" office:value="-0.349044923576413" calcext:value-type="float">
            <text:p>-0,349044923576413</text:p>
          </table:table-cell>
          <table:table-cell office:value-type="float" office:value="0.3211213296903" calcext:value-type="float">
            <text:p>0,3211213296903</text:p>
          </table:table-cell>
          <table:table-cell table:formula="of:=([.I25]-([.$J$27]*[.$H25]+[.$J$26]*[.$G25]))/[.F25]" office:value-type="float" office:value="0.499999999999999" calcext:value-type="float">
            <text:p>0,499999999999999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9648608323224" calcext:value-type="float">
            <text:p>1,19648608323224</text:p>
          </table:table-cell>
          <table:table-cell office:value-type="float" office:value="-1.05572301461668" calcext:value-type="float">
            <text:p>-1,05572301461668</text:p>
          </table:table-cell>
          <table:table-cell office:value-type="float" office:value="0.369503055115838" calcext:value-type="float">
            <text:p>0,369503055115838</text:p>
          </table:table-cell>
          <table:table-cell table:formula="of:=([.I26]-[.$J$27]*[.$H26])/[.G26]" office:value-type="float" office:value="0.749999999999998" calcext:value-type="float">
            <text:p>0,749999999999998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8817705157201" calcext:value-type="float">
            <text:p>1,18817705157201</text:p>
          </table:table-cell>
          <table:table-cell office:value-type="float" office:value="0.594088525786004" calcext:value-type="float">
            <text:p>0,594088525786004</text:p>
          </table:table-cell>
          <table:table-cell table:formula="of:=[.I27]/[.H27]" office:value-type="float" office:value="0.499999999999999" calcext:value-type="float">
            <text:p>0,499999999999999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00" calcext:value-type="float">
            <text:p>-1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100" calcext:value-type="float">
            <text:p>-100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8"/>
          <table:table-cell table:style-name="ce8"/>
          <table:table-cell table:number-columns-repeated="16336"/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style-name="ce9"/>
          <table:table-cell table:number-columns-repeated="16336"/>
        </table:table-row>
        <table:table-row table:style-name="ro1" table:number-rows-repeated="2">
          <table:table-cell table:style-name="ce2"/>
          <table:table-cell table:number-columns-repeated="46"/>
          <table:table-cell table:style-name="ce9"/>
          <table:table-cell table:number-columns-repeated="16336"/>
        </table:table-row>
        <table:table-row table:style-name="ro1">
          <table:table-cell office:value-type="float" office:value="17.3205080756888" calcext:value-type="float">
            <text:p>17,3205080756888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office:value-type="float" office:value="0.0577350269189626" calcext:value-type="float">
            <text:p>0,0577350269189626</text:p>
          </table:table-cell>
          <table:table-cell/>
          <table:table-cell office:value-type="float" office:value="3.60755636650475" calcext:value-type="float">
            <text:p>3,60755636650475</text:p>
          </table:table-cell>
          <table:table-cell/>
          <table:table-cell office:value-type="float" office:value="3.60755636650487" calcext:value-type="float">
            <text:p>3,60755636650487</text:p>
          </table:table-cell>
          <table:table-cell table:number-columns-repeated="2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125"/>
        </table:table-row>
        <table:table-row table:style-name="ro1">
          <table:table-cell office:value-type="float" office:value="-5.77350269189626" calcext:value-type="float">
            <text:p>-5,77350269189626</text:p>
          </table:table-cell>
          <table:table-cell office:value-type="float" office:value="8.18331636115008" calcext:value-type="float">
            <text:p>8,18331636115008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office:value-type="float" office:value="0.0407332820365858" calcext:value-type="float">
            <text:p>0,0407332820365858</text:p>
          </table:table-cell>
          <table:table-cell/>
          <table:table-cell office:value-type="float" office:value="3.60469699159457" calcext:value-type="float">
            <text:p>3,60469699159457</text:p>
          </table:table-cell>
          <table:table-cell/>
          <table:table-cell office:value-type="float" office:value="3.6046969915947" calcext:value-type="float">
            <text:p>3,6046969915947</text:p>
          </table:table-cell>
          <table:table-cell table:number-columns-repeated="163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2199846109757" calcext:value-type="float">
            <text:p>-0,0122199846109757</text:p>
          </table:table-cell>
          <table:table-cell office:value-type="float" office:value="0.547586223325704" calcext:value-type="float">
            <text:p>0,547586223325704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office:value-type="float" office:value="0.000909007674843466" calcext:value-type="float">
            <text:p>0,000909007674843466</text:p>
          </table:table-cell>
          <table:table-cell/>
          <table:table-cell office:value-type="float" office:value="2.65163634724812" calcext:value-type="float">
            <text:p>2,65163634724812</text:p>
          </table:table-cell>
          <table:table-cell/>
          <table:table-cell office:value-type="float" office:value="2.65163634724821" calcext:value-type="float">
            <text:p>2,65163634724821</text:p>
          </table:table-cell>
          <table:table-cell table:number-columns-repeated="16351"/>
        </table:table-row>
        <table:table-row table:style-name="ro1">
          <table:table-cell office:value-type="float" office:value="-5.77350269189626" calcext:value-type="float">
            <text:p>-5,77350269189626</text:p>
          </table:table-cell>
          <table:table-cell office:value-type="float" office:value="-4.07332820365858" calcext:value-type="float">
            <text:p>-4,07332820365858</text:p>
          </table:table-cell>
          <table:table-cell office:value-type="float" office:value="-0.0909007674843466" calcext:value-type="float">
            <text:p>-0,0909007674843466</text:p>
          </table:table-cell>
          <table:table-cell office:value-type="float" office:value="7.09692898811993" calcext:value-type="float">
            <text:p>7,09692898811993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office:value-type="float" office:value="0.0703594456435601" calcext:value-type="float">
            <text:p>0,0703594456435601</text:p>
          </table:table-cell>
          <table:table-cell/>
          <table:table-cell office:value-type="float" office:value="3.60469699159457" calcext:value-type="float">
            <text:p>3,60469699159457</text:p>
          </table:table-cell>
          <table:table-cell/>
          <table:table-cell office:value-type="float" office:value="3.6046969915947" calcext:value-type="float">
            <text:p>3,6046969915947</text:p>
          </table:table-cell>
          <table:table-cell table:number-columns-repeated="163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2199846109757" calcext:value-type="float">
            <text:p>-0,0122199846109757</text:p>
          </table:table-cell>
          <table:table-cell office:value-type="float" office:value="-0.00027270230245304" calcext:value-type="float">
            <text:p>-0,00027270230245304</text:p>
          </table:table-cell>
          <table:table-cell office:value-type="float" office:value="-0.021107833693068" calcext:value-type="float">
            <text:p>-0,021107833693068</text:p>
          </table:table-cell>
          <table:table-cell office:value-type="float" office:value="0.706685967715751" calcext:value-type="float">
            <text:p>0,70668596771575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float" office:value="0.00280625841760861" calcext:value-type="float">
            <text:p>0,00280625841760861</text:p>
          </table:table-cell>
          <table:table-cell/>
          <table:table-cell office:value-type="float" office:value="2.79694621621773" calcext:value-type="float">
            <text:p>2,79694621621773</text:p>
          </table:table-cell>
          <table:table-cell/>
          <table:table-cell office:value-type="float" office:value="2.79694621621782" calcext:value-type="float">
            <text:p>2,79694621621782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82619641876052" calcext:value-type="float">
            <text:p>-0,182619641876052</text:p>
          </table:table-cell>
          <table:table-cell office:value-type="float" office:value="-0.00233907731527793" calcext:value-type="float">
            <text:p>-0,00233907731527793</text:p>
          </table:table-cell>
          <table:table-cell office:value-type="float" office:value="-0.141645905288502" calcext:value-type="float">
            <text:p>-0,141645905288502</text:p>
          </table:table-cell>
          <table:table-cell office:value-type="float" office:value="0.588711332176795" calcext:value-type="float">
            <text:p>0,588711332176795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office:value-type="float" office:value="0.00123672471295301" calcext:value-type="float">
            <text:p>0,00123672471295301</text:p>
          </table:table-cell>
          <table:table-cell/>
          <table:table-cell office:value-type="float" office:value="2.34461084207005" calcext:value-type="float">
            <text:p>2,34461084207005</text:p>
          </table:table-cell>
          <table:table-cell/>
          <table:table-cell office:value-type="float" office:value="2.34461084207013" calcext:value-type="float">
            <text:p>2,34461084207013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140906017472342" calcext:value-type="float">
            <text:p>-0,0140906017472342</text:p>
          </table:table-cell>
          <table:table-cell office:value-type="float" office:value="-0.000420868804395881" calcext:value-type="float">
            <text:p>-0,000420868804395881</text:p>
          </table:table-cell>
          <table:table-cell office:value-type="float" office:value="-0.000157247439708048" calcext:value-type="float">
            <text:p>-0,000157247439708048</text:p>
          </table:table-cell>
          <table:table-cell office:value-type="float" office:value="0.547541097165403" calcext:value-type="float">
            <text:p>0,547541097165403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office:value-type="float" office:value="0.00181316520582465" calcext:value-type="float">
            <text:p>0,00181316520582465</text:p>
          </table:table-cell>
          <table:table-cell/>
          <table:table-cell office:value-type="float" office:value="2.65163634724812" calcext:value-type="float">
            <text:p>2,65163634724812</text:p>
          </table:table-cell>
          <table:table-cell/>
          <table:table-cell office:value-type="float" office:value="2.65163634724821" calcext:value-type="float">
            <text:p>2,65163634724821</text:p>
          </table:table-cell>
          <table:table-cell table:number-columns-repeated="1635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41505569048207" calcext:value-type="float">
            <text:p>-0,141505569048207</text:p>
          </table:table-cell>
          <table:table-cell office:value-type="float" office:value="-0.0340467107318713" calcext:value-type="float">
            <text:p>-0,0340467107318713</text:p>
          </table:table-cell>
          <table:table-cell office:value-type="float" office:value="-0.182753239082483" calcext:value-type="float">
            <text:p>-0,182753239082483</text:p>
          </table:table-cell>
          <table:table-cell office:value-type="float" office:value="0.587722935592567" calcext:value-type="float">
            <text:p>0,587722935592567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.00131110999848268" calcext:value-type="float">
            <text:p>0,00131110999848268</text:p>
          </table:table-cell>
          <table:table-cell/>
          <table:table-cell office:value-type="float" office:value="2.34461084207005" calcext:value-type="float">
            <text:p>2,34461084207005</text:p>
          </table:table-cell>
          <table:table-cell/>
          <table:table-cell office:value-type="float" office:value="2.34461084207013" calcext:value-type="float">
            <text:p>2,34461084207013</text:p>
          </table:table-cell>
          <table:table-cell table:number-columns-repeated="1635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169862536245471" calcext:value-type="float">
            <text:p>-0,169862536245471</text:p>
          </table:table-cell>
          <table:table-cell office:value-type="float" office:value="-0.0000487825463060118" calcext:value-type="float">
            <text:p>-4,87825463060118E-05</text:p>
          </table:table-cell>
          <table:table-cell office:value-type="float" office:value="-0.180003483609867" calcext:value-type="float">
            <text:p>-0,180003483609867</text:p>
          </table:table-cell>
          <table:table-cell office:value-type="float" office:value="0.488615863730223" calcext:value-type="float">
            <text:p>0,48861586373022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.00091312224476652" calcext:value-type="float">
            <text:p>0,00091312224476652</text:p>
          </table:table-cell>
          <table:table-cell/>
          <table:table-cell office:value-type="float" office:value="2.11664012598803" calcext:value-type="float">
            <text:p>2,11664012598803</text:p>
          </table:table-cell>
          <table:table-cell/>
          <table:table-cell office:value-type="float" office:value="2.1166401259881" calcext:value-type="float">
            <text:p>2,1166401259881</text:p>
          </table:table-cell>
          <table:table-cell table:number-columns-repeated="16351"/>
        </table:table-row>
        <table:table-row table:style-name="ro1">
          <table:table-cell office:value-type="float" office:value="-5.77350269189626" calcext:value-type="float">
            <text:p>-5,77350269189626</text:p>
          </table:table-cell>
          <table:table-cell office:value-type="float" office:value="-4.07332820365858" calcext:value-type="float">
            <text:p>-4,07332820365858</text:p>
          </table:table-cell>
          <table:table-cell office:value-type="float" office:value="-0.0909007674843466" calcext:value-type="float">
            <text:p>-0,0909007674843466</text:p>
          </table:table-cell>
          <table:table-cell office:value-type="float" office:value="-7.03594456435601" calcext:value-type="float">
            <text:p>-7,03594456435601</text:p>
          </table:table-cell>
          <table:table-cell office:value-type="float" office:value="-0.280625841760861" calcext:value-type="float">
            <text:p>-0,280625841760861</text:p>
          </table:table-cell>
          <table:table-cell office:value-type="float" office:value="-0.123672471295301" calcext:value-type="float">
            <text:p>-0,123672471295301</text:p>
          </table:table-cell>
          <table:table-cell office:value-type="float" office:value="-0.181316520582465" calcext:value-type="float">
            <text:p>-0,181316520582465</text:p>
          </table:table-cell>
          <table:table-cell office:value-type="float" office:value="-0.131110999848268" calcext:value-type="float">
            <text:p>-0,131110999848268</text:p>
          </table:table-cell>
          <table:table-cell office:value-type="float" office:value="-0.091312224476652" calcext:value-type="float">
            <text:p>-0,091312224476652</text:p>
          </table:table-cell>
          <table:table-cell office:value-type="float" office:value="0.842280065803338" calcext:value-type="float">
            <text:p>0,84228006580333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1.18239251211252" calcext:value-type="float">
            <text:p>1,18239251211252</text:p>
          </table:table-cell>
          <table:table-cell/>
          <table:table-cell office:value-type="float" office:value="3.60327511632511" calcext:value-type="float">
            <text:p>3,60327511632511</text:p>
          </table:table-cell>
          <table:table-cell/>
          <table:table-cell office:value-type="float" office:value="3.60327511632523" calcext:value-type="float">
            <text:p>3,60327511632523</text:p>
          </table:table-cell>
          <table:table-cell table:number-columns-repeated="163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2199846109757" calcext:value-type="float">
            <text:p>-0,0122199846109757</text:p>
          </table:table-cell>
          <table:table-cell office:value-type="float" office:value="-0.00027270230245304" calcext:value-type="float">
            <text:p>-0,00027270230245304</text:p>
          </table:table-cell>
          <table:table-cell office:value-type="float" office:value="-0.00701723194583379" calcext:value-type="float">
            <text:p>-0,00701723194583379</text:p>
          </table:table-cell>
          <table:table-cell office:value-type="float" office:value="-0.000421008720886704" calcext:value-type="float">
            <text:p>-0,000421008720886704</text:p>
          </table:table-cell>
          <table:table-cell office:value-type="float" office:value="-0.000213769974177855" calcext:value-type="float">
            <text:p>-0,000213769974177855</text:p>
          </table:table-cell>
          <table:table-cell office:value-type="float" office:value="-0.000180968744534086" calcext:value-type="float">
            <text:p>-0,000180968744534086</text:p>
          </table:table-cell>
          <table:table-cell office:value-type="float" office:value="-0.000170022065299985" calcext:value-type="float">
            <text:p>-0,000170022065299985</text:p>
          </table:table-cell>
          <table:table-cell office:value-type="float" office:value="-0.000136968336714978" calcext:value-type="float">
            <text:p>-0,000136968336714978</text:p>
          </table:table-cell>
          <table:table-cell office:value-type="float" office:value="-0.236721554422588" calcext:value-type="float">
            <text:p>-0,236721554422588</text:p>
          </table:table-cell>
          <table:table-cell office:value-type="float" office:value="0.666156106609911" calcext:value-type="float">
            <text:p>0,66615610660991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.421660402242247" calcext:value-type="float">
            <text:p>0,421660402242247</text:p>
          </table:table-cell>
          <table:table-cell/>
          <table:table-cell office:value-type="float" office:value="2.50613350113985" calcext:value-type="float">
            <text:p>2,50613350113985</text:p>
          </table:table-cell>
          <table:table-cell/>
          <table:table-cell office:value-type="float" office:value="2.50613350113994" calcext:value-type="float">
            <text:p>2,50613350113994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82619641876052" calcext:value-type="float">
            <text:p>-0,182619641876052</text:p>
          </table:table-cell>
          <table:table-cell office:value-type="float" office:value="-0.00233907731527793" calcext:value-type="float">
            <text:p>-0,00233907731527793</text:p>
          </table:table-cell>
          <table:table-cell office:value-type="float" office:value="-0.000140336240295568" calcext:value-type="float">
            <text:p>-0,000140336240295568</text:p>
          </table:table-cell>
          <table:table-cell office:value-type="float" office:value="-0.0566921020732161" calcext:value-type="float">
            <text:p>-0,0566921020732161</text:p>
          </table:table-cell>
          <table:table-cell office:value-type="float" office:value="-0.0000765837636133661" calcext:value-type="float">
            <text:p>-7,65837636133661E-05</text:p>
          </table:table-cell>
          <table:table-cell office:value-type="float" office:value="-0.00334176832573476" calcext:value-type="float">
            <text:p>-0,00334176832573476</text:p>
          </table:table-cell>
          <table:table-cell office:value-type="float" office:value="-0.0209395532947595" calcext:value-type="float">
            <text:p>-0,0209395532947595</text:p>
          </table:table-cell>
          <table:table-cell office:value-type="float" office:value="-0.0504257261586184" calcext:value-type="float">
            <text:p>-0,0504257261586184</text:p>
          </table:table-cell>
          <table:table-cell office:value-type="float" office:value="-0.168156829989114" calcext:value-type="float">
            <text:p>-0,168156829989114</text:p>
          </table:table-cell>
          <table:table-cell office:value-type="float" office:value="0.576334511792608" calcext:value-type="float">
            <text:p>0,576334511792608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.227216661089647" calcext:value-type="float">
            <text:p>0,227216661089647</text:p>
          </table:table-cell>
          <table:table-cell/>
          <table:table-cell office:value-type="float" office:value="2.00560120807974" calcext:value-type="float">
            <text:p>2,00560120807974</text:p>
          </table:table-cell>
          <table:table-cell/>
          <table:table-cell office:value-type="float" office:value="2.00560120807981" calcext:value-type="float">
            <text:p>2,00560120807981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140906017472342" calcext:value-type="float">
            <text:p>-0,0140906017472342</text:p>
          </table:table-cell>
          <table:table-cell office:value-type="float" office:value="-0.000420868804395881" calcext:value-type="float">
            <text:p>-0,000420868804395881</text:p>
          </table:table-cell>
          <table:table-cell office:value-type="float" office:value="-0.000157247439708048" calcext:value-type="float">
            <text:p>-0,000157247439708048</text:p>
          </table:table-cell>
          <table:table-cell office:value-type="float" office:value="-0.000362980817213308" calcext:value-type="float">
            <text:p>-0,000362980817213308</text:p>
          </table:table-cell>
          <table:table-cell office:value-type="float" office:value="-0.000223310934244818" calcext:value-type="float">
            <text:p>-0,000223310934244818</text:p>
          </table:table-cell>
          <table:table-cell office:value-type="float" office:value="-0.000136968336714978" calcext:value-type="float">
            <text:p>-0,000136968336714978</text:p>
          </table:table-cell>
          <table:table-cell office:value-type="float" office:value="-0.236721554422588" calcext:value-type="float">
            <text:p>-0,236721554422588</text:p>
          </table:table-cell>
          <table:table-cell office:value-type="float" office:value="-0.0842689934273134" calcext:value-type="float">
            <text:p>-0,0842689934273134</text:p>
          </table:table-cell>
          <table:table-cell office:value-type="float" office:value="-0.045377879357781" calcext:value-type="float">
            <text:p>-0,045377879357781</text:p>
          </table:table-cell>
          <table:table-cell office:value-type="float" office:value="0.659244676266265" calcext:value-type="float">
            <text:p>0,659244676266265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.495620475268596" calcext:value-type="float">
            <text:p>0,495620475268596</text:p>
          </table:table-cell>
          <table:table-cell/>
          <table:table-cell office:value-type="float" office:value="2.50613350113985" calcext:value-type="float">
            <text:p>2,50613350113985</text:p>
          </table:table-cell>
          <table:table-cell/>
          <table:table-cell office:value-type="float" office:value="2.50613350113994" calcext:value-type="float">
            <text:p>2,50613350113994</text:p>
          </table:table-cell>
          <table:table-cell table:number-columns-repeated="1635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41505569048207" calcext:value-type="float">
            <text:p>-0,141505569048207</text:p>
          </table:table-cell>
          <table:table-cell office:value-type="float" office:value="-0.0340467107318713" calcext:value-type="float">
            <text:p>-0,0340467107318713</text:p>
          </table:table-cell>
          <table:table-cell office:value-type="float" office:value="-0.000118546421610681" calcext:value-type="float">
            <text:p>-0,000118546421610681</text:p>
          </table:table-cell>
          <table:table-cell office:value-type="float" office:value="-0.0360793633218824" calcext:value-type="float">
            <text:p>-0,0360793633218824</text:p>
          </table:table-cell>
          <table:table-cell office:value-type="float" office:value="-0.0251274639537114" calcext:value-type="float">
            <text:p>-0,0251274639537114</text:p>
          </table:table-cell>
          <table:table-cell office:value-type="float" office:value="-0.0605108713903421" calcext:value-type="float">
            <text:p>-0,0605108713903421</text:p>
          </table:table-cell>
          <table:table-cell office:value-type="float" office:value="-0.171732536939848" calcext:value-type="float">
            <text:p>-0,171732536939848</text:p>
          </table:table-cell>
          <table:table-cell office:value-type="float" office:value="-0.0599063160789675" calcext:value-type="float">
            <text:p>-0,0599063160789675</text:p>
          </table:table-cell>
          <table:table-cell office:value-type="float" office:value="-0.199608480028716" calcext:value-type="float">
            <text:p>-0,199608480028716</text:p>
          </table:table-cell>
          <table:table-cell office:value-type="float" office:value="0.707317417893289" calcext:value-type="float">
            <text:p>0,707317417893289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.363361397867823" calcext:value-type="float">
            <text:p>0,363361397867823</text:p>
          </table:table-cell>
          <table:table-cell/>
          <table:table-cell office:value-type="float" office:value="2.08611541375938" calcext:value-type="float">
            <text:p>2,08611541375938</text:p>
          </table:table-cell>
          <table:table-cell/>
          <table:table-cell office:value-type="float" office:value="2.08611541375945" calcext:value-type="float">
            <text:p>2,08611541375945</text:p>
          </table:table-cell>
          <table:table-cell table:number-columns-repeated="1635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169862536245471" calcext:value-type="float">
            <text:p>-0,169862536245471</text:p>
          </table:table-cell>
          <table:table-cell office:value-type="float" office:value="-0.0000487825463060118" calcext:value-type="float">
            <text:p>-4,87825463060118E-05</text:p>
          </table:table-cell>
          <table:table-cell office:value-type="float" office:value="-0.0098552829119043" calcext:value-type="float">
            <text:p>-0,0098552829119043</text:p>
          </table:table-cell>
          <table:table-cell office:value-type="float" office:value="-0.0626816915475636" calcext:value-type="float">
            <text:p>-0,0626816915475636</text:p>
          </table:table-cell>
          <table:table-cell office:value-type="float" office:value="-0.0332809792646881" calcext:value-type="float">
            <text:p>-0,0332809792646881</text:p>
          </table:table-cell>
          <table:table-cell office:value-type="float" office:value="-0.0118964705514218" calcext:value-type="float">
            <text:p>-0,0118964705514218</text:p>
          </table:table-cell>
          <table:table-cell office:value-type="float" office:value="-0.198936583961108" calcext:value-type="float">
            <text:p>-0,198936583961108</text:p>
          </table:table-cell>
          <table:table-cell office:value-type="float" office:value="-0.0272215522572691" calcext:value-type="float">
            <text:p>-0,0272215522572691</text:p>
          </table:table-cell>
          <table:table-cell office:value-type="float" office:value="-0.182551638207984" calcext:value-type="float">
            <text:p>-0,182551638207984</text:p>
          </table:table-cell>
          <table:table-cell office:value-type="float" office:value="0.626282338720928" calcext:value-type="float">
            <text:p>0,62628233872092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.270921345351567" calcext:value-type="float">
            <text:p>0,270921345351567</text:p>
          </table:table-cell>
          <table:table-cell/>
          <table:table-cell office:value-type="float" office:value="1.81322067882633" calcext:value-type="float">
            <text:p>1,81322067882633</text:p>
          </table:table-cell>
          <table:table-cell/>
          <table:table-cell office:value-type="float" office:value="1.81322067882639" calcext:value-type="float">
            <text:p>1,81322067882639</text:p>
          </table:table-cell>
          <table:table-cell table:number-columns-repeated="163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0.182634692660872" calcext:value-type="float">
            <text:p>-0,182634692660872</text:p>
          </table:table-cell>
          <table:table-cell office:value-type="float" office:value="-0.0567905038774026" calcext:value-type="float">
            <text:p>-0,0567905038774026</text:p>
          </table:table-cell>
          <table:table-cell office:value-type="float" office:value="-0.0209395532947595" calcext:value-type="float">
            <text:p>-0,0209395532947595</text:p>
          </table:table-cell>
          <table:table-cell office:value-type="float" office:value="-0.0504257261586184" calcext:value-type="float">
            <text:p>-0,0504257261586184</text:p>
          </table:table-cell>
          <table:table-cell office:value-type="float" office:value="-0.0179874222060638" calcext:value-type="float">
            <text:p>-0,0179874222060638</text:p>
          </table:table-cell>
          <table:table-cell office:value-type="float" office:value="-0.0107744618460059" calcext:value-type="float">
            <text:p>-0,0107744618460059</text:p>
          </table:table-cell>
          <table:table-cell office:value-type="float" office:value="-0.172960673728383" calcext:value-type="float">
            <text:p>-0,172960673728383</text:p>
          </table:table-cell>
          <table:table-cell office:value-type="float" office:value="-0.0620753546501022" calcext:value-type="float">
            <text:p>-0,0620753546501022</text:p>
          </table:table-cell>
          <table:table-cell office:value-type="float" office:value="-0.0350592310400702" calcext:value-type="float">
            <text:p>-0,0350592310400702</text:p>
          </table:table-cell>
          <table:table-cell office:value-type="float" office:value="0.570088290159417" calcext:value-type="float">
            <text:p>0,570088290159417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.329523310746007" calcext:value-type="float">
            <text:p>0,329523310746007</text:p>
          </table:table-cell>
          <table:table-cell/>
          <table:table-cell office:value-type="float" office:value="2.00560120807974" calcext:value-type="float">
            <text:p>2,00560120807974</text:p>
          </table:table-cell>
          <table:table-cell/>
          <table:table-cell office:value-type="float" office:value="2.00560120807981" calcext:value-type="float">
            <text:p>2,00560120807981</text:p>
          </table:table-cell>
          <table:table-cell table:number-columns-repeated="1635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170148200697963" calcext:value-type="float">
            <text:p>-0,170148200697963</text:p>
          </table:table-cell>
          <table:table-cell office:value-type="float" office:value="-0.0626816915475636" calcext:value-type="float">
            <text:p>-0,0626816915475636</text:p>
          </table:table-cell>
          <table:table-cell office:value-type="float" office:value="-0.0332809792646881" calcext:value-type="float">
            <text:p>-0,0332809792646881</text:p>
          </table:table-cell>
          <table:table-cell office:value-type="float" office:value="-0.0118828596198725" calcext:value-type="float">
            <text:p>-0,0118828596198725</text:p>
          </table:table-cell>
          <table:table-cell office:value-type="float" office:value="-0.00964287913772233" calcext:value-type="float">
            <text:p>-0,00964287913772233</text:p>
          </table:table-cell>
          <table:table-cell office:value-type="float" office:value="-0.0142038864588882" calcext:value-type="float">
            <text:p>-0,0142038864588882</text:p>
          </table:table-cell>
          <table:table-cell office:value-type="float" office:value="-0.162842435403716" calcext:value-type="float">
            <text:p>-0,162842435403716</text:p>
          </table:table-cell>
          <table:table-cell office:value-type="float" office:value="-0.0620917515976839" calcext:value-type="float">
            <text:p>-0,0620917515976839</text:p>
          </table:table-cell>
          <table:table-cell office:value-type="float" office:value="-0.224023703057954" calcext:value-type="float">
            <text:p>-0,224023703057954</text:p>
          </table:table-cell>
          <table:table-cell office:value-type="float" office:value="0.62049767927474" calcext:value-type="float">
            <text:p>0,6204976792747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.328263047255489" calcext:value-type="float">
            <text:p>0,328263047255489</text:p>
          </table:table-cell>
          <table:table-cell/>
          <table:table-cell office:value-type="float" office:value="1.81322067882633" calcext:value-type="float">
            <text:p>1,81322067882633</text:p>
          </table:table-cell>
          <table:table-cell/>
          <table:table-cell office:value-type="float" office:value="1.81322067882639" calcext:value-type="float">
            <text:p>1,81322067882639</text:p>
          </table:table-cell>
          <table:table-cell table:number-columns-repeated="1635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204659748941783" calcext:value-type="float">
            <text:p>-0,204659748941783</text:p>
          </table:table-cell>
          <table:table-cell office:value-type="float" office:value="-0.0221873195097921" calcext:value-type="float">
            <text:p>-0,0221873195097921</text:p>
          </table:table-cell>
          <table:table-cell office:value-type="float" office:value="-0.00792644339043141" calcext:value-type="float">
            <text:p>-0,00792644339043141</text:p>
          </table:table-cell>
          <table:table-cell office:value-type="float" office:value="-0.0116897060193761" calcext:value-type="float">
            <text:p>-0,0116897060193761</text:p>
          </table:table-cell>
          <table:table-cell office:value-type="float" office:value="-0.00982739243397753" calcext:value-type="float">
            <text:p>-0,00982739243397753</text:p>
          </table:table-cell>
          <table:table-cell office:value-type="float" office:value="-0.0148565559934463" calcext:value-type="float">
            <text:p>-0,0148565559934463</text:p>
          </table:table-cell>
          <table:table-cell office:value-type="float" office:value="-0.189956254576307" calcext:value-type="float">
            <text:p>-0,189956254576307</text:p>
          </table:table-cell>
          <table:table-cell office:value-type="float" office:value="-0.0262319378713561" calcext:value-type="float">
            <text:p>-0,0262319378713561</text:p>
          </table:table-cell>
          <table:table-cell office:value-type="float" office:value="-0.215961973828568" calcext:value-type="float">
            <text:p>-0,215961973828568</text:p>
          </table:table-cell>
          <table:table-cell office:value-type="float" office:value="0.523157978080523" calcext:value-type="float">
            <text:p>0,52315797808052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331998938987426" calcext:value-type="float">
            <text:p>0,331998938987426</text:p>
          </table:table-cell>
          <table:table-cell/>
          <table:table-cell office:value-type="float" office:value="1.66069869382398" calcext:value-type="float">
            <text:p>1,66069869382398</text:p>
          </table:table-cell>
          <table:table-cell/>
          <table:table-cell office:value-type="float" office:value="1.66069869382404" calcext:value-type="float">
            <text:p>1,66069869382404</text:p>
          </table:table-cell>
          <table:table-cell table:number-columns-repeated="16351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0.118725355211421" calcext:value-type="float">
            <text:p>-0,118725355211421</text:p>
          </table:table-cell>
          <table:table-cell office:value-type="float" office:value="-0.0421895864289946" calcext:value-type="float">
            <text:p>-0,0421895864289946</text:p>
          </table:table-cell>
          <table:table-cell office:value-type="float" office:value="-0.0226973729574857" calcext:value-type="float">
            <text:p>-0,0226973729574857</text:p>
          </table:table-cell>
          <table:table-cell office:value-type="float" office:value="-0.0495871782438291" calcext:value-type="float">
            <text:p>-0,0495871782438291</text:p>
          </table:table-cell>
          <table:table-cell office:value-type="float" office:value="-0.0363164203747314" calcext:value-type="float">
            <text:p>-0,0363164203747314</text:p>
          </table:table-cell>
          <table:table-cell office:value-type="float" office:value="-0.0270612821851115" calcext:value-type="float">
            <text:p>-0,0270612821851115</text:p>
          </table:table-cell>
          <table:table-cell office:value-type="float" office:value="-0.0329246901450189" calcext:value-type="float">
            <text:p>-0,0329246901450189</text:p>
          </table:table-cell>
          <table:table-cell office:value-type="float" office:value="-0.0327896076486992" calcext:value-type="float">
            <text:p>-0,0327896076486992</text:p>
          </table:table-cell>
          <table:table-cell office:value-type="float" office:value="-0.0331567773382702" calcext:value-type="float">
            <text:p>-0,0331567773382702</text:p>
          </table:table-cell>
          <table:table-cell office:value-type="float" office:value="0.6130583242929" calcext:value-type="float">
            <text:p>0,613058324292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.393195606604442" calcext:value-type="float">
            <text:p>0,393195606604442</text:p>
          </table:table-cell>
          <table:table-cell/>
          <table:table-cell office:value-type="float" office:value="1.5163081670515" calcext:value-type="float">
            <text:p>1,5163081670515</text:p>
          </table:table-cell>
          <table:table-cell/>
          <table:table-cell office:value-type="float" office:value="1.51630816705155" calcext:value-type="float">
            <text:p>1,51630816705155</text:p>
          </table:table-cell>
          <table:table-cell table:number-columns-repeated="1635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150114964056853" calcext:value-type="float">
            <text:p>-0,150114964056853</text:p>
          </table:table-cell>
          <table:table-cell office:value-type="float" office:value="-0.0437989673934602" calcext:value-type="float">
            <text:p>-0,0437989673934602</text:p>
          </table:table-cell>
          <table:table-cell office:value-type="float" office:value="-0.0222035030464351" calcext:value-type="float">
            <text:p>-0,0222035030464351</text:p>
          </table:table-cell>
          <table:table-cell office:value-type="float" office:value="-0.0464225325977879" calcext:value-type="float">
            <text:p>-0,0464225325977879</text:p>
          </table:table-cell>
          <table:table-cell office:value-type="float" office:value="-0.031260626696669" calcext:value-type="float">
            <text:p>-0,031260626696669</text:p>
          </table:table-cell>
          <table:table-cell office:value-type="float" office:value="-0.0192778790326704" calcext:value-type="float">
            <text:p>-0,0192778790326704</text:p>
          </table:table-cell>
          <table:table-cell office:value-type="float" office:value="-0.026335000044633" calcext:value-type="float">
            <text:p>-0,026335000044633</text:p>
          </table:table-cell>
          <table:table-cell office:value-type="float" office:value="-0.028176885771218" calcext:value-type="float">
            <text:p>-0,028176885771218</text:p>
          </table:table-cell>
          <table:table-cell office:value-type="float" office:value="-0.184962432459804" calcext:value-type="float">
            <text:p>-0,184962432459804</text:p>
          </table:table-cell>
          <table:table-cell office:value-type="float" office:value="0.660190629287573" calcext:value-type="float">
            <text:p>0,6601906292875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313045429754639" calcext:value-type="float">
            <text:p>0,313045429754639</text:p>
          </table:table-cell>
          <table:table-cell/>
          <table:table-cell office:value-type="float" office:value="1.23097877594045" calcext:value-type="float">
            <text:p>1,23097877594045</text:p>
          </table:table-cell>
          <table:table-cell/>
          <table:table-cell office:value-type="float" office:value="1.23097877594049" calcext:value-type="float">
            <text:p>1,23097877594049</text:p>
          </table:table-cell>
          <table:table-cell table:number-columns-repeated="16351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0.173510345040702" calcext:value-type="float">
            <text:p>-0,173510345040702</text:p>
          </table:table-cell>
          <table:table-cell office:value-type="float" office:value="-0.0119432614142247" calcext:value-type="float">
            <text:p>-0,0119432614142247</text:p>
          </table:table-cell>
          <table:table-cell office:value-type="float" office:value="-0.0180659227486829" calcext:value-type="float">
            <text:p>-0,0180659227486829</text:p>
          </table:table-cell>
          <table:table-cell office:value-type="float" office:value="-0.0609000619599565" calcext:value-type="float">
            <text:p>-0,0609000619599565</text:p>
          </table:table-cell>
          <table:table-cell office:value-type="float" office:value="-0.0126151565673281" calcext:value-type="float">
            <text:p>-0,0126151565673281</text:p>
          </table:table-cell>
          <table:table-cell office:value-type="float" office:value="-0.0183597213374671" calcext:value-type="float">
            <text:p>-0,0183597213374671</text:p>
          </table:table-cell>
          <table:table-cell office:value-type="float" office:value="-0.0349384383610662" calcext:value-type="float">
            <text:p>-0,0349384383610662</text:p>
          </table:table-cell>
          <table:table-cell office:value-type="float" office:value="-0.0146974421474513" calcext:value-type="float">
            <text:p>-0,0146974421474513</text:p>
          </table:table-cell>
          <table:table-cell office:value-type="float" office:value="-0.174247889677597" calcext:value-type="float">
            <text:p>-0,174247889677597</text:p>
          </table:table-cell>
          <table:table-cell office:value-type="float" office:value="0.57742624263058" calcext:value-type="float">
            <text:p>0,5774262426305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260669063159136" calcext:value-type="float">
            <text:p>0,260669063159136</text:p>
          </table:table-cell>
          <table:table-cell/>
          <table:table-cell office:value-type="float" office:value="1.05141430510467" calcext:value-type="float">
            <text:p>1,05141430510467</text:p>
          </table:table-cell>
          <table:table-cell/>
          <table:table-cell office:value-type="float" office:value="1.05141430510471" calcext:value-type="float">
            <text:p>1,05141430510471</text:p>
          </table:table-cell>
          <table:table-cell table:number-columns-repeated="16351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0.151688748654544" calcext:value-type="float">
            <text:p>-0,151688748654544</text:p>
          </table:table-cell>
          <table:table-cell office:value-type="float" office:value="-0.0428073164755001" calcext:value-type="float">
            <text:p>-0,0428073164755001</text:p>
          </table:table-cell>
          <table:table-cell office:value-type="float" office:value="-0.0190708698134816" calcext:value-type="float">
            <text:p>-0,0190708698134816</text:p>
          </table:table-cell>
          <table:table-cell office:value-type="float" office:value="-0.0518552618205866" calcext:value-type="float">
            <text:p>-0,0518552618205866</text:p>
          </table:table-cell>
          <table:table-cell office:value-type="float" office:value="-0.0353367460517732" calcext:value-type="float">
            <text:p>-0,0353367460517732</text:p>
          </table:table-cell>
          <table:table-cell office:value-type="float" office:value="-0.028176885771218" calcext:value-type="float">
            <text:p>-0,028176885771218</text:p>
          </table:table-cell>
          <table:table-cell office:value-type="float" office:value="-0.184962432459804" calcext:value-type="float">
            <text:p>-0,184962432459804</text:p>
          </table:table-cell>
          <table:table-cell office:value-type="float" office:value="-0.0649610916354811" calcext:value-type="float">
            <text:p>-0,0649610916354811</text:p>
          </table:table-cell>
          <table:table-cell office:value-type="float" office:value="-0.0347605060972176" calcext:value-type="float">
            <text:p>-0,0347605060972176</text:p>
          </table:table-cell>
          <table:table-cell office:value-type="float" office:value="0.656066635936102" calcext:value-type="float">
            <text:p>0,65606663593610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359820798288491" calcext:value-type="float">
            <text:p>0,359820798288491</text:p>
          </table:table-cell>
          <table:table-cell/>
          <table:table-cell office:value-type="float" office:value="1.23097877594045" calcext:value-type="float">
            <text:p>1,23097877594045</text:p>
          </table:table-cell>
          <table:table-cell/>
          <table:table-cell office:value-type="float" office:value="1.23097877594049" calcext:value-type="float">
            <text:p>1,23097877594049</text:p>
          </table:table-cell>
          <table:table-cell table:number-columns-repeated="16351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0.141379241441339" calcext:value-type="float">
            <text:p>-0,141379241441339</text:p>
          </table:table-cell>
          <table:table-cell office:value-type="float" office:value="-0.0412098674001075" calcext:value-type="float">
            <text:p>-0,0412098674001075</text:p>
          </table:table-cell>
          <table:table-cell office:value-type="float" office:value="-0.0179287190973287" calcext:value-type="float">
            <text:p>-0,0179287190973287</text:p>
          </table:table-cell>
          <table:table-cell office:value-type="float" office:value="-0.0477000831327573" calcext:value-type="float">
            <text:p>-0,0477000831327573</text:p>
          </table:table-cell>
          <table:table-cell office:value-type="float" office:value="-0.0395677609777748" calcext:value-type="float">
            <text:p>-0,0395677609777748</text:p>
          </table:table-cell>
          <table:table-cell office:value-type="float" office:value="-0.0158482209639678" calcext:value-type="float">
            <text:p>-0,0158482209639678</text:p>
          </table:table-cell>
          <table:table-cell office:value-type="float" office:value="-0.171919222783128" calcext:value-type="float">
            <text:p>-0,171919222783128</text:p>
          </table:table-cell>
          <table:table-cell office:value-type="float" office:value="-0.0653549957247304" calcext:value-type="float">
            <text:p>-0,0653549957247304</text:p>
          </table:table-cell>
          <table:table-cell office:value-type="float" office:value="-0.193485365716229" calcext:value-type="float">
            <text:p>-0,193485365716229</text:p>
          </table:table-cell>
          <table:table-cell office:value-type="float" office:value="0.708968310171618" calcext:value-type="float">
            <text:p>0,7089683101716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44084510252967" calcext:value-type="float">
            <text:p>0,344084510252967</text:p>
          </table:table-cell>
          <table:table-cell/>
          <table:table-cell office:value-type="float" office:value="1.08103790640621" calcext:value-type="float">
            <text:p>1,08103790640621</text:p>
          </table:table-cell>
          <table:table-cell/>
          <table:table-cell office:value-type="float" office:value="1.08103790640625" calcext:value-type="float">
            <text:p>1,08103790640625</text:p>
          </table:table-cell>
          <table:table-cell table:number-columns-repeated="1635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0.159672393451542" calcext:value-type="float">
            <text:p>-0,159672393451542</text:p>
          </table:table-cell>
          <table:table-cell office:value-type="float" office:value="-0.00981951643169727" calcext:value-type="float">
            <text:p>-0,00981951643169727</text:p>
          </table:table-cell>
          <table:table-cell office:value-type="float" office:value="-0.0195232688680279" calcext:value-type="float">
            <text:p>-0,0195232688680279</text:p>
          </table:table-cell>
          <table:table-cell office:value-type="float" office:value="-0.0665279703317848" calcext:value-type="float">
            <text:p>-0,0665279703317848</text:p>
          </table:table-cell>
          <table:table-cell office:value-type="float" office:value="-0.0122178549098927" calcext:value-type="float">
            <text:p>-0,0122178549098927</text:p>
          </table:table-cell>
          <table:table-cell office:value-type="float" office:value="-0.0148885769807188" calcext:value-type="float">
            <text:p>-0,0148885769807188</text:p>
          </table:table-cell>
          <table:table-cell office:value-type="float" office:value="-0.199687205707929" calcext:value-type="float">
            <text:p>-0,199687205707929</text:p>
          </table:table-cell>
          <table:table-cell office:value-type="float" office:value="-0.0248251849051999" calcext:value-type="float">
            <text:p>-0,0248251849051999</text:p>
          </table:table-cell>
          <table:table-cell office:value-type="float" office:value="-0.18467240681181" calcext:value-type="float">
            <text:p>-0,18467240681181</text:p>
          </table:table-cell>
          <table:table-cell office:value-type="float" office:value="0.62819985795362" calcext:value-type="float">
            <text:p>0,628199857953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32669638581186" calcext:value-type="float">
            <text:p>0,332669638581186</text:p>
          </table:table-cell>
          <table:table-cell/>
          <table:table-cell office:value-type="float" office:value="0.969077236398491" calcext:value-type="float">
            <text:p>0,969077236398491</text:p>
          </table:table-cell>
          <table:table-cell/>
          <table:table-cell office:value-type="float" office:value="0.969077236398523" calcext:value-type="float">
            <text:p>0,969077236398523</text:p>
          </table:table-cell>
          <table:table-cell table:number-columns-repeated="16351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0.175411426135479" calcext:value-type="float">
            <text:p>-0,175411426135479</text:p>
          </table:table-cell>
          <table:table-cell office:value-type="float" office:value="-0.0633303210537028" calcext:value-type="float">
            <text:p>-0,0633303210537028</text:p>
          </table:table-cell>
          <table:table-cell office:value-type="float" office:value="-0.0349384383610662" calcext:value-type="float">
            <text:p>-0,0349384383610662</text:p>
          </table:table-cell>
          <table:table-cell office:value-type="float" office:value="-0.0146974421474513" calcext:value-type="float">
            <text:p>-0,0146974421474513</text:p>
          </table:table-cell>
          <table:table-cell office:value-type="float" office:value="-0.0132572243693658" calcext:value-type="float">
            <text:p>-0,0132572243693658</text:p>
          </table:table-cell>
          <table:table-cell office:value-type="float" office:value="-0.0123346009852975" calcext:value-type="float">
            <text:p>-0,0123346009852975</text:p>
          </table:table-cell>
          <table:table-cell office:value-type="float" office:value="-0.17730940472556" calcext:value-type="float">
            <text:p>-0,17730940472556</text:p>
          </table:table-cell>
          <table:table-cell office:value-type="float" office:value="-0.0637168145996766" calcext:value-type="float">
            <text:p>-0,0637168145996766</text:p>
          </table:table-cell>
          <table:table-cell office:value-type="float" office:value="-0.0386688154090502" calcext:value-type="float">
            <text:p>-0,0386688154090502</text:p>
          </table:table-cell>
          <table:table-cell office:value-type="float" office:value="0.571368323941849" calcext:value-type="float">
            <text:p>0,5713683239418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53401698115927" calcext:value-type="float">
            <text:p>0,353401698115927</text:p>
          </table:table-cell>
          <table:table-cell/>
          <table:table-cell office:value-type="float" office:value="1.05141430510467" calcext:value-type="float">
            <text:p>1,05141430510467</text:p>
          </table:table-cell>
          <table:table-cell/>
          <table:table-cell office:value-type="float" office:value="1.05141430510471" calcext:value-type="float">
            <text:p>1,05141430510471</text:p>
          </table:table-cell>
          <table:table-cell table:number-columns-repeated="16351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-0.161160957309113" calcext:value-type="float">
            <text:p>-0,161160957309113</text:p>
          </table:table-cell>
          <table:table-cell office:value-type="float" office:value="-0.0665279703317848" calcext:value-type="float">
            <text:p>-0,0665279703317848</text:p>
          </table:table-cell>
          <table:table-cell office:value-type="float" office:value="-0.0122178549098927" calcext:value-type="float">
            <text:p>-0,0122178549098927</text:p>
          </table:table-cell>
          <table:table-cell office:value-type="float" office:value="-0.0126911359089942" calcext:value-type="float">
            <text:p>-0,0126911359089942</text:p>
          </table:table-cell>
          <table:table-cell office:value-type="float" office:value="-0.0132904048279744" calcext:value-type="float">
            <text:p>-0,0132904048279744</text:p>
          </table:table-cell>
          <table:table-cell office:value-type="float" office:value="-0.016942959202668" calcext:value-type="float">
            <text:p>-0,016942959202668</text:p>
          </table:table-cell>
          <table:table-cell office:value-type="float" office:value="-0.164805736318345" calcext:value-type="float">
            <text:p>-0,164805736318345</text:p>
          </table:table-cell>
          <table:table-cell office:value-type="float" office:value="-0.065934743259408" calcext:value-type="float">
            <text:p>-0,065934743259408</text:p>
          </table:table-cell>
          <table:table-cell office:value-type="float" office:value="-0.225943872654417" calcext:value-type="float">
            <text:p>-0,225943872654417</text:p>
          </table:table-cell>
          <table:table-cell office:value-type="float" office:value="0.621504771248184" calcext:value-type="float">
            <text:p>0,621504771248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05175770419087" calcext:value-type="float">
            <text:p>0,405175770419087</text:p>
          </table:table-cell>
          <table:table-cell/>
          <table:table-cell office:value-type="float" office:value="0.969077236398491" calcext:value-type="float">
            <text:p>0,969077236398491</text:p>
          </table:table-cell>
          <table:table-cell/>
          <table:table-cell office:value-type="float" office:value="0.969077236398523" calcext:value-type="float">
            <text:p>0,969077236398523</text:p>
          </table:table-cell>
          <table:table-cell table:number-columns-repeated="16351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0.191146850836342" calcext:value-type="float">
            <text:p>-0,191146850836342</text:p>
          </table:table-cell>
          <table:table-cell office:value-type="float" office:value="-0.0103380271027266" calcext:value-type="float">
            <text:p>-0,0103380271027266</text:p>
          </table:table-cell>
          <table:table-cell office:value-type="float" office:value="-0.0110544883516066" calcext:value-type="float">
            <text:p>-0,0110544883516066</text:p>
          </table:table-cell>
          <table:table-cell office:value-type="float" office:value="-0.0151647702188932" calcext:value-type="float">
            <text:p>-0,0151647702188932</text:p>
          </table:table-cell>
          <table:table-cell office:value-type="float" office:value="-0.0130220253123499" calcext:value-type="float">
            <text:p>-0,0130220253123499</text:p>
          </table:table-cell>
          <table:table-cell office:value-type="float" office:value="-0.0185314857142818" calcext:value-type="float">
            <text:p>-0,0185314857142818</text:p>
          </table:table-cell>
          <table:table-cell office:value-type="float" office:value="-0.190673785525413" calcext:value-type="float">
            <text:p>-0,190673785525413</text:p>
          </table:table-cell>
          <table:table-cell office:value-type="float" office:value="-0.0315501257238005" calcext:value-type="float">
            <text:p>-0,0315501257238005</text:p>
          </table:table-cell>
          <table:table-cell office:value-type="float" office:value="-0.219081297940977" calcext:value-type="float">
            <text:p>-0,219081297940977</text:p>
          </table:table-cell>
          <table:table-cell office:value-type="float" office:value="0.526443090475285" calcext:value-type="float">
            <text:p>0,526443090475285</text:p>
          </table:table-cell>
          <table:table-cell/>
          <table:table-cell office:value-type="float" office:value="0.473647845800677" calcext:value-type="float">
            <text:p>0,473647845800677</text:p>
          </table:table-cell>
          <table:table-cell/>
          <table:table-cell office:value-type="float" office:value="0.899713291655241" calcext:value-type="float">
            <text:p>0,899713291655241</text:p>
          </table:table-cell>
          <table:table-cell/>
          <table:table-cell office:value-type="float" office:value="0.899713291655271" calcext:value-type="float">
            <text:p>0,899713291655271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2" office:value-type="float" office:value="0" calcext:value-type="float">
            <text:p>0</text:p>
          </table:table-cell>
          <table:table-cell/>
          <table:table-cell office:value-type="float" office:value="1.52436021187922" calcext:value-type="float">
            <text:p>1,52436021187922</text:p>
          </table:table-cell>
          <table:table-cell table:number-columns-repeated="16333"/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1" office:value-type="float" office:value="0" calcext:value-type="float">
            <text:p>0</text:p>
          </table:table-cell>
          <table:table-cell/>
          <table:table-cell office:value-type="float" office:value="1.66503798031162" calcext:value-type="float">
            <text:p>1,66503798031162</text:p>
          </table:table-cell>
          <table:table-cell table:number-columns-repeated="163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office:value-type="float" office:value="1.60436896602921" calcext:value-type="float">
            <text:p>1,60436896602921</text:p>
          </table:table-cell>
          <table:table-cell table:number-columns-repeated="1633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office:value-type="float" office:value="1.39256220632705" calcext:value-type="float">
            <text:p>1,39256220632705</text:p>
          </table:table-cell>
          <table:table-cell table:number-columns-repeated="16333"/>
        </table:table-row>
        <table:table-row table:style-name="ro1"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office:value-type="float" office:value="1.66503798031162" calcext:value-type="float">
            <text:p>1,66503798031162</text:p>
          </table:table-cell>
          <table:table-cell table:number-columns-repeated="163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300.2" calcext:value-type="float">
            <text:p>300,2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3810143972782" calcext:value-type="float">
            <text:p>2,13810143972782</text:p>
          </table:table-cell>
          <table:table-cell table:number-columns-repeated="1633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.4" calcext:value-type="float">
            <text:p>10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office:value-type="float" office:value="2.1356972284214" calcext:value-type="float">
            <text:p>2,1356972284214</text:p>
          </table:table-cell>
          <table:table-cell table:number-columns-repeated="1633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office:value-type="float" office:value="1.49621469288466" calcext:value-type="float">
            <text:p>1,49621469288466</text:p>
          </table:table-cell>
          <table:table-cell table:number-columns-repeated="1633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office:value-type="float" office:value="1.60436896602921" calcext:value-type="float">
            <text:p>1,60436896602921</text:p>
          </table:table-cell>
          <table:table-cell table:number-columns-repeated="1633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100.4" calcext:value-type="float">
            <text:p>10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office:value-type="float" office:value="2.1356972284214" calcext:value-type="float">
            <text:p>2,1356972284214</text:p>
          </table:table-cell>
          <table:table-cell table:number-columns-repeated="1633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float" office:value="1.62633529872428" calcext:value-type="float">
            <text:p>1,62633529872428</text:p>
          </table:table-cell>
          <table:table-cell table:number-columns-repeated="1633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office:value-type="float" office:value="1.3382708127005" calcext:value-type="float">
            <text:p>1,3382708127005</text:p>
          </table:table-cell>
          <table:table-cell table:number-columns-repeated="1633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office:value-type="float" office:value="1.39256220632705" calcext:value-type="float">
            <text:p>1,39256220632705</text:p>
          </table:table-cell>
          <table:table-cell table:number-columns-repeated="1633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1.49621469288466" calcext:value-type="float">
            <text:p>1,49621469288466</text:p>
          </table:table-cell>
          <table:table-cell table:number-columns-repeated="1633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1.3382708127005" calcext:value-type="float">
            <text:p>1,3382708127005</text:p>
          </table:table-cell>
          <table:table-cell table:number-columns-repeated="1633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3" calcext:value-type="float">
            <text:p>0,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1.20569425847626" calcext:value-type="float">
            <text:p>1,20569425847626</text:p>
          </table:table-cell>
          <table:table-cell table:number-columns-repeated="16333"/>
        </table:table-row>
        <table:table-row table:style-name="ro1"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1.24300467501443" calcext:value-type="float">
            <text:p>1,24300467501443</text:p>
          </table:table-cell>
          <table:table-cell table:number-columns-repeated="163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1.39332130361023" calcext:value-type="float">
            <text:p>1,39332130361023</text:p>
          </table:table-cell>
          <table:table-cell table:number-columns-repeated="1633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1.22417844905677" calcext:value-type="float">
            <text:p>1,22417844905677</text:p>
          </table:table-cell>
          <table:table-cell table:number-columns-repeated="1633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1.07710296006728" calcext:value-type="float">
            <text:p>1,07710296006728</text:p>
          </table:table-cell>
          <table:table-cell table:number-columns-repeated="1633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.39332130361023" calcext:value-type="float">
            <text:p>1,39332130361023</text:p>
          </table:table-cell>
          <table:table-cell table:number-columns-repeated="1633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100.5" calcext:value-type="float">
            <text:p>10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2.13385598925951" calcext:value-type="float">
            <text:p>2,13385598925951</text:p>
          </table:table-cell>
          <table:table-cell table:number-columns-repeated="1633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1.41165864962086" calcext:value-type="float">
            <text:p>1,41165864962086</text:p>
          </table:table-cell>
          <table:table-cell table:number-columns-repeated="1633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.11832852408969" calcext:value-type="float">
            <text:p>1,11832852408969</text:p>
          </table:table-cell>
          <table:table-cell table:number-columns-repeated="1633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.22417844905677" calcext:value-type="float">
            <text:p>1,22417844905677</text:p>
          </table:table-cell>
          <table:table-cell table:number-columns-repeated="1633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.41165864962086" calcext:value-type="float">
            <text:p>1,41165864962086</text:p>
          </table:table-cell>
          <table:table-cell table:number-columns-repeated="1633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.18374041137758" calcext:value-type="float">
            <text:p>1,18374041137758</text:p>
          </table:table-cell>
          <table:table-cell table:number-columns-repeated="1633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.02483900071682" calcext:value-type="float">
            <text:p>1,02483900071682</text:p>
          </table:table-cell>
          <table:table-cell table:number-columns-repeated="1633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07710296006728" calcext:value-type="float">
            <text:p>1,07710296006728</text:p>
          </table:table-cell>
          <table:table-cell table:number-columns-repeated="16333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11832852408969" calcext:value-type="float">
            <text:p>1,11832852408969</text:p>
          </table:table-cell>
          <table:table-cell table:number-columns-repeated="1633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483900071682" calcext:value-type="float">
            <text:p>1,02483900071682</text:p>
          </table:table-cell>
          <table:table-cell table:number-columns-repeated="16333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40541150027778" calcext:value-type="float">
            <text:p>0,940541150027778</text:p>
          </table:table-cell>
          <table:table-cell table:number-columns-repeated="1633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.661015880958022" calcext:value-type="float">
            <text:p>0,661015880958022</text:p>
          </table:table-cell>
          <table:table-cell table:number-columns-repeated="1633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.700529424408829" calcext:value-type="float">
            <text:p>0,700529424408829</text:p>
          </table:table-cell>
          <table:table-cell table:number-columns-repeated="1633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.634440365956287" calcext:value-type="float">
            <text:p>0,634440365956287</text:p>
          </table:table-cell>
          <table:table-cell table:number-columns-repeated="16333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573342660795593" calcext:value-type="float">
            <text:p>0,573342660795593</text:p>
          </table:table-cell>
          <table:table-cell table:number-columns-repeated="16333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.70052942440883" calcext:value-type="float">
            <text:p>0,70052942440883</text:p>
          </table:table-cell>
          <table:table-cell table:number-columns-repeated="16333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813869571519607" calcext:value-type="float">
            <text:p>0,813869571519607</text:p>
          </table:table-cell>
          <table:table-cell table:number-columns-repeated="16333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674151295520238" calcext:value-type="float">
            <text:p>0,674151295520238</text:p>
          </table:table-cell>
          <table:table-cell table:number-columns-repeated="16333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581827317158811" calcext:value-type="float">
            <text:p>0,581827317158811</text:p>
          </table:table-cell>
          <table:table-cell table:number-columns-repeated="1633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34440365956287" calcext:value-type="float">
            <text:p>0,634440365956287</text:p>
          </table:table-cell>
          <table:table-cell table:number-columns-repeated="1633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74151295520238" calcext:value-type="float">
            <text:p>0,674151295520238</text:p>
          </table:table-cell>
          <table:table-cell table:number-columns-repeated="16333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3111868865856" calcext:value-type="float">
            <text:p>0,603111868865856</text:p>
          </table:table-cell>
          <table:table-cell table:number-columns-repeated="16333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331410538854" calcext:value-type="float">
            <text:p>0,54331410538854</text:p>
          </table:table-cell>
          <table:table-cell table:number-columns-repeated="16333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73342660795593" calcext:value-type="float">
            <text:p>0,573342660795593</text:p>
          </table:table-cell>
          <table:table-cell table:number-columns-repeated="16333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1827317158812" calcext:value-type="float">
            <text:p>0,581827317158812</text:p>
          </table:table-cell>
          <table:table-cell table:number-columns-repeated="16333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5" calcext:value-type="float">
            <text:p>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331410538854" calcext:value-type="float">
            <text:p>0,54331410538854</text:p>
          </table:table-cell>
          <table:table-cell table:number-columns-repeated="16333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06792340201215" calcext:value-type="float">
            <text:p>0,506792340201215</text:p>
          </table:table-cell>
          <table:table-cell table:number-columns-repeated="1633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0.547722557505166" calcext:value-type="float">
            <text:p>0,547722557505166</text:p>
          </table:table-cell>
          <table:table-cell table:number-columns-repeated="4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2436021187922" calcext:value-type="float">
            <text:p>1,52436021187922</text:p>
          </table:table-cell>
          <table:table-cell table:number-columns-repeated="16332"/>
        </table:table-row>
        <table:table-row table:style-name="ro1">
          <table:table-cell office:value-type="float" office:value="-0.182574185835055" calcext:value-type="float">
            <text:p>-0,182574185835055</text:p>
          </table:table-cell>
          <table:table-cell office:value-type="float" office:value="0.605530070819498" calcext:value-type="float">
            <text:p>0,605530070819498</text:p>
          </table:table-cell>
          <table:table-cell table:number-columns-repeated="4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66503798031162" calcext:value-type="float">
            <text:p>1,66503798031162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5144564768954" calcext:value-type="float">
            <text:p>-0,165144564768954</text:p>
          </table:table-cell>
          <table:table-cell office:value-type="float" office:value="0.610513941468393" calcext:value-type="float">
            <text:p>0,610513941468393</text:p>
          </table:table-cell>
          <table:table-cell table:number-columns-repeated="4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60436896602921" calcext:value-type="float">
            <text:p>1,60436896602921</text:p>
          </table:table-cell>
          <table:table-cell table:number-columns-repeated="1633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63796423320788" calcext:value-type="float">
            <text:p>-0,163796423320788</text:p>
          </table:table-cell>
          <table:table-cell office:value-type="float" office:value="0.52265737506259" calcext:value-type="float">
            <text:p>0,52265737506259</text:p>
          </table:table-cell>
          <table:table-cell table:number-columns-repeated="4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39256220632705" calcext:value-type="float">
            <text:p>1,39256220632705</text:p>
          </table:table-cell>
          <table:table-cell table:number-columns-repeated="16332"/>
        </table:table-row>
        <table:table-row table:style-name="ro1">
          <table:table-cell office:value-type="float" office:value="-0.182574185835055" calcext:value-type="float">
            <text:p>-0,182574185835055</text:p>
          </table:table-cell>
          <table:table-cell office:value-type="float" office:value="-0.055048188256318" calcext:value-type="float">
            <text:p>-0,055048188256318</text:p>
          </table:table-cell>
          <table:table-cell office:value-type="float" office:value="-0.0148905839382535" calcext:value-type="float">
            <text:p>-0,0148905839382535</text:p>
          </table:table-cell>
          <table:table-cell office:value-type="float" office:value="-0.00466658370591598" calcext:value-type="float">
            <text:p>-0,00466658370591598</text:p>
          </table:table-cell>
          <table:table-cell office:value-type="float" office:value="0.602820750424915" calcext:value-type="float">
            <text:p>0,602820750424915</text:p>
          </table:table-cell>
          <table:table-cell table:number-columns-repeated="4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66503798031162" calcext:value-type="float">
            <text:p>1,66503798031162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5144564768954" calcext:value-type="float">
            <text:p>-0,165144564768954</text:p>
          </table:table-cell>
          <table:table-cell office:value-type="float" office:value="-0.0446717518147605" calcext:value-type="float">
            <text:p>-0,0446717518147605</text:p>
          </table:table-cell>
          <table:table-cell office:value-type="float" office:value="-0.0139997511177479" calcext:value-type="float">
            <text:p>-0,0139997511177479</text:p>
          </table:table-cell>
          <table:table-cell office:value-type="float" office:value="-0.182179243985908" calcext:value-type="float">
            <text:p>-0,182179243985908</text:p>
          </table:table-cell>
          <table:table-cell office:value-type="float" office:value="17.324472472123" calcext:value-type="float">
            <text:p>17,324472472123</text:p>
          </table:table-cell>
          <table:table-cell table:number-columns-repeated="42" office:value-type="float" office:value="0" calcext:value-type="float">
            <text:p>0</text:p>
          </table:table-cell>
          <table:table-cell/>
          <table:table-cell office:value-type="float" office:value="0.0577218152881199" calcext:value-type="float">
            <text:p>0,0577218152881199</text:p>
          </table:table-cell>
          <table:table-cell/>
          <table:table-cell office:value-type="float" office:value="2.13810143972782" calcext:value-type="float">
            <text:p>2,13810143972782</text:p>
          </table:table-cell>
          <table:table-cell table:number-columns-repeated="1633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63796423320788" calcext:value-type="float">
            <text:p>-0,163796423320788</text:p>
          </table:table-cell>
          <table:table-cell office:value-type="float" office:value="-0.0513324207650758" calcext:value-type="float">
            <text:p>-0,0513324207650758</text:p>
          </table:table-cell>
          <table:table-cell office:value-type="float" office:value="-0.00444339619477824" calcext:value-type="float">
            <text:p>-0,00444339619477824</text:p>
          </table:table-cell>
          <table:table-cell office:value-type="float" office:value="-5.77269209032314" calcext:value-type="float">
            <text:p>-5,77269209032314</text:p>
          </table:table-cell>
          <table:table-cell office:value-type="float" office:value="8.18819528350641" calcext:value-type="float">
            <text:p>8,18819528350641</text:p>
          </table:table-cell>
          <table:table-cell table:number-columns-repeated="41" office:value-type="float" office:value="0" calcext:value-type="float">
            <text:p>0</text:p>
          </table:table-cell>
          <table:table-cell/>
          <table:table-cell office:value-type="float" office:value="0.0406939813983202" calcext:value-type="float">
            <text:p>0,0406939813983202</text:p>
          </table:table-cell>
          <table:table-cell/>
          <table:table-cell office:value-type="float" office:value="2.1356972284214" calcext:value-type="float">
            <text:p>2,1356972284214</text:p>
          </table:table-cell>
          <table:table-cell table:number-columns-repeated="1633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191329931942555" calcext:value-type="float">
            <text:p>-0,191329931942555</text:p>
          </table:table-cell>
          <table:table-cell office:value-type="float" office:value="-0.00148113206492608" calcext:value-type="float">
            <text:p>-0,00148113206492608</text:p>
          </table:table-cell>
          <table:table-cell office:value-type="float" office:value="-0.000170187170382663" calcext:value-type="float">
            <text:p>-0,000170187170382663</text:p>
          </table:table-cell>
          <table:table-cell office:value-type="float" office:value="-0.0135329512943541" calcext:value-type="float">
            <text:p>-0,0135329512943541</text:p>
          </table:table-cell>
          <table:table-cell office:value-type="float" office:value="0.602666984043638" calcext:value-type="float">
            <text:p>0,602666984043638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office:value-type="float" office:value="0.000930087752425256" calcext:value-type="float">
            <text:p>0,000930087752425256</text:p>
          </table:table-cell>
          <table:table-cell/>
          <table:table-cell office:value-type="float" office:value="1.49621469288466" calcext:value-type="float">
            <text:p>1,49621469288466</text:p>
          </table:table-cell>
          <table:table-cell table:number-columns-repeated="1633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65886791271721" calcext:value-type="float">
            <text:p>-0,165886791271721</text:p>
          </table:table-cell>
          <table:table-cell office:value-type="float" office:value="-0.0017444184964223" calcext:value-type="float">
            <text:p>-0,0017444184964223</text:p>
          </table:table-cell>
          <table:table-cell office:value-type="float" office:value="-0.00131983803749527" calcext:value-type="float">
            <text:p>-0,00131983803749527</text:p>
          </table:table-cell>
          <table:table-cell office:value-type="float" office:value="-0.000437817956204597" calcext:value-type="float">
            <text:p>-0,000437817956204597</text:p>
          </table:table-cell>
          <table:table-cell office:value-type="float" office:value="0.610308607041285" calcext:value-type="float">
            <text:p>0,610308607041285</text:p>
          </table:table-cell>
          <table:table-cell table:number-columns-repeated="39" office:value-type="float" office:value="0" calcext:value-type="float">
            <text:p>0</text:p>
          </table:table-cell>
          <table:table-cell/>
          <table:table-cell office:value-type="float" office:value="0.000253654747967009" calcext:value-type="float">
            <text:p>0,000253654747967009</text:p>
          </table:table-cell>
          <table:table-cell/>
          <table:table-cell office:value-type="float" office:value="1.60436896602921" calcext:value-type="float">
            <text:p>1,60436896602921</text:p>
          </table:table-cell>
          <table:table-cell table:number-columns-repeated="1633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5.77218152881199" calcext:value-type="float">
            <text:p>-5,77218152881199</text:p>
          </table:table-cell>
          <table:table-cell office:value-type="float" office:value="-4.06939813983202" calcext:value-type="float">
            <text:p>-4,06939813983202</text:p>
          </table:table-cell>
          <table:table-cell office:value-type="float" office:value="-0.0930087752425257" calcext:value-type="float">
            <text:p>-0,0930087752425257</text:p>
          </table:table-cell>
          <table:table-cell office:value-type="float" office:value="-0.189217006376421" calcext:value-type="float">
            <text:p>-0,189217006376421</text:p>
          </table:table-cell>
          <table:table-cell office:value-type="float" office:value="7.1047495008761" calcext:value-type="float">
            <text:p>7,1047495008761</text:p>
          </table:table-cell>
          <table:table-cell table:number-columns-repeated="38" office:value-type="float" office:value="0" calcext:value-type="float">
            <text:p>0</text:p>
          </table:table-cell>
          <table:table-cell/>
          <table:table-cell office:value-type="float" office:value="0.0702227869221187" calcext:value-type="float">
            <text:p>0,0702227869221187</text:p>
          </table:table-cell>
          <table:table-cell/>
          <table:table-cell office:value-type="float" office:value="2.1356972284214" calcext:value-type="float">
            <text:p>2,1356972284214</text:p>
          </table:table-cell>
          <table:table-cell table:number-columns-repeated="1633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0.0122127033537453" calcext:value-type="float">
            <text:p>-0,0122127033537453</text:p>
          </table:table-cell>
          <table:table-cell office:value-type="float" office:value="-0.000274237554129334" calcext:value-type="float">
            <text:p>-0,000274237554129334</text:p>
          </table:table-cell>
          <table:table-cell office:value-type="float" office:value="-0.0000266076151721124" calcext:value-type="float">
            <text:p>-2,66076151721124E-05</text:p>
          </table:table-cell>
          <table:table-cell office:value-type="float" office:value="-0.0210744788966751" calcext:value-type="float">
            <text:p>-0,0210744788966751</text:p>
          </table:table-cell>
          <table:table-cell office:value-type="float" office:value="0.706687087968802" calcext:value-type="float">
            <text:p>0,706687087968802</text:p>
          </table:table-cell>
          <table:table-cell table:number-columns-repeated="37" office:value-type="float" office:value="0" calcext:value-type="float">
            <text:p>0</text:p>
          </table:table-cell>
          <table:table-cell/>
          <table:table-cell office:value-type="float" office:value="0.00279777855284936" calcext:value-type="float">
            <text:p>0,00279777855284936</text:p>
          </table:table-cell>
          <table:table-cell/>
          <table:table-cell office:value-type="float" office:value="1.62633529872428" calcext:value-type="float">
            <text:p>1,62633529872428</text:p>
          </table:table-cell>
          <table:table-cell table:number-columns-repeated="1633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165929116158052" calcext:value-type="float">
            <text:p>-0,165929116158052</text:p>
          </table:table-cell>
          <table:table-cell office:value-type="float" office:value="-0.000119032806801362" calcext:value-type="float">
            <text:p>-0,000119032806801362</text:p>
          </table:table-cell>
          <table:table-cell office:value-type="float" office:value="-0.00217535986320038" calcext:value-type="float">
            <text:p>-0,00217535986320038</text:p>
          </table:table-cell>
          <table:table-cell office:value-type="float" office:value="-0.141634612322366" calcext:value-type="float">
            <text:p>-0,141634612322366</text:p>
          </table:table-cell>
          <table:table-cell office:value-type="float" office:value="0.593634920337371" calcext:value-type="float">
            <text:p>0,593634920337371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office:value-type="float" office:value="0.00118487124105724" calcext:value-type="float">
            <text:p>0,00118487124105724</text:p>
          </table:table-cell>
          <table:table-cell/>
          <table:table-cell office:value-type="float" office:value="1.3382708127005" calcext:value-type="float">
            <text:p>1,3382708127005</text:p>
          </table:table-cell>
          <table:table-cell table:number-columns-repeated="1633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16385153157972" calcext:value-type="float">
            <text:p>-0,16385153157972</text:p>
          </table:table-cell>
          <table:table-cell office:value-type="float" office:value="-0.0043637705019555" calcext:value-type="float">
            <text:p>-0,0043637705019555</text:p>
          </table:table-cell>
          <table:table-cell office:value-type="float" office:value="-0.000136303449561938" calcext:value-type="float">
            <text:p>-0,000136303449561938</text:p>
          </table:table-cell>
          <table:table-cell office:value-type="float" office:value="-0.0000813661115391653" calcext:value-type="float">
            <text:p>-8,13661115391653E-05</text:p>
          </table:table-cell>
          <table:table-cell office:value-type="float" office:value="0.522621859384883" calcext:value-type="float">
            <text:p>0,522621859384883</text:p>
          </table:table-cell>
          <table:table-cell table:number-columns-repeated="35" office:value-type="float" office:value="0" calcext:value-type="float">
            <text:p>0</text:p>
          </table:table-cell>
          <table:table-cell/>
          <table:table-cell office:value-type="float" office:value="0.000666783438270805" calcext:value-type="float">
            <text:p>0,000666783438270805</text:p>
          </table:table-cell>
          <table:table-cell/>
          <table:table-cell office:value-type="float" office:value="1.39256220632705" calcext:value-type="float">
            <text:p>1,39256220632705</text:p>
          </table:table-cell>
          <table:table-cell table:number-columns-repeated="1633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0.0140750915972011" calcext:value-type="float">
            <text:p>-0,0140750915972011</text:p>
          </table:table-cell>
          <table:table-cell office:value-type="float" office:value="-0.000419740541300337" calcext:value-type="float">
            <text:p>-0,000419740541300337</text:p>
          </table:table-cell>
          <table:table-cell office:value-type="float" office:value="-0.000151723180508462" calcext:value-type="float">
            <text:p>-0,000151723180508462</text:p>
          </table:table-cell>
          <table:table-cell office:value-type="float" office:value="-0.191460590922285" calcext:value-type="float">
            <text:p>-0,191460590922285</text:p>
          </table:table-cell>
          <table:table-cell office:value-type="float" office:value="0.602614748175129" calcext:value-type="float">
            <text:p>0,602614748175129</text:p>
          </table:table-cell>
          <table:table-cell table:number-columns-repeated="34" office:value-type="float" office:value="0" calcext:value-type="float">
            <text:p>0</text:p>
          </table:table-cell>
          <table:table-cell/>
          <table:table-cell office:value-type="float" office:value="0.00185426763309274" calcext:value-type="float">
            <text:p>0,00185426763309274</text:p>
          </table:table-cell>
          <table:table-cell/>
          <table:table-cell office:value-type="float" office:value="1.49621469288466" calcext:value-type="float">
            <text:p>1,49621469288466</text:p>
          </table:table-cell>
          <table:table-cell table:number-columns-repeated="1633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14150534473104" calcext:value-type="float">
            <text:p>-0,14150534473104</text:p>
          </table:table-cell>
          <table:table-cell office:value-type="float" office:value="-0.033761583013232" calcext:value-type="float">
            <text:p>-0,033761583013232</text:p>
          </table:table-cell>
          <table:table-cell office:value-type="float" office:value="-0.000042161870866672" calcext:value-type="float">
            <text:p>-4,2161870866672E-05</text:p>
          </table:table-cell>
          <table:table-cell office:value-type="float" office:value="-0.166063958083508" calcext:value-type="float">
            <text:p>-0,166063958083508</text:p>
          </table:table-cell>
          <table:table-cell office:value-type="float" office:value="0.592671201403447" calcext:value-type="float">
            <text:p>0,592671201403447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office:value-type="float" office:value="0.00125509537318548" calcext:value-type="float">
            <text:p>0,00125509537318548</text:p>
          </table:table-cell>
          <table:table-cell/>
          <table:table-cell office:value-type="float" office:value="1.3382708127005" calcext:value-type="float">
            <text:p>1,3382708127005</text:p>
          </table:table-cell>
          <table:table-cell table:number-columns-repeated="1633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0.168453702055075" calcext:value-type="float">
            <text:p>-0,168453702055075</text:p>
          </table:table-cell>
          <table:table-cell office:value-type="float" office:value="-0.000026226271374739" calcext:value-type="float">
            <text:p>-2,6226271374739E-05</text:p>
          </table:table-cell>
          <table:table-cell office:value-type="float" office:value="-0.0000507449061808054" calcext:value-type="float">
            <text:p>-5,07449061808054E-05</text:p>
          </table:table-cell>
          <table:table-cell office:value-type="float" office:value="-0.178337822727429" calcext:value-type="float">
            <text:p>-0,178337822727429</text:p>
          </table:table-cell>
          <table:table-cell office:value-type="float" office:value="0.48971314867575" calcext:value-type="float">
            <text:p>0,48971314867575</text:p>
          </table:table-cell>
          <table:table-cell table:number-columns-repeated="32" office:value-type="float" office:value="0" calcext:value-type="float">
            <text:p>0</text:p>
          </table:table-cell>
          <table:table-cell/>
          <table:table-cell office:value-type="float" office:value="0.000864870600696821" calcext:value-type="float">
            <text:p>0,000864870600696821</text:p>
          </table:table-cell>
          <table:table-cell/>
          <table:table-cell office:value-type="float" office:value="1.20569425847626" calcext:value-type="float">
            <text:p>1,20569425847626</text:p>
          </table:table-cell>
          <table:table-cell table:number-columns-repeated="16332"/>
        </table:table-row>
        <table:table-row table:style-name="ro1">
          <table:table-cell office:value-type="float" office:value="-0.182574185835055" calcext:value-type="float">
            <text:p>-0,182574185835055</text:p>
          </table:table-cell>
          <table:table-cell office:value-type="float" office:value="-0.055048188256318" calcext:value-type="float">
            <text:p>-0,055048188256318</text:p>
          </table:table-cell>
          <table:table-cell office:value-type="float" office:value="-0.0148905839382535" calcext:value-type="float">
            <text:p>-0,0148905839382535</text:p>
          </table:table-cell>
          <table:table-cell office:value-type="float" office:value="-0.00466658370591598" calcext:value-type="float">
            <text:p>-0,00466658370591598</text:p>
          </table:table-cell>
          <table:table-cell office:value-type="float" office:value="-0.0607264146619693" calcext:value-type="float">
            <text:p>-0,0607264146619693</text:p>
          </table:table-cell>
          <table:table-cell office:value-type="float" office:value="-0.0012054924568772" calcext:value-type="float">
            <text:p>-0,0012054924568772</text:p>
          </table:table-cell>
          <table:table-cell office:value-type="float" office:value="-0.00120995401014905" calcext:value-type="float">
            <text:p>-0,00120995401014905</text:p>
          </table:table-cell>
          <table:table-cell office:value-type="float" office:value="-0.00165826304957586" calcext:value-type="float">
            <text:p>-0,00165826304957586</text:p>
          </table:table-cell>
          <table:table-cell office:value-type="float" office:value="-0.0165131800558612" calcext:value-type="float">
            <text:p>-0,0165131800558612</text:p>
          </table:table-cell>
          <table:table-cell office:value-type="float" office:value="-0.00213391244831615" calcext:value-type="float">
            <text:p>-0,00213391244831615</text:p>
          </table:table-cell>
          <table:table-cell office:value-type="float" office:value="-0.000085811722942794" calcext:value-type="float">
            <text:p>-8,5811722942794E-05</text:p>
          </table:table-cell>
          <table:table-cell office:value-type="float" office:value="-0.000495111826947909" calcext:value-type="float">
            <text:p>-0,000495111826947909</text:p>
          </table:table-cell>
          <table:table-cell office:value-type="float" office:value="-0.00519510173675828" calcext:value-type="float">
            <text:p>-0,00519510173675828</text:p>
          </table:table-cell>
          <table:table-cell office:value-type="float" office:value="-0.00170059462250979" calcext:value-type="float">
            <text:p>-0,00170059462250979</text:p>
          </table:table-cell>
          <table:table-cell office:value-type="float" office:value="-0.000525561365330038" calcext:value-type="float">
            <text:p>-0,000525561365330038</text:p>
          </table:table-cell>
          <table:table-cell office:value-type="float" office:value="-0.000362157795691962" calcext:value-type="float">
            <text:p>-0,000362157795691962</text:p>
          </table:table-cell>
          <table:table-cell office:value-type="float" office:value="0.599492879852328" calcext:value-type="float">
            <text:p>0,599492879852328</text:p>
          </table:table-cell>
          <table:table-cell table:number-columns-repeated="31" office:value-type="float" office:value="0" calcext:value-type="float">
            <text:p>0</text:p>
          </table:table-cell>
          <table:table-cell/>
          <table:table-cell office:value-type="float" office:value="0.000471762492692055" calcext:value-type="float">
            <text:p>0,000471762492692055</text:p>
          </table:table-cell>
          <table:table-cell/>
          <table:table-cell office:value-type="float" office:value="1.24300467501443" calcext:value-type="float">
            <text:p>1,24300467501443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5144564768954" calcext:value-type="float">
            <text:p>-0,165144564768954</text:p>
          </table:table-cell>
          <table:table-cell office:value-type="float" office:value="-0.0446717518147605" calcext:value-type="float">
            <text:p>-0,0446717518147605</text:p>
          </table:table-cell>
          <table:table-cell office:value-type="float" office:value="-0.0139997511177479" calcext:value-type="float">
            <text:p>-0,0139997511177479</text:p>
          </table:table-cell>
          <table:table-cell office:value-type="float" office:value="-0.0162924527141869" calcext:value-type="float">
            <text:p>-0,0162924527141869</text:p>
          </table:table-cell>
          <table:table-cell office:value-type="float" office:value="-0.00187205887420929" calcext:value-type="float">
            <text:p>-0,00187205887420929</text:p>
          </table:table-cell>
          <table:table-cell office:value-type="float" office:value="-0.00231002399295189" calcext:value-type="float">
            <text:p>-0,00231002399295189</text:p>
          </table:table-cell>
          <table:table-cell office:value-type="float" office:value="-0.00453697119252299" calcext:value-type="float">
            <text:p>-0,00453697119252299</text:p>
          </table:table-cell>
          <table:table-cell office:value-type="float" office:value="-0.00444202088998914" calcext:value-type="float">
            <text:p>-0,00444202088998914</text:p>
          </table:table-cell>
          <table:table-cell office:value-type="float" office:value="-0.00302174693432757" calcext:value-type="float">
            <text:p>-0,00302174693432757</text:p>
          </table:table-cell>
          <table:table-cell office:value-type="float" office:value="-0.000131961911880965" calcext:value-type="float">
            <text:p>-0,000131961911880965</text:p>
          </table:table-cell>
          <table:table-cell office:value-type="float" office:value="-0.00131159421519553" calcext:value-type="float">
            <text:p>-0,00131159421519553</text:p>
          </table:table-cell>
          <table:table-cell office:value-type="float" office:value="-0.00141812446063306" calcext:value-type="float">
            <text:p>-0,00141812446063306</text:p>
          </table:table-cell>
          <table:table-cell office:value-type="float" office:value="-0.000521561581558279" calcext:value-type="float">
            <text:p>-0,000521561581558279</text:p>
          </table:table-cell>
          <table:table-cell office:value-type="float" office:value="-0.000252462383615078" calcext:value-type="float">
            <text:p>-0,000252462383615078</text:p>
          </table:table-cell>
          <table:table-cell office:value-type="float" office:value="-0.000543236693537942" calcext:value-type="float">
            <text:p>-0,000543236693537942</text:p>
          </table:table-cell>
          <table:table-cell office:value-type="float" office:value="-0.185010421703198" calcext:value-type="float">
            <text:p>-0,185010421703198</text:p>
          </table:table-cell>
          <table:table-cell office:value-type="float" office:value="0.660286867251132" calcext:value-type="float">
            <text:p>0,660286867251132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office:value-type="float" office:value="0.000774675956939141" calcext:value-type="float">
            <text:p>0,000774675956939141</text:p>
          </table:table-cell>
          <table:table-cell/>
          <table:table-cell office:value-type="float" office:value="1.39332130361023" calcext:value-type="float">
            <text:p>1,39332130361023</text:p>
          </table:table-cell>
          <table:table-cell table:number-columns-repeated="1633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163796423320788" calcext:value-type="float">
            <text:p>-0,163796423320788</text:p>
          </table:table-cell>
          <table:table-cell office:value-type="float" office:value="-0.0513324207650758" calcext:value-type="float">
            <text:p>-0,0513324207650758</text:p>
          </table:table-cell>
          <table:table-cell office:value-type="float" office:value="-0.00444339619477824" calcext:value-type="float">
            <text:p>-0,00444339619477824</text:p>
          </table:table-cell>
          <table:table-cell office:value-type="float" office:value="-0.000510561511147989" calcext:value-type="float">
            <text:p>-0,000510561511147989</text:p>
          </table:table-cell>
          <table:table-cell office:value-type="float" office:value="-0.0039607438218265" calcext:value-type="float">
            <text:p>-0,0039607438218265</text:p>
          </table:table-cell>
          <table:table-cell office:value-type="float" office:value="-0.0163966129452736" calcext:value-type="float">
            <text:p>-0,0163966129452736</text:p>
          </table:table-cell>
          <table:table-cell office:value-type="float" office:value="-0.00122953802929865" calcext:value-type="float">
            <text:p>-0,00122953802929865</text:p>
          </table:table-cell>
          <table:table-cell office:value-type="float" office:value="-0.00293079659678227" calcext:value-type="float">
            <text:p>-0,00293079659678227</text:p>
          </table:table-cell>
          <table:table-cell office:value-type="float" office:value="-0.000162258069296129" calcext:value-type="float">
            <text:p>-0,000162258069296129</text:p>
          </table:table-cell>
          <table:table-cell office:value-type="float" office:value="-0.00463277790972848" calcext:value-type="float">
            <text:p>-0,00463277790972848</text:p>
          </table:table-cell>
          <table:table-cell office:value-type="float" office:value="-0.000410717761946863" calcext:value-type="float">
            <text:p>-0,000410717761946863</text:p>
          </table:table-cell>
          <table:table-cell office:value-type="float" office:value="-0.000200224940414046" calcext:value-type="float">
            <text:p>-0,000200224940414046</text:p>
          </table:table-cell>
          <table:table-cell office:value-type="float" office:value="-0.000358778631811725" calcext:value-type="float">
            <text:p>-0,000358778631811725</text:p>
          </table:table-cell>
          <table:table-cell office:value-type="float" office:value="-0.00172430191839013" calcext:value-type="float">
            <text:p>-0,00172430191839013</text:p>
          </table:table-cell>
          <table:table-cell office:value-type="float" office:value="-0.00502617013069464" calcext:value-type="float">
            <text:p>-0,00502617013069464</text:p>
          </table:table-cell>
          <table:table-cell office:value-type="float" office:value="-0.165298801488413" calcext:value-type="float">
            <text:p>-0,165298801488413</text:p>
          </table:table-cell>
          <table:table-cell office:value-type="float" office:value="0.665467742468339" calcext:value-type="float">
            <text:p>0,665467742468339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office:value-type="float" office:value="0.000827949895316098" calcext:value-type="float">
            <text:p>0,000827949895316098</text:p>
          </table:table-cell>
          <table:table-cell/>
          <table:table-cell office:value-type="float" office:value="1.22417844905677" calcext:value-type="float">
            <text:p>1,22417844905677</text:p>
          </table:table-cell>
          <table:table-cell table:number-columns-repeated="1633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191329931942555" calcext:value-type="float">
            <text:p>-0,191329931942555</text:p>
          </table:table-cell>
          <table:table-cell office:value-type="float" office:value="-0.00148113206492608" calcext:value-type="float">
            <text:p>-0,00148113206492608</text:p>
          </table:table-cell>
          <table:table-cell office:value-type="float" office:value="-0.000170187170382663" calcext:value-type="float">
            <text:p>-0,000170187170382663</text:p>
          </table:table-cell>
          <table:table-cell office:value-type="float" office:value="-0.00132024794060883" calcext:value-type="float">
            <text:p>-0,00132024794060883</text:p>
          </table:table-cell>
          <table:table-cell office:value-type="float" office:value="-0.060775243034442" calcext:value-type="float">
            <text:p>-0,060775243034442</text:p>
          </table:table-cell>
          <table:table-cell office:value-type="float" office:value="-0.000449523612033336" calcext:value-type="float">
            <text:p>-0,000449523612033336</text:p>
          </table:table-cell>
          <table:table-cell office:value-type="float" office:value="-0.00170205215332755" calcext:value-type="float">
            <text:p>-0,00170205215332755</text:p>
          </table:table-cell>
          <table:table-cell office:value-type="float" office:value="-0.0000971752202073391" calcext:value-type="float">
            <text:p>-9,71752202073391E-05</text:p>
          </table:table-cell>
          <table:table-cell office:value-type="float" office:value="-0.0170170275931423" calcext:value-type="float">
            <text:p>-0,0170170275931423</text:p>
          </table:table-cell>
          <table:table-cell office:value-type="float" office:value="-0.000157820325526382" calcext:value-type="float">
            <text:p>-0,000157820325526382</text:p>
          </table:table-cell>
          <table:table-cell office:value-type="float" office:value="-0.0000942485706612414" calcext:value-type="float">
            <text:p>-9,42485706612414E-05</text:p>
          </table:table-cell>
          <table:table-cell office:value-type="float" office:value="-0.00101899762636835" calcext:value-type="float">
            <text:p>-0,00101899762636835</text:p>
          </table:table-cell>
          <table:table-cell office:value-type="float" office:value="-0.0062246971395515" calcext:value-type="float">
            <text:p>-0,0062246971395515</text:p>
          </table:table-cell>
          <table:table-cell office:value-type="float" office:value="-0.00184930257423944" calcext:value-type="float">
            <text:p>-0,00184930257423944</text:p>
          </table:table-cell>
          <table:table-cell office:value-type="float" office:value="-0.00508465483763823" calcext:value-type="float">
            <text:p>-0,00508465483763823</text:p>
          </table:table-cell>
          <table:table-cell office:value-type="float" office:value="-0.167964853351635" calcext:value-type="float">
            <text:p>-0,167964853351635</text:p>
          </table:table-cell>
          <table:table-cell office:value-type="float" office:value="0.575431393725938" calcext:value-type="float">
            <text:p>0,575431393725938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office:value-type="float" office:value="0.000714191243433963" calcext:value-type="float">
            <text:p>0,000714191243433963</text:p>
          </table:table-cell>
          <table:table-cell/>
          <table:table-cell office:value-type="float" office:value="1.07710296006728" calcext:value-type="float">
            <text:p>1,07710296006728</text:p>
          </table:table-cell>
          <table:table-cell table:number-columns-repeated="1633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165886791271721" calcext:value-type="float">
            <text:p>-0,165886791271721</text:p>
          </table:table-cell>
          <table:table-cell office:value-type="float" office:value="-0.0017444184964223" calcext:value-type="float">
            <text:p>-0,0017444184964223</text:p>
          </table:table-cell>
          <table:table-cell office:value-type="float" office:value="-0.00131983803749527" calcext:value-type="float">
            <text:p>-0,00131983803749527</text:p>
          </table:table-cell>
          <table:table-cell office:value-type="float" office:value="-0.000437817956204597" calcext:value-type="float">
            <text:p>-0,000437817956204597</text:p>
          </table:table-cell>
          <table:table-cell office:value-type="float" office:value="-0.0450975192775945" calcext:value-type="float">
            <text:p>-0,0450975192775945</text:p>
          </table:table-cell>
          <table:table-cell office:value-type="float" office:value="-0.00337999041062088" calcext:value-type="float">
            <text:p>-0,00337999041062088</text:p>
          </table:table-cell>
          <table:table-cell office:value-type="float" office:value="-0.000125473256947417" calcext:value-type="float">
            <text:p>-0,000125473256947417</text:p>
          </table:table-cell>
          <table:table-cell office:value-type="float" office:value="-0.0001737412656482" calcext:value-type="float">
            <text:p>-0,0001737412656482</text:p>
          </table:table-cell>
          <table:table-cell office:value-type="float" office:value="-0.0141671807496418" calcext:value-type="float">
            <text:p>-0,0141671807496418</text:p>
          </table:table-cell>
          <table:table-cell office:value-type="float" office:value="-0.00458022228597111" calcext:value-type="float">
            <text:p>-0,00458022228597111</text:p>
          </table:table-cell>
          <table:table-cell office:value-type="float" office:value="-0.00132422171237504" calcext:value-type="float">
            <text:p>-0,00132422171237504</text:p>
          </table:table-cell>
          <table:table-cell office:value-type="float" office:value="-0.000543236693537943" calcext:value-type="float">
            <text:p>-0,000543236693537943</text:p>
          </table:table-cell>
          <table:table-cell office:value-type="float" office:value="-0.185010421703198" calcext:value-type="float">
            <text:p>-0,185010421703198</text:p>
          </table:table-cell>
          <table:table-cell office:value-type="float" office:value="-0.056299394572688" calcext:value-type="float">
            <text:p>-0,056299394572688</text:p>
          </table:table-cell>
          <table:table-cell office:value-type="float" office:value="-0.0166211542289165" calcext:value-type="float">
            <text:p>-0,0166211542289165</text:p>
          </table:table-cell>
          <table:table-cell office:value-type="float" office:value="-0.00648368098182967" calcext:value-type="float">
            <text:p>-0,00648368098182967</text:p>
          </table:table-cell>
          <table:table-cell office:value-type="float" office:value="0.657640345742326" calcext:value-type="float">
            <text:p>0,657640345742326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office:value-type="float" office:value="0.000872078823793496" calcext:value-type="float">
            <text:p>0,000872078823793496</text:p>
          </table:table-cell>
          <table:table-cell/>
          <table:table-cell office:value-type="float" office:value="1.39332130361023" calcext:value-type="float">
            <text:p>1,39332130361023</text:p>
          </table:table-cell>
          <table:table-cell table:number-columns-repeated="1633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5.77218152881199" calcext:value-type="float">
            <text:p>-5,77218152881199</text:p>
          </table:table-cell>
          <table:table-cell office:value-type="float" office:value="-4.06939813983202" calcext:value-type="float">
            <text:p>-4,06939813983202</text:p>
          </table:table-cell>
          <table:table-cell office:value-type="float" office:value="-0.0930087752425257" calcext:value-type="float">
            <text:p>-0,0930087752425257</text:p>
          </table:table-cell>
          <table:table-cell office:value-type="float" office:value="-0.0253654747967009" calcext:value-type="float">
            <text:p>-0,0253654747967009</text:p>
          </table:table-cell>
          <table:table-cell office:value-type="float" office:value="-7.02227869221187" calcext:value-type="float">
            <text:p>-7,02227869221187</text:p>
          </table:table-cell>
          <table:table-cell office:value-type="float" office:value="-0.279777855284936" calcext:value-type="float">
            <text:p>-0,279777855284936</text:p>
          </table:table-cell>
          <table:table-cell office:value-type="float" office:value="-0.118487124105724" calcext:value-type="float">
            <text:p>-0,118487124105724</text:p>
          </table:table-cell>
          <table:table-cell office:value-type="float" office:value="-0.0666783438270805" calcext:value-type="float">
            <text:p>-0,0666783438270805</text:p>
          </table:table-cell>
          <table:table-cell office:value-type="float" office:value="-0.185426763309274" calcext:value-type="float">
            <text:p>-0,185426763309274</text:p>
          </table:table-cell>
          <table:table-cell office:value-type="float" office:value="-0.125509537318548" calcext:value-type="float">
            <text:p>-0,125509537318548</text:p>
          </table:table-cell>
          <table:table-cell office:value-type="float" office:value="-0.0864870600696821" calcext:value-type="float">
            <text:p>-0,0864870600696821</text:p>
          </table:table-cell>
          <table:table-cell office:value-type="float" office:value="-0.0471762492692055" calcext:value-type="float">
            <text:p>-0,0471762492692055</text:p>
          </table:table-cell>
          <table:table-cell office:value-type="float" office:value="-0.228916920161496" calcext:value-type="float">
            <text:p>-0,228916920161496</text:p>
          </table:table-cell>
          <table:table-cell office:value-type="float" office:value="-0.120414231191414" calcext:value-type="float">
            <text:p>-0,120414231191414</text:p>
          </table:table-cell>
          <table:table-cell office:value-type="float" office:value="-0.0837381914401701" calcext:value-type="float">
            <text:p>-0,0837381914401701</text:p>
          </table:table-cell>
          <table:table-cell office:value-type="float" office:value="-0.253304220753057" calcext:value-type="float">
            <text:p>-0,253304220753057</text:p>
          </table:table-cell>
          <table:table-cell office:value-type="float" office:value="1.00276979608685" calcext:value-type="float">
            <text:p>1,00276979608685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office:value-type="float" office:value="0.991375582302689" calcext:value-type="float">
            <text:p>0,991375582302689</text:p>
          </table:table-cell>
          <table:table-cell/>
          <table:table-cell office:value-type="float" office:value="2.13385598925951" calcext:value-type="float">
            <text:p>2,13385598925951</text:p>
          </table:table-cell>
          <table:table-cell table:number-columns-repeated="1633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0.0122127033537453" calcext:value-type="float">
            <text:p>-0,0122127033537453</text:p>
          </table:table-cell>
          <table:table-cell office:value-type="float" office:value="-0.000274237554129334" calcext:value-type="float">
            <text:p>-0,000274237554129334</text:p>
          </table:table-cell>
          <table:table-cell office:value-type="float" office:value="-0.0000266076151721124" calcext:value-type="float">
            <text:p>-2,66076151721124E-05</text:p>
          </table:table-cell>
          <table:table-cell office:value-type="float" office:value="-0.00699938729947396" calcext:value-type="float">
            <text:p>-0,00699938729947396</text:p>
          </table:table-cell>
          <table:table-cell office:value-type="float" office:value="-0.000419895145096213" calcext:value-type="float">
            <text:p>-0,000419895145096213</text:p>
          </table:table-cell>
          <table:table-cell office:value-type="float" office:value="-0.000202489830576079" calcext:value-type="float">
            <text:p>-0,000202489830576079</text:p>
          </table:table-cell>
          <table:table-cell office:value-type="float" office:value="-0.0000669262616280143" calcext:value-type="float">
            <text:p>-6,69262616280143E-05</text:p>
          </table:table-cell>
          <table:table-cell office:value-type="float" office:value="-0.000185089609436665" calcext:value-type="float">
            <text:p>-0,000185089609436665</text:p>
          </table:table-cell>
          <table:table-cell office:value-type="float" office:value="-0.000163654517263471" calcext:value-type="float">
            <text:p>-0,000163654517263471</text:p>
          </table:table-cell>
          <table:table-cell office:value-type="float" office:value="-0.000129273840471055" calcext:value-type="float">
            <text:p>-0,000129273840471055</text:p>
          </table:table-cell>
          <table:table-cell office:value-type="float" office:value="-0.0000526087809855238" calcext:value-type="float">
            <text:p>-5,26087809855238E-05</text:p>
          </table:table-cell>
          <table:table-cell office:value-type="float" office:value="-0.0000925076252285314" calcext:value-type="float">
            <text:p>-9,25076252285314E-05</text:p>
          </table:table-cell>
          <table:table-cell office:value-type="float" office:value="-0.150405972035507" calcext:value-type="float">
            <text:p>-0,150405972035507</text:p>
          </table:table-cell>
          <table:table-cell office:value-type="float" office:value="-0.0439890609788322" calcext:value-type="float">
            <text:p>-0,0439890609788322</text:p>
          </table:table-cell>
          <table:table-cell office:value-type="float" office:value="-0.00432354946322669" calcext:value-type="float">
            <text:p>-0,00432354946322669</text:p>
          </table:table-cell>
          <table:table-cell office:value-type="float" office:value="-0.221388370662301" calcext:value-type="float">
            <text:p>-0,221388370662301</text:p>
          </table:table-cell>
          <table:table-cell office:value-type="float" office:value="0.725405385983993" calcext:value-type="float">
            <text:p>0,725405385983993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office:value-type="float" office:value="0.304146788635442" calcext:value-type="float">
            <text:p>0,304146788635442</text:p>
          </table:table-cell>
          <table:table-cell/>
          <table:table-cell office:value-type="float" office:value="1.41165864962086" calcext:value-type="float">
            <text:p>1,41165864962086</text:p>
          </table:table-cell>
          <table:table-cell table:number-columns-repeated="1633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0.165929116158052" calcext:value-type="float">
            <text:p>-0,165929116158052</text:p>
          </table:table-cell>
          <table:table-cell office:value-type="float" office:value="-0.000119032806801362" calcext:value-type="float">
            <text:p>-0,000119032806801362</text:p>
          </table:table-cell>
          <table:table-cell office:value-type="float" office:value="-0.00217535986320038" calcext:value-type="float">
            <text:p>-0,00217535986320038</text:p>
          </table:table-cell>
          <table:table-cell office:value-type="float" office:value="-0.000129267591325888" calcext:value-type="float">
            <text:p>-0,000129267591325888</text:p>
          </table:table-cell>
          <table:table-cell office:value-type="float" office:value="-0.0464183048696984" calcext:value-type="float">
            <text:p>-0,0464183048696984</text:p>
          </table:table-cell>
          <table:table-cell office:value-type="float" office:value="-0.0000627432146322839" calcext:value-type="float">
            <text:p>-6,27432146322839E-05</text:p>
          </table:table-cell>
          <table:table-cell office:value-type="float" office:value="-0.0000825207715696779" calcext:value-type="float">
            <text:p>-8,25207715696779E-05</text:p>
          </table:table-cell>
          <table:table-cell office:value-type="float" office:value="-0.00269821424729333" calcext:value-type="float">
            <text:p>-0,00269821424729333</text:p>
          </table:table-cell>
          <table:table-cell office:value-type="float" office:value="-0.0169497895002644" calcext:value-type="float">
            <text:p>-0,0169497895002644</text:p>
          </table:table-cell>
          <table:table-cell office:value-type="float" office:value="-0.000521737592023674" calcext:value-type="float">
            <text:p>-0,000521737592023674</text:p>
          </table:table-cell>
          <table:table-cell office:value-type="float" office:value="-0.00140448749208418" calcext:value-type="float">
            <text:p>-0,00140448749208418</text:p>
          </table:table-cell>
          <table:table-cell office:value-type="float" office:value="-0.0048195926019602" calcext:value-type="float">
            <text:p>-0,0048195926019602</text:p>
          </table:table-cell>
          <table:table-cell office:value-type="float" office:value="-0.194295891064626" calcext:value-type="float">
            <text:p>-0,194295891064626</text:p>
          </table:table-cell>
          <table:table-cell office:value-type="float" office:value="-0.00246784526527585" calcext:value-type="float">
            <text:p>-0,00246784526527585</text:p>
          </table:table-cell>
          <table:table-cell office:value-type="float" office:value="-0.0557392661809557" calcext:value-type="float">
            <text:p>-0,0557392661809557</text:p>
          </table:table-cell>
          <table:table-cell office:value-type="float" office:value="-0.167762031109951" calcext:value-type="float">
            <text:p>-0,167762031109951</text:p>
          </table:table-cell>
          <table:table-cell office:value-type="float" office:value="0.633229893604609" calcext:value-type="float">
            <text:p>0,633229893604609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office:value-type="float" office:value="0.168674589538598" calcext:value-type="float">
            <text:p>0,168674589538598</text:p>
          </table:table-cell>
          <table:table-cell/>
          <table:table-cell office:value-type="float" office:value="1.11832852408969" calcext:value-type="float">
            <text:p>1,11832852408969</text:p>
          </table:table-cell>
          <table:table-cell table:number-columns-repeated="1633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0.16385153157972" calcext:value-type="float">
            <text:p>-0,16385153157972</text:p>
          </table:table-cell>
          <table:table-cell office:value-type="float" office:value="-0.0043637705019555" calcext:value-type="float">
            <text:p>-0,0043637705019555</text:p>
          </table:table-cell>
          <table:table-cell office:value-type="float" office:value="-0.000136303449561938" calcext:value-type="float">
            <text:p>-0,000136303449561938</text:p>
          </table:table-cell>
          <table:table-cell office:value-type="float" office:value="-0.0000813661115391653" calcext:value-type="float">
            <text:p>-8,13661115391653E-05</text:p>
          </table:table-cell>
          <table:table-cell office:value-type="float" office:value="-0.0514069429179818" calcext:value-type="float">
            <text:p>-0,0514069429179818</text:p>
          </table:table-cell>
          <table:table-cell office:value-type="float" office:value="-0.0164348677580654" calcext:value-type="float">
            <text:p>-0,0164348677580654</text:p>
          </table:table-cell>
          <table:table-cell office:value-type="float" office:value="-0.00464581594685156" calcext:value-type="float">
            <text:p>-0,00464581594685156</text:p>
          </table:table-cell>
          <table:table-cell office:value-type="float" office:value="-0.00172430191839013" calcext:value-type="float">
            <text:p>-0,00172430191839013</text:p>
          </table:table-cell>
          <table:table-cell office:value-type="float" office:value="-0.00502617013069464" calcext:value-type="float">
            <text:p>-0,00502617013069464</text:p>
          </table:table-cell>
          <table:table-cell office:value-type="float" office:value="-0.00265735943204707" calcext:value-type="float">
            <text:p>-0,00265735943204707</text:p>
          </table:table-cell>
          <table:table-cell office:value-type="float" office:value="-0.00106423677995926" calcext:value-type="float">
            <text:p>-0,00106423677995926</text:p>
          </table:table-cell>
          <table:table-cell office:value-type="float" office:value="-0.00053728515819378" calcext:value-type="float">
            <text:p>-0,00053728515819378</text:p>
          </table:table-cell>
          <table:table-cell office:value-type="float" office:value="-0.16622369454563" calcext:value-type="float">
            <text:p>-0,16622369454563</text:p>
          </table:table-cell>
          <table:table-cell office:value-type="float" office:value="-0.0849434365463678" calcext:value-type="float">
            <text:p>-0,0849434365463678</text:p>
          </table:table-cell>
          <table:table-cell office:value-type="float" office:value="-0.0272272869584459" calcext:value-type="float">
            <text:p>-0,0272272869584459</text:p>
          </table:table-cell>
          <table:table-cell office:value-type="float" office:value="-0.0156461577181992" calcext:value-type="float">
            <text:p>-0,0156461577181992</text:p>
          </table:table-cell>
          <table:table-cell office:value-type="float" office:value="0.65903770435221" calcext:value-type="float">
            <text:p>0,6590377043522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office:value-type="float" office:value="0.145215143102803" calcext:value-type="float">
            <text:p>0,145215143102803</text:p>
          </table:table-cell>
          <table:table-cell/>
          <table:table-cell office:value-type="float" office:value="1.22417844905677" calcext:value-type="float">
            <text:p>1,22417844905677</text:p>
          </table:table-cell>
          <table:table-cell table:number-columns-repeated="1633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0.0140750915972011" calcext:value-type="float">
            <text:p>-0,0140750915972011</text:p>
          </table:table-cell>
          <table:table-cell office:value-type="float" office:value="-0.000419740541300337" calcext:value-type="float">
            <text:p>-0,000419740541300337</text:p>
          </table:table-cell>
          <table:table-cell office:value-type="float" office:value="-0.000151723180508462" calcext:value-type="float">
            <text:p>-0,000151723180508462</text:p>
          </table:table-cell>
          <table:table-cell office:value-type="float" office:value="-0.000117656821330607" calcext:value-type="float">
            <text:p>-0,000117656821330607</text:p>
          </table:table-cell>
          <table:table-cell office:value-type="float" office:value="-0.000366459750150247" calcext:value-type="float">
            <text:p>-0,000366459750150247</text:p>
          </table:table-cell>
          <table:table-cell office:value-type="float" office:value="-0.000211548429670818" calcext:value-type="float">
            <text:p>-0,000211548429670818</text:p>
          </table:table-cell>
          <table:table-cell office:value-type="float" office:value="-0.000129273840471055" calcext:value-type="float">
            <text:p>-0,000129273840471055</text:p>
          </table:table-cell>
          <table:table-cell office:value-type="float" office:value="-0.0000526087809855238" calcext:value-type="float">
            <text:p>-5,26087809855238E-05</text:p>
          </table:table-cell>
          <table:table-cell office:value-type="float" office:value="-0.0000802689663177797" calcext:value-type="float">
            <text:p>-8,02689663177797E-05</text:p>
          </table:table-cell>
          <table:table-cell office:value-type="float" office:value="-0.0000841145588239044" calcext:value-type="float">
            <text:p>-8,41145588239044E-05</text:p>
          </table:table-cell>
          <table:table-cell office:value-type="float" office:value="-0.0000734862404604823" calcext:value-type="float">
            <text:p>-7,34862404604823E-05</text:p>
          </table:table-cell>
          <table:table-cell office:value-type="float" office:value="-0.000102601987693289" calcext:value-type="float">
            <text:p>-0,000102601987693289</text:p>
          </table:table-cell>
          <table:table-cell office:value-type="float" office:value="-0.198601199329089" calcext:value-type="float">
            <text:p>-0,198601199329089</text:p>
          </table:table-cell>
          <table:table-cell office:value-type="float" office:value="-0.0607704126892764" calcext:value-type="float">
            <text:p>-0,0607704126892764</text:p>
          </table:table-cell>
          <table:table-cell office:value-type="float" office:value="-0.0336693593067622" calcext:value-type="float">
            <text:p>-0,0336693593067622</text:p>
          </table:table-cell>
          <table:table-cell office:value-type="float" office:value="-0.180784355140482" calcext:value-type="float">
            <text:p>-0,180784355140482</text:p>
          </table:table-cell>
          <table:table-cell office:value-type="float" office:value="0.723083233471524" calcext:value-type="float">
            <text:p>0,723083233471524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float" office:value="0.343382982103452" calcext:value-type="float">
            <text:p>0,343382982103452</text:p>
          </table:table-cell>
          <table:table-cell/>
          <table:table-cell office:value-type="float" office:value="1.41165864962086" calcext:value-type="float">
            <text:p>1,41165864962086</text:p>
          </table:table-cell>
          <table:table-cell table:number-columns-repeated="1633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0.14150534473104" calcext:value-type="float">
            <text:p>-0,14150534473104</text:p>
          </table:table-cell>
          <table:table-cell office:value-type="float" office:value="-0.033761583013232" calcext:value-type="float">
            <text:p>-0,033761583013232</text:p>
          </table:table-cell>
          <table:table-cell office:value-type="float" office:value="-0.000042161870866672" calcext:value-type="float">
            <text:p>-4,2161870866672E-05</text:p>
          </table:table-cell>
          <table:table-cell office:value-type="float" office:value="-0.000120458853153544" calcext:value-type="float">
            <text:p>-0,000120458853153544</text:p>
          </table:table-cell>
          <table:table-cell office:value-type="float" office:value="-0.0357426051348726" calcext:value-type="float">
            <text:p>-0,0357426051348726</text:p>
          </table:table-cell>
          <table:table-cell office:value-type="float" office:value="-0.0246297843446024" calcext:value-type="float">
            <text:p>-0,0246297843446024</text:p>
          </table:table-cell>
          <table:table-cell office:value-type="float" office:value="-0.0000950591175421027" calcext:value-type="float">
            <text:p>-9,50591175421027E-05</text:p>
          </table:table-cell>
          <table:table-cell office:value-type="float" office:value="-0.00015609552261669" calcext:value-type="float">
            <text:p>-0,00015609552261669</text:p>
          </table:table-cell>
          <table:table-cell office:value-type="float" office:value="-0.000392182479057964" calcext:value-type="float">
            <text:p>-0,000392182479057964</text:p>
          </table:table-cell>
          <table:table-cell office:value-type="float" office:value="-0.00146823331938977" calcext:value-type="float">
            <text:p>-0,00146823331938977</text:p>
          </table:table-cell>
          <table:table-cell office:value-type="float" office:value="-0.000194474061373293" calcext:value-type="float">
            <text:p>-0,000194474061373293</text:p>
          </table:table-cell>
          <table:table-cell office:value-type="float" office:value="-0.0503519033758571" calcext:value-type="float">
            <text:p>-0,0503519033758571</text:p>
          </table:table-cell>
          <table:table-cell office:value-type="float" office:value="-0.153496339258329" calcext:value-type="float">
            <text:p>-0,153496339258329</text:p>
          </table:table-cell>
          <table:table-cell office:value-type="float" office:value="-0.0488680614778117" calcext:value-type="float">
            <text:p>-0,0488680614778117</text:p>
          </table:table-cell>
          <table:table-cell office:value-type="float" office:value="-0.0143999038903065" calcext:value-type="float">
            <text:p>-0,0143999038903065</text:p>
          </table:table-cell>
          <table:table-cell office:value-type="float" office:value="-0.17100674294774" calcext:value-type="float">
            <text:p>-0,17100674294774</text:p>
          </table:table-cell>
          <table:table-cell office:value-type="float" office:value="0.720426710125627" calcext:value-type="float">
            <text:p>0,720426710125627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office:value-type="float" office:value="0.230643560774996" calcext:value-type="float">
            <text:p>0,230643560774996</text:p>
          </table:table-cell>
          <table:table-cell/>
          <table:table-cell office:value-type="float" office:value="1.18374041137758" calcext:value-type="float">
            <text:p>1,18374041137758</text:p>
          </table:table-cell>
          <table:table-cell table:number-columns-repeated="1633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0.168453702055075" calcext:value-type="float">
            <text:p>-0,168453702055075</text:p>
          </table:table-cell>
          <table:table-cell office:value-type="float" office:value="-0.000026226271374739" calcext:value-type="float">
            <text:p>-2,6226271374739E-05</text:p>
          </table:table-cell>
          <table:table-cell office:value-type="float" office:value="-0.0000507449061808054" calcext:value-type="float">
            <text:p>-5,07449061808054E-05</text:p>
          </table:table-cell>
          <table:table-cell office:value-type="float" office:value="-0.00961020484554149" calcext:value-type="float">
            <text:p>-0,00961020484554149</text:p>
          </table:table-cell>
          <table:table-cell office:value-type="float" office:value="-0.061445187021035" calcext:value-type="float">
            <text:p>-0,061445187021035</text:p>
          </table:table-cell>
          <table:table-cell office:value-type="float" office:value="-0.000185039012869733" calcext:value-type="float">
            <text:p>-0,000185039012869733</text:p>
          </table:table-cell>
          <table:table-cell office:value-type="float" office:value="-0.00044078750546998" calcext:value-type="float">
            <text:p>-0,00044078750546998</text:p>
          </table:table-cell>
          <table:table-cell office:value-type="float" office:value="-0.00144803291597077" calcext:value-type="float">
            <text:p>-0,00144803291597077</text:p>
          </table:table-cell>
          <table:table-cell office:value-type="float" office:value="-0.00609049626691163" calcext:value-type="float">
            <text:p>-0,00609049626691163</text:p>
          </table:table-cell>
          <table:table-cell office:value-type="float" office:value="-0.000301963963806756" calcext:value-type="float">
            <text:p>-0,000301963963806756</text:p>
          </table:table-cell>
          <table:table-cell office:value-type="float" office:value="-0.0272860548501697" calcext:value-type="float">
            <text:p>-0,0272860548501697</text:p>
          </table:table-cell>
          <table:table-cell office:value-type="float" office:value="-0.00905909543397621" calcext:value-type="float">
            <text:p>-0,00905909543397621</text:p>
          </table:table-cell>
          <table:table-cell office:value-type="float" office:value="-0.17863848615854" calcext:value-type="float">
            <text:p>-0,17863848615854</text:p>
          </table:table-cell>
          <table:table-cell office:value-type="float" office:value="-0.00847148196044495" calcext:value-type="float">
            <text:p>-0,00847148196044495</text:p>
          </table:table-cell>
          <table:table-cell office:value-type="float" office:value="-0.0187418599928865" calcext:value-type="float">
            <text:p>-0,0187418599928865</text:p>
          </table:table-cell>
          <table:table-cell office:value-type="float" office:value="-0.169864515231933" calcext:value-type="float">
            <text:p>-0,169864515231933</text:p>
          </table:table-cell>
          <table:table-cell office:value-type="float" office:value="0.636946377415315" calcext:value-type="float">
            <text:p>0,636946377415315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office:value-type="float" office:value="0.168072121093776" calcext:value-type="float">
            <text:p>0,168072121093776</text:p>
          </table:table-cell>
          <table:table-cell/>
          <table:table-cell office:value-type="float" office:value="1.02483900071682" calcext:value-type="float">
            <text:p>1,02483900071682</text:p>
          </table:table-cell>
          <table:table-cell table:number-columns-repeated="1633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-0.191342934100955" calcext:value-type="float">
            <text:p>-0,191342934100955</text:p>
          </table:table-cell>
          <table:table-cell office:value-type="float" office:value="-0.0607927889961401" calcext:value-type="float">
            <text:p>-0,0607927889961401</text:p>
          </table:table-cell>
          <table:table-cell office:value-type="float" office:value="-0.0170474936453604" calcext:value-type="float">
            <text:p>-0,0170474936453604</text:p>
          </table:table-cell>
          <table:table-cell office:value-type="float" office:value="-0.00622469713955151" calcext:value-type="float">
            <text:p>-0,00622469713955151</text:p>
          </table:table-cell>
          <table:table-cell office:value-type="float" office:value="-0.00184930257423944" calcext:value-type="float">
            <text:p>-0,00184930257423944</text:p>
          </table:table-cell>
          <table:table-cell office:value-type="float" office:value="-0.000988783655506657" calcext:value-type="float">
            <text:p>-0,000988783655506657</text:p>
          </table:table-cell>
          <table:table-cell office:value-type="float" office:value="-0.000421281682844083" calcext:value-type="float">
            <text:p>-0,000421281682844083</text:p>
          </table:table-cell>
          <table:table-cell office:value-type="float" office:value="-0.000297609253179386" calcext:value-type="float">
            <text:p>-0,000297609253179386</text:p>
          </table:table-cell>
          <table:table-cell office:value-type="float" office:value="-0.00520334640111305" calcext:value-type="float">
            <text:p>-0,00520334640111305</text:p>
          </table:table-cell>
          <table:table-cell office:value-type="float" office:value="-0.0283378005555242" calcext:value-type="float">
            <text:p>-0,0283378005555242</text:p>
          </table:table-cell>
          <table:table-cell office:value-type="float" office:value="-0.00882327689484041" calcext:value-type="float">
            <text:p>-0,00882327689484041</text:p>
          </table:table-cell>
          <table:table-cell office:value-type="float" office:value="-0.00521661347540353" calcext:value-type="float">
            <text:p>-0,00521661347540353</text:p>
          </table:table-cell>
          <table:table-cell office:value-type="float" office:value="-0.173786450972797" calcext:value-type="float">
            <text:p>-0,173786450972797</text:p>
          </table:table-cell>
          <table:table-cell office:value-type="float" office:value="-0.0522866454650737" calcext:value-type="float">
            <text:p>-0,0522866454650737</text:p>
          </table:table-cell>
          <table:table-cell office:value-type="float" office:value="-0.0211818565654085" calcext:value-type="float">
            <text:p>-0,0211818565654085</text:p>
          </table:table-cell>
          <table:table-cell office:value-type="float" office:value="-0.0131792127083013" calcext:value-type="float">
            <text:p>-0,0131792127083013</text:p>
          </table:table-cell>
          <table:table-cell office:value-type="float" office:value="0.569969240628563" calcext:value-type="float">
            <text:p>0,569969240628563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.144256904528026" calcext:value-type="float">
            <text:p>0,144256904528026</text:p>
          </table:table-cell>
          <table:table-cell/>
          <table:table-cell office:value-type="float" office:value="1.07710296006728" calcext:value-type="float">
            <text:p>1,07710296006728</text:p>
          </table:table-cell>
          <table:table-cell table:number-columns-repeated="1633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0.165943499230355" calcext:value-type="float">
            <text:p>-0,165943499230355</text:p>
          </table:table-cell>
          <table:table-cell office:value-type="float" office:value="-0.0464966649892297" calcext:value-type="float">
            <text:p>-0,0464966649892297</text:p>
          </table:table-cell>
          <table:table-cell office:value-type="float" office:value="-0.0169497895002644" calcext:value-type="float">
            <text:p>-0,0169497895002644</text:p>
          </table:table-cell>
          <table:table-cell office:value-type="float" office:value="-0.000521737592023674" calcext:value-type="float">
            <text:p>-0,000521737592023674</text:p>
          </table:table-cell>
          <table:table-cell office:value-type="float" office:value="-0.000308991534472899" calcext:value-type="float">
            <text:p>-0,000308991534472899</text:p>
          </table:table-cell>
          <table:table-cell office:value-type="float" office:value="-0.000199608268572988" calcext:value-type="float">
            <text:p>-0,000199608268572988</text:p>
          </table:table-cell>
          <table:table-cell office:value-type="float" office:value="-0.000355542601344377" calcext:value-type="float">
            <text:p>-0,000355542601344377</text:p>
          </table:table-cell>
          <table:table-cell office:value-type="float" office:value="-0.00144514191279991" calcext:value-type="float">
            <text:p>-0,00144514191279991</text:p>
          </table:table-cell>
          <table:table-cell office:value-type="float" office:value="-0.0384807103357615" calcext:value-type="float">
            <text:p>-0,0384807103357615</text:p>
          </table:table-cell>
          <table:table-cell office:value-type="float" office:value="-0.0118715181002057" calcext:value-type="float">
            <text:p>-0,0118715181002057</text:p>
          </table:table-cell>
          <table:table-cell office:value-type="float" office:value="-0.00732315194545394" calcext:value-type="float">
            <text:p>-0,00732315194545394</text:p>
          </table:table-cell>
          <table:table-cell office:value-type="float" office:value="-0.0105047963844902" calcext:value-type="float">
            <text:p>-0,0105047963844902</text:p>
          </table:table-cell>
          <table:table-cell office:value-type="float" office:value="-0.152931914819512" calcext:value-type="float">
            <text:p>-0,152931914819512</text:p>
          </table:table-cell>
          <table:table-cell office:value-type="float" office:value="-0.0451422555532821" calcext:value-type="float">
            <text:p>-0,0451422555532821</text:p>
          </table:table-cell>
          <table:table-cell office:value-type="float" office:value="-0.0229044174028741" calcext:value-type="float">
            <text:p>-0,0229044174028741</text:p>
          </table:table-cell>
          <table:table-cell office:value-type="float" office:value="-0.216342657828805" calcext:value-type="float">
            <text:p>-0,216342657828805</text:p>
          </table:table-cell>
          <table:table-cell office:value-type="float" office:value="0.628864427693034" calcext:value-type="float">
            <text:p>0,628864427693034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.227215261396195" calcext:value-type="float">
            <text:p>0,227215261396195</text:p>
          </table:table-cell>
          <table:table-cell/>
          <table:table-cell office:value-type="float" office:value="1.11832852408969" calcext:value-type="float">
            <text:p>1,11832852408969</text:p>
          </table:table-cell>
          <table:table-cell table:number-columns-repeated="1633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-0.168727617881887" calcext:value-type="float">
            <text:p>-0,168727617881887</text:p>
          </table:table-cell>
          <table:table-cell office:value-type="float" office:value="-0.061445187021035" calcext:value-type="float">
            <text:p>-0,061445187021035</text:p>
          </table:table-cell>
          <table:table-cell office:value-type="float" office:value="-0.000185039012869733" calcext:value-type="float">
            <text:p>-0,000185039012869733</text:p>
          </table:table-cell>
          <table:table-cell office:value-type="float" office:value="-0.000166913516067159" calcext:value-type="float">
            <text:p>-0,000166913516067159</text:p>
          </table:table-cell>
          <table:table-cell office:value-type="float" office:value="-0.000293036832623966" calcext:value-type="float">
            <text:p>-0,000293036832623966</text:p>
          </table:table-cell>
          <table:table-cell office:value-type="float" office:value="-0.00105107491173764" calcext:value-type="float">
            <text:p>-0,00105107491173764</text:p>
          </table:table-cell>
          <table:table-cell office:value-type="float" office:value="-0.000474619262393306" calcext:value-type="float">
            <text:p>-0,000474619262393306</text:p>
          </table:table-cell>
          <table:table-cell office:value-type="float" office:value="-0.0267076269077296" calcext:value-type="float">
            <text:p>-0,0267076269077296</text:p>
          </table:table-cell>
          <table:table-cell office:value-type="float" office:value="-0.00832734622264872" calcext:value-type="float">
            <text:p>-0,00832734622264872</text:p>
          </table:table-cell>
          <table:table-cell office:value-type="float" office:value="-0.00724785176337995" calcext:value-type="float">
            <text:p>-0,00724785176337995</text:p>
          </table:table-cell>
          <table:table-cell office:value-type="float" office:value="-0.00543176865024534" calcext:value-type="float">
            <text:p>-0,00543176865024534</text:p>
          </table:table-cell>
          <table:table-cell office:value-type="float" office:value="-0.00979146386959364" calcext:value-type="float">
            <text:p>-0,00979146386959364</text:p>
          </table:table-cell>
          <table:table-cell office:value-type="float" office:value="-0.155846177839363" calcext:value-type="float">
            <text:p>-0,155846177839363</text:p>
          </table:table-cell>
          <table:table-cell office:value-type="float" office:value="-0.0537019854507354" calcext:value-type="float">
            <text:p>-0,0537019854507354</text:p>
          </table:table-cell>
          <table:table-cell office:value-type="float" office:value="-0.0168345659572526" calcext:value-type="float">
            <text:p>-0,0168345659572526</text:p>
          </table:table-cell>
          <table:table-cell office:value-type="float" office:value="-0.196432587772896" calcext:value-type="float">
            <text:p>-0,196432587772896</text:p>
          </table:table-cell>
          <table:table-cell office:value-type="float" office:value="0.633050040016162" calcext:value-type="float">
            <text:p>0,63305004001616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.200113396494393" calcext:value-type="float">
            <text:p>0,200113396494393</text:p>
          </table:table-cell>
          <table:table-cell/>
          <table:table-cell office:value-type="float" office:value="1.02483900071682" calcext:value-type="float">
            <text:p>1,02483900071682</text:p>
          </table:table-cell>
          <table:table-cell table:number-columns-repeated="1633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-0.204201174239273" calcext:value-type="float">
            <text:p>-0,204201174239273</text:p>
          </table:table-cell>
          <table:table-cell office:value-type="float" office:value="-0.000123359341913155" calcext:value-type="float">
            <text:p>-0,000123359341913155</text:p>
          </table:table-cell>
          <table:table-cell office:value-type="float" office:value="-0.000202567007179046" calcext:value-type="float">
            <text:p>-0,000202567007179046</text:p>
          </table:table-cell>
          <table:table-cell office:value-type="float" office:value="-0.000580356582864912" calcext:value-type="float">
            <text:p>-0,000580356582864912</text:p>
          </table:table-cell>
          <table:table-cell office:value-type="float" office:value="-0.00238052372621642" calcext:value-type="float">
            <text:p>-0,00238052372621642</text:p>
          </table:table-cell>
          <table:table-cell office:value-type="float" office:value="-0.000258861075400021" calcext:value-type="float">
            <text:p>-0,000258861075400021</text:p>
          </table:table-cell>
          <table:table-cell office:value-type="float" office:value="-0.0179978939192998" calcext:value-type="float">
            <text:p>-0,0179978939192998</text:p>
          </table:table-cell>
          <table:table-cell office:value-type="float" office:value="-0.00579548055220831" calcext:value-type="float">
            <text:p>-0,00579548055220831</text:p>
          </table:table-cell>
          <table:table-cell office:value-type="float" office:value="-0.00932193618973651" calcext:value-type="float">
            <text:p>-0,00932193618973651</text:p>
          </table:table-cell>
          <table:table-cell office:value-type="float" office:value="-0.00338469094768333" calcext:value-type="float">
            <text:p>-0,00338469094768333</text:p>
          </table:table-cell>
          <table:table-cell office:value-type="float" office:value="-0.00674753687768384" calcext:value-type="float">
            <text:p>-0,00674753687768384</text:p>
          </table:table-cell>
          <table:table-cell office:value-type="float" office:value="-0.0117808223476494" calcext:value-type="float">
            <text:p>-0,0117808223476494</text:p>
          </table:table-cell>
          <table:table-cell office:value-type="float" office:value="-0.183575636871988" calcext:value-type="float">
            <text:p>-0,183575636871988</text:p>
          </table:table-cell>
          <table:table-cell office:value-type="float" office:value="-0.00963831861094676" calcext:value-type="float">
            <text:p>-0,00963831861094676</text:p>
          </table:table-cell>
          <table:table-cell office:value-type="float" office:value="-0.0193705083200353" calcext:value-type="float">
            <text:p>-0,0193705083200353</text:p>
          </table:table-cell>
          <table:table-cell office:value-type="float" office:value="-0.203605734633434" calcext:value-type="float">
            <text:p>-0,203605734633434</text:p>
          </table:table-cell>
          <table:table-cell office:value-type="float" office:value="0.531066988833755" calcext:value-type="float">
            <text:p>0,53106698883375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.196345233000209" calcext:value-type="float">
            <text:p>0,196345233000209</text:p>
          </table:table-cell>
          <table:table-cell/>
          <table:table-cell office:value-type="float" office:value="0.940541150027778" calcext:value-type="float">
            <text:p>0,940541150027778</text:p>
          </table:table-cell>
          <table:table-cell table:number-columns-repeated="1633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-0.166807652535645" calcext:value-type="float">
            <text:p>-0,166807652535645</text:p>
          </table:table-cell>
          <table:table-cell office:value-type="float" office:value="-0.0467390094663241" calcext:value-type="float">
            <text:p>-0,0467390094663241</text:p>
          </table:table-cell>
          <table:table-cell office:value-type="float" office:value="-0.0128696033507475" calcext:value-type="float">
            <text:p>-0,0128696033507475</text:p>
          </table:table-cell>
          <table:table-cell office:value-type="float" office:value="-0.00470563584269442" calcext:value-type="float">
            <text:p>-0,00470563584269442</text:p>
          </table:table-cell>
          <table:table-cell office:value-type="float" office:value="-0.0512999997597751" calcext:value-type="float">
            <text:p>-0,0512999997597751</text:p>
          </table:table-cell>
          <table:table-cell office:value-type="float" office:value="-0.0334143897405584" calcext:value-type="float">
            <text:p>-0,0334143897405584</text:p>
          </table:table-cell>
          <table:table-cell office:value-type="float" office:value="-0.0134753843056208" calcext:value-type="float">
            <text:p>-0,0134753843056208</text:p>
          </table:table-cell>
          <table:table-cell office:value-type="float" office:value="-0.0084941315188918" calcext:value-type="float">
            <text:p>-0,0084941315188918</text:p>
          </table:table-cell>
          <table:table-cell office:value-type="float" office:value="-0.0194893823810263" calcext:value-type="float">
            <text:p>-0,0194893823810263</text:p>
          </table:table-cell>
          <table:table-cell office:value-type="float" office:value="-0.0156048826110574" calcext:value-type="float">
            <text:p>-0,0156048826110574</text:p>
          </table:table-cell>
          <table:table-cell office:value-type="float" office:value="-0.00993891865713304" calcext:value-type="float">
            <text:p>-0,00993891865713304</text:p>
          </table:table-cell>
          <table:table-cell office:value-type="float" office:value="-0.00755368523765421" calcext:value-type="float">
            <text:p>-0,00755368523765421</text:p>
          </table:table-cell>
          <table:table-cell office:value-type="float" office:value="-0.0109682029775283" calcext:value-type="float">
            <text:p>-0,0109682029775283</text:p>
          </table:table-cell>
          <table:table-cell office:value-type="float" office:value="-0.0115662779323841" calcext:value-type="float">
            <text:p>-0,0115662779323841</text:p>
          </table:table-cell>
          <table:table-cell office:value-type="float" office:value="-0.0091743389510246" calcext:value-type="float">
            <text:p>-0,0091743389510246</text:p>
          </table:table-cell>
          <table:table-cell office:value-type="float" office:value="-0.00883766323963448" calcext:value-type="float">
            <text:p>-0,00883766323963448</text:p>
          </table:table-cell>
          <table:table-cell office:value-type="float" office:value="0.603825647832966" calcext:value-type="float">
            <text:p>0,603825647832966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.0966554424395152" calcext:value-type="float">
            <text:p>0,0966554424395152</text:p>
          </table:table-cell>
          <table:table-cell/>
          <table:table-cell office:value-type="float" office:value="0.661015880958022" calcext:value-type="float">
            <text:p>0,661015880958022</text:p>
          </table:table-cell>
          <table:table-cell table:number-columns-repeated="16332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0.151449324467582" calcext:value-type="float">
            <text:p>-0,151449324467582</text:p>
          </table:table-cell>
          <table:table-cell office:value-type="float" office:value="-0.0376192416598046" calcext:value-type="float">
            <text:p>-0,0376192416598046</text:p>
          </table:table-cell>
          <table:table-cell office:value-type="float" office:value="-0.0123190670967739" calcext:value-type="float">
            <text:p>-0,0123190670967739</text:p>
          </table:table-cell>
          <table:table-cell office:value-type="float" office:value="-0.0140375411186167" calcext:value-type="float">
            <text:p>-0,0140375411186167</text:p>
          </table:table-cell>
          <table:table-cell office:value-type="float" office:value="-0.0436656049716012" calcext:value-type="float">
            <text:p>-0,0436656049716012</text:p>
          </table:table-cell>
          <table:table-cell office:value-type="float" office:value="-0.0219764320339903" calcext:value-type="float">
            <text:p>-0,0219764320339903</text:p>
          </table:table-cell>
          <table:table-cell office:value-type="float" office:value="-0.0141226818918203" calcext:value-type="float">
            <text:p>-0,0141226818918203</text:p>
          </table:table-cell>
          <table:table-cell office:value-type="float" office:value="-0.0110933148390833" calcext:value-type="float">
            <text:p>-0,0110933148390833</text:p>
          </table:table-cell>
          <table:table-cell office:value-type="float" office:value="-0.0172956912437647" calcext:value-type="float">
            <text:p>-0,0172956912437647</text:p>
          </table:table-cell>
          <table:table-cell office:value-type="float" office:value="-0.0131015827276583" calcext:value-type="float">
            <text:p>-0,0131015827276583</text:p>
          </table:table-cell>
          <table:table-cell office:value-type="float" office:value="-0.0106092547405074" calcext:value-type="float">
            <text:p>-0,0106092547405074</text:p>
          </table:table-cell>
          <table:table-cell office:value-type="float" office:value="-0.00876680687375295" calcext:value-type="float">
            <text:p>-0,00876680687375295</text:p>
          </table:table-cell>
          <table:table-cell office:value-type="float" office:value="-0.0121110933743093" calcext:value-type="float">
            <text:p>-0,0121110933743093</text:p>
          </table:table-cell>
          <table:table-cell office:value-type="float" office:value="-0.0108605277928281" calcext:value-type="float">
            <text:p>-0,0108605277928281</text:p>
          </table:table-cell>
          <table:table-cell office:value-type="float" office:value="-0.0111415970369798" calcext:value-type="float">
            <text:p>-0,0111415970369798</text:p>
          </table:table-cell>
          <table:table-cell office:value-type="float" office:value="-0.184402212149336" calcext:value-type="float">
            <text:p>-0,184402212149336</text:p>
          </table:table-cell>
          <table:table-cell office:value-type="float" office:value="0.661463359626822" calcext:value-type="float">
            <text:p>0,661463359626822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.13769548027043" calcext:value-type="float">
            <text:p>0,13769548027043</text:p>
          </table:table-cell>
          <table:table-cell/>
          <table:table-cell office:value-type="float" office:value="0.700529424408829" calcext:value-type="float">
            <text:p>0,700529424408829</text:p>
          </table:table-cell>
          <table:table-cell table:number-columns-repeated="1633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-0.150270243947636" calcext:value-type="float">
            <text:p>-0,150270243947636</text:p>
          </table:table-cell>
          <table:table-cell office:value-type="float" office:value="-0.0438629518009931" calcext:value-type="float">
            <text:p>-0,0438629518009931</text:p>
          </table:table-cell>
          <table:table-cell office:value-type="float" office:value="-0.00423036437025358" calcext:value-type="float">
            <text:p>-0,00423036437025358</text:p>
          </table:table-cell>
          <table:table-cell office:value-type="float" office:value="-0.0227761639714105" calcext:value-type="float">
            <text:p>-0,0227761639714105</text:p>
          </table:table-cell>
          <table:table-cell office:value-type="float" office:value="-0.0407933284800089" calcext:value-type="float">
            <text:p>-0,0407933284800089</text:p>
          </table:table-cell>
          <table:table-cell office:value-type="float" office:value="-0.0274310657610493" calcext:value-type="float">
            <text:p>-0,0274310657610493</text:p>
          </table:table-cell>
          <table:table-cell office:value-type="float" office:value="-0.00661759544332978" calcext:value-type="float">
            <text:p>-0,00661759544332978</text:p>
          </table:table-cell>
          <table:table-cell office:value-type="float" office:value="-0.0126384375699495" calcext:value-type="float">
            <text:p>-0,0126384375699495</text:p>
          </table:table-cell>
          <table:table-cell office:value-type="float" office:value="-0.0154487063436233" calcext:value-type="float">
            <text:p>-0,0154487063436233</text:p>
          </table:table-cell>
          <table:table-cell office:value-type="float" office:value="-0.0145921277037174" calcext:value-type="float">
            <text:p>-0,0145921277037174</text:p>
          </table:table-cell>
          <table:table-cell office:value-type="float" office:value="-0.00627620120012223" calcext:value-type="float">
            <text:p>-0,00627620120012223</text:p>
          </table:table-cell>
          <table:table-cell office:value-type="float" office:value="-0.00954906613367179" calcext:value-type="float">
            <text:p>-0,00954906613367179</text:p>
          </table:table-cell>
          <table:table-cell office:value-type="float" office:value="-0.0103803903832861" calcext:value-type="float">
            <text:p>-0,0103803903832861</text:p>
          </table:table-cell>
          <table:table-cell office:value-type="float" office:value="-0.0120929687704814" calcext:value-type="float">
            <text:p>-0,0120929687704814</text:p>
          </table:table-cell>
          <table:table-cell office:value-type="float" office:value="-0.00806930653780604" calcext:value-type="float">
            <text:p>-0,00806930653780604</text:p>
          </table:table-cell>
          <table:table-cell office:value-type="float" office:value="-0.167940626812727" calcext:value-type="float">
            <text:p>-0,167940626812727</text:p>
          </table:table-cell>
          <table:table-cell office:value-type="float" office:value="0.665757339876737" calcext:value-type="float">
            <text:p>0,665757339876737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.123950658802904" calcext:value-type="float">
            <text:p>0,123950658802904</text:p>
          </table:table-cell>
          <table:table-cell/>
          <table:table-cell office:value-type="float" office:value="0.634440365956287" calcext:value-type="float">
            <text:p>0,634440365956287</text:p>
          </table:table-cell>
          <table:table-cell table:number-columns-repeated="16332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0.173782663042585" calcext:value-type="float">
            <text:p>-0,173782663042585</text:p>
          </table:table-cell>
          <table:table-cell office:value-type="float" office:value="-0.00171332454682214" calcext:value-type="float">
            <text:p>-0,00171332454682214</text:p>
          </table:table-cell>
          <table:table-cell office:value-type="float" office:value="-0.0149448440754337" calcext:value-type="float">
            <text:p>-0,0149448440754337</text:p>
          </table:table-cell>
          <table:table-cell office:value-type="float" office:value="-0.0151095631442874" calcext:value-type="float">
            <text:p>-0,0151095631442874</text:p>
          </table:table-cell>
          <table:table-cell office:value-type="float" office:value="-0.0586474384842062" calcext:value-type="float">
            <text:p>-0,0586474384842062</text:p>
          </table:table-cell>
          <table:table-cell office:value-type="float" office:value="-0.00451663366197538" calcext:value-type="float">
            <text:p>-0,00451663366197538</text:p>
          </table:table-cell>
          <table:table-cell office:value-type="float" office:value="-0.00925257680319886" calcext:value-type="float">
            <text:p>-0,00925257680319886</text:p>
          </table:table-cell>
          <table:table-cell office:value-type="float" office:value="-0.0108831742375471" calcext:value-type="float">
            <text:p>-0,0108831742375471</text:p>
          </table:table-cell>
          <table:table-cell office:value-type="float" office:value="-0.0222006642276167" calcext:value-type="float">
            <text:p>-0,0222006642276167</text:p>
          </table:table-cell>
          <table:table-cell office:value-type="float" office:value="-0.0047638084537813" calcext:value-type="float">
            <text:p>-0,0047638084537813</text:p>
          </table:table-cell>
          <table:table-cell office:value-type="float" office:value="-0.00753909523166733" calcext:value-type="float">
            <text:p>-0,00753909523166733</text:p>
          </table:table-cell>
          <table:table-cell office:value-type="float" office:value="-0.00900098618863084" calcext:value-type="float">
            <text:p>-0,00900098618863084</text:p>
          </table:table-cell>
          <table:table-cell office:value-type="float" office:value="-0.0143549212206006" calcext:value-type="float">
            <text:p>-0,0143549212206006</text:p>
          </table:table-cell>
          <table:table-cell office:value-type="float" office:value="-0.00490863197515444" calcext:value-type="float">
            <text:p>-0,00490863197515444</text:p>
          </table:table-cell>
          <table:table-cell office:value-type="float" office:value="-0.00886210621703211" calcext:value-type="float">
            <text:p>-0,00886210621703211</text:p>
          </table:table-cell>
          <table:table-cell office:value-type="float" office:value="-0.169327661346171" calcext:value-type="float">
            <text:p>-0,169327661346171</text:p>
          </table:table-cell>
          <table:table-cell office:value-type="float" office:value="0.579695658320382" calcext:value-type="float">
            <text:p>0,57969565832038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.119384831349526" calcext:value-type="float">
            <text:p>0,119384831349526</text:p>
          </table:table-cell>
          <table:table-cell/>
          <table:table-cell office:value-type="float" office:value="0.573342660795593" calcext:value-type="float">
            <text:p>0,573342660795593</text:p>
          </table:table-cell>
          <table:table-cell table:number-columns-repeated="1633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-0.15205879725509" calcext:value-type="float">
            <text:p>-0,15205879725509</text:p>
          </table:table-cell>
          <table:table-cell office:value-type="float" office:value="-0.0384107452155566" calcext:value-type="float">
            <text:p>-0,0384107452155566</text:p>
          </table:table-cell>
          <table:table-cell office:value-type="float" office:value="-0.0126289743741304" calcext:value-type="float">
            <text:p>-0,0126289743741304</text:p>
          </table:table-cell>
          <table:table-cell office:value-type="float" office:value="-0.00731946923744252" calcext:value-type="float">
            <text:p>-0,00731946923744252</text:p>
          </table:table-cell>
          <table:table-cell office:value-type="float" office:value="-0.04399883323019" calcext:value-type="float">
            <text:p>-0,04399883323019</text:p>
          </table:table-cell>
          <table:table-cell office:value-type="float" office:value="-0.0229741630693396" calcext:value-type="float">
            <text:p>-0,0229741630693396</text:p>
          </table:table-cell>
          <table:table-cell office:value-type="float" office:value="-0.0122457022699154" calcext:value-type="float">
            <text:p>-0,0122457022699154</text:p>
          </table:table-cell>
          <table:table-cell office:value-type="float" office:value="-0.0084769523887413" calcext:value-type="float">
            <text:p>-0,0084769523887413</text:p>
          </table:table-cell>
          <table:table-cell office:value-type="float" office:value="-0.0197344889362294" calcext:value-type="float">
            <text:p>-0,0197344889362294</text:p>
          </table:table-cell>
          <table:table-cell office:value-type="float" office:value="-0.0173223307017704" calcext:value-type="float">
            <text:p>-0,0173223307017704</text:p>
          </table:table-cell>
          <table:table-cell office:value-type="float" office:value="-0.0123509275765179" calcext:value-type="float">
            <text:p>-0,0123509275765179</text:p>
          </table:table-cell>
          <table:table-cell office:value-type="float" office:value="-0.0111415970369798" calcext:value-type="float">
            <text:p>-0,0111415970369798</text:p>
          </table:table-cell>
          <table:table-cell office:value-type="float" office:value="-0.184402212149336" calcext:value-type="float">
            <text:p>-0,184402212149336</text:p>
          </table:table-cell>
          <table:table-cell office:value-type="float" office:value="-0.060432280044649" calcext:value-type="float">
            <text:p>-0,060432280044649</text:p>
          </table:table-cell>
          <table:table-cell office:value-type="float" office:value="-0.0230079602791811" calcext:value-type="float">
            <text:p>-0,0230079602791811</text:p>
          </table:table-cell>
          <table:table-cell office:value-type="float" office:value="-0.0138343890511583" calcext:value-type="float">
            <text:p>-0,0138343890511583</text:p>
          </table:table-cell>
          <table:table-cell office:value-type="float" office:value="0.658149647953093" calcext:value-type="float">
            <text:p>0,65814964795309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.157874786032111" calcext:value-type="float">
            <text:p>0,157874786032111</text:p>
          </table:table-cell>
          <table:table-cell/>
          <table:table-cell office:value-type="float" office:value="0.70052942440883" calcext:value-type="float">
            <text:p>0,70052942440883</text:p>
          </table:table-cell>
          <table:table-cell table:number-columns-repeated="1633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-0.0997237854492965" calcext:value-type="float">
            <text:p>-0,0997237854492965</text:p>
          </table:table-cell>
          <table:table-cell office:value-type="float" office:value="-0.0304349634059428" calcext:value-type="float">
            <text:p>-0,0304349634059428</text:p>
          </table:table-cell>
          <table:table-cell office:value-type="float" office:value="-0.0168412167637299" calcext:value-type="float">
            <text:p>-0,0168412167637299</text:p>
          </table:table-cell>
          <table:table-cell office:value-type="float" office:value="-0.0145106156964886" calcext:value-type="float">
            <text:p>-0,0145106156964886</text:p>
          </table:table-cell>
          <table:table-cell office:value-type="float" office:value="-0.0343599917795214" calcext:value-type="float">
            <text:p>-0,0343599917795214</text:p>
          </table:table-cell>
          <table:table-cell office:value-type="float" office:value="-0.0230428397693821" calcext:value-type="float">
            <text:p>-0,0230428397693821</text:p>
          </table:table-cell>
          <table:table-cell office:value-type="float" office:value="-0.0167774386442929" calcext:value-type="float">
            <text:p>-0,0167774386442929</text:p>
          </table:table-cell>
          <table:table-cell office:value-type="float" office:value="-0.0144040468438384" calcext:value-type="float">
            <text:p>-0,0144040468438384</text:p>
          </table:table-cell>
          <table:table-cell office:value-type="float" office:value="-0.0226916086799314" calcext:value-type="float">
            <text:p>-0,0226916086799314</text:p>
          </table:table-cell>
          <table:table-cell office:value-type="float" office:value="-0.019976495478831" calcext:value-type="float">
            <text:p>-0,019976495478831</text:p>
          </table:table-cell>
          <table:table-cell office:value-type="float" office:value="-0.0195949964677326" calcext:value-type="float">
            <text:p>-0,0195949964677326</text:p>
          </table:table-cell>
          <table:table-cell office:value-type="float" office:value="-0.00966671729213935" calcext:value-type="float">
            <text:p>-0,00966671729213935</text:p>
          </table:table-cell>
          <table:table-cell office:value-type="float" office:value="-0.164960422818666" calcext:value-type="float">
            <text:p>-0,164960422818666</text:p>
          </table:table-cell>
          <table:table-cell office:value-type="float" office:value="-0.0505272630557079" calcext:value-type="float">
            <text:p>-0,0505272630557079</text:p>
          </table:table-cell>
          <table:table-cell office:value-type="float" office:value="-0.0253760953733714" calcext:value-type="float">
            <text:p>-0,0253760953733714</text:p>
          </table:table-cell>
          <table:table-cell office:value-type="float" office:value="-0.183237660862729" calcext:value-type="float">
            <text:p>-0,183237660862729</text:p>
          </table:table-cell>
          <table:table-cell office:value-type="float" office:value="0.721843365132885" calcext:value-type="float">
            <text:p>0,72184336513288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.290852267289999" calcext:value-type="float">
            <text:p>0,290852267289999</text:p>
          </table:table-cell>
          <table:table-cell/>
          <table:table-cell office:value-type="float" office:value="0.813869571519607" calcext:value-type="float">
            <text:p>0,813869571519607</text:p>
          </table:table-cell>
          <table:table-cell table:number-columns-repeated="16332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-0.137853953020148" calcext:value-type="float">
            <text:p>-0,137853953020148</text:p>
          </table:table-cell>
          <table:table-cell office:value-type="float" office:value="-0.0365217425594824" calcext:value-type="float">
            <text:p>-0,0365217425594824</text:p>
          </table:table-cell>
          <table:table-cell office:value-type="float" office:value="-0.00656231662149866" calcext:value-type="float">
            <text:p>-0,00656231662149866</text:p>
          </table:table-cell>
          <table:table-cell office:value-type="float" office:value="-0.0149270083548372" calcext:value-type="float">
            <text:p>-0,0149270083548372</text:p>
          </table:table-cell>
          <table:table-cell office:value-type="float" office:value="-0.035523307716416" calcext:value-type="float">
            <text:p>-0,035523307716416</text:p>
          </table:table-cell>
          <table:table-cell office:value-type="float" office:value="-0.0222036317542274" calcext:value-type="float">
            <text:p>-0,0222036317542274</text:p>
          </table:table-cell>
          <table:table-cell office:value-type="float" office:value="-0.00767207071065991" calcext:value-type="float">
            <text:p>-0,00767207071065991</text:p>
          </table:table-cell>
          <table:table-cell office:value-type="float" office:value="-0.0127653927275324" calcext:value-type="float">
            <text:p>-0,0127653927275324</text:p>
          </table:table-cell>
          <table:table-cell office:value-type="float" office:value="-0.0173125492079964" calcext:value-type="float">
            <text:p>-0,0173125492079964</text:p>
          </table:table-cell>
          <table:table-cell office:value-type="float" office:value="-0.0180824779882044" calcext:value-type="float">
            <text:p>-0,0180824779882044</text:p>
          </table:table-cell>
          <table:table-cell office:value-type="float" office:value="-0.00596182469120186" calcext:value-type="float">
            <text:p>-0,00596182469120186</text:p>
          </table:table-cell>
          <table:table-cell office:value-type="float" office:value="-0.00950619016805745" calcext:value-type="float">
            <text:p>-0,00950619016805745</text:p>
          </table:table-cell>
          <table:table-cell office:value-type="float" office:value="-0.165140100979114" calcext:value-type="float">
            <text:p>-0,165140100979114</text:p>
          </table:table-cell>
          <table:table-cell office:value-type="float" office:value="-0.0584730978695817" calcext:value-type="float">
            <text:p>-0,0584730978695817</text:p>
          </table:table-cell>
          <table:table-cell office:value-type="float" office:value="-0.0157005720073883" calcext:value-type="float">
            <text:p>-0,0157005720073883</text:p>
          </table:table-cell>
          <table:table-cell office:value-type="float" office:value="-0.16906825586961" calcext:value-type="float">
            <text:p>-0,16906825586961</text:p>
          </table:table-cell>
          <table:table-cell office:value-type="float" office:value="0.719128846034672" calcext:value-type="float">
            <text:p>0,71912884603467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21985176929967" calcext:value-type="float">
            <text:p>0,21985176929967</text:p>
          </table:table-cell>
          <table:table-cell/>
          <table:table-cell office:value-type="float" office:value="0.674151295520238" calcext:value-type="float">
            <text:p>0,674151295520238</text:p>
          </table:table-cell>
          <table:table-cell table:number-columns-repeated="16332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-0.15792052935271" calcext:value-type="float">
            <text:p>-0,15792052935271</text:p>
          </table:table-cell>
          <table:table-cell office:value-type="float" office:value="-0.00374917776764029" calcext:value-type="float">
            <text:p>-0,00374917776764029</text:p>
          </table:table-cell>
          <table:table-cell office:value-type="float" office:value="-0.00829071322942859" calcext:value-type="float">
            <text:p>-0,00829071322942859</text:p>
          </table:table-cell>
          <table:table-cell office:value-type="float" office:value="-0.0127549765624521" calcext:value-type="float">
            <text:p>-0,0127549765624521</text:p>
          </table:table-cell>
          <table:table-cell office:value-type="float" office:value="-0.0479859023768053" calcext:value-type="float">
            <text:p>-0,0479859023768053</text:p>
          </table:table-cell>
          <table:table-cell office:value-type="float" office:value="-0.00493263590577711" calcext:value-type="float">
            <text:p>-0,00493263590577711</text:p>
          </table:table-cell>
          <table:table-cell office:value-type="float" office:value="-0.0082780833387505" calcext:value-type="float">
            <text:p>-0,0082780833387505</text:p>
          </table:table-cell>
          <table:table-cell office:value-type="float" office:value="-0.0118790043291843" calcext:value-type="float">
            <text:p>-0,0118790043291843</text:p>
          </table:table-cell>
          <table:table-cell office:value-type="float" office:value="-0.0247173900457212" calcext:value-type="float">
            <text:p>-0,0247173900457212</text:p>
          </table:table-cell>
          <table:table-cell office:value-type="float" office:value="-0.00415742250035593" calcext:value-type="float">
            <text:p>-0,00415742250035593</text:p>
          </table:table-cell>
          <table:table-cell office:value-type="float" office:value="-0.00666097717051595" calcext:value-type="float">
            <text:p>-0,00666097717051595</text:p>
          </table:table-cell>
          <table:table-cell office:value-type="float" office:value="-0.0105792339288267" calcext:value-type="float">
            <text:p>-0,0105792339288267</text:p>
          </table:table-cell>
          <table:table-cell office:value-type="float" office:value="-0.194891666665707" calcext:value-type="float">
            <text:p>-0,194891666665707</text:p>
          </table:table-cell>
          <table:table-cell office:value-type="float" office:value="-0.010401783732599" calcext:value-type="float">
            <text:p>-0,010401783732599</text:p>
          </table:table-cell>
          <table:table-cell office:value-type="float" office:value="-0.0188454762650062" calcext:value-type="float">
            <text:p>-0,0188454762650062</text:p>
          </table:table-cell>
          <table:table-cell office:value-type="float" office:value="-0.173558805333447" calcext:value-type="float">
            <text:p>-0,173558805333447</text:p>
          </table:table-cell>
          <table:table-cell office:value-type="float" office:value="0.634764300764987" calcext:value-type="float">
            <text:p>0,63476430076498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.192254497391533" calcext:value-type="float">
            <text:p>0,192254497391533</text:p>
          </table:table-cell>
          <table:table-cell/>
          <table:table-cell office:value-type="float" office:value="0.581827317158811" calcext:value-type="float">
            <text:p>0,581827317158811</text:p>
          </table:table-cell>
          <table:table-cell table:number-columns-repeated="1633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-0.151736386764538" calcext:value-type="float">
            <text:p>-0,151736386764538</text:p>
          </table:table-cell>
          <table:table-cell office:value-type="float" office:value="-0.0379369394320966" calcext:value-type="float">
            <text:p>-0,0379369394320966</text:p>
          </table:table-cell>
          <table:table-cell office:value-type="float" office:value="-0.0120379515554718" calcext:value-type="float">
            <text:p>-0,0120379515554718</text:p>
          </table:table-cell>
          <table:table-cell office:value-type="float" office:value="-0.00634474395218123" calcext:value-type="float">
            <text:p>-0,00634474395218123</text:p>
          </table:table-cell>
          <table:table-cell office:value-type="float" office:value="-0.0503394328841922" calcext:value-type="float">
            <text:p>-0,0503394328841922</text:p>
          </table:table-cell>
          <table:table-cell office:value-type="float" office:value="-0.0301734959941088" calcext:value-type="float">
            <text:p>-0,0301734959941088</text:p>
          </table:table-cell>
          <table:table-cell office:value-type="float" office:value="-0.0160918552505" calcext:value-type="float">
            <text:p>-0,0160918552505</text:p>
          </table:table-cell>
          <table:table-cell office:value-type="float" office:value="-0.0120929687704814" calcext:value-type="float">
            <text:p>-0,0120929687704814</text:p>
          </table:table-cell>
          <table:table-cell office:value-type="float" office:value="-0.00806930653780604" calcext:value-type="float">
            <text:p>-0,00806930653780604</text:p>
          </table:table-cell>
          <table:table-cell office:value-type="float" office:value="-0.00781401322660204" calcext:value-type="float">
            <text:p>-0,00781401322660204</text:p>
          </table:table-cell>
          <table:table-cell office:value-type="float" office:value="-0.00609366243524077" calcext:value-type="float">
            <text:p>-0,00609366243524077</text:p>
          </table:table-cell>
          <table:table-cell office:value-type="float" office:value="-0.00557987396136517" calcext:value-type="float">
            <text:p>-0,00557987396136517</text:p>
          </table:table-cell>
          <table:table-cell office:value-type="float" office:value="-0.169833999156728" calcext:value-type="float">
            <text:p>-0,169833999156728</text:p>
          </table:table-cell>
          <table:table-cell office:value-type="float" office:value="-0.0537427099485562" calcext:value-type="float">
            <text:p>-0,0537427099485562</text:p>
          </table:table-cell>
          <table:table-cell office:value-type="float" office:value="-0.0230929751004234" calcext:value-type="float">
            <text:p>-0,0230929751004234</text:p>
          </table:table-cell>
          <table:table-cell office:value-type="float" office:value="-0.0163123005321837" calcext:value-type="float">
            <text:p>-0,0163123005321837</text:p>
          </table:table-cell>
          <table:table-cell office:value-type="float" office:value="0.662401932686019" calcext:value-type="float">
            <text:p>0,66240193268601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169912933584916" calcext:value-type="float">
            <text:p>0,169912933584916</text:p>
          </table:table-cell>
          <table:table-cell/>
          <table:table-cell office:value-type="float" office:value="0.634440365956287" calcext:value-type="float">
            <text:p>0,634440365956287</text:p>
          </table:table-cell>
          <table:table-cell table:number-columns-repeated="1633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-0.138296665405862" calcext:value-type="float">
            <text:p>-0,138296665405862</text:p>
          </table:table-cell>
          <table:table-cell office:value-type="float" office:value="-0.0328272980154578" calcext:value-type="float">
            <text:p>-0,0328272980154578</text:p>
          </table:table-cell>
          <table:table-cell office:value-type="float" office:value="-0.0128238892533393" calcext:value-type="float">
            <text:p>-0,0128238892533393</text:p>
          </table:table-cell>
          <table:table-cell office:value-type="float" office:value="-0.0142032587343861" calcext:value-type="float">
            <text:p>-0,0142032587343861</text:p>
          </table:table-cell>
          <table:table-cell office:value-type="float" office:value="-0.0413417669080081" calcext:value-type="float">
            <text:p>-0,0413417669080081</text:p>
          </table:table-cell>
          <table:table-cell office:value-type="float" office:value="-0.024514302208454" calcext:value-type="float">
            <text:p>-0,024514302208454</text:p>
          </table:table-cell>
          <table:table-cell office:value-type="float" office:value="-0.0180824779882044" calcext:value-type="float">
            <text:p>-0,0180824779882044</text:p>
          </table:table-cell>
          <table:table-cell office:value-type="float" office:value="-0.00596182469120187" calcext:value-type="float">
            <text:p>-0,00596182469120187</text:p>
          </table:table-cell>
          <table:table-cell office:value-type="float" office:value="-0.00778632504611452" calcext:value-type="float">
            <text:p>-0,00778632504611452</text:p>
          </table:table-cell>
          <table:table-cell office:value-type="float" office:value="-0.00714213024456745" calcext:value-type="float">
            <text:p>-0,00714213024456745</text:p>
          </table:table-cell>
          <table:table-cell office:value-type="float" office:value="-0.00705328553303035" calcext:value-type="float">
            <text:p>-0,00705328553303035</text:p>
          </table:table-cell>
          <table:table-cell office:value-type="float" office:value="-0.0106669442557373" calcext:value-type="float">
            <text:p>-0,0106669442557373</text:p>
          </table:table-cell>
          <table:table-cell office:value-type="float" office:value="-0.15453033884914" calcext:value-type="float">
            <text:p>-0,15453033884914</text:p>
          </table:table-cell>
          <table:table-cell office:value-type="float" office:value="-0.0457475921793568" calcext:value-type="float">
            <text:p>-0,0457475921793568</text:p>
          </table:table-cell>
          <table:table-cell office:value-type="float" office:value="-0.0249241935490118" calcext:value-type="float">
            <text:p>-0,0249241935490118</text:p>
          </table:table-cell>
          <table:table-cell office:value-type="float" office:value="-0.181264548637473" calcext:value-type="float">
            <text:p>-0,181264548637473</text:p>
          </table:table-cell>
          <table:table-cell office:value-type="float" office:value="0.719049313211622" calcext:value-type="float">
            <text:p>0,71904931321162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240272578958068" calcext:value-type="float">
            <text:p>0,240272578958068</text:p>
          </table:table-cell>
          <table:table-cell/>
          <table:table-cell office:value-type="float" office:value="0.674151295520238" calcext:value-type="float">
            <text:p>0,674151295520238</text:p>
          </table:table-cell>
          <table:table-cell table:number-columns-repeated="16332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0.138806624732948" calcext:value-type="float">
            <text:p>-0,138806624732948</text:p>
          </table:table-cell>
          <table:table-cell office:value-type="float" office:value="-0.0370177472661392" calcext:value-type="float">
            <text:p>-0,0370177472661392</text:p>
          </table:table-cell>
          <table:table-cell office:value-type="float" office:value="-0.00601444172117767" calcext:value-type="float">
            <text:p>-0,00601444172117767</text:p>
          </table:table-cell>
          <table:table-cell office:value-type="float" office:value="-0.0133814125869188" calcext:value-type="float">
            <text:p>-0,0133814125869188</text:p>
          </table:table-cell>
          <table:table-cell office:value-type="float" office:value="-0.0416242047251141" calcext:value-type="float">
            <text:p>-0,0416242047251141</text:p>
          </table:table-cell>
          <table:table-cell office:value-type="float" office:value="-0.0324307737625331" calcext:value-type="float">
            <text:p>-0,0324307737625331</text:p>
          </table:table-cell>
          <table:table-cell office:value-type="float" office:value="-0.00422048276191151" calcext:value-type="float">
            <text:p>-0,00422048276191151</text:p>
          </table:table-cell>
          <table:table-cell office:value-type="float" office:value="-0.00607405673857378" calcext:value-type="float">
            <text:p>-0,00607405673857378</text:p>
          </table:table-cell>
          <table:table-cell office:value-type="float" office:value="-0.00710240072502632" calcext:value-type="float">
            <text:p>-0,00710240072502632</text:p>
          </table:table-cell>
          <table:table-cell office:value-type="float" office:value="-0.00789964409408448" calcext:value-type="float">
            <text:p>-0,00789964409408448</text:p>
          </table:table-cell>
          <table:table-cell office:value-type="float" office:value="-0.00707670906261269" calcext:value-type="float">
            <text:p>-0,00707670906261269</text:p>
          </table:table-cell>
          <table:table-cell office:value-type="float" office:value="-0.011880209352847" calcext:value-type="float">
            <text:p>-0,011880209352847</text:p>
          </table:table-cell>
          <table:table-cell office:value-type="float" office:value="-0.154512222595423" calcext:value-type="float">
            <text:p>-0,154512222595423</text:p>
          </table:table-cell>
          <table:table-cell office:value-type="float" office:value="-0.0532016002045161" calcext:value-type="float">
            <text:p>-0,0532016002045161</text:p>
          </table:table-cell>
          <table:table-cell office:value-type="float" office:value="-0.0152770444581726" calcext:value-type="float">
            <text:p>-0,0152770444581726</text:p>
          </table:table-cell>
          <table:table-cell office:value-type="float" office:value="-0.167625231148405" calcext:value-type="float">
            <text:p>-0,167625231148405</text:p>
          </table:table-cell>
          <table:table-cell office:value-type="float" office:value="0.721781147163583" calcext:value-type="float">
            <text:p>0,72178114716358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209969039402158" calcext:value-type="float">
            <text:p>0,209969039402158</text:p>
          </table:table-cell>
          <table:table-cell/>
          <table:table-cell office:value-type="float" office:value="0.603111868865856" calcext:value-type="float">
            <text:p>0,603111868865856</text:p>
          </table:table-cell>
          <table:table-cell table:number-columns-repeated="16332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-0.156999087436203" calcext:value-type="float">
            <text:p>-0,156999087436203</text:p>
          </table:table-cell>
          <table:table-cell office:value-type="float" office:value="-0.00363023865296501" calcext:value-type="float">
            <text:p>-0,00363023865296501</text:p>
          </table:table-cell>
          <table:table-cell office:value-type="float" office:value="-0.00696707893832897" calcext:value-type="float">
            <text:p>-0,00696707893832897</text:p>
          </table:table-cell>
          <table:table-cell office:value-type="float" office:value="-0.0155767110387417" calcext:value-type="float">
            <text:p>-0,0155767110387417</text:p>
          </table:table-cell>
          <table:table-cell office:value-type="float" office:value="-0.0605623416484247" calcext:value-type="float">
            <text:p>-0,0605623416484247</text:p>
          </table:table-cell>
          <table:table-cell office:value-type="float" office:value="-0.00328647461282598" calcext:value-type="float">
            <text:p>-0,00328647461282598</text:p>
          </table:table-cell>
          <table:table-cell office:value-type="float" office:value="-0.00488585423295876" calcext:value-type="float">
            <text:p>-0,00488585423295876</text:p>
          </table:table-cell>
          <table:table-cell office:value-type="float" office:value="-0.00619052548620802" calcext:value-type="float">
            <text:p>-0,00619052548620802</text:p>
          </table:table-cell>
          <table:table-cell office:value-type="float" office:value="-0.00978536726441094" calcext:value-type="float">
            <text:p>-0,00978536726441094</text:p>
          </table:table-cell>
          <table:table-cell office:value-type="float" office:value="-0.00542346444879783" calcext:value-type="float">
            <text:p>-0,00542346444879783</text:p>
          </table:table-cell>
          <table:table-cell office:value-type="float" office:value="-0.00933020080245713" calcext:value-type="float">
            <text:p>-0,00933020080245713</text:p>
          </table:table-cell>
          <table:table-cell office:value-type="float" office:value="-0.01152873363207" calcext:value-type="float">
            <text:p>-0,01152873363207</text:p>
          </table:table-cell>
          <table:table-cell office:value-type="float" office:value="-0.178874657392991" calcext:value-type="float">
            <text:p>-0,178874657392991</text:p>
          </table:table-cell>
          <table:table-cell office:value-type="float" office:value="-0.0107725404720106" calcext:value-type="float">
            <text:p>-0,0107725404720106</text:p>
          </table:table-cell>
          <table:table-cell office:value-type="float" office:value="-0.0172989785069525" calcext:value-type="float">
            <text:p>-0,0172989785069525</text:p>
          </table:table-cell>
          <table:table-cell office:value-type="float" office:value="-0.170710159392452" calcext:value-type="float">
            <text:p>-0,170710159392452</text:p>
          </table:table-cell>
          <table:table-cell office:value-type="float" office:value="0.639849674446225" calcext:value-type="float">
            <text:p>0,6398496744462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01223512965531" calcext:value-type="float">
            <text:p>0,201223512965531</text:p>
          </table:table-cell>
          <table:table-cell/>
          <table:table-cell office:value-type="float" office:value="0.54331410538854" calcext:value-type="float">
            <text:p>0,54331410538854</text:p>
          </table:table-cell>
          <table:table-cell table:number-columns-repeated="16332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-0.175448064337156" calcext:value-type="float">
            <text:p>-0,175448064337156</text:p>
          </table:table-cell>
          <table:table-cell office:value-type="float" office:value="-0.0603578432459013" calcext:value-type="float">
            <text:p>-0,0603578432459013</text:p>
          </table:table-cell>
          <table:table-cell office:value-type="float" office:value="-0.0233944213193024" calcext:value-type="float">
            <text:p>-0,0233944213193024</text:p>
          </table:table-cell>
          <table:table-cell office:value-type="float" office:value="-0.0143549212206006" calcext:value-type="float">
            <text:p>-0,0143549212206006</text:p>
          </table:table-cell>
          <table:table-cell office:value-type="float" office:value="-0.00490863197515444" calcext:value-type="float">
            <text:p>-0,00490863197515444</text:p>
          </table:table-cell>
          <table:table-cell office:value-type="float" office:value="-0.00542478101792887" calcext:value-type="float">
            <text:p>-0,00542478101792887</text:p>
          </table:table-cell>
          <table:table-cell office:value-type="float" office:value="-0.00457313112015711" calcext:value-type="float">
            <text:p>-0,00457313112015711</text:p>
          </table:table-cell>
          <table:table-cell office:value-type="float" office:value="-0.0044057745493414" calcext:value-type="float">
            <text:p>-0,0044057745493414</text:p>
          </table:table-cell>
          <table:table-cell office:value-type="float" office:value="-0.00965731741324052" calcext:value-type="float">
            <text:p>-0,00965731741324052</text:p>
          </table:table-cell>
          <table:table-cell office:value-type="float" office:value="-0.0106673832393816" calcext:value-type="float">
            <text:p>-0,0106673832393816</text:p>
          </table:table-cell>
          <table:table-cell office:value-type="float" office:value="-0.00810693728861193" calcext:value-type="float">
            <text:p>-0,00810693728861193</text:p>
          </table:table-cell>
          <table:table-cell office:value-type="float" office:value="-0.00735686215423886" calcext:value-type="float">
            <text:p>-0,00735686215423886</text:p>
          </table:table-cell>
          <table:table-cell office:value-type="float" office:value="-0.171887060947252" calcext:value-type="float">
            <text:p>-0,171887060947252</text:p>
          </table:table-cell>
          <table:table-cell office:value-type="float" office:value="-0.0548199687014621" calcext:value-type="float">
            <text:p>-0,0548199687014621</text:p>
          </table:table-cell>
          <table:table-cell office:value-type="float" office:value="-0.0236600651114256" calcext:value-type="float">
            <text:p>-0,0236600651114256</text:p>
          </table:table-cell>
          <table:table-cell office:value-type="float" office:value="-0.0168877136926442" calcext:value-type="float">
            <text:p>-0,0168877136926442</text:p>
          </table:table-cell>
          <table:table-cell office:value-type="float" office:value="0.575330696669527" calcext:value-type="float">
            <text:p>0,5753306966695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86685266545486" calcext:value-type="float">
            <text:p>0,186685266545486</text:p>
          </table:table-cell>
          <table:table-cell/>
          <table:table-cell office:value-type="float" office:value="0.573342660795593" calcext:value-type="float">
            <text:p>0,573342660795593</text:p>
          </table:table-cell>
          <table:table-cell table:number-columns-repeated="16332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-0.159016785806833" calcext:value-type="float">
            <text:p>-0,159016785806833</text:p>
          </table:table-cell>
          <table:table-cell office:value-type="float" office:value="-0.0493421953414095" calcext:value-type="float">
            <text:p>-0,0493421953414095</text:p>
          </table:table-cell>
          <table:table-cell office:value-type="float" office:value="-0.0247173900457212" calcext:value-type="float">
            <text:p>-0,0247173900457212</text:p>
          </table:table-cell>
          <table:table-cell office:value-type="float" office:value="-0.00415742250035593" calcext:value-type="float">
            <text:p>-0,00415742250035593</text:p>
          </table:table-cell>
          <table:table-cell office:value-type="float" office:value="-0.00529701075571395" calcext:value-type="float">
            <text:p>-0,00529701075571395</text:p>
          </table:table-cell>
          <table:table-cell office:value-type="float" office:value="-0.00488569980117592" calcext:value-type="float">
            <text:p>-0,00488569980117592</text:p>
          </table:table-cell>
          <table:table-cell office:value-type="float" office:value="-0.00498955151056985" calcext:value-type="float">
            <text:p>-0,00498955151056985</text:p>
          </table:table-cell>
          <table:table-cell office:value-type="float" office:value="-0.00745657188149876" calcext:value-type="float">
            <text:p>-0,00745657188149876</text:p>
          </table:table-cell>
          <table:table-cell office:value-type="float" office:value="-0.0107116796925014" calcext:value-type="float">
            <text:p>-0,0107116796925014</text:p>
          </table:table-cell>
          <table:table-cell office:value-type="float" office:value="-0.00894540631720444" calcext:value-type="float">
            <text:p>-0,00894540631720444</text:p>
          </table:table-cell>
          <table:table-cell office:value-type="float" office:value="-0.00854190840441247" calcext:value-type="float">
            <text:p>-0,00854190840441247</text:p>
          </table:table-cell>
          <table:table-cell office:value-type="float" office:value="-0.012396591371142" calcext:value-type="float">
            <text:p>-0,012396591371142</text:p>
          </table:table-cell>
          <table:table-cell office:value-type="float" office:value="-0.157111206313345" calcext:value-type="float">
            <text:p>-0,157111206313345</text:p>
          </table:table-cell>
          <table:table-cell office:value-type="float" office:value="-0.0466193498903134" calcext:value-type="float">
            <text:p>-0,0466193498903134</text:p>
          </table:table-cell>
          <table:table-cell office:value-type="float" office:value="-0.0251203902176876" calcext:value-type="float">
            <text:p>-0,0251203902176876</text:p>
          </table:table-cell>
          <table:table-cell office:value-type="float" office:value="-0.215168515867831" calcext:value-type="float">
            <text:p>-0,215168515867831</text:p>
          </table:table-cell>
          <table:table-cell office:value-type="float" office:value="0.630326211078303" calcext:value-type="float">
            <text:p>0,6303262110783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47428036344807" calcext:value-type="float">
            <text:p>0,247428036344807</text:p>
          </table:table-cell>
          <table:table-cell/>
          <table:table-cell office:value-type="float" office:value="0.581827317158812" calcext:value-type="float">
            <text:p>0,581827317158812</text:p>
          </table:table-cell>
          <table:table-cell table:number-columns-repeated="1633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-0.157965395590919" calcext:value-type="float">
            <text:p>-0,157965395590919</text:p>
          </table:table-cell>
          <table:table-cell office:value-type="float" office:value="-0.0605623416484247" calcext:value-type="float">
            <text:p>-0,0605623416484247</text:p>
          </table:table-cell>
          <table:table-cell office:value-type="float" office:value="-0.00328647461282598" calcext:value-type="float">
            <text:p>-0,00328647461282598</text:p>
          </table:table-cell>
          <table:table-cell office:value-type="float" office:value="-0.00452992886235017" calcext:value-type="float">
            <text:p>-0,00452992886235017</text:p>
          </table:table-cell>
          <table:table-cell office:value-type="float" office:value="-0.00474557237886451" calcext:value-type="float">
            <text:p>-0,00474557237886451</text:p>
          </table:table-cell>
          <table:table-cell office:value-type="float" office:value="-0.00543568926182663" calcext:value-type="float">
            <text:p>-0,00543568926182663</text:p>
          </table:table-cell>
          <table:table-cell office:value-type="float" office:value="-0.00560655601268194" calcext:value-type="float">
            <text:p>-0,00560655601268194</text:p>
          </table:table-cell>
          <table:table-cell office:value-type="float" office:value="-0.00904128535430556" calcext:value-type="float">
            <text:p>-0,00904128535430556</text:p>
          </table:table-cell>
          <table:table-cell office:value-type="float" office:value="-0.00919265449490219" calcext:value-type="float">
            <text:p>-0,00919265449490219</text:p>
          </table:table-cell>
          <table:table-cell office:value-type="float" office:value="-0.0100052859793309" calcext:value-type="float">
            <text:p>-0,0100052859793309</text:p>
          </table:table-cell>
          <table:table-cell office:value-type="float" office:value="-0.00786392880290361" calcext:value-type="float">
            <text:p>-0,00786392880290361</text:p>
          </table:table-cell>
          <table:table-cell office:value-type="float" office:value="-0.0120255329549595" calcext:value-type="float">
            <text:p>-0,0120255329549595</text:p>
          </table:table-cell>
          <table:table-cell office:value-type="float" office:value="-0.15640888085443" calcext:value-type="float">
            <text:p>-0,15640888085443</text:p>
          </table:table-cell>
          <table:table-cell office:value-type="float" office:value="-0.0550873836232993" calcext:value-type="float">
            <text:p>-0,0550873836232993</text:p>
          </table:table-cell>
          <table:table-cell office:value-type="float" office:value="-0.0201481467768613" calcext:value-type="float">
            <text:p>-0,0201481467768613</text:p>
          </table:table-cell>
          <table:table-cell office:value-type="float" office:value="-0.197807406128779" calcext:value-type="float">
            <text:p>-0,197807406128779</text:p>
          </table:table-cell>
          <table:table-cell office:value-type="float" office:value="0.635420670789877" calcext:value-type="float">
            <text:p>0,635420670789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42352871709762" calcext:value-type="float">
            <text:p>0,242352871709762</text:p>
          </table:table-cell>
          <table:table-cell/>
          <table:table-cell office:value-type="float" office:value="0.54331410538854" calcext:value-type="float">
            <text:p>0,54331410538854</text:p>
          </table:table-cell>
          <table:table-cell table:number-columns-repeated="16332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-0.188300161943042" calcext:value-type="float">
            <text:p>-0,188300161943042</text:p>
          </table:table-cell>
          <table:table-cell office:value-type="float" office:value="-0.00275598332928314" calcext:value-type="float">
            <text:p>-0,00275598332928314</text:p>
          </table:table-cell>
          <table:table-cell office:value-type="float" office:value="-0.00394001256608415" calcext:value-type="float">
            <text:p>-0,00394001256608415</text:p>
          </table:table-cell>
          <table:table-cell office:value-type="float" office:value="-0.00444761905696346" calcext:value-type="float">
            <text:p>-0,00444761905696346</text:p>
          </table:table-cell>
          <table:table-cell office:value-type="float" office:value="-0.00604555820186306" calcext:value-type="float">
            <text:p>-0,00604555820186306</text:p>
          </table:table-cell>
          <table:table-cell office:value-type="float" office:value="-0.00460418864908131" calcext:value-type="float">
            <text:p>-0,00460418864908131</text:p>
          </table:table-cell>
          <table:table-cell office:value-type="float" office:value="-0.00774146880943305" calcext:value-type="float">
            <text:p>-0,00774146880943305</text:p>
          </table:table-cell>
          <table:table-cell office:value-type="float" office:value="-0.00824320504715378" calcext:value-type="float">
            <text:p>-0,00824320504715378</text:p>
          </table:table-cell>
          <table:table-cell office:value-type="float" office:value="-0.0118811600430305" calcext:value-type="float">
            <text:p>-0,0118811600430305</text:p>
          </table:table-cell>
          <table:table-cell office:value-type="float" office:value="-0.00599807182695198" calcext:value-type="float">
            <text:p>-0,00599807182695198</text:p>
          </table:table-cell>
          <table:table-cell office:value-type="float" office:value="-0.00908467077833207" calcext:value-type="float">
            <text:p>-0,00908467077833207</text:p>
          </table:table-cell>
          <table:table-cell office:value-type="float" office:value="-0.0136695288366407" calcext:value-type="float">
            <text:p>-0,0136695288366407</text:p>
          </table:table-cell>
          <table:table-cell office:value-type="float" office:value="-0.181904706672646" calcext:value-type="float">
            <text:p>-0,181904706672646</text:p>
          </table:table-cell>
          <table:table-cell office:value-type="float" office:value="-0.0138886733210638" calcext:value-type="float">
            <text:p>-0,0138886733210638</text:p>
          </table:table-cell>
          <table:table-cell office:value-type="float" office:value="-0.023365424341209" calcext:value-type="float">
            <text:p>-0,023365424341209</text:p>
          </table:table-cell>
          <table:table-cell office:value-type="float" office:value="-0.203002558296321" calcext:value-type="float">
            <text:p>-0,203002558296321</text:p>
          </table:table-cell>
          <table:table-cell office:value-type="float" office:value="0.537428874439026" calcext:value-type="float">
            <text:p>0,537428874439026</text:p>
          </table:table-cell>
          <table:table-cell/>
          <table:table-cell office:value-type="float" office:value="0.272364836968659" calcext:value-type="float">
            <text:p>0,272364836968659</text:p>
          </table:table-cell>
          <table:table-cell/>
          <table:table-cell office:value-type="float" office:value="0.506792340201215" calcext:value-type="float">
            <text:p>0,506792340201215</text:p>
          </table:table-cell>
          <table:table-cell table:number-columns-repeated="16332"/>
        </table:table-row>
        <table:table-row table:style-name="ro1" table:number-rows-repeated="10483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9" table:style-name="ta9">
        <table:table-column table:style-name="co10" table:number-columns-repeated="48" table:default-cell-style-name="Default"/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00.3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4</text:p>
          </table:table-cell>
        </table:table-row>
      </table:table>
      <table:table table:name="Sheet10" table:style-name="ta9">
        <office:forms form:automatic-focus="false" form:apply-design-mode="false"/>
        <table:table-column table:style-name="co10" table:number-columns-repeated="31" table:default-cell-style-name="Default"/>
        <table:table-row table:style-name="ro2">
          <table:table-cell table:style-name="ce31" office:value-type="float" office:value="2.06851695184211" calcext:value-type="float">
            <text:p>2,06851695184211</text:p>
          </table:table-cell>
          <table:table-cell table:style-name="ce31" office:value-type="float" office:value="2.27585206895661" calcext:value-type="float">
            <text:p>2,27585206895661</text:p>
          </table:table-cell>
          <table:table-cell table:style-name="ce31" office:value-type="float" office:value="2.73496060786121" calcext:value-type="float">
            <text:p>2,73496060786121</text:p>
          </table:table-cell>
          <table:table-cell table:style-name="ce31" office:value-type="float" office:value="3.46399824177691" calcext:value-type="float">
            <text:p>3,46399824177691</text:p>
          </table:table-cell>
          <table:table-cell table:style-name="ce31" office:value-type="float" office:value="4.51179037604911" calcext:value-type="float">
            <text:p>4,51179037604911</text:p>
          </table:table-cell>
          <table:table-cell table:style-name="ce31" office:value-type="float" office:value="5.89001390395151" calcext:value-type="float">
            <text:p>5,89001390395151</text:p>
          </table:table-cell>
          <table:table-cell table:style-name="ce31" office:value-type="float" office:value="7.50919665922741" calcext:value-type="float">
            <text:p>7,50919665922741</text:p>
          </table:table-cell>
          <table:table-cell table:style-name="ce31" office:value-type="float" office:value="9.05148843245021" calcext:value-type="float">
            <text:p>9,05148843245021</text:p>
          </table:table-cell>
          <table:table-cell table:style-name="ce31" office:value-type="float" office:value="10.0170438180511" calcext:value-type="float">
            <text:p>10,0170438180511</text:p>
          </table:table-cell>
          <table:table-cell table:style-name="ce31" office:value-type="float" office:value="10.3216479184261" calcext:value-type="float">
            <text:p>10,3216479184261</text:p>
          </table:table-cell>
          <table:table-cell table:style-name="ce31" office:value-type="float" office:value="10.0053276345011" calcext:value-type="float">
            <text:p>10,0053276345011</text:p>
          </table:table-cell>
          <table:table-cell table:style-name="ce31" office:value-type="float" office:value="9.08624439020031" calcext:value-type="float">
            <text:p>9,08624439020031</text:p>
          </table:table-cell>
          <table:table-cell table:style-name="ce31" office:value-type="float" office:value="7.73040086613621" calcext:value-type="float">
            <text:p>7,73040086613621</text:p>
          </table:table-cell>
          <table:table-cell table:style-name="ce31" office:value-type="float" office:value="6.54442501787441" calcext:value-type="float">
            <text:p>6,54442501787441</text:p>
          </table:table-cell>
          <table:table-cell table:style-name="ce31" office:value-type="float" office:value="5.89379617878381" calcext:value-type="float">
            <text:p>5,89379617878381</text:p>
          </table:table-cell>
          <table:table-cell/>
          <table:table-cell table:style-name="ce32" office:value-type="float" office:value="2.03167089281061" calcext:value-type="float">
            <text:p>2,03167089281061</text:p>
          </table:table-cell>
          <table:table-cell table:style-name="ce32" office:value-type="float" office:value="2.24207679893661" calcext:value-type="float">
            <text:p>2,24207679893661</text:p>
          </table:table-cell>
          <table:table-cell table:style-name="ce32" office:value-type="float" office:value="2.70522434960861" calcext:value-type="float">
            <text:p>2,70522434960861</text:p>
          </table:table-cell>
          <table:table-cell table:style-name="ce32" office:value-type="float" office:value="3.43710074225881" calcext:value-type="float">
            <text:p>3,43710074225881</text:p>
          </table:table-cell>
          <table:table-cell table:style-name="ce32" office:value-type="float" office:value="4.4833118327061" calcext:value-type="float">
            <text:p>4,4833118327061</text:p>
          </table:table-cell>
          <table:table-cell table:style-name="ce32" office:value-type="float" office:value="5.85972874966671" calcext:value-type="float">
            <text:p>5,85972874966671</text:p>
          </table:table-cell>
          <table:table-cell table:style-name="ce32" office:value-type="float" office:value="7.47792798326331" calcext:value-type="float">
            <text:p>7,47792798326331</text:p>
          </table:table-cell>
          <table:table-cell table:style-name="ce32" office:value-type="float" office:value="9.01960163597381" calcext:value-type="float">
            <text:p>9,01960163597381</text:p>
          </table:table-cell>
          <table:table-cell table:style-name="ce32" office:value-type="float" office:value="9.98327483132661" calcext:value-type="float">
            <text:p>9,98327483132661</text:p>
          </table:table-cell>
          <table:table-cell table:style-name="ce32" office:value-type="float" office:value="10.2861899745311" calcext:value-type="float">
            <text:p>10,2861899745311</text:p>
          </table:table-cell>
          <table:table-cell table:style-name="ce32" office:value-type="float" office:value="9.96874854674861" calcext:value-type="float">
            <text:p>9,96874854674861</text:p>
          </table:table-cell>
          <table:table-cell table:style-name="ce32" office:value-type="float" office:value="9.0510114397541" calcext:value-type="float">
            <text:p>9,0510114397541</text:p>
          </table:table-cell>
          <table:table-cell table:style-name="ce32" office:value-type="float" office:value="7.69550643170681" calcext:value-type="float">
            <text:p>7,69550643170681</text:p>
          </table:table-cell>
          <table:table-cell table:style-name="ce32" office:value-type="float" office:value="6.50999534209321" calcext:value-type="float">
            <text:p>6,50999534209321</text:p>
          </table:table-cell>
          <table:table-cell table:style-name="ce32" office:value-type="float" office:value="5.86026938193531" calcext:value-type="float">
            <text:p>5,86026938193531</text:p>
          </table:table-cell>
        </table:table-row>
        <table:table-row table:style-name="ro2">
          <table:table-cell table:style-name="ce31" office:value-type="float" office:value="2.14388210768471" calcext:value-type="float">
            <text:p>2,14388210768471</text:p>
          </table:table-cell>
          <table:table-cell table:style-name="ce31" office:value-type="float" office:value="2.37860635830271" calcext:value-type="float">
            <text:p>2,37860635830271</text:p>
          </table:table-cell>
          <table:table-cell table:style-name="ce31" office:value-type="float" office:value="2.90012989405261" calcext:value-type="float">
            <text:p>2,90012989405261</text:p>
          </table:table-cell>
          <table:table-cell table:style-name="ce31" office:value-type="float" office:value="3.74217030452391" calcext:value-type="float">
            <text:p>3,74217030452391</text:p>
          </table:table-cell>
          <table:table-cell table:style-name="ce31" office:value-type="float" office:value="4.99794830918181" calcext:value-type="float">
            <text:p>4,99794830918181</text:p>
          </table:table-cell>
          <table:table-cell table:style-name="ce31" office:value-type="float" office:value="6.75169546540331" calcext:value-type="float">
            <text:p>6,75169546540331</text:p>
          </table:table-cell>
          <table:table-cell table:style-name="ce31" office:value-type="float" office:value="9.00831201851791" calcext:value-type="float">
            <text:p>9,00831201851791</text:p>
          </table:table-cell>
          <table:table-cell table:style-name="ce31" office:value-type="float" office:value="11.3892353590271" calcext:value-type="float">
            <text:p>11,3892353590271</text:p>
          </table:table-cell>
          <table:table-cell table:style-name="ce31" office:value-type="float" office:value="12.6321128064131" calcext:value-type="float">
            <text:p>12,6321128064131</text:p>
          </table:table-cell>
          <table:table-cell table:style-name="ce31" office:value-type="float" office:value="12.9702897749671" calcext:value-type="float">
            <text:p>12,9702897749671</text:p>
          </table:table-cell>
          <table:table-cell table:style-name="ce31" office:value-type="float" office:value="12.5560982525481" calcext:value-type="float">
            <text:p>12,5560982525481</text:p>
          </table:table-cell>
          <table:table-cell table:style-name="ce31" office:value-type="float" office:value="11.2852302185571" calcext:value-type="float">
            <text:p>11,2852302185571</text:p>
          </table:table-cell>
          <table:table-cell table:style-name="ce31" office:value-type="float" office:value="8.98201433154921" calcext:value-type="float">
            <text:p>8,98201433154921</text:p>
          </table:table-cell>
          <table:table-cell table:style-name="ce31" office:value-type="float" office:value="7.1780855796751" calcext:value-type="float">
            <text:p>7,1780855796751</text:p>
          </table:table-cell>
          <table:table-cell table:style-name="ce31" office:value-type="float" office:value="6.26788229466111" calcext:value-type="float">
            <text:p>6,26788229466111</text:p>
          </table:table-cell>
          <table:table-cell/>
          <table:table-cell table:style-name="ce32" office:value-type="float" office:value="2.10321289487931" calcext:value-type="float">
            <text:p>2,10321289487931</text:p>
          </table:table-cell>
          <table:table-cell table:style-name="ce32" office:value-type="float" office:value="2.34233187493611" calcext:value-type="float">
            <text:p>2,34233187493611</text:p>
          </table:table-cell>
          <table:table-cell table:style-name="ce32" office:value-type="float" office:value="2.86872634245431" calcext:value-type="float">
            <text:p>2,86872634245431</text:p>
          </table:table-cell>
          <table:table-cell table:style-name="ce32" office:value-type="float" office:value="3.71378411929081" calcext:value-type="float">
            <text:p>3,71378411929081</text:p>
          </table:table-cell>
          <table:table-cell table:style-name="ce32" office:value-type="float" office:value="4.96878980483261" calcext:value-type="float">
            <text:p>4,96878980483261</text:p>
          </table:table-cell>
          <table:table-cell table:style-name="ce32" office:value-type="float" office:value="6.72273759509711" calcext:value-type="float">
            <text:p>6,72273759509711</text:p>
          </table:table-cell>
          <table:table-cell table:style-name="ce32" office:value-type="float" office:value="8.98030360217951" calcext:value-type="float">
            <text:p>8,98030360217951</text:p>
          </table:table-cell>
          <table:table-cell table:style-name="ce32" office:value-type="float" office:value="11.3619311791141" calcext:value-type="float">
            <text:p>11,3619311791141</text:p>
          </table:table-cell>
          <table:table-cell table:style-name="ce32" office:value-type="float" office:value="12.6046908382711" calcext:value-type="float">
            <text:p>12,6046908382711</text:p>
          </table:table-cell>
          <table:table-cell table:style-name="ce32" office:value-type="float" office:value="12.9421861832731" calcext:value-type="float">
            <text:p>12,9421861832731</text:p>
          </table:table-cell>
          <table:table-cell table:style-name="ce32" office:value-type="float" office:value="12.5263986742451" calcext:value-type="float">
            <text:p>12,5263986742451</text:p>
          </table:table-cell>
          <table:table-cell table:style-name="ce32" office:value-type="float" office:value="11.2550395707441" calcext:value-type="float">
            <text:p>11,2550395707441</text:p>
          </table:table-cell>
          <table:table-cell table:style-name="ce32" office:value-type="float" office:value="8.95033283413471" calcext:value-type="float">
            <text:p>8,95033283413471</text:p>
          </table:table-cell>
          <table:table-cell table:style-name="ce32" office:value-type="float" office:value="7.14426469472321" calcext:value-type="float">
            <text:p>7,14426469472321</text:p>
          </table:table-cell>
          <table:table-cell table:style-name="ce32" office:value-type="float" office:value="6.23294980090261" calcext:value-type="float">
            <text:p>6,23294980090261</text:p>
          </table:table-cell>
        </table:table-row>
        <table:table-row table:style-name="ro2">
          <table:table-cell table:style-name="ce31" office:value-type="float" office:value="2.323749120321" calcext:value-type="float">
            <text:p>2,323749120321</text:p>
          </table:table-cell>
          <table:table-cell table:style-name="ce31" office:value-type="float" office:value="2.58988211666721" calcext:value-type="float">
            <text:p>2,58988211666721</text:p>
          </table:table-cell>
          <table:table-cell table:style-name="ce31" office:value-type="float" office:value="3.20049191212121" calcext:value-type="float">
            <text:p>3,20049191212121</text:p>
          </table:table-cell>
          <table:table-cell table:style-name="ce31" office:value-type="float" office:value="4.23156377073331" calcext:value-type="float">
            <text:p>4,23156377073331</text:p>
          </table:table-cell>
          <table:table-cell table:style-name="ce31" office:value-type="float" office:value="5.86471338304361" calcext:value-type="float">
            <text:p>5,86471338304361</text:p>
          </table:table-cell>
          <table:table-cell table:style-name="ce31" office:value-type="float" office:value="8.39600471202591" calcext:value-type="float">
            <text:p>8,39600471202591</text:p>
          </table:table-cell>
          <table:table-cell table:style-name="ce31" office:value-type="float" office:value="12.2495417348941" calcext:value-type="float">
            <text:p>12,2495417348941</text:p>
          </table:table-cell>
          <table:table-cell table:style-name="ce31" office:value-type="float" office:value="17.4709481685611" calcext:value-type="float">
            <text:p>17,4709481685611</text:p>
          </table:table-cell>
          <table:table-cell table:style-name="ce31" office:value-type="float" office:value="19.0640343685331" calcext:value-type="float">
            <text:p>19,0640343685331</text:p>
          </table:table-cell>
          <table:table-cell table:style-name="ce31" office:value-type="float" office:value="19.3937435374831" calcext:value-type="float">
            <text:p>19,3937435374831</text:p>
          </table:table-cell>
          <table:table-cell table:style-name="ce31" office:value-type="float" office:value="18.927006189811" calcext:value-type="float">
            <text:p>18,927006189811</text:p>
          </table:table-cell>
          <table:table-cell table:style-name="ce31" office:value-type="float" office:value="17.1767127358371" calcext:value-type="float">
            <text:p>17,1767127358371</text:p>
          </table:table-cell>
          <table:table-cell table:style-name="ce31" office:value-type="float" office:value="11.6101554445851" calcext:value-type="float">
            <text:p>11,6101554445851</text:p>
          </table:table-cell>
          <table:table-cell table:style-name="ce31" office:value-type="float" office:value="8.25919653008471" calcext:value-type="float">
            <text:p>8,25919653008471</text:p>
          </table:table-cell>
          <table:table-cell table:style-name="ce31" office:value-type="float" office:value="6.80026221804481" calcext:value-type="float">
            <text:p>6,80026221804481</text:p>
          </table:table-cell>
          <table:table-cell/>
          <table:table-cell table:style-name="ce32" office:value-type="float" office:value="2.28245214303271" calcext:value-type="float">
            <text:p>2,28245214303271</text:p>
          </table:table-cell>
          <table:table-cell table:style-name="ce32" office:value-type="float" office:value="2.5530630091181" calcext:value-type="float">
            <text:p>2,5530630091181</text:p>
          </table:table-cell>
          <table:table-cell table:style-name="ce32" office:value-type="float" office:value="3.16939625976911" calcext:value-type="float">
            <text:p>3,16939625976911</text:p>
          </table:table-cell>
          <table:table-cell table:style-name="ce32" office:value-type="float" office:value="4.20351470417971" calcext:value-type="float">
            <text:p>4,20351470417971</text:p>
          </table:table-cell>
          <table:table-cell table:style-name="ce32" office:value-type="float" office:value="5.83666849736411" calcext:value-type="float">
            <text:p>5,83666849736411</text:p>
          </table:table-cell>
          <table:table-cell table:style-name="ce32" office:value-type="float" office:value="8.36945847729611" calcext:value-type="float">
            <text:p>8,36945847729611</text:p>
          </table:table-cell>
          <table:table-cell table:style-name="ce32" office:value-type="float" office:value="12.2235362719371" calcext:value-type="float">
            <text:p>12,2235362719371</text:p>
          </table:table-cell>
          <table:table-cell table:style-name="ce32" office:value-type="float" office:value="17.4438789282621" calcext:value-type="float">
            <text:p>17,4438789282621</text:p>
          </table:table-cell>
          <table:table-cell table:style-name="ce32" office:value-type="float" office:value="19.0365437173761" calcext:value-type="float">
            <text:p>19,0365437173761</text:p>
          </table:table-cell>
          <table:table-cell table:style-name="ce32" office:value-type="float" office:value="19.3653970632111" calcext:value-type="float">
            <text:p>19,3653970632111</text:p>
          </table:table-cell>
          <table:table-cell table:style-name="ce32" office:value-type="float" office:value="18.8970718760921" calcext:value-type="float">
            <text:p>18,8970718760921</text:p>
          </table:table-cell>
          <table:table-cell table:style-name="ce32" office:value-type="float" office:value="17.1464408195251" calcext:value-type="float">
            <text:p>17,1464408195251</text:p>
          </table:table-cell>
          <table:table-cell table:style-name="ce32" office:value-type="float" office:value="11.5780006348421" calcext:value-type="float">
            <text:p>11,5780006348421</text:p>
          </table:table-cell>
          <table:table-cell table:style-name="ce32" office:value-type="float" office:value="8.22488966070441" calcext:value-type="float">
            <text:p>8,22488966070441</text:p>
          </table:table-cell>
          <table:table-cell table:style-name="ce32" office:value-type="float" office:value="6.76499506274631" calcext:value-type="float">
            <text:p>6,76499506274631</text:p>
          </table:table-cell>
        </table:table-row>
        <table:table-row table:style-name="ro2">
          <table:table-cell table:style-name="ce31" office:value-type="float" office:value="2.57707242795051" calcext:value-type="float">
            <text:p>2,57707242795051</text:p>
          </table:table-cell>
          <table:table-cell table:style-name="ce31" office:value-type="float" office:value="2.89807669611481" calcext:value-type="float">
            <text:p>2,89807669611481</text:p>
          </table:table-cell>
          <table:table-cell table:style-name="ce31" office:value-type="float" office:value="3.61240502086591" calcext:value-type="float">
            <text:p>3,61240502086591</text:p>
          </table:table-cell>
          <table:table-cell table:style-name="ce31" office:value-type="float" office:value="4.86312678491431" calcext:value-type="float">
            <text:p>4,86312678491431</text:p>
          </table:table-cell>
          <table:table-cell table:style-name="ce31" office:value-type="float" office:value="6.92747738452911" calcext:value-type="float">
            <text:p>6,92747738452911</text:p>
          </table:table-cell>
          <table:table-cell table:style-name="ce31" office:value-type="float" office:value="10.4626451501231" calcext:value-type="float">
            <text:p>10,4626451501231</text:p>
          </table:table-cell>
          <table:table-cell table:style-name="ce31" office:value-type="float" office:value="17.1980238544971" calcext:value-type="float">
            <text:p>17,1980238544971</text:p>
          </table:table-cell>
          <table:table-cell table:style-name="ce31" office:value-type="float" office:value="32.6855926322171" calcext:value-type="float">
            <text:p>32,6855926322171</text:p>
          </table:table-cell>
          <table:table-cell table:style-name="ce31" office:value-type="float" office:value="32.6837571983381" calcext:value-type="float">
            <text:p>32,6837571983381</text:p>
          </table:table-cell>
          <table:table-cell table:style-name="ce31" office:value-type="float" office:value="32.682283694991" calcext:value-type="float">
            <text:p>32,682283694991</text:p>
          </table:table-cell>
          <table:table-cell table:style-name="ce31" office:value-type="float" office:value="32.6812013872061" calcext:value-type="float">
            <text:p>32,6812013872061</text:p>
          </table:table-cell>
          <table:table-cell table:style-name="ce31" office:value-type="float" office:value="32.680541819371" calcext:value-type="float">
            <text:p>32,680541819371</text:p>
          </table:table-cell>
          <table:table-cell table:style-name="ce31" office:value-type="float" office:value="15.0327025843121" calcext:value-type="float">
            <text:p>15,0327025843121</text:p>
          </table:table-cell>
          <table:table-cell table:style-name="ce31" office:value-type="float" office:value="9.13590714636921" calcext:value-type="float">
            <text:p>9,13590714636921</text:p>
          </table:table-cell>
          <table:table-cell table:style-name="ce31" office:value-type="float" office:value="7.10275134677281" calcext:value-type="float">
            <text:p>7,10275134677281</text:p>
          </table:table-cell>
          <table:table-cell/>
          <table:table-cell table:style-name="ce32" office:value-type="float" office:value="2.54157554578371" calcext:value-type="float">
            <text:p>2,54157554578371</text:p>
          </table:table-cell>
          <table:table-cell table:style-name="ce32" office:value-type="float" office:value="2.86341968590251" calcext:value-type="float">
            <text:p>2,86341968590251</text:p>
          </table:table-cell>
          <table:table-cell table:style-name="ce32" office:value-type="float" office:value="3.58164172780361" calcext:value-type="float">
            <text:p>3,58164172780361</text:p>
          </table:table-cell>
          <table:table-cell table:style-name="ce32" office:value-type="float" office:value="4.83387430894481" calcext:value-type="float">
            <text:p>4,83387430894481</text:p>
          </table:table-cell>
          <table:table-cell table:style-name="ce32" office:value-type="float" office:value="6.89883142078961" calcext:value-type="float">
            <text:p>6,89883142078961</text:p>
          </table:table-cell>
          <table:table-cell table:style-name="ce32" office:value-type="float" office:value="10.4371247184281" calcext:value-type="float">
            <text:p>10,4371247184281</text:p>
          </table:table-cell>
          <table:table-cell table:style-name="ce32" office:value-type="float" office:value="17.171820539151" calcext:value-type="float">
            <text:p>17,171820539151</text:p>
          </table:table-cell>
          <table:table-cell table:style-name="ce32" office:value-type="float" office:value="32.656020444191" calcext:value-type="float">
            <text:p>32,656020444191</text:p>
          </table:table-cell>
          <table:table-cell table:style-name="ce32" office:value-type="float" office:value="32.6541839402251" calcext:value-type="float">
            <text:p>32,6541839402251</text:p>
          </table:table-cell>
          <table:table-cell table:style-name="ce32" office:value-type="float" office:value="32.6527097021511" calcext:value-type="float">
            <text:p>32,6527097021511</text:p>
          </table:table-cell>
          <table:table-cell table:style-name="ce32" office:value-type="float" office:value="32.6516273162371" calcext:value-type="float">
            <text:p>32,6516273162371</text:p>
          </table:table-cell>
          <table:table-cell table:style-name="ce32" office:value-type="float" office:value="32.6509686954311" calcext:value-type="float">
            <text:p>32,6509686954311</text:p>
          </table:table-cell>
          <table:table-cell table:style-name="ce32" office:value-type="float" office:value="14.9997747905281" calcext:value-type="float">
            <text:p>14,9997747905281</text:p>
          </table:table-cell>
          <table:table-cell table:style-name="ce32" office:value-type="float" office:value="9.10015073186111" calcext:value-type="float">
            <text:p>9,10015073186111</text:p>
          </table:table-cell>
          <table:table-cell table:style-name="ce32" office:value-type="float" office:value="7.06531326284961" calcext:value-type="float">
            <text:p>7,06531326284961</text:p>
          </table:table-cell>
        </table:table-row>
        <table:table-row table:style-name="ro2">
          <table:table-cell table:style-name="ce31" office:value-type="float" office:value="2.91687999974661" calcext:value-type="float">
            <text:p>2,91687999974661</text:p>
          </table:table-cell>
          <table:table-cell table:style-name="ce31" office:value-type="float" office:value="3.30099140497731" calcext:value-type="float">
            <text:p>3,30099140497731</text:p>
          </table:table-cell>
          <table:table-cell table:style-name="ce31" office:value-type="float" office:value="4.11790527603231" calcext:value-type="float">
            <text:p>4,11790527603231</text:p>
          </table:table-cell>
          <table:table-cell table:style-name="ce31" office:value-type="float" office:value="5.53834918133561" calcext:value-type="float">
            <text:p>5,53834918133561</text:p>
          </table:table-cell>
          <table:table-cell table:style-name="ce31" office:value-type="float" office:value="7.87945680589041" calcext:value-type="float">
            <text:p>7,87945680589041</text:p>
          </table:table-cell>
          <table:table-cell table:style-name="ce31" office:value-type="float" office:value="11.7993865946261" calcext:value-type="float">
            <text:p>11,7993865946261</text:p>
          </table:table-cell>
          <table:table-cell table:style-name="ce31" office:value-type="float" office:value="18.8673192426691" calcext:value-type="float">
            <text:p>18,8673192426691</text:p>
          </table:table-cell>
          <table:table-cell table:style-name="ce31" office:value-type="float" office:value="32.6878959067831" calcext:value-type="float">
            <text:p>32,6878959067831</text:p>
          </table:table-cell>
          <table:table-cell table:style-name="ce31" office:value-type="float" office:value="25.3482453312941" calcext:value-type="float">
            <text:p>25,3482453312941</text:p>
          </table:table-cell>
          <table:table-cell table:style-name="ce31" office:value-type="float" office:value="22.1975768392831" calcext:value-type="float">
            <text:p>22,1975768392831</text:p>
          </table:table-cell>
          <table:table-cell table:style-name="ce31" office:value-type="float" office:value="20.1778833648741" calcext:value-type="float">
            <text:p>20,1778833648741</text:p>
          </table:table-cell>
          <table:table-cell table:style-name="ce31" office:value-type="float" office:value="17.6894740918141" calcext:value-type="float">
            <text:p>17,6894740918141</text:p>
          </table:table-cell>
          <table:table-cell table:style-name="ce31" office:value-type="float" office:value="11.7564555850681" calcext:value-type="float">
            <text:p>11,7564555850681</text:p>
          </table:table-cell>
          <table:table-cell table:style-name="ce31" office:value-type="float" office:value="8.22058403382261" calcext:value-type="float">
            <text:p>8,22058403382261</text:p>
          </table:table-cell>
          <table:table-cell table:style-name="ce31" office:value-type="float" office:value="6.71391877713191" calcext:value-type="float">
            <text:p>6,71391877713191</text:p>
          </table:table-cell>
          <table:table-cell/>
          <table:table-cell table:style-name="ce32" office:value-type="float" office:value="2.88700165907181" calcext:value-type="float">
            <text:p>2,88700165907181</text:p>
          </table:table-cell>
          <table:table-cell table:style-name="ce32" office:value-type="float" office:value="3.2682037828851" calcext:value-type="float">
            <text:p>3,2682037828851</text:p>
          </table:table-cell>
          <table:table-cell table:style-name="ce32" office:value-type="float" office:value="4.08738944303471" calcext:value-type="float">
            <text:p>4,08738944303471</text:p>
          </table:table-cell>
          <table:table-cell table:style-name="ce32" office:value-type="float" office:value="5.50815431579061" calcext:value-type="float">
            <text:p>5,50815431579061</text:p>
          </table:table-cell>
          <table:table-cell table:style-name="ce32" office:value-type="float" office:value="7.84800994616181" calcext:value-type="float">
            <text:p>7,84800994616181</text:p>
          </table:table-cell>
          <table:table-cell table:style-name="ce32" office:value-type="float" office:value="11.7713559916661" calcext:value-type="float">
            <text:p>11,7713559916661</text:p>
          </table:table-cell>
          <table:table-cell table:style-name="ce32" office:value-type="float" office:value="18.8394254635591" calcext:value-type="float">
            <text:p>18,8394254635591</text:p>
          </table:table-cell>
          <table:table-cell table:style-name="ce32" office:value-type="float" office:value="32.6583247154131" calcext:value-type="float">
            <text:p>32,6583247154131</text:p>
          </table:table-cell>
          <table:table-cell table:style-name="ce32" office:value-type="float" office:value="25.3191551563241" calcext:value-type="float">
            <text:p>25,3191551563241</text:p>
          </table:table-cell>
          <table:table-cell table:style-name="ce32" office:value-type="float" office:value="22.1695076970461" calcext:value-type="float">
            <text:p>22,1695076970461</text:p>
          </table:table-cell>
          <table:table-cell table:style-name="ce32" office:value-type="float" office:value="20.1479191051761" calcext:value-type="float">
            <text:p>20,1479191051761</text:p>
          </table:table-cell>
          <table:table-cell table:style-name="ce32" office:value-type="float" office:value="17.6577643986641" calcext:value-type="float">
            <text:p>17,6577643986641</text:p>
          </table:table-cell>
          <table:table-cell table:style-name="ce32" office:value-type="float" office:value="11.7219403405451" calcext:value-type="float">
            <text:p>11,7219403405451</text:p>
          </table:table-cell>
          <table:table-cell table:style-name="ce32" office:value-type="float" office:value="8.18138531119251" calcext:value-type="float">
            <text:p>8,18138531119251</text:p>
          </table:table-cell>
          <table:table-cell table:style-name="ce32" office:value-type="float" office:value="6.67020340657121" calcext:value-type="float">
            <text:p>6,67020340657121</text:p>
          </table:table-cell>
        </table:table-row>
        <table:table-row table:style-name="ro2">
          <table:table-cell table:style-name="ce31" office:value-type="float" office:value="3.38117348943991" calcext:value-type="float">
            <text:p>3,38117348943991</text:p>
          </table:table-cell>
          <table:table-cell table:style-name="ce31" office:value-type="float" office:value="3.81700727544941" calcext:value-type="float">
            <text:p>3,81700727544941</text:p>
          </table:table-cell>
          <table:table-cell table:style-name="ce31" office:value-type="float" office:value="4.7443481351121" calcext:value-type="float">
            <text:p>4,7443481351121</text:p>
          </table:table-cell>
          <table:table-cell table:style-name="ce31" office:value-type="float" office:value="6.29922706165631" calcext:value-type="float">
            <text:p>6,29922706165631</text:p>
          </table:table-cell>
          <table:table-cell table:style-name="ce31" office:value-type="float" office:value="8.75456794999431" calcext:value-type="float">
            <text:p>8,75456794999431</text:p>
          </table:table-cell>
          <table:table-cell table:style-name="ce31" office:value-type="float" office:value="12.7227246531051" calcext:value-type="float">
            <text:p>12,7227246531051</text:p>
          </table:table-cell>
          <table:table-cell table:style-name="ce31" office:value-type="float" office:value="19.6308209522141" calcext:value-type="float">
            <text:p>19,6308209522141</text:p>
          </table:table-cell>
          <table:table-cell table:style-name="ce31" office:value-type="float" office:value="32.6905613660511" calcext:value-type="float">
            <text:p>32,6905613660511</text:p>
          </table:table-cell>
          <table:table-cell table:style-name="ce31" office:value-type="float" office:value="22.4757100361171" calcext:value-type="float">
            <text:p>22,4757100361171</text:p>
          </table:table-cell>
          <table:table-cell table:style-name="ce31" office:value-type="float" office:value="17.5487583856221" calcext:value-type="float">
            <text:p>17,5487583856221</text:p>
          </table:table-cell>
          <table:table-cell table:style-name="ce31" office:value-type="float" office:value="14.5730349065141" calcext:value-type="float">
            <text:p>14,5730349065141</text:p>
          </table:table-cell>
          <table:table-cell table:style-name="ce31" office:value-type="float" office:value="11.9965924487291" calcext:value-type="float">
            <text:p>11,9965924487291</text:p>
          </table:table-cell>
          <table:table-cell table:style-name="ce31" office:value-type="float" office:value="9.06042229467751" calcext:value-type="float">
            <text:p>9,06042229467751</text:p>
          </table:table-cell>
          <table:table-cell table:style-name="ce31" office:value-type="float" office:value="7.00405334014631" calcext:value-type="float">
            <text:p>7,00405334014631</text:p>
          </table:table-cell>
          <table:table-cell table:style-name="ce31" office:value-type="float" office:value="6.00496344125041" calcext:value-type="float">
            <text:p>6,00496344125041</text:p>
          </table:table-cell>
          <table:table-cell/>
          <table:table-cell table:style-name="ce32" office:value-type="float" office:value="3.35356491808641" calcext:value-type="float">
            <text:p>3,35356491808641</text:p>
          </table:table-cell>
          <table:table-cell table:style-name="ce32" office:value-type="float" office:value="3.78645915519331" calcext:value-type="float">
            <text:p>3,78645915519331</text:p>
          </table:table-cell>
          <table:table-cell table:style-name="ce32" office:value-type="float" office:value="4.7162748514061" calcext:value-type="float">
            <text:p>4,7162748514061</text:p>
          </table:table-cell>
          <table:table-cell table:style-name="ce32" office:value-type="float" office:value="6.2704299072931" calcext:value-type="float">
            <text:p>6,2704299072931</text:p>
          </table:table-cell>
          <table:table-cell table:style-name="ce32" office:value-type="float" office:value="8.72318509466111" calcext:value-type="float">
            <text:p>8,72318509466111</text:p>
          </table:table-cell>
          <table:table-cell table:style-name="ce32" office:value-type="float" office:value="12.6939338249981" calcext:value-type="float">
            <text:p>12,6939338249981</text:p>
          </table:table-cell>
          <table:table-cell table:style-name="ce32" office:value-type="float" office:value="19.6014190143371" calcext:value-type="float">
            <text:p>19,6014190143371</text:p>
          </table:table-cell>
          <table:table-cell table:style-name="ce32" office:value-type="float" office:value="32.660991436441" calcext:value-type="float">
            <text:p>32,660991436441</text:p>
          </table:table-cell>
          <table:table-cell table:style-name="ce32" office:value-type="float" office:value="22.4462932237041" calcext:value-type="float">
            <text:p>22,4462932237041</text:p>
          </table:table-cell>
          <table:table-cell table:style-name="ce32" office:value-type="float" office:value="17.5207858475321" calcext:value-type="float">
            <text:p>17,5207858475321</text:p>
          </table:table-cell>
          <table:table-cell table:style-name="ce32" office:value-type="float" office:value="14.5409896563291" calcext:value-type="float">
            <text:p>14,5409896563291</text:p>
          </table:table-cell>
          <table:table-cell table:style-name="ce32" office:value-type="float" office:value="11.9641236945791" calcext:value-type="float">
            <text:p>11,9641236945791</text:p>
          </table:table-cell>
          <table:table-cell table:style-name="ce32" office:value-type="float" office:value="9.02549612651511" calcext:value-type="float">
            <text:p>9,02549612651511</text:p>
          </table:table-cell>
          <table:table-cell table:style-name="ce32" office:value-type="float" office:value="6.96147115823181" calcext:value-type="float">
            <text:p>6,96147115823181</text:p>
          </table:table-cell>
          <table:table-cell table:style-name="ce32" office:value-type="float" office:value="5.96152306462131" calcext:value-type="float">
            <text:p>5,96152306462131</text:p>
          </table:table-cell>
        </table:table-row>
        <table:table-row table:style-name="ro2">
          <table:table-cell table:style-name="ce31" office:value-type="float" office:value="3.94183292045391" calcext:value-type="float">
            <text:p>3,94183292045391</text:p>
          </table:table-cell>
          <table:table-cell table:style-name="ce31" office:value-type="float" office:value="4.48547020940681" calcext:value-type="float">
            <text:p>4,48547020940681</text:p>
          </table:table-cell>
          <table:table-cell table:style-name="ce31" office:value-type="float" office:value="5.58120223142421" calcext:value-type="float">
            <text:p>5,58120223142421</text:p>
          </table:table-cell>
          <table:table-cell table:style-name="ce31" office:value-type="float" office:value="7.30807531796261" calcext:value-type="float">
            <text:p>7,30807531796261</text:p>
          </table:table-cell>
          <table:table-cell table:style-name="ce31" office:value-type="float" office:value="9.82045591379781" calcext:value-type="float">
            <text:p>9,82045591379781</text:p>
          </table:table-cell>
          <table:table-cell table:style-name="ce31" office:value-type="float" office:value="13.6683203370381" calcext:value-type="float">
            <text:p>13,6683203370381</text:p>
          </table:table-cell>
          <table:table-cell table:style-name="ce31" office:value-type="float" office:value="20.2348041403521" calcext:value-type="float">
            <text:p>20,2348041403521</text:p>
          </table:table-cell>
          <table:table-cell table:style-name="ce31" office:value-type="float" office:value="32.6936102280771" calcext:value-type="float">
            <text:p>32,6936102280771</text:p>
          </table:table-cell>
          <table:table-cell table:style-name="ce31" office:value-type="float" office:value="21.2287429802561" calcext:value-type="float">
            <text:p>21,2287429802561</text:p>
          </table:table-cell>
          <table:table-cell table:style-name="ce31" office:value-type="float" office:value="15.4029873562741" calcext:value-type="float">
            <text:p>15,4029873562741</text:p>
          </table:table-cell>
          <table:table-cell table:style-name="ce31" office:value-type="float" office:value="11.9382027305831" calcext:value-type="float">
            <text:p>11,9382027305831</text:p>
          </table:table-cell>
          <table:table-cell table:style-name="ce31" office:value-type="float" office:value="9.43703298380491" calcext:value-type="float">
            <text:p>9,43703298380491</text:p>
          </table:table-cell>
          <table:table-cell table:style-name="ce31" office:value-type="float" office:value="7.41767204403821" calcext:value-type="float">
            <text:p>7,41767204403821</text:p>
          </table:table-cell>
          <table:table-cell table:style-name="ce31" office:value-type="float" office:value="6.04217428463761" calcext:value-type="float">
            <text:p>6,04217428463761</text:p>
          </table:table-cell>
          <table:table-cell table:style-name="ce31" office:value-type="float" office:value="5.33392413706881" calcext:value-type="float">
            <text:p>5,33392413706881</text:p>
          </table:table-cell>
          <table:table-cell/>
          <table:table-cell table:style-name="ce32" office:value-type="float" office:value="3.9161426873281" calcext:value-type="float">
            <text:p>3,9161426873281</text:p>
          </table:table-cell>
          <table:table-cell table:style-name="ce32" office:value-type="float" office:value="4.45562521423921" calcext:value-type="float">
            <text:p>4,45562521423921</text:p>
          </table:table-cell>
          <table:table-cell table:style-name="ce32" office:value-type="float" office:value="5.55285420966361" calcext:value-type="float">
            <text:p>5,55285420966361</text:p>
          </table:table-cell>
          <table:table-cell table:style-name="ce32" office:value-type="float" office:value="7.27735948822811" calcext:value-type="float">
            <text:p>7,27735948822811</text:p>
          </table:table-cell>
          <table:table-cell table:style-name="ce32" office:value-type="float" office:value="9.78600445559721" calcext:value-type="float">
            <text:p>9,78600445559721</text:p>
          </table:table-cell>
          <table:table-cell table:style-name="ce32" office:value-type="float" office:value="13.636774826921" calcext:value-type="float">
            <text:p>13,636774826921</text:p>
          </table:table-cell>
          <table:table-cell table:style-name="ce32" office:value-type="float" office:value="20.2035360273361" calcext:value-type="float">
            <text:p>20,2035360273361</text:p>
          </table:table-cell>
          <table:table-cell table:style-name="ce32" office:value-type="float" office:value="32.6640399535781" calcext:value-type="float">
            <text:p>32,6640399535781</text:p>
          </table:table-cell>
          <table:table-cell table:style-name="ce32" office:value-type="float" office:value="21.1973214706151" calcext:value-type="float">
            <text:p>21,1973214706151</text:p>
          </table:table-cell>
          <table:table-cell table:style-name="ce32" office:value-type="float" office:value="15.3714758605421" calcext:value-type="float">
            <text:p>15,3714758605421</text:p>
          </table:table-cell>
          <table:table-cell table:style-name="ce32" office:value-type="float" office:value="11.9036903423641" calcext:value-type="float">
            <text:p>11,9036903423641</text:p>
          </table:table-cell>
          <table:table-cell table:style-name="ce32" office:value-type="float" office:value="9.4029273243921" calcext:value-type="float">
            <text:p>9,4029273243921</text:p>
          </table:table-cell>
          <table:table-cell table:style-name="ce32" office:value-type="float" office:value="7.38040997428241" calcext:value-type="float">
            <text:p>7,38040997428241</text:p>
          </table:table-cell>
          <table:table-cell table:style-name="ce32" office:value-type="float" office:value="6.00041344624091" calcext:value-type="float">
            <text:p>6,00041344624091</text:p>
          </table:table-cell>
          <table:table-cell table:style-name="ce32" office:value-type="float" office:value="5.29646116096441" calcext:value-type="float">
            <text:p>5,29646116096441</text:p>
          </table:table-cell>
        </table:table-row>
        <table:table-row table:style-name="ro2">
          <table:table-cell table:style-name="ce31" office:value-type="float" office:value="4.65380058848361" calcext:value-type="float">
            <text:p>4,65380058848361</text:p>
          </table:table-cell>
          <table:table-cell table:style-name="ce31" office:value-type="float" office:value="5.36946727363111" calcext:value-type="float">
            <text:p>5,36946727363111</text:p>
          </table:table-cell>
          <table:table-cell table:style-name="ce31" office:value-type="float" office:value="6.79357391665131" calcext:value-type="float">
            <text:p>6,79357391665131</text:p>
          </table:table-cell>
          <table:table-cell table:style-name="ce31" office:value-type="float" office:value="8.86668600092431" calcext:value-type="float">
            <text:p>8,86668600092431</text:p>
          </table:table-cell>
          <table:table-cell table:style-name="ce31" office:value-type="float" office:value="11.4375584892261" calcext:value-type="float">
            <text:p>11,4375584892261</text:p>
          </table:table-cell>
          <table:table-cell table:style-name="ce31" office:value-type="float" office:value="15.0336851981341" calcext:value-type="float">
            <text:p>15,0336851981341</text:p>
          </table:table-cell>
          <table:table-cell table:style-name="ce31" office:value-type="float" office:value="21.0470400525961" calcext:value-type="float">
            <text:p>21,0470400525961</text:p>
          </table:table-cell>
          <table:table-cell table:style-name="ce31" office:value-type="float" office:value="32.6970487914621" calcext:value-type="float">
            <text:p>32,6970487914621</text:p>
          </table:table-cell>
          <table:table-cell table:style-name="ce31" office:value-type="float" office:value="20.7127663795781" calcext:value-type="float">
            <text:p>20,7127663795781</text:p>
          </table:table-cell>
          <table:table-cell table:style-name="ce31" office:value-type="float" office:value="14.4434485035611" calcext:value-type="float">
            <text:p>14,4434485035611</text:p>
          </table:table-cell>
          <table:table-cell table:style-name="ce31" office:value-type="float" office:value="10.7272278348031" calcext:value-type="float">
            <text:p>10,7272278348031</text:p>
          </table:table-cell>
          <table:table-cell table:style-name="ce31" office:value-type="float" office:value="8.24853878641241" calcext:value-type="float">
            <text:p>8,24853878641241</text:p>
          </table:table-cell>
          <table:table-cell table:style-name="ce31" office:value-type="float" office:value="6.52400096208281" calcext:value-type="float">
            <text:p>6,52400096208281</text:p>
          </table:table-cell>
          <table:table-cell table:style-name="ce31" office:value-type="float" office:value="5.39968594822551" calcext:value-type="float">
            <text:p>5,39968594822551</text:p>
          </table:table-cell>
          <table:table-cell table:style-name="ce31" office:value-type="float" office:value="4.84480020471021" calcext:value-type="float">
            <text:p>4,84480020471021</text:p>
          </table:table-cell>
          <table:table-cell/>
          <table:table-cell table:style-name="ce32" office:value-type="float" office:value="4.62525763665351" calcext:value-type="float">
            <text:p>4,62525763665351</text:p>
          </table:table-cell>
          <table:table-cell table:style-name="ce32" office:value-type="float" office:value="5.33769698291511" calcext:value-type="float">
            <text:p>5,33769698291511</text:p>
          </table:table-cell>
          <table:table-cell table:style-name="ce32" office:value-type="float" office:value="6.76297725884441" calcext:value-type="float">
            <text:p>6,76297725884441</text:p>
          </table:table-cell>
          <table:table-cell table:style-name="ce32" office:value-type="float" office:value="8.83443171381271" calcext:value-type="float">
            <text:p>8,83443171381271</text:p>
          </table:table-cell>
          <table:table-cell table:style-name="ce32" office:value-type="float" office:value="11.4038324252371" calcext:value-type="float">
            <text:p>11,4038324252371</text:p>
          </table:table-cell>
          <table:table-cell table:style-name="ce32" office:value-type="float" office:value="15.0034410842031" calcext:value-type="float">
            <text:p>15,0034410842031</text:p>
          </table:table-cell>
          <table:table-cell table:style-name="ce32" office:value-type="float" office:value="21.016520142961" calcext:value-type="float">
            <text:p>21,016520142961</text:p>
          </table:table-cell>
          <table:table-cell table:style-name="ce32" office:value-type="float" office:value="32.6674773923571" calcext:value-type="float">
            <text:p>32,6674773923571</text:p>
          </table:table-cell>
          <table:table-cell table:style-name="ce32" office:value-type="float" office:value="20.6822846045931" calcext:value-type="float">
            <text:p>20,6822846045931</text:p>
          </table:table-cell>
          <table:table-cell table:style-name="ce32" office:value-type="float" office:value="14.4136417589931" calcext:value-type="float">
            <text:p>14,4136417589931</text:p>
          </table:table-cell>
          <table:table-cell table:style-name="ce32" office:value-type="float" office:value="10.6942482142811" calcext:value-type="float">
            <text:p>10,6942482142811</text:p>
          </table:table-cell>
          <table:table-cell table:style-name="ce32" office:value-type="float" office:value="8.21614736438681" calcext:value-type="float">
            <text:p>8,21614736438681</text:p>
          </table:table-cell>
          <table:table-cell table:style-name="ce32" office:value-type="float" office:value="6.48960716213641" calcext:value-type="float">
            <text:p>6,48960716213641</text:p>
          </table:table-cell>
          <table:table-cell table:style-name="ce32" office:value-type="float" office:value="5.36382298525131" calcext:value-type="float">
            <text:p>5,36382298525131</text:p>
          </table:table-cell>
          <table:table-cell table:style-name="ce32" office:value-type="float" office:value="4.81415252842141" calcext:value-type="float">
            <text:p>4,81415252842141</text:p>
          </table:table-cell>
        </table:table-row>
        <table:table-row table:style-name="ro2">
          <table:table-cell table:style-name="ce31" office:value-type="float" office:value="5.45327474713091" calcext:value-type="float">
            <text:p>5,45327474713091</text:p>
          </table:table-cell>
          <table:table-cell table:style-name="ce31" office:value-type="float" office:value="6.49584195129891" calcext:value-type="float">
            <text:p>6,49584195129891</text:p>
          </table:table-cell>
          <table:table-cell table:style-name="ce31" office:value-type="float" office:value="8.6228043006611" calcext:value-type="float">
            <text:p>8,6228043006611</text:p>
          </table:table-cell>
          <table:table-cell table:style-name="ce31" office:value-type="float" office:value="11.6462708003791" calcext:value-type="float">
            <text:p>11,6462708003791</text:p>
          </table:table-cell>
          <table:table-cell table:style-name="ce31" office:value-type="float" office:value="14.3299675597951" calcext:value-type="float">
            <text:p>14,3299675597951</text:p>
          </table:table-cell>
          <table:table-cell table:style-name="ce31" office:value-type="float" office:value="17.4464173245811" calcext:value-type="float">
            <text:p>17,4464173245811</text:p>
          </table:table-cell>
          <table:table-cell table:style-name="ce31" office:value-type="float" office:value="22.4948832201871" calcext:value-type="float">
            <text:p>22,4948832201871</text:p>
          </table:table-cell>
          <table:table-cell table:style-name="ce31" office:value-type="float" office:value="32.7008718156931" calcext:value-type="float">
            <text:p>32,7008718156931</text:p>
          </table:table-cell>
          <table:table-cell table:style-name="ce31" office:value-type="float" office:value="20.6187314706311" calcext:value-type="float">
            <text:p>20,6187314706311</text:p>
          </table:table-cell>
          <table:table-cell table:style-name="ce31" office:value-type="float" office:value="14.1779210038291" calcext:value-type="float">
            <text:p>14,1779210038291</text:p>
          </table:table-cell>
          <table:table-cell table:style-name="ce31" office:value-type="float" office:value="10.3339326380271" calcext:value-type="float">
            <text:p>10,3339326380271</text:p>
          </table:table-cell>
          <table:table-cell table:style-name="ce31" office:value-type="float" office:value="7.82420857683381" calcext:value-type="float">
            <text:p>7,82420857683381</text:p>
          </table:table-cell>
          <table:table-cell table:style-name="ce31" office:value-type="float" office:value="6.13790819589961" calcext:value-type="float">
            <text:p>6,13790819589961</text:p>
          </table:table-cell>
          <table:table-cell table:style-name="ce31" office:value-type="float" office:value="5.10184446907311" calcext:value-type="float">
            <text:p>5,10184446907311</text:p>
          </table:table-cell>
          <table:table-cell table:style-name="ce31" office:value-type="float" office:value="4.59435859934541" calcext:value-type="float">
            <text:p>4,59435859934541</text:p>
          </table:table-cell>
          <table:table-cell/>
          <table:table-cell table:style-name="ce32" office:value-type="float" office:value="5.42379743483811" calcext:value-type="float">
            <text:p>5,42379743483811</text:p>
          </table:table-cell>
          <table:table-cell table:style-name="ce32" office:value-type="float" office:value="6.46390275818041" calcext:value-type="float">
            <text:p>6,46390275818041</text:p>
          </table:table-cell>
          <table:table-cell table:style-name="ce32" office:value-type="float" office:value="8.5930836096251" calcext:value-type="float">
            <text:p>8,5930836096251</text:p>
          </table:table-cell>
          <table:table-cell table:style-name="ce32" office:value-type="float" office:value="11.6165197319071" calcext:value-type="float">
            <text:p>11,6165197319071</text:p>
          </table:table-cell>
          <table:table-cell table:style-name="ce32" office:value-type="float" office:value="14.3004936480931" calcext:value-type="float">
            <text:p>14,3004936480931</text:p>
          </table:table-cell>
          <table:table-cell table:style-name="ce32" office:value-type="float" office:value="17.4200238670491" calcext:value-type="float">
            <text:p>17,4200238670491</text:p>
          </table:table-cell>
          <table:table-cell table:style-name="ce32" office:value-type="float" office:value="22.4661983050151" calcext:value-type="float">
            <text:p>22,4661983050151</text:p>
          </table:table-cell>
          <table:table-cell table:style-name="ce32" office:value-type="float" office:value="32.6713001612791" calcext:value-type="float">
            <text:p>32,6713001612791</text:p>
          </table:table-cell>
          <table:table-cell table:style-name="ce32" office:value-type="float" office:value="20.5906974520991" calcext:value-type="float">
            <text:p>20,5906974520991</text:p>
          </table:table-cell>
          <table:table-cell table:style-name="ce32" office:value-type="float" office:value="14.1511204009291" calcext:value-type="float">
            <text:p>14,1511204009291</text:p>
          </table:table-cell>
          <table:table-cell table:style-name="ce32" office:value-type="float" office:value="10.302872277931" calcext:value-type="float">
            <text:p>10,302872277931</text:p>
          </table:table-cell>
          <table:table-cell table:style-name="ce32" office:value-type="float" office:value="7.79341682809491" calcext:value-type="float">
            <text:p>7,79341682809491</text:p>
          </table:table-cell>
          <table:table-cell table:style-name="ce32" office:value-type="float" office:value="6.10775001349871" calcext:value-type="float">
            <text:p>6,10775001349871</text:p>
          </table:table-cell>
          <table:table-cell table:style-name="ce32" office:value-type="float" office:value="5.06790298577761" calcext:value-type="float">
            <text:p>5,06790298577761</text:p>
          </table:table-cell>
          <table:table-cell table:style-name="ce32" office:value-type="float" office:value="4.56425385740261" calcext:value-type="float">
            <text:p>4,56425385740261</text:p>
          </table:table-cell>
        </table:table-row>
        <table:table-row table:style-name="ro2">
          <table:table-cell table:style-name="ce31" office:value-type="float" office:value="6.19916357558721" calcext:value-type="float">
            <text:p>6,19916357558721</text:p>
          </table:table-cell>
          <table:table-cell table:style-name="ce31" office:value-type="float" office:value="7.77048433575511" calcext:value-type="float">
            <text:p>7,77048433575511</text:p>
          </table:table-cell>
          <table:table-cell table:style-name="ce31" office:value-type="float" office:value="11.3983590395921" calcext:value-type="float">
            <text:p>11,3983590395921</text:p>
          </table:table-cell>
          <table:table-cell table:style-name="ce31" office:value-type="float" office:value="17.5004998005211" calcext:value-type="float">
            <text:p>17,5004998005211</text:p>
          </table:table-cell>
          <table:table-cell table:style-name="ce31" office:value-type="float" office:value="20.1181634357741" calcext:value-type="float">
            <text:p>20,1181634357741</text:p>
          </table:table-cell>
          <table:table-cell table:style-name="ce31" office:value-type="float" office:value="22.2590436859811" calcext:value-type="float">
            <text:p>22,2590436859811</text:p>
          </table:table-cell>
          <table:table-cell table:style-name="ce31" office:value-type="float" office:value="25.4999446762741" calcext:value-type="float">
            <text:p>25,4999446762741</text:p>
          </table:table-cell>
          <table:table-cell table:style-name="ce31" office:value-type="float" office:value="32.7050630129741" calcext:value-type="float">
            <text:p>32,7050630129741</text:p>
          </table:table-cell>
          <table:table-cell table:style-name="ce31" office:value-type="float" office:value="20.9076690331311" calcext:value-type="float">
            <text:p>20,9076690331311</text:p>
          </table:table-cell>
          <table:table-cell table:style-name="ce31" office:value-type="float" office:value="14.4936518822981" calcext:value-type="float">
            <text:p>14,4936518822981</text:p>
          </table:table-cell>
          <table:table-cell table:style-name="ce31" office:value-type="float" office:value="10.5545788746211" calcext:value-type="float">
            <text:p>10,5545788746211</text:p>
          </table:table-cell>
          <table:table-cell table:style-name="ce31" office:value-type="float" office:value="7.93668885674891" calcext:value-type="float">
            <text:p>7,93668885674891</text:p>
          </table:table-cell>
          <table:table-cell table:style-name="ce31" office:value-type="float" office:value="6.18795133266291" calcext:value-type="float">
            <text:p>6,18795133266291</text:p>
          </table:table-cell>
          <table:table-cell table:style-name="ce31" office:value-type="float" office:value="5.1073399156971" calcext:value-type="float">
            <text:p>5,1073399156971</text:p>
          </table:table-cell>
          <table:table-cell table:style-name="ce31" office:value-type="float" office:value="4.58210805122641" calcext:value-type="float">
            <text:p>4,58210805122641</text:p>
          </table:table-cell>
          <table:table-cell/>
          <table:table-cell table:style-name="ce32" office:value-type="float" office:value="6.16827500405851" calcext:value-type="float">
            <text:p>6,16827500405851</text:p>
          </table:table-cell>
          <table:table-cell table:style-name="ce32" office:value-type="float" office:value="7.73875064512921" calcext:value-type="float">
            <text:p>7,73875064512921</text:p>
          </table:table-cell>
          <table:table-cell table:style-name="ce32" office:value-type="float" office:value="11.3688797562671" calcext:value-type="float">
            <text:p>11,3688797562671</text:p>
          </table:table-cell>
          <table:table-cell table:style-name="ce32" office:value-type="float" office:value="17.4714776413791" calcext:value-type="float">
            <text:p>17,4714776413791</text:p>
          </table:table-cell>
          <table:table-cell table:style-name="ce32" office:value-type="float" office:value="20.0894161377021" calcext:value-type="float">
            <text:p>20,0894161377021</text:p>
          </table:table-cell>
          <table:table-cell table:style-name="ce32" office:value-type="float" office:value="22.230836454961" calcext:value-type="float">
            <text:p>22,230836454961</text:p>
          </table:table-cell>
          <table:table-cell table:style-name="ce32" office:value-type="float" office:value="25.4702035945191" calcext:value-type="float">
            <text:p>25,4702035945191</text:p>
          </table:table-cell>
          <table:table-cell table:style-name="ce32" office:value-type="float" office:value="32.6754919201911" calcext:value-type="float">
            <text:p>32,6754919201911</text:p>
          </table:table-cell>
          <table:table-cell table:style-name="ce32" office:value-type="float" office:value="20.8797896674181" calcext:value-type="float">
            <text:p>20,8797896674181</text:p>
          </table:table-cell>
          <table:table-cell table:style-name="ce32" office:value-type="float" office:value="14.4657443953521" calcext:value-type="float">
            <text:p>14,4657443953521</text:p>
          </table:table-cell>
          <table:table-cell table:style-name="ce32" office:value-type="float" office:value="10.5212988062141" calcext:value-type="float">
            <text:p>10,5212988062141</text:p>
          </table:table-cell>
          <table:table-cell table:style-name="ce32" office:value-type="float" office:value="7.90354424201561" calcext:value-type="float">
            <text:p>7,90354424201561</text:p>
          </table:table-cell>
          <table:table-cell table:style-name="ce32" office:value-type="float" office:value="6.15605163543761" calcext:value-type="float">
            <text:p>6,15605163543761</text:p>
          </table:table-cell>
          <table:table-cell table:style-name="ce32" office:value-type="float" office:value="5.07428411526831" calcext:value-type="float">
            <text:p>5,07428411526831</text:p>
          </table:table-cell>
          <table:table-cell table:style-name="ce32" office:value-type="float" office:value="4.55148212139511" calcext:value-type="float">
            <text:p>4,55148212139511</text:p>
          </table:table-cell>
        </table:table-row>
        <table:table-row table:style-name="ro2">
          <table:table-cell table:style-name="ce31" office:value-type="float" office:value="6.52576847613951" calcext:value-type="float">
            <text:p>6,52576847613951</text:p>
          </table:table-cell>
          <table:table-cell table:style-name="ce31" office:value-type="float" office:value="8.62189793169831" calcext:value-type="float">
            <text:p>8,62189793169831</text:p>
          </table:table-cell>
          <table:table-cell table:style-name="ce31" office:value-type="float" office:value="14.6935555409351" calcext:value-type="float">
            <text:p>14,6935555409351</text:p>
          </table:table-cell>
          <table:table-cell table:style-name="ce31" office:value-type="float" office:value="32.704661906521" calcext:value-type="float">
            <text:p>32,704661906521</text:p>
          </table:table-cell>
          <table:table-cell table:style-name="ce31" office:value-type="float" office:value="32.7053290411171" calcext:value-type="float">
            <text:p>32,7053290411171</text:p>
          </table:table-cell>
          <table:table-cell table:style-name="ce31" office:value-type="float" office:value="32.7064109708681" calcext:value-type="float">
            <text:p>32,7064109708681</text:p>
          </table:table-cell>
          <table:table-cell table:style-name="ce31" office:value-type="float" office:value="32.7078543613471" calcext:value-type="float">
            <text:p>32,7078543613471</text:p>
          </table:table-cell>
          <table:table-cell table:style-name="ce31" office:value-type="float" office:value="32.7095852598431" calcext:value-type="float">
            <text:p>32,7095852598431</text:p>
          </table:table-cell>
          <table:table-cell table:style-name="ce31" office:value-type="float" office:value="21.8070714722991" calcext:value-type="float">
            <text:p>21,8070714722991</text:p>
          </table:table-cell>
          <table:table-cell table:style-name="ce31" office:value-type="float" office:value="15.5236770904941" calcext:value-type="float">
            <text:p>15,5236770904941</text:p>
          </table:table-cell>
          <table:table-cell table:style-name="ce31" office:value-type="float" office:value="11.4226165130551" calcext:value-type="float">
            <text:p>11,4226165130551</text:p>
          </table:table-cell>
          <table:table-cell table:style-name="ce31" office:value-type="float" office:value="8.59124008431131" calcext:value-type="float">
            <text:p>8,59124008431131</text:p>
          </table:table-cell>
          <table:table-cell table:style-name="ce31" office:value-type="float" office:value="6.64118895275641" calcext:value-type="float">
            <text:p>6,64118895275641</text:p>
          </table:table-cell>
          <table:table-cell table:style-name="ce31" office:value-type="float" office:value="5.41387196490181" calcext:value-type="float">
            <text:p>5,41387196490181</text:p>
          </table:table-cell>
          <table:table-cell table:style-name="ce31" office:value-type="float" office:value="4.82915510596741" calcext:value-type="float">
            <text:p>4,82915510596741</text:p>
          </table:table-cell>
          <table:table-cell/>
          <table:table-cell table:style-name="ce32" office:value-type="float" office:value="6.49436613038851" calcext:value-type="float">
            <text:p>6,49436613038851</text:p>
          </table:table-cell>
          <table:table-cell table:style-name="ce32" office:value-type="float" office:value="8.59066162318631" calcext:value-type="float">
            <text:p>8,59066162318631</text:p>
          </table:table-cell>
          <table:table-cell table:style-name="ce32" office:value-type="float" office:value="14.6641859588821" calcext:value-type="float">
            <text:p>14,6641859588821</text:p>
          </table:table-cell>
          <table:table-cell table:style-name="ce32" office:value-type="float" office:value="32.6750925856161" calcext:value-type="float">
            <text:p>32,6750925856161</text:p>
          </table:table-cell>
          <table:table-cell table:style-name="ce32" office:value-type="float" office:value="32.6757596423771" calcext:value-type="float">
            <text:p>32,6757596423771</text:p>
          </table:table-cell>
          <table:table-cell table:style-name="ce32" office:value-type="float" office:value="32.6768423532071" calcext:value-type="float">
            <text:p>32,6768423532071</text:p>
          </table:table-cell>
          <table:table-cell table:style-name="ce32" office:value-type="float" office:value="32.6782856817781" calcext:value-type="float">
            <text:p>32,6782856817781</text:p>
          </table:table-cell>
          <table:table-cell table:style-name="ce32" office:value-type="float" office:value="32.6800147484211" calcext:value-type="float">
            <text:p>32,6800147484211</text:p>
          </table:table-cell>
          <table:table-cell table:style-name="ce32" office:value-type="float" office:value="21.7795633165251" calcext:value-type="float">
            <text:p>21,7795633165251</text:p>
          </table:table-cell>
          <table:table-cell table:style-name="ce32" office:value-type="float" office:value="15.4970786479231" calcext:value-type="float">
            <text:p>15,4970786479231</text:p>
          </table:table-cell>
          <table:table-cell table:style-name="ce32" office:value-type="float" office:value="11.3901217964681" calcext:value-type="float">
            <text:p>11,3901217964681</text:p>
          </table:table-cell>
          <table:table-cell table:style-name="ce32" office:value-type="float" office:value="8.55607259579281" calcext:value-type="float">
            <text:p>8,55607259579281</text:p>
          </table:table-cell>
          <table:table-cell table:style-name="ce32" office:value-type="float" office:value="6.60673160144481" calcext:value-type="float">
            <text:p>6,60673160144481</text:p>
          </table:table-cell>
          <table:table-cell table:style-name="ce32" office:value-type="float" office:value="5.37927913534481" calcext:value-type="float">
            <text:p>5,37927913534481</text:p>
          </table:table-cell>
          <table:table-cell table:style-name="ce32" office:value-type="float" office:value="4.79728292357611" calcext:value-type="float">
            <text:p>4,79728292357611</text:p>
          </table:table-cell>
        </table:table-row>
        <table:table-row table:style-name="ro2">
          <table:table-cell table:style-name="ce31" office:value-type="float" office:value="6.00658891903971" calcext:value-type="float">
            <text:p>6,00658891903971</text:p>
          </table:table-cell>
          <table:table-cell table:style-name="ce31" office:value-type="float" office:value="7.54054927491731" calcext:value-type="float">
            <text:p>7,54054927491731</text:p>
          </table:table-cell>
          <table:table-cell table:style-name="ce31" office:value-type="float" office:value="11.0964597945841" calcext:value-type="float">
            <text:p>11,0964597945841</text:p>
          </table:table-cell>
          <table:table-cell table:style-name="ce31" office:value-type="float" office:value="17.0820842293291" calcext:value-type="float">
            <text:p>17,0820842293291</text:p>
          </table:table-cell>
          <table:table-cell table:style-name="ce31" office:value-type="float" office:value="19.5623981224781" calcext:value-type="float">
            <text:p>19,5623981224781</text:p>
          </table:table-cell>
          <table:table-cell table:style-name="ce31" office:value-type="float" office:value="21.607673577591" calcext:value-type="float">
            <text:p>21,607673577591</text:p>
          </table:table-cell>
          <table:table-cell table:style-name="ce31" office:value-type="float" office:value="24.938417105151" calcext:value-type="float">
            <text:p>24,938417105151</text:p>
          </table:table-cell>
          <table:table-cell table:style-name="ce31" office:value-type="float" office:value="32.7060829821961" calcext:value-type="float">
            <text:p>32,7060829821961</text:p>
          </table:table-cell>
          <table:table-cell table:style-name="ce31" office:value-type="float" office:value="24.354303802921" calcext:value-type="float">
            <text:p>24,354303802921</text:p>
          </table:table-cell>
          <table:table-cell table:style-name="ce31" office:value-type="float" office:value="17.9443023330511" calcext:value-type="float">
            <text:p>17,9443023330511</text:p>
          </table:table-cell>
          <table:table-cell table:style-name="ce31" office:value-type="float" office:value="13.281689231011" calcext:value-type="float">
            <text:p>13,281689231011</text:p>
          </table:table-cell>
          <table:table-cell table:style-name="ce31" office:value-type="float" office:value="9.90599287052691" calcext:value-type="float">
            <text:p>9,90599287052691</text:p>
          </table:table-cell>
          <table:table-cell table:style-name="ce31" office:value-type="float" office:value="7.52563346177451" calcext:value-type="float">
            <text:p>7,52563346177451</text:p>
          </table:table-cell>
          <table:table-cell table:style-name="ce31" office:value-type="float" office:value="6.01049092377131" calcext:value-type="float">
            <text:p>6,01049092377131</text:p>
          </table:table-cell>
          <table:table-cell table:style-name="ce31" office:value-type="float" office:value="5.27628054736751" calcext:value-type="float">
            <text:p>5,27628054736751</text:p>
          </table:table-cell>
          <table:table-cell/>
          <table:table-cell table:style-name="ce32" office:value-type="float" office:value="5.97502991780311" calcext:value-type="float">
            <text:p>5,97502991780311</text:p>
          </table:table-cell>
          <table:table-cell table:style-name="ce32" office:value-type="float" office:value="7.50985339592471" calcext:value-type="float">
            <text:p>7,50985339592471</text:p>
          </table:table-cell>
          <table:table-cell table:style-name="ce32" office:value-type="float" office:value="11.0675042980371" calcext:value-type="float">
            <text:p>11,0675042980371</text:p>
          </table:table-cell>
          <table:table-cell table:style-name="ce32" office:value-type="float" office:value="17.053155988711" calcext:value-type="float">
            <text:p>17,053155988711</text:p>
          </table:table-cell>
          <table:table-cell table:style-name="ce32" office:value-type="float" office:value="19.5332174757081" calcext:value-type="float">
            <text:p>19,5332174757081</text:p>
          </table:table-cell>
          <table:table-cell table:style-name="ce32" office:value-type="float" office:value="21.5787053351311" calcext:value-type="float">
            <text:p>21,5787053351311</text:p>
          </table:table-cell>
          <table:table-cell table:style-name="ce32" office:value-type="float" office:value="24.9090175913321" calcext:value-type="float">
            <text:p>24,9090175913321</text:p>
          </table:table-cell>
          <table:table-cell table:style-name="ce32" office:value-type="float" office:value="32.6765108233291" calcext:value-type="float">
            <text:p>32,6765108233291</text:p>
          </table:table-cell>
          <table:table-cell table:style-name="ce32" office:value-type="float" office:value="24.3262481800791" calcext:value-type="float">
            <text:p>24,3262481800791</text:p>
          </table:table-cell>
          <table:table-cell table:style-name="ce32" office:value-type="float" office:value="17.9153181087811" calcext:value-type="float">
            <text:p>17,9153181087811</text:p>
          </table:table-cell>
          <table:table-cell table:style-name="ce32" office:value-type="float" office:value="13.2490252387181" calcext:value-type="float">
            <text:p>13,2490252387181</text:p>
          </table:table-cell>
          <table:table-cell table:style-name="ce32" office:value-type="float" office:value="9.87116156551311" calcext:value-type="float">
            <text:p>9,87116156551311</text:p>
          </table:table-cell>
          <table:table-cell table:style-name="ce32" office:value-type="float" office:value="7.48833705366091" calcext:value-type="float">
            <text:p>7,48833705366091</text:p>
          </table:table-cell>
          <table:table-cell table:style-name="ce32" office:value-type="float" office:value="5.97172076689371" calcext:value-type="float">
            <text:p>5,97172076689371</text:p>
          </table:table-cell>
          <table:table-cell table:style-name="ce32" office:value-type="float" office:value="5.24019100812241" calcext:value-type="float">
            <text:p>5,24019100812241</text:p>
          </table:table-cell>
        </table:table-row>
        <table:table-row table:style-name="ro2">
          <table:table-cell table:style-name="ce31" office:value-type="float" office:value="5.06773663076221" calcext:value-type="float">
            <text:p>5,06773663076221</text:p>
          </table:table-cell>
          <table:table-cell table:style-name="ce31" office:value-type="float" office:value="6.02913327955691" calcext:value-type="float">
            <text:p>6,02913327955691</text:p>
          </table:table-cell>
          <table:table-cell table:style-name="ce31" office:value-type="float" office:value="7.99607758542651" calcext:value-type="float">
            <text:p>7,99607758542651</text:p>
          </table:table-cell>
          <table:table-cell table:style-name="ce31" office:value-type="float" office:value="10.7457190315691" calcext:value-type="float">
            <text:p>10,7457190315691</text:p>
          </table:table-cell>
          <table:table-cell table:style-name="ce31" office:value-type="float" office:value="13.0608800111151" calcext:value-type="float">
            <text:p>13,0608800111151</text:p>
          </table:table-cell>
          <table:table-cell table:style-name="ce31" office:value-type="float" office:value="15.789409363351" calcext:value-type="float">
            <text:p>15,789409363351</text:p>
          </table:table-cell>
          <table:table-cell table:style-name="ce31" office:value-type="float" office:value="20.7168985371611" calcext:value-type="float">
            <text:p>20,7168985371611</text:p>
          </table:table-cell>
          <table:table-cell table:style-name="ce31" office:value-type="float" office:value="32.7028780657351" calcext:value-type="float">
            <text:p>32,7028780657351</text:p>
          </table:table-cell>
          <table:table-cell table:style-name="ce31" office:value-type="float" office:value="32.7000425070531" calcext:value-type="float">
            <text:p>32,7000425070531</text:p>
          </table:table-cell>
          <table:table-cell table:style-name="ce31" office:value-type="float" office:value="23.1381487908381" calcext:value-type="float">
            <text:p>23,1381487908381</text:p>
          </table:table-cell>
          <table:table-cell table:style-name="ce31" office:value-type="float" office:value="16.700558979551" calcext:value-type="float">
            <text:p>16,700558979551</text:p>
          </table:table-cell>
          <table:table-cell table:style-name="ce31" office:value-type="float" office:value="12.134494725431" calcext:value-type="float">
            <text:p>12,134494725431</text:p>
          </table:table-cell>
          <table:table-cell table:style-name="ce31" office:value-type="float" office:value="8.89692121817161" calcext:value-type="float">
            <text:p>8,89692121817161</text:p>
          </table:table-cell>
          <table:table-cell table:style-name="ce31" office:value-type="float" office:value="6.84706672799481" calcext:value-type="float">
            <text:p>6,84706672799481</text:p>
          </table:table-cell>
          <table:table-cell table:style-name="ce31" office:value-type="float" office:value="5.86909177644131" calcext:value-type="float">
            <text:p>5,86909177644131</text:p>
          </table:table-cell>
          <table:table-cell/>
          <table:table-cell table:style-name="ce32" office:value-type="float" office:value="5.03721024209341" calcext:value-type="float">
            <text:p>5,03721024209341</text:p>
          </table:table-cell>
          <table:table-cell table:style-name="ce32" office:value-type="float" office:value="5.99907959567591" calcext:value-type="float">
            <text:p>5,99907959567591</text:p>
          </table:table-cell>
          <table:table-cell table:style-name="ce32" office:value-type="float" office:value="7.96777499279681" calcext:value-type="float">
            <text:p>7,96777499279681</text:p>
          </table:table-cell>
          <table:table-cell table:style-name="ce32" office:value-type="float" office:value="10.7174338306381" calcext:value-type="float">
            <text:p>10,7174338306381</text:p>
          </table:table-cell>
          <table:table-cell table:style-name="ce32" office:value-type="float" office:value="13.0318510963871" calcext:value-type="float">
            <text:p>13,0318510963871</text:p>
          </table:table-cell>
          <table:table-cell table:style-name="ce32" office:value-type="float" office:value="15.7613158881331" calcext:value-type="float">
            <text:p>15,7613158881331</text:p>
          </table:table-cell>
          <table:table-cell table:style-name="ce32" office:value-type="float" office:value="20.68785063871" calcext:value-type="float">
            <text:p>20,68785063871</text:p>
          </table:table-cell>
          <table:table-cell table:style-name="ce32" office:value-type="float" office:value="32.6733057296591" calcext:value-type="float">
            <text:p>32,6733057296591</text:p>
          </table:table-cell>
          <table:table-cell table:style-name="ce32" office:value-type="float" office:value="32.6704701761881" calcext:value-type="float">
            <text:p>32,6704701761881</text:p>
          </table:table-cell>
          <table:table-cell table:style-name="ce32" office:value-type="float" office:value="23.107153221731" calcext:value-type="float">
            <text:p>23,107153221731</text:p>
          </table:table-cell>
          <table:table-cell table:style-name="ce32" office:value-type="float" office:value="16.6674467445451" calcext:value-type="float">
            <text:p>16,6674467445451</text:p>
          </table:table-cell>
          <table:table-cell table:style-name="ce32" office:value-type="float" office:value="12.1008038882121" calcext:value-type="float">
            <text:p>12,1008038882121</text:p>
          </table:table-cell>
          <table:table-cell table:style-name="ce32" office:value-type="float" office:value="8.86080539492641" calcext:value-type="float">
            <text:p>8,86080539492641</text:p>
          </table:table-cell>
          <table:table-cell table:style-name="ce32" office:value-type="float" office:value="6.80872400435631" calcext:value-type="float">
            <text:p>6,80872400435631</text:p>
          </table:table-cell>
          <table:table-cell table:style-name="ce32" office:value-type="float" office:value="5.83172202114731" calcext:value-type="float">
            <text:p>5,83172202114731</text:p>
          </table:table-cell>
        </table:table-row>
        <table:table-row table:style-name="ro2">
          <table:table-cell table:style-name="ce31" office:value-type="float" office:value="4.06623434858991" calcext:value-type="float">
            <text:p>4,06623434858991</text:p>
          </table:table-cell>
          <table:table-cell table:style-name="ce31" office:value-type="float" office:value="4.65868371592391" calcext:value-type="float">
            <text:p>4,65868371592391</text:p>
          </table:table-cell>
          <table:table-cell table:style-name="ce31" office:value-type="float" office:value="5.81900081030831" calcext:value-type="float">
            <text:p>5,81900081030831</text:p>
          </table:table-cell>
          <table:table-cell table:style-name="ce31" office:value-type="float" office:value="7.42607072954661" calcext:value-type="float">
            <text:p>7,42607072954661</text:p>
          </table:table-cell>
          <table:table-cell table:style-name="ce31" office:value-type="float" office:value="9.25656656084891" calcext:value-type="float">
            <text:p>9,25656656084891</text:p>
          </table:table-cell>
          <table:table-cell table:style-name="ce31" office:value-type="float" office:value="11.6761957595381" calcext:value-type="float">
            <text:p>11,6761957595381</text:p>
          </table:table-cell>
          <table:table-cell table:style-name="ce31" office:value-type="float" office:value="15.5632601993011" calcext:value-type="float">
            <text:p>15,5632601993011</text:p>
          </table:table-cell>
          <table:table-cell table:style-name="ce31" office:value-type="float" office:value="22.3323564950691" calcext:value-type="float">
            <text:p>22,3323564950691</text:p>
          </table:table-cell>
          <table:table-cell table:style-name="ce31" office:value-type="float" office:value="32.6975296576441" calcext:value-type="float">
            <text:p>32,6975296576441</text:p>
          </table:table-cell>
          <table:table-cell table:style-name="ce31" office:value-type="float" office:value="32.6953706793861" calcext:value-type="float">
            <text:p>32,6953706793861</text:p>
          </table:table-cell>
          <table:table-cell table:style-name="ce31" office:value-type="float" office:value="22.5465625020991" calcext:value-type="float">
            <text:p>22,5465625020991</text:p>
          </table:table-cell>
          <table:table-cell table:style-name="ce31" office:value-type="float" office:value="15.6997877996661" calcext:value-type="float">
            <text:p>15,6997877996661</text:p>
          </table:table-cell>
          <table:table-cell table:style-name="ce31" office:value-type="float" office:value="10.7929802656441" calcext:value-type="float">
            <text:p>10,7929802656441</text:p>
          </table:table-cell>
          <table:table-cell table:style-name="ce31" office:value-type="float" office:value="7.84811132735391" calcext:value-type="float">
            <text:p>7,84811132735391</text:p>
          </table:table-cell>
          <table:table-cell table:style-name="ce31" office:value-type="float" office:value="6.49570875393651" calcext:value-type="float">
            <text:p>6,49570875393651</text:p>
          </table:table-cell>
          <table:table-cell/>
          <table:table-cell table:style-name="ce32" office:value-type="float" office:value="4.03686815338671" calcext:value-type="float">
            <text:p>4,03686815338671</text:p>
          </table:table-cell>
          <table:table-cell table:style-name="ce32" office:value-type="float" office:value="4.62910940535071" calcext:value-type="float">
            <text:p>4,62910940535071</text:p>
          </table:table-cell>
          <table:table-cell table:style-name="ce32" office:value-type="float" office:value="5.79025033334981" calcext:value-type="float">
            <text:p>5,79025033334981</text:p>
          </table:table-cell>
          <table:table-cell table:style-name="ce32" office:value-type="float" office:value="7.39608416244361" calcext:value-type="float">
            <text:p>7,39608416244361</text:p>
          </table:table-cell>
          <table:table-cell table:style-name="ce32" office:value-type="float" office:value="9.22456255709271" calcext:value-type="float">
            <text:p>9,22456255709271</text:p>
          </table:table-cell>
          <table:table-cell table:style-name="ce32" office:value-type="float" office:value="11.6450854964451" calcext:value-type="float">
            <text:p>11,6450854964451</text:p>
          </table:table-cell>
          <table:table-cell table:style-name="ce32" office:value-type="float" office:value="15.5327905019211" calcext:value-type="float">
            <text:p>15,5327905019211</text:p>
          </table:table-cell>
          <table:table-cell table:style-name="ce32" office:value-type="float" office:value="22.3025905946331" calcext:value-type="float">
            <text:p>22,3025905946331</text:p>
          </table:table-cell>
          <table:table-cell table:style-name="ce32" office:value-type="float" office:value="32.6679558378521" calcext:value-type="float">
            <text:p>32,6679558378521</text:p>
          </table:table-cell>
          <table:table-cell table:style-name="ce32" office:value-type="float" office:value="32.6657984084981" calcext:value-type="float">
            <text:p>32,6657984084981</text:p>
          </table:table-cell>
          <table:table-cell table:style-name="ce32" office:value-type="float" office:value="22.5146901507651" calcext:value-type="float">
            <text:p>22,5146901507651</text:p>
          </table:table-cell>
          <table:table-cell table:style-name="ce32" office:value-type="float" office:value="15.6688167377431" calcext:value-type="float">
            <text:p>15,6688167377431</text:p>
          </table:table-cell>
          <table:table-cell table:style-name="ce32" office:value-type="float" office:value="10.7617748929711" calcext:value-type="float">
            <text:p>10,7617748929711</text:p>
          </table:table-cell>
          <table:table-cell table:style-name="ce32" office:value-type="float" office:value="7.81455748735591" calcext:value-type="float">
            <text:p>7,81455748735591</text:p>
          </table:table-cell>
          <table:table-cell table:style-name="ce32" office:value-type="float" office:value="6.46221060480951" calcext:value-type="float">
            <text:p>6,46221060480951</text:p>
          </table:table-cell>
        </table:table-row>
        <table:table-row table:style-name="ro2">
          <table:table-cell table:style-name="ce31" office:value-type="float" office:value="3.16296442369041" calcext:value-type="float">
            <text:p>3,16296442369041</text:p>
          </table:table-cell>
          <table:table-cell table:style-name="ce31" office:value-type="float" office:value="3.53567552195371" calcext:value-type="float">
            <text:p>3,53567552195371</text:p>
          </table:table-cell>
          <table:table-cell table:style-name="ce31" office:value-type="float" office:value="4.27022585895341" calcext:value-type="float">
            <text:p>4,27022585895341</text:p>
          </table:table-cell>
          <table:table-cell table:style-name="ce31" office:value-type="float" office:value="5.32978795052351" calcext:value-type="float">
            <text:p>5,32978795052351</text:p>
          </table:table-cell>
          <table:table-cell table:style-name="ce31" office:value-type="float" office:value="6.70946910671951" calcext:value-type="float">
            <text:p>6,70946910671951</text:p>
          </table:table-cell>
          <table:table-cell table:style-name="ce31" office:value-type="float" office:value="8.5945010213651" calcext:value-type="float">
            <text:p>8,5945010213651</text:p>
          </table:table-cell>
          <table:table-cell table:style-name="ce31" office:value-type="float" office:value="11.4077357078241" calcext:value-type="float">
            <text:p>11,4077357078241</text:p>
          </table:table-cell>
          <table:table-cell table:style-name="ce31" office:value-type="float" office:value="15.7200013096211" calcext:value-type="float">
            <text:p>15,7200013096211</text:p>
          </table:table-cell>
          <table:table-cell table:style-name="ce31" office:value-type="float" office:value="22.1953032138541" calcext:value-type="float">
            <text:p>22,1953032138541</text:p>
          </table:table-cell>
          <table:table-cell table:style-name="ce31" office:value-type="float" office:value="32.6935553091871" calcext:value-type="float">
            <text:p>32,6935553091871</text:p>
          </table:table-cell>
          <table:table-cell table:style-name="ce31" office:value-type="float" office:value="32.6921101717441" calcext:value-type="float">
            <text:p>32,6921101717441</text:p>
          </table:table-cell>
          <table:table-cell table:style-name="ce31" office:value-type="float" office:value="21.5734198823281" calcext:value-type="float">
            <text:p>21,5734198823281</text:p>
          </table:table-cell>
          <table:table-cell table:style-name="ce31" office:value-type="float" office:value="13.150248722631" calcext:value-type="float">
            <text:p>13,150248722631</text:p>
          </table:table-cell>
          <table:table-cell table:style-name="ce31" office:value-type="float" office:value="8.75278105610121" calcext:value-type="float">
            <text:p>8,75278105610121</text:p>
          </table:table-cell>
          <table:table-cell table:style-name="ce31" office:value-type="float" office:value="6.93303586821311" calcext:value-type="float">
            <text:p>6,93303586821311</text:p>
          </table:table-cell>
          <table:table-cell/>
          <table:table-cell table:style-name="ce32" office:value-type="float" office:value="3.13582754405371" calcext:value-type="float">
            <text:p>3,13582754405371</text:p>
          </table:table-cell>
          <table:table-cell table:style-name="ce32" office:value-type="float" office:value="3.50851351908161" calcext:value-type="float">
            <text:p>3,50851351908161</text:p>
          </table:table-cell>
          <table:table-cell table:style-name="ce32" office:value-type="float" office:value="4.24462535844331" calcext:value-type="float">
            <text:p>4,24462535844331</text:p>
          </table:table-cell>
          <table:table-cell table:style-name="ce32" office:value-type="float" office:value="5.30346424811991" calcext:value-type="float">
            <text:p>5,30346424811991</text:p>
          </table:table-cell>
          <table:table-cell table:style-name="ce32" office:value-type="float" office:value="6.67922549048511" calcext:value-type="float">
            <text:p>6,67922549048511</text:p>
          </table:table-cell>
          <table:table-cell table:style-name="ce32" office:value-type="float" office:value="8.56410882577771" calcext:value-type="float">
            <text:p>8,56410882577771</text:p>
          </table:table-cell>
          <table:table-cell table:style-name="ce32" office:value-type="float" office:value="11.3790951126781" calcext:value-type="float">
            <text:p>11,3790951126781</text:p>
          </table:table-cell>
          <table:table-cell table:style-name="ce32" office:value-type="float" office:value="15.6925500693891" calcext:value-type="float">
            <text:p>15,6925500693891</text:p>
          </table:table-cell>
          <table:table-cell table:style-name="ce32" office:value-type="float" office:value="22.1673321527541" calcext:value-type="float">
            <text:p>22,1673321527541</text:p>
          </table:table-cell>
          <table:table-cell table:style-name="ce32" office:value-type="float" office:value="32.6639841716991" calcext:value-type="float">
            <text:p>32,6639841716991</text:p>
          </table:table-cell>
          <table:table-cell table:style-name="ce32" office:value-type="float" office:value="32.6625394460751" calcext:value-type="float">
            <text:p>32,6625394460751</text:p>
          </table:table-cell>
          <table:table-cell table:style-name="ce32" office:value-type="float" office:value="21.5444173238691" calcext:value-type="float">
            <text:p>21,5444173238691</text:p>
          </table:table-cell>
          <table:table-cell table:style-name="ce32" office:value-type="float" office:value="13.1214220707431" calcext:value-type="float">
            <text:p>13,1214220707431</text:p>
          </table:table-cell>
          <table:table-cell table:style-name="ce32" office:value-type="float" office:value="8.72274786533041" calcext:value-type="float">
            <text:p>8,72274786533041</text:p>
          </table:table-cell>
          <table:table-cell table:style-name="ce32" office:value-type="float" office:value="6.90145062704921" calcext:value-type="float">
            <text:p>6,90145062704921</text:p>
          </table:table-cell>
        </table:table-row>
        <table:table-row table:style-name="ro2">
          <table:table-cell table:style-name="ce31" office:value-type="float" office:value="2.42835147701151" calcext:value-type="float">
            <text:p>2,42835147701151</text:p>
          </table:table-cell>
          <table:table-cell table:style-name="ce31" office:value-type="float" office:value="2.66625622467291" calcext:value-type="float">
            <text:p>2,66625622467291</text:p>
          </table:table-cell>
          <table:table-cell table:style-name="ce31" office:value-type="float" office:value="3.14668394208541" calcext:value-type="float">
            <text:p>3,14668394208541</text:p>
          </table:table-cell>
          <table:table-cell table:style-name="ce31" office:value-type="float" office:value="3.87557304707321" calcext:value-type="float">
            <text:p>3,87557304707321</text:p>
          </table:table-cell>
          <table:table-cell table:style-name="ce31" office:value-type="float" office:value="4.88016912591831" calcext:value-type="float">
            <text:p>4,88016912591831</text:p>
          </table:table-cell>
          <table:table-cell table:style-name="ce31" office:value-type="float" office:value="6.26799560010921" calcext:value-type="float">
            <text:p>6,26799560010921</text:p>
          </table:table-cell>
          <table:table-cell table:style-name="ce31" office:value-type="float" office:value="8.24263814065411" calcext:value-type="float">
            <text:p>8,24263814065411</text:p>
          </table:table-cell>
          <table:table-cell table:style-name="ce31" office:value-type="float" office:value="11.0720224956851" calcext:value-type="float">
            <text:p>11,0720224956851</text:p>
          </table:table-cell>
          <table:table-cell table:style-name="ce31" office:value-type="float" office:value="15.1623771762431" calcext:value-type="float">
            <text:p>15,1623771762431</text:p>
          </table:table-cell>
          <table:table-cell table:style-name="ce31" office:value-type="float" office:value="21.4792549872061" calcext:value-type="float">
            <text:p>21,4792549872061</text:p>
          </table:table-cell>
          <table:table-cell table:style-name="ce31" office:value-type="float" office:value="32.6910321943371" calcext:value-type="float">
            <text:p>32,6910321943371</text:p>
          </table:table-cell>
          <table:table-cell table:style-name="ce31" office:value-type="float" office:value="32.6903947503651" calcext:value-type="float">
            <text:p>32,6903947503651</text:p>
          </table:table-cell>
          <table:table-cell table:style-name="ce31" office:value-type="float" office:value="15.0334650206921" calcext:value-type="float">
            <text:p>15,0334650206921</text:p>
          </table:table-cell>
          <table:table-cell table:style-name="ce31" office:value-type="float" office:value="8.94005322451571" calcext:value-type="float">
            <text:p>8,94005322451571</text:p>
          </table:table-cell>
          <table:table-cell table:style-name="ce31" office:value-type="float" office:value="6.80508663612671" calcext:value-type="float">
            <text:p>6,80508663612671</text:p>
          </table:table-cell>
          <table:table-cell/>
          <table:table-cell table:style-name="ce32" office:value-type="float" office:value="2.39945188361711" calcext:value-type="float">
            <text:p>2,39945188361711</text:p>
          </table:table-cell>
          <table:table-cell table:style-name="ce32" office:value-type="float" office:value="2.63912273048771" calcext:value-type="float">
            <text:p>2,63912273048771</text:p>
          </table:table-cell>
          <table:table-cell table:style-name="ce32" office:value-type="float" office:value="3.12328674897851" calcext:value-type="float">
            <text:p>3,12328674897851</text:p>
          </table:table-cell>
          <table:table-cell table:style-name="ce32" office:value-type="float" office:value="3.85372187250681" calcext:value-type="float">
            <text:p>3,85372187250681</text:p>
          </table:table-cell>
          <table:table-cell table:style-name="ce32" office:value-type="float" office:value="4.85589048610211" calcext:value-type="float">
            <text:p>4,85589048610211</text:p>
          </table:table-cell>
          <table:table-cell table:style-name="ce32" office:value-type="float" office:value="6.2415011637831" calcext:value-type="float">
            <text:p>6,2415011637831</text:p>
          </table:table-cell>
          <table:table-cell table:style-name="ce32" office:value-type="float" office:value="8.21623596031" calcext:value-type="float">
            <text:p>8,21623596031</text:p>
          </table:table-cell>
          <table:table-cell table:style-name="ce32" office:value-type="float" office:value="11.0466358329831" calcext:value-type="float">
            <text:p>11,0466358329831</text:p>
          </table:table-cell>
          <table:table-cell table:style-name="ce32" office:value-type="float" office:value="15.1361581794041" calcext:value-type="float">
            <text:p>15,1361581794041</text:p>
          </table:table-cell>
          <table:table-cell table:style-name="ce32" office:value-type="float" office:value="21.4513041208141" calcext:value-type="float">
            <text:p>21,4513041208141</text:p>
          </table:table-cell>
          <table:table-cell table:style-name="ce32" office:value-type="float" office:value="32.661460937161" calcext:value-type="float">
            <text:p>32,661460937161</text:p>
          </table:table-cell>
          <table:table-cell table:style-name="ce32" office:value-type="float" office:value="32.6608248544041" calcext:value-type="float">
            <text:p>32,6608248544041</text:p>
          </table:table-cell>
          <table:table-cell table:style-name="ce32" office:value-type="float" office:value="15.0058471186651" calcext:value-type="float">
            <text:p>15,0058471186651</text:p>
          </table:table-cell>
          <table:table-cell table:style-name="ce32" office:value-type="float" office:value="8.91145657485781" calcext:value-type="float">
            <text:p>8,91145657485781</text:p>
          </table:table-cell>
          <table:table-cell table:style-name="ce32" office:value-type="float" office:value="6.7746313449661" calcext:value-type="float">
            <text:p>6,7746313449661</text:p>
          </table:table-cell>
        </table:table-row>
        <table:table-row table:style-name="ro2">
          <table:table-cell table:style-name="ce31" office:value-type="float" office:value="1.83659761203811" calcext:value-type="float">
            <text:p>1,83659761203811</text:p>
          </table:table-cell>
          <table:table-cell table:style-name="ce31" office:value-type="float" office:value="1.99151042719011" calcext:value-type="float">
            <text:p>1,99151042719011</text:p>
          </table:table-cell>
          <table:table-cell table:style-name="ce31" office:value-type="float" office:value="2.3197770832241" calcext:value-type="float">
            <text:p>2,3197770832241</text:p>
          </table:table-cell>
          <table:table-cell table:style-name="ce31" office:value-type="float" office:value="2.81877858495311" calcext:value-type="float">
            <text:p>2,81877858495311</text:p>
          </table:table-cell>
          <table:table-cell table:style-name="ce31" office:value-type="float" office:value="3.53055406688911" calcext:value-type="float">
            <text:p>3,53055406688911</text:p>
          </table:table-cell>
          <table:table-cell table:style-name="ce31" office:value-type="float" office:value="4.51166960871291" calcext:value-type="float">
            <text:p>4,51166960871291</text:p>
          </table:table-cell>
          <table:table-cell table:style-name="ce31" office:value-type="float" office:value="5.84864371592271" calcext:value-type="float">
            <text:p>5,84864371592271</text:p>
          </table:table-cell>
          <table:table-cell table:style-name="ce31" office:value-type="float" office:value="7.64863104526031" calcext:value-type="float">
            <text:p>7,64863104526031</text:p>
          </table:table-cell>
          <table:table-cell table:style-name="ce31" office:value-type="float" office:value="10.0140650397021" calcext:value-type="float">
            <text:p>10,0140650397021</text:p>
          </table:table-cell>
          <table:table-cell table:style-name="ce31" office:value-type="float" office:value="13.020357188991" calcext:value-type="float">
            <text:p>13,020357188991</text:p>
          </table:table-cell>
          <table:table-cell table:style-name="ce31" office:value-type="float" office:value="16.2122195329471" calcext:value-type="float">
            <text:p>16,2122195329471</text:p>
          </table:table-cell>
          <table:table-cell table:style-name="ce31" office:value-type="float" office:value="15.6286734261921" calcext:value-type="float">
            <text:p>15,6286734261921</text:p>
          </table:table-cell>
          <table:table-cell table:style-name="ce31" office:value-type="float" office:value="10.4953316448691" calcext:value-type="float">
            <text:p>10,4953316448691</text:p>
          </table:table-cell>
          <table:table-cell table:style-name="ce31" office:value-type="float" office:value="7.27766178128081" calcext:value-type="float">
            <text:p>7,27766178128081</text:p>
          </table:table-cell>
          <table:table-cell table:style-name="ce31" office:value-type="float" office:value="5.86409531832651" calcext:value-type="float">
            <text:p>5,86409531832651</text:p>
          </table:table-cell>
          <table:table-cell/>
          <table:table-cell table:style-name="ce32" office:value-type="float" office:value="1.80651569836321" calcext:value-type="float">
            <text:p>1,80651569836321</text:p>
          </table:table-cell>
          <table:table-cell table:style-name="ce32" office:value-type="float" office:value="1.96391954959251" calcext:value-type="float">
            <text:p>1,96391954959251</text:p>
          </table:table-cell>
          <table:table-cell table:style-name="ce32" office:value-type="float" office:value="2.29584770986261" calcext:value-type="float">
            <text:p>2,29584770986261</text:p>
          </table:table-cell>
          <table:table-cell table:style-name="ce32" office:value-type="float" office:value="2.79842478372921" calcext:value-type="float">
            <text:p>2,79842478372921</text:p>
          </table:table-cell>
          <table:table-cell table:style-name="ce32" office:value-type="float" office:value="3.50979295593171" calcext:value-type="float">
            <text:p>3,50979295593171</text:p>
          </table:table-cell>
          <table:table-cell table:style-name="ce32" office:value-type="float" office:value="4.48815859210381" calcext:value-type="float">
            <text:p>4,48815859210381</text:p>
          </table:table-cell>
          <table:table-cell table:style-name="ce32" office:value-type="float" office:value="5.82280118758581" calcext:value-type="float">
            <text:p>5,82280118758581</text:p>
          </table:table-cell>
          <table:table-cell table:style-name="ce32" office:value-type="float" office:value="7.62245520944231" calcext:value-type="float">
            <text:p>7,62245520944231</text:p>
          </table:table-cell>
          <table:table-cell table:style-name="ce32" office:value-type="float" office:value="9.98802770749041" calcext:value-type="float">
            <text:p>9,98802770749041</text:p>
          </table:table-cell>
          <table:table-cell table:style-name="ce32" office:value-type="float" office:value="12.9933712386121" calcext:value-type="float">
            <text:p>12,9933712386121</text:p>
          </table:table-cell>
          <table:table-cell table:style-name="ce32" office:value-type="float" office:value="16.1847507663841" calcext:value-type="float">
            <text:p>16,1847507663841</text:p>
          </table:table-cell>
          <table:table-cell table:style-name="ce32" office:value-type="float" office:value="15.6013198154891" calcext:value-type="float">
            <text:p>15,6013198154891</text:p>
          </table:table-cell>
          <table:table-cell table:style-name="ce32" office:value-type="float" office:value="10.4682903820841" calcext:value-type="float">
            <text:p>10,4682903820841</text:p>
          </table:table-cell>
          <table:table-cell table:style-name="ce32" office:value-type="float" office:value="7.24996619213861" calcext:value-type="float">
            <text:p>7,24996619213861</text:p>
          </table:table-cell>
          <table:table-cell table:style-name="ce32" office:value-type="float" office:value="5.8345969080361" calcext:value-type="float">
            <text:p>5,8345969080361</text:p>
          </table:table-cell>
        </table:table-row>
        <table:table-row table:style-name="ro2">
          <table:table-cell table:style-name="ce31" office:value-type="float" office:value="1.38576797532031" calcext:value-type="float">
            <text:p>1,38576797532031</text:p>
          </table:table-cell>
          <table:table-cell table:style-name="ce31" office:value-type="float" office:value="1.48458700859471" calcext:value-type="float">
            <text:p>1,48458700859471</text:p>
          </table:table-cell>
          <table:table-cell table:style-name="ce31" office:value-type="float" office:value="1.7013396620241" calcext:value-type="float">
            <text:p>1,7013396620241</text:p>
          </table:table-cell>
          <table:table-cell table:style-name="ce31" office:value-type="float" office:value="2.04803458274271" calcext:value-type="float">
            <text:p>2,04803458274271</text:p>
          </table:table-cell>
          <table:table-cell table:style-name="ce31" office:value-type="float" office:value="2.52916552179821" calcext:value-type="float">
            <text:p>2,52916552179821</text:p>
          </table:table-cell>
          <table:table-cell table:style-name="ce31" office:value-type="float" office:value="3.19716938729641" calcext:value-type="float">
            <text:p>3,19716938729641</text:p>
          </table:table-cell>
          <table:table-cell table:style-name="ce31" office:value-type="float" office:value="4.08271447192061" calcext:value-type="float">
            <text:p>4,08271447192061</text:p>
          </table:table-cell>
          <table:table-cell table:style-name="ce31" office:value-type="float" office:value="5.19166362511681" calcext:value-type="float">
            <text:p>5,19166362511681</text:p>
          </table:table-cell>
          <table:table-cell table:style-name="ce31" office:value-type="float" office:value="6.5104099682041" calcext:value-type="float">
            <text:p>6,5104099682041</text:p>
          </table:table-cell>
          <table:table-cell table:style-name="ce31" office:value-type="float" office:value="7.9111727531621" calcext:value-type="float">
            <text:p>7,9111727531621</text:p>
          </table:table-cell>
          <table:table-cell table:style-name="ce31" office:value-type="float" office:value="8.96587479450871" calcext:value-type="float">
            <text:p>8,96587479450871</text:p>
          </table:table-cell>
          <table:table-cell table:style-name="ce31" office:value-type="float" office:value="8.61986125482221" calcext:value-type="float">
            <text:p>8,61986125482221</text:p>
          </table:table-cell>
          <table:table-cell table:style-name="ce31" office:value-type="float" office:value="6.87322502963791" calcext:value-type="float">
            <text:p>6,87322502963791</text:p>
          </table:table-cell>
          <table:table-cell table:style-name="ce31" office:value-type="float" office:value="5.39153600104141" calcext:value-type="float">
            <text:p>5,39153600104141</text:p>
          </table:table-cell>
          <table:table-cell table:style-name="ce31" office:value-type="float" office:value="4.62192993149541" calcext:value-type="float">
            <text:p>4,62192993149541</text:p>
          </table:table-cell>
          <table:table-cell/>
          <table:table-cell table:style-name="ce32" office:value-type="float" office:value="1.35378191861031" calcext:value-type="float">
            <text:p>1,35378191861031</text:p>
          </table:table-cell>
          <table:table-cell table:style-name="ce32" office:value-type="float" office:value="1.45683316907551" calcext:value-type="float">
            <text:p>1,45683316907551</text:p>
          </table:table-cell>
          <table:table-cell table:style-name="ce32" office:value-type="float" office:value="1.67772447530111" calcext:value-type="float">
            <text:p>1,67772447530111</text:p>
          </table:table-cell>
          <table:table-cell table:style-name="ce32" office:value-type="float" office:value="2.02710965037831" calcext:value-type="float">
            <text:p>2,02710965037831</text:p>
          </table:table-cell>
          <table:table-cell table:style-name="ce32" office:value-type="float" office:value="2.51087405114521" calcext:value-type="float">
            <text:p>2,51087405114521</text:p>
          </table:table-cell>
          <table:table-cell table:style-name="ce32" office:value-type="float" office:value="3.17828465313891" calcext:value-type="float">
            <text:p>3,17828465313891</text:p>
          </table:table-cell>
          <table:table-cell table:style-name="ce32" office:value-type="float" office:value="4.05987661246251" calcext:value-type="float">
            <text:p>4,05987661246251</text:p>
          </table:table-cell>
          <table:table-cell table:style-name="ce32" office:value-type="float" office:value="5.16623463301271" calcext:value-type="float">
            <text:p>5,16623463301271</text:p>
          </table:table-cell>
          <table:table-cell table:style-name="ce32" office:value-type="float" office:value="6.48408160003661" calcext:value-type="float">
            <text:p>6,48408160003661</text:p>
          </table:table-cell>
          <table:table-cell table:style-name="ce32" office:value-type="float" office:value="7.88441703351431" calcext:value-type="float">
            <text:p>7,88441703351431</text:p>
          </table:table-cell>
          <table:table-cell table:style-name="ce32" office:value-type="float" office:value="8.93824087231861" calcext:value-type="float">
            <text:p>8,93824087231861</text:p>
          </table:table-cell>
          <table:table-cell table:style-name="ce32" office:value-type="float" office:value="8.59238311756111" calcext:value-type="float">
            <text:p>8,59238311756111</text:p>
          </table:table-cell>
          <table:table-cell table:style-name="ce32" office:value-type="float" office:value="6.84633108329271" calcext:value-type="float">
            <text:p>6,84633108329271</text:p>
          </table:table-cell>
          <table:table-cell table:style-name="ce32" office:value-type="float" office:value="5.36445256694571" calcext:value-type="float">
            <text:p>5,36445256694571</text:p>
          </table:table-cell>
          <table:table-cell table:style-name="ce32" office:value-type="float" office:value="4.59451713109531" calcext:value-type="float">
            <text:p>4,59451713109531</text:p>
          </table:table-cell>
        </table:table-row>
        <table:table-row table:style-name="ro2">
          <table:table-cell table:style-name="ce31" office:value-type="float" office:value="1.03061493426191" calcext:value-type="float">
            <text:p>1,03061493426191</text:p>
          </table:table-cell>
          <table:table-cell table:style-name="ce31" office:value-type="float" office:value="1.10144212851831" calcext:value-type="float">
            <text:p>1,10144212851831</text:p>
          </table:table-cell>
          <table:table-cell table:style-name="ce31" office:value-type="float" office:value="1.25577464556471" calcext:value-type="float">
            <text:p>1,25577464556471</text:p>
          </table:table-cell>
          <table:table-cell table:style-name="ce31" office:value-type="float" office:value="1.48373942498761" calcext:value-type="float">
            <text:p>1,48373942498761</text:p>
          </table:table-cell>
          <table:table-cell table:style-name="ce31" office:value-type="float" office:value="1.81505935855031" calcext:value-type="float">
            <text:p>1,81505935855031</text:p>
          </table:table-cell>
          <table:table-cell table:style-name="ce31" office:value-type="float" office:value="2.26276017626671" calcext:value-type="float">
            <text:p>2,26276017626671</text:p>
          </table:table-cell>
          <table:table-cell table:style-name="ce31" office:value-type="float" office:value="2.82754774438921" calcext:value-type="float">
            <text:p>2,82754774438921</text:p>
          </table:table-cell>
          <table:table-cell table:style-name="ce31" office:value-type="float" office:value="3.50641760256481" calcext:value-type="float">
            <text:p>3,50641760256481</text:p>
          </table:table-cell>
          <table:table-cell table:style-name="ce31" office:value-type="float" office:value="4.23799392847091" calcext:value-type="float">
            <text:p>4,23799392847091</text:p>
          </table:table-cell>
          <table:table-cell table:style-name="ce31" office:value-type="float" office:value="4.92303054168811" calcext:value-type="float">
            <text:p>4,92303054168811</text:p>
          </table:table-cell>
          <table:table-cell table:style-name="ce31" office:value-type="float" office:value="5.32975989448611" calcext:value-type="float">
            <text:p>5,32975989448611</text:p>
          </table:table-cell>
          <table:table-cell table:style-name="ce31" office:value-type="float" office:value="5.1724843175251" calcext:value-type="float">
            <text:p>5,1724843175251</text:p>
          </table:table-cell>
          <table:table-cell table:style-name="ce31" office:value-type="float" office:value="4.51459085964041" calcext:value-type="float">
            <text:p>4,51459085964041</text:p>
          </table:table-cell>
          <table:table-cell table:style-name="ce31" office:value-type="float" office:value="3.85397849775361" calcext:value-type="float">
            <text:p>3,85397849775361</text:p>
          </table:table-cell>
          <table:table-cell table:style-name="ce31" office:value-type="float" office:value="3.47341509571061" calcext:value-type="float">
            <text:p>3,47341509571061</text:p>
          </table:table-cell>
          <table:table-cell/>
          <table:table-cell table:style-name="ce32" office:value-type="float" office:value="0.997193150312441" calcext:value-type="float">
            <text:p>0,997193150312441</text:p>
          </table:table-cell>
          <table:table-cell table:style-name="ce32" office:value-type="float" office:value="1.072645637121" calcext:value-type="float">
            <text:p>1,072645637121</text:p>
          </table:table-cell>
          <table:table-cell table:style-name="ce32" office:value-type="float" office:value="1.23102723507431" calcext:value-type="float">
            <text:p>1,23102723507431</text:p>
          </table:table-cell>
          <table:table-cell table:style-name="ce32" office:value-type="float" office:value="1.4618642387111" calcext:value-type="float">
            <text:p>1,4618642387111</text:p>
          </table:table-cell>
          <table:table-cell table:style-name="ce32" office:value-type="float" office:value="1.79515436674351" calcext:value-type="float">
            <text:p>1,79515436674351</text:p>
          </table:table-cell>
          <table:table-cell table:style-name="ce32" office:value-type="float" office:value="2.24397768849721" calcext:value-type="float">
            <text:p>2,24397768849721</text:p>
          </table:table-cell>
          <table:table-cell table:style-name="ce32" office:value-type="float" office:value="2.80714369570061" calcext:value-type="float">
            <text:p>2,80714369570061</text:p>
          </table:table-cell>
          <table:table-cell table:style-name="ce32" office:value-type="float" office:value="3.48258739744291" calcext:value-type="float">
            <text:p>3,48258739744291</text:p>
          </table:table-cell>
          <table:table-cell table:style-name="ce32" office:value-type="float" office:value="4.21172915844541" calcext:value-type="float">
            <text:p>4,21172915844541</text:p>
          </table:table-cell>
          <table:table-cell table:style-name="ce32" office:value-type="float" office:value="4.89490719119381" calcext:value-type="float">
            <text:p>4,89490719119381</text:p>
          </table:table-cell>
          <table:table-cell table:style-name="ce32" office:value-type="float" office:value="5.3009850000091" calcext:value-type="float">
            <text:p>5,3009850000091</text:p>
          </table:table-cell>
          <table:table-cell table:style-name="ce32" office:value-type="float" office:value="5.14430655466761" calcext:value-type="float">
            <text:p>5,14430655466761</text:p>
          </table:table-cell>
          <table:table-cell table:style-name="ce32" office:value-type="float" office:value="4.48740252649651" calcext:value-type="float">
            <text:p>4,48740252649651</text:p>
          </table:table-cell>
          <table:table-cell table:style-name="ce32" office:value-type="float" office:value="3.8280733527151" calcext:value-type="float">
            <text:p>3,8280733527151</text:p>
          </table:table-cell>
          <table:table-cell table:style-name="ce32" office:value-type="float" office:value="3.44889491109581" calcext:value-type="float">
            <text:p>3,44889491109581</text:p>
          </table:table-cell>
        </table:table-row>
        <table:table-row table:style-name="ro2">
          <table:table-cell table:style-name="ce31" office:value-type="float" office:value="0.749793074510361" calcext:value-type="float">
            <text:p>0,749793074510361</text:p>
          </table:table-cell>
          <table:table-cell table:style-name="ce31" office:value-type="float" office:value="0.807395133721741" calcext:value-type="float">
            <text:p>0,807395133721741</text:p>
          </table:table-cell>
          <table:table-cell table:style-name="ce31" office:value-type="float" office:value="0.922144372831931" calcext:value-type="float">
            <text:p>0,922144372831931</text:p>
          </table:table-cell>
          <table:table-cell table:style-name="ce31" office:value-type="float" office:value="1.08999279461711" calcext:value-type="float">
            <text:p>1,08999279461711</text:p>
          </table:table-cell>
          <table:table-cell table:style-name="ce31" office:value-type="float" office:value="1.30958940649631" calcext:value-type="float">
            <text:p>1,30958940649631</text:p>
          </table:table-cell>
          <table:table-cell table:style-name="ce31" office:value-type="float" office:value="1.60874034845431" calcext:value-type="float">
            <text:p>1,60874034845431</text:p>
          </table:table-cell>
          <table:table-cell table:style-name="ce31" office:value-type="float" office:value="1.96583366359771" calcext:value-type="float">
            <text:p>1,96583366359771</text:p>
          </table:table-cell>
          <table:table-cell table:style-name="ce31" office:value-type="float" office:value="2.37735498328211" calcext:value-type="float">
            <text:p>2,37735498328211</text:p>
          </table:table-cell>
          <table:table-cell table:style-name="ce31" office:value-type="float" office:value="2.79315898727331" calcext:value-type="float">
            <text:p>2,79315898727331</text:p>
          </table:table-cell>
          <table:table-cell table:style-name="ce31" office:value-type="float" office:value="3.14918505131751" calcext:value-type="float">
            <text:p>3,14918505131751</text:p>
          </table:table-cell>
          <table:table-cell table:style-name="ce31" office:value-type="float" office:value="3.34333651369671" calcext:value-type="float">
            <text:p>3,34333651369671</text:p>
          </table:table-cell>
          <table:table-cell table:style-name="ce31" office:value-type="float" office:value="3.29164080827631" calcext:value-type="float">
            <text:p>3,29164080827631</text:p>
          </table:table-cell>
          <table:table-cell table:style-name="ce31" office:value-type="float" office:value="3.0283492598541" calcext:value-type="float">
            <text:p>3,0283492598541</text:p>
          </table:table-cell>
          <table:table-cell table:style-name="ce31" office:value-type="float" office:value="2.74046554226391" calcext:value-type="float">
            <text:p>2,74046554226391</text:p>
          </table:table-cell>
          <table:table-cell table:style-name="ce31" office:value-type="float" office:value="2.56050921273221" calcext:value-type="float">
            <text:p>2,56050921273221</text:p>
          </table:table-cell>
          <table:table-cell/>
          <table:table-cell table:style-name="ce32" office:value-type="float" office:value="0.720776546686651" calcext:value-type="float">
            <text:p>0,720776546686651</text:p>
          </table:table-cell>
          <table:table-cell table:style-name="ce32" office:value-type="float" office:value="0.780965127827291" calcext:value-type="float">
            <text:p>0,780965127827291</text:p>
          </table:table-cell>
          <table:table-cell table:style-name="ce32" office:value-type="float" office:value="0.896891689016511" calcext:value-type="float">
            <text:p>0,896891689016511</text:p>
          </table:table-cell>
          <table:table-cell table:style-name="ce32" office:value-type="float" office:value="1.06586381622651" calcext:value-type="float">
            <text:p>1,06586381622651</text:p>
          </table:table-cell>
          <table:table-cell table:style-name="ce32" office:value-type="float" office:value="1.28719374506111" calcext:value-type="float">
            <text:p>1,28719374506111</text:p>
          </table:table-cell>
          <table:table-cell table:style-name="ce32" office:value-type="float" office:value="1.58682683969721" calcext:value-type="float">
            <text:p>1,58682683969721</text:p>
          </table:table-cell>
          <table:table-cell table:style-name="ce32" office:value-type="float" office:value="1.94505431951991" calcext:value-type="float">
            <text:p>1,94505431951991</text:p>
          </table:table-cell>
          <table:table-cell table:style-name="ce32" office:value-type="float" office:value="2.35543165035221" calcext:value-type="float">
            <text:p>2,35543165035221</text:p>
          </table:table-cell>
          <table:table-cell table:style-name="ce32" office:value-type="float" office:value="2.76972404617931" calcext:value-type="float">
            <text:p>2,76972404617931</text:p>
          </table:table-cell>
          <table:table-cell table:style-name="ce32" office:value-type="float" office:value="3.12356730030721" calcext:value-type="float">
            <text:p>3,12356730030721</text:p>
          </table:table-cell>
          <table:table-cell table:style-name="ce32" office:value-type="float" office:value="3.31687251093171" calcext:value-type="float">
            <text:p>3,31687251093171</text:p>
          </table:table-cell>
          <table:table-cell table:style-name="ce32" office:value-type="float" office:value="3.26568698135121" calcext:value-type="float">
            <text:p>3,26568698135121</text:p>
          </table:table-cell>
          <table:table-cell table:style-name="ce32" office:value-type="float" office:value="3.00363364686151" calcext:value-type="float">
            <text:p>3,00363364686151</text:p>
          </table:table-cell>
          <table:table-cell table:style-name="ce32" office:value-type="float" office:value="2.71675357556211" calcext:value-type="float">
            <text:p>2,71675357556211</text:p>
          </table:table-cell>
          <table:table-cell table:style-name="ce32" office:value-type="float" office:value="2.53825666250541" calcext:value-type="float">
            <text:p>2,53825666250541</text:p>
          </table:table-cell>
        </table:table-row>
        <table:table-row table:style-name="ro2">
          <table:table-cell table:style-name="ce31" office:value-type="float" office:value="0.546834094025261" calcext:value-type="float">
            <text:p>0,546834094025261</text:p>
          </table:table-cell>
          <table:table-cell table:style-name="ce31" office:value-type="float" office:value="0.617318272097461" calcext:value-type="float">
            <text:p>0,617318272097461</text:p>
          </table:table-cell>
          <table:table-cell table:style-name="ce31" office:value-type="float" office:value="0.694218493334561" calcext:value-type="float">
            <text:p>0,694218493334561</text:p>
          </table:table-cell>
          <table:table-cell table:style-name="ce31" office:value-type="float" office:value="0.806971008955951" calcext:value-type="float">
            <text:p>0,806971008955951</text:p>
          </table:table-cell>
          <table:table-cell table:style-name="ce31" office:value-type="float" office:value="0.968724676362561" calcext:value-type="float">
            <text:p>0,968724676362561</text:p>
          </table:table-cell>
          <table:table-cell table:style-name="ce31" office:value-type="float" office:value="1.16493520875781" calcext:value-type="float">
            <text:p>1,16493520875781</text:p>
          </table:table-cell>
          <table:table-cell table:style-name="ce31" office:value-type="float" office:value="1.40553583581821" calcext:value-type="float">
            <text:p>1,40553583581821</text:p>
          </table:table-cell>
          <table:table-cell table:style-name="ce31" office:value-type="float" office:value="1.66010178392641" calcext:value-type="float">
            <text:p>1,66010178392641</text:p>
          </table:table-cell>
          <table:table-cell table:style-name="ce31" office:value-type="float" office:value="1.91243974582271" calcext:value-type="float">
            <text:p>1,91243974582271</text:p>
          </table:table-cell>
          <table:table-cell table:style-name="ce31" office:value-type="float" office:value="2.1130228008221" calcext:value-type="float">
            <text:p>2,1130228008221</text:p>
          </table:table-cell>
          <table:table-cell table:style-name="ce31" office:value-type="float" office:value="2.22758536855471" calcext:value-type="float">
            <text:p>2,22758536855471</text:p>
          </table:table-cell>
          <table:table-cell table:style-name="ce31" office:value-type="float" office:value="2.22438698683591" calcext:value-type="float">
            <text:p>2,22438698683591</text:p>
          </table:table-cell>
          <table:table-cell table:style-name="ce31" office:value-type="float" office:value="2.11892960922381" calcext:value-type="float">
            <text:p>2,11892960922381</text:p>
          </table:table-cell>
          <table:table-cell table:style-name="ce31" office:value-type="float" office:value="1.99295090478361" calcext:value-type="float">
            <text:p>1,99295090478361</text:p>
          </table:table-cell>
          <table:table-cell table:style-name="ce31" office:value-type="float" office:value="1.90846156448941" calcext:value-type="float">
            <text:p>1,90846156448941</text:p>
          </table:table-cell>
          <table:table-cell/>
          <table:table-cell table:style-name="ce32" office:value-type="float" office:value="0.527088708389611" calcext:value-type="float">
            <text:p>0,527088708389611</text:p>
          </table:table-cell>
          <table:table-cell table:style-name="ce32" office:value-type="float" office:value="0.593829381266851" calcext:value-type="float">
            <text:p>0,593829381266851</text:p>
          </table:table-cell>
          <table:table-cell table:style-name="ce32" office:value-type="float" office:value="0.670279355310261" calcext:value-type="float">
            <text:p>0,670279355310261</text:p>
          </table:table-cell>
          <table:table-cell table:style-name="ce32" office:value-type="float" office:value="0.783539967265811" calcext:value-type="float">
            <text:p>0,783539967265811</text:p>
          </table:table-cell>
          <table:table-cell table:style-name="ce32" office:value-type="float" office:value="0.945662591763751" calcext:value-type="float">
            <text:p>0,945662591763751</text:p>
          </table:table-cell>
          <table:table-cell table:style-name="ce32" office:value-type="float" office:value="1.14238410719251" calcext:value-type="float">
            <text:p>1,14238410719251</text:p>
          </table:table-cell>
          <table:table-cell table:style-name="ce32" office:value-type="float" office:value="1.38317709577241" calcext:value-type="float">
            <text:p>1,38317709577241</text:p>
          </table:table-cell>
          <table:table-cell table:style-name="ce32" office:value-type="float" office:value="1.63838659553361" calcext:value-type="float">
            <text:p>1,63838659553361</text:p>
          </table:table-cell>
          <table:table-cell table:style-name="ce32" office:value-type="float" office:value="1.8902311530381" calcext:value-type="float">
            <text:p>1,8902311530381</text:p>
          </table:table-cell>
          <table:table-cell table:style-name="ce32" office:value-type="float" office:value="2.08997996223421" calcext:value-type="float">
            <text:p>2,08997996223421</text:p>
          </table:table-cell>
          <table:table-cell table:style-name="ce32" office:value-type="float" office:value="2.20352251434931" calcext:value-type="float">
            <text:p>2,20352251434931</text:p>
          </table:table-cell>
          <table:table-cell table:style-name="ce32" office:value-type="float" office:value="2.19995071348461" calcext:value-type="float">
            <text:p>2,19995071348461</text:p>
          </table:table-cell>
          <table:table-cell table:style-name="ce32" office:value-type="float" office:value="2.09485831070351" calcext:value-type="float">
            <text:p>2,09485831070351</text:p>
          </table:table-cell>
          <table:table-cell table:style-name="ce32" office:value-type="float" office:value="1.96873393503691" calcext:value-type="float">
            <text:p>1,96873393503691</text:p>
          </table:table-cell>
          <table:table-cell table:style-name="ce32" office:value-type="float" office:value="1.88456863560561" calcext:value-type="float">
            <text:p>1,88456863560561</text:p>
          </table:table-cell>
        </table:table-row>
        <table:table-row table:style-name="ro2">
          <table:table-cell table:style-name="ce31" office:value-type="float" office:value="0.439405313203151" calcext:value-type="float">
            <text:p>0,439405313203151</text:p>
          </table:table-cell>
          <table:table-cell table:style-name="ce31" office:value-type="float" office:value="0.480023647862931" calcext:value-type="float">
            <text:p>0,480023647862931</text:p>
          </table:table-cell>
          <table:table-cell table:style-name="ce31" office:value-type="float" office:value="0.549132664411951" calcext:value-type="float">
            <text:p>0,549132664411951</text:p>
          </table:table-cell>
          <table:table-cell table:style-name="ce31" office:value-type="float" office:value="0.630593902286341" calcext:value-type="float">
            <text:p>0,630593902286341</text:p>
          </table:table-cell>
          <table:table-cell table:style-name="ce31" office:value-type="float" office:value="0.757284729104511" calcext:value-type="float">
            <text:p>0,757284729104511</text:p>
          </table:table-cell>
          <table:table-cell table:style-name="ce31" office:value-type="float" office:value="0.906200950242851" calcext:value-type="float">
            <text:p>0,906200950242851</text:p>
          </table:table-cell>
          <table:table-cell table:style-name="ce31" office:value-type="float" office:value="1.07256986255791" calcext:value-type="float">
            <text:p>1,07256986255791</text:p>
          </table:table-cell>
          <table:table-cell table:style-name="ce31" office:value-type="float" office:value="1.25045304500271" calcext:value-type="float">
            <text:p>1,25045304500271</text:p>
          </table:table-cell>
          <table:table-cell table:style-name="ce31" office:value-type="float" office:value="1.41398167751131" calcext:value-type="float">
            <text:p>1,41398167751131</text:p>
          </table:table-cell>
          <table:table-cell table:style-name="ce31" office:value-type="float" office:value="1.54801528353611" calcext:value-type="float">
            <text:p>1,54801528353611</text:p>
          </table:table-cell>
          <table:table-cell table:style-name="ce31" office:value-type="float" office:value="1.62440022167671" calcext:value-type="float">
            <text:p>1,62440022167671</text:p>
          </table:table-cell>
          <table:table-cell table:style-name="ce31" office:value-type="float" office:value="1.63268013359641" calcext:value-type="float">
            <text:p>1,63268013359641</text:p>
          </table:table-cell>
          <table:table-cell table:style-name="ce31" office:value-type="float" office:value="1.59262017450061" calcext:value-type="float">
            <text:p>1,59262017450061</text:p>
          </table:table-cell>
          <table:table-cell table:style-name="ce31" office:value-type="float" office:value="1.53681768441611" calcext:value-type="float">
            <text:p>1,53681768441611</text:p>
          </table:table-cell>
          <table:table-cell table:style-name="ce31" office:value-type="float" office:value="1.49716143219811" calcext:value-type="float">
            <text:p>1,49716143219811</text:p>
          </table:table-cell>
          <table:table-cell/>
          <table:table-cell table:style-name="ce32" office:value-type="float" office:value="0.425301180663061" calcext:value-type="float">
            <text:p>0,425301180663061</text:p>
          </table:table-cell>
          <table:table-cell table:style-name="ce32" office:value-type="float" office:value="0.461021098835781" calcext:value-type="float">
            <text:p>0,461021098835781</text:p>
          </table:table-cell>
          <table:table-cell table:style-name="ce32" office:value-type="float" office:value="0.527098050348821" calcext:value-type="float">
            <text:p>0,527098050348821</text:p>
          </table:table-cell>
          <table:table-cell table:style-name="ce32" office:value-type="float" office:value="0.608501048645641" calcext:value-type="float">
            <text:p>0,608501048645641</text:p>
          </table:table-cell>
          <table:table-cell table:style-name="ce32" office:value-type="float" office:value="0.733998185838091" calcext:value-type="float">
            <text:p>0,733998185838091</text:p>
          </table:table-cell>
          <table:table-cell table:style-name="ce32" office:value-type="float" office:value="0.882693214571641" calcext:value-type="float">
            <text:p>0,882693214571641</text:p>
          </table:table-cell>
          <table:table-cell table:style-name="ce32" office:value-type="float" office:value="1.04877140552551" calcext:value-type="float">
            <text:p>1,04877140552551</text:p>
          </table:table-cell>
          <table:table-cell table:style-name="ce32" office:value-type="float" office:value="1.22680691542591" calcext:value-type="float">
            <text:p>1,22680691542591</text:p>
          </table:table-cell>
          <table:table-cell table:style-name="ce32" office:value-type="float" office:value="1.39068401533931" calcext:value-type="float">
            <text:p>1,39068401533931</text:p>
          </table:table-cell>
          <table:table-cell table:style-name="ce32" office:value-type="float" office:value="1.52437433592231" calcext:value-type="float">
            <text:p>1,52437433592231</text:p>
          </table:table-cell>
          <table:table-cell table:style-name="ce32" office:value-type="float" office:value="1.60000810900591" calcext:value-type="float">
            <text:p>1,60000810900591</text:p>
          </table:table-cell>
          <table:table-cell table:style-name="ce32" office:value-type="float" office:value="1.60755717539011" calcext:value-type="float">
            <text:p>1,60755717539011</text:p>
          </table:table-cell>
          <table:table-cell table:style-name="ce32" office:value-type="float" office:value="1.56659050163991" calcext:value-type="float">
            <text:p>1,56659050163991</text:p>
          </table:table-cell>
          <table:table-cell table:style-name="ce32" office:value-type="float" office:value="1.51009278332891" calcext:value-type="float">
            <text:p>1,51009278332891</text:p>
          </table:table-cell>
          <table:table-cell table:style-name="ce32" office:value-type="float" office:value="1.47008725196431" calcext:value-type="float">
            <text:p>1,47008725196431</text:p>
          </table:table-cell>
        </table:table-row>
        <table:table-row table:style-name="ro2">
          <table:table-cell table:style-name="ce31" office:value-type="float" office:value="0.405419810745251" calcext:value-type="float">
            <text:p>0,405419810745251</text:p>
          </table:table-cell>
          <table:table-cell table:style-name="ce31" office:value-type="float" office:value="0.401431729690641" calcext:value-type="float">
            <text:p>0,401431729690641</text:p>
          </table:table-cell>
          <table:table-cell table:style-name="ce31" office:value-type="float" office:value="0.447581270409731" calcext:value-type="float">
            <text:p>0,447581270409731</text:p>
          </table:table-cell>
          <table:table-cell table:style-name="ce31" office:value-type="float" office:value="0.548695475512531" calcext:value-type="float">
            <text:p>0,548695475512531</text:p>
          </table:table-cell>
          <table:table-cell table:style-name="ce31" office:value-type="float" office:value="0.661496810538031" calcext:value-type="float">
            <text:p>0,661496810538031</text:p>
          </table:table-cell>
          <table:table-cell table:style-name="ce31" office:value-type="float" office:value="0.792043780590251" calcext:value-type="float">
            <text:p>0,792043780590251</text:p>
          </table:table-cell>
          <table:table-cell table:style-name="ce31" office:value-type="float" office:value="0.92921359246561" calcext:value-type="float">
            <text:p>0,92921359246561</text:p>
          </table:table-cell>
          <table:table-cell table:style-name="ce31" office:value-type="float" office:value="1.06693683201321" calcext:value-type="float">
            <text:p>1,06693683201321</text:p>
          </table:table-cell>
          <table:table-cell table:style-name="ce31" office:value-type="float" office:value="1.19683319210261" calcext:value-type="float">
            <text:p>1,19683319210261</text:p>
          </table:table-cell>
          <table:table-cell table:style-name="ce31" office:value-type="float" office:value="1.29402575357821" calcext:value-type="float">
            <text:p>1,29402575357821</text:p>
          </table:table-cell>
          <table:table-cell table:style-name="ce31" office:value-type="float" office:value="1.35005653371691" calcext:value-type="float">
            <text:p>1,35005653371691</text:p>
          </table:table-cell>
          <table:table-cell table:style-name="ce31" office:value-type="float" office:value="1.36854142378931" calcext:value-type="float">
            <text:p>1,36854142378931</text:p>
          </table:table-cell>
          <table:table-cell table:style-name="ce31" office:value-type="float" office:value="1.3558924361381" calcext:value-type="float">
            <text:p>1,3558924361381</text:p>
          </table:table-cell>
          <table:table-cell table:style-name="ce31" office:value-type="float" office:value="1.32658544482471" calcext:value-type="float">
            <text:p>1,32658544482471</text:p>
          </table:table-cell>
          <table:table-cell table:style-name="ce31" office:value-type="float" office:value="1.30909954692941" calcext:value-type="float">
            <text:p>1,30909954692941</text:p>
          </table:table-cell>
          <table:table-cell/>
          <table:table-cell table:style-name="ce32" office:value-type="float" office:value="0.3911521067431" calcext:value-type="float">
            <text:p>0,3911521067431</text:p>
          </table:table-cell>
          <table:table-cell table:style-name="ce32" office:value-type="float" office:value="0.387245864323681" calcext:value-type="float">
            <text:p>0,387245864323681</text:p>
          </table:table-cell>
          <table:table-cell table:style-name="ce32" office:value-type="float" office:value="0.429458387382541" calcext:value-type="float">
            <text:p>0,429458387382541</text:p>
          </table:table-cell>
          <table:table-cell table:style-name="ce32" office:value-type="float" office:value="0.525618493691531" calcext:value-type="float">
            <text:p>0,525618493691531</text:p>
          </table:table-cell>
          <table:table-cell table:style-name="ce32" office:value-type="float" office:value="0.6364399573661" calcext:value-type="float">
            <text:p>0,6364399573661</text:p>
          </table:table-cell>
          <table:table-cell table:style-name="ce32" office:value-type="float" office:value="0.76591146777151" calcext:value-type="float">
            <text:p>0,76591146777151</text:p>
          </table:table-cell>
          <table:table-cell table:style-name="ce32" office:value-type="float" office:value="0.903269063843871" calcext:value-type="float">
            <text:p>0,903269063843871</text:p>
          </table:table-cell>
          <table:table-cell table:style-name="ce32" office:value-type="float" office:value="1.04157147871031" calcext:value-type="float">
            <text:p>1,04157147871031</text:p>
          </table:table-cell>
          <table:table-cell table:style-name="ce32" office:value-type="float" office:value="1.17237148890661" calcext:value-type="float">
            <text:p>1,17237148890661</text:p>
          </table:table-cell>
          <table:table-cell table:style-name="ce32" office:value-type="float" office:value="1.27042928654821" calcext:value-type="float">
            <text:p>1,27042928654821</text:p>
          </table:table-cell>
          <table:table-cell table:style-name="ce32" office:value-type="float" office:value="1.32583216234811" calcext:value-type="float">
            <text:p>1,32583216234811</text:p>
          </table:table-cell>
          <table:table-cell table:style-name="ce32" office:value-type="float" office:value="1.34230317295871" calcext:value-type="float">
            <text:p>1,34230317295871</text:p>
          </table:table-cell>
          <table:table-cell table:style-name="ce32" office:value-type="float" office:value="1.32825571092511" calcext:value-type="float">
            <text:p>1,32825571092511</text:p>
          </table:table-cell>
          <table:table-cell table:style-name="ce32" office:value-type="float" office:value="1.29819721771761" calcext:value-type="float">
            <text:p>1,29819721771761</text:p>
          </table:table-cell>
          <table:table-cell table:style-name="ce32" office:value-type="float" office:value="1.28021870928921" calcext:value-type="float">
            <text:p>1,2802187092892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number-columns-repeated="13" table:style-name="ce4" office:value-type="float" office:value="0.001" calcext:value-type="float">
            <text:p>0,001</text:p>
          </table:table-cell>
          <table:table-cell table:style-name="ce8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5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6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7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8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9" office:value-type="float" office:value="0.001" calcext:value-type="float">
            <text:p>0,001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2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2" office:value-type="float" office:value="0.001" calcext:value-type="float">
            <text:p>0,001</text:p>
          </table:table-cell>
          <table:table-cell table:number-columns-repeated="13" office:value-type="float" office:value="0.001" calcext:value-type="float">
            <text:p>0,001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table:style-name="ce3" office:value-type="float" office:value="0.001" calcext:value-type="float">
            <text:p>0,001</text:p>
          </table:table-cell>
          <table:table-cell table:number-columns-repeated="13" table:style-name="ce5" office:value-type="float" office:value="0.001" calcext:value-type="float">
            <text:p>0,001</text:p>
          </table:table-cell>
          <table:table-cell table:style-name="ce10"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 table:number-rows-repeated="1048528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10.A1:Sheet10.O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0.Q1:Sheet10.AE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11" table:style-name="ta9">
        <office:forms form:automatic-focus="false" form:apply-design-mode="false"/>
        <table:table-column table:style-name="co11" table:number-columns-repeated="52" table:default-cell-style-name="ce33"/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number-columns-repeated="42"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number-columns-repeated="13"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1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number-columns-repeated="26" table:style-name="ce35" office:value-type="float" office:value="100" calcext:value-type="float">
            <text:p>100</text:p>
          </table:table-cell>
          <table:table-cell table:number-columns-repeated="15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3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14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8" office:value-type="float" office:value="0.001" calcext:value-type="float">
            <text:p>0,001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7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>
          <table:table-cell table:number-columns-repeated="52" office:value-type="float" office:value="0.001" calcext:value-type="float">
            <text:p>0,001</text:p>
          </table:table-cell>
        </table:table-row>
        <table:table-row table:style-name="ro4" table:number-rows-repeated="3">
          <table:table-cell table:number-columns-repeated="52"/>
        </table:table-row>
        <table:table-row table:style-name="ro4">
          <table:table-cell table:style-name="ce34" office:value-type="float" office:value="0.558979807696431" calcext:value-type="float">
            <text:p>0,558979807696431</text:p>
          </table:table-cell>
          <table:table-cell table:style-name="ce34" office:value-type="float" office:value="0.562700480793711" calcext:value-type="float">
            <text:p>0,562700480793711</text:p>
          </table:table-cell>
          <table:table-cell table:style-name="ce34" office:value-type="float" office:value="0.56998720057571" calcext:value-type="float">
            <text:p>0,56998720057571</text:p>
          </table:table-cell>
          <table:table-cell table:style-name="ce34" office:value-type="float" office:value="0.578969360669561" calcext:value-type="float">
            <text:p>0,578969360669561</text:p>
          </table:table-cell>
          <table:table-cell table:style-name="ce34" office:value-type="float" office:value="0.589779951637891" calcext:value-type="float">
            <text:p>0,589779951637891</text:p>
          </table:table-cell>
          <table:table-cell table:style-name="ce34" office:value-type="float" office:value="0.600150414643591" calcext:value-type="float">
            <text:p>0,600150414643591</text:p>
          </table:table-cell>
          <table:table-cell table:style-name="ce34" office:value-type="float" office:value="0.611235115695791" calcext:value-type="float">
            <text:p>0,611235115695791</text:p>
          </table:table-cell>
          <table:table-cell table:style-name="ce34" office:value-type="float" office:value="0.620755707178751" calcext:value-type="float">
            <text:p>0,620755707178751</text:p>
          </table:table-cell>
          <table:table-cell table:style-name="ce34" office:value-type="float" office:value="0.628972410551771" calcext:value-type="float">
            <text:p>0,628972410551771</text:p>
          </table:table-cell>
          <table:table-cell table:style-name="ce34" office:value-type="float" office:value="0.635725540784211" calcext:value-type="float">
            <text:p>0,635725540784211</text:p>
          </table:table-cell>
          <table:table-cell table:style-name="ce34" office:value-type="float" office:value="0.640694238305081" calcext:value-type="float">
            <text:p>0,640694238305081</text:p>
          </table:table-cell>
          <table:table-cell table:style-name="ce34" office:value-type="float" office:value="0.643646593494631" calcext:value-type="float">
            <text:p>0,643646593494631</text:p>
          </table:table-cell>
          <table:table-cell table:style-name="ce34" office:value-type="float" office:value="0.64674309700241" calcext:value-type="float">
            <text:p>0,64674309700241</text:p>
          </table:table-cell>
          <table:table-cell table:style-name="ce34" office:value-type="float" office:value="0.650028226092031" calcext:value-type="float">
            <text:p>0,650028226092031</text:p>
          </table:table-cell>
          <table:table-cell table:style-name="ce34" office:value-type="float" office:value="0.653843020269531" calcext:value-type="float">
            <text:p>0,653843020269531</text:p>
          </table:table-cell>
          <table:table-cell table:style-name="ce34" office:value-type="float" office:value="0.657000445720851" calcext:value-type="float">
            <text:p>0,657000445720851</text:p>
          </table:table-cell>
          <table:table-cell table:style-name="ce34" office:value-type="float" office:value="0.659421061054871" calcext:value-type="float">
            <text:p>0,659421061054871</text:p>
          </table:table-cell>
          <table:table-cell table:style-name="ce34" office:value-type="float" office:value="0.661928363764721" calcext:value-type="float">
            <text:p>0,661928363764721</text:p>
          </table:table-cell>
          <table:table-cell table:style-name="ce34" office:value-type="float" office:value="0.663739289031921" calcext:value-type="float">
            <text:p>0,663739289031921</text:p>
          </table:table-cell>
          <table:table-cell table:style-name="ce34" office:value-type="float" office:value="0.665688722438411" calcext:value-type="float">
            <text:p>0,665688722438411</text:p>
          </table:table-cell>
          <table:table-cell table:style-name="ce34" office:value-type="float" office:value="0.666926184693871" calcext:value-type="float">
            <text:p>0,666926184693871</text:p>
          </table:table-cell>
          <table:table-cell table:style-name="ce34" office:value-type="float" office:value="0.668192680920451" calcext:value-type="float">
            <text:p>0,668192680920451</text:p>
          </table:table-cell>
          <table:table-cell table:style-name="ce34" office:value-type="float" office:value="0.66894386466741" calcext:value-type="float">
            <text:p>0,66894386466741</text:p>
          </table:table-cell>
          <table:table-cell table:style-name="ce34" office:value-type="float" office:value="0.669540201723091" calcext:value-type="float">
            <text:p>0,669540201723091</text:p>
          </table:table-cell>
          <table:table-cell table:style-name="ce34" office:value-type="float" office:value="0.669849306854651" calcext:value-type="float">
            <text:p>0,669849306854651</text:p>
          </table:table-cell>
          <table:table-cell table:style-name="ce34" office:value-type="float" office:value="0.670679733722711" calcext:value-type="float">
            <text:p>0,670679733722711</text:p>
          </table:table-cell>
          <table:table-cell table:style-name="ce34" office:value-type="float" office:value="0.671333008739321" calcext:value-type="float">
            <text:p>0,671333008739321</text:p>
          </table:table-cell>
          <table:table-cell table:style-name="ce34" office:value-type="float" office:value="0.672323830424231" calcext:value-type="float">
            <text:p>0,672323830424231</text:p>
          </table:table-cell>
          <table:table-cell table:style-name="ce34" office:value-type="float" office:value="0.672640629701021" calcext:value-type="float">
            <text:p>0,672640629701021</text:p>
          </table:table-cell>
          <table:table-cell table:style-name="ce34" office:value-type="float" office:value="0.673074995241311" calcext:value-type="float">
            <text:p>0,673074995241311</text:p>
          </table:table-cell>
          <table:table-cell table:style-name="ce34" office:value-type="float" office:value="0.672556008998451" calcext:value-type="float">
            <text:p>0,672556008998451</text:p>
          </table:table-cell>
          <table:table-cell table:style-name="ce34" office:value-type="float" office:value="0.671621228446581" calcext:value-type="float">
            <text:p>0,671621228446581</text:p>
          </table:table-cell>
          <table:table-cell table:style-name="ce34" office:value-type="float" office:value="0.669135691300681" calcext:value-type="float">
            <text:p>0,669135691300681</text:p>
          </table:table-cell>
          <table:table-cell table:style-name="ce34" office:value-type="float" office:value="0.666090151228171" calcext:value-type="float">
            <text:p>0,666090151228171</text:p>
          </table:table-cell>
          <table:table-cell table:style-name="ce34" office:value-type="float" office:value="0.660736223587321" calcext:value-type="float">
            <text:p>0,660736223587321</text:p>
          </table:table-cell>
          <table:table-cell table:style-name="ce34" office:value-type="float" office:value="0.653988609849371" calcext:value-type="float">
            <text:p>0,653988609849371</text:p>
          </table:table-cell>
          <table:table-cell table:style-name="ce34" office:value-type="float" office:value="0.645348576877951" calcext:value-type="float">
            <text:p>0,645348576877951</text:p>
          </table:table-cell>
          <table:table-cell table:style-name="ce34" office:value-type="float" office:value="0.634375326972761" calcext:value-type="float">
            <text:p>0,634375326972761</text:p>
          </table:table-cell>
          <table:table-cell table:style-name="ce34" office:value-type="float" office:value="0.620923439073431" calcext:value-type="float">
            <text:p>0,620923439073431</text:p>
          </table:table-cell>
          <table:table-cell table:style-name="ce34" office:value-type="float" office:value="0.603590317837391" calcext:value-type="float">
            <text:p>0,603590317837391</text:p>
          </table:table-cell>
          <table:table-cell table:style-name="ce34" office:value-type="float" office:value="0.582659287343171" calcext:value-type="float">
            <text:p>0,582659287343171</text:p>
          </table:table-cell>
          <table:table-cell table:style-name="ce34" office:value-type="float" office:value="0.557183867267241" calcext:value-type="float">
            <text:p>0,557183867267241</text:p>
          </table:table-cell>
          <table:table-cell table:style-name="ce34" office:value-type="float" office:value="0.527545610832681" calcext:value-type="float">
            <text:p>0,527545610832681</text:p>
          </table:table-cell>
          <table:table-cell table:style-name="ce34" office:value-type="float" office:value="0.494669380784141" calcext:value-type="float">
            <text:p>0,494669380784141</text:p>
          </table:table-cell>
          <table:table-cell table:style-name="ce34" office:value-type="float" office:value="0.460005616021381" calcext:value-type="float">
            <text:p>0,460005616021381</text:p>
          </table:table-cell>
          <table:table-cell table:style-name="ce34" office:value-type="float" office:value="0.425380817920081" calcext:value-type="float">
            <text:p>0,425380817920081</text:p>
          </table:table-cell>
          <table:table-cell table:style-name="ce34" office:value-type="float" office:value="0.390478445708691" calcext:value-type="float">
            <text:p>0,390478445708691</text:p>
          </table:table-cell>
          <table:table-cell table:style-name="ce34" office:value-type="float" office:value="0.357777586787871" calcext:value-type="float">
            <text:p>0,357777586787871</text:p>
          </table:table-cell>
          <table:table-cell table:style-name="ce34" office:value-type="float" office:value="0.329613836711511" calcext:value-type="float">
            <text:p>0,329613836711511</text:p>
          </table:table-cell>
          <table:table-cell table:style-name="ce34" office:value-type="float" office:value="0.307305456054171" calcext:value-type="float">
            <text:p>0,307305456054171</text:p>
          </table:table-cell>
          <table:table-cell table:style-name="ce34" office:value-type="float" office:value="0.291699153291551" calcext:value-type="float">
            <text:p>0,291699153291551</text:p>
          </table:table-cell>
          <table:table-cell table:style-name="ce34" office:value-type="float" office:value="0.283769326295031" calcext:value-type="float">
            <text:p>0,283769326295031</text:p>
          </table:table-cell>
        </table:table-row>
        <table:table-row table:style-name="ro4">
          <table:table-cell table:style-name="ce34" office:value-type="float" office:value="0.590599211739831" calcext:value-type="float">
            <text:p>0,590599211739831</text:p>
          </table:table-cell>
          <table:table-cell table:style-name="ce34" office:value-type="float" office:value="0.595794182084041" calcext:value-type="float">
            <text:p>0,595794182084041</text:p>
          </table:table-cell>
          <table:table-cell table:style-name="ce34" office:value-type="float" office:value="0.604465842492231" calcext:value-type="float">
            <text:p>0,604465842492231</text:p>
          </table:table-cell>
          <table:table-cell table:style-name="ce34" office:value-type="float" office:value="0.61668517254611" calcext:value-type="float">
            <text:p>0,61668517254611</text:p>
          </table:table-cell>
          <table:table-cell table:style-name="ce34" office:value-type="float" office:value="0.62904014322391" calcext:value-type="float">
            <text:p>0,62904014322391</text:p>
          </table:table-cell>
          <table:table-cell table:style-name="ce34" office:value-type="float" office:value="0.641949281587921" calcext:value-type="float">
            <text:p>0,641949281587921</text:p>
          </table:table-cell>
          <table:table-cell table:style-name="ce34" office:value-type="float" office:value="0.653890784813161" calcext:value-type="float">
            <text:p>0,653890784813161</text:p>
          </table:table-cell>
          <table:table-cell table:style-name="ce34" office:value-type="float" office:value="0.664354012647721" calcext:value-type="float">
            <text:p>0,664354012647721</text:p>
          </table:table-cell>
          <table:table-cell table:style-name="ce34" office:value-type="float" office:value="0.673054431928491" calcext:value-type="float">
            <text:p>0,673054431928491</text:p>
          </table:table-cell>
          <table:table-cell table:style-name="ce34" office:value-type="float" office:value="0.680212264858321" calcext:value-type="float">
            <text:p>0,680212264858321</text:p>
          </table:table-cell>
          <table:table-cell table:style-name="ce34" office:value-type="float" office:value="0.684985130170211" calcext:value-type="float">
            <text:p>0,684985130170211</text:p>
          </table:table-cell>
          <table:table-cell table:style-name="ce34" office:value-type="float" office:value="0.688913841815681" calcext:value-type="float">
            <text:p>0,688913841815681</text:p>
          </table:table-cell>
          <table:table-cell table:style-name="ce34" office:value-type="float" office:value="0.691572389487851" calcext:value-type="float">
            <text:p>0,691572389487851</text:p>
          </table:table-cell>
          <table:table-cell table:style-name="ce34" office:value-type="float" office:value="0.695216829337621" calcext:value-type="float">
            <text:p>0,695216829337621</text:p>
          </table:table-cell>
          <table:table-cell table:style-name="ce34" office:value-type="float" office:value="0.698508260859331" calcext:value-type="float">
            <text:p>0,698508260859331</text:p>
          </table:table-cell>
          <table:table-cell table:style-name="ce34" office:value-type="float" office:value="0.701453712384831" calcext:value-type="float">
            <text:p>0,701453712384831</text:p>
          </table:table-cell>
          <table:table-cell table:style-name="ce34" office:value-type="float" office:value="0.704285472112051" calcext:value-type="float">
            <text:p>0,704285472112051</text:p>
          </table:table-cell>
          <table:table-cell table:style-name="ce34" office:value-type="float" office:value="0.706265594788251" calcext:value-type="float">
            <text:p>0,706265594788251</text:p>
          </table:table-cell>
          <table:table-cell table:style-name="ce34" office:value-type="float" office:value="0.7085610433411" calcext:value-type="float">
            <text:p>0,7085610433411</text:p>
          </table:table-cell>
          <table:table-cell table:style-name="ce34" office:value-type="float" office:value="0.709966753796331" calcext:value-type="float">
            <text:p>0,709966753796331</text:p>
          </table:table-cell>
          <table:table-cell table:style-name="ce34" office:value-type="float" office:value="0.71165864096531" calcext:value-type="float">
            <text:p>0,71165864096531</text:p>
          </table:table-cell>
          <table:table-cell table:style-name="ce34" office:value-type="float" office:value="0.712661913335141" calcext:value-type="float">
            <text:p>0,712661913335141</text:p>
          </table:table-cell>
          <table:table-cell table:style-name="ce34" office:value-type="float" office:value="0.713790560821571" calcext:value-type="float">
            <text:p>0,713790560821571</text:p>
          </table:table-cell>
          <table:table-cell table:style-name="ce34" office:value-type="float" office:value="0.714387573719471" calcext:value-type="float">
            <text:p>0,714387573719471</text:p>
          </table:table-cell>
          <table:table-cell table:style-name="ce34" office:value-type="float" office:value="0.715253344879281" calcext:value-type="float">
            <text:p>0,715253344879281</text:p>
          </table:table-cell>
          <table:table-cell table:style-name="ce34" office:value-type="float" office:value="0.715760424242131" calcext:value-type="float">
            <text:p>0,715760424242131</text:p>
          </table:table-cell>
          <table:table-cell table:style-name="ce34" office:value-type="float" office:value="0.716933811422051" calcext:value-type="float">
            <text:p>0,716933811422051</text:p>
          </table:table-cell>
          <table:table-cell table:style-name="ce34" office:value-type="float" office:value="0.717237408316921" calcext:value-type="float">
            <text:p>0,717237408316921</text:p>
          </table:table-cell>
          <table:table-cell table:style-name="ce34" office:value-type="float" office:value="0.718056052983941" calcext:value-type="float">
            <text:p>0,718056052983941</text:p>
          </table:table-cell>
          <table:table-cell table:style-name="ce34" office:value-type="float" office:value="0.717726482995661" calcext:value-type="float">
            <text:p>0,717726482995661</text:p>
          </table:table-cell>
          <table:table-cell table:style-name="ce34" office:value-type="float" office:value="0.717362650241711" calcext:value-type="float">
            <text:p>0,717362650241711</text:p>
          </table:table-cell>
          <table:table-cell table:style-name="ce34" office:value-type="float" office:value="0.715510240934651" calcext:value-type="float">
            <text:p>0,715510240934651</text:p>
          </table:table-cell>
          <table:table-cell table:style-name="ce34" office:value-type="float" office:value="0.713164304570571" calcext:value-type="float">
            <text:p>0,713164304570571</text:p>
          </table:table-cell>
          <table:table-cell table:style-name="ce34" office:value-type="float" office:value="0.708740956834021" calcext:value-type="float">
            <text:p>0,708740956834021</text:p>
          </table:table-cell>
          <table:table-cell table:style-name="ce34" office:value-type="float" office:value="0.703177041943261" calcext:value-type="float">
            <text:p>0,703177041943261</text:p>
          </table:table-cell>
          <table:table-cell table:style-name="ce34" office:value-type="float" office:value="0.695108050834141" calcext:value-type="float">
            <text:p>0,695108050834141</text:p>
          </table:table-cell>
          <table:table-cell table:style-name="ce34" office:value-type="float" office:value="0.68590619941121" calcext:value-type="float">
            <text:p>0,68590619941121</text:p>
          </table:table-cell>
          <table:table-cell table:style-name="ce34" office:value-type="float" office:value="0.674315725616751" calcext:value-type="float">
            <text:p>0,674315725616751</text:p>
          </table:table-cell>
          <table:table-cell table:style-name="ce34" office:value-type="float" office:value="0.659912500339061" calcext:value-type="float">
            <text:p>0,659912500339061</text:p>
          </table:table-cell>
          <table:table-cell table:style-name="ce34" office:value-type="float" office:value="0.642771132316811" calcext:value-type="float">
            <text:p>0,642771132316811</text:p>
          </table:table-cell>
          <table:table-cell table:style-name="ce34" office:value-type="float" office:value="0.620779436902841" calcext:value-type="float">
            <text:p>0,620779436902841</text:p>
          </table:table-cell>
          <table:table-cell table:style-name="ce34" office:value-type="float" office:value="0.594989436360011" calcext:value-type="float">
            <text:p>0,594989436360011</text:p>
          </table:table-cell>
          <table:table-cell table:style-name="ce34" office:value-type="float" office:value="0.56403210974511" calcext:value-type="float">
            <text:p>0,56403210974511</text:p>
          </table:table-cell>
          <table:table-cell table:style-name="ce34" office:value-type="float" office:value="0.529460444606881" calcext:value-type="float">
            <text:p>0,529460444606881</text:p>
          </table:table-cell>
          <table:table-cell table:style-name="ce34" office:value-type="float" office:value="0.492172677636641" calcext:value-type="float">
            <text:p>0,492172677636641</text:p>
          </table:table-cell>
          <table:table-cell table:style-name="ce34" office:value-type="float" office:value="0.453524480823311" calcext:value-type="float">
            <text:p>0,453524480823311</text:p>
          </table:table-cell>
          <table:table-cell table:style-name="ce34" office:value-type="float" office:value="0.414991003283451" calcext:value-type="float">
            <text:p>0,414991003283451</text:p>
          </table:table-cell>
          <table:table-cell table:style-name="ce34" office:value-type="float" office:value="0.378640649879311" calcext:value-type="float">
            <text:p>0,378640649879311</text:p>
          </table:table-cell>
          <table:table-cell table:style-name="ce34" office:value-type="float" office:value="0.347209315507291" calcext:value-type="float">
            <text:p>0,347209315507291</text:p>
          </table:table-cell>
          <table:table-cell table:style-name="ce34" office:value-type="float" office:value="0.322836364863021" calcext:value-type="float">
            <text:p>0,322836364863021</text:p>
          </table:table-cell>
          <table:table-cell table:style-name="ce34" office:value-type="float" office:value="0.30558881744481" calcext:value-type="float">
            <text:p>0,30558881744481</text:p>
          </table:table-cell>
          <table:table-cell table:style-name="ce34" office:value-type="float" office:value="0.297280602680041" calcext:value-type="float">
            <text:p>0,297280602680041</text:p>
          </table:table-cell>
        </table:table-row>
        <table:table-row table:style-name="ro4">
          <table:table-cell table:style-name="ce34" office:value-type="float" office:value="0.657552396056131" calcext:value-type="float">
            <text:p>0,657552396056131</text:p>
          </table:table-cell>
          <table:table-cell table:style-name="ce34" office:value-type="float" office:value="0.664682523275571" calcext:value-type="float">
            <text:p>0,664682523275571</text:p>
          </table:table-cell>
          <table:table-cell table:style-name="ce34" office:value-type="float" office:value="0.678066503238191" calcext:value-type="float">
            <text:p>0,678066503238191</text:p>
          </table:table-cell>
          <table:table-cell table:style-name="ce34" office:value-type="float" office:value="0.694611343748071" calcext:value-type="float">
            <text:p>0,694611343748071</text:p>
          </table:table-cell>
          <table:table-cell table:style-name="ce34" office:value-type="float" office:value="0.713079207867381" calcext:value-type="float">
            <text:p>0,713079207867381</text:p>
          </table:table-cell>
          <table:table-cell table:style-name="ce34" office:value-type="float" office:value="0.730359865750671" calcext:value-type="float">
            <text:p>0,730359865750671</text:p>
          </table:table-cell>
          <table:table-cell table:style-name="ce34" office:value-type="float" office:value="0.745193208155061" calcext:value-type="float">
            <text:p>0,745193208155061</text:p>
          </table:table-cell>
          <table:table-cell table:style-name="ce34" office:value-type="float" office:value="0.758128403522671" calcext:value-type="float">
            <text:p>0,758128403522671</text:p>
          </table:table-cell>
          <table:table-cell table:style-name="ce34" office:value-type="float" office:value="0.767978121174311" calcext:value-type="float">
            <text:p>0,767978121174311</text:p>
          </table:table-cell>
          <table:table-cell table:style-name="ce34" office:value-type="float" office:value="0.775444727983451" calcext:value-type="float">
            <text:p>0,775444727983451</text:p>
          </table:table-cell>
          <table:table-cell table:style-name="ce34" office:value-type="float" office:value="0.781370825834791" calcext:value-type="float">
            <text:p>0,781370825834791</text:p>
          </table:table-cell>
          <table:table-cell table:style-name="ce34" office:value-type="float" office:value="0.785398423026091" calcext:value-type="float">
            <text:p>0,785398423026091</text:p>
          </table:table-cell>
          <table:table-cell table:style-name="ce34" office:value-type="float" office:value="0.788932627461751" calcext:value-type="float">
            <text:p>0,788932627461751</text:p>
          </table:table-cell>
          <table:table-cell table:style-name="ce34" office:value-type="float" office:value="0.791417258311611" calcext:value-type="float">
            <text:p>0,791417258311611</text:p>
          </table:table-cell>
          <table:table-cell table:style-name="ce34" office:value-type="float" office:value="0.794020792670771" calcext:value-type="float">
            <text:p>0,794020792670771</text:p>
          </table:table-cell>
          <table:table-cell table:style-name="ce34" office:value-type="float" office:value="0.796914020425331" calcext:value-type="float">
            <text:p>0,796914020425331</text:p>
          </table:table-cell>
          <table:table-cell table:style-name="ce34" office:value-type="float" office:value="0.799592840450351" calcext:value-type="float">
            <text:p>0,799592840450351</text:p>
          </table:table-cell>
          <table:table-cell table:style-name="ce34" office:value-type="float" office:value="0.802369338119521" calcext:value-type="float">
            <text:p>0,802369338119521</text:p>
          </table:table-cell>
          <table:table-cell table:style-name="ce34" office:value-type="float" office:value="0.804259938609971" calcext:value-type="float">
            <text:p>0,804259938609971</text:p>
          </table:table-cell>
          <table:table-cell table:style-name="ce34" office:value-type="float" office:value="0.805999660945171" calcext:value-type="float">
            <text:p>0,805999660945171</text:p>
          </table:table-cell>
          <table:table-cell table:style-name="ce34" office:value-type="float" office:value="0.807184706723411" calcext:value-type="float">
            <text:p>0,807184706723411</text:p>
          </table:table-cell>
          <table:table-cell table:style-name="ce34" office:value-type="float" office:value="0.808511938539061" calcext:value-type="float">
            <text:p>0,808511938539061</text:p>
          </table:table-cell>
          <table:table-cell table:style-name="ce34" office:value-type="float" office:value="0.809746566932841" calcext:value-type="float">
            <text:p>0,809746566932841</text:p>
          </table:table-cell>
          <table:table-cell table:style-name="ce34" office:value-type="float" office:value="0.810814970325371" calcext:value-type="float">
            <text:p>0,810814970325371</text:p>
          </table:table-cell>
          <table:table-cell table:style-name="ce34" office:value-type="float" office:value="0.811727415744751" calcext:value-type="float">
            <text:p>0,811727415744751</text:p>
          </table:table-cell>
          <table:table-cell table:style-name="ce34" office:value-type="float" office:value="0.812576028351561" calcext:value-type="float">
            <text:p>0,812576028351561</text:p>
          </table:table-cell>
          <table:table-cell table:style-name="ce34" office:value-type="float" office:value="0.812973539013911" calcext:value-type="float">
            <text:p>0,812973539013911</text:p>
          </table:table-cell>
          <table:table-cell table:style-name="ce34" office:value-type="float" office:value="0.814024993454421" calcext:value-type="float">
            <text:p>0,814024993454421</text:p>
          </table:table-cell>
          <table:table-cell table:style-name="ce34" office:value-type="float" office:value="0.814222682084811" calcext:value-type="float">
            <text:p>0,814222682084811</text:p>
          </table:table-cell>
          <table:table-cell table:style-name="ce34" office:value-type="float" office:value="0.814274823859021" calcext:value-type="float">
            <text:p>0,814274823859021</text:p>
          </table:table-cell>
          <table:table-cell table:style-name="ce34" office:value-type="float" office:value="0.813307228245611" calcext:value-type="float">
            <text:p>0,813307228245611</text:p>
          </table:table-cell>
          <table:table-cell table:style-name="ce34" office:value-type="float" office:value="0.811080885451891" calcext:value-type="float">
            <text:p>0,811080885451891</text:p>
          </table:table-cell>
          <table:table-cell table:style-name="ce34" office:value-type="float" office:value="0.807448250401841" calcext:value-type="float">
            <text:p>0,807448250401841</text:p>
          </table:table-cell>
          <table:table-cell table:style-name="ce34" office:value-type="float" office:value="0.802380545231381" calcext:value-type="float">
            <text:p>0,802380545231381</text:p>
          </table:table-cell>
          <table:table-cell table:style-name="ce34" office:value-type="float" office:value="0.795583176712021" calcext:value-type="float">
            <text:p>0,795583176712021</text:p>
          </table:table-cell>
          <table:table-cell table:style-name="ce34" office:value-type="float" office:value="0.787901770267641" calcext:value-type="float">
            <text:p>0,787901770267641</text:p>
          </table:table-cell>
          <table:table-cell table:style-name="ce34" office:value-type="float" office:value="0.777525839096391" calcext:value-type="float">
            <text:p>0,777525839096391</text:p>
          </table:table-cell>
          <table:table-cell table:style-name="ce34" office:value-type="float" office:value="0.765352779074421" calcext:value-type="float">
            <text:p>0,765352779074421</text:p>
          </table:table-cell>
          <table:table-cell table:style-name="ce34" office:value-type="float" office:value="0.750429442890971" calcext:value-type="float">
            <text:p>0,750429442890971</text:p>
          </table:table-cell>
          <table:table-cell table:style-name="ce34" office:value-type="float" office:value="0.73135692408521" calcext:value-type="float">
            <text:p>0,73135692408521</text:p>
          </table:table-cell>
          <table:table-cell table:style-name="ce34" office:value-type="float" office:value="0.708341077468621" calcext:value-type="float">
            <text:p>0,708341077468621</text:p>
          </table:table-cell>
          <table:table-cell table:style-name="ce34" office:value-type="float" office:value="0.679326398358871" calcext:value-type="float">
            <text:p>0,679326398358871</text:p>
          </table:table-cell>
          <table:table-cell table:style-name="ce34" office:value-type="float" office:value="0.645458220736271" calcext:value-type="float">
            <text:p>0,645458220736271</text:p>
          </table:table-cell>
          <table:table-cell table:style-name="ce34" office:value-type="float" office:value="0.605808404963321" calcext:value-type="float">
            <text:p>0,605808404963321</text:p>
          </table:table-cell>
          <table:table-cell table:style-name="ce34" office:value-type="float" office:value="0.561744710397661" calcext:value-type="float">
            <text:p>0,561744710397661</text:p>
          </table:table-cell>
          <table:table-cell table:style-name="ce34" office:value-type="float" office:value="0.514168711573731" calcext:value-type="float">
            <text:p>0,514168711573731</text:p>
          </table:table-cell>
          <table:table-cell table:style-name="ce34" office:value-type="float" office:value="0.466792826498331" calcext:value-type="float">
            <text:p>0,466792826498331</text:p>
          </table:table-cell>
          <table:table-cell table:style-name="ce34" office:value-type="float" office:value="0.422517709768551" calcext:value-type="float">
            <text:p>0,422517709768551</text:p>
          </table:table-cell>
          <table:table-cell table:style-name="ce34" office:value-type="float" office:value="0.384091455653191" calcext:value-type="float">
            <text:p>0,384091455653191</text:p>
          </table:table-cell>
          <table:table-cell table:style-name="ce34" office:value-type="float" office:value="0.353428538525841" calcext:value-type="float">
            <text:p>0,353428538525841</text:p>
          </table:table-cell>
          <table:table-cell table:style-name="ce34" office:value-type="float" office:value="0.332801453189381" calcext:value-type="float">
            <text:p>0,332801453189381</text:p>
          </table:table-cell>
          <table:table-cell table:style-name="ce34" office:value-type="float" office:value="0.322265185554011" calcext:value-type="float">
            <text:p>0,322265185554011</text:p>
          </table:table-cell>
        </table:table-row>
        <table:table-row table:style-name="ro4">
          <table:table-cell table:style-name="ce34" office:value-type="float" office:value="0.761294619578811" calcext:value-type="float">
            <text:p>0,761294619578811</text:p>
          </table:table-cell>
          <table:table-cell table:style-name="ce34" office:value-type="float" office:value="0.772968170386661" calcext:value-type="float">
            <text:p>0,772968170386661</text:p>
          </table:table-cell>
          <table:table-cell table:style-name="ce34" office:value-type="float" office:value="0.793743367921711" calcext:value-type="float">
            <text:p>0,793743367921711</text:p>
          </table:table-cell>
          <table:table-cell table:style-name="ce34" office:value-type="float" office:value="0.819773184079951" calcext:value-type="float">
            <text:p>0,819773184079951</text:p>
          </table:table-cell>
          <table:table-cell table:style-name="ce34" office:value-type="float" office:value="0.846913390145011" calcext:value-type="float">
            <text:p>0,846913390145011</text:p>
          </table:table-cell>
          <table:table-cell table:style-name="ce34" office:value-type="float" office:value="0.871201463455421" calcext:value-type="float">
            <text:p>0,871201463455421</text:p>
          </table:table-cell>
          <table:table-cell table:style-name="ce34" office:value-type="float" office:value="0.890903393377521" calcext:value-type="float">
            <text:p>0,890903393377521</text:p>
          </table:table-cell>
          <table:table-cell table:style-name="ce34" office:value-type="float" office:value="0.906023907335541" calcext:value-type="float">
            <text:p>0,906023907335541</text:p>
          </table:table-cell>
          <table:table-cell table:style-name="ce34" office:value-type="float" office:value="0.917671572972121" calcext:value-type="float">
            <text:p>0,917671572972121</text:p>
          </table:table-cell>
          <table:table-cell table:style-name="ce34" office:value-type="float" office:value="0.926293462355291" calcext:value-type="float">
            <text:p>0,926293462355291</text:p>
          </table:table-cell>
          <table:table-cell table:style-name="ce34" office:value-type="float" office:value="0.932975309265361" calcext:value-type="float">
            <text:p>0,932975309265361</text:p>
          </table:table-cell>
          <table:table-cell table:style-name="ce34" office:value-type="float" office:value="0.937930884757641" calcext:value-type="float">
            <text:p>0,937930884757641</text:p>
          </table:table-cell>
          <table:table-cell table:style-name="ce34" office:value-type="float" office:value="0.940964457165771" calcext:value-type="float">
            <text:p>0,940964457165771</text:p>
          </table:table-cell>
          <table:table-cell table:style-name="ce34" office:value-type="float" office:value="0.943033080017921" calcext:value-type="float">
            <text:p>0,943033080017921</text:p>
          </table:table-cell>
          <table:table-cell table:style-name="ce34" office:value-type="float" office:value="0.945241556256741" calcext:value-type="float">
            <text:p>0,945241556256741</text:p>
          </table:table-cell>
          <table:table-cell table:style-name="ce34" office:value-type="float" office:value="0.947278544686531" calcext:value-type="float">
            <text:p>0,947278544686531</text:p>
          </table:table-cell>
          <table:table-cell table:style-name="ce34" office:value-type="float" office:value="0.950057326462511" calcext:value-type="float">
            <text:p>0,950057326462511</text:p>
          </table:table-cell>
          <table:table-cell table:style-name="ce34" office:value-type="float" office:value="0.953192818523171" calcext:value-type="float">
            <text:p>0,953192818523171</text:p>
          </table:table-cell>
          <table:table-cell table:style-name="ce34" office:value-type="float" office:value="0.955613681683231" calcext:value-type="float">
            <text:p>0,955613681683231</text:p>
          </table:table-cell>
          <table:table-cell table:style-name="ce34" office:value-type="float" office:value="0.957114169023391" calcext:value-type="float">
            <text:p>0,957114169023391</text:p>
          </table:table-cell>
          <table:table-cell table:style-name="ce34" office:value-type="float" office:value="0.95863862144971" calcext:value-type="float">
            <text:p>0,95863862144971</text:p>
          </table:table-cell>
          <table:table-cell table:style-name="ce34" office:value-type="float" office:value="0.959917171302911" calcext:value-type="float">
            <text:p>0,959917171302911</text:p>
          </table:table-cell>
          <table:table-cell table:style-name="ce34" office:value-type="float" office:value="0.960921992772281" calcext:value-type="float">
            <text:p>0,960921992772281</text:p>
          </table:table-cell>
          <table:table-cell table:style-name="ce34" office:value-type="float" office:value="0.962540696814591" calcext:value-type="float">
            <text:p>0,962540696814591</text:p>
          </table:table-cell>
          <table:table-cell table:style-name="ce34" office:value-type="float" office:value="0.963254761541241" calcext:value-type="float">
            <text:p>0,963254761541241</text:p>
          </table:table-cell>
          <table:table-cell table:style-name="ce34" office:value-type="float" office:value="0.964051760297281" calcext:value-type="float">
            <text:p>0,964051760297281</text:p>
          </table:table-cell>
          <table:table-cell table:style-name="ce34" office:value-type="float" office:value="0.964884427506471" calcext:value-type="float">
            <text:p>0,964884427506471</text:p>
          </table:table-cell>
          <table:table-cell table:style-name="ce34" office:value-type="float" office:value="0.965697859104021" calcext:value-type="float">
            <text:p>0,965697859104021</text:p>
          </table:table-cell>
          <table:table-cell table:style-name="ce34" office:value-type="float" office:value="0.966646288432731" calcext:value-type="float">
            <text:p>0,966646288432731</text:p>
          </table:table-cell>
          <table:table-cell table:style-name="ce34" office:value-type="float" office:value="0.966778414102241" calcext:value-type="float">
            <text:p>0,966778414102241</text:p>
          </table:table-cell>
          <table:table-cell table:style-name="ce34" office:value-type="float" office:value="0.965390961081021" calcext:value-type="float">
            <text:p>0,965390961081021</text:p>
          </table:table-cell>
          <table:table-cell table:style-name="ce34" office:value-type="float" office:value="0.962889897867271" calcext:value-type="float">
            <text:p>0,962889897867271</text:p>
          </table:table-cell>
          <table:table-cell table:style-name="ce34" office:value-type="float" office:value="0.958101919864351" calcext:value-type="float">
            <text:p>0,958101919864351</text:p>
          </table:table-cell>
          <table:table-cell table:style-name="ce34" office:value-type="float" office:value="0.952366681116621" calcext:value-type="float">
            <text:p>0,952366681116621</text:p>
          </table:table-cell>
          <table:table-cell table:style-name="ce34" office:value-type="float" office:value="0.945826593503481" calcext:value-type="float">
            <text:p>0,945826593503481</text:p>
          </table:table-cell>
          <table:table-cell table:style-name="ce34" office:value-type="float" office:value="0.937290671637371" calcext:value-type="float">
            <text:p>0,937290671637371</text:p>
          </table:table-cell>
          <table:table-cell table:style-name="ce34" office:value-type="float" office:value="0.927090029559111" calcext:value-type="float">
            <text:p>0,927090029559111</text:p>
          </table:table-cell>
          <table:table-cell table:style-name="ce34" office:value-type="float" office:value="0.914138284960661" calcext:value-type="float">
            <text:p>0,914138284960661</text:p>
          </table:table-cell>
          <table:table-cell table:style-name="ce34" office:value-type="float" office:value="0.898111003897341" calcext:value-type="float">
            <text:p>0,898111003897341</text:p>
          </table:table-cell>
          <table:table-cell table:style-name="ce34" office:value-type="float" office:value="0.877925815268191" calcext:value-type="float">
            <text:p>0,877925815268191</text:p>
          </table:table-cell>
          <table:table-cell table:style-name="ce34" office:value-type="float" office:value="0.851948647039071" calcext:value-type="float">
            <text:p>0,851948647039071</text:p>
          </table:table-cell>
          <table:table-cell table:style-name="ce34" office:value-type="float" office:value="0.8193877846431" calcext:value-type="float">
            <text:p>0,8193877846431</text:p>
          </table:table-cell>
          <table:table-cell table:style-name="ce34" office:value-type="float" office:value="0.779078161219871" calcext:value-type="float">
            <text:p>0,779078161219871</text:p>
          </table:table-cell>
          <table:table-cell table:style-name="ce34" office:value-type="float" office:value="0.730690627499111" calcext:value-type="float">
            <text:p>0,730690627499111</text:p>
          </table:table-cell>
          <table:table-cell table:style-name="ce34" office:value-type="float" office:value="0.674231802391681" calcext:value-type="float">
            <text:p>0,674231802391681</text:p>
          </table:table-cell>
          <table:table-cell table:style-name="ce34" office:value-type="float" office:value="0.612106409490571" calcext:value-type="float">
            <text:p>0,612106409490571</text:p>
          </table:table-cell>
          <table:table-cell table:style-name="ce34" office:value-type="float" office:value="0.548931615793491" calcext:value-type="float">
            <text:p>0,548931615793491</text:p>
          </table:table-cell>
          <table:table-cell table:style-name="ce34" office:value-type="float" office:value="0.490400160123611" calcext:value-type="float">
            <text:p>0,490400160123611</text:p>
          </table:table-cell>
          <table:table-cell table:style-name="ce34" office:value-type="float" office:value="0.439984113892411" calcext:value-type="float">
            <text:p>0,439984113892411</text:p>
          </table:table-cell>
          <table:table-cell table:style-name="ce34" office:value-type="float" office:value="0.399972114902451" calcext:value-type="float">
            <text:p>0,399972114902451</text:p>
          </table:table-cell>
          <table:table-cell table:style-name="ce34" office:value-type="float" office:value="0.373663154011221" calcext:value-type="float">
            <text:p>0,373663154011221</text:p>
          </table:table-cell>
          <table:table-cell table:style-name="ce34" office:value-type="float" office:value="0.359671857457811" calcext:value-type="float">
            <text:p>0,359671857457811</text:p>
          </table:table-cell>
        </table:table-row>
        <table:table-row table:style-name="ro4">
          <table:table-cell table:style-name="ce34" office:value-type="float" office:value="0.908336437957081" calcext:value-type="float">
            <text:p>0,908336437957081</text:p>
          </table:table-cell>
          <table:table-cell table:style-name="ce34" office:value-type="float" office:value="0.92741678174241" calcext:value-type="float">
            <text:p>0,92741678174241</text:p>
          </table:table-cell>
          <table:table-cell table:style-name="ce34" office:value-type="float" office:value="0.961965521433051" calcext:value-type="float">
            <text:p>0,961965521433051</text:p>
          </table:table-cell>
          <table:table-cell table:style-name="ce34" office:value-type="float" office:value="1.00404771838361" calcext:value-type="float">
            <text:p>1,00404771838361</text:p>
          </table:table-cell>
          <table:table-cell table:style-name="ce34" office:value-type="float" office:value="1.04479203284261" calcext:value-type="float">
            <text:p>1,04479203284261</text:p>
          </table:table-cell>
          <table:table-cell table:style-name="ce34" office:value-type="float" office:value="1.07970274851091" calcext:value-type="float">
            <text:p>1,07970274851091</text:p>
          </table:table-cell>
          <table:table-cell table:style-name="ce34" office:value-type="float" office:value="1.10574628355721" calcext:value-type="float">
            <text:p>1,10574628355721</text:p>
          </table:table-cell>
          <table:table-cell table:style-name="ce34" office:value-type="float" office:value="1.12532416817381" calcext:value-type="float">
            <text:p>1,12532416817381</text:p>
          </table:table-cell>
          <table:table-cell table:style-name="ce34" office:value-type="float" office:value="1.13904378393751" calcext:value-type="float">
            <text:p>1,13904378393751</text:p>
          </table:table-cell>
          <table:table-cell table:style-name="ce34" office:value-type="float" office:value="1.14923953808221" calcext:value-type="float">
            <text:p>1,14923953808221</text:p>
          </table:table-cell>
          <table:table-cell table:style-name="ce34" office:value-type="float" office:value="1.15640875846431" calcext:value-type="float">
            <text:p>1,15640875846431</text:p>
          </table:table-cell>
          <table:table-cell table:style-name="ce34" office:value-type="float" office:value="1.16155637894091" calcext:value-type="float">
            <text:p>1,16155637894091</text:p>
          </table:table-cell>
          <table:table-cell table:style-name="ce34" office:value-type="float" office:value="1.16405475077541" calcext:value-type="float">
            <text:p>1,16405475077541</text:p>
          </table:table-cell>
          <table:table-cell table:style-name="ce34" office:value-type="float" office:value="1.1652878846351" calcext:value-type="float">
            <text:p>1,1652878846351</text:p>
          </table:table-cell>
          <table:table-cell table:style-name="ce34" office:value-type="float" office:value="1.16648613728871" calcext:value-type="float">
            <text:p>1,16648613728871</text:p>
          </table:table-cell>
          <table:table-cell table:style-name="ce34" office:value-type="float" office:value="1.16832185285771" calcext:value-type="float">
            <text:p>1,16832185285771</text:p>
          </table:table-cell>
          <table:table-cell table:style-name="ce34" office:value-type="float" office:value="1.17094889179241" calcext:value-type="float">
            <text:p>1,17094889179241</text:p>
          </table:table-cell>
          <table:table-cell table:style-name="ce34" office:value-type="float" office:value="1.1746455692521" calcext:value-type="float">
            <text:p>1,1746455692521</text:p>
          </table:table-cell>
          <table:table-cell table:style-name="ce34" office:value-type="float" office:value="1.17758543790761" calcext:value-type="float">
            <text:p>1,17758543790761</text:p>
          </table:table-cell>
          <table:table-cell table:style-name="ce34" office:value-type="float" office:value="1.17994152108751" calcext:value-type="float">
            <text:p>1,17994152108751</text:p>
          </table:table-cell>
          <table:table-cell table:style-name="ce34" office:value-type="float" office:value="1.18171922456811" calcext:value-type="float">
            <text:p>1,18171922456811</text:p>
          </table:table-cell>
          <table:table-cell table:style-name="ce34" office:value-type="float" office:value="1.18257978243951" calcext:value-type="float">
            <text:p>1,18257978243951</text:p>
          </table:table-cell>
          <table:table-cell table:style-name="ce34" office:value-type="float" office:value="1.18350190919691" calcext:value-type="float">
            <text:p>1,18350190919691</text:p>
          </table:table-cell>
          <table:table-cell table:style-name="ce34" office:value-type="float" office:value="1.18409904707141" calcext:value-type="float">
            <text:p>1,18409904707141</text:p>
          </table:table-cell>
          <table:table-cell table:style-name="ce34" office:value-type="float" office:value="1.18556343899941" calcext:value-type="float">
            <text:p>1,18556343899941</text:p>
          </table:table-cell>
          <table:table-cell table:style-name="ce34" office:value-type="float" office:value="1.18607619485071" calcext:value-type="float">
            <text:p>1,18607619485071</text:p>
          </table:table-cell>
          <table:table-cell table:style-name="ce34" office:value-type="float" office:value="1.18788013310381" calcext:value-type="float">
            <text:p>1,18788013310381</text:p>
          </table:table-cell>
          <table:table-cell table:style-name="ce34" office:value-type="float" office:value="1.18927596186521" calcext:value-type="float">
            <text:p>1,18927596186521</text:p>
          </table:table-cell>
          <table:table-cell table:style-name="ce34" office:value-type="float" office:value="1.19097537953781" calcext:value-type="float">
            <text:p>1,19097537953781</text:p>
          </table:table-cell>
          <table:table-cell table:style-name="ce34" office:value-type="float" office:value="1.19138572376821" calcext:value-type="float">
            <text:p>1,19138572376821</text:p>
          </table:table-cell>
          <table:table-cell table:style-name="ce34" office:value-type="float" office:value="1.18995822700341" calcext:value-type="float">
            <text:p>1,18995822700341</text:p>
          </table:table-cell>
          <table:table-cell table:style-name="ce34" office:value-type="float" office:value="1.18619911909821" calcext:value-type="float">
            <text:p>1,18619911909821</text:p>
          </table:table-cell>
          <table:table-cell table:style-name="ce34" office:value-type="float" office:value="1.18135985534541" calcext:value-type="float">
            <text:p>1,18135985534541</text:p>
          </table:table-cell>
          <table:table-cell table:style-name="ce34" office:value-type="float" office:value="1.17500468559011" calcext:value-type="float">
            <text:p>1,17500468559011</text:p>
          </table:table-cell>
          <table:table-cell table:style-name="ce34" office:value-type="float" office:value="1.16777751482551" calcext:value-type="float">
            <text:p>1,16777751482551</text:p>
          </table:table-cell>
          <table:table-cell table:style-name="ce34" office:value-type="float" office:value="1.15877288119861" calcext:value-type="float">
            <text:p>1,15877288119861</text:p>
          </table:table-cell>
          <table:table-cell table:style-name="ce34" office:value-type="float" office:value="1.14715081836881" calcext:value-type="float">
            <text:p>1,14715081836881</text:p>
          </table:table-cell>
          <table:table-cell table:style-name="ce34" office:value-type="float" office:value="1.13324913470141" calcext:value-type="float">
            <text:p>1,13324913470141</text:p>
          </table:table-cell>
          <table:table-cell table:style-name="ce34" office:value-type="float" office:value="1.11608191776231" calcext:value-type="float">
            <text:p>1,11608191776231</text:p>
          </table:table-cell>
          <table:table-cell table:style-name="ce34" office:value-type="float" office:value="1.09446964650041" calcext:value-type="float">
            <text:p>1,09446964650041</text:p>
          </table:table-cell>
          <table:table-cell table:style-name="ce34" office:value-type="float" office:value="1.06619306042291" calcext:value-type="float">
            <text:p>1,06619306042291</text:p>
          </table:table-cell>
          <table:table-cell table:style-name="ce34" office:value-type="float" office:value="1.02910136409341" calcext:value-type="float">
            <text:p>1,02910136409341</text:p>
          </table:table-cell>
          <table:table-cell table:style-name="ce34" office:value-type="float" office:value="0.980866204919381" calcext:value-type="float">
            <text:p>0,980866204919381</text:p>
          </table:table-cell>
          <table:table-cell table:style-name="ce34" office:value-type="float" office:value="0.919186521239461" calcext:value-type="float">
            <text:p>0,919186521239461</text:p>
          </table:table-cell>
          <table:table-cell table:style-name="ce34" office:value-type="float" office:value="0.843193085149811" calcext:value-type="float">
            <text:p>0,843193085149811</text:p>
          </table:table-cell>
          <table:table-cell table:style-name="ce34" office:value-type="float" office:value="0.756571383462011" calcext:value-type="float">
            <text:p>0,756571383462011</text:p>
          </table:table-cell>
          <table:table-cell table:style-name="ce34" office:value-type="float" office:value="0.668373295342351" calcext:value-type="float">
            <text:p>0,668373295342351</text:p>
          </table:table-cell>
          <table:table-cell table:style-name="ce34" office:value-type="float" office:value="0.586678302861311" calcext:value-type="float">
            <text:p>0,586678302861311</text:p>
          </table:table-cell>
          <table:table-cell table:style-name="ce34" office:value-type="float" office:value="0.517076698412061" calcext:value-type="float">
            <text:p>0,517076698412061</text:p>
          </table:table-cell>
          <table:table-cell table:style-name="ce34" office:value-type="float" office:value="0.46311646155671" calcext:value-type="float">
            <text:p>0,46311646155671</text:p>
          </table:table-cell>
          <table:table-cell table:style-name="ce34" office:value-type="float" office:value="0.426875677933861" calcext:value-type="float">
            <text:p>0,426875677933861</text:p>
          </table:table-cell>
          <table:table-cell table:style-name="ce34" office:value-type="float" office:value="0.40885965636181" calcext:value-type="float">
            <text:p>0,40885965636181</text:p>
          </table:table-cell>
        </table:table-row>
        <table:table-row table:style-name="ro4">
          <table:table-cell table:style-name="ce34" office:value-type="float" office:value="1.10218108025091" calcext:value-type="float">
            <text:p>1,10218108025091</text:p>
          </table:table-cell>
          <table:table-cell table:style-name="ce34" office:value-type="float" office:value="1.13537136495061" calcext:value-type="float">
            <text:p>1,13537136495061</text:p>
          </table:table-cell>
          <table:table-cell table:style-name="ce34" office:value-type="float" office:value="1.19432904459251" calcext:value-type="float">
            <text:p>1,19432904459251</text:p>
          </table:table-cell>
          <table:table-cell table:style-name="ce34" office:value-type="float" office:value="1.26486161512561" calcext:value-type="float">
            <text:p>1,26486161512561</text:p>
          </table:table-cell>
          <table:table-cell table:style-name="ce34" office:value-type="float" office:value="1.3281461013621" calcext:value-type="float">
            <text:p>1,3281461013621</text:p>
          </table:table-cell>
          <table:table-cell table:style-name="ce34" office:value-type="float" office:value="1.37758969003111" calcext:value-type="float">
            <text:p>1,37758969003111</text:p>
          </table:table-cell>
          <table:table-cell table:style-name="ce34" office:value-type="float" office:value="1.41225934269711" calcext:value-type="float">
            <text:p>1,41225934269711</text:p>
          </table:table-cell>
          <table:table-cell table:style-name="ce34" office:value-type="float" office:value="1.43705170455461" calcext:value-type="float">
            <text:p>1,43705170455461</text:p>
          </table:table-cell>
          <table:table-cell table:style-name="ce34" office:value-type="float" office:value="1.45397885840931" calcext:value-type="float">
            <text:p>1,45397885840931</text:p>
          </table:table-cell>
          <table:table-cell table:style-name="ce34" office:value-type="float" office:value="1.46479294972771" calcext:value-type="float">
            <text:p>1,46479294972771</text:p>
          </table:table-cell>
          <table:table-cell table:style-name="ce34" office:value-type="float" office:value="1.4715150712391" calcext:value-type="float">
            <text:p>1,4715150712391</text:p>
          </table:table-cell>
          <table:table-cell table:style-name="ce34" office:value-type="float" office:value="1.47533484368031" calcext:value-type="float">
            <text:p>1,47533484368031</text:p>
          </table:table-cell>
          <table:table-cell table:style-name="ce34" office:value-type="float" office:value="1.47699128287461" calcext:value-type="float">
            <text:p>1,47699128287461</text:p>
          </table:table-cell>
          <table:table-cell table:style-name="ce34" office:value-type="float" office:value="1.47668143134891" calcext:value-type="float">
            <text:p>1,47668143134891</text:p>
          </table:table-cell>
          <table:table-cell table:style-name="ce34" office:value-type="float" office:value="1.4767699481851" calcext:value-type="float">
            <text:p>1,4767699481851</text:p>
          </table:table-cell>
          <table:table-cell table:style-name="ce34" office:value-type="float" office:value="1.47818181630751" calcext:value-type="float">
            <text:p>1,47818181630751</text:p>
          </table:table-cell>
          <table:table-cell table:style-name="ce34" office:value-type="float" office:value="1.48155946546021" calcext:value-type="float">
            <text:p>1,48155946546021</text:p>
          </table:table-cell>
          <table:table-cell table:style-name="ce34" office:value-type="float" office:value="1.48542834710291" calcext:value-type="float">
            <text:p>1,48542834710291</text:p>
          </table:table-cell>
          <table:table-cell table:style-name="ce34" office:value-type="float" office:value="1.48989266551441" calcext:value-type="float">
            <text:p>1,48989266551441</text:p>
          </table:table-cell>
          <table:table-cell table:style-name="ce34" office:value-type="float" office:value="1.4934158253861" calcext:value-type="float">
            <text:p>1,4934158253861</text:p>
          </table:table-cell>
          <table:table-cell table:style-name="ce34" office:value-type="float" office:value="1.4957218021131" calcext:value-type="float">
            <text:p>1,4957218021131</text:p>
          </table:table-cell>
          <table:table-cell table:style-name="ce34" office:value-type="float" office:value="1.49642439109761" calcext:value-type="float">
            <text:p>1,49642439109761</text:p>
          </table:table-cell>
          <table:table-cell table:style-name="ce34" office:value-type="float" office:value="1.49603937998691" calcext:value-type="float">
            <text:p>1,49603937998691</text:p>
          </table:table-cell>
          <table:table-cell table:style-name="ce34" office:value-type="float" office:value="1.4963618086791" calcext:value-type="float">
            <text:p>1,4963618086791</text:p>
          </table:table-cell>
          <table:table-cell table:style-name="ce34" office:value-type="float" office:value="1.49728841349341" calcext:value-type="float">
            <text:p>1,49728841349341</text:p>
          </table:table-cell>
          <table:table-cell table:style-name="ce34" office:value-type="float" office:value="1.49892007291331" calcext:value-type="float">
            <text:p>1,49892007291331</text:p>
          </table:table-cell>
          <table:table-cell table:style-name="ce34" office:value-type="float" office:value="1.50140670180271" calcext:value-type="float">
            <text:p>1,50140670180271</text:p>
          </table:table-cell>
          <table:table-cell table:style-name="ce34" office:value-type="float" office:value="1.50425613502141" calcext:value-type="float">
            <text:p>1,50425613502141</text:p>
          </table:table-cell>
          <table:table-cell table:style-name="ce34" office:value-type="float" office:value="1.50701134723341" calcext:value-type="float">
            <text:p>1,50701134723341</text:p>
          </table:table-cell>
          <table:table-cell table:style-name="ce34" office:value-type="float" office:value="1.5080318916451" calcext:value-type="float">
            <text:p>1,5080318916451</text:p>
          </table:table-cell>
          <table:table-cell table:style-name="ce34" office:value-type="float" office:value="1.50602556958761" calcext:value-type="float">
            <text:p>1,50602556958761</text:p>
          </table:table-cell>
          <table:table-cell table:style-name="ce34" office:value-type="float" office:value="1.50258176519191" calcext:value-type="float">
            <text:p>1,50258176519191</text:p>
          </table:table-cell>
          <table:table-cell table:style-name="ce34" office:value-type="float" office:value="1.49707149399871" calcext:value-type="float">
            <text:p>1,49707149399871</text:p>
          </table:table-cell>
          <table:table-cell table:style-name="ce34" office:value-type="float" office:value="1.48996460931631" calcext:value-type="float">
            <text:p>1,48996460931631</text:p>
          </table:table-cell>
          <table:table-cell table:style-name="ce34" office:value-type="float" office:value="1.48077269412151" calcext:value-type="float">
            <text:p>1,48077269412151</text:p>
          </table:table-cell>
          <table:table-cell table:style-name="ce34" office:value-type="float" office:value="1.46970466229991" calcext:value-type="float">
            <text:p>1,46970466229991</text:p>
          </table:table-cell>
          <table:table-cell table:style-name="ce34" office:value-type="float" office:value="1.4570706747291" calcext:value-type="float">
            <text:p>1,4570706747291</text:p>
          </table:table-cell>
          <table:table-cell table:style-name="ce34" office:value-type="float" office:value="1.44163681391861" calcext:value-type="float">
            <text:p>1,44163681391861</text:p>
          </table:table-cell>
          <table:table-cell table:style-name="ce34" office:value-type="float" office:value="1.42391099649221" calcext:value-type="float">
            <text:p>1,42391099649221</text:p>
          </table:table-cell>
          <table:table-cell table:style-name="ce34" office:value-type="float" office:value="1.40083823850451" calcext:value-type="float">
            <text:p>1,40083823850451</text:p>
          </table:table-cell>
          <table:table-cell table:style-name="ce34" office:value-type="float" office:value="1.3713404759671" calcext:value-type="float">
            <text:p>1,3713404759671</text:p>
          </table:table-cell>
          <table:table-cell table:style-name="ce34" office:value-type="float" office:value="1.32960500026611" calcext:value-type="float">
            <text:p>1,32960500026611</text:p>
          </table:table-cell>
          <table:table-cell table:style-name="ce34" office:value-type="float" office:value="1.27280800492041" calcext:value-type="float">
            <text:p>1,27280800492041</text:p>
          </table:table-cell>
          <table:table-cell table:style-name="ce34" office:value-type="float" office:value="1.19403463908891" calcext:value-type="float">
            <text:p>1,19403463908891</text:p>
          </table:table-cell>
          <table:table-cell table:style-name="ce34" office:value-type="float" office:value="1.08864971371451" calcext:value-type="float">
            <text:p>1,08864971371451</text:p>
          </table:table-cell>
          <table:table-cell table:style-name="ce34" office:value-type="float" office:value="0.961429078424571" calcext:value-type="float">
            <text:p>0,961429078424571</text:p>
          </table:table-cell>
          <table:table-cell table:style-name="ce34" office:value-type="float" office:value="0.831817264063341" calcext:value-type="float">
            <text:p>0,831817264063341</text:p>
          </table:table-cell>
          <table:table-cell table:style-name="ce34" office:value-type="float" office:value="0.714270872184711" calcext:value-type="float">
            <text:p>0,714270872184711</text:p>
          </table:table-cell>
          <table:table-cell table:style-name="ce34" office:value-type="float" office:value="0.616479658531961" calcext:value-type="float">
            <text:p>0,616479658531961</text:p>
          </table:table-cell>
          <table:table-cell table:style-name="ce34" office:value-type="float" office:value="0.541634048689581" calcext:value-type="float">
            <text:p>0,541634048689581</text:p>
          </table:table-cell>
          <table:table-cell table:style-name="ce34" office:value-type="float" office:value="0.492747625903191" calcext:value-type="float">
            <text:p>0,492747625903191</text:p>
          </table:table-cell>
          <table:table-cell table:style-name="ce34" office:value-type="float" office:value="0.467724356586591" calcext:value-type="float">
            <text:p>0,467724356586591</text:p>
          </table:table-cell>
        </table:table-row>
        <table:table-row table:style-name="ro4">
          <table:table-cell table:style-name="ce34" office:value-type="float" office:value="1.34112678592811" calcext:value-type="float">
            <text:p>1,34112678592811</text:p>
          </table:table-cell>
          <table:table-cell table:style-name="ce34" office:value-type="float" office:value="1.40062673462761" calcext:value-type="float">
            <text:p>1,40062673462761</text:p>
          </table:table-cell>
          <table:table-cell table:style-name="ce34" office:value-type="float" office:value="1.50868481365181" calcext:value-type="float">
            <text:p>1,50868481365181</text:p>
          </table:table-cell>
          <table:table-cell table:style-name="ce34" office:value-type="float" office:value="1.63656108343091" calcext:value-type="float">
            <text:p>1,63656108343091</text:p>
          </table:table-cell>
          <table:table-cell table:style-name="ce34" office:value-type="float" office:value="1.7355838034171" calcext:value-type="float">
            <text:p>1,7355838034171</text:p>
          </table:table-cell>
          <table:table-cell table:style-name="ce34" office:value-type="float" office:value="1.80484873094651" calcext:value-type="float">
            <text:p>1,80484873094651</text:p>
          </table:table-cell>
          <table:table-cell table:style-name="ce34" office:value-type="float" office:value="1.84834921419241" calcext:value-type="float">
            <text:p>1,84834921419241</text:p>
          </table:table-cell>
          <table:table-cell table:style-name="ce34" office:value-type="float" office:value="1.87779179727311" calcext:value-type="float">
            <text:p>1,87779179727311</text:p>
          </table:table-cell>
          <table:table-cell table:style-name="ce34" office:value-type="float" office:value="1.89605909120771" calcext:value-type="float">
            <text:p>1,89605909120771</text:p>
          </table:table-cell>
          <table:table-cell table:style-name="ce34" office:value-type="float" office:value="1.90648952971721" calcext:value-type="float">
            <text:p>1,90648952971721</text:p>
          </table:table-cell>
          <table:table-cell table:style-name="ce34" office:value-type="float" office:value="1.91042998694181" calcext:value-type="float">
            <text:p>1,91042998694181</text:p>
          </table:table-cell>
          <table:table-cell table:style-name="ce34" office:value-type="float" office:value="1.91244445113631" calcext:value-type="float">
            <text:p>1,91244445113631</text:p>
          </table:table-cell>
          <table:table-cell table:style-name="ce34" office:value-type="float" office:value="1.91076165605151" calcext:value-type="float">
            <text:p>1,91076165605151</text:p>
          </table:table-cell>
          <table:table-cell table:style-name="ce34" office:value-type="float" office:value="1.90937193714441" calcext:value-type="float">
            <text:p>1,90937193714441</text:p>
          </table:table-cell>
          <table:table-cell table:style-name="ce34" office:value-type="float" office:value="1.90802451707241" calcext:value-type="float">
            <text:p>1,90802451707241</text:p>
          </table:table-cell>
          <table:table-cell table:style-name="ce34" office:value-type="float" office:value="1.90992298928521" calcext:value-type="float">
            <text:p>1,90992298928521</text:p>
          </table:table-cell>
          <table:table-cell table:style-name="ce34" office:value-type="float" office:value="1.91367123213391" calcext:value-type="float">
            <text:p>1,91367123213391</text:p>
          </table:table-cell>
          <table:table-cell table:style-name="ce34" office:value-type="float" office:value="1.91794957237521" calcext:value-type="float">
            <text:p>1,91794957237521</text:p>
          </table:table-cell>
          <table:table-cell table:style-name="ce34" office:value-type="float" office:value="1.92434210716921" calcext:value-type="float">
            <text:p>1,92434210716921</text:p>
          </table:table-cell>
          <table:table-cell table:style-name="ce34" office:value-type="float" office:value="1.92942366349141" calcext:value-type="float">
            <text:p>1,92942366349141</text:p>
          </table:table-cell>
          <table:table-cell table:style-name="ce34" office:value-type="float" office:value="1.93285288923931" calcext:value-type="float">
            <text:p>1,93285288923931</text:p>
          </table:table-cell>
          <table:table-cell table:style-name="ce34" office:value-type="float" office:value="1.93302782327441" calcext:value-type="float">
            <text:p>1,93302782327441</text:p>
          </table:table-cell>
          <table:table-cell table:style-name="ce34" office:value-type="float" office:value="1.93215819565181" calcext:value-type="float">
            <text:p>1,93215819565181</text:p>
          </table:table-cell>
          <table:table-cell table:style-name="ce34" office:value-type="float" office:value="1.93113618779771" calcext:value-type="float">
            <text:p>1,93113618779771</text:p>
          </table:table-cell>
          <table:table-cell table:style-name="ce34" office:value-type="float" office:value="1.93209264772061" calcext:value-type="float">
            <text:p>1,93209264772061</text:p>
          </table:table-cell>
          <table:table-cell table:style-name="ce34" office:value-type="float" office:value="1.93427623821031" calcext:value-type="float">
            <text:p>1,93427623821031</text:p>
          </table:table-cell>
          <table:table-cell table:style-name="ce34" office:value-type="float" office:value="1.93878582284291" calcext:value-type="float">
            <text:p>1,93878582284291</text:p>
          </table:table-cell>
          <table:table-cell table:style-name="ce34" office:value-type="float" office:value="1.94298203739621" calcext:value-type="float">
            <text:p>1,94298203739621</text:p>
          </table:table-cell>
          <table:table-cell table:style-name="ce34" office:value-type="float" office:value="1.94759148911021" calcext:value-type="float">
            <text:p>1,94759148911021</text:p>
          </table:table-cell>
          <table:table-cell table:style-name="ce34" office:value-type="float" office:value="1.94845814786941" calcext:value-type="float">
            <text:p>1,94845814786941</text:p>
          </table:table-cell>
          <table:table-cell table:style-name="ce34" office:value-type="float" office:value="1.94792297043711" calcext:value-type="float">
            <text:p>1,94792297043711</text:p>
          </table:table-cell>
          <table:table-cell table:style-name="ce34" office:value-type="float" office:value="1.94353684808591" calcext:value-type="float">
            <text:p>1,94353684808591</text:p>
          </table:table-cell>
          <table:table-cell table:style-name="ce34" office:value-type="float" office:value="1.93933306949181" calcext:value-type="float">
            <text:p>1,93933306949181</text:p>
          </table:table-cell>
          <table:table-cell table:style-name="ce34" office:value-type="float" office:value="1.92890624239721" calcext:value-type="float">
            <text:p>1,92890624239721</text:p>
          </table:table-cell>
          <table:table-cell table:style-name="ce34" office:value-type="float" office:value="1.91796806459471" calcext:value-type="float">
            <text:p>1,91796806459471</text:p>
          </table:table-cell>
          <table:table-cell table:style-name="ce34" office:value-type="float" office:value="1.90552424389391" calcext:value-type="float">
            <text:p>1,90552424389391</text:p>
          </table:table-cell>
          <table:table-cell table:style-name="ce34" office:value-type="float" office:value="1.89175396188071" calcext:value-type="float">
            <text:p>1,89175396188071</text:p>
          </table:table-cell>
          <table:table-cell table:style-name="ce34" office:value-type="float" office:value="1.87682942461011" calcext:value-type="float">
            <text:p>1,87682942461011</text:p>
          </table:table-cell>
          <table:table-cell table:style-name="ce34" office:value-type="float" office:value="1.85879579688131" calcext:value-type="float">
            <text:p>1,85879579688131</text:p>
          </table:table-cell>
          <table:table-cell table:style-name="ce34" office:value-type="float" office:value="1.83642077122631" calcext:value-type="float">
            <text:p>1,83642077122631</text:p>
          </table:table-cell>
          <table:table-cell table:style-name="ce34" office:value-type="float" office:value="1.80629838296091" calcext:value-type="float">
            <text:p>1,80629838296091</text:p>
          </table:table-cell>
          <table:table-cell table:style-name="ce34" office:value-type="float" office:value="1.76270591818241" calcext:value-type="float">
            <text:p>1,76270591818241</text:p>
          </table:table-cell>
          <table:table-cell table:style-name="ce34" office:value-type="float" office:value="1.6967127285281" calcext:value-type="float">
            <text:p>1,6967127285281</text:p>
          </table:table-cell>
          <table:table-cell table:style-name="ce34" office:value-type="float" office:value="1.59693757758851" calcext:value-type="float">
            <text:p>1,59693757758851</text:p>
          </table:table-cell>
          <table:table-cell table:style-name="ce34" office:value-type="float" office:value="1.4485717008941" calcext:value-type="float">
            <text:p>1,4485717008941</text:p>
          </table:table-cell>
          <table:table-cell table:style-name="ce34" office:value-type="float" office:value="1.24850758895811" calcext:value-type="float">
            <text:p>1,24850758895811</text:p>
          </table:table-cell>
          <table:table-cell table:style-name="ce34" office:value-type="float" office:value="1.0481282077271" calcext:value-type="float">
            <text:p>1,0481282077271</text:p>
          </table:table-cell>
          <table:table-cell table:style-name="ce34" office:value-type="float" office:value="0.874484752186251" calcext:value-type="float">
            <text:p>0,874484752186251</text:p>
          </table:table-cell>
          <table:table-cell table:style-name="ce34" office:value-type="float" office:value="0.7362491606391" calcext:value-type="float">
            <text:p>0,7362491606391</text:p>
          </table:table-cell>
          <table:table-cell table:style-name="ce34" office:value-type="float" office:value="0.634608060820181" calcext:value-type="float">
            <text:p>0,634608060820181</text:p>
          </table:table-cell>
          <table:table-cell table:style-name="ce34" office:value-type="float" office:value="0.568105611123881" calcext:value-type="float">
            <text:p>0,568105611123881</text:p>
          </table:table-cell>
          <table:table-cell table:style-name="ce34" office:value-type="float" office:value="0.53526304246981" calcext:value-type="float">
            <text:p>0,53526304246981</text:p>
          </table:table-cell>
        </table:table-row>
        <table:table-row table:style-name="ro4">
          <table:table-cell table:style-name="ce34" office:value-type="float" office:value="1.62365482416231" calcext:value-type="float">
            <text:p>1,62365482416231</text:p>
          </table:table-cell>
          <table:table-cell table:style-name="ce34" office:value-type="float" office:value="1.73120978925461" calcext:value-type="float">
            <text:p>1,73120978925461</text:p>
          </table:table-cell>
          <table:table-cell table:style-name="ce34" office:value-type="float" office:value="1.93784441523391" calcext:value-type="float">
            <text:p>1,93784441523391</text:p>
          </table:table-cell>
          <table:table-cell table:style-name="ce34" office:value-type="float" office:value="2.19487793299271" calcext:value-type="float">
            <text:p>2,19487793299271</text:p>
          </table:table-cell>
          <table:table-cell table:style-name="ce34" office:value-type="float" office:value="2.34957004865971" calcext:value-type="float">
            <text:p>2,34957004865971</text:p>
          </table:table-cell>
          <table:table-cell table:style-name="ce34" office:value-type="float" office:value="2.43553062953941" calcext:value-type="float">
            <text:p>2,43553062953941</text:p>
          </table:table-cell>
          <table:table-cell table:style-name="ce34" office:value-type="float" office:value="2.48507652395641" calcext:value-type="float">
            <text:p>2,48507652395641</text:p>
          </table:table-cell>
          <table:table-cell table:style-name="ce34" office:value-type="float" office:value="2.51425546964621" calcext:value-type="float">
            <text:p>2,51425546964621</text:p>
          </table:table-cell>
          <table:table-cell table:style-name="ce34" office:value-type="float" office:value="2.53238119438361" calcext:value-type="float">
            <text:p>2,53238119438361</text:p>
          </table:table-cell>
          <table:table-cell table:style-name="ce34" office:value-type="float" office:value="2.54020224400631" calcext:value-type="float">
            <text:p>2,54020224400631</text:p>
          </table:table-cell>
          <table:table-cell table:style-name="ce34" office:value-type="float" office:value="2.54224077149311" calcext:value-type="float">
            <text:p>2,54224077149311</text:p>
          </table:table-cell>
          <table:table-cell table:style-name="ce34" office:value-type="float" office:value="2.53853875213951" calcext:value-type="float">
            <text:p>2,53853875213951</text:p>
          </table:table-cell>
          <table:table-cell table:style-name="ce34" office:value-type="float" office:value="2.5347021314461" calcext:value-type="float">
            <text:p>2,5347021314461</text:p>
          </table:table-cell>
          <table:table-cell table:style-name="ce34" office:value-type="float" office:value="2.53068263990451" calcext:value-type="float">
            <text:p>2,53068263990451</text:p>
          </table:table-cell>
          <table:table-cell table:style-name="ce34" office:value-type="float" office:value="2.528230724791" calcext:value-type="float">
            <text:p>2,528230724791</text:p>
          </table:table-cell>
          <table:table-cell table:style-name="ce34" office:value-type="float" office:value="2.52992414305161" calcext:value-type="float">
            <text:p>2,52992414305161</text:p>
          </table:table-cell>
          <table:table-cell table:style-name="ce34" office:value-type="float" office:value="2.53430455159691" calcext:value-type="float">
            <text:p>2,53430455159691</text:p>
          </table:table-cell>
          <table:table-cell table:style-name="ce34" office:value-type="float" office:value="2.5400392973861" calcext:value-type="float">
            <text:p>2,5400392973861</text:p>
          </table:table-cell>
          <table:table-cell table:style-name="ce34" office:value-type="float" office:value="2.54815292811621" calcext:value-type="float">
            <text:p>2,54815292811621</text:p>
          </table:table-cell>
          <table:table-cell table:style-name="ce34" office:value-type="float" office:value="2.55613541614121" calcext:value-type="float">
            <text:p>2,55613541614121</text:p>
          </table:table-cell>
          <table:table-cell table:style-name="ce34" office:value-type="float" office:value="2.55972391741971" calcext:value-type="float">
            <text:p>2,55972391741971</text:p>
          </table:table-cell>
          <table:table-cell table:style-name="ce34" office:value-type="float" office:value="2.56007415435721" calcext:value-type="float">
            <text:p>2,56007415435721</text:p>
          </table:table-cell>
          <table:table-cell table:style-name="ce34" office:value-type="float" office:value="2.55763734475671" calcext:value-type="float">
            <text:p>2,55763734475671</text:p>
          </table:table-cell>
          <table:table-cell table:style-name="ce34" office:value-type="float" office:value="2.55514300875041" calcext:value-type="float">
            <text:p>2,55514300875041</text:p>
          </table:table-cell>
          <table:table-cell table:style-name="ce34" office:value-type="float" office:value="2.55519441738081" calcext:value-type="float">
            <text:p>2,55519441738081</text:p>
          </table:table-cell>
          <table:table-cell table:style-name="ce34" office:value-type="float" office:value="2.55892761479261" calcext:value-type="float">
            <text:p>2,55892761479261</text:p>
          </table:table-cell>
          <table:table-cell table:style-name="ce34" office:value-type="float" office:value="2.56400947733391" calcext:value-type="float">
            <text:p>2,56400947733391</text:p>
          </table:table-cell>
          <table:table-cell table:style-name="ce34" office:value-type="float" office:value="2.57191683007431" calcext:value-type="float">
            <text:p>2,57191683007431</text:p>
          </table:table-cell>
          <table:table-cell table:style-name="ce34" office:value-type="float" office:value="2.57678546174861" calcext:value-type="float">
            <text:p>2,57678546174861</text:p>
          </table:table-cell>
          <table:table-cell table:style-name="ce34" office:value-type="float" office:value="2.57921157257181" calcext:value-type="float">
            <text:p>2,57921157257181</text:p>
          </table:table-cell>
          <table:table-cell table:style-name="ce34" office:value-type="float" office:value="2.57779072285111" calcext:value-type="float">
            <text:p>2,57779072285111</text:p>
          </table:table-cell>
          <table:table-cell table:style-name="ce34" office:value-type="float" office:value="2.57477471225321" calcext:value-type="float">
            <text:p>2,57477471225321</text:p>
          </table:table-cell>
          <table:table-cell table:style-name="ce34" office:value-type="float" office:value="2.5679164706191" calcext:value-type="float">
            <text:p>2,5679164706191</text:p>
          </table:table-cell>
          <table:table-cell table:style-name="ce34" office:value-type="float" office:value="2.55738409150151" calcext:value-type="float">
            <text:p>2,55738409150151</text:p>
          </table:table-cell>
          <table:table-cell table:style-name="ce34" office:value-type="float" office:value="2.54379686764121" calcext:value-type="float">
            <text:p>2,54379686764121</text:p>
          </table:table-cell>
          <table:table-cell table:style-name="ce34" office:value-type="float" office:value="2.53021975466721" calcext:value-type="float">
            <text:p>2,53021975466721</text:p>
          </table:table-cell>
          <table:table-cell table:style-name="ce34" office:value-type="float" office:value="2.51536543854211" calcext:value-type="float">
            <text:p>2,51536543854211</text:p>
          </table:table-cell>
          <table:table-cell table:style-name="ce34" office:value-type="float" office:value="2.5014423863581" calcext:value-type="float">
            <text:p>2,5014423863581</text:p>
          </table:table-cell>
          <table:table-cell table:style-name="ce34" office:value-type="float" office:value="2.48476411815351" calcext:value-type="float">
            <text:p>2,48476411815351</text:p>
          </table:table-cell>
          <table:table-cell table:style-name="ce34" office:value-type="float" office:value="2.46583117287871" calcext:value-type="float">
            <text:p>2,46583117287871</text:p>
          </table:table-cell>
          <table:table-cell table:style-name="ce34" office:value-type="float" office:value="2.43929438375141" calcext:value-type="float">
            <text:p>2,43929438375141</text:p>
          </table:table-cell>
          <table:table-cell table:style-name="ce34" office:value-type="float" office:value="2.39909860356141" calcext:value-type="float">
            <text:p>2,39909860356141</text:p>
          </table:table-cell>
          <table:table-cell table:style-name="ce34" office:value-type="float" office:value="2.33243290959141" calcext:value-type="float">
            <text:p>2,33243290959141</text:p>
          </table:table-cell>
          <table:table-cell table:style-name="ce34" office:value-type="float" office:value="2.2141202064771" calcext:value-type="float">
            <text:p>2,2141202064771</text:p>
          </table:table-cell>
          <table:table-cell table:style-name="ce34" office:value-type="float" office:value="2.00482619112861" calcext:value-type="float">
            <text:p>2,00482619112861</text:p>
          </table:table-cell>
          <table:table-cell table:style-name="ce34" office:value-type="float" office:value="1.65487937630781" calcext:value-type="float">
            <text:p>1,65487937630781</text:p>
          </table:table-cell>
          <table:table-cell table:style-name="ce34" office:value-type="float" office:value="1.3276055176541" calcext:value-type="float">
            <text:p>1,3276055176541</text:p>
          </table:table-cell>
          <table:table-cell table:style-name="ce34" office:value-type="float" office:value="1.06779046164091" calcext:value-type="float">
            <text:p>1,06779046164091</text:p>
          </table:table-cell>
          <table:table-cell table:style-name="ce34" office:value-type="float" office:value="0.874535608946951" calcext:value-type="float">
            <text:p>0,874535608946951</text:p>
          </table:table-cell>
          <table:table-cell table:style-name="ce34" office:value-type="float" office:value="0.738264514273181" calcext:value-type="float">
            <text:p>0,738264514273181</text:p>
          </table:table-cell>
          <table:table-cell table:style-name="ce34" office:value-type="float" office:value="0.651806908427211" calcext:value-type="float">
            <text:p>0,651806908427211</text:p>
          </table:table-cell>
          <table:table-cell table:style-name="ce34" office:value-type="float" office:value="0.609646777117761" calcext:value-type="float">
            <text:p>0,609646777117761</text:p>
          </table:table-cell>
        </table:table-row>
        <table:table-row table:style-name="ro4">
          <table:table-cell table:style-name="ce34" office:value-type="float" office:value="1.93570969678581" calcext:value-type="float">
            <text:p>1,93570969678581</text:p>
          </table:table-cell>
          <table:table-cell table:style-name="ce34" office:value-type="float" office:value="2.12291814584461" calcext:value-type="float">
            <text:p>2,12291814584461</text:p>
          </table:table-cell>
          <table:table-cell table:style-name="ce34" office:value-type="float" office:value="2.52758798087721" calcext:value-type="float">
            <text:p>2,52758798087721</text:p>
          </table:table-cell>
          <table:table-cell table:style-name="ce34" office:value-type="float" office:value="3.14301305400511" calcext:value-type="float">
            <text:p>3,14301305400511</text:p>
          </table:table-cell>
          <table:table-cell table:style-name="ce34" office:value-type="float" office:value="3.34663967630981" calcext:value-type="float">
            <text:p>3,34663967630981</text:p>
          </table:table-cell>
          <table:table-cell table:style-name="ce34" office:value-type="float" office:value="3.42858265741621" calcext:value-type="float">
            <text:p>3,42858265741621</text:p>
          </table:table-cell>
          <table:table-cell table:style-name="ce34" office:value-type="float" office:value="3.4677310813471" calcext:value-type="float">
            <text:p>3,4677310813471</text:p>
          </table:table-cell>
          <table:table-cell table:style-name="ce34" office:value-type="float" office:value="3.48993267219791" calcext:value-type="float">
            <text:p>3,48993267219791</text:p>
          </table:table-cell>
          <table:table-cell table:style-name="ce34" office:value-type="float" office:value="3.50302117485381" calcext:value-type="float">
            <text:p>3,50302117485381</text:p>
          </table:table-cell>
          <table:table-cell table:style-name="ce34" office:value-type="float" office:value="3.50885257796411" calcext:value-type="float">
            <text:p>3,50885257796411</text:p>
          </table:table-cell>
          <table:table-cell table:style-name="ce34" office:value-type="float" office:value="3.5063089871721" calcext:value-type="float">
            <text:p>3,5063089871721</text:p>
          </table:table-cell>
          <table:table-cell table:style-name="ce34" office:value-type="float" office:value="3.50032584075831" calcext:value-type="float">
            <text:p>3,50032584075831</text:p>
          </table:table-cell>
          <table:table-cell table:style-name="ce34" office:value-type="float" office:value="3.49328908982461" calcext:value-type="float">
            <text:p>3,49328908982461</text:p>
          </table:table-cell>
          <table:table-cell table:style-name="ce34" office:value-type="float" office:value="3.4878614465771" calcext:value-type="float">
            <text:p>3,4878614465771</text:p>
          </table:table-cell>
          <table:table-cell table:style-name="ce34" office:value-type="float" office:value="3.48545209103071" calcext:value-type="float">
            <text:p>3,48545209103071</text:p>
          </table:table-cell>
          <table:table-cell table:style-name="ce34" office:value-type="float" office:value="3.48621550321011" calcext:value-type="float">
            <text:p>3,48621550321011</text:p>
          </table:table-cell>
          <table:table-cell table:style-name="ce34" office:value-type="float" office:value="3.49044969595821" calcext:value-type="float">
            <text:p>3,49044969595821</text:p>
          </table:table-cell>
          <table:table-cell table:style-name="ce34" office:value-type="float" office:value="3.49733336869981" calcext:value-type="float">
            <text:p>3,49733336869981</text:p>
          </table:table-cell>
          <table:table-cell table:style-name="ce34" office:value-type="float" office:value="3.50642948603531" calcext:value-type="float">
            <text:p>3,50642948603531</text:p>
          </table:table-cell>
          <table:table-cell table:style-name="ce34" office:value-type="float" office:value="3.51510506942831" calcext:value-type="float">
            <text:p>3,51510506942831</text:p>
          </table:table-cell>
          <table:table-cell table:style-name="ce34" office:value-type="float" office:value="3.52048403906321" calcext:value-type="float">
            <text:p>3,52048403906321</text:p>
          </table:table-cell>
          <table:table-cell table:style-name="ce34" office:value-type="float" office:value="3.51900820733881" calcext:value-type="float">
            <text:p>3,51900820733881</text:p>
          </table:table-cell>
          <table:table-cell table:style-name="ce34" office:value-type="float" office:value="3.5142581530561" calcext:value-type="float">
            <text:p>3,5142581530561</text:p>
          </table:table-cell>
          <table:table-cell table:style-name="ce34" office:value-type="float" office:value="3.51047993068541" calcext:value-type="float">
            <text:p>3,51047993068541</text:p>
          </table:table-cell>
          <table:table-cell table:style-name="ce34" office:value-type="float" office:value="3.50927859227321" calcext:value-type="float">
            <text:p>3,50927859227321</text:p>
          </table:table-cell>
          <table:table-cell table:style-name="ce34" office:value-type="float" office:value="3.51242457403031" calcext:value-type="float">
            <text:p>3,51242457403031</text:p>
          </table:table-cell>
          <table:table-cell table:style-name="ce34" office:value-type="float" office:value="3.5188793670741" calcext:value-type="float">
            <text:p>3,5188793670741</text:p>
          </table:table-cell>
          <table:table-cell table:style-name="ce34" office:value-type="float" office:value="3.52676512170391" calcext:value-type="float">
            <text:p>3,52676512170391</text:p>
          </table:table-cell>
          <table:table-cell table:style-name="ce34" office:value-type="float" office:value="3.53315936236981" calcext:value-type="float">
            <text:p>3,53315936236981</text:p>
          </table:table-cell>
          <table:table-cell table:style-name="ce34" office:value-type="float" office:value="3.53399606324141" calcext:value-type="float">
            <text:p>3,53399606324141</text:p>
          </table:table-cell>
          <table:table-cell table:style-name="ce34" office:value-type="float" office:value="3.53246588995121" calcext:value-type="float">
            <text:p>3,53246588995121</text:p>
          </table:table-cell>
          <table:table-cell table:style-name="ce34" office:value-type="float" office:value="3.52929818298811" calcext:value-type="float">
            <text:p>3,52929818298811</text:p>
          </table:table-cell>
          <table:table-cell table:style-name="ce34" office:value-type="float" office:value="3.52306680534411" calcext:value-type="float">
            <text:p>3,52306680534411</text:p>
          </table:table-cell>
          <table:table-cell table:style-name="ce34" office:value-type="float" office:value="3.51225487823331" calcext:value-type="float">
            <text:p>3,51225487823331</text:p>
          </table:table-cell>
          <table:table-cell table:style-name="ce34" office:value-type="float" office:value="3.49872311966081" calcext:value-type="float">
            <text:p>3,49872311966081</text:p>
          </table:table-cell>
          <table:table-cell table:style-name="ce34" office:value-type="float" office:value="3.48486000798631" calcext:value-type="float">
            <text:p>3,48486000798631</text:p>
          </table:table-cell>
          <table:table-cell table:style-name="ce34" office:value-type="float" office:value="3.47270634316141" calcext:value-type="float">
            <text:p>3,47270634316141</text:p>
          </table:table-cell>
          <table:table-cell table:style-name="ce34" office:value-type="float" office:value="3.4609016253461" calcext:value-type="float">
            <text:p>3,4609016253461</text:p>
          </table:table-cell>
          <table:table-cell table:style-name="ce34" office:value-type="float" office:value="3.44974293129111" calcext:value-type="float">
            <text:p>3,44974293129111</text:p>
          </table:table-cell>
          <table:table-cell table:style-name="ce34" office:value-type="float" office:value="3.4370791573651" calcext:value-type="float">
            <text:p>3,4370791573651</text:p>
          </table:table-cell>
          <table:table-cell table:style-name="ce34" office:value-type="float" office:value="3.42039209978161" calcext:value-type="float">
            <text:p>3,42039209978161</text:p>
          </table:table-cell>
          <table:table-cell table:style-name="ce34" office:value-type="float" office:value="3.39389221890491" calcext:value-type="float">
            <text:p>3,39389221890491</text:p>
          </table:table-cell>
          <table:table-cell table:style-name="ce34" office:value-type="float" office:value="3.34397525612611" calcext:value-type="float">
            <text:p>3,34397525612611</text:p>
          </table:table-cell>
          <table:table-cell table:style-name="ce34" office:value-type="float" office:value="3.23893256044041" calcext:value-type="float">
            <text:p>3,23893256044041</text:p>
          </table:table-cell>
          <table:table-cell table:style-name="ce34" office:value-type="float" office:value="2.98133015031091" calcext:value-type="float">
            <text:p>2,98133015031091</text:p>
          </table:table-cell>
          <table:table-cell table:style-name="ce34" office:value-type="float" office:value="2.2347819516661" calcext:value-type="float">
            <text:p>2,2347819516661</text:p>
          </table:table-cell>
          <table:table-cell table:style-name="ce34" office:value-type="float" office:value="1.67011071279271" calcext:value-type="float">
            <text:p>1,67011071279271</text:p>
          </table:table-cell>
          <table:table-cell table:style-name="ce34" office:value-type="float" office:value="1.28409984452521" calcext:value-type="float">
            <text:p>1,28409984452521</text:p>
          </table:table-cell>
          <table:table-cell table:style-name="ce34" office:value-type="float" office:value="1.02212948501031" calcext:value-type="float">
            <text:p>1,02212948501031</text:p>
          </table:table-cell>
          <table:table-cell table:style-name="ce34" office:value-type="float" office:value="0.847363810602861" calcext:value-type="float">
            <text:p>0,847363810602861</text:p>
          </table:table-cell>
          <table:table-cell table:style-name="ce34" office:value-type="float" office:value="0.739119021170431" calcext:value-type="float">
            <text:p>0,739119021170431</text:p>
          </table:table-cell>
          <table:table-cell table:style-name="ce34" office:value-type="float" office:value="0.687060310991651" calcext:value-type="float">
            <text:p>0,687060310991651</text:p>
          </table:table-cell>
        </table:table-row>
        <table:table-row table:style-name="ro4">
          <table:table-cell table:style-name="ce34" office:value-type="float" office:value="2.2396186376231" calcext:value-type="float">
            <text:p>2,2396186376231</text:p>
          </table:table-cell>
          <table:table-cell table:style-name="ce34" office:value-type="float" office:value="2.52706624337371" calcext:value-type="float">
            <text:p>2,52706624337371</text:p>
          </table:table-cell>
          <table:table-cell table:style-name="ce34" office:value-type="float" office:value="3.27483675462221" calcext:value-type="float">
            <text:p>3,27483675462221</text:p>
          </table:table-cell>
          <table:table-cell table:style-name="ce34" office:value-type="float" office:value="5.15081857357931" calcext:value-type="float">
            <text:p>5,15081857357931</text:p>
          </table:table-cell>
          <table:table-cell table:style-name="ce34" office:value-type="float" office:value="5.15109349304061" calcext:value-type="float">
            <text:p>5,15109349304061</text:p>
          </table:table-cell>
          <table:table-cell table:style-name="ce34" office:value-type="float" office:value="5.15141238441521" calcext:value-type="float">
            <text:p>5,15141238441521</text:p>
          </table:table-cell>
          <table:table-cell table:style-name="ce34" office:value-type="float" office:value="5.15177664122491" calcext:value-type="float">
            <text:p>5,15177664122491</text:p>
          </table:table-cell>
          <table:table-cell table:style-name="ce34" office:value-type="float" office:value="5.15218637501751" calcext:value-type="float">
            <text:p>5,15218637501751</text:p>
          </table:table-cell>
          <table:table-cell table:style-name="ce34" office:value-type="float" office:value="5.15264128903481" calcext:value-type="float">
            <text:p>5,15264128903481</text:p>
          </table:table-cell>
          <table:table-cell table:style-name="ce34" office:value-type="float" office:value="5.15313658713311" calcext:value-type="float">
            <text:p>5,15313658713311</text:p>
          </table:table-cell>
          <table:table-cell table:style-name="ce34" office:value-type="float" office:value="5.15341411321" calcext:value-type="float">
            <text:p>5,15341411321</text:p>
          </table:table-cell>
          <table:table-cell table:style-name="ce34" office:value-type="float" office:value="5.1537324046841" calcext:value-type="float">
            <text:p>5,1537324046841</text:p>
          </table:table-cell>
          <table:table-cell table:style-name="ce34" office:value-type="float" office:value="5.1540959606781" calcext:value-type="float">
            <text:p>5,1540959606781</text:p>
          </table:table-cell>
          <table:table-cell table:style-name="ce34" office:value-type="float" office:value="5.15450675293861" calcext:value-type="float">
            <text:p>5,15450675293861</text:p>
          </table:table-cell>
          <table:table-cell table:style-name="ce34" office:value-type="float" office:value="5.15496636952271" calcext:value-type="float">
            <text:p>5,15496636952271</text:p>
          </table:table-cell>
          <table:table-cell table:style-name="ce34" office:value-type="float" office:value="5.15547471358731" calcext:value-type="float">
            <text:p>5,15547471358731</text:p>
          </table:table-cell>
          <table:table-cell table:style-name="ce34" office:value-type="float" office:value="5.15603271933661" calcext:value-type="float">
            <text:p>5,15603271933661</text:p>
          </table:table-cell>
          <table:table-cell table:style-name="ce34" office:value-type="float" office:value="5.15663839156381" calcext:value-type="float">
            <text:p>5,15663839156381</text:p>
          </table:table-cell>
          <table:table-cell table:style-name="ce34" office:value-type="float" office:value="5.15729150062161" calcext:value-type="float">
            <text:p>5,15729150062161</text:p>
          </table:table-cell>
          <table:table-cell table:style-name="ce34" office:value-type="float" office:value="5.15798994151361" calcext:value-type="float">
            <text:p>5,15798994151361</text:p>
          </table:table-cell>
          <table:table-cell table:style-name="ce34" office:value-type="float" office:value="5.15873045244911" calcext:value-type="float">
            <text:p>5,15873045244911</text:p>
          </table:table-cell>
          <table:table-cell table:style-name="ce34" office:value-type="float" office:value="5.15716414698651" calcext:value-type="float">
            <text:p>5,15716414698651</text:p>
          </table:table-cell>
          <table:table-cell table:style-name="ce34" office:value-type="float" office:value="5.15563880816851" calcext:value-type="float">
            <text:p>5,15563880816851</text:p>
          </table:table-cell>
          <table:table-cell table:style-name="ce34" office:value-type="float" office:value="5.15415777272051" calcext:value-type="float">
            <text:p>5,15415777272051</text:p>
          </table:table-cell>
          <table:table-cell table:style-name="ce34" office:value-type="float" office:value="5.15272241458431" calcext:value-type="float">
            <text:p>5,15272241458431</text:p>
          </table:table-cell>
          <table:table-cell table:style-name="ce34" office:value-type="float" office:value="5.15133273340511" calcext:value-type="float">
            <text:p>5,15133273340511</text:p>
          </table:table-cell>
          <table:table-cell table:style-name="ce34" office:value-type="float" office:value="5.14998904317741" calcext:value-type="float">
            <text:p>5,14998904317741</text:p>
          </table:table-cell>
          <table:table-cell table:style-name="ce34" office:value-type="float" office:value="5.14868882682751" calcext:value-type="float">
            <text:p>5,14868882682751</text:p>
          </table:table-cell>
          <table:table-cell table:style-name="ce34" office:value-type="float" office:value="5.14742787759451" calcext:value-type="float">
            <text:p>5,14742787759451</text:p>
          </table:table-cell>
          <table:table-cell table:style-name="ce34" office:value-type="float" office:value="5.14420311153091" calcext:value-type="float">
            <text:p>5,14420311153091</text:p>
          </table:table-cell>
          <table:table-cell table:style-name="ce34" office:value-type="float" office:value="5.14101701450821" calcext:value-type="float">
            <text:p>5,14101701450821</text:p>
          </table:table-cell>
          <table:table-cell table:style-name="ce34" office:value-type="float" office:value="5.13787074217321" calcext:value-type="float">
            <text:p>5,13787074217321</text:p>
          </table:table-cell>
          <table:table-cell table:style-name="ce34" office:value-type="float" office:value="5.13476160621531" calcext:value-type="float">
            <text:p>5,13476160621531</text:p>
          </table:table-cell>
          <table:table-cell table:style-name="ce34" office:value-type="float" office:value="5.13322498111491" calcext:value-type="float">
            <text:p>5,13322498111491</text:p>
          </table:table-cell>
          <table:table-cell table:style-name="ce34" office:value-type="float" office:value="5.13172795774191" calcext:value-type="float">
            <text:p>5,13172795774191</text:p>
          </table:table-cell>
          <table:table-cell table:style-name="ce34" office:value-type="float" office:value="5.13027445844671" calcext:value-type="float">
            <text:p>5,13027445844671</text:p>
          </table:table-cell>
          <table:table-cell table:style-name="ce34" office:value-type="float" office:value="5.12886596523061" calcext:value-type="float">
            <text:p>5,12886596523061</text:p>
          </table:table-cell>
          <table:table-cell table:style-name="ce34" office:value-type="float" office:value="5.1275047981851" calcext:value-type="float">
            <text:p>5,1275047981851</text:p>
          </table:table-cell>
          <table:table-cell table:style-name="ce34" office:value-type="float" office:value="5.12619126380391" calcext:value-type="float">
            <text:p>5,12619126380391</text:p>
          </table:table-cell>
          <table:table-cell table:style-name="ce34" office:value-type="float" office:value="5.12492523877991" calcext:value-type="float">
            <text:p>5,12492523877991</text:p>
          </table:table-cell>
          <table:table-cell table:style-name="ce34" office:value-type="float" office:value="5.12370659052641" calcext:value-type="float">
            <text:p>5,12370659052641</text:p>
          </table:table-cell>
          <table:table-cell table:style-name="ce34" office:value-type="float" office:value="5.12253608165471" calcext:value-type="float">
            <text:p>5,12253608165471</text:p>
          </table:table-cell>
          <table:table-cell table:style-name="ce34" office:value-type="float" office:value="5.12141385801131" calcext:value-type="float">
            <text:p>5,12141385801131</text:p>
          </table:table-cell>
          <table:table-cell table:style-name="ce34" office:value-type="float" office:value="5.12033901917531" calcext:value-type="float">
            <text:p>5,12033901917531</text:p>
          </table:table-cell>
          <table:table-cell table:style-name="ce34" office:value-type="float" office:value="5.11930955809061" calcext:value-type="float">
            <text:p>5,11930955809061</text:p>
          </table:table-cell>
          <table:table-cell table:style-name="ce34" office:value-type="float" office:value="2.99300128177741" calcext:value-type="float">
            <text:p>2,99300128177741</text:p>
          </table:table-cell>
          <table:table-cell table:style-name="ce34" office:value-type="float" office:value="2.03306640864121" calcext:value-type="float">
            <text:p>2,03306640864121</text:p>
          </table:table-cell>
          <table:table-cell table:style-name="ce34" office:value-type="float" office:value="1.49766281764881" calcext:value-type="float">
            <text:p>1,49766281764881</text:p>
          </table:table-cell>
          <table:table-cell table:style-name="ce34" office:value-type="float" office:value="1.1649697030941" calcext:value-type="float">
            <text:p>1,1649697030941</text:p>
          </table:table-cell>
          <table:table-cell table:style-name="ce34" office:value-type="float" office:value="0.952513684111481" calcext:value-type="float">
            <text:p>0,952513684111481</text:p>
          </table:table-cell>
          <table:table-cell table:style-name="ce34" office:value-type="float" office:value="0.823443519719381" calcext:value-type="float">
            <text:p>0,823443519719381</text:p>
          </table:table-cell>
          <table:table-cell table:style-name="ce34" office:value-type="float" office:value="0.762633243098431" calcext:value-type="float">
            <text:p>0,762633243098431</text:p>
          </table:table-cell>
        </table:table-row>
        <table:table-row table:style-name="ro4">
          <table:table-cell table:style-name="ce34" office:value-type="float" office:value="2.4706625598661" calcext:value-type="float">
            <text:p>2,4706625598661</text:p>
          </table:table-cell>
          <table:table-cell table:style-name="ce34" office:value-type="float" office:value="2.78639917342261" calcext:value-type="float">
            <text:p>2,78639917342261</text:p>
          </table:table-cell>
          <table:table-cell table:style-name="ce34" office:value-type="float" office:value="3.5509463529581" calcext:value-type="float">
            <text:p>3,5509463529581</text:p>
          </table:table-cell>
          <table:table-cell table:style-name="ce34" office:value-type="float" office:value="5.15060310083941" calcext:value-type="float">
            <text:p>5,15060310083941</text:p>
          </table:table-cell>
          <table:table-cell table:style-name="ce34" office:value-type="float" office:value="4.38777424785921" calcext:value-type="float">
            <text:p>4,38777424785921</text:p>
          </table:table-cell>
          <table:table-cell table:style-name="ce34" office:value-type="float" office:value="4.12846559164091" calcext:value-type="float">
            <text:p>4,12846559164091</text:p>
          </table:table-cell>
          <table:table-cell table:style-name="ce34" office:value-type="float" office:value="4.06828855024441" calcext:value-type="float">
            <text:p>4,06828855024441</text:p>
          </table:table-cell>
          <table:table-cell table:style-name="ce34" office:value-type="float" office:value="4.14587714154491" calcext:value-type="float">
            <text:p>4,14587714154491</text:p>
          </table:table-cell>
          <table:table-cell table:style-name="ce34" office:value-type="float" office:value="4.41840126892141" calcext:value-type="float">
            <text:p>4,41840126892141</text:p>
          </table:table-cell>
          <table:table-cell table:style-name="ce34" office:value-type="float" office:value="5.15338692264341" calcext:value-type="float">
            <text:p>5,15338692264341</text:p>
          </table:table-cell>
          <table:table-cell table:style-name="ce34" office:value-type="float" office:value="4.36667385822731" calcext:value-type="float">
            <text:p>4,36667385822731</text:p>
          </table:table-cell>
          <table:table-cell table:style-name="ce34" office:value-type="float" office:value="4.03513548041471" calcext:value-type="float">
            <text:p>4,03513548041471</text:p>
          </table:table-cell>
          <table:table-cell table:style-name="ce34" office:value-type="float" office:value="3.87369515296631" calcext:value-type="float">
            <text:p>3,87369515296631</text:p>
          </table:table-cell>
          <table:table-cell table:style-name="ce34" office:value-type="float" office:value="3.79061747695061" calcext:value-type="float">
            <text:p>3,79061747695061</text:p>
          </table:table-cell>
          <table:table-cell table:style-name="ce34" office:value-type="float" office:value="3.75392526684031" calcext:value-type="float">
            <text:p>3,75392526684031</text:p>
          </table:table-cell>
          <table:table-cell table:style-name="ce34" office:value-type="float" office:value="3.75253610066551" calcext:value-type="float">
            <text:p>3,75253610066551</text:p>
          </table:table-cell>
          <table:table-cell table:style-name="ce34" office:value-type="float" office:value="3.78857665340941" calcext:value-type="float">
            <text:p>3,78857665340941</text:p>
          </table:table-cell>
          <table:table-cell table:style-name="ce34" office:value-type="float" office:value="3.87272271068361" calcext:value-type="float">
            <text:p>3,87272271068361</text:p>
          </table:table-cell>
          <table:table-cell table:style-name="ce34" office:value-type="float" office:value="4.03519332170331" calcext:value-type="float">
            <text:p>4,03519332170331</text:p>
          </table:table-cell>
          <table:table-cell table:style-name="ce34" office:value-type="float" office:value="4.36861711238041" calcext:value-type="float">
            <text:p>4,36861711238041</text:p>
          </table:table-cell>
          <table:table-cell table:style-name="ce34" office:value-type="float" office:value="5.16107038359421" calcext:value-type="float">
            <text:p>5,16107038359421</text:p>
          </table:table-cell>
          <table:table-cell table:style-name="ce34" office:value-type="float" office:value="4.38794474336731" calcext:value-type="float">
            <text:p>4,38794474336731</text:p>
          </table:table-cell>
          <table:table-cell table:style-name="ce34" office:value-type="float" office:value="4.07921858941911" calcext:value-type="float">
            <text:p>4,07921858941911</text:p>
          </table:table-cell>
          <table:table-cell table:style-name="ce34" office:value-type="float" office:value="3.95139802965571" calcext:value-type="float">
            <text:p>3,95139802965571</text:p>
          </table:table-cell>
          <table:table-cell table:style-name="ce34" office:value-type="float" office:value="3.91768239915631" calcext:value-type="float">
            <text:p>3,91768239915631</text:p>
          </table:table-cell>
          <table:table-cell table:style-name="ce34" office:value-type="float" office:value="3.95863116617631" calcext:value-type="float">
            <text:p>3,95863116617631</text:p>
          </table:table-cell>
          <table:table-cell table:style-name="ce34" office:value-type="float" office:value="4.09172400937571" calcext:value-type="float">
            <text:p>4,09172400937571</text:p>
          </table:table-cell>
          <table:table-cell table:style-name="ce34" office:value-type="float" office:value="4.39881836189131" calcext:value-type="float">
            <text:p>4,39881836189131</text:p>
          </table:table-cell>
          <table:table-cell table:style-name="ce34" office:value-type="float" office:value="5.14942301270071" calcext:value-type="float">
            <text:p>5,14942301270071</text:p>
          </table:table-cell>
          <table:table-cell table:style-name="ce34" office:value-type="float" office:value="4.51230427447621" calcext:value-type="float">
            <text:p>4,51230427447621</text:p>
          </table:table-cell>
          <table:table-cell table:style-name="ce34" office:value-type="float" office:value="4.3594438512771" calcext:value-type="float">
            <text:p>4,3594438512771</text:p>
          </table:table-cell>
          <table:table-cell table:style-name="ce34" office:value-type="float" office:value="4.50723349469521" calcext:value-type="float">
            <text:p>4,50723349469521</text:p>
          </table:table-cell>
          <table:table-cell table:style-name="ce34" office:value-type="float" office:value="5.13322028717791" calcext:value-type="float">
            <text:p>5,13322028717791</text:p>
          </table:table-cell>
          <table:table-cell table:style-name="ce34" office:value-type="float" office:value="4.39528604189641" calcext:value-type="float">
            <text:p>4,39528604189641</text:p>
          </table:table-cell>
          <table:table-cell table:style-name="ce34" office:value-type="float" office:value="4.08938642398591" calcext:value-type="float">
            <text:p>4,08938642398591</text:p>
          </table:table-cell>
          <table:table-cell table:style-name="ce34" office:value-type="float" office:value="3.94172607501751" calcext:value-type="float">
            <text:p>3,94172607501751</text:p>
          </table:table-cell>
          <table:table-cell table:style-name="ce34" office:value-type="float" office:value="3.86414918515431" calcext:value-type="float">
            <text:p>3,86414918515431</text:p>
          </table:table-cell>
          <table:table-cell table:style-name="ce34" office:value-type="float" office:value="3.82249444897571" calcext:value-type="float">
            <text:p>3,82249444897571</text:p>
          </table:table-cell>
          <table:table-cell table:style-name="ce34" office:value-type="float" office:value="3.80293462814771" calcext:value-type="float">
            <text:p>3,80293462814771</text:p>
          </table:table-cell>
          <table:table-cell table:style-name="ce34" office:value-type="float" office:value="3.80324507518421" calcext:value-type="float">
            <text:p>3,80324507518421</text:p>
          </table:table-cell>
          <table:table-cell table:style-name="ce34" office:value-type="float" office:value="3.8248683946911" calcext:value-type="float">
            <text:p>3,8248683946911</text:p>
          </table:table-cell>
          <table:table-cell table:style-name="ce34" office:value-type="float" office:value="3.88124361429221" calcext:value-type="float">
            <text:p>3,88124361429221</text:p>
          </table:table-cell>
          <table:table-cell table:style-name="ce34" office:value-type="float" office:value="4.00659743545341" calcext:value-type="float">
            <text:p>4,00659743545341</text:p>
          </table:table-cell>
          <table:table-cell table:style-name="ce34" office:value-type="float" office:value="4.30291826919461" calcext:value-type="float">
            <text:p>4,30291826919461</text:p>
          </table:table-cell>
          <table:table-cell table:style-name="ce34" office:value-type="float" office:value="5.11834277243221" calcext:value-type="float">
            <text:p>5,11834277243221</text:p>
          </table:table-cell>
          <table:table-cell table:style-name="ce34" office:value-type="float" office:value="3.25797606941181" calcext:value-type="float">
            <text:p>3,25797606941181</text:p>
          </table:table-cell>
          <table:table-cell table:style-name="ce34" office:value-type="float" office:value="2.25344074152981" calcext:value-type="float">
            <text:p>2,25344074152981</text:p>
          </table:table-cell>
          <table:table-cell table:style-name="ce34" office:value-type="float" office:value="1.65917943546161" calcext:value-type="float">
            <text:p>1,65917943546161</text:p>
          </table:table-cell>
          <table:table-cell table:style-name="ce34" office:value-type="float" office:value="1.28453071436991" calcext:value-type="float">
            <text:p>1,28453071436991</text:p>
          </table:table-cell>
          <table:table-cell table:style-name="ce34" office:value-type="float" office:value="1.04522152373031" calcext:value-type="float">
            <text:p>1,04522152373031</text:p>
          </table:table-cell>
          <table:table-cell table:style-name="ce34" office:value-type="float" office:value="0.900116178375391" calcext:value-type="float">
            <text:p>0,900116178375391</text:p>
          </table:table-cell>
          <table:table-cell table:style-name="ce34" office:value-type="float" office:value="0.831420202298341" calcext:value-type="float">
            <text:p>0,831420202298341</text:p>
          </table:table-cell>
        </table:table-row>
        <table:table-row table:style-name="ro4">
          <table:table-cell table:style-name="ce34" office:value-type="float" office:value="2.63031395214691" calcext:value-type="float">
            <text:p>2,63031395214691</text:p>
          </table:table-cell>
          <table:table-cell table:style-name="ce34" office:value-type="float" office:value="2.94313735541881" calcext:value-type="float">
            <text:p>2,94313735541881</text:p>
          </table:table-cell>
          <table:table-cell table:style-name="ce34" office:value-type="float" office:value="3.67688164274661" calcext:value-type="float">
            <text:p>3,67688164274661</text:p>
          </table:table-cell>
          <table:table-cell table:style-name="ce34" office:value-type="float" office:value="5.15042913486181" calcext:value-type="float">
            <text:p>5,15042913486181</text:p>
          </table:table-cell>
          <table:table-cell table:style-name="ce34" office:value-type="float" office:value="4.12138032265041" calcext:value-type="float">
            <text:p>4,12138032265041</text:p>
          </table:table-cell>
          <table:table-cell table:style-name="ce34" office:value-type="float" office:value="3.71916060851281" calcext:value-type="float">
            <text:p>3,71916060851281</text:p>
          </table:table-cell>
          <table:table-cell table:style-name="ce34" office:value-type="float" office:value="3.61694538986711" calcext:value-type="float">
            <text:p>3,61694538986711</text:p>
          </table:table-cell>
          <table:table-cell table:style-name="ce34" office:value-type="float" office:value="3.7379250454591" calcext:value-type="float">
            <text:p>3,7379250454591</text:p>
          </table:table-cell>
          <table:table-cell table:style-name="ce34" office:value-type="float" office:value="4.15122463890281" calcext:value-type="float">
            <text:p>4,15122463890281</text:p>
          </table:table-cell>
          <table:table-cell table:style-name="ce34" office:value-type="float" office:value="5.15366842907141" calcext:value-type="float">
            <text:p>5,15366842907141</text:p>
          </table:table-cell>
          <table:table-cell table:style-name="ce34" office:value-type="float" office:value="4.05711736777711" calcext:value-type="float">
            <text:p>4,05711736777711</text:p>
          </table:table-cell>
          <table:table-cell table:style-name="ce34" office:value-type="float" office:value="3.53558087783371" calcext:value-type="float">
            <text:p>3,53558087783371</text:p>
          </table:table-cell>
          <table:table-cell table:style-name="ce34" office:value-type="float" office:value="3.26373037481251" calcext:value-type="float">
            <text:p>3,26373037481251</text:p>
          </table:table-cell>
          <table:table-cell table:style-name="ce34" office:value-type="float" office:value="3.11884404748111" calcext:value-type="float">
            <text:p>3,11884404748111</text:p>
          </table:table-cell>
          <table:table-cell table:style-name="ce34" office:value-type="float" office:value="3.05251647214721" calcext:value-type="float">
            <text:p>3,05251647214721</text:p>
          </table:table-cell>
          <table:table-cell table:style-name="ce34" office:value-type="float" office:value="3.05280720754131" calcext:value-type="float">
            <text:p>3,05280720754131</text:p>
          </table:table-cell>
          <table:table-cell table:style-name="ce34" office:value-type="float" office:value="3.11628596200421" calcext:value-type="float">
            <text:p>3,11628596200421</text:p>
          </table:table-cell>
          <table:table-cell table:style-name="ce34" office:value-type="float" office:value="3.25893186190831" calcext:value-type="float">
            <text:p>3,25893186190831</text:p>
          </table:table-cell>
          <table:table-cell table:style-name="ce34" office:value-type="float" office:value="3.53268326055371" calcext:value-type="float">
            <text:p>3,53268326055371</text:p>
          </table:table-cell>
          <table:table-cell table:style-name="ce34" office:value-type="float" office:value="4.05697703020441" calcext:value-type="float">
            <text:p>4,05697703020441</text:p>
          </table:table-cell>
          <table:table-cell table:style-name="ce34" office:value-type="float" office:value="5.16344067994531" calcext:value-type="float">
            <text:p>5,16344067994531</text:p>
          </table:table-cell>
          <table:table-cell table:style-name="ce34" office:value-type="float" office:value="4.09260412506731" calcext:value-type="float">
            <text:p>4,09260412506731</text:p>
          </table:table-cell>
          <table:table-cell table:style-name="ce34" office:value-type="float" office:value="3.61312899759411" calcext:value-type="float">
            <text:p>3,61312899759411</text:p>
          </table:table-cell>
          <table:table-cell table:style-name="ce34" office:value-type="float" office:value="3.39999746520631" calcext:value-type="float">
            <text:p>3,39999746520631</text:p>
          </table:table-cell>
          <table:table-cell table:style-name="ce34" office:value-type="float" office:value="3.34257898641441" calcext:value-type="float">
            <text:p>3,34257898641441</text:p>
          </table:table-cell>
          <table:table-cell table:style-name="ce34" office:value-type="float" office:value="3.41348893002491" calcext:value-type="float">
            <text:p>3,41348893002491</text:p>
          </table:table-cell>
          <table:table-cell table:style-name="ce34" office:value-type="float" office:value="3.63470578252051" calcext:value-type="float">
            <text:p>3,63470578252051</text:p>
          </table:table-cell>
          <table:table-cell table:style-name="ce34" office:value-type="float" office:value="4.11504603411031" calcext:value-type="float">
            <text:p>4,11504603411031</text:p>
          </table:table-cell>
          <table:table-cell table:style-name="ce34" office:value-type="float" office:value="5.15144523367111" calcext:value-type="float">
            <text:p>5,15144523367111</text:p>
          </table:table-cell>
          <table:table-cell table:style-name="ce34" office:value-type="float" office:value="4.31326208319311" calcext:value-type="float">
            <text:p>4,31326208319311</text:p>
          </table:table-cell>
          <table:table-cell table:style-name="ce34" office:value-type="float" office:value="4.09568440171211" calcext:value-type="float">
            <text:p>4,09568440171211</text:p>
          </table:table-cell>
          <table:table-cell table:style-name="ce34" office:value-type="float" office:value="4.30807149294861" calcext:value-type="float">
            <text:p>4,30807149294861</text:p>
          </table:table-cell>
          <table:table-cell table:style-name="ce34" office:value-type="float" office:value="5.13170698527231" calcext:value-type="float">
            <text:p>5,13170698527231</text:p>
          </table:table-cell>
          <table:table-cell table:style-name="ce34" office:value-type="float" office:value="4.12953199195551" calcext:value-type="float">
            <text:p>4,12953199195551</text:p>
          </table:table-cell>
          <table:table-cell table:style-name="ce34" office:value-type="float" office:value="3.66343722176971" calcext:value-type="float">
            <text:p>3,66343722176971</text:p>
          </table:table-cell>
          <table:table-cell table:style-name="ce34" office:value-type="float" office:value="3.42544481207571" calcext:value-type="float">
            <text:p>3,42544481207571</text:p>
          </table:table-cell>
          <table:table-cell table:style-name="ce34" office:value-type="float" office:value="3.29680819299371" calcext:value-type="float">
            <text:p>3,29680819299371</text:p>
          </table:table-cell>
          <table:table-cell table:style-name="ce34" office:value-type="float" office:value="3.23011558734831" calcext:value-type="float">
            <text:p>3,23011558734831</text:p>
          </table:table-cell>
          <table:table-cell table:style-name="ce34" office:value-type="float" office:value="3.20035910402911" calcext:value-type="float">
            <text:p>3,20035910402911</text:p>
          </table:table-cell>
          <table:table-cell table:style-name="ce34" office:value-type="float" office:value="3.20400887966761" calcext:value-type="float">
            <text:p>3,20400887966761</text:p>
          </table:table-cell>
          <table:table-cell table:style-name="ce34" office:value-type="float" office:value="3.2439177274321" calcext:value-type="float">
            <text:p>3,2439177274321</text:p>
          </table:table-cell>
          <table:table-cell table:style-name="ce34" office:value-type="float" office:value="3.34452401900391" calcext:value-type="float">
            <text:p>3,34452401900391</text:p>
          </table:table-cell>
          <table:table-cell table:style-name="ce34" office:value-type="float" office:value="3.55632894477821" calcext:value-type="float">
            <text:p>3,55632894477821</text:p>
          </table:table-cell>
          <table:table-cell table:style-name="ce34" office:value-type="float" office:value="4.01780691648271" calcext:value-type="float">
            <text:p>4,01780691648271</text:p>
          </table:table-cell>
          <table:table-cell table:style-name="ce34" office:value-type="float" office:value="5.11742181579221" calcext:value-type="float">
            <text:p>5,11742181579221</text:p>
          </table:table-cell>
          <table:table-cell table:style-name="ce34" office:value-type="float" office:value="3.37006958809341" calcext:value-type="float">
            <text:p>3,37006958809341</text:p>
          </table:table-cell>
          <table:table-cell table:style-name="ce34" office:value-type="float" office:value="2.38183027490731" calcext:value-type="float">
            <text:p>2,38183027490731</text:p>
          </table:table-cell>
          <table:table-cell table:style-name="ce34" office:value-type="float" office:value="1.77115478990831" calcext:value-type="float">
            <text:p>1,77115478990831</text:p>
          </table:table-cell>
          <table:table-cell table:style-name="ce34" office:value-type="float" office:value="1.37634861711251" calcext:value-type="float">
            <text:p>1,37634861711251</text:p>
          </table:table-cell>
          <table:table-cell table:style-name="ce34" office:value-type="float" office:value="1.12086380551691" calcext:value-type="float">
            <text:p>1,12086380551691</text:p>
          </table:table-cell>
          <table:table-cell table:style-name="ce34" office:value-type="float" office:value="0.964939252561671" calcext:value-type="float">
            <text:p>0,964939252561671</text:p>
          </table:table-cell>
          <table:table-cell table:style-name="ce34" office:value-type="float" office:value="0.891127798512391" calcext:value-type="float">
            <text:p>0,891127798512391</text:p>
          </table:table-cell>
        </table:table-row>
        <table:table-row table:style-name="ro4">
          <table:table-cell table:style-name="ce34" office:value-type="float" office:value="2.73471947470441" calcext:value-type="float">
            <text:p>2,73471947470441</text:p>
          </table:table-cell>
          <table:table-cell table:style-name="ce34" office:value-type="float" office:value="3.03788402918781" calcext:value-type="float">
            <text:p>3,03788402918781</text:p>
          </table:table-cell>
          <table:table-cell table:style-name="ce34" office:value-type="float" office:value="3.74210080777621" calcext:value-type="float">
            <text:p>3,74210080777621</text:p>
          </table:table-cell>
          <table:table-cell table:style-name="ce34" office:value-type="float" office:value="5.15029737446891" calcext:value-type="float">
            <text:p>5,15029737446891</text:p>
          </table:table-cell>
          <table:table-cell table:style-name="ce34" office:value-type="float" office:value="4.01596819608941" calcext:value-type="float">
            <text:p>4,01596819608941</text:p>
          </table:table-cell>
          <table:table-cell table:style-name="ce34" office:value-type="float" office:value="3.54278406428761" calcext:value-type="float">
            <text:p>3,54278406428761</text:p>
          </table:table-cell>
          <table:table-cell table:style-name="ce34" office:value-type="float" office:value="3.41543736106241" calcext:value-type="float">
            <text:p>3,41543736106241</text:p>
          </table:table-cell>
          <table:table-cell table:style-name="ce34" office:value-type="float" office:value="3.55757547937751" calcext:value-type="float">
            <text:p>3,55757547937751</text:p>
          </table:table-cell>
          <table:table-cell table:style-name="ce34" office:value-type="float" office:value="4.03870869931341" calcext:value-type="float">
            <text:p>4,03870869931341</text:p>
          </table:table-cell>
          <table:table-cell table:style-name="ce34" office:value-type="float" office:value="5.15398629735981" calcext:value-type="float">
            <text:p>5,15398629735981</text:p>
          </table:table-cell>
          <table:table-cell table:style-name="ce34" office:value-type="float" office:value="3.90996630104451" calcext:value-type="float">
            <text:p>3,90996630104451</text:p>
          </table:table-cell>
          <table:table-cell table:style-name="ce34" office:value-type="float" office:value="3.28379413627891" calcext:value-type="float">
            <text:p>3,28379413627891</text:p>
          </table:table-cell>
          <table:table-cell table:style-name="ce34" office:value-type="float" office:value="2.94169229204531" calcext:value-type="float">
            <text:p>2,94169229204531</text:p>
          </table:table-cell>
          <table:table-cell table:style-name="ce34" office:value-type="float" office:value="2.75408446168361" calcext:value-type="float">
            <text:p>2,75408446168361</text:p>
          </table:table-cell>
          <table:table-cell table:style-name="ce34" office:value-type="float" office:value="2.66814865371881" calcext:value-type="float">
            <text:p>2,66814865371881</text:p>
          </table:table-cell>
          <table:table-cell table:style-name="ce34" office:value-type="float" office:value="2.66946150376781" calcext:value-type="float">
            <text:p>2,66946150376781</text:p>
          </table:table-cell>
          <table:table-cell table:style-name="ce34" office:value-type="float" office:value="2.75216844276551" calcext:value-type="float">
            <text:p>2,75216844276551</text:p>
          </table:table-cell>
          <table:table-cell table:style-name="ce34" office:value-type="float" office:value="2.93488969033061" calcext:value-type="float">
            <text:p>2,93488969033061</text:p>
          </table:table-cell>
          <table:table-cell table:style-name="ce34" office:value-type="float" office:value="3.2781926496321" calcext:value-type="float">
            <text:p>3,2781926496321</text:p>
          </table:table-cell>
          <table:table-cell table:style-name="ce34" office:value-type="float" office:value="3.9089356948971" calcext:value-type="float">
            <text:p>3,9089356948971</text:p>
          </table:table-cell>
          <table:table-cell table:style-name="ce34" office:value-type="float" office:value="5.16584845924041" calcext:value-type="float">
            <text:p>5,16584845924041</text:p>
          </table:table-cell>
          <table:table-cell table:style-name="ce34" office:value-type="float" office:value="3.95745855575841" calcext:value-type="float">
            <text:p>3,95745855575841</text:p>
          </table:table-cell>
          <table:table-cell table:style-name="ce34" office:value-type="float" office:value="3.3863169345161" calcext:value-type="float">
            <text:p>3,3863169345161</text:p>
          </table:table-cell>
          <table:table-cell table:style-name="ce34" office:value-type="float" office:value="3.12210962701041" calcext:value-type="float">
            <text:p>3,12210962701041</text:p>
          </table:table-cell>
          <table:table-cell table:style-name="ce34" office:value-type="float" office:value="3.0501526406681" calcext:value-type="float">
            <text:p>3,0501526406681</text:p>
          </table:table-cell>
          <table:table-cell table:style-name="ce34" office:value-type="float" office:value="3.13921960618521" calcext:value-type="float">
            <text:p>3,13921960618521</text:p>
          </table:table-cell>
          <table:table-cell table:style-name="ce34" office:value-type="float" office:value="3.41494499446431" calcext:value-type="float">
            <text:p>3,41494499446431</text:p>
          </table:table-cell>
          <table:table-cell table:style-name="ce34" office:value-type="float" office:value="3.98710767180581" calcext:value-type="float">
            <text:p>3,98710767180581</text:p>
          </table:table-cell>
          <table:table-cell table:style-name="ce34" office:value-type="float" office:value="5.15350044629351" calcext:value-type="float">
            <text:p>5,15350044629351</text:p>
          </table:table-cell>
          <table:table-cell table:style-name="ce34" office:value-type="float" office:value="4.24437137188971" calcext:value-type="float">
            <text:p>4,24437137188971</text:p>
          </table:table-cell>
          <table:table-cell table:style-name="ce34" office:value-type="float" office:value="4.00145627594061" calcext:value-type="float">
            <text:p>4,00145627594061</text:p>
          </table:table-cell>
          <table:table-cell table:style-name="ce34" office:value-type="float" office:value="4.23948172636761" calcext:value-type="float">
            <text:p>4,23948172636761</text:p>
          </table:table-cell>
          <table:table-cell table:style-name="ce34" office:value-type="float" office:value="5.13022592761431" calcext:value-type="float">
            <text:p>5,13022592761431</text:p>
          </table:table-cell>
          <table:table-cell table:style-name="ce34" office:value-type="float" office:value="4.03938639720851" calcext:value-type="float">
            <text:p>4,03938639720851</text:p>
          </table:table-cell>
          <table:table-cell table:style-name="ce34" office:value-type="float" office:value="3.50703629540661" calcext:value-type="float">
            <text:p>3,50703629540661</text:p>
          </table:table-cell>
          <table:table-cell table:style-name="ce34" office:value-type="float" office:value="3.22687285254981" calcext:value-type="float">
            <text:p>3,22687285254981</text:p>
          </table:table-cell>
          <table:table-cell table:style-name="ce34" office:value-type="float" office:value="3.07339265023781" calcext:value-type="float">
            <text:p>3,07339265023781</text:p>
          </table:table-cell>
          <table:table-cell table:style-name="ce34" office:value-type="float" office:value="2.99360731748861" calcext:value-type="float">
            <text:p>2,99360731748861</text:p>
          </table:table-cell>
          <table:table-cell table:style-name="ce34" office:value-type="float" office:value="2.95884476469121" calcext:value-type="float">
            <text:p>2,95884476469121</text:p>
          </table:table-cell>
          <table:table-cell table:style-name="ce34" office:value-type="float" office:value="2.96586868705781" calcext:value-type="float">
            <text:p>2,96586868705781</text:p>
          </table:table-cell>
          <table:table-cell table:style-name="ce34" office:value-type="float" office:value="3.01884741579841" calcext:value-type="float">
            <text:p>3,01884741579841</text:p>
          </table:table-cell>
          <table:table-cell table:style-name="ce34" office:value-type="float" office:value="3.14194128340221" calcext:value-type="float">
            <text:p>3,14194128340221</text:p>
          </table:table-cell>
          <table:table-cell table:style-name="ce34" office:value-type="float" office:value="3.39581827425451" calcext:value-type="float">
            <text:p>3,39581827425451</text:p>
          </table:table-cell>
          <table:table-cell table:style-name="ce34" office:value-type="float" office:value="3.9257338644481" calcext:value-type="float">
            <text:p>3,9257338644481</text:p>
          </table:table-cell>
          <table:table-cell table:style-name="ce34" office:value-type="float" office:value="5.11654726480291" calcext:value-type="float">
            <text:p>5,11654726480291</text:p>
          </table:table-cell>
          <table:table-cell table:style-name="ce34" office:value-type="float" office:value="3.42667396664691" calcext:value-type="float">
            <text:p>3,42667396664691</text:p>
          </table:table-cell>
          <table:table-cell table:style-name="ce34" office:value-type="float" office:value="2.45738984492591" calcext:value-type="float">
            <text:p>2,45738984492591</text:p>
          </table:table-cell>
          <table:table-cell table:style-name="ce34" office:value-type="float" office:value="1.84640590773621" calcext:value-type="float">
            <text:p>1,84640590773621</text:p>
          </table:table-cell>
          <table:table-cell table:style-name="ce34" office:value-type="float" office:value="1.44383609328051" calcext:value-type="float">
            <text:p>1,44383609328051</text:p>
          </table:table-cell>
          <table:table-cell table:style-name="ce34" office:value-type="float" office:value="1.18018616373741" calcext:value-type="float">
            <text:p>1,18018616373741</text:p>
          </table:table-cell>
          <table:table-cell table:style-name="ce34" office:value-type="float" office:value="1.01750216515861" calcext:value-type="float">
            <text:p>1,01750216515861</text:p>
          </table:table-cell>
          <table:table-cell table:style-name="ce34" office:value-type="float" office:value="0.940360062660461" calcext:value-type="float">
            <text:p>0,940360062660461</text:p>
          </table:table-cell>
        </table:table-row>
        <table:table-row table:style-name="ro4">
          <table:table-cell table:style-name="ce34" office:value-type="float" office:value="2.80185594636691" calcext:value-type="float">
            <text:p>2,80185594636691</text:p>
          </table:table-cell>
          <table:table-cell table:style-name="ce34" office:value-type="float" office:value="3.09597466547321" calcext:value-type="float">
            <text:p>3,09597466547321</text:p>
          </table:table-cell>
          <table:table-cell table:style-name="ce34" office:value-type="float" office:value="3.77906922209931" calcext:value-type="float">
            <text:p>3,77906922209931</text:p>
          </table:table-cell>
          <table:table-cell table:style-name="ce34" office:value-type="float" office:value="5.15020890595261" calcext:value-type="float">
            <text:p>5,15020890595261</text:p>
          </table:table-cell>
          <table:table-cell table:style-name="ce34" office:value-type="float" office:value="3.97173371855811" calcext:value-type="float">
            <text:p>3,97173371855811</text:p>
          </table:table-cell>
          <table:table-cell table:style-name="ce34" office:value-type="float" office:value="3.4644120661191" calcext:value-type="float">
            <text:p>3,4644120661191</text:p>
          </table:table-cell>
          <table:table-cell table:style-name="ce34" office:value-type="float" office:value="3.32341827385511" calcext:value-type="float">
            <text:p>3,32341827385511</text:p>
          </table:table-cell>
          <table:table-cell table:style-name="ce34" office:value-type="float" office:value="3.47477065797891" calcext:value-type="float">
            <text:p>3,47477065797891</text:p>
          </table:table-cell>
          <table:table-cell table:style-name="ce34" office:value-type="float" office:value="3.98739970834161" calcext:value-type="float">
            <text:p>3,98739970834161</text:p>
          </table:table-cell>
          <table:table-cell table:style-name="ce34" office:value-type="float" office:value="5.15434323196971" calcext:value-type="float">
            <text:p>5,15434323196971</text:p>
          </table:table-cell>
          <table:table-cell table:style-name="ce34" office:value-type="float" office:value="3.83508672317871" calcext:value-type="float">
            <text:p>3,83508672317871</text:p>
          </table:table-cell>
          <table:table-cell table:style-name="ce34" office:value-type="float" office:value="3.14976863710211" calcext:value-type="float">
            <text:p>3,14976863710211</text:p>
          </table:table-cell>
          <table:table-cell table:style-name="ce34" office:value-type="float" office:value="2.76753386326251" calcext:value-type="float">
            <text:p>2,76753386326251</text:p>
          </table:table-cell>
          <table:table-cell table:style-name="ce34" office:value-type="float" office:value="2.55295198642031" calcext:value-type="float">
            <text:p>2,55295198642031</text:p>
          </table:table-cell>
          <table:table-cell table:style-name="ce34" office:value-type="float" office:value="2.4547725905271" calcext:value-type="float">
            <text:p>2,4547725905271</text:p>
          </table:table-cell>
          <table:table-cell table:style-name="ce34" office:value-type="float" office:value="2.45644521639881" calcext:value-type="float">
            <text:p>2,45644521639881</text:p>
          </table:table-cell>
          <table:table-cell table:style-name="ce34" office:value-type="float" office:value="2.55150992535761" calcext:value-type="float">
            <text:p>2,55150992535761</text:p>
          </table:table-cell>
          <table:table-cell table:style-name="ce34" office:value-type="float" office:value="2.75949495539661" calcext:value-type="float">
            <text:p>2,75949495539661</text:p>
          </table:table-cell>
          <table:table-cell table:style-name="ce34" office:value-type="float" office:value="3.14376039866511" calcext:value-type="float">
            <text:p>3,14376039866511</text:p>
          </table:table-cell>
          <table:table-cell table:style-name="ce34" office:value-type="float" office:value="3.83270529027011" calcext:value-type="float">
            <text:p>3,83270529027011</text:p>
          </table:table-cell>
          <table:table-cell table:style-name="ce34" office:value-type="float" office:value="5.16829780058411" calcext:value-type="float">
            <text:p>5,16829780058411</text:p>
          </table:table-cell>
          <table:table-cell table:style-name="ce34" office:value-type="float" office:value="3.89010870839011" calcext:value-type="float">
            <text:p>3,89010870839011</text:p>
          </table:table-cell>
          <table:table-cell table:style-name="ce34" office:value-type="float" office:value="3.27056243840971" calcext:value-type="float">
            <text:p>3,27056243840971</text:p>
          </table:table-cell>
          <table:table-cell table:style-name="ce34" office:value-type="float" office:value="2.97868136587221" calcext:value-type="float">
            <text:p>2,97868136587221</text:p>
          </table:table-cell>
          <table:table-cell table:style-name="ce34" office:value-type="float" office:value="2.89694885101651" calcext:value-type="float">
            <text:p>2,89694885101651</text:p>
          </table:table-cell>
          <table:table-cell table:style-name="ce34" office:value-type="float" office:value="2.99831550898761" calcext:value-type="float">
            <text:p>2,99831550898761</text:p>
          </table:table-cell>
          <table:table-cell table:style-name="ce34" office:value-type="float" office:value="3.30338808752281" calcext:value-type="float">
            <text:p>3,30338808752281</text:p>
          </table:table-cell>
          <table:table-cell table:style-name="ce34" office:value-type="float" office:value="3.92428896187041" calcext:value-type="float">
            <text:p>3,92428896187041</text:p>
          </table:table-cell>
          <table:table-cell table:style-name="ce34" office:value-type="float" office:value="5.15559128920621" calcext:value-type="float">
            <text:p>5,15559128920621</text:p>
          </table:table-cell>
          <table:table-cell table:style-name="ce34" office:value-type="float" office:value="4.21825031579461" calcext:value-type="float">
            <text:p>4,21825031579461</text:p>
          </table:table-cell>
          <table:table-cell table:style-name="ce34" office:value-type="float" office:value="3.96530119449521" calcext:value-type="float">
            <text:p>3,96530119449521</text:p>
          </table:table-cell>
          <table:table-cell table:style-name="ce34" office:value-type="float" office:value="4.21465338847441" calcext:value-type="float">
            <text:p>4,21465338847441</text:p>
          </table:table-cell>
          <table:table-cell table:style-name="ce34" office:value-type="float" office:value="5.12877840736861" calcext:value-type="float">
            <text:p>5,12877840736861</text:p>
          </table:table-cell>
          <table:table-cell table:style-name="ce34" office:value-type="float" office:value="4.04568434535711" calcext:value-type="float">
            <text:p>4,04568434535711</text:p>
          </table:table-cell>
          <table:table-cell table:style-name="ce34" office:value-type="float" office:value="3.51666555851331" calcext:value-type="float">
            <text:p>3,51666555851331</text:p>
          </table:table-cell>
          <table:table-cell table:style-name="ce34" office:value-type="float" office:value="3.2368883012981" calcext:value-type="float">
            <text:p>3,2368883012981</text:p>
          </table:table-cell>
          <table:table-cell table:style-name="ce34" office:value-type="float" office:value="3.08360433910021" calcext:value-type="float">
            <text:p>3,08360433910021</text:p>
          </table:table-cell>
          <table:table-cell table:style-name="ce34" office:value-type="float" office:value="3.0035726737761" calcext:value-type="float">
            <text:p>3,0035726737761</text:p>
          </table:table-cell>
          <table:table-cell table:style-name="ce34" office:value-type="float" office:value="2.96942443713311" calcext:value-type="float">
            <text:p>2,96942443713311</text:p>
          </table:table-cell>
          <table:table-cell table:style-name="ce34" office:value-type="float" office:value="2.97710735924121" calcext:value-type="float">
            <text:p>2,97710735924121</text:p>
          </table:table-cell>
          <table:table-cell table:style-name="ce34" office:value-type="float" office:value="3.03225074337011" calcext:value-type="float">
            <text:p>3,03225074337011</text:p>
          </table:table-cell>
          <table:table-cell table:style-name="ce34" office:value-type="float" office:value="3.15783250233391" calcext:value-type="float">
            <text:p>3,15783250233391</text:p>
          </table:table-cell>
          <table:table-cell table:style-name="ce34" office:value-type="float" office:value="3.41188552816541" calcext:value-type="float">
            <text:p>3,41188552816541</text:p>
          </table:table-cell>
          <table:table-cell table:style-name="ce34" office:value-type="float" office:value="3.93804504195671" calcext:value-type="float">
            <text:p>3,93804504195671</text:p>
          </table:table-cell>
          <table:table-cell table:style-name="ce34" office:value-type="float" office:value="5.1157195039371" calcext:value-type="float">
            <text:p>5,1157195039371</text:p>
          </table:table-cell>
          <table:table-cell table:style-name="ce34" office:value-type="float" office:value="3.45944840774791" calcext:value-type="float">
            <text:p>3,45944840774791</text:p>
          </table:table-cell>
          <table:table-cell table:style-name="ce34" office:value-type="float" office:value="2.50529101692721" calcext:value-type="float">
            <text:p>2,50529101692721</text:p>
          </table:table-cell>
          <table:table-cell table:style-name="ce34" office:value-type="float" office:value="1.89704214680921" calcext:value-type="float">
            <text:p>1,89704214680921</text:p>
          </table:table-cell>
          <table:table-cell table:style-name="ce34" office:value-type="float" office:value="1.49238467099631" calcext:value-type="float">
            <text:p>1,49238467099631</text:p>
          </table:table-cell>
          <table:table-cell table:style-name="ce34" office:value-type="float" office:value="1.22468980566751" calcext:value-type="float">
            <text:p>1,22468980566751</text:p>
          </table:table-cell>
          <table:table-cell table:style-name="ce34" office:value-type="float" office:value="1.05876039029541" calcext:value-type="float">
            <text:p>1,05876039029541</text:p>
          </table:table-cell>
          <table:table-cell table:style-name="ce34" office:value-type="float" office:value="0.979438159224761" calcext:value-type="float">
            <text:p>0,979438159224761</text:p>
          </table:table-cell>
        </table:table-row>
        <table:table-row table:style-name="ro4">
          <table:table-cell table:style-name="ce34" office:value-type="float" office:value="2.84489930957131" calcext:value-type="float">
            <text:p>2,84489930957131</text:p>
          </table:table-cell>
          <table:table-cell table:style-name="ce34" office:value-type="float" office:value="3.13229618036441" calcext:value-type="float">
            <text:p>3,13229618036441</text:p>
          </table:table-cell>
          <table:table-cell table:style-name="ce34" office:value-type="float" office:value="3.80212200693481" calcext:value-type="float">
            <text:p>3,80212200693481</text:p>
          </table:table-cell>
          <table:table-cell table:style-name="ce34" office:value-type="float" office:value="5.15016223194271" calcext:value-type="float">
            <text:p>5,15016223194271</text:p>
          </table:table-cell>
          <table:table-cell table:style-name="ce34" office:value-type="float" office:value="3.95511244113851" calcext:value-type="float">
            <text:p>3,95511244113851</text:p>
          </table:table-cell>
          <table:table-cell table:style-name="ce34" office:value-type="float" office:value="3.43337052486641" calcext:value-type="float">
            <text:p>3,43337052486641</text:p>
          </table:table-cell>
          <table:table-cell table:style-name="ce34" office:value-type="float" office:value="3.28626699155961" calcext:value-type="float">
            <text:p>3,28626699155961</text:p>
          </table:table-cell>
          <table:table-cell table:style-name="ce34" office:value-type="float" office:value="3.44100074396871" calcext:value-type="float">
            <text:p>3,44100074396871</text:p>
          </table:table-cell>
          <table:table-cell table:style-name="ce34" office:value-type="float" office:value="3.96555905099171" calcext:value-type="float">
            <text:p>3,96555905099171</text:p>
          </table:table-cell>
          <table:table-cell table:style-name="ce34" office:value-type="float" office:value="5.15474083412591" calcext:value-type="float">
            <text:p>5,15474083412591</text:p>
          </table:table-cell>
          <table:table-cell table:style-name="ce34" office:value-type="float" office:value="3.79962441930661" calcext:value-type="float">
            <text:p>3,79962441930661</text:p>
          </table:table-cell>
          <table:table-cell table:style-name="ce34" office:value-type="float" office:value="3.08747650729571" calcext:value-type="float">
            <text:p>3,08747650729571</text:p>
          </table:table-cell>
          <table:table-cell table:style-name="ce34" office:value-type="float" office:value="2.68310834585951" calcext:value-type="float">
            <text:p>2,68310834585951</text:p>
          </table:table-cell>
          <table:table-cell table:style-name="ce34" office:value-type="float" office:value="2.45483991821871" calcext:value-type="float">
            <text:p>2,45483991821871</text:p>
          </table:table-cell>
          <table:table-cell table:style-name="ce34" office:value-type="float" office:value="2.34960863761341" calcext:value-type="float">
            <text:p>2,34960863761341</text:p>
          </table:table-cell>
          <table:table-cell table:style-name="ce34" office:value-type="float" office:value="2.35211174576481" calcext:value-type="float">
            <text:p>2,35211174576481</text:p>
          </table:table-cell>
          <table:table-cell table:style-name="ce34" office:value-type="float" office:value="2.45372784776731" calcext:value-type="float">
            <text:p>2,45372784776731</text:p>
          </table:table-cell>
          <table:table-cell table:style-name="ce34" office:value-type="float" office:value="2.67477828317211" calcext:value-type="float">
            <text:p>2,67477828317211</text:p>
          </table:table-cell>
          <table:table-cell table:style-name="ce34" office:value-type="float" office:value="3.08047650319141" calcext:value-type="float">
            <text:p>3,08047650319141</text:p>
          </table:table-cell>
          <table:table-cell table:style-name="ce34" office:value-type="float" office:value="3.79742189019981" calcext:value-type="float">
            <text:p>3,79742189019981</text:p>
          </table:table-cell>
          <table:table-cell table:style-name="ce34" office:value-type="float" office:value="5.17079014358461" calcext:value-type="float">
            <text:p>5,17079014358461</text:p>
          </table:table-cell>
          <table:table-cell table:style-name="ce34" office:value-type="float" office:value="3.85967166675821" calcext:value-type="float">
            <text:p>3,85967166675821</text:p>
          </table:table-cell>
          <table:table-cell table:style-name="ce34" office:value-type="float" office:value="3.21845582703621" calcext:value-type="float">
            <text:p>3,21845582703621</text:p>
          </table:table-cell>
          <table:table-cell table:style-name="ce34" office:value-type="float" office:value="2.91134786351" calcext:value-type="float">
            <text:p>2,91134786351</text:p>
          </table:table-cell>
          <table:table-cell table:style-name="ce34" office:value-type="float" office:value="2.82556245686541" calcext:value-type="float">
            <text:p>2,82556245686541</text:p>
          </table:table-cell>
          <table:table-cell table:style-name="ce34" office:value-type="float" office:value="2.93161698822261" calcext:value-type="float">
            <text:p>2,93161698822261</text:p>
          </table:table-cell>
          <table:table-cell table:style-name="ce34" office:value-type="float" office:value="3.25197224991251" calcext:value-type="float">
            <text:p>3,25197224991251</text:p>
          </table:table-cell>
          <table:table-cell table:style-name="ce34" office:value-type="float" office:value="3.89587838997541" calcext:value-type="float">
            <text:p>3,89587838997541</text:p>
          </table:table-cell>
          <table:table-cell table:style-name="ce34" office:value-type="float" office:value="5.1577182741311" calcext:value-type="float">
            <text:p>5,1577182741311</text:p>
          </table:table-cell>
          <table:table-cell table:style-name="ce34" office:value-type="float" office:value="4.20626261353011" calcext:value-type="float">
            <text:p>4,20626261353011</text:p>
          </table:table-cell>
          <table:table-cell table:style-name="ce34" office:value-type="float" office:value="3.95059663160971" calcext:value-type="float">
            <text:p>3,95059663160971</text:p>
          </table:table-cell>
          <table:table-cell table:style-name="ce34" office:value-type="float" office:value="4.20391359206061" calcext:value-type="float">
            <text:p>4,20391359206061</text:p>
          </table:table-cell>
          <table:table-cell table:style-name="ce34" office:value-type="float" office:value="5.12736499856181" calcext:value-type="float">
            <text:p>5,12736499856181</text:p>
          </table:table-cell>
          <table:table-cell table:style-name="ce34" office:value-type="float" office:value="4.14947239577971" calcext:value-type="float">
            <text:p>4,14947239577971</text:p>
          </table:table-cell>
          <table:table-cell table:style-name="ce34" office:value-type="float" office:value="3.69085917698461" calcext:value-type="float">
            <text:p>3,69085917698461</text:p>
          </table:table-cell>
          <table:table-cell table:style-name="ce34" office:value-type="float" office:value="3.45286291111071" calcext:value-type="float">
            <text:p>3,45286291111071</text:p>
          </table:table-cell>
          <table:table-cell table:style-name="ce34" office:value-type="float" office:value="3.32218051456021" calcext:value-type="float">
            <text:p>3,32218051456021</text:p>
          </table:table-cell>
          <table:table-cell table:style-name="ce34" office:value-type="float" office:value="3.25658005764921" calcext:value-type="float">
            <text:p>3,25658005764921</text:p>
          </table:table-cell>
          <table:table-cell table:style-name="ce34" office:value-type="float" office:value="3.22717613167681" calcext:value-type="float">
            <text:p>3,22717613167681</text:p>
          </table:table-cell>
          <table:table-cell table:style-name="ce34" office:value-type="float" office:value="3.23488705734941" calcext:value-type="float">
            <text:p>3,23488705734941</text:p>
          </table:table-cell>
          <table:table-cell table:style-name="ce34" office:value-type="float" office:value="3.28019425793251" calcext:value-type="float">
            <text:p>3,28019425793251</text:p>
          </table:table-cell>
          <table:table-cell table:style-name="ce34" office:value-type="float" office:value="3.38696763356311" calcext:value-type="float">
            <text:p>3,38696763356311</text:p>
          </table:table-cell>
          <table:table-cell table:style-name="ce34" office:value-type="float" office:value="3.6014961197941" calcext:value-type="float">
            <text:p>3,6014961197941</text:p>
          </table:table-cell>
          <table:table-cell table:style-name="ce34" office:value-type="float" office:value="4.0543265493081" calcext:value-type="float">
            <text:p>4,0543265493081</text:p>
          </table:table-cell>
          <table:table-cell table:style-name="ce34" office:value-type="float" office:value="5.1149382441261" calcext:value-type="float">
            <text:p>5,1149382441261</text:p>
          </table:table-cell>
          <table:table-cell table:style-name="ce34" office:value-type="float" office:value="3.48132601050271" calcext:value-type="float">
            <text:p>3,48132601050271</text:p>
          </table:table-cell>
          <table:table-cell table:style-name="ce34" office:value-type="float" office:value="2.53629806375661" calcext:value-type="float">
            <text:p>2,53629806375661</text:p>
          </table:table-cell>
          <table:table-cell table:style-name="ce34" office:value-type="float" office:value="1.93148779491861" calcext:value-type="float">
            <text:p>1,93148779491861</text:p>
          </table:table-cell>
          <table:table-cell table:style-name="ce34" office:value-type="float" office:value="1.52637659804491" calcext:value-type="float">
            <text:p>1,52637659804491</text:p>
          </table:table-cell>
          <table:table-cell table:style-name="ce34" office:value-type="float" office:value="1.25730978111361" calcext:value-type="float">
            <text:p>1,25730978111361</text:p>
          </table:table-cell>
          <table:table-cell table:style-name="ce34" office:value-type="float" office:value="1.0894224333451" calcext:value-type="float">
            <text:p>1,0894224333451</text:p>
          </table:table-cell>
          <table:table-cell table:style-name="ce34" office:value-type="float" office:value="1.0094587357031" calcext:value-type="float">
            <text:p>1,0094587357031</text:p>
          </table:table-cell>
        </table:table-row>
        <table:table-row table:style-name="ro4">
          <table:table-cell table:style-name="ce34" office:value-type="float" office:value="2.87371677773281" calcext:value-type="float">
            <text:p>2,87371677773281</text:p>
          </table:table-cell>
          <table:table-cell table:style-name="ce34" office:value-type="float" office:value="3.15687225875671" calcext:value-type="float">
            <text:p>3,15687225875671</text:p>
          </table:table-cell>
          <table:table-cell table:style-name="ce34" office:value-type="float" office:value="3.81640421602751" calcext:value-type="float">
            <text:p>3,81640421602751</text:p>
          </table:table-cell>
          <table:table-cell table:style-name="ce34" office:value-type="float" office:value="5.15015766152081" calcext:value-type="float">
            <text:p>5,15015766152081</text:p>
          </table:table-cell>
          <table:table-cell table:style-name="ce34" office:value-type="float" office:value="3.9544173854691" calcext:value-type="float">
            <text:p>3,9544173854691</text:p>
          </table:table-cell>
          <table:table-cell table:style-name="ce34" office:value-type="float" office:value="3.42899784949581" calcext:value-type="float">
            <text:p>3,42899784949581</text:p>
          </table:table-cell>
          <table:table-cell table:style-name="ce34" office:value-type="float" office:value="3.28025379033721" calcext:value-type="float">
            <text:p>3,28025379033721</text:p>
          </table:table-cell>
          <table:table-cell table:style-name="ce34" office:value-type="float" office:value="3.43338639617741" calcext:value-type="float">
            <text:p>3,43338639617741</text:p>
          </table:table-cell>
          <table:table-cell table:style-name="ce34" office:value-type="float" office:value="3.96178714604051" calcext:value-type="float">
            <text:p>3,96178714604051</text:p>
          </table:table-cell>
          <table:table-cell table:style-name="ce34" office:value-type="float" office:value="5.15518064314221" calcext:value-type="float">
            <text:p>5,15518064314221</text:p>
          </table:table-cell>
          <table:table-cell table:style-name="ce34" office:value-type="float" office:value="3.79233538475431" calcext:value-type="float">
            <text:p>3,79233538475431</text:p>
          </table:table-cell>
          <table:table-cell table:style-name="ce34" office:value-type="float" office:value="3.07120154507511" calcext:value-type="float">
            <text:p>3,07120154507511</text:p>
          </table:table-cell>
          <table:table-cell table:style-name="ce34" office:value-type="float" office:value="2.66251372792491" calcext:value-type="float">
            <text:p>2,66251372792491</text:p>
          </table:table-cell>
          <table:table-cell table:style-name="ce34" office:value-type="float" office:value="2.43081856366981" calcext:value-type="float">
            <text:p>2,43081856366981</text:p>
          </table:table-cell>
          <table:table-cell table:style-name="ce34" office:value-type="float" office:value="2.32354785507941" calcext:value-type="float">
            <text:p>2,32354785507941</text:p>
          </table:table-cell>
          <table:table-cell table:style-name="ce34" office:value-type="float" office:value="2.32558098294261" calcext:value-type="float">
            <text:p>2,32558098294261</text:p>
          </table:table-cell>
          <table:table-cell table:style-name="ce34" office:value-type="float" office:value="2.42907154366891" calcext:value-type="float">
            <text:p>2,42907154366891</text:p>
          </table:table-cell>
          <table:table-cell table:style-name="ce34" office:value-type="float" office:value="2.65469701785161" calcext:value-type="float">
            <text:p>2,65469701785161</text:p>
          </table:table-cell>
          <table:table-cell table:style-name="ce34" office:value-type="float" office:value="3.06458477764321" calcext:value-type="float">
            <text:p>3,06458477764321</text:p>
          </table:table-cell>
          <table:table-cell table:style-name="ce34" office:value-type="float" office:value="3.79035799868571" calcext:value-type="float">
            <text:p>3,79035799868571</text:p>
          </table:table-cell>
          <table:table-cell table:style-name="ce34" office:value-type="float" office:value="5.17332527910391" calcext:value-type="float">
            <text:p>5,17332527910391</text:p>
          </table:table-cell>
          <table:table-cell table:style-name="ce34" office:value-type="float" office:value="3.85334683452551" calcext:value-type="float">
            <text:p>3,85334683452551</text:p>
          </table:table-cell>
          <table:table-cell table:style-name="ce34" office:value-type="float" office:value="3.2049821009611" calcext:value-type="float">
            <text:p>3,2049821009611</text:p>
          </table:table-cell>
          <table:table-cell table:style-name="ce34" office:value-type="float" office:value="2.89575650051" calcext:value-type="float">
            <text:p>2,89575650051</text:p>
          </table:table-cell>
          <table:table-cell table:style-name="ce34" office:value-type="float" office:value="2.80781550674261" calcext:value-type="float">
            <text:p>2,80781550674261</text:p>
          </table:table-cell>
          <table:table-cell table:style-name="ce34" office:value-type="float" office:value="2.9148561554411" calcext:value-type="float">
            <text:p>2,9148561554411</text:p>
          </table:table-cell>
          <table:table-cell table:style-name="ce34" office:value-type="float" office:value="3.23692139841641" calcext:value-type="float">
            <text:p>3,23692139841641</text:p>
          </table:table-cell>
          <table:table-cell table:style-name="ce34" office:value-type="float" office:value="3.88771653040071" calcext:value-type="float">
            <text:p>3,88771653040071</text:p>
          </table:table-cell>
          <table:table-cell table:style-name="ce34" office:value-type="float" office:value="5.15988203320471" calcext:value-type="float">
            <text:p>5,15988203320471</text:p>
          </table:table-cell>
          <table:table-cell table:style-name="ce34" office:value-type="float" office:value="4.1967276608641" calcext:value-type="float">
            <text:p>4,1967276608641</text:p>
          </table:table-cell>
          <table:table-cell table:style-name="ce34" office:value-type="float" office:value="3.93646771132571" calcext:value-type="float">
            <text:p>3,93646771132571</text:p>
          </table:table-cell>
          <table:table-cell table:style-name="ce34" office:value-type="float" office:value="4.19503509540531" calcext:value-type="float">
            <text:p>4,19503509540531</text:p>
          </table:table-cell>
          <table:table-cell table:style-name="ce34" office:value-type="float" office:value="5.12598426137341" calcext:value-type="float">
            <text:p>5,12598426137341</text:p>
          </table:table-cell>
          <table:table-cell table:style-name="ce34" office:value-type="float" office:value="4.4226377342771" calcext:value-type="float">
            <text:p>4,4226377342771</text:p>
          </table:table-cell>
          <table:table-cell table:style-name="ce34" office:value-type="float" office:value="4.1233160435511" calcext:value-type="float">
            <text:p>4,1233160435511</text:p>
          </table:table-cell>
          <table:table-cell table:style-name="ce34" office:value-type="float" office:value="3.97414894880921" calcext:value-type="float">
            <text:p>3,97414894880921</text:p>
          </table:table-cell>
          <table:table-cell table:style-name="ce34" office:value-type="float" office:value="3.89372178909451" calcext:value-type="float">
            <text:p>3,89372178909451</text:p>
          </table:table-cell>
          <table:table-cell table:style-name="ce34" office:value-type="float" office:value="3.85133756424171" calcext:value-type="float">
            <text:p>3,85133756424171</text:p>
          </table:table-cell>
          <table:table-cell table:style-name="ce34" office:value-type="float" office:value="3.83344509628341" calcext:value-type="float">
            <text:p>3,83344509628341</text:p>
          </table:table-cell>
          <table:table-cell table:style-name="ce34" office:value-type="float" office:value="3.83784930424521" calcext:value-type="float">
            <text:p>3,83784930424521</text:p>
          </table:table-cell>
          <table:table-cell table:style-name="ce34" office:value-type="float" office:value="3.86615717951941" calcext:value-type="float">
            <text:p>3,86615717951941</text:p>
          </table:table-cell>
          <table:table-cell table:style-name="ce34" office:value-type="float" office:value="3.93078854992931" calcext:value-type="float">
            <text:p>3,93078854992931</text:p>
          </table:table-cell>
          <table:table-cell table:style-name="ce34" office:value-type="float" office:value="4.06220364016541" calcext:value-type="float">
            <text:p>4,06220364016541</text:p>
          </table:table-cell>
          <table:table-cell table:style-name="ce34" office:value-type="float" office:value="4.35250054650381" calcext:value-type="float">
            <text:p>4,35250054650381</text:p>
          </table:table-cell>
          <table:table-cell table:style-name="ce34" office:value-type="float" office:value="5.11420123657021" calcext:value-type="float">
            <text:p>5,11420123657021</text:p>
          </table:table-cell>
          <table:table-cell table:style-name="ce34" office:value-type="float" office:value="3.49511162617991" calcext:value-type="float">
            <text:p>3,49511162617991</text:p>
          </table:table-cell>
          <table:table-cell table:style-name="ce34" office:value-type="float" office:value="2.55594715860081" calcext:value-type="float">
            <text:p>2,55594715860081</text:p>
          </table:table-cell>
          <table:table-cell table:style-name="ce34" office:value-type="float" office:value="1.9533023803631" calcext:value-type="float">
            <text:p>1,9533023803631</text:p>
          </table:table-cell>
          <table:table-cell table:style-name="ce34" office:value-type="float" office:value="1.54951657219881" calcext:value-type="float">
            <text:p>1,54951657219881</text:p>
          </table:table-cell>
          <table:table-cell table:style-name="ce34" office:value-type="float" office:value="1.28028118803181" calcext:value-type="float">
            <text:p>1,28028118803181</text:p>
          </table:table-cell>
          <table:table-cell table:style-name="ce34" office:value-type="float" office:value="1.1120977157471" calcext:value-type="float">
            <text:p>1,1120977157471</text:p>
          </table:table-cell>
          <table:table-cell table:style-name="ce34" office:value-type="float" office:value="1.03137305956431" calcext:value-type="float">
            <text:p>1,03137305956431</text:p>
          </table:table-cell>
        </table:table-row>
        <table:table-row table:style-name="ro4">
          <table:table-cell table:style-name="ce34" office:value-type="float" office:value="2.89377596208951" calcext:value-type="float">
            <text:p>2,89377596208951</text:p>
          </table:table-cell>
          <table:table-cell table:style-name="ce34" office:value-type="float" office:value="3.17380919777491" calcext:value-type="float">
            <text:p>3,17380919777491</text:p>
          </table:table-cell>
          <table:table-cell table:style-name="ce34" office:value-type="float" office:value="3.82851487311331" calcext:value-type="float">
            <text:p>3,82851487311331</text:p>
          </table:table-cell>
          <table:table-cell table:style-name="ce34" office:value-type="float" office:value="5.15019512333771" calcext:value-type="float">
            <text:p>5,15019512333771</text:p>
          </table:table-cell>
          <table:table-cell table:style-name="ce34" office:value-type="float" office:value="3.96760935506951" calcext:value-type="float">
            <text:p>3,96760935506951</text:p>
          </table:table-cell>
          <table:table-cell table:style-name="ce34" office:value-type="float" office:value="3.45072181162781" calcext:value-type="float">
            <text:p>3,45072181162781</text:p>
          </table:table-cell>
          <table:table-cell table:style-name="ce34" office:value-type="float" office:value="3.3029569930251" calcext:value-type="float">
            <text:p>3,3029569930251</text:p>
          </table:table-cell>
          <table:table-cell table:style-name="ce34" office:value-type="float" office:value="3.45547426405551" calcext:value-type="float">
            <text:p>3,45547426405551</text:p>
          </table:table-cell>
          <table:table-cell table:style-name="ce34" office:value-type="float" office:value="3.97552584660521" calcext:value-type="float">
            <text:p>3,97552584660521</text:p>
          </table:table-cell>
          <table:table-cell table:style-name="ce34" office:value-type="float" office:value="5.15566101279231" calcext:value-type="float">
            <text:p>5,15566101279231</text:p>
          </table:table-cell>
          <table:table-cell table:style-name="ce34" office:value-type="float" office:value="3.8103996896361" calcext:value-type="float">
            <text:p>3,8103996896361</text:p>
          </table:table-cell>
          <table:table-cell table:style-name="ce34" office:value-type="float" office:value="3.10344366246651" calcext:value-type="float">
            <text:p>3,10344366246651</text:p>
          </table:table-cell>
          <table:table-cell table:style-name="ce34" office:value-type="float" office:value="2.70264911975011" calcext:value-type="float">
            <text:p>2,70264911975011</text:p>
          </table:table-cell>
          <table:table-cell table:style-name="ce34" office:value-type="float" office:value="2.47649417230751" calcext:value-type="float">
            <text:p>2,47649417230751</text:p>
          </table:table-cell>
          <table:table-cell table:style-name="ce34" office:value-type="float" office:value="2.37248703403451" calcext:value-type="float">
            <text:p>2,37248703403451</text:p>
          </table:table-cell>
          <table:table-cell table:style-name="ce34" office:value-type="float" office:value="2.37473400683291" calcext:value-type="float">
            <text:p>2,37473400683291</text:p>
          </table:table-cell>
          <table:table-cell table:style-name="ce34" office:value-type="float" office:value="2.474987585471" calcext:value-type="float">
            <text:p>2,474987585471</text:p>
          </table:table-cell>
          <table:table-cell table:style-name="ce34" office:value-type="float" office:value="2.69415218587541" calcext:value-type="float">
            <text:p>2,69415218587541</text:p>
          </table:table-cell>
          <table:table-cell table:style-name="ce34" office:value-type="float" office:value="3.09741731374741" calcext:value-type="float">
            <text:p>3,09741731374741</text:p>
          </table:table-cell>
          <table:table-cell table:style-name="ce34" office:value-type="float" office:value="3.8100037153491" calcext:value-type="float">
            <text:p>3,8100037153491</text:p>
          </table:table-cell>
          <table:table-cell table:style-name="ce34" office:value-type="float" office:value="5.17590533133531" calcext:value-type="float">
            <text:p>5,17590533133531</text:p>
          </table:table-cell>
          <table:table-cell table:style-name="ce34" office:value-type="float" office:value="3.8715077278471" calcext:value-type="float">
            <text:p>3,8715077278471</text:p>
          </table:table-cell>
          <table:table-cell table:style-name="ce34" office:value-type="float" office:value="3.2334592314621" calcext:value-type="float">
            <text:p>3,2334592314621</text:p>
          </table:table-cell>
          <table:table-cell table:style-name="ce34" office:value-type="float" office:value="2.92782962910041" calcext:value-type="float">
            <text:p>2,92782962910041</text:p>
          </table:table-cell>
          <table:table-cell table:style-name="ce34" office:value-type="float" office:value="2.84045109841481" calcext:value-type="float">
            <text:p>2,84045109841481</text:p>
          </table:table-cell>
          <table:table-cell table:style-name="ce34" office:value-type="float" office:value="2.94456020317151" calcext:value-type="float">
            <text:p>2,94456020317151</text:p>
          </table:table-cell>
          <table:table-cell table:style-name="ce34" office:value-type="float" office:value="3.26069034464991" calcext:value-type="float">
            <text:p>3,26069034464991</text:p>
          </table:table-cell>
          <table:table-cell table:style-name="ce34" office:value-type="float" office:value="3.90023449001191" calcext:value-type="float">
            <text:p>3,90023449001191</text:p>
          </table:table-cell>
          <table:table-cell table:style-name="ce34" office:value-type="float" office:value="5.16208329626211" calcext:value-type="float">
            <text:p>5,16208329626211</text:p>
          </table:table-cell>
          <table:table-cell table:style-name="ce34" office:value-type="float" office:value="4.18516508490521" calcext:value-type="float">
            <text:p>4,18516508490521</text:p>
          </table:table-cell>
          <table:table-cell table:style-name="ce34" office:value-type="float" office:value="3.91871390342991" calcext:value-type="float">
            <text:p>3,91871390342991</text:p>
          </table:table-cell>
          <table:table-cell table:style-name="ce34" office:value-type="float" office:value="4.17945485692641" calcext:value-type="float">
            <text:p>4,17945485692641</text:p>
          </table:table-cell>
          <table:table-cell table:style-name="ce34" office:value-type="float" office:value="5.12463338657891" calcext:value-type="float">
            <text:p>5,12463338657891</text:p>
          </table:table-cell>
          <table:table-cell table:style-name="ce34" office:value-type="float" office:value="5.12349103986531" calcext:value-type="float">
            <text:p>5,12349103986531</text:p>
          </table:table-cell>
          <table:table-cell table:style-name="ce34" office:value-type="float" office:value="5.12237694667411" calcext:value-type="float">
            <text:p>5,12237694667411</text:p>
          </table:table-cell>
          <table:table-cell table:style-name="ce34" office:value-type="float" office:value="5.12129925484821" calcext:value-type="float">
            <text:p>5,12129925484821</text:p>
          </table:table-cell>
          <table:table-cell table:style-name="ce34" office:value-type="float" office:value="5.12026169973161" calcext:value-type="float">
            <text:p>5,12026169973161</text:p>
          </table:table-cell>
          <table:table-cell table:style-name="ce34" office:value-type="float" office:value="5.11926726679421" calcext:value-type="float">
            <text:p>5,11926726679421</text:p>
          </table:table-cell>
          <table:table-cell table:style-name="ce34" office:value-type="float" office:value="5.11831742687661" calcext:value-type="float">
            <text:p>5,11831742687661</text:p>
          </table:table-cell>
          <table:table-cell table:style-name="ce34" office:value-type="float" office:value="5.11741201400931" calcext:value-type="float">
            <text:p>5,11741201400931</text:p>
          </table:table-cell>
          <table:table-cell table:style-name="ce34" office:value-type="float" office:value="5.11655000484791" calcext:value-type="float">
            <text:p>5,11655000484791</text:p>
          </table:table-cell>
          <table:table-cell table:style-name="ce34" office:value-type="float" office:value="5.11573033622431" calcext:value-type="float">
            <text:p>5,11573033622431</text:p>
          </table:table-cell>
          <table:table-cell table:style-name="ce34" office:value-type="float" office:value="5.11495209064011" calcext:value-type="float">
            <text:p>5,11495209064011</text:p>
          </table:table-cell>
          <table:table-cell table:style-name="ce34" office:value-type="float" office:value="5.1142126265621" calcext:value-type="float">
            <text:p>5,1142126265621</text:p>
          </table:table-cell>
          <table:table-cell table:style-name="ce34" office:value-type="float" office:value="5.11350441381671" calcext:value-type="float">
            <text:p>5,11350441381671</text:p>
          </table:table-cell>
          <table:table-cell table:style-name="ce34" office:value-type="float" office:value="3.50126912758491" calcext:value-type="float">
            <text:p>3,50126912758491</text:p>
          </table:table-cell>
          <table:table-cell table:style-name="ce34" office:value-type="float" office:value="2.56589106277391" calcext:value-type="float">
            <text:p>2,56589106277391</text:p>
          </table:table-cell>
          <table:table-cell table:style-name="ce34" office:value-type="float" office:value="1.96644216489661" calcext:value-type="float">
            <text:p>1,96644216489661</text:p>
          </table:table-cell>
          <table:table-cell table:style-name="ce34" office:value-type="float" office:value="1.56381594208511" calcext:value-type="float">
            <text:p>1,56381594208511</text:p>
          </table:table-cell>
          <table:table-cell table:style-name="ce34" office:value-type="float" office:value="1.29505305382871" calcext:value-type="float">
            <text:p>1,29505305382871</text:p>
          </table:table-cell>
          <table:table-cell table:style-name="ce34" office:value-type="float" office:value="1.12713830276621" calcext:value-type="float">
            <text:p>1,12713830276621</text:p>
          </table:table-cell>
          <table:table-cell table:style-name="ce34" office:value-type="float" office:value="1.04677702820361" calcext:value-type="float">
            <text:p>1,04677702820361</text:p>
          </table:table-cell>
        </table:table-row>
        <table:table-row table:style-name="ro4">
          <table:table-cell table:style-name="ce34" office:value-type="float" office:value="2.90885898814361" calcext:value-type="float">
            <text:p>2,90885898814361</text:p>
          </table:table-cell>
          <table:table-cell table:style-name="ce34" office:value-type="float" office:value="3.18788678901921" calcext:value-type="float">
            <text:p>3,18788678901921</text:p>
          </table:table-cell>
          <table:table-cell table:style-name="ce34" office:value-type="float" office:value="3.83727576230441" calcext:value-type="float">
            <text:p>3,83727576230441</text:p>
          </table:table-cell>
          <table:table-cell table:style-name="ce34" office:value-type="float" office:value="5.15027399161251" calcext:value-type="float">
            <text:p>5,15027399161251</text:p>
          </table:table-cell>
          <table:table-cell table:style-name="ce34" office:value-type="float" office:value="3.99877353410421" calcext:value-type="float">
            <text:p>3,99877353410421</text:p>
          </table:table-cell>
          <table:table-cell table:style-name="ce34" office:value-type="float" office:value="3.49994147566551" calcext:value-type="float">
            <text:p>3,49994147566551</text:p>
          </table:table-cell>
          <table:table-cell table:style-name="ce34" office:value-type="float" office:value="3.35874184634881" calcext:value-type="float">
            <text:p>3,35874184634881</text:p>
          </table:table-cell>
          <table:table-cell table:style-name="ce34" office:value-type="float" office:value="3.50474874773861" calcext:value-type="float">
            <text:p>3,50474874773861</text:p>
          </table:table-cell>
          <table:table-cell table:style-name="ce34" office:value-type="float" office:value="4.00800222745021" calcext:value-type="float">
            <text:p>4,00800222745021</text:p>
          </table:table-cell>
          <table:table-cell table:style-name="ce34" office:value-type="float" office:value="5.15618355548921" calcext:value-type="float">
            <text:p>5,15618355548921</text:p>
          </table:table-cell>
          <table:table-cell table:style-name="ce34" office:value-type="float" office:value="3.85688338578461" calcext:value-type="float">
            <text:p>3,85688338578461</text:p>
          </table:table-cell>
          <table:table-cell table:style-name="ce34" office:value-type="float" office:value="3.18301757199861" calcext:value-type="float">
            <text:p>3,18301757199861</text:p>
          </table:table-cell>
          <table:table-cell table:style-name="ce34" office:value-type="float" office:value="2.80769023785921" calcext:value-type="float">
            <text:p>2,80769023785921</text:p>
          </table:table-cell>
          <table:table-cell table:style-name="ce34" office:value-type="float" office:value="2.59768615804751" calcext:value-type="float">
            <text:p>2,59768615804751</text:p>
          </table:table-cell>
          <table:table-cell table:style-name="ce34" office:value-type="float" office:value="2.50165877953661" calcext:value-type="float">
            <text:p>2,50165877953661</text:p>
          </table:table-cell>
          <table:table-cell table:style-name="ce34" office:value-type="float" office:value="2.50273383733841" calcext:value-type="float">
            <text:p>2,50273383733841</text:p>
          </table:table-cell>
          <table:table-cell table:style-name="ce34" office:value-type="float" office:value="2.59533903889311" calcext:value-type="float">
            <text:p>2,59533903889311</text:p>
          </table:table-cell>
          <table:table-cell table:style-name="ce34" office:value-type="float" office:value="2.79919807314621" calcext:value-type="float">
            <text:p>2,79919807314621</text:p>
          </table:table-cell>
          <table:table-cell table:style-name="ce34" office:value-type="float" office:value="3.17810582087011" calcext:value-type="float">
            <text:p>3,17810582087011</text:p>
          </table:table-cell>
          <table:table-cell table:style-name="ce34" office:value-type="float" office:value="3.85853860914551" calcext:value-type="float">
            <text:p>3,85853860914551</text:p>
          </table:table-cell>
          <table:table-cell table:style-name="ce34" office:value-type="float" office:value="5.17852874812041" calcext:value-type="float">
            <text:p>5,17852874812041</text:p>
          </table:table-cell>
          <table:table-cell table:style-name="ce34" office:value-type="float" office:value="3.91489389705251" calcext:value-type="float">
            <text:p>3,91489389705251</text:p>
          </table:table-cell>
          <table:table-cell table:style-name="ce34" office:value-type="float" office:value="3.30233670401211" calcext:value-type="float">
            <text:p>3,30233670401211</text:p>
          </table:table-cell>
          <table:table-cell table:style-name="ce34" office:value-type="float" office:value="3.01257230907641" calcext:value-type="float">
            <text:p>3,01257230907641</text:p>
          </table:table-cell>
          <table:table-cell table:style-name="ce34" office:value-type="float" office:value="2.92943134470521" calcext:value-type="float">
            <text:p>2,92943134470521</text:p>
          </table:table-cell>
          <table:table-cell table:style-name="ce34" office:value-type="float" office:value="3.02482182102971" calcext:value-type="float">
            <text:p>3,02482182102971</text:p>
          </table:table-cell>
          <table:table-cell table:style-name="ce34" office:value-type="float" office:value="3.32238296169741" calcext:value-type="float">
            <text:p>3,32238296169741</text:p>
          </table:table-cell>
          <table:table-cell table:style-name="ce34" office:value-type="float" office:value="3.93451471931441" calcext:value-type="float">
            <text:p>3,93451471931441</text:p>
          </table:table-cell>
          <table:table-cell table:style-name="ce34" office:value-type="float" office:value="5.16432231899961" calcext:value-type="float">
            <text:p>5,16432231899961</text:p>
          </table:table-cell>
          <table:table-cell table:style-name="ce34" office:value-type="float" office:value="4.1628966037731" calcext:value-type="float">
            <text:p>4,1628966037731</text:p>
          </table:table-cell>
          <table:table-cell table:style-name="ce34" office:value-type="float" office:value="3.88151640829981" calcext:value-type="float">
            <text:p>3,88151640829981</text:p>
          </table:table-cell>
          <table:table-cell table:style-name="ce34" office:value-type="float" office:value="4.14656283160191" calcext:value-type="float">
            <text:p>4,14656283160191</text:p>
          </table:table-cell>
          <table:table-cell table:style-name="ce34" office:value-type="float" office:value="5.12444721730271" calcext:value-type="float">
            <text:p>5,12444721730271</text:p>
          </table:table-cell>
          <table:table-cell table:style-name="ce34" office:value-type="float" office:value="4.3313018675671" calcext:value-type="float">
            <text:p>4,3313018675671</text:p>
          </table:table-cell>
          <table:table-cell table:style-name="ce34" office:value-type="float" office:value="3.98081078149381" calcext:value-type="float">
            <text:p>3,98081078149381</text:p>
          </table:table-cell>
          <table:table-cell table:style-name="ce34" office:value-type="float" office:value="3.80397738829761" calcext:value-type="float">
            <text:p>3,80397738829761</text:p>
          </table:table-cell>
          <table:table-cell table:style-name="ce34" office:value-type="float" office:value="3.71178114999431" calcext:value-type="float">
            <text:p>3,71178114999431</text:p>
          </table:table-cell>
          <table:table-cell table:style-name="ce34" office:value-type="float" office:value="3.66838356276411" calcext:value-type="float">
            <text:p>3,66838356276411</text:p>
          </table:table-cell>
          <table:table-cell table:style-name="ce34" office:value-type="float" office:value="3.65791467460491" calcext:value-type="float">
            <text:p>3,65791467460491</text:p>
          </table:table-cell>
          <table:table-cell table:style-name="ce34" office:value-type="float" office:value="3.67582370384361" calcext:value-type="float">
            <text:p>3,67582370384361</text:p>
          </table:table-cell>
          <table:table-cell table:style-name="ce34" office:value-type="float" office:value="3.72486517356351" calcext:value-type="float">
            <text:p>3,72486517356351</text:p>
          </table:table-cell>
          <table:table-cell table:style-name="ce34" office:value-type="float" office:value="3.81581330367841" calcext:value-type="float">
            <text:p>3,81581330367841</text:p>
          </table:table-cell>
          <table:table-cell table:style-name="ce34" office:value-type="float" office:value="3.9791419384731" calcext:value-type="float">
            <text:p>3,9791419384731</text:p>
          </table:table-cell>
          <table:table-cell table:style-name="ce34" office:value-type="float" office:value="4.30719984636221" calcext:value-type="float">
            <text:p>4,30719984636221</text:p>
          </table:table-cell>
          <table:table-cell table:style-name="ce34" office:value-type="float" office:value="5.1121314067861" calcext:value-type="float">
            <text:p>5,1121314067861</text:p>
          </table:table-cell>
          <table:table-cell table:style-name="ce34" office:value-type="float" office:value="3.4977586434311" calcext:value-type="float">
            <text:p>3,4977586434311</text:p>
          </table:table-cell>
          <table:table-cell table:style-name="ce34" office:value-type="float" office:value="2.56620383226171" calcext:value-type="float">
            <text:p>2,56620383226171</text:p>
          </table:table-cell>
          <table:table-cell table:style-name="ce34" office:value-type="float" office:value="1.97027298762091" calcext:value-type="float">
            <text:p>1,97027298762091</text:p>
          </table:table-cell>
          <table:table-cell table:style-name="ce34" office:value-type="float" office:value="1.57087058319311" calcext:value-type="float">
            <text:p>1,57087058319311</text:p>
          </table:table-cell>
          <table:table-cell table:style-name="ce34" office:value-type="float" office:value="1.30384421812891" calcext:value-type="float">
            <text:p>1,30384421812891</text:p>
          </table:table-cell>
          <table:table-cell table:style-name="ce34" office:value-type="float" office:value="1.13700584480111" calcext:value-type="float">
            <text:p>1,13700584480111</text:p>
          </table:table-cell>
          <table:table-cell table:style-name="ce34" office:value-type="float" office:value="1.05660535956481" calcext:value-type="float">
            <text:p>1,05660535956481</text:p>
          </table:table-cell>
        </table:table-row>
        <table:table-row table:style-name="ro4">
          <table:table-cell table:style-name="ce34" office:value-type="float" office:value="2.92088614444931" calcext:value-type="float">
            <text:p>2,92088614444931</text:p>
          </table:table-cell>
          <table:table-cell table:style-name="ce34" office:value-type="float" office:value="3.19911488381421" calcext:value-type="float">
            <text:p>3,19911488381421</text:p>
          </table:table-cell>
          <table:table-cell table:style-name="ce34" office:value-type="float" office:value="3.84615025909571" calcext:value-type="float">
            <text:p>3,84615025909571</text:p>
          </table:table-cell>
          <table:table-cell table:style-name="ce34" office:value-type="float" office:value="5.15039391738471" calcext:value-type="float">
            <text:p>5,15039391738471</text:p>
          </table:table-cell>
          <table:table-cell table:style-name="ce34" office:value-type="float" office:value="4.05924787462621" calcext:value-type="float">
            <text:p>4,05924787462621</text:p>
          </table:table-cell>
          <table:table-cell table:style-name="ce34" office:value-type="float" office:value="3.59967650917691" calcext:value-type="float">
            <text:p>3,59967650917691</text:p>
          </table:table-cell>
          <table:table-cell table:style-name="ce34" office:value-type="float" office:value="3.46993343755791" calcext:value-type="float">
            <text:p>3,46993343755791</text:p>
          </table:table-cell>
          <table:table-cell table:style-name="ce34" office:value-type="float" office:value="3.60470624534231" calcext:value-type="float">
            <text:p>3,60470624534231</text:p>
          </table:table-cell>
          <table:table-cell table:style-name="ce34" office:value-type="float" office:value="4.07107766111221" calcext:value-type="float">
            <text:p>4,07107766111221</text:p>
          </table:table-cell>
          <table:table-cell table:style-name="ce34" office:value-type="float" office:value="5.15674549299161" calcext:value-type="float">
            <text:p>5,15674549299161</text:p>
          </table:table-cell>
          <table:table-cell table:style-name="ce34" office:value-type="float" office:value="3.94424506737741" calcext:value-type="float">
            <text:p>3,94424506737741</text:p>
          </table:table-cell>
          <table:table-cell table:style-name="ce34" office:value-type="float" office:value="3.33447751420351" calcext:value-type="float">
            <text:p>3,33447751420351</text:p>
          </table:table-cell>
          <table:table-cell table:style-name="ce34" office:value-type="float" office:value="3.00414113787571" calcext:value-type="float">
            <text:p>3,00414113787571</text:p>
          </table:table-cell>
          <table:table-cell table:style-name="ce34" office:value-type="float" office:value="2.82282666426861" calcext:value-type="float">
            <text:p>2,82282666426861</text:p>
          </table:table-cell>
          <table:table-cell table:style-name="ce34" office:value-type="float" office:value="2.7398882477811" calcext:value-type="float">
            <text:p>2,7398882477811</text:p>
          </table:table-cell>
          <table:table-cell table:style-name="ce34" office:value-type="float" office:value="2.74069502228471" calcext:value-type="float">
            <text:p>2,74069502228471</text:p>
          </table:table-cell>
          <table:table-cell table:style-name="ce34" office:value-type="float" office:value="2.81941979172461" calcext:value-type="float">
            <text:p>2,81941979172461</text:p>
          </table:table-cell>
          <table:table-cell table:style-name="ce34" office:value-type="float" office:value="2.99549151970781" calcext:value-type="float">
            <text:p>2,99549151970781</text:p>
          </table:table-cell>
          <table:table-cell table:style-name="ce34" office:value-type="float" office:value="3.3309270409221" calcext:value-type="float">
            <text:p>3,3309270409221</text:p>
          </table:table-cell>
          <table:table-cell table:style-name="ce34" office:value-type="float" office:value="3.94830412023581" calcext:value-type="float">
            <text:p>3,94830412023581</text:p>
          </table:table-cell>
          <table:table-cell table:style-name="ce34" office:value-type="float" office:value="5.18119493897661" calcext:value-type="float">
            <text:p>5,18119493897661</text:p>
          </table:table-cell>
          <table:table-cell table:style-name="ce34" office:value-type="float" office:value="3.99620695583231" calcext:value-type="float">
            <text:p>3,99620695583231</text:p>
          </table:table-cell>
          <table:table-cell table:style-name="ce34" office:value-type="float" office:value="3.43598885477431" calcext:value-type="float">
            <text:p>3,43598885477431</text:p>
          </table:table-cell>
          <table:table-cell table:style-name="ce34" office:value-type="float" office:value="3.17743364685121" calcext:value-type="float">
            <text:p>3,17743364685121</text:p>
          </table:table-cell>
          <table:table-cell table:style-name="ce34" office:value-type="float" office:value="3.10285837610141" calcext:value-type="float">
            <text:p>3,10285837610141</text:p>
          </table:table-cell>
          <table:table-cell table:style-name="ce34" office:value-type="float" office:value="3.18534450922351" calcext:value-type="float">
            <text:p>3,18534450922351</text:p>
          </table:table-cell>
          <table:table-cell table:style-name="ce34" office:value-type="float" office:value="3.44742016925571" calcext:value-type="float">
            <text:p>3,44742016925571</text:p>
          </table:table-cell>
          <table:table-cell table:style-name="ce34" office:value-type="float" office:value="4.00444289864431" calcext:value-type="float">
            <text:p>4,00444289864431</text:p>
          </table:table-cell>
          <table:table-cell table:style-name="ce34" office:value-type="float" office:value="5.16659838267911" calcext:value-type="float">
            <text:p>5,16659838267911</text:p>
          </table:table-cell>
          <table:table-cell table:style-name="ce34" office:value-type="float" office:value="4.12336814664581" calcext:value-type="float">
            <text:p>4,12336814664581</text:p>
          </table:table-cell>
          <table:table-cell table:style-name="ce34" office:value-type="float" office:value="3.81574432473751" calcext:value-type="float">
            <text:p>3,81574432473751</text:p>
          </table:table-cell>
          <table:table-cell table:style-name="ce34" office:value-type="float" office:value="4.08555821888481" calcext:value-type="float">
            <text:p>4,08555821888481</text:p>
          </table:table-cell>
          <table:table-cell table:style-name="ce34" office:value-type="float" office:value="5.12429308151911" calcext:value-type="float">
            <text:p>5,12429308151911</text:p>
          </table:table-cell>
          <table:table-cell table:style-name="ce34" office:value-type="float" office:value="3.94301446010231" calcext:value-type="float">
            <text:p>3,94301446010231</text:p>
          </table:table-cell>
          <table:table-cell table:style-name="ce34" office:value-type="float" office:value="3.37642465944911" calcext:value-type="float">
            <text:p>3,37642465944911</text:p>
          </table:table-cell>
          <table:table-cell table:style-name="ce34" office:value-type="float" office:value="3.08565340484651" calcext:value-type="float">
            <text:p>3,08565340484651</text:p>
          </table:table-cell>
          <table:table-cell table:style-name="ce34" office:value-type="float" office:value="2.93363509022591" calcext:value-type="float">
            <text:p>2,93363509022591</text:p>
          </table:table-cell>
          <table:table-cell table:style-name="ce34" office:value-type="float" office:value="2.86725839102241" calcext:value-type="float">
            <text:p>2,86725839102241</text:p>
          </table:table-cell>
          <table:table-cell table:style-name="ce34" office:value-type="float" office:value="2.85232541271521" calcext:value-type="float">
            <text:p>2,85232541271521</text:p>
          </table:table-cell>
          <table:table-cell table:style-name="ce34" office:value-type="float" office:value="2.88928613608591" calcext:value-type="float">
            <text:p>2,88928613608591</text:p>
          </table:table-cell>
          <table:table-cell table:style-name="ce34" office:value-type="float" office:value="2.97814339305441" calcext:value-type="float">
            <text:p>2,97814339305441</text:p>
          </table:table-cell>
          <table:table-cell table:style-name="ce34" office:value-type="float" office:value="3.14071991583881" calcext:value-type="float">
            <text:p>3,14071991583881</text:p>
          </table:table-cell>
          <table:table-cell table:style-name="ce34" office:value-type="float" office:value="3.42344074921881" calcext:value-type="float">
            <text:p>3,42344074921881</text:p>
          </table:table-cell>
          <table:table-cell table:style-name="ce34" office:value-type="float" office:value="3.95649023632131" calcext:value-type="float">
            <text:p>3,95649023632131</text:p>
          </table:table-cell>
          <table:table-cell table:style-name="ce34" office:value-type="float" office:value="5.11079915164271" calcext:value-type="float">
            <text:p>5,11079915164271</text:p>
          </table:table-cell>
          <table:table-cell table:style-name="ce34" office:value-type="float" office:value="3.48834142813241" calcext:value-type="float">
            <text:p>3,48834142813241</text:p>
          </table:table-cell>
          <table:table-cell table:style-name="ce34" office:value-type="float" office:value="2.5604220623131" calcext:value-type="float">
            <text:p>2,5604220623131</text:p>
          </table:table-cell>
          <table:table-cell table:style-name="ce34" office:value-type="float" office:value="1.96955263847861" calcext:value-type="float">
            <text:p>1,96955263847861</text:p>
          </table:table-cell>
          <table:table-cell table:style-name="ce34" office:value-type="float" office:value="1.57280275308881" calcext:value-type="float">
            <text:p>1,57280275308881</text:p>
          </table:table-cell>
          <table:table-cell table:style-name="ce34" office:value-type="float" office:value="1.30764094578931" calcext:value-type="float">
            <text:p>1,30764094578931</text:p>
          </table:table-cell>
          <table:table-cell table:style-name="ce34" office:value-type="float" office:value="1.14177793052231" calcext:value-type="float">
            <text:p>1,14177793052231</text:p>
          </table:table-cell>
          <table:table-cell table:style-name="ce34" office:value-type="float" office:value="1.0624164157141" calcext:value-type="float">
            <text:p>1,0624164157141</text:p>
          </table:table-cell>
        </table:table-row>
        <table:table-row table:style-name="ro4">
          <table:table-cell table:style-name="ce34" office:value-type="float" office:value="2.92963936393421" calcext:value-type="float">
            <text:p>2,92963936393421</text:p>
          </table:table-cell>
          <table:table-cell table:style-name="ce34" office:value-type="float" office:value="3.20797455597951" calcext:value-type="float">
            <text:p>3,20797455597951</text:p>
          </table:table-cell>
          <table:table-cell table:style-name="ce34" office:value-type="float" office:value="3.85355856516791" calcext:value-type="float">
            <text:p>3,85355856516791</text:p>
          </table:table-cell>
          <table:table-cell table:style-name="ce34" office:value-type="float" office:value="5.15055378316341" calcext:value-type="float">
            <text:p>5,15055378316341</text:p>
          </table:table-cell>
          <table:table-cell table:style-name="ce34" office:value-type="float" office:value="4.18348508444161" calcext:value-type="float">
            <text:p>4,18348508444161</text:p>
          </table:table-cell>
          <table:table-cell table:style-name="ce34" office:value-type="float" office:value="3.79483269470691" calcext:value-type="float">
            <text:p>3,79483269470691</text:p>
          </table:table-cell>
          <table:table-cell table:style-name="ce34" office:value-type="float" office:value="3.68924582370531" calcext:value-type="float">
            <text:p>3,68924582370531</text:p>
          </table:table-cell>
          <table:table-cell table:style-name="ce34" office:value-type="float" office:value="3.79956823887031" calcext:value-type="float">
            <text:p>3,79956823887031</text:p>
          </table:table-cell>
          <table:table-cell table:style-name="ce34" office:value-type="float" office:value="4.19375974843591" calcext:value-type="float">
            <text:p>4,19375974843591</text:p>
          </table:table-cell>
          <table:table-cell table:style-name="ce34" office:value-type="float" office:value="5.15734626084561" calcext:value-type="float">
            <text:p>5,15734626084561</text:p>
          </table:table-cell>
          <table:table-cell table:style-name="ce34" office:value-type="float" office:value="4.10245018811991" calcext:value-type="float">
            <text:p>4,10245018811991</text:p>
          </table:table-cell>
          <table:table-cell table:style-name="ce34" office:value-type="float" office:value="3.60244005144031" calcext:value-type="float">
            <text:p>3,60244005144031</text:p>
          </table:table-cell>
          <table:table-cell table:style-name="ce34" office:value-type="float" office:value="3.34480927288991" calcext:value-type="float">
            <text:p>3,34480927288991</text:p>
          </table:table-cell>
          <table:table-cell table:style-name="ce34" office:value-type="float" office:value="3.20899857184421" calcext:value-type="float">
            <text:p>3,20899857184421</text:p>
          </table:table-cell>
          <table:table-cell table:style-name="ce34" office:value-type="float" office:value="3.14677382242981" calcext:value-type="float">
            <text:p>3,14677382242981</text:p>
          </table:table-cell>
          <table:table-cell table:style-name="ce34" office:value-type="float" office:value="3.14556383089241" calcext:value-type="float">
            <text:p>3,14556383089241</text:p>
          </table:table-cell>
          <table:table-cell table:style-name="ce34" office:value-type="float" office:value="3.20368844595161" calcext:value-type="float">
            <text:p>3,20368844595161</text:p>
          </table:table-cell>
          <table:table-cell table:style-name="ce34" office:value-type="float" office:value="3.33749526782771" calcext:value-type="float">
            <text:p>3,33749526782771</text:p>
          </table:table-cell>
          <table:table-cell table:style-name="ce34" office:value-type="float" office:value="3.60118967825961" calcext:value-type="float">
            <text:p>3,60118967825961</text:p>
          </table:table-cell>
          <table:table-cell table:style-name="ce34" office:value-type="float" office:value="4.10942865362691" calcext:value-type="float">
            <text:p>4,10942865362691</text:p>
          </table:table-cell>
          <table:table-cell table:style-name="ce34" office:value-type="float" office:value="5.18390014762821" calcext:value-type="float">
            <text:p>5,18390014762821</text:p>
          </table:table-cell>
          <table:table-cell table:style-name="ce34" office:value-type="float" office:value="4.14657798618031" calcext:value-type="float">
            <text:p>4,14657798618031</text:p>
          </table:table-cell>
          <table:table-cell table:style-name="ce34" office:value-type="float" office:value="3.68167083041461" calcext:value-type="float">
            <text:p>3,68167083041461</text:p>
          </table:table-cell>
          <table:table-cell table:style-name="ce34" office:value-type="float" office:value="3.47573759819691" calcext:value-type="float">
            <text:p>3,47573759819691</text:p>
          </table:table-cell>
          <table:table-cell table:style-name="ce34" office:value-type="float" office:value="3.41797533985731" calcext:value-type="float">
            <text:p>3,41797533985731</text:p>
          </table:table-cell>
          <table:table-cell table:style-name="ce34" office:value-type="float" office:value="3.47969276310851" calcext:value-type="float">
            <text:p>3,47969276310851</text:p>
          </table:table-cell>
          <table:table-cell table:style-name="ce34" office:value-type="float" office:value="3.68374414944511" calcext:value-type="float">
            <text:p>3,68374414944511</text:p>
          </table:table-cell>
          <table:table-cell table:style-name="ce34" office:value-type="float" office:value="4.14178859715271" calcext:value-type="float">
            <text:p>4,14178859715271</text:p>
          </table:table-cell>
          <table:table-cell table:style-name="ce34" office:value-type="float" office:value="5.16891172800661" calcext:value-type="float">
            <text:p>5,16891172800661</text:p>
          </table:table-cell>
          <table:table-cell table:style-name="ce34" office:value-type="float" office:value="4.04747054094431" calcext:value-type="float">
            <text:p>4,04747054094431</text:p>
          </table:table-cell>
          <table:table-cell table:style-name="ce34" office:value-type="float" office:value="3.69443378023261" calcext:value-type="float">
            <text:p>3,69443378023261</text:p>
          </table:table-cell>
          <table:table-cell table:style-name="ce34" office:value-type="float" office:value="3.96563089249121" calcext:value-type="float">
            <text:p>3,96563089249121</text:p>
          </table:table-cell>
          <table:table-cell table:style-name="ce34" office:value-type="float" office:value="5.12417800398511" calcext:value-type="float">
            <text:p>5,12417800398511</text:p>
          </table:table-cell>
          <table:table-cell table:style-name="ce34" office:value-type="float" office:value="3.66246487383671" calcext:value-type="float">
            <text:p>3,66246487383671</text:p>
          </table:table-cell>
          <table:table-cell table:style-name="ce34" office:value-type="float" office:value="2.96443447466241" calcext:value-type="float">
            <text:p>2,96443447466241</text:p>
          </table:table-cell>
          <table:table-cell table:style-name="ce34" office:value-type="float" office:value="2.61142123026941" calcext:value-type="float">
            <text:p>2,61142123026941</text:p>
          </table:table-cell>
          <table:table-cell table:style-name="ce34" office:value-type="float" office:value="2.43209184003291" calcext:value-type="float">
            <text:p>2,43209184003291</text:p>
          </table:table-cell>
          <table:table-cell table:style-name="ce34" office:value-type="float" office:value="2.35557083207191" calcext:value-type="float">
            <text:p>2,35557083207191</text:p>
          </table:table-cell>
          <table:table-cell table:style-name="ce34" office:value-type="float" office:value="2.34736753266971" calcext:value-type="float">
            <text:p>2,34736753266971</text:p>
          </table:table-cell>
          <table:table-cell table:style-name="ce34" office:value-type="float" office:value="2.40231055907281" calcext:value-type="float">
            <text:p>2,40231055907281</text:p>
          </table:table-cell>
          <table:table-cell table:style-name="ce34" office:value-type="float" office:value="2.52735946906511" calcext:value-type="float">
            <text:p>2,52735946906511</text:p>
          </table:table-cell>
          <table:table-cell table:style-name="ce34" office:value-type="float" office:value="2.74373115252991" calcext:value-type="float">
            <text:p>2,74373115252991</text:p>
          </table:table-cell>
          <table:table-cell table:style-name="ce34" office:value-type="float" office:value="3.11214315639511" calcext:value-type="float">
            <text:p>3,11214315639511</text:p>
          </table:table-cell>
          <table:table-cell table:style-name="ce34" office:value-type="float" office:value="3.77393270411831" calcext:value-type="float">
            <text:p>3,77393270411831</text:p>
          </table:table-cell>
          <table:table-cell table:style-name="ce34" office:value-type="float" office:value="5.10951240255341" calcext:value-type="float">
            <text:p>5,10951240255341</text:p>
          </table:table-cell>
          <table:table-cell table:style-name="ce34" office:value-type="float" office:value="3.47687570152771" calcext:value-type="float">
            <text:p>3,47687570152771</text:p>
          </table:table-cell>
          <table:table-cell table:style-name="ce34" office:value-type="float" office:value="2.55141753122131" calcext:value-type="float">
            <text:p>2,55141753122131</text:p>
          </table:table-cell>
          <table:table-cell table:style-name="ce34" office:value-type="float" office:value="1.96370488322971" calcext:value-type="float">
            <text:p>1,96370488322971</text:p>
          </table:table-cell>
          <table:table-cell table:style-name="ce34" office:value-type="float" office:value="1.57084417705441" calcext:value-type="float">
            <text:p>1,57084417705441</text:p>
          </table:table-cell>
          <table:table-cell table:style-name="ce34" office:value-type="float" office:value="1.30766329747831" calcext:value-type="float">
            <text:p>1,30766329747831</text:p>
          </table:table-cell>
          <table:table-cell table:style-name="ce34" office:value-type="float" office:value="1.14382408633781" calcext:value-type="float">
            <text:p>1,14382408633781</text:p>
          </table:table-cell>
          <table:table-cell table:style-name="ce34" office:value-type="float" office:value="1.06457350050081" calcext:value-type="float">
            <text:p>1,06457350050081</text:p>
          </table:table-cell>
        </table:table-row>
        <table:table-row table:style-name="ro4">
          <table:table-cell table:style-name="ce34" office:value-type="float" office:value="2.93446530724921" calcext:value-type="float">
            <text:p>2,93446530724921</text:p>
          </table:table-cell>
          <table:table-cell table:style-name="ce34" office:value-type="float" office:value="3.2129284005481" calcext:value-type="float">
            <text:p>3,2129284005481</text:p>
          </table:table-cell>
          <table:table-cell table:style-name="ce34" office:value-type="float" office:value="3.85795763570851" calcext:value-type="float">
            <text:p>3,85795763570851</text:p>
          </table:table-cell>
          <table:table-cell table:style-name="ce34" office:value-type="float" office:value="5.15075204446971" calcext:value-type="float">
            <text:p>5,15075204446971</text:p>
          </table:table-cell>
          <table:table-cell table:style-name="ce34" office:value-type="float" office:value="4.45623987682131" calcext:value-type="float">
            <text:p>4,45623987682131</text:p>
          </table:table-cell>
          <table:table-cell table:style-name="ce34" office:value-type="float" office:value="4.20624199893991" calcext:value-type="float">
            <text:p>4,20624199893991</text:p>
          </table:table-cell>
          <table:table-cell table:style-name="ce34" office:value-type="float" office:value="4.14019595977811" calcext:value-type="float">
            <text:p>4,14019595977811</text:p>
          </table:table-cell>
          <table:table-cell table:style-name="ce34" office:value-type="float" office:value="4.20676224839851" calcext:value-type="float">
            <text:p>4,20676224839851</text:p>
          </table:table-cell>
          <table:table-cell table:style-name="ce34" office:value-type="float" office:value="4.46267814782251" calcext:value-type="float">
            <text:p>4,46267814782251</text:p>
          </table:table-cell>
          <table:table-cell table:style-name="ce34" office:value-type="float" office:value="5.15798073229281" calcext:value-type="float">
            <text:p>5,15798073229281</text:p>
          </table:table-cell>
          <table:table-cell table:style-name="ce34" office:value-type="float" office:value="4.41429320221921" calcext:value-type="float">
            <text:p>4,41429320221921</text:p>
          </table:table-cell>
          <table:table-cell table:style-name="ce34" office:value-type="float" office:value="4.10293009561141" calcext:value-type="float">
            <text:p>4,10293009561141</text:p>
          </table:table-cell>
          <table:table-cell table:style-name="ce34" office:value-type="float" office:value="3.95509583598061" calcext:value-type="float">
            <text:p>3,95509583598061</text:p>
          </table:table-cell>
          <table:table-cell table:style-name="ce34" office:value-type="float" office:value="3.88254113695091" calcext:value-type="float">
            <text:p>3,88254113695091</text:p>
          </table:table-cell>
          <table:table-cell table:style-name="ce34" office:value-type="float" office:value="3.850813639911" calcext:value-type="float">
            <text:p>3,850813639911</text:p>
          </table:table-cell>
          <table:table-cell table:style-name="ce34" office:value-type="float" office:value="3.84779871712381" calcext:value-type="float">
            <text:p>3,84779871712381</text:p>
          </table:table-cell>
          <table:table-cell table:style-name="ce34" office:value-type="float" office:value="3.87688513426971" calcext:value-type="float">
            <text:p>3,87688513426971</text:p>
          </table:table-cell>
          <table:table-cell table:style-name="ce34" office:value-type="float" office:value="3.95326586508541" calcext:value-type="float">
            <text:p>3,95326586508541</text:p>
          </table:table-cell>
          <table:table-cell table:style-name="ce34" office:value-type="float" office:value="4.10635029419571" calcext:value-type="float">
            <text:p>4,10635029419571</text:p>
          </table:table-cell>
          <table:table-cell table:style-name="ce34" office:value-type="float" office:value="4.42648820622911" calcext:value-type="float">
            <text:p>4,42648820622911</text:p>
          </table:table-cell>
          <table:table-cell table:style-name="ce34" office:value-type="float" office:value="5.18664362999261" calcext:value-type="float">
            <text:p>5,18664362999261</text:p>
          </table:table-cell>
          <table:table-cell table:style-name="ce34" office:value-type="float" office:value="4.45067530104131" calcext:value-type="float">
            <text:p>4,45067530104131</text:p>
          </table:table-cell>
          <table:table-cell table:style-name="ce34" office:value-type="float" office:value="4.15692084660591" calcext:value-type="float">
            <text:p>4,15692084660591</text:p>
          </table:table-cell>
          <table:table-cell table:style-name="ce34" office:value-type="float" office:value="4.03593612815471" calcext:value-type="float">
            <text:p>4,03593612815471</text:p>
          </table:table-cell>
          <table:table-cell table:style-name="ce34" office:value-type="float" office:value="4.00386316073251" calcext:value-type="float">
            <text:p>4,00386316073251</text:p>
          </table:table-cell>
          <table:table-cell table:style-name="ce34" office:value-type="float" office:value="4.03731692209941" calcext:value-type="float">
            <text:p>4,03731692209941</text:p>
          </table:table-cell>
          <table:table-cell table:style-name="ce34" office:value-type="float" office:value="4.15213119124461" calcext:value-type="float">
            <text:p>4,15213119124461</text:p>
          </table:table-cell>
          <table:table-cell table:style-name="ce34" office:value-type="float" office:value="4.43428705863041" calcext:value-type="float">
            <text:p>4,43428705863041</text:p>
          </table:table-cell>
          <table:table-cell table:style-name="ce34" office:value-type="float" office:value="5.17126259902491" calcext:value-type="float">
            <text:p>5,17126259902491</text:p>
          </table:table-cell>
          <table:table-cell table:style-name="ce34" office:value-type="float" office:value="3.90318110159791" calcext:value-type="float">
            <text:p>3,90318110159791</text:p>
          </table:table-cell>
          <table:table-cell table:style-name="ce34" office:value-type="float" office:value="3.46215259251361" calcext:value-type="float">
            <text:p>3,46215259251361</text:p>
          </table:table-cell>
          <table:table-cell table:style-name="ce34" office:value-type="float" office:value="3.69399606335081" calcext:value-type="float">
            <text:p>3,69399606335081</text:p>
          </table:table-cell>
          <table:table-cell table:style-name="ce34" office:value-type="float" office:value="5.12410635127081" calcext:value-type="float">
            <text:p>5,12410635127081</text:p>
          </table:table-cell>
          <table:table-cell table:style-name="ce34" office:value-type="float" office:value="3.31218007183541" calcext:value-type="float">
            <text:p>3,31218007183541</text:p>
          </table:table-cell>
          <table:table-cell table:style-name="ce34" office:value-type="float" office:value="2.58399650307611" calcext:value-type="float">
            <text:p>2,58399650307611</text:p>
          </table:table-cell>
          <table:table-cell table:style-name="ce34" office:value-type="float" office:value="2.23591861693361" calcext:value-type="float">
            <text:p>2,23591861693361</text:p>
          </table:table-cell>
          <table:table-cell table:style-name="ce34" office:value-type="float" office:value="2.06382440672041" calcext:value-type="float">
            <text:p>2,06382440672041</text:p>
          </table:table-cell>
          <table:table-cell table:style-name="ce34" office:value-type="float" office:value="1.99471898726991" calcext:value-type="float">
            <text:p>1,99471898726991</text:p>
          </table:table-cell>
          <table:table-cell table:style-name="ce34" office:value-type="float" office:value="1.99951264890341" calcext:value-type="float">
            <text:p>1,99951264890341</text:p>
          </table:table-cell>
          <table:table-cell table:style-name="ce34" office:value-type="float" office:value="2.07498875962651" calcext:value-type="float">
            <text:p>2,07498875962651</text:p>
          </table:table-cell>
          <table:table-cell table:style-name="ce34" office:value-type="float" office:value="2.22918370451981" calcext:value-type="float">
            <text:p>2,22918370451981</text:p>
          </table:table-cell>
          <table:table-cell table:style-name="ce34" office:value-type="float" office:value="2.48934811107241" calcext:value-type="float">
            <text:p>2,48934811107241</text:p>
          </table:table-cell>
          <table:table-cell table:style-name="ce34" office:value-type="float" office:value="2.91877639210661" calcext:value-type="float">
            <text:p>2,91877639210661</text:p>
          </table:table-cell>
          <table:table-cell table:style-name="ce34" office:value-type="float" office:value="3.66424366573311" calcext:value-type="float">
            <text:p>3,66424366573311</text:p>
          </table:table-cell>
          <table:table-cell table:style-name="ce34" office:value-type="float" office:value="5.10827340835871" calcext:value-type="float">
            <text:p>5,10827340835871</text:p>
          </table:table-cell>
          <table:table-cell table:style-name="ce34" office:value-type="float" office:value="3.46557497330281" calcext:value-type="float">
            <text:p>3,46557497330281</text:p>
          </table:table-cell>
          <table:table-cell table:style-name="ce34" office:value-type="float" office:value="2.54059466058131" calcext:value-type="float">
            <text:p>2,54059466058131</text:p>
          </table:table-cell>
          <table:table-cell table:style-name="ce34" office:value-type="float" office:value="1.95695240429041" calcext:value-type="float">
            <text:p>1,95695240429041</text:p>
          </table:table-cell>
          <table:table-cell table:style-name="ce34" office:value-type="float" office:value="1.56644212898251" calcext:value-type="float">
            <text:p>1,56644212898251</text:p>
          </table:table-cell>
          <table:table-cell table:style-name="ce34" office:value-type="float" office:value="1.30584569438811" calcext:value-type="float">
            <text:p>1,30584569438811</text:p>
          </table:table-cell>
          <table:table-cell table:style-name="ce34" office:value-type="float" office:value="1.14298524021311" calcext:value-type="float">
            <text:p>1,14298524021311</text:p>
          </table:table-cell>
          <table:table-cell table:style-name="ce34" office:value-type="float" office:value="1.06499483774421" calcext:value-type="float">
            <text:p>1,06499483774421</text:p>
          </table:table-cell>
        </table:table-row>
        <table:table-row table:style-name="ro4">
          <table:table-cell table:style-name="ce34" office:value-type="float" office:value="2.93481003395941" calcext:value-type="float">
            <text:p>2,93481003395941</text:p>
          </table:table-cell>
          <table:table-cell table:style-name="ce34" office:value-type="float" office:value="3.21228700292411" calcext:value-type="float">
            <text:p>3,21228700292411</text:p>
          </table:table-cell>
          <table:table-cell table:style-name="ce34" office:value-type="float" office:value="3.85788569789861" calcext:value-type="float">
            <text:p>3,85788569789861</text:p>
          </table:table-cell>
          <table:table-cell table:style-name="ce34" office:value-type="float" office:value="5.15098510407361" calcext:value-type="float">
            <text:p>5,15098510407361</text:p>
          </table:table-cell>
          <table:table-cell table:style-name="ce34" office:value-type="float" office:value="5.15217714808121" calcext:value-type="float">
            <text:p>5,15217714808121</text:p>
          </table:table-cell>
          <table:table-cell table:style-name="ce34" office:value-type="float" office:value="5.15339819118051" calcext:value-type="float">
            <text:p>5,15339819118051</text:p>
          </table:table-cell>
          <table:table-cell table:style-name="ce34" office:value-type="float" office:value="5.15465383149251" calcext:value-type="float">
            <text:p>5,15465383149251</text:p>
          </table:table-cell>
          <table:table-cell table:style-name="ce34" office:value-type="float" office:value="5.15594700382191" calcext:value-type="float">
            <text:p>5,15594700382191</text:p>
          </table:table-cell>
          <table:table-cell table:style-name="ce34" office:value-type="float" office:value="5.15727839856651" calcext:value-type="float">
            <text:p>5,15727839856651</text:p>
          </table:table-cell>
          <table:table-cell table:style-name="ce34" office:value-type="float" office:value="5.15864390190411" calcext:value-type="float">
            <text:p>5,15864390190411</text:p>
          </table:table-cell>
          <table:table-cell table:style-name="ce34" office:value-type="float" office:value="5.16070067624961" calcext:value-type="float">
            <text:p>5,16070067624961</text:p>
          </table:table-cell>
          <table:table-cell table:style-name="ce34" office:value-type="float" office:value="5.1627935113471" calcext:value-type="float">
            <text:p>5,1627935113471</text:p>
          </table:table-cell>
          <table:table-cell table:style-name="ce34" office:value-type="float" office:value="5.1649243529591" calcext:value-type="float">
            <text:p>5,1649243529591</text:p>
          </table:table-cell>
          <table:table-cell table:style-name="ce34" office:value-type="float" office:value="5.16709239389021" calcext:value-type="float">
            <text:p>5,16709239389021</text:p>
          </table:table-cell>
          <table:table-cell table:style-name="ce34" office:value-type="float" office:value="5.16929609881231" calcext:value-type="float">
            <text:p>5,16929609881231</text:p>
          </table:table-cell>
          <table:table-cell table:style-name="ce34" office:value-type="float" office:value="5.1725526643541" calcext:value-type="float">
            <text:p>5,1725526643541</text:p>
          </table:table-cell>
          <table:table-cell table:style-name="ce34" office:value-type="float" office:value="5.17584566823611" calcext:value-type="float">
            <text:p>5,17584566823611</text:p>
          </table:table-cell>
          <table:table-cell table:style-name="ce34" office:value-type="float" office:value="5.17917754521451" calcext:value-type="float">
            <text:p>5,17917754521451</text:p>
          </table:table-cell>
          <table:table-cell table:style-name="ce34" office:value-type="float" office:value="5.18255165431151" calcext:value-type="float">
            <text:p>5,18255165431151</text:p>
          </table:table-cell>
          <table:table-cell table:style-name="ce34" office:value-type="float" office:value="5.18596645079151" calcext:value-type="float">
            <text:p>5,18596645079151</text:p>
          </table:table-cell>
          <table:table-cell table:style-name="ce34" office:value-type="float" office:value="5.18941750773891" calcext:value-type="float">
            <text:p>5,18941750773891</text:p>
          </table:table-cell>
          <table:table-cell table:style-name="ce34" office:value-type="float" office:value="5.19567085278121" calcext:value-type="float">
            <text:p>5,19567085278121</text:p>
          </table:table-cell>
          <table:table-cell table:style-name="ce34" office:value-type="float" office:value="5.19196097526851" calcext:value-type="float">
            <text:p>5,19196097526851</text:p>
          </table:table-cell>
          <table:table-cell table:style-name="ce34" office:value-type="float" office:value="5.18829015215681" calcext:value-type="float">
            <text:p>5,18829015215681</text:p>
          </table:table-cell>
          <table:table-cell table:style-name="ce34" office:value-type="float" office:value="5.18465766776631" calcext:value-type="float">
            <text:p>5,18465766776631</text:p>
          </table:table-cell>
          <table:table-cell table:style-name="ce34" office:value-type="float" office:value="5.18106005985611" calcext:value-type="float">
            <text:p>5,18106005985611</text:p>
          </table:table-cell>
          <table:table-cell table:style-name="ce34" office:value-type="float" office:value="5.17855535222931" calcext:value-type="float">
            <text:p>5,17855535222931</text:p>
          </table:table-cell>
          <table:table-cell table:style-name="ce34" office:value-type="float" office:value="5.17608488891881" calcext:value-type="float">
            <text:p>5,17608488891881</text:p>
          </table:table-cell>
          <table:table-cell table:style-name="ce34" office:value-type="float" office:value="5.17364961722151" calcext:value-type="float">
            <text:p>5,17364961722151</text:p>
          </table:table-cell>
          <table:table-cell table:style-name="ce34" office:value-type="float" office:value="3.6160663443271" calcext:value-type="float">
            <text:p>3,6160663443271</text:p>
          </table:table-cell>
          <table:table-cell table:style-name="ce34" office:value-type="float" office:value="3.05171937664221" calcext:value-type="float">
            <text:p>3,05171937664221</text:p>
          </table:table-cell>
          <table:table-cell table:style-name="ce34" office:value-type="float" office:value="2.94058443222871" calcext:value-type="float">
            <text:p>2,94058443222871</text:p>
          </table:table-cell>
          <table:table-cell table:style-name="ce34" office:value-type="float" office:value="3.06214099283251" calcext:value-type="float">
            <text:p>3,06214099283251</text:p>
          </table:table-cell>
          <table:table-cell table:style-name="ce34" office:value-type="float" office:value="2.53812042591761" calcext:value-type="float">
            <text:p>2,53812042591761</text:p>
          </table:table-cell>
          <table:table-cell table:style-name="ce34" office:value-type="float" office:value="2.14155878364481" calcext:value-type="float">
            <text:p>2,14155878364481</text:p>
          </table:table-cell>
          <table:table-cell table:style-name="ce34" office:value-type="float" office:value="1.89988200499621" calcext:value-type="float">
            <text:p>1,89988200499621</text:p>
          </table:table-cell>
          <table:table-cell table:style-name="ce34" office:value-type="float" office:value="1.76865805954161" calcext:value-type="float">
            <text:p>1,76865805954161</text:p>
          </table:table-cell>
          <table:table-cell table:style-name="ce34" office:value-type="float" office:value="1.72292982023321" calcext:value-type="float">
            <text:p>1,72292982023321</text:p>
          </table:table-cell>
          <table:table-cell table:style-name="ce34" office:value-type="float" office:value="1.74636941499151" calcext:value-type="float">
            <text:p>1,74636941499151</text:p>
          </table:table-cell>
          <table:table-cell table:style-name="ce34" office:value-type="float" office:value="1.842309242471" calcext:value-type="float">
            <text:p>1,842309242471</text:p>
          </table:table-cell>
          <table:table-cell table:style-name="ce34" office:value-type="float" office:value="2.02255909774221" calcext:value-type="float">
            <text:p>2,02255909774221</text:p>
          </table:table-cell>
          <table:table-cell table:style-name="ce34" office:value-type="float" office:value="2.31723150276041" calcext:value-type="float">
            <text:p>2,31723150276041</text:p>
          </table:table-cell>
          <table:table-cell table:style-name="ce34" office:value-type="float" office:value="2.79063006838051" calcext:value-type="float">
            <text:p>2,79063006838051</text:p>
          </table:table-cell>
          <table:table-cell table:style-name="ce34" office:value-type="float" office:value="3.59078002681261" calcext:value-type="float">
            <text:p>3,59078002681261</text:p>
          </table:table-cell>
          <table:table-cell table:style-name="ce34" office:value-type="float" office:value="5.10708381547471" calcext:value-type="float">
            <text:p>5,10708381547471</text:p>
          </table:table-cell>
          <table:table-cell table:style-name="ce34" office:value-type="float" office:value="3.45500019336121" calcext:value-type="float">
            <text:p>3,45500019336121</text:p>
          </table:table-cell>
          <table:table-cell table:style-name="ce34" office:value-type="float" office:value="2.53104630822931" calcext:value-type="float">
            <text:p>2,53104630822931</text:p>
          </table:table-cell>
          <table:table-cell table:style-name="ce34" office:value-type="float" office:value="1.94898655876791" calcext:value-type="float">
            <text:p>1,94898655876791</text:p>
          </table:table-cell>
          <table:table-cell table:style-name="ce34" office:value-type="float" office:value="1.5608907795531" calcext:value-type="float">
            <text:p>1,5608907795531</text:p>
          </table:table-cell>
          <table:table-cell table:style-name="ce34" office:value-type="float" office:value="1.30213888145541" calcext:value-type="float">
            <text:p>1,30213888145541</text:p>
          </table:table-cell>
          <table:table-cell table:style-name="ce34" office:value-type="float" office:value="1.1408613425891" calcext:value-type="float">
            <text:p>1,1408613425891</text:p>
          </table:table-cell>
          <table:table-cell table:style-name="ce34" office:value-type="float" office:value="1.06369942843911" calcext:value-type="float">
            <text:p>1,06369942843911</text:p>
          </table:table-cell>
        </table:table-row>
        <table:table-row table:style-name="ro4">
          <table:table-cell table:style-name="ce34" office:value-type="float" office:value="2.92738198307041" calcext:value-type="float">
            <text:p>2,92738198307041</text:p>
          </table:table-cell>
          <table:table-cell table:style-name="ce34" office:value-type="float" office:value="3.20546636109221" calcext:value-type="float">
            <text:p>3,20546636109221</text:p>
          </table:table-cell>
          <table:table-cell table:style-name="ce34" office:value-type="float" office:value="3.85096341665371" calcext:value-type="float">
            <text:p>3,85096341665371</text:p>
          </table:table-cell>
          <table:table-cell table:style-name="ce34" office:value-type="float" office:value="5.15005396939111" calcext:value-type="float">
            <text:p>5,15005396939111</text:p>
          </table:table-cell>
          <table:table-cell table:style-name="ce34" office:value-type="float" office:value="4.3945361492031" calcext:value-type="float">
            <text:p>4,3945361492031</text:p>
          </table:table-cell>
          <table:table-cell table:style-name="ce34" office:value-type="float" office:value="4.08297942192491" calcext:value-type="float">
            <text:p>4,08297942192491</text:p>
          </table:table-cell>
          <table:table-cell table:style-name="ce34" office:value-type="float" office:value="3.93315574480351" calcext:value-type="float">
            <text:p>3,93315574480351</text:p>
          </table:table-cell>
          <table:table-cell table:style-name="ce34" office:value-type="float" office:value="3.85798755228391" calcext:value-type="float">
            <text:p>3,85798755228391</text:p>
          </table:table-cell>
          <table:table-cell table:style-name="ce34" office:value-type="float" office:value="3.82755103262661" calcext:value-type="float">
            <text:p>3,82755103262661</text:p>
          </table:table-cell>
          <table:table-cell table:style-name="ce34" office:value-type="float" office:value="3.82819810485431" calcext:value-type="float">
            <text:p>3,82819810485431</text:p>
          </table:table-cell>
          <table:table-cell table:style-name="ce34" office:value-type="float" office:value="3.858400565941" calcext:value-type="float">
            <text:p>3,858400565941</text:p>
          </table:table-cell>
          <table:table-cell table:style-name="ce34" office:value-type="float" office:value="3.93373237346461" calcext:value-type="float">
            <text:p>3,93373237346461</text:p>
          </table:table-cell>
          <table:table-cell table:style-name="ce34" office:value-type="float" office:value="4.08615099724931" calcext:value-type="float">
            <text:p>4,08615099724931</text:p>
          </table:table-cell>
          <table:table-cell table:style-name="ce34" office:value-type="float" office:value="4.40530878850051" calcext:value-type="float">
            <text:p>4,40530878850051</text:p>
          </table:table-cell>
          <table:table-cell table:style-name="ce34" office:value-type="float" office:value="5.16827203455421" calcext:value-type="float">
            <text:p>5,16827203455421</text:p>
          </table:table-cell>
          <table:table-cell table:style-name="ce34" office:value-type="float" office:value="4.40377061937941" calcext:value-type="float">
            <text:p>4,40377061937941</text:p>
          </table:table-cell>
          <table:table-cell table:style-name="ce34" office:value-type="float" office:value="4.08383026219371" calcext:value-type="float">
            <text:p>4,08383026219371</text:p>
          </table:table-cell>
          <table:table-cell table:style-name="ce34" office:value-type="float" office:value="3.93215768137141" calcext:value-type="float">
            <text:p>3,93215768137141</text:p>
          </table:table-cell>
          <table:table-cell table:style-name="ce34" office:value-type="float" office:value="3.85949499796591" calcext:value-type="float">
            <text:p>3,85949499796591</text:p>
          </table:table-cell>
          <table:table-cell table:style-name="ce34" office:value-type="float" office:value="3.83291100697221" calcext:value-type="float">
            <text:p>3,83291100697221</text:p>
          </table:table-cell>
          <table:table-cell table:style-name="ce34" office:value-type="float" office:value="3.83823163716511" calcext:value-type="float">
            <text:p>3,83823163716511</text:p>
          </table:table-cell>
          <table:table-cell table:style-name="ce34" office:value-type="float" office:value="3.87200256188621" calcext:value-type="float">
            <text:p>3,87200256188621</text:p>
          </table:table-cell>
          <table:table-cell table:style-name="ce34" office:value-type="float" office:value="3.94615718388491" calcext:value-type="float">
            <text:p>3,94615718388491</text:p>
          </table:table-cell>
          <table:table-cell table:style-name="ce34" office:value-type="float" office:value="4.09681028121191" calcext:value-type="float">
            <text:p>4,09681028121191</text:p>
          </table:table-cell>
          <table:table-cell table:style-name="ce34" office:value-type="float" office:value="4.41452748413961" calcext:value-type="float">
            <text:p>4,41452748413961</text:p>
          </table:table-cell>
          <table:table-cell table:style-name="ce34" office:value-type="float" office:value="5.1799938880651" calcext:value-type="float">
            <text:p>5,1799938880651</text:p>
          </table:table-cell>
          <table:table-cell table:style-name="ce34" office:value-type="float" office:value="4.35230800835941" calcext:value-type="float">
            <text:p>4,35230800835941</text:p>
          </table:table-cell>
          <table:table-cell table:style-name="ce34" office:value-type="float" office:value="3.93980216587991" calcext:value-type="float">
            <text:p>3,93980216587991</text:p>
          </table:table-cell>
          <table:table-cell table:style-name="ce34" office:value-type="float" office:value="3.59063294891581" calcext:value-type="float">
            <text:p>3,59063294891581</text:p>
          </table:table-cell>
          <table:table-cell table:style-name="ce34" office:value-type="float" office:value="2.97298668400941" calcext:value-type="float">
            <text:p>2,97298668400941</text:p>
          </table:table-cell>
          <table:table-cell table:style-name="ce34" office:value-type="float" office:value="2.57499684904931" calcext:value-type="float">
            <text:p>2,57499684904931</text:p>
          </table:table-cell>
          <table:table-cell table:style-name="ce34" office:value-type="float" office:value="2.3664763898891" calcext:value-type="float">
            <text:p>2,3664763898891</text:p>
          </table:table-cell>
          <table:table-cell table:style-name="ce34" office:value-type="float" office:value="2.23826326793011" calcext:value-type="float">
            <text:p>2,23826326793011</text:p>
          </table:table-cell>
          <table:table-cell table:style-name="ce34" office:value-type="float" office:value="1.99010892091711" calcext:value-type="float">
            <text:p>1,99010892091711</text:p>
          </table:table-cell>
          <table:table-cell table:style-name="ce34" office:value-type="float" office:value="1.76701847563091" calcext:value-type="float">
            <text:p>1,76701847563091</text:p>
          </table:table-cell>
          <table:table-cell table:style-name="ce34" office:value-type="float" office:value="1.6107833497211" calcext:value-type="float">
            <text:p>1,6107833497211</text:p>
          </table:table-cell>
          <table:table-cell table:style-name="ce34" office:value-type="float" office:value="1.52498745047551" calcext:value-type="float">
            <text:p>1,52498745047551</text:p>
          </table:table-cell>
          <table:table-cell table:style-name="ce34" office:value-type="float" office:value="1.50693015574911" calcext:value-type="float">
            <text:p>1,50693015574911</text:p>
          </table:table-cell>
          <table:table-cell table:style-name="ce34" office:value-type="float" office:value="1.55125408736821" calcext:value-type="float">
            <text:p>1,55125408736821</text:p>
          </table:table-cell>
          <table:table-cell table:style-name="ce34" office:value-type="float" office:value="1.66812589208021" calcext:value-type="float">
            <text:p>1,66812589208021</text:p>
          </table:table-cell>
          <table:table-cell table:style-name="ce34" office:value-type="float" office:value="1.87157792666491" calcext:value-type="float">
            <text:p>1,87157792666491</text:p>
          </table:table-cell>
          <table:table-cell table:style-name="ce34" office:value-type="float" office:value="2.19355214935241" calcext:value-type="float">
            <text:p>2,19355214935241</text:p>
          </table:table-cell>
          <table:table-cell table:style-name="ce34" office:value-type="float" office:value="2.69909657946031" calcext:value-type="float">
            <text:p>2,69909657946031</text:p>
          </table:table-cell>
          <table:table-cell table:style-name="ce34" office:value-type="float" office:value="3.53874916121051" calcext:value-type="float">
            <text:p>3,53874916121051</text:p>
          </table:table-cell>
          <table:table-cell table:style-name="ce34" office:value-type="float" office:value="5.10594489179361" calcext:value-type="float">
            <text:p>5,10594489179361</text:p>
          </table:table-cell>
          <table:table-cell table:style-name="ce34" office:value-type="float" office:value="3.44601556541771" calcext:value-type="float">
            <text:p>3,44601556541771</text:p>
          </table:table-cell>
          <table:table-cell table:style-name="ce34" office:value-type="float" office:value="2.52122856024331" calcext:value-type="float">
            <text:p>2,52122856024331</text:p>
          </table:table-cell>
          <table:table-cell table:style-name="ce34" office:value-type="float" office:value="1.94126394557511" calcext:value-type="float">
            <text:p>1,94126394557511</text:p>
          </table:table-cell>
          <table:table-cell table:style-name="ce34" office:value-type="float" office:value="1.5549811561351" calcext:value-type="float">
            <text:p>1,5549811561351</text:p>
          </table:table-cell>
          <table:table-cell table:style-name="ce34" office:value-type="float" office:value="1.29796630853371" calcext:value-type="float">
            <text:p>1,29796630853371</text:p>
          </table:table-cell>
          <table:table-cell table:style-name="ce34" office:value-type="float" office:value="1.13802961785121" calcext:value-type="float">
            <text:p>1,13802961785121</text:p>
          </table:table-cell>
          <table:table-cell table:style-name="ce34" office:value-type="float" office:value="1.06140732261151" calcext:value-type="float">
            <text:p>1,06140732261151</text:p>
          </table:table-cell>
        </table:table-row>
        <table:table-row table:style-name="ro4">
          <table:table-cell table:style-name="ce34" office:value-type="float" office:value="2.91733777408661" calcext:value-type="float">
            <text:p>2,91733777408661</text:p>
          </table:table-cell>
          <table:table-cell table:style-name="ce34" office:value-type="float" office:value="3.19439255854721" calcext:value-type="float">
            <text:p>3,19439255854721</text:p>
          </table:table-cell>
          <table:table-cell table:style-name="ce34" office:value-type="float" office:value="3.83917005171621" calcext:value-type="float">
            <text:p>3,83917005171621</text:p>
          </table:table-cell>
          <table:table-cell table:style-name="ce34" office:value-type="float" office:value="5.14915900145561" calcext:value-type="float">
            <text:p>5,14915900145561</text:p>
          </table:table-cell>
          <table:table-cell table:style-name="ce34" office:value-type="float" office:value="4.06559420566431" calcext:value-type="float">
            <text:p>4,06559420566431</text:p>
          </table:table-cell>
          <table:table-cell table:style-name="ce34" office:value-type="float" office:value="3.55861314966631" calcext:value-type="float">
            <text:p>3,55861314966631</text:p>
          </table:table-cell>
          <table:table-cell table:style-name="ce34" office:value-type="float" office:value="3.29801696055331" calcext:value-type="float">
            <text:p>3,29801696055331</text:p>
          </table:table-cell>
          <table:table-cell table:style-name="ce34" office:value-type="float" office:value="3.16155540860131" calcext:value-type="float">
            <text:p>3,16155540860131</text:p>
          </table:table-cell>
          <table:table-cell table:style-name="ce34" office:value-type="float" office:value="3.10312645837251" calcext:value-type="float">
            <text:p>3,10312645837251</text:p>
          </table:table-cell>
          <table:table-cell table:style-name="ce34" office:value-type="float" office:value="3.10244232169961" calcext:value-type="float">
            <text:p>3,10244232169961</text:p>
          </table:table-cell>
          <table:table-cell table:style-name="ce34" office:value-type="float" office:value="3.16175493466161" calcext:value-type="float">
            <text:p>3,16175493466161</text:p>
          </table:table-cell>
          <table:table-cell table:style-name="ce34" office:value-type="float" office:value="3.29902610123871" calcext:value-type="float">
            <text:p>3,29902610123871</text:p>
          </table:table-cell>
          <table:table-cell table:style-name="ce34" office:value-type="float" office:value="3.56523368430551" calcext:value-type="float">
            <text:p>3,56523368430551</text:p>
          </table:table-cell>
          <table:table-cell table:style-name="ce34" office:value-type="float" office:value="4.07964566319241" calcext:value-type="float">
            <text:p>4,07964566319241</text:p>
          </table:table-cell>
          <table:table-cell table:style-name="ce34" office:value-type="float" office:value="5.16727778763941" calcext:value-type="float">
            <text:p>5,16727778763941</text:p>
          </table:table-cell>
          <table:table-cell table:style-name="ce34" office:value-type="float" office:value="4.07577993256531" calcext:value-type="float">
            <text:p>4,07577993256531</text:p>
          </table:table-cell>
          <table:table-cell table:style-name="ce34" office:value-type="float" office:value="3.55950496649491" calcext:value-type="float">
            <text:p>3,55950496649491</text:p>
          </table:table-cell>
          <table:table-cell table:style-name="ce34" office:value-type="float" office:value="3.29333678116841" calcext:value-type="float">
            <text:p>3,29333678116841</text:p>
          </table:table-cell>
          <table:table-cell table:style-name="ce34" office:value-type="float" office:value="3.15728011624281" calcext:value-type="float">
            <text:p>3,15728011624281</text:p>
          </table:table-cell>
          <table:table-cell table:style-name="ce34" office:value-type="float" office:value="3.10055076636831" calcext:value-type="float">
            <text:p>3,10055076636831</text:p>
          </table:table-cell>
          <table:table-cell table:style-name="ce34" office:value-type="float" office:value="3.10234941696341" calcext:value-type="float">
            <text:p>3,10234941696341</text:p>
          </table:table-cell>
          <table:table-cell table:style-name="ce34" office:value-type="float" office:value="3.16328900125521" calcext:value-type="float">
            <text:p>3,16328900125521</text:p>
          </table:table-cell>
          <table:table-cell table:style-name="ce34" office:value-type="float" office:value="3.29948290354621" calcext:value-type="float">
            <text:p>3,29948290354621</text:p>
          </table:table-cell>
          <table:table-cell table:style-name="ce34" office:value-type="float" office:value="3.56231555402951" calcext:value-type="float">
            <text:p>3,56231555402951</text:p>
          </table:table-cell>
          <table:table-cell table:style-name="ce34" office:value-type="float" office:value="4.0782980677421" calcext:value-type="float">
            <text:p>4,0782980677421</text:p>
          </table:table-cell>
          <table:table-cell table:style-name="ce34" office:value-type="float" office:value="5.17895900156361" calcext:value-type="float">
            <text:p>5,17895900156361</text:p>
          </table:table-cell>
          <table:table-cell table:style-name="ce34" office:value-type="float" office:value="3.98605800782591" calcext:value-type="float">
            <text:p>3,98605800782591</text:p>
          </table:table-cell>
          <table:table-cell table:style-name="ce34" office:value-type="float" office:value="3.35306574832431" calcext:value-type="float">
            <text:p>3,35306574832431</text:p>
          </table:table-cell>
          <table:table-cell table:style-name="ce34" office:value-type="float" office:value="2.9090816150141" calcext:value-type="float">
            <text:p>2,9090816150141</text:p>
          </table:table-cell>
          <table:table-cell table:style-name="ce34" office:value-type="float" office:value="2.49509226116351" calcext:value-type="float">
            <text:p>2,49509226116351</text:p>
          </table:table-cell>
          <table:table-cell table:style-name="ce34" office:value-type="float" office:value="2.18044442922781" calcext:value-type="float">
            <text:p>2,18044442922781</text:p>
          </table:table-cell>
          <table:table-cell table:style-name="ce34" office:value-type="float" office:value="1.96032929262271" calcext:value-type="float">
            <text:p>1,96032929262271</text:p>
          </table:table-cell>
          <table:table-cell table:style-name="ce34" office:value-type="float" office:value="1.794416344441" calcext:value-type="float">
            <text:p>1,794416344441</text:p>
          </table:table-cell>
          <table:table-cell table:style-name="ce34" office:value-type="float" office:value="1.62395157517441" calcext:value-type="float">
            <text:p>1,62395157517441</text:p>
          </table:table-cell>
          <table:table-cell table:style-name="ce34" office:value-type="float" office:value="1.48009605434841" calcext:value-type="float">
            <text:p>1,48009605434841</text:p>
          </table:table-cell>
          <table:table-cell table:style-name="ce34" office:value-type="float" office:value="1.37956152437141" calcext:value-type="float">
            <text:p>1,37956152437141</text:p>
          </table:table-cell>
          <table:table-cell table:style-name="ce34" office:value-type="float" office:value="1.32989765254491" calcext:value-type="float">
            <text:p>1,32989765254491</text:p>
          </table:table-cell>
          <table:table-cell table:style-name="ce34" office:value-type="float" office:value="1.33758450234241" calcext:value-type="float">
            <text:p>1,33758450234241</text:p>
          </table:table-cell>
          <table:table-cell table:style-name="ce34" office:value-type="float" office:value="1.40251083633721" calcext:value-type="float">
            <text:p>1,40251083633721</text:p>
          </table:table-cell>
          <table:table-cell table:style-name="ce34" office:value-type="float" office:value="1.5381631515671" calcext:value-type="float">
            <text:p>1,5381631515671</text:p>
          </table:table-cell>
          <table:table-cell table:style-name="ce34" office:value-type="float" office:value="1.76053283661311" calcext:value-type="float">
            <text:p>1,76053283661311</text:p>
          </table:table-cell>
          <table:table-cell table:style-name="ce34" office:value-type="float" office:value="2.10351611029681" calcext:value-type="float">
            <text:p>2,10351611029681</text:p>
          </table:table-cell>
          <table:table-cell table:style-name="ce34" office:value-type="float" office:value="2.6336316289981" calcext:value-type="float">
            <text:p>2,6336316289981</text:p>
          </table:table-cell>
          <table:table-cell table:style-name="ce34" office:value-type="float" office:value="3.50144732331831" calcext:value-type="float">
            <text:p>3,50144732331831</text:p>
          </table:table-cell>
          <table:table-cell table:style-name="ce34" office:value-type="float" office:value="5.10485720424651" calcext:value-type="float">
            <text:p>5,10485720424651</text:p>
          </table:table-cell>
          <table:table-cell table:style-name="ce34" office:value-type="float" office:value="3.43800516297421" calcext:value-type="float">
            <text:p>3,43800516297421</text:p>
          </table:table-cell>
          <table:table-cell table:style-name="ce34" office:value-type="float" office:value="2.51298003188751" calcext:value-type="float">
            <text:p>2,51298003188751</text:p>
          </table:table-cell>
          <table:table-cell table:style-name="ce34" office:value-type="float" office:value="1.93400330819841" calcext:value-type="float">
            <text:p>1,93400330819841</text:p>
          </table:table-cell>
          <table:table-cell table:style-name="ce34" office:value-type="float" office:value="1.54933509874151" calcext:value-type="float">
            <text:p>1,54933509874151</text:p>
          </table:table-cell>
          <table:table-cell table:style-name="ce34" office:value-type="float" office:value="1.29383928267691" calcext:value-type="float">
            <text:p>1,29383928267691</text:p>
          </table:table-cell>
          <table:table-cell table:style-name="ce34" office:value-type="float" office:value="1.13446230842491" calcext:value-type="float">
            <text:p>1,13446230842491</text:p>
          </table:table-cell>
          <table:table-cell table:style-name="ce34" office:value-type="float" office:value="1.05857584184221" calcext:value-type="float">
            <text:p>1,05857584184221</text:p>
          </table:table-cell>
        </table:table-row>
        <table:table-row table:style-name="ro4">
          <table:table-cell table:style-name="ce34" office:value-type="float" office:value="2.90520765974651" calcext:value-type="float">
            <text:p>2,90520765974651</text:p>
          </table:table-cell>
          <table:table-cell table:style-name="ce34" office:value-type="float" office:value="3.1809920134151" calcext:value-type="float">
            <text:p>3,1809920134151</text:p>
          </table:table-cell>
          <table:table-cell table:style-name="ce34" office:value-type="float" office:value="3.82601794819621" calcext:value-type="float">
            <text:p>3,82601794819621</text:p>
          </table:table-cell>
          <table:table-cell table:style-name="ce34" office:value-type="float" office:value="5.1483037049661" calcext:value-type="float">
            <text:p>5,1483037049661</text:p>
          </table:table-cell>
          <table:table-cell table:style-name="ce34" office:value-type="float" office:value="3.89265817064551" calcext:value-type="float">
            <text:p>3,89265817064551</text:p>
          </table:table-cell>
          <table:table-cell table:style-name="ce34" office:value-type="float" office:value="3.2689286945861" calcext:value-type="float">
            <text:p>3,2689286945861</text:p>
          </table:table-cell>
          <table:table-cell table:style-name="ce34" office:value-type="float" office:value="2.92964738122921" calcext:value-type="float">
            <text:p>2,92964738122921</text:p>
          </table:table-cell>
          <table:table-cell table:style-name="ce34" office:value-type="float" office:value="2.74817923708561" calcext:value-type="float">
            <text:p>2,74817923708561</text:p>
          </table:table-cell>
          <table:table-cell table:style-name="ce34" office:value-type="float" office:value="2.66854558201161" calcext:value-type="float">
            <text:p>2,66854558201161</text:p>
          </table:table-cell>
          <table:table-cell table:style-name="ce34" office:value-type="float" office:value="2.66764399443281" calcext:value-type="float">
            <text:p>2,66764399443281</text:p>
          </table:table-cell>
          <table:table-cell table:style-name="ce34" office:value-type="float" office:value="2.74797832162431" calcext:value-type="float">
            <text:p>2,74797832162431</text:p>
          </table:table-cell>
          <table:table-cell table:style-name="ce34" office:value-type="float" office:value="2.93342866185881" calcext:value-type="float">
            <text:p>2,93342866185881</text:p>
          </table:table-cell>
          <table:table-cell table:style-name="ce34" office:value-type="float" office:value="3.276572405961" calcext:value-type="float">
            <text:p>3,276572405961</text:p>
          </table:table-cell>
          <table:table-cell table:style-name="ce34" office:value-type="float" office:value="3.90686427948921" calcext:value-type="float">
            <text:p>3,90686427948921</text:p>
          </table:table-cell>
          <table:table-cell table:style-name="ce34" office:value-type="float" office:value="5.16632040223691" calcext:value-type="float">
            <text:p>5,16632040223691</text:p>
          </table:table-cell>
          <table:table-cell table:style-name="ce34" office:value-type="float" office:value="3.90192258639871" calcext:value-type="float">
            <text:p>3,90192258639871</text:p>
          </table:table-cell>
          <table:table-cell table:style-name="ce34" office:value-type="float" office:value="3.26932052929531" calcext:value-type="float">
            <text:p>3,26932052929531</text:p>
          </table:table-cell>
          <table:table-cell table:style-name="ce34" office:value-type="float" office:value="2.9254117672771" calcext:value-type="float">
            <text:p>2,9254117672771</text:p>
          </table:table-cell>
          <table:table-cell table:style-name="ce34" office:value-type="float" office:value="2.74265199481271" calcext:value-type="float">
            <text:p>2,74265199481271</text:p>
          </table:table-cell>
          <table:table-cell table:style-name="ce34" office:value-type="float" office:value="2.66161380116911" calcext:value-type="float">
            <text:p>2,66161380116911</text:p>
          </table:table-cell>
          <table:table-cell table:style-name="ce34" office:value-type="float" office:value="2.6621637749671" calcext:value-type="float">
            <text:p>2,6621637749671</text:p>
          </table:table-cell>
          <table:table-cell table:style-name="ce34" office:value-type="float" office:value="2.74234728727071" calcext:value-type="float">
            <text:p>2,74234728727071</text:p>
          </table:table-cell>
          <table:table-cell table:style-name="ce34" office:value-type="float" office:value="2.92308840060681" calcext:value-type="float">
            <text:p>2,92308840060681</text:p>
          </table:table-cell>
          <table:table-cell table:style-name="ce34" office:value-type="float" office:value="3.26386801193561" calcext:value-type="float">
            <text:p>3,26386801193561</text:p>
          </table:table-cell>
          <table:table-cell table:style-name="ce34" office:value-type="float" office:value="3.89755422005691" calcext:value-type="float">
            <text:p>3,89755422005691</text:p>
          </table:table-cell>
          <table:table-cell table:style-name="ce34" office:value-type="float" office:value="5.177963204731" calcext:value-type="float">
            <text:p>5,177963204731</text:p>
          </table:table-cell>
          <table:table-cell table:style-name="ce34" office:value-type="float" office:value="3.79564845343431" calcext:value-type="float">
            <text:p>3,79564845343431</text:p>
          </table:table-cell>
          <table:table-cell table:style-name="ce34" office:value-type="float" office:value="3.04209701821341" calcext:value-type="float">
            <text:p>3,04209701821341</text:p>
          </table:table-cell>
          <table:table-cell table:style-name="ce34" office:value-type="float" office:value="2.54915506138991" calcext:value-type="float">
            <text:p>2,54915506138991</text:p>
          </table:table-cell>
          <table:table-cell table:style-name="ce34" office:value-type="float" office:value="2.17368194264481" calcext:value-type="float">
            <text:p>2,17368194264481</text:p>
          </table:table-cell>
          <table:table-cell table:style-name="ce34" office:value-type="float" office:value="1.88744572309691" calcext:value-type="float">
            <text:p>1,88744572309691</text:p>
          </table:table-cell>
          <table:table-cell table:style-name="ce34" office:value-type="float" office:value="1.67317548418731" calcext:value-type="float">
            <text:p>1,67317548418731</text:p>
          </table:table-cell>
          <table:table-cell table:style-name="ce34" office:value-type="float" office:value="1.50907155316661" calcext:value-type="float">
            <text:p>1,50907155316661</text:p>
          </table:table-cell>
          <table:table-cell table:style-name="ce34" office:value-type="float" office:value="1.37145510561431" calcext:value-type="float">
            <text:p>1,37145510561431</text:p>
          </table:table-cell>
          <table:table-cell table:style-name="ce34" office:value-type="float" office:value="1.26751458980881" calcext:value-type="float">
            <text:p>1,26751458980881</text:p>
          </table:table-cell>
          <table:table-cell table:style-name="ce34" office:value-type="float" office:value="1.20197578491741" calcext:value-type="float">
            <text:p>1,20197578491741</text:p>
          </table:table-cell>
          <table:table-cell table:style-name="ce34" office:value-type="float" office:value="1.17906993732261" calcext:value-type="float">
            <text:p>1,17906993732261</text:p>
          </table:table-cell>
          <table:table-cell table:style-name="ce34" office:value-type="float" office:value="1.20724596791981" calcext:value-type="float">
            <text:p>1,20724596791981</text:p>
          </table:table-cell>
          <table:table-cell table:style-name="ce34" office:value-type="float" office:value="1.28989595862261" calcext:value-type="float">
            <text:p>1,28989595862261</text:p>
          </table:table-cell>
          <table:table-cell table:style-name="ce34" office:value-type="float" office:value="1.4402497398661" calcext:value-type="float">
            <text:p>1,4402497398661</text:p>
          </table:table-cell>
          <table:table-cell table:style-name="ce34" office:value-type="float" office:value="1.67835642062011" calcext:value-type="float">
            <text:p>1,67835642062011</text:p>
          </table:table-cell>
          <table:table-cell table:style-name="ce34" office:value-type="float" office:value="2.03754280412471" calcext:value-type="float">
            <text:p>2,03754280412471</text:p>
          </table:table-cell>
          <table:table-cell table:style-name="ce34" office:value-type="float" office:value="2.58558458072761" calcext:value-type="float">
            <text:p>2,58558458072761</text:p>
          </table:table-cell>
          <table:table-cell table:style-name="ce34" office:value-type="float" office:value="3.47506865596041" calcext:value-type="float">
            <text:p>3,47506865596041</text:p>
          </table:table-cell>
          <table:table-cell table:style-name="ce34" office:value-type="float" office:value="5.10382092180851" calcext:value-type="float">
            <text:p>5,10382092180851</text:p>
          </table:table-cell>
          <table:table-cell table:style-name="ce34" office:value-type="float" office:value="3.43144846695891" calcext:value-type="float">
            <text:p>3,43144846695891</text:p>
          </table:table-cell>
          <table:table-cell table:style-name="ce34" office:value-type="float" office:value="2.50555898739561" calcext:value-type="float">
            <text:p>2,50555898739561</text:p>
          </table:table-cell>
          <table:table-cell table:style-name="ce34" office:value-type="float" office:value="1.92755137839771" calcext:value-type="float">
            <text:p>1,92755137839771</text:p>
          </table:table-cell>
          <table:table-cell table:style-name="ce34" office:value-type="float" office:value="1.54442278147641" calcext:value-type="float">
            <text:p>1,54442278147641</text:p>
          </table:table-cell>
          <table:table-cell table:style-name="ce34" office:value-type="float" office:value="1.28938826045071" calcext:value-type="float">
            <text:p>1,28938826045071</text:p>
          </table:table-cell>
          <table:table-cell table:style-name="ce34" office:value-type="float" office:value="1.13094536132791" calcext:value-type="float">
            <text:p>1,13094536132791</text:p>
          </table:table-cell>
          <table:table-cell table:style-name="ce34" office:value-type="float" office:value="1.05485192260091" calcext:value-type="float">
            <text:p>1,05485192260091</text:p>
          </table:table-cell>
        </table:table-row>
        <table:table-row table:style-name="ro4">
          <table:table-cell table:style-name="ce34" office:value-type="float" office:value="2.89178833142081" calcext:value-type="float">
            <text:p>2,89178833142081</text:p>
          </table:table-cell>
          <table:table-cell table:style-name="ce34" office:value-type="float" office:value="3.16720378032511" calcext:value-type="float">
            <text:p>3,16720378032511</text:p>
          </table:table-cell>
          <table:table-cell table:style-name="ce34" office:value-type="float" office:value="3.8125211792271" calcext:value-type="float">
            <text:p>3,8125211792271</text:p>
          </table:table-cell>
          <table:table-cell table:style-name="ce34" office:value-type="float" office:value="5.14749045145591" calcext:value-type="float">
            <text:p>5,14749045145591</text:p>
          </table:table-cell>
          <table:table-cell table:style-name="ce34" office:value-type="float" office:value="3.79113981842811" calcext:value-type="float">
            <text:p>3,79113981842811</text:p>
          </table:table-cell>
          <table:table-cell table:style-name="ce34" office:value-type="float" office:value="3.09187300645221" calcext:value-type="float">
            <text:p>3,09187300645221</text:p>
          </table:table-cell>
          <table:table-cell table:style-name="ce34" office:value-type="float" office:value="2.70089199940371" calcext:value-type="float">
            <text:p>2,70089199940371</text:p>
          </table:table-cell>
          <table:table-cell table:style-name="ce34" office:value-type="float" office:value="2.4865798263811" calcext:value-type="float">
            <text:p>2,4865798263811</text:p>
          </table:table-cell>
          <table:table-cell table:style-name="ce34" office:value-type="float" office:value="2.38974607098841" calcext:value-type="float">
            <text:p>2,38974607098841</text:p>
          </table:table-cell>
          <table:table-cell table:style-name="ce34" office:value-type="float" office:value="2.38985455353281" calcext:value-type="float">
            <text:p>2,38985455353281</text:p>
          </table:table-cell>
          <table:table-cell table:style-name="ce34" office:value-type="float" office:value="2.48635554722571" calcext:value-type="float">
            <text:p>2,48635554722571</text:p>
          </table:table-cell>
          <table:table-cell table:style-name="ce34" office:value-type="float" office:value="2.70518734655551" calcext:value-type="float">
            <text:p>2,70518734655551</text:p>
          </table:table-cell>
          <table:table-cell table:style-name="ce34" office:value-type="float" office:value="3.09919402490991" calcext:value-type="float">
            <text:p>3,09919402490991</text:p>
          </table:table-cell>
          <table:table-cell table:style-name="ce34" office:value-type="float" office:value="3.80213872013371" calcext:value-type="float">
            <text:p>3,80213872013371</text:p>
          </table:table-cell>
          <table:table-cell table:style-name="ce34" office:value-type="float" office:value="5.16540427610121" calcext:value-type="float">
            <text:p>5,16540427610121</text:p>
          </table:table-cell>
          <table:table-cell table:style-name="ce34" office:value-type="float" office:value="3.79600674080411" calcext:value-type="float">
            <text:p>3,79600674080411</text:p>
          </table:table-cell>
          <table:table-cell table:style-name="ce34" office:value-type="float" office:value="3.08989557985251" calcext:value-type="float">
            <text:p>3,08989557985251</text:p>
          </table:table-cell>
          <table:table-cell table:style-name="ce34" office:value-type="float" office:value="2.69617051535641" calcext:value-type="float">
            <text:p>2,69617051535641</text:p>
          </table:table-cell>
          <table:table-cell table:style-name="ce34" office:value-type="float" office:value="2.47928677434051" calcext:value-type="float">
            <text:p>2,47928677434051</text:p>
          </table:table-cell>
          <table:table-cell table:style-name="ce34" office:value-type="float" office:value="2.38077060348241" calcext:value-type="float">
            <text:p>2,38077060348241</text:p>
          </table:table-cell>
          <table:table-cell table:style-name="ce34" office:value-type="float" office:value="2.37934604803811" calcext:value-type="float">
            <text:p>2,37934604803811</text:p>
          </table:table-cell>
          <table:table-cell table:style-name="ce34" office:value-type="float" office:value="2.47448615192531" calcext:value-type="float">
            <text:p>2,47448615192531</text:p>
          </table:table-cell>
          <table:table-cell table:style-name="ce34" office:value-type="float" office:value="2.68781805212981" calcext:value-type="float">
            <text:p>2,68781805212981</text:p>
          </table:table-cell>
          <table:table-cell table:style-name="ce34" office:value-type="float" office:value="3.07816447932891" calcext:value-type="float">
            <text:p>3,07816447932891</text:p>
          </table:table-cell>
          <table:table-cell table:style-name="ce34" office:value-type="float" office:value="3.78787739951131" calcext:value-type="float">
            <text:p>3,78787739951131</text:p>
          </table:table-cell>
          <table:table-cell table:style-name="ce34" office:value-type="float" office:value="5.17701111112361" calcext:value-type="float">
            <text:p>5,17701111112361</text:p>
          </table:table-cell>
          <table:table-cell table:style-name="ce34" office:value-type="float" office:value="3.6829918846911" calcext:value-type="float">
            <text:p>3,6829918846911</text:p>
          </table:table-cell>
          <table:table-cell table:style-name="ce34" office:value-type="float" office:value="2.85903961139281" calcext:value-type="float">
            <text:p>2,85903961139281</text:p>
          </table:table-cell>
          <table:table-cell table:style-name="ce34" office:value-type="float" office:value="2.3330980530371" calcext:value-type="float">
            <text:p>2,3330980530371</text:p>
          </table:table-cell>
          <table:table-cell table:style-name="ce34" office:value-type="float" office:value="1.95679907638471" calcext:value-type="float">
            <text:p>1,95679907638471</text:p>
          </table:table-cell>
          <table:table-cell table:style-name="ce34" office:value-type="float" office:value="1.67769840516441" calcext:value-type="float">
            <text:p>1,67769840516441</text:p>
          </table:table-cell>
          <table:table-cell table:style-name="ce34" office:value-type="float" office:value="1.46778677083921" calcext:value-type="float">
            <text:p>1,46778677083921</text:p>
          </table:table-cell>
          <table:table-cell table:style-name="ce34" office:value-type="float" office:value="1.3112601405771" calcext:value-type="float">
            <text:p>1,3112601405771</text:p>
          </table:table-cell>
          <table:table-cell table:style-name="ce34" office:value-type="float" office:value="1.19118936063271" calcext:value-type="float">
            <text:p>1,19118936063271</text:p>
          </table:table-cell>
          <table:table-cell table:style-name="ce34" office:value-type="float" office:value="1.11072433625131" calcext:value-type="float">
            <text:p>1,11072433625131</text:p>
          </table:table-cell>
          <table:table-cell table:style-name="ce34" office:value-type="float" office:value="1.06704550856571" calcext:value-type="float">
            <text:p>1,06704550856571</text:p>
          </table:table-cell>
          <table:table-cell table:style-name="ce34" office:value-type="float" office:value="1.06381156170891" calcext:value-type="float">
            <text:p>1,06381156170891</text:p>
          </table:table-cell>
          <table:table-cell table:style-name="ce34" office:value-type="float" office:value="1.10763791911491" calcext:value-type="float">
            <text:p>1,10763791911491</text:p>
          </table:table-cell>
          <table:table-cell table:style-name="ce34" office:value-type="float" office:value="1.2036595416811" calcext:value-type="float">
            <text:p>1,2036595416811</text:p>
          </table:table-cell>
          <table:table-cell table:style-name="ce34" office:value-type="float" office:value="1.36694284166441" calcext:value-type="float">
            <text:p>1,36694284166441</text:p>
          </table:table-cell>
          <table:table-cell table:style-name="ce34" office:value-type="float" office:value="1.61720677047481" calcext:value-type="float">
            <text:p>1,61720677047481</text:p>
          </table:table-cell>
          <table:table-cell table:style-name="ce34" office:value-type="float" office:value="1.98894108967891" calcext:value-type="float">
            <text:p>1,98894108967891</text:p>
          </table:table-cell>
          <table:table-cell table:style-name="ce34" office:value-type="float" office:value="2.55024166761581" calcext:value-type="float">
            <text:p>2,55024166761581</text:p>
          </table:table-cell>
          <table:table-cell table:style-name="ce34" office:value-type="float" office:value="3.4550271259811" calcext:value-type="float">
            <text:p>3,4550271259811</text:p>
          </table:table-cell>
          <table:table-cell table:style-name="ce34" office:value-type="float" office:value="5.10283635406441" calcext:value-type="float">
            <text:p>5,10283635406441</text:p>
          </table:table-cell>
          <table:table-cell table:style-name="ce34" office:value-type="float" office:value="3.4259679732861" calcext:value-type="float">
            <text:p>3,4259679732861</text:p>
          </table:table-cell>
          <table:table-cell table:style-name="ce34" office:value-type="float" office:value="2.49942639705291" calcext:value-type="float">
            <text:p>2,49942639705291</text:p>
          </table:table-cell>
          <table:table-cell table:style-name="ce34" office:value-type="float" office:value="1.92234884106251" calcext:value-type="float">
            <text:p>1,92234884106251</text:p>
          </table:table-cell>
          <table:table-cell table:style-name="ce34" office:value-type="float" office:value="1.53923811146811" calcext:value-type="float">
            <text:p>1,53923811146811</text:p>
          </table:table-cell>
          <table:table-cell table:style-name="ce34" office:value-type="float" office:value="1.2848060808691" calcext:value-type="float">
            <text:p>1,2848060808691</text:p>
          </table:table-cell>
          <table:table-cell table:style-name="ce34" office:value-type="float" office:value="1.12630338412251" calcext:value-type="float">
            <text:p>1,12630338412251</text:p>
          </table:table-cell>
          <table:table-cell table:style-name="ce34" office:value-type="float" office:value="1.05076297682871" calcext:value-type="float">
            <text:p>1,05076297682871</text:p>
          </table:table-cell>
        </table:table-row>
        <table:table-row table:style-name="ro4">
          <table:table-cell table:style-name="ce34" office:value-type="float" office:value="2.87720619507111" calcext:value-type="float">
            <text:p>2,87720619507111</text:p>
          </table:table-cell>
          <table:table-cell table:style-name="ce34" office:value-type="float" office:value="3.15281890900951" calcext:value-type="float">
            <text:p>3,15281890900951</text:p>
          </table:table-cell>
          <table:table-cell table:style-name="ce34" office:value-type="float" office:value="3.80106232360411" calcext:value-type="float">
            <text:p>3,80106232360411</text:p>
          </table:table-cell>
          <table:table-cell table:style-name="ce34" office:value-type="float" office:value="5.14672056379431" calcext:value-type="float">
            <text:p>5,14672056379431</text:p>
          </table:table-cell>
          <table:table-cell table:style-name="ce34" office:value-type="float" office:value="3.72502779277191" calcext:value-type="float">
            <text:p>3,72502779277191</text:p>
          </table:table-cell>
          <table:table-cell table:style-name="ce34" office:value-type="float" office:value="2.97724697824121" calcext:value-type="float">
            <text:p>2,97724697824121</text:p>
          </table:table-cell>
          <table:table-cell table:style-name="ce34" office:value-type="float" office:value="2.55064779856991" calcext:value-type="float">
            <text:p>2,55064779856991</text:p>
          </table:table-cell>
          <table:table-cell table:style-name="ce34" office:value-type="float" office:value="2.31173892671661" calcext:value-type="float">
            <text:p>2,31173892671661</text:p>
          </table:table-cell>
          <table:table-cell table:style-name="ce34" office:value-type="float" office:value="2.20471391747811" calcext:value-type="float">
            <text:p>2,20471391747811</text:p>
          </table:table-cell>
          <table:table-cell table:style-name="ce34" office:value-type="float" office:value="2.20311069412141" calcext:value-type="float">
            <text:p>2,20311069412141</text:p>
          </table:table-cell>
          <table:table-cell table:style-name="ce34" office:value-type="float" office:value="2.31146840380911" calcext:value-type="float">
            <text:p>2,31146840380911</text:p>
          </table:table-cell>
          <table:table-cell table:style-name="ce34" office:value-type="float" office:value="2.5519087315351" calcext:value-type="float">
            <text:p>2,5519087315351</text:p>
          </table:table-cell>
          <table:table-cell table:style-name="ce34" office:value-type="float" office:value="2.98121382406421" calcext:value-type="float">
            <text:p>2,98121382406421</text:p>
          </table:table-cell>
          <table:table-cell table:style-name="ce34" office:value-type="float" office:value="3.73146152858611" calcext:value-type="float">
            <text:p>3,73146152858611</text:p>
          </table:table-cell>
          <table:table-cell table:style-name="ce34" office:value-type="float" office:value="5.16453228593381" calcext:value-type="float">
            <text:p>5,16453228593381</text:p>
          </table:table-cell>
          <table:table-cell table:style-name="ce34" office:value-type="float" office:value="3.72514102729371" calcext:value-type="float">
            <text:p>3,72514102729371</text:p>
          </table:table-cell>
          <table:table-cell table:style-name="ce34" office:value-type="float" office:value="2.97093819124151" calcext:value-type="float">
            <text:p>2,97093819124151</text:p>
          </table:table-cell>
          <table:table-cell table:style-name="ce34" office:value-type="float" office:value="2.54196579577931" calcext:value-type="float">
            <text:p>2,54196579577931</text:p>
          </table:table-cell>
          <table:table-cell table:style-name="ce34" office:value-type="float" office:value="2.30177450222791" calcext:value-type="float">
            <text:p>2,30177450222791</text:p>
          </table:table-cell>
          <table:table-cell table:style-name="ce34" office:value-type="float" office:value="2.19125441708391" calcext:value-type="float">
            <text:p>2,19125441708391</text:p>
          </table:table-cell>
          <table:table-cell table:style-name="ce34" office:value-type="float" office:value="2.18874195045771" calcext:value-type="float">
            <text:p>2,18874195045771</text:p>
          </table:table-cell>
          <table:table-cell table:style-name="ce34" office:value-type="float" office:value="2.2939543697391" calcext:value-type="float">
            <text:p>2,2939543697391</text:p>
          </table:table-cell>
          <table:table-cell table:style-name="ce34" office:value-type="float" office:value="2.52954524823961" calcext:value-type="float">
            <text:p>2,52954524823961</text:p>
          </table:table-cell>
          <table:table-cell table:style-name="ce34" office:value-type="float" office:value="2.95656390864961" calcext:value-type="float">
            <text:p>2,95656390864961</text:p>
          </table:table-cell>
          <table:table-cell table:style-name="ce34" office:value-type="float" office:value="3.71400946263281" calcext:value-type="float">
            <text:p>3,71400946263281</text:p>
          </table:table-cell>
          <table:table-cell table:style-name="ce34" office:value-type="float" office:value="5.17610582314681" calcext:value-type="float">
            <text:p>5,17610582314681</text:p>
          </table:table-cell>
          <table:table-cell table:style-name="ce34" office:value-type="float" office:value="3.61083725060561" calcext:value-type="float">
            <text:p>3,61083725060561</text:p>
          </table:table-cell>
          <table:table-cell table:style-name="ce34" office:value-type="float" office:value="2.74287177940351" calcext:value-type="float">
            <text:p>2,74287177940351</text:p>
          </table:table-cell>
          <table:table-cell table:style-name="ce34" office:value-type="float" office:value="2.19042408865531" calcext:value-type="float">
            <text:p>2,19042408865531</text:p>
          </table:table-cell>
          <table:table-cell table:style-name="ce34" office:value-type="float" office:value="1.80623392907931" calcext:value-type="float">
            <text:p>1,80623392907931</text:p>
          </table:table-cell>
          <table:table-cell table:style-name="ce34" office:value-type="float" office:value="1.52547025152521" calcext:value-type="float">
            <text:p>1,52547025152521</text:p>
          </table:table-cell>
          <table:table-cell table:style-name="ce34" office:value-type="float" office:value="1.31829803549821" calcext:value-type="float">
            <text:p>1,31829803549821</text:p>
          </table:table-cell>
          <table:table-cell table:style-name="ce34" office:value-type="float" office:value="1.16697358063071" calcext:value-type="float">
            <text:p>1,16697358063071</text:p>
          </table:table-cell>
          <table:table-cell table:style-name="ce34" office:value-type="float" office:value="1.05803327476471" calcext:value-type="float">
            <text:p>1,05803327476471</text:p>
          </table:table-cell>
          <table:table-cell table:style-name="ce34" office:value-type="float" office:value="0.990861692061271" calcext:value-type="float">
            <text:p>0,990861692061271</text:p>
          </table:table-cell>
          <table:table-cell table:style-name="ce34" office:value-type="float" office:value="0.962119726415911" calcext:value-type="float">
            <text:p>0,962119726415911</text:p>
          </table:table-cell>
          <table:table-cell table:style-name="ce34" office:value-type="float" office:value="0.971794293948721" calcext:value-type="float">
            <text:p>0,971794293948721</text:p>
          </table:table-cell>
          <table:table-cell table:style-name="ce34" office:value-type="float" office:value="1.02807045264461" calcext:value-type="float">
            <text:p>1,02807045264461</text:p>
          </table:table-cell>
          <table:table-cell table:style-name="ce34" office:value-type="float" office:value="1.13525788641841" calcext:value-type="float">
            <text:p>1,13525788641841</text:p>
          </table:table-cell>
          <table:table-cell table:style-name="ce34" office:value-type="float" office:value="1.30795544778391" calcext:value-type="float">
            <text:p>1,30795544778391</text:p>
          </table:table-cell>
          <table:table-cell table:style-name="ce34" office:value-type="float" office:value="1.56796532606791" calcext:value-type="float">
            <text:p>1,56796532606791</text:p>
          </table:table-cell>
          <table:table-cell table:style-name="ce34" office:value-type="float" office:value="1.94942947640371" calcext:value-type="float">
            <text:p>1,94942947640371</text:p>
          </table:table-cell>
          <table:table-cell table:style-name="ce34" office:value-type="float" office:value="2.52194085125261" calcext:value-type="float">
            <text:p>2,52194085125261</text:p>
          </table:table-cell>
          <table:table-cell table:style-name="ce34" office:value-type="float" office:value="3.4385898943591" calcext:value-type="float">
            <text:p>3,4385898943591</text:p>
          </table:table-cell>
          <table:table-cell table:style-name="ce34" office:value-type="float" office:value="5.10190489639231" calcext:value-type="float">
            <text:p>5,10190489639231</text:p>
          </table:table-cell>
          <table:table-cell table:style-name="ce34" office:value-type="float" office:value="3.4210617173151" calcext:value-type="float">
            <text:p>3,4210617173151</text:p>
          </table:table-cell>
          <table:table-cell table:style-name="ce34" office:value-type="float" office:value="2.49411243210771" calcext:value-type="float">
            <text:p>2,49411243210771</text:p>
          </table:table-cell>
          <table:table-cell table:style-name="ce34" office:value-type="float" office:value="1.91649810902781" calcext:value-type="float">
            <text:p>1,91649810902781</text:p>
          </table:table-cell>
          <table:table-cell table:style-name="ce34" office:value-type="float" office:value="1.53376436350581" calcext:value-type="float">
            <text:p>1,53376436350581</text:p>
          </table:table-cell>
          <table:table-cell table:style-name="ce34" office:value-type="float" office:value="1.27954891061311" calcext:value-type="float">
            <text:p>1,27954891061311</text:p>
          </table:table-cell>
          <table:table-cell table:style-name="ce34" office:value-type="float" office:value="1.12173402515011" calcext:value-type="float">
            <text:p>1,12173402515011</text:p>
          </table:table-cell>
          <table:table-cell table:style-name="ce34" office:value-type="float" office:value="1.04629577489811" calcext:value-type="float">
            <text:p>1,04629577489811</text:p>
          </table:table-cell>
        </table:table-row>
        <table:table-row table:style-name="ro4">
          <table:table-cell table:style-name="ce34" office:value-type="float" office:value="2.86388612636131" calcext:value-type="float">
            <text:p>2,86388612636131</text:p>
          </table:table-cell>
          <table:table-cell table:style-name="ce34" office:value-type="float" office:value="3.14051876552261" calcext:value-type="float">
            <text:p>3,14051876552261</text:p>
          </table:table-cell>
          <table:table-cell table:style-name="ce34" office:value-type="float" office:value="3.79044270410621" calcext:value-type="float">
            <text:p>3,79044270410621</text:p>
          </table:table-cell>
          <table:table-cell table:style-name="ce34" office:value-type="float" office:value="5.14599501358111" calcext:value-type="float">
            <text:p>5,14599501358111</text:p>
          </table:table-cell>
          <table:table-cell table:style-name="ce34" office:value-type="float" office:value="3.67989504747691" calcext:value-type="float">
            <text:p>3,67989504747691</text:p>
          </table:table-cell>
          <table:table-cell table:style-name="ce34" office:value-type="float" office:value="2.89808426968831" calcext:value-type="float">
            <text:p>2,89808426968831</text:p>
          </table:table-cell>
          <table:table-cell table:style-name="ce34" office:value-type="float" office:value="2.44704296779251" calcext:value-type="float">
            <text:p>2,44704296779251</text:p>
          </table:table-cell>
          <table:table-cell table:style-name="ce34" office:value-type="float" office:value="2.19201845483071" calcext:value-type="float">
            <text:p>2,19201845483071</text:p>
          </table:table-cell>
          <table:table-cell table:style-name="ce34" office:value-type="float" office:value="2.07537157450251" calcext:value-type="float">
            <text:p>2,07537157450251</text:p>
          </table:table-cell>
          <table:table-cell table:style-name="ce34" office:value-type="float" office:value="2.07476488988191" calcext:value-type="float">
            <text:p>2,07476488988191</text:p>
          </table:table-cell>
          <table:table-cell table:style-name="ce34" office:value-type="float" office:value="2.18958528201271" calcext:value-type="float">
            <text:p>2,18958528201271</text:p>
          </table:table-cell>
          <table:table-cell table:style-name="ce34" office:value-type="float" office:value="2.4453513539321" calcext:value-type="float">
            <text:p>2,4453513539321</text:p>
          </table:table-cell>
          <table:table-cell table:style-name="ce34" office:value-type="float" office:value="2.89710071896471" calcext:value-type="float">
            <text:p>2,89710071896471</text:p>
          </table:table-cell>
          <table:table-cell table:style-name="ce34" office:value-type="float" office:value="3.68138451164181" calcext:value-type="float">
            <text:p>3,68138451164181</text:p>
          </table:table-cell>
          <table:table-cell table:style-name="ce34" office:value-type="float" office:value="5.16370678856451" calcext:value-type="float">
            <text:p>5,16370678856451</text:p>
          </table:table-cell>
          <table:table-cell table:style-name="ce34" office:value-type="float" office:value="3.67481478504721" calcext:value-type="float">
            <text:p>3,67481478504721</text:p>
          </table:table-cell>
          <table:table-cell table:style-name="ce34" office:value-type="float" office:value="2.88664446587051" calcext:value-type="float">
            <text:p>2,88664446587051</text:p>
          </table:table-cell>
          <table:table-cell table:style-name="ce34" office:value-type="float" office:value="2.43413797894671" calcext:value-type="float">
            <text:p>2,43413797894671</text:p>
          </table:table-cell>
          <table:table-cell table:style-name="ce34" office:value-type="float" office:value="2.1782076572741" calcext:value-type="float">
            <text:p>2,1782076572741</text:p>
          </table:table-cell>
          <table:table-cell table:style-name="ce34" office:value-type="float" office:value="2.05911828530711" calcext:value-type="float">
            <text:p>2,05911828530711</text:p>
          </table:table-cell>
          <table:table-cell table:style-name="ce34" office:value-type="float" office:value="2.05558556747481" calcext:value-type="float">
            <text:p>2,05558556747481</text:p>
          </table:table-cell>
          <table:table-cell table:style-name="ce34" office:value-type="float" office:value="2.16875499293441" calcext:value-type="float">
            <text:p>2,16875499293441</text:p>
          </table:table-cell>
          <table:table-cell table:style-name="ce34" office:value-type="float" office:value="2.41952309835541" calcext:value-type="float">
            <text:p>2,41952309835541</text:p>
          </table:table-cell>
          <table:table-cell table:style-name="ce34" office:value-type="float" office:value="2.86997143827571" calcext:value-type="float">
            <text:p>2,86997143827571</text:p>
          </table:table-cell>
          <table:table-cell table:style-name="ce34" office:value-type="float" office:value="3.66227912960311" calcext:value-type="float">
            <text:p>3,66227912960311</text:p>
          </table:table-cell>
          <table:table-cell table:style-name="ce34" office:value-type="float" office:value="5.17524953375851" calcext:value-type="float">
            <text:p>5,17524953375851</text:p>
          </table:table-cell>
          <table:table-cell table:style-name="ce34" office:value-type="float" office:value="3.56159090607851" calcext:value-type="float">
            <text:p>3,56159090607851</text:p>
          </table:table-cell>
          <table:table-cell table:style-name="ce34" office:value-type="float" office:value="2.66224498974271" calcext:value-type="float">
            <text:p>2,66224498974271</text:p>
          </table:table-cell>
          <table:table-cell table:style-name="ce34" office:value-type="float" office:value="2.09262292872341" calcext:value-type="float">
            <text:p>2,09262292872341</text:p>
          </table:table-cell>
          <table:table-cell table:style-name="ce34" office:value-type="float" office:value="1.69873406899241" calcext:value-type="float">
            <text:p>1,69873406899241</text:p>
          </table:table-cell>
          <table:table-cell table:style-name="ce34" office:value-type="float" office:value="1.41575595481631" calcext:value-type="float">
            <text:p>1,41575595481631</text:p>
          </table:table-cell>
          <table:table-cell table:style-name="ce34" office:value-type="float" office:value="1.20808038540691" calcext:value-type="float">
            <text:p>1,20808038540691</text:p>
          </table:table-cell>
          <table:table-cell table:style-name="ce34" office:value-type="float" office:value="1.06036347493591" calcext:value-type="float">
            <text:p>1,06036347493591</text:p>
          </table:table-cell>
          <table:table-cell table:style-name="ce34" office:value-type="float" office:value="0.958065782617431" calcext:value-type="float">
            <text:p>0,958065782617431</text:p>
          </table:table-cell>
          <table:table-cell table:style-name="ce34" office:value-type="float" office:value="0.899627471779731" calcext:value-type="float">
            <text:p>0,899627471779731</text:p>
          </table:table-cell>
          <table:table-cell table:style-name="ce34" office:value-type="float" office:value="0.879311315055891" calcext:value-type="float">
            <text:p>0,879311315055891</text:p>
          </table:table-cell>
          <table:table-cell table:style-name="ce34" office:value-type="float" office:value="0.898324575383071" calcext:value-type="float">
            <text:p>0,898324575383071</text:p>
          </table:table-cell>
          <table:table-cell table:style-name="ce34" office:value-type="float" office:value="0.96304094141581" calcext:value-type="float">
            <text:p>0,96304094141581</text:p>
          </table:table-cell>
          <table:table-cell table:style-name="ce34" office:value-type="float" office:value="1.07829399490771" calcext:value-type="float">
            <text:p>1,07829399490771</text:p>
          </table:table-cell>
          <table:table-cell table:style-name="ce34" office:value-type="float" office:value="1.25886649029021" calcext:value-type="float">
            <text:p>1,25886649029021</text:p>
          </table:table-cell>
          <table:table-cell table:style-name="ce34" office:value-type="float" office:value="1.52748570698041" calcext:value-type="float">
            <text:p>1,52748570698041</text:p>
          </table:table-cell>
          <table:table-cell table:style-name="ce34" office:value-type="float" office:value="1.91705326184061" calcext:value-type="float">
            <text:p>1,91705326184061</text:p>
          </table:table-cell>
          <table:table-cell table:style-name="ce34" office:value-type="float" office:value="2.49763949082741" calcext:value-type="float">
            <text:p>2,49763949082741</text:p>
          </table:table-cell>
          <table:table-cell table:style-name="ce34" office:value-type="float" office:value="3.42525495845691" calcext:value-type="float">
            <text:p>3,42525495845691</text:p>
          </table:table-cell>
          <table:table-cell table:style-name="ce34" office:value-type="float" office:value="5.10102685174921" calcext:value-type="float">
            <text:p>5,10102685174921</text:p>
          </table:table-cell>
          <table:table-cell table:style-name="ce34" office:value-type="float" office:value="3.41698672256851" calcext:value-type="float">
            <text:p>3,41698672256851</text:p>
          </table:table-cell>
          <table:table-cell table:style-name="ce34" office:value-type="float" office:value="2.48868684029071" calcext:value-type="float">
            <text:p>2,48868684029071</text:p>
          </table:table-cell>
          <table:table-cell table:style-name="ce34" office:value-type="float" office:value="1.91109146975361" calcext:value-type="float">
            <text:p>1,91109146975361</text:p>
          </table:table-cell>
          <table:table-cell table:style-name="ce34" office:value-type="float" office:value="1.52851485540461" calcext:value-type="float">
            <text:p>1,52851485540461</text:p>
          </table:table-cell>
          <table:table-cell table:style-name="ce34" office:value-type="float" office:value="1.27423381264061" calcext:value-type="float">
            <text:p>1,27423381264061</text:p>
          </table:table-cell>
          <table:table-cell table:style-name="ce34" office:value-type="float" office:value="1.11693496138031" calcext:value-type="float">
            <text:p>1,11693496138031</text:p>
          </table:table-cell>
          <table:table-cell table:style-name="ce34" office:value-type="float" office:value="1.04166973615241" calcext:value-type="float">
            <text:p>1,04166973615241</text:p>
          </table:table-cell>
        </table:table-row>
        <table:table-row table:style-name="ro4">
          <table:table-cell table:style-name="ce34" office:value-type="float" office:value="2.85207169888111" calcext:value-type="float">
            <text:p>2,85207169888111</text:p>
          </table:table-cell>
          <table:table-cell table:style-name="ce34" office:value-type="float" office:value="3.12939313548181" calcext:value-type="float">
            <text:p>3,12939313548181</text:p>
          </table:table-cell>
          <table:table-cell table:style-name="ce34" office:value-type="float" office:value="3.7819589645851" calcext:value-type="float">
            <text:p>3,7819589645851</text:p>
          </table:table-cell>
          <table:table-cell table:style-name="ce34" office:value-type="float" office:value="5.14531501607271" calcext:value-type="float">
            <text:p>5,14531501607271</text:p>
          </table:table-cell>
          <table:table-cell table:style-name="ce34" office:value-type="float" office:value="3.64777908599861" calcext:value-type="float">
            <text:p>3,64777908599861</text:p>
          </table:table-cell>
          <table:table-cell table:style-name="ce34" office:value-type="float" office:value="2.84362488060841" calcext:value-type="float">
            <text:p>2,84362488060841</text:p>
          </table:table-cell>
          <table:table-cell table:style-name="ce34" office:value-type="float" office:value="2.37520647067991" calcext:value-type="float">
            <text:p>2,37520647067991</text:p>
          </table:table-cell>
          <table:table-cell table:style-name="ce34" office:value-type="float" office:value="2.10912261122541" calcext:value-type="float">
            <text:p>2,10912261122541</text:p>
          </table:table-cell>
          <table:table-cell table:style-name="ce34" office:value-type="float" office:value="1.98686188308691" calcext:value-type="float">
            <text:p>1,98686188308691</text:p>
          </table:table-cell>
          <table:table-cell table:style-name="ce34" office:value-type="float" office:value="1.98509930940781" calcext:value-type="float">
            <text:p>1,98509930940781</text:p>
          </table:table-cell>
          <table:table-cell table:style-name="ce34" office:value-type="float" office:value="2.10589500752941" calcext:value-type="float">
            <text:p>2,10589500752941</text:p>
          </table:table-cell>
          <table:table-cell table:style-name="ce34" office:value-type="float" office:value="2.37060265961951" calcext:value-type="float">
            <text:p>2,37060265961951</text:p>
          </table:table-cell>
          <table:table-cell table:style-name="ce34" office:value-type="float" office:value="2.83948427045791" calcext:value-type="float">
            <text:p>2,83948427045791</text:p>
          </table:table-cell>
          <table:table-cell table:style-name="ce34" office:value-type="float" office:value="3.64535473076631" calcext:value-type="float">
            <text:p>3,64535473076631</text:p>
          </table:table-cell>
          <table:table-cell table:style-name="ce34" office:value-type="float" office:value="5.16292862476391" calcext:value-type="float">
            <text:p>5,16292862476391</text:p>
          </table:table-cell>
          <table:table-cell table:style-name="ce34" office:value-type="float" office:value="3.63895172422741" calcext:value-type="float">
            <text:p>3,63895172422741</text:p>
          </table:table-cell>
          <table:table-cell table:style-name="ce34" office:value-type="float" office:value="2.828370718191" calcext:value-type="float">
            <text:p>2,828370718191</text:p>
          </table:table-cell>
          <table:table-cell table:style-name="ce34" office:value-type="float" office:value="2.35874593297511" calcext:value-type="float">
            <text:p>2,35874593297511</text:p>
          </table:table-cell>
          <table:table-cell table:style-name="ce34" office:value-type="float" office:value="2.09226256183691" calcext:value-type="float">
            <text:p>2,09226256183691</text:p>
          </table:table-cell>
          <table:table-cell table:style-name="ce34" office:value-type="float" office:value="1.96756940711831" calcext:value-type="float">
            <text:p>1,96756940711831</text:p>
          </table:table-cell>
          <table:table-cell table:style-name="ce34" office:value-type="float" office:value="1.96360263663561" calcext:value-type="float">
            <text:p>1,96360263663561</text:p>
          </table:table-cell>
          <table:table-cell table:style-name="ce34" office:value-type="float" office:value="2.08187697871481" calcext:value-type="float">
            <text:p>2,08187697871481</text:p>
          </table:table-cell>
          <table:table-cell table:style-name="ce34" office:value-type="float" office:value="2.34350551884851" calcext:value-type="float">
            <text:p>2,34350551884851</text:p>
          </table:table-cell>
          <table:table-cell table:style-name="ce34" office:value-type="float" office:value="2.81014419245871" calcext:value-type="float">
            <text:p>2,81014419245871</text:p>
          </table:table-cell>
          <table:table-cell table:style-name="ce34" office:value-type="float" office:value="3.62513615842781" calcext:value-type="float">
            <text:p>3,62513615842781</text:p>
          </table:table-cell>
          <table:table-cell table:style-name="ce34" office:value-type="float" office:value="5.17444358179781" calcext:value-type="float">
            <text:p>5,17444358179781</text:p>
          </table:table-cell>
          <table:table-cell table:style-name="ce34" office:value-type="float" office:value="3.52617967204391" calcext:value-type="float">
            <text:p>3,52617967204391</text:p>
          </table:table-cell>
          <table:table-cell table:style-name="ce34" office:value-type="float" office:value="2.60761324348031" calcext:value-type="float">
            <text:p>2,60761324348031</text:p>
          </table:table-cell>
          <table:table-cell table:style-name="ce34" office:value-type="float" office:value="2.02272108087261" calcext:value-type="float">
            <text:p>2,02272108087261</text:p>
          </table:table-cell>
          <table:table-cell table:style-name="ce34" office:value-type="float" office:value="1.62268295872841" calcext:value-type="float">
            <text:p>1,62268295872841</text:p>
          </table:table-cell>
          <table:table-cell table:style-name="ce34" office:value-type="float" office:value="1.33560527399251" calcext:value-type="float">
            <text:p>1,33560527399251</text:p>
          </table:table-cell>
          <table:table-cell table:style-name="ce34" office:value-type="float" office:value="1.12838298168221" calcext:value-type="float">
            <text:p>1,12838298168221</text:p>
          </table:table-cell>
          <table:table-cell table:style-name="ce34" office:value-type="float" office:value="0.981684308979791" calcext:value-type="float">
            <text:p>0,981684308979791</text:p>
          </table:table-cell>
          <table:table-cell table:style-name="ce34" office:value-type="float" office:value="0.88272134989731" calcext:value-type="float">
            <text:p>0,88272134989731</text:p>
          </table:table-cell>
          <table:table-cell table:style-name="ce34" office:value-type="float" office:value="0.829507130902761" calcext:value-type="float">
            <text:p>0,829507130902761</text:p>
          </table:table-cell>
          <table:table-cell table:style-name="ce34" office:value-type="float" office:value="0.815561311038411" calcext:value-type="float">
            <text:p>0,815561311038411</text:p>
          </table:table-cell>
          <table:table-cell table:style-name="ce34" office:value-type="float" office:value="0.840763539860221" calcext:value-type="float">
            <text:p>0,840763539860221</text:p>
          </table:table-cell>
          <table:table-cell table:style-name="ce34" office:value-type="float" office:value="0.912751470451611" calcext:value-type="float">
            <text:p>0,912751470451611</text:p>
          </table:table-cell>
          <table:table-cell table:style-name="ce34" office:value-type="float" office:value="1.03355246749631" calcext:value-type="float">
            <text:p>1,03355246749631</text:p>
          </table:table-cell>
          <table:table-cell table:style-name="ce34" office:value-type="float" office:value="1.22116381384921" calcext:value-type="float">
            <text:p>1,22116381384921</text:p>
          </table:table-cell>
          <table:table-cell table:style-name="ce34" office:value-type="float" office:value="1.49564048613881" calcext:value-type="float">
            <text:p>1,49564048613881</text:p>
          </table:table-cell>
          <table:table-cell table:style-name="ce34" office:value-type="float" office:value="1.891576046881" calcext:value-type="float">
            <text:p>1,891576046881</text:p>
          </table:table-cell>
          <table:table-cell table:style-name="ce34" office:value-type="float" office:value="2.47890601014961" calcext:value-type="float">
            <text:p>2,47890601014961</text:p>
          </table:table-cell>
          <table:table-cell table:style-name="ce34" office:value-type="float" office:value="3.41289779876121" calcext:value-type="float">
            <text:p>3,41289779876121</text:p>
          </table:table-cell>
          <table:table-cell table:style-name="ce34" office:value-type="float" office:value="5.10020199526281" calcext:value-type="float">
            <text:p>5,10020199526281</text:p>
          </table:table-cell>
          <table:table-cell table:style-name="ce34" office:value-type="float" office:value="3.41311541218141" calcext:value-type="float">
            <text:p>3,41311541218141</text:p>
          </table:table-cell>
          <table:table-cell table:style-name="ce34" office:value-type="float" office:value="2.48396113605641" calcext:value-type="float">
            <text:p>2,48396113605641</text:p>
          </table:table-cell>
          <table:table-cell table:style-name="ce34" office:value-type="float" office:value="1.9062308611671" calcext:value-type="float">
            <text:p>1,9062308611671</text:p>
          </table:table-cell>
          <table:table-cell table:style-name="ce34" office:value-type="float" office:value="1.52259757382071" calcext:value-type="float">
            <text:p>1,52259757382071</text:p>
          </table:table-cell>
          <table:table-cell table:style-name="ce34" office:value-type="float" office:value="1.26905609677821" calcext:value-type="float">
            <text:p>1,26905609677821</text:p>
          </table:table-cell>
          <table:table-cell table:style-name="ce34" office:value-type="float" office:value="1.11154008990981" calcext:value-type="float">
            <text:p>1,11154008990981</text:p>
          </table:table-cell>
          <table:table-cell table:style-name="ce34" office:value-type="float" office:value="1.03689101501261" calcext:value-type="float">
            <text:p>1,03689101501261</text:p>
          </table:table-cell>
        </table:table-row>
        <table:table-row table:style-name="ro4">
          <table:table-cell table:style-name="ce34" office:value-type="float" office:value="2.84103539326831" calcext:value-type="float">
            <text:p>2,84103539326831</text:p>
          </table:table-cell>
          <table:table-cell table:style-name="ce34" office:value-type="float" office:value="3.11926994358831" calcext:value-type="float">
            <text:p>3,11926994358831</text:p>
          </table:table-cell>
          <table:table-cell table:style-name="ce34" office:value-type="float" office:value="3.77434702422231" calcext:value-type="float">
            <text:p>3,77434702422231</text:p>
          </table:table-cell>
          <table:table-cell table:style-name="ce34" office:value-type="float" office:value="5.14468072805031" calcext:value-type="float">
            <text:p>5,14468072805031</text:p>
          </table:table-cell>
          <table:table-cell table:style-name="ce34" office:value-type="float" office:value="3.62446526094011" calcext:value-type="float">
            <text:p>3,62446526094011</text:p>
          </table:table-cell>
          <table:table-cell table:style-name="ce34" office:value-type="float" office:value="2.80433839086621" calcext:value-type="float">
            <text:p>2,80433839086621</text:p>
          </table:table-cell>
          <table:table-cell table:style-name="ce34" office:value-type="float" office:value="2.32333500249361" calcext:value-type="float">
            <text:p>2,32333500249361</text:p>
          </table:table-cell>
          <table:table-cell table:style-name="ce34" office:value-type="float" office:value="2.04903903605891" calcext:value-type="float">
            <text:p>2,04903903605891</text:p>
          </table:table-cell>
          <table:table-cell table:style-name="ce34" office:value-type="float" office:value="1.92264176047581" calcext:value-type="float">
            <text:p>1,92264176047581</text:p>
          </table:table-cell>
          <table:table-cell table:style-name="ce34" office:value-type="float" office:value="1.92110392207981" calcext:value-type="float">
            <text:p>1,92110392207981</text:p>
          </table:table-cell>
          <table:table-cell table:style-name="ce34" office:value-type="float" office:value="2.04437019638231" calcext:value-type="float">
            <text:p>2,04437019638231</text:p>
          </table:table-cell>
          <table:table-cell table:style-name="ce34" office:value-type="float" office:value="2.31713587617891" calcext:value-type="float">
            <text:p>2,31713587617891</text:p>
          </table:table-cell>
          <table:table-cell table:style-name="ce34" office:value-type="float" office:value="2.79657515050981" calcext:value-type="float">
            <text:p>2,79657515050981</text:p>
          </table:table-cell>
          <table:table-cell table:style-name="ce34" office:value-type="float" office:value="3.61950378462311" calcext:value-type="float">
            <text:p>3,61950378462311</text:p>
          </table:table-cell>
          <table:table-cell table:style-name="ce34" office:value-type="float" office:value="5.16219845697011" calcext:value-type="float">
            <text:p>5,16219845697011</text:p>
          </table:table-cell>
          <table:table-cell table:style-name="ce34" office:value-type="float" office:value="3.61291205906341" calcext:value-type="float">
            <text:p>3,61291205906341</text:p>
          </table:table-cell>
          <table:table-cell table:style-name="ce34" office:value-type="float" office:value="2.78574012828171" calcext:value-type="float">
            <text:p>2,78574012828171</text:p>
          </table:table-cell>
          <table:table-cell table:style-name="ce34" office:value-type="float" office:value="2.30392976464121" calcext:value-type="float">
            <text:p>2,30392976464121</text:p>
          </table:table-cell>
          <table:table-cell table:style-name="ce34" office:value-type="float" office:value="2.03050390479631" calcext:value-type="float">
            <text:p>2,03050390479631</text:p>
          </table:table-cell>
          <table:table-cell table:style-name="ce34" office:value-type="float" office:value="1.90205127465921" calcext:value-type="float">
            <text:p>1,90205127465921</text:p>
          </table:table-cell>
          <table:table-cell table:style-name="ce34" office:value-type="float" office:value="1.89800123758751" calcext:value-type="float">
            <text:p>1,89800123758751</text:p>
          </table:table-cell>
          <table:table-cell table:style-name="ce34" office:value-type="float" office:value="2.01919595381121" calcext:value-type="float">
            <text:p>2,01919595381121</text:p>
          </table:table-cell>
          <table:table-cell table:style-name="ce34" office:value-type="float" office:value="2.28792535893811" calcext:value-type="float">
            <text:p>2,28792535893811</text:p>
          </table:table-cell>
          <table:table-cell table:style-name="ce34" office:value-type="float" office:value="2.76681107433971" calcext:value-type="float">
            <text:p>2,76681107433971</text:p>
          </table:table-cell>
          <table:table-cell table:style-name="ce34" office:value-type="float" office:value="3.59827684794131" calcext:value-type="float">
            <text:p>3,59827684794131</text:p>
          </table:table-cell>
          <table:table-cell table:style-name="ce34" office:value-type="float" office:value="5.17368869893071" calcext:value-type="float">
            <text:p>5,17368869893071</text:p>
          </table:table-cell>
          <table:table-cell table:style-name="ce34" office:value-type="float" office:value="3.50161592723461" calcext:value-type="float">
            <text:p>3,50161592723461</text:p>
          </table:table-cell>
          <table:table-cell table:style-name="ce34" office:value-type="float" office:value="2.56634500359151" calcext:value-type="float">
            <text:p>2,56634500359151</text:p>
          </table:table-cell>
          <table:table-cell table:style-name="ce34" office:value-type="float" office:value="1.97277138929731" calcext:value-type="float">
            <text:p>1,97277138929731</text:p>
          </table:table-cell>
          <table:table-cell table:style-name="ce34" office:value-type="float" office:value="1.56600088098491" calcext:value-type="float">
            <text:p>1,56600088098491</text:p>
          </table:table-cell>
          <table:table-cell table:style-name="ce34" office:value-type="float" office:value="1.27703929462791" calcext:value-type="float">
            <text:p>1,27703929462791</text:p>
          </table:table-cell>
          <table:table-cell table:style-name="ce34" office:value-type="float" office:value="1.06865697447011" calcext:value-type="float">
            <text:p>1,06865697447011</text:p>
          </table:table-cell>
          <table:table-cell table:style-name="ce34" office:value-type="float" office:value="0.922569243085451" calcext:value-type="float">
            <text:p>0,922569243085451</text:p>
          </table:table-cell>
          <table:table-cell table:style-name="ce34" office:value-type="float" office:value="0.825438066650141" calcext:value-type="float">
            <text:p>0,825438066650141</text:p>
          </table:table-cell>
          <table:table-cell table:style-name="ce34" office:value-type="float" office:value="0.775358286428951" calcext:value-type="float">
            <text:p>0,775358286428951</text:p>
          </table:table-cell>
          <table:table-cell table:style-name="ce34" office:value-type="float" office:value="0.76492421787371" calcext:value-type="float">
            <text:p>0,76492421787371</text:p>
          </table:table-cell>
          <table:table-cell table:style-name="ce34" office:value-type="float" office:value="0.795126878090621" calcext:value-type="float">
            <text:p>0,795126878090621</text:p>
          </table:table-cell>
          <table:table-cell table:style-name="ce34" office:value-type="float" office:value="0.871007361328151" calcext:value-type="float">
            <text:p>0,871007361328151</text:p>
          </table:table-cell>
          <table:table-cell table:style-name="ce34" office:value-type="float" office:value="0.997256321514471" calcext:value-type="float">
            <text:p>0,997256321514471</text:p>
          </table:table-cell>
          <table:table-cell table:style-name="ce34" office:value-type="float" office:value="1.1890982649291" calcext:value-type="float">
            <text:p>1,1890982649291</text:p>
          </table:table-cell>
          <table:table-cell table:style-name="ce34" office:value-type="float" office:value="1.46858476550591" calcext:value-type="float">
            <text:p>1,46858476550591</text:p>
          </table:table-cell>
          <table:table-cell table:style-name="ce34" office:value-type="float" office:value="1.87017499843881" calcext:value-type="float">
            <text:p>1,87017499843881</text:p>
          </table:table-cell>
          <table:table-cell table:style-name="ce34" office:value-type="float" office:value="2.46250210760251" calcext:value-type="float">
            <text:p>2,46250210760251</text:p>
          </table:table-cell>
          <table:table-cell table:style-name="ce34" office:value-type="float" office:value="3.40319808309431" calcext:value-type="float">
            <text:p>3,40319808309431</text:p>
          </table:table-cell>
          <table:table-cell table:style-name="ce34" office:value-type="float" office:value="5.09943026883731" calcext:value-type="float">
            <text:p>5,09943026883731</text:p>
          </table:table-cell>
          <table:table-cell table:style-name="ce34" office:value-type="float" office:value="3.40948357248211" calcext:value-type="float">
            <text:p>3,40948357248211</text:p>
          </table:table-cell>
          <table:table-cell table:style-name="ce34" office:value-type="float" office:value="2.47919526945111" calcext:value-type="float">
            <text:p>2,47919526945111</text:p>
          </table:table-cell>
          <table:table-cell table:style-name="ce34" office:value-type="float" office:value="1.89969453269311" calcext:value-type="float">
            <text:p>1,89969453269311</text:p>
          </table:table-cell>
          <table:table-cell table:style-name="ce34" office:value-type="float" office:value="1.51686851097931" calcext:value-type="float">
            <text:p>1,51686851097931</text:p>
          </table:table-cell>
          <table:table-cell table:style-name="ce34" office:value-type="float" office:value="1.26294000226161" calcext:value-type="float">
            <text:p>1,26294000226161</text:p>
          </table:table-cell>
          <table:table-cell table:style-name="ce34" office:value-type="float" office:value="1.10637358394471" calcext:value-type="float">
            <text:p>1,10637358394471</text:p>
          </table:table-cell>
          <table:table-cell table:style-name="ce34" office:value-type="float" office:value="1.0315495288041" calcext:value-type="float">
            <text:p>1,0315495288041</text:p>
          </table:table-cell>
        </table:table-row>
        <table:table-row table:style-name="ro4">
          <table:table-cell table:style-name="ce34" office:value-type="float" office:value="2.83104086944751" calcext:value-type="float">
            <text:p>2,83104086944751</text:p>
          </table:table-cell>
          <table:table-cell table:style-name="ce34" office:value-type="float" office:value="3.10947633527031" calcext:value-type="float">
            <text:p>3,10947633527031</text:p>
          </table:table-cell>
          <table:table-cell table:style-name="ce34" office:value-type="float" office:value="3.76745140427481" calcext:value-type="float">
            <text:p>3,76745140427481</text:p>
          </table:table-cell>
          <table:table-cell table:style-name="ce34" office:value-type="float" office:value="5.14409229670151" calcext:value-type="float">
            <text:p>5,14409229670151</text:p>
          </table:table-cell>
          <table:table-cell table:style-name="ce34" office:value-type="float" office:value="3.60782138903151" calcext:value-type="float">
            <text:p>3,60782138903151</text:p>
          </table:table-cell>
          <table:table-cell table:style-name="ce34" office:value-type="float" office:value="2.77507358576041" calcext:value-type="float">
            <text:p>2,77507358576041</text:p>
          </table:table-cell>
          <table:table-cell table:style-name="ce34" office:value-type="float" office:value="2.28603329517551" calcext:value-type="float">
            <text:p>2,28603329517551</text:p>
          </table:table-cell>
          <table:table-cell table:style-name="ce34" office:value-type="float" office:value="2.005726745921" calcext:value-type="float">
            <text:p>2,005726745921</text:p>
          </table:table-cell>
          <table:table-cell table:style-name="ce34" office:value-type="float" office:value="1.87611191923241" calcext:value-type="float">
            <text:p>1,87611191923241</text:p>
          </table:table-cell>
          <table:table-cell table:style-name="ce34" office:value-type="float" office:value="1.87451386152771" calcext:value-type="float">
            <text:p>1,87451386152771</text:p>
          </table:table-cell>
          <table:table-cell table:style-name="ce34" office:value-type="float" office:value="2.00094619983831" calcext:value-type="float">
            <text:p>2,00094619983831</text:p>
          </table:table-cell>
          <table:table-cell table:style-name="ce34" office:value-type="float" office:value="2.27856936872611" calcext:value-type="float">
            <text:p>2,27856936872611</text:p>
          </table:table-cell>
          <table:table-cell table:style-name="ce34" office:value-type="float" office:value="2.76629417250031" calcext:value-type="float">
            <text:p>2,76629417250031</text:p>
          </table:table-cell>
          <table:table-cell table:style-name="ce34" office:value-type="float" office:value="3.60041638984031" calcext:value-type="float">
            <text:p>3,60041638984031</text:p>
          </table:table-cell>
          <table:table-cell table:style-name="ce34" office:value-type="float" office:value="5.16151735689181" calcext:value-type="float">
            <text:p>5,16151735689181</text:p>
          </table:table-cell>
          <table:table-cell table:style-name="ce34" office:value-type="float" office:value="3.59412268744871" calcext:value-type="float">
            <text:p>3,59412268744871</text:p>
          </table:table-cell>
          <table:table-cell table:style-name="ce34" office:value-type="float" office:value="2.7548062258271" calcext:value-type="float">
            <text:p>2,7548062258271</text:p>
          </table:table-cell>
          <table:table-cell table:style-name="ce34" office:value-type="float" office:value="2.26547722624191" calcext:value-type="float">
            <text:p>2,26547722624191</text:p>
          </table:table-cell>
          <table:table-cell table:style-name="ce34" office:value-type="float" office:value="1.9863530119621" calcext:value-type="float">
            <text:p>1,9863530119621</text:p>
          </table:table-cell>
          <table:table-cell table:style-name="ce34" office:value-type="float" office:value="1.85562034460391" calcext:value-type="float">
            <text:p>1,85562034460391</text:p>
          </table:table-cell>
          <table:table-cell table:style-name="ce34" office:value-type="float" office:value="1.85081280023551" calcext:value-type="float">
            <text:p>1,85081280023551</text:p>
          </table:table-cell>
          <table:table-cell table:style-name="ce34" office:value-type="float" office:value="1.9748046597821" calcext:value-type="float">
            <text:p>1,9748046597821</text:p>
          </table:table-cell>
          <table:table-cell table:style-name="ce34" office:value-type="float" office:value="2.24929490831141" calcext:value-type="float">
            <text:p>2,24929490831141</text:p>
          </table:table-cell>
          <table:table-cell table:style-name="ce34" office:value-type="float" office:value="2.73518383673021" calcext:value-type="float">
            <text:p>2,73518383673021</text:p>
          </table:table-cell>
          <table:table-cell table:style-name="ce34" office:value-type="float" office:value="3.57910646251461" calcext:value-type="float">
            <text:p>3,57910646251461</text:p>
          </table:table-cell>
          <table:table-cell table:style-name="ce34" office:value-type="float" office:value="5.17298574537421" calcext:value-type="float">
            <text:p>5,17298574537421</text:p>
          </table:table-cell>
          <table:table-cell table:style-name="ce34" office:value-type="float" office:value="3.48275626515461" calcext:value-type="float">
            <text:p>3,48275626515461</text:p>
          </table:table-cell>
          <table:table-cell table:style-name="ce34" office:value-type="float" office:value="2.53693887654031" calcext:value-type="float">
            <text:p>2,53693887654031</text:p>
          </table:table-cell>
          <table:table-cell table:style-name="ce34" office:value-type="float" office:value="1.93587327622371" calcext:value-type="float">
            <text:p>1,93587327622371</text:p>
          </table:table-cell>
          <table:table-cell table:style-name="ce34" office:value-type="float" office:value="1.52501230562991" calcext:value-type="float">
            <text:p>1,52501230562991</text:p>
          </table:table-cell>
          <table:table-cell table:style-name="ce34" office:value-type="float" office:value="1.23242586606781" calcext:value-type="float">
            <text:p>1,23242586606781</text:p>
          </table:table-cell>
          <table:table-cell table:style-name="ce34" office:value-type="float" office:value="1.02296172612331" calcext:value-type="float">
            <text:p>1,02296172612331</text:p>
          </table:table-cell>
          <table:table-cell table:style-name="ce34" office:value-type="float" office:value="0.877274732856871" calcext:value-type="float">
            <text:p>0,877274732856871</text:p>
          </table:table-cell>
          <table:table-cell table:style-name="ce34" office:value-type="float" office:value="0.781645098313751" calcext:value-type="float">
            <text:p>0,781645098313751</text:p>
          </table:table-cell>
          <table:table-cell table:style-name="ce34" office:value-type="float" office:value="0.732692234684031" calcext:value-type="float">
            <text:p>0,732692234684031</text:p>
          </table:table-cell>
          <table:table-cell table:style-name="ce34" office:value-type="float" office:value="0.724714195039921" calcext:value-type="float">
            <text:p>0,724714195039921</text:p>
          </table:table-cell>
          <table:table-cell table:style-name="ce34" office:value-type="float" office:value="0.756854560477181" calcext:value-type="float">
            <text:p>0,756854560477181</text:p>
          </table:table-cell>
          <table:table-cell table:style-name="ce34" office:value-type="float" office:value="0.836224820270811" calcext:value-type="float">
            <text:p>0,836224820270811</text:p>
          </table:table-cell>
          <table:table-cell table:style-name="ce34" office:value-type="float" office:value="0.965659422598641" calcext:value-type="float">
            <text:p>0,965659422598641</text:p>
          </table:table-cell>
          <table:table-cell table:style-name="ce34" office:value-type="float" office:value="1.16170659976911" calcext:value-type="float">
            <text:p>1,16170659976911</text:p>
          </table:table-cell>
          <table:table-cell table:style-name="ce34" office:value-type="float" office:value="1.44605738066371" calcext:value-type="float">
            <text:p>1,44605738066371</text:p>
          </table:table-cell>
          <table:table-cell table:style-name="ce34" office:value-type="float" office:value="1.85142120456581" calcext:value-type="float">
            <text:p>1,85142120456581</text:p>
          </table:table-cell>
          <table:table-cell table:style-name="ce34" office:value-type="float" office:value="2.44907524077761" calcext:value-type="float">
            <text:p>2,44907524077761</text:p>
          </table:table-cell>
          <table:table-cell table:style-name="ce34" office:value-type="float" office:value="3.3950783070861" calcext:value-type="float">
            <text:p>3,3950783070861</text:p>
          </table:table-cell>
          <table:table-cell table:style-name="ce34" office:value-type="float" office:value="5.09871184584051" calcext:value-type="float">
            <text:p>5,09871184584051</text:p>
          </table:table-cell>
          <table:table-cell table:style-name="ce34" office:value-type="float" office:value="3.40570470353331" calcext:value-type="float">
            <text:p>3,40570470353331</text:p>
          </table:table-cell>
          <table:table-cell table:style-name="ce34" office:value-type="float" office:value="2.47312451455981" calcext:value-type="float">
            <text:p>2,47312451455981</text:p>
          </table:table-cell>
          <table:table-cell table:style-name="ce34" office:value-type="float" office:value="1.8936805142711" calcext:value-type="float">
            <text:p>1,8936805142711</text:p>
          </table:table-cell>
          <table:table-cell table:style-name="ce34" office:value-type="float" office:value="1.51006882295961" calcext:value-type="float">
            <text:p>1,51006882295961</text:p>
          </table:table-cell>
          <table:table-cell table:style-name="ce34" office:value-type="float" office:value="1.25696532301611" calcext:value-type="float">
            <text:p>1,25696532301611</text:p>
          </table:table-cell>
          <table:table-cell table:style-name="ce34" office:value-type="float" office:value="1.09983679142681" calcext:value-type="float">
            <text:p>1,09983679142681</text:p>
          </table:table-cell>
          <table:table-cell table:style-name="ce34" office:value-type="float" office:value="1.02508133975211" calcext:value-type="float">
            <text:p>1,02508133975211</text:p>
          </table:table-cell>
        </table:table-row>
        <table:table-row table:style-name="ro4">
          <table:table-cell table:style-name="ce34" office:value-type="float" office:value="2.81891743960461" calcext:value-type="float">
            <text:p>2,81891743960461</text:p>
          </table:table-cell>
          <table:table-cell table:style-name="ce34" office:value-type="float" office:value="3.09902631226531" calcext:value-type="float">
            <text:p>3,09902631226531</text:p>
          </table:table-cell>
          <table:table-cell table:style-name="ce34" office:value-type="float" office:value="3.75966652436271" calcext:value-type="float">
            <text:p>3,75966652436271</text:p>
          </table:table-cell>
          <table:table-cell table:style-name="ce34" office:value-type="float" office:value="5.14355048172341" calcext:value-type="float">
            <text:p>5,14355048172341</text:p>
          </table:table-cell>
          <table:table-cell table:style-name="ce34" office:value-type="float" office:value="3.5931448823131" calcext:value-type="float">
            <text:p>3,5931448823131</text:p>
          </table:table-cell>
          <table:table-cell table:style-name="ce34" office:value-type="float" office:value="2.75242712570681" calcext:value-type="float">
            <text:p>2,75242712570681</text:p>
          </table:table-cell>
          <table:table-cell table:style-name="ce34" office:value-type="float" office:value="2.2555184035861" calcext:value-type="float">
            <text:p>2,2555184035861</text:p>
          </table:table-cell>
          <table:table-cell table:style-name="ce34" office:value-type="float" office:value="1.97141662710441" calcext:value-type="float">
            <text:p>1,97141662710441</text:p>
          </table:table-cell>
          <table:table-cell table:style-name="ce34" office:value-type="float" office:value="1.84045872984721" calcext:value-type="float">
            <text:p>1,84045872984721</text:p>
          </table:table-cell>
          <table:table-cell table:style-name="ce34" office:value-type="float" office:value="1.83799963739951" calcext:value-type="float">
            <text:p>1,83799963739951</text:p>
          </table:table-cell>
          <table:table-cell table:style-name="ce34" office:value-type="float" office:value="1.96691908681" calcext:value-type="float">
            <text:p>1,96691908681</text:p>
          </table:table-cell>
          <table:table-cell table:style-name="ce34" office:value-type="float" office:value="2.24781802269731" calcext:value-type="float">
            <text:p>2,24781802269731</text:p>
          </table:table-cell>
          <table:table-cell table:style-name="ce34" office:value-type="float" office:value="2.74240361997411" calcext:value-type="float">
            <text:p>2,74240361997411</text:p>
          </table:table-cell>
          <table:table-cell table:style-name="ce34" office:value-type="float" office:value="3.58543300519361" calcext:value-type="float">
            <text:p>3,58543300519361</text:p>
          </table:table-cell>
          <table:table-cell table:style-name="ce34" office:value-type="float" office:value="5.16088689822521" calcext:value-type="float">
            <text:p>5,16088689822521</text:p>
          </table:table-cell>
          <table:table-cell table:style-name="ce34" office:value-type="float" office:value="3.57927824121731" calcext:value-type="float">
            <text:p>3,57927824121731</text:p>
          </table:table-cell>
          <table:table-cell table:style-name="ce34" office:value-type="float" office:value="2.73117654508321" calcext:value-type="float">
            <text:p>2,73117654508321</text:p>
          </table:table-cell>
          <table:table-cell table:style-name="ce34" office:value-type="float" office:value="2.23486514975071" calcext:value-type="float">
            <text:p>2,23486514975071</text:p>
          </table:table-cell>
          <table:table-cell table:style-name="ce34" office:value-type="float" office:value="1.95235331315861" calcext:value-type="float">
            <text:p>1,95235331315861</text:p>
          </table:table-cell>
          <table:table-cell table:style-name="ce34" office:value-type="float" office:value="1.81982459240281" calcext:value-type="float">
            <text:p>1,81982459240281</text:p>
          </table:table-cell>
          <table:table-cell table:style-name="ce34" office:value-type="float" office:value="1.81526941811811" calcext:value-type="float">
            <text:p>1,81526941811811</text:p>
          </table:table-cell>
          <table:table-cell table:style-name="ce34" office:value-type="float" office:value="1.94057160044651" calcext:value-type="float">
            <text:p>1,94057160044651</text:p>
          </table:table-cell>
          <table:table-cell table:style-name="ce34" office:value-type="float" office:value="2.21835975762951" calcext:value-type="float">
            <text:p>2,21835975762951</text:p>
          </table:table-cell>
          <table:table-cell table:style-name="ce34" office:value-type="float" office:value="2.71209990124021" calcext:value-type="float">
            <text:p>2,71209990124021</text:p>
          </table:table-cell>
          <table:table-cell table:style-name="ce34" office:value-type="float" office:value="3.56365034820161" calcext:value-type="float">
            <text:p>3,56365034820161</text:p>
          </table:table-cell>
          <table:table-cell table:style-name="ce34" office:value-type="float" office:value="5.17233516559461" calcext:value-type="float">
            <text:p>5,17233516559461</text:p>
          </table:table-cell>
          <table:table-cell table:style-name="ce34" office:value-type="float" office:value="3.46833302933541" calcext:value-type="float">
            <text:p>3,46833302933541</text:p>
          </table:table-cell>
          <table:table-cell table:style-name="ce34" office:value-type="float" office:value="2.51488988663741" calcext:value-type="float">
            <text:p>2,51488988663741</text:p>
          </table:table-cell>
          <table:table-cell table:style-name="ce34" office:value-type="float" office:value="1.90693820646811" calcext:value-type="float">
            <text:p>1,90693820646811</text:p>
          </table:table-cell>
          <table:table-cell table:style-name="ce34" office:value-type="float" office:value="1.49282734572591" calcext:value-type="float">
            <text:p>1,49282734572591</text:p>
          </table:table-cell>
          <table:table-cell table:style-name="ce34" office:value-type="float" office:value="1.19696646771741" calcext:value-type="float">
            <text:p>1,19696646771741</text:p>
          </table:table-cell>
          <table:table-cell table:style-name="ce34" office:value-type="float" office:value="0.986749588954441" calcext:value-type="float">
            <text:p>0,986749588954441</text:p>
          </table:table-cell>
          <table:table-cell table:style-name="ce34" office:value-type="float" office:value="0.840549849709161" calcext:value-type="float">
            <text:p>0,840549849709161</text:p>
          </table:table-cell>
          <table:table-cell table:style-name="ce34" office:value-type="float" office:value="0.74608166832391" calcext:value-type="float">
            <text:p>0,74608166832391</text:p>
          </table:table-cell>
          <table:table-cell table:style-name="ce34" office:value-type="float" office:value="0.698676059965251" calcext:value-type="float">
            <text:p>0,698676059965251</text:p>
          </table:table-cell>
          <table:table-cell table:style-name="ce34" office:value-type="float" office:value="0.692414027503771" calcext:value-type="float">
            <text:p>0,692414027503771</text:p>
          </table:table-cell>
          <table:table-cell table:style-name="ce34" office:value-type="float" office:value="0.727220672516371" calcext:value-type="float">
            <text:p>0,727220672516371</text:p>
          </table:table-cell>
          <table:table-cell table:style-name="ce34" office:value-type="float" office:value="0.808848239699181" calcext:value-type="float">
            <text:p>0,808848239699181</text:p>
          </table:table-cell>
          <table:table-cell table:style-name="ce34" office:value-type="float" office:value="0.94062290385031" calcext:value-type="float">
            <text:p>0,94062290385031</text:p>
          </table:table-cell>
          <table:table-cell table:style-name="ce34" office:value-type="float" office:value="1.14030013668911" calcext:value-type="float">
            <text:p>1,14030013668911</text:p>
          </table:table-cell>
          <table:table-cell table:style-name="ce34" office:value-type="float" office:value="1.42742076723681" calcext:value-type="float">
            <text:p>1,42742076723681</text:p>
          </table:table-cell>
          <table:table-cell table:style-name="ce34" office:value-type="float" office:value="1.8368984126841" calcext:value-type="float">
            <text:p>1,8368984126841</text:p>
          </table:table-cell>
          <table:table-cell table:style-name="ce34" office:value-type="float" office:value="2.43752815962321" calcext:value-type="float">
            <text:p>2,43752815962321</text:p>
          </table:table-cell>
          <table:table-cell table:style-name="ce34" office:value-type="float" office:value="3.38801529638971" calcext:value-type="float">
            <text:p>3,38801529638971</text:p>
          </table:table-cell>
          <table:table-cell table:style-name="ce34" office:value-type="float" office:value="5.09804741217111" calcext:value-type="float">
            <text:p>5,09804741217111</text:p>
          </table:table-cell>
          <table:table-cell table:style-name="ce34" office:value-type="float" office:value="3.40106567544431" calcext:value-type="float">
            <text:p>3,40106567544431</text:p>
          </table:table-cell>
          <table:table-cell table:style-name="ce34" office:value-type="float" office:value="2.46729751449721" calcext:value-type="float">
            <text:p>2,46729751449721</text:p>
          </table:table-cell>
          <table:table-cell table:style-name="ce34" office:value-type="float" office:value="1.88663074283691" calcext:value-type="float">
            <text:p>1,88663074283691</text:p>
          </table:table-cell>
          <table:table-cell table:style-name="ce34" office:value-type="float" office:value="1.50313801080841" calcext:value-type="float">
            <text:p>1,50313801080841</text:p>
          </table:table-cell>
          <table:table-cell table:style-name="ce34" office:value-type="float" office:value="1.24902413451111" calcext:value-type="float">
            <text:p>1,24902413451111</text:p>
          </table:table-cell>
          <table:table-cell table:style-name="ce34" office:value-type="float" office:value="1.09187274309351" calcext:value-type="float">
            <text:p>1,09187274309351</text:p>
          </table:table-cell>
          <table:table-cell table:style-name="ce34" office:value-type="float" office:value="1.01660055391431" calcext:value-type="float">
            <text:p>1,01660055391431</text:p>
          </table:table-cell>
        </table:table-row>
        <table:table-row table:style-name="ro4">
          <table:table-cell table:style-name="ce34" office:value-type="float" office:value="2.80446719252391" calcext:value-type="float">
            <text:p>2,80446719252391</text:p>
          </table:table-cell>
          <table:table-cell table:style-name="ce34" office:value-type="float" office:value="3.08573322095351" calcext:value-type="float">
            <text:p>3,08573322095351</text:p>
          </table:table-cell>
          <table:table-cell table:style-name="ce34" office:value-type="float" office:value="3.75078695823521" calcext:value-type="float">
            <text:p>3,75078695823521</text:p>
          </table:table-cell>
          <table:table-cell table:style-name="ce34" office:value-type="float" office:value="5.14305592838581" calcext:value-type="float">
            <text:p>5,14305592838581</text:p>
          </table:table-cell>
          <table:table-cell table:style-name="ce34" office:value-type="float" office:value="3.58074770619941" calcext:value-type="float">
            <text:p>3,58074770619941</text:p>
          </table:table-cell>
          <table:table-cell table:style-name="ce34" office:value-type="float" office:value="2.7302608786041" calcext:value-type="float">
            <text:p>2,7302608786041</text:p>
          </table:table-cell>
          <table:table-cell table:style-name="ce34" office:value-type="float" office:value="2.22882891966661" calcext:value-type="float">
            <text:p>2,22882891966661</text:p>
          </table:table-cell>
          <table:table-cell table:style-name="ce34" office:value-type="float" office:value="1.94047088101431" calcext:value-type="float">
            <text:p>1,94047088101431</text:p>
          </table:table-cell>
          <table:table-cell table:style-name="ce34" office:value-type="float" office:value="1.80792785194741" calcext:value-type="float">
            <text:p>1,80792785194741</text:p>
          </table:table-cell>
          <table:table-cell table:style-name="ce34" office:value-type="float" office:value="1.80609357888041" calcext:value-type="float">
            <text:p>1,80609357888041</text:p>
          </table:table-cell>
          <table:table-cell table:style-name="ce34" office:value-type="float" office:value="1.93600859281621" calcext:value-type="float">
            <text:p>1,93600859281621</text:p>
          </table:table-cell>
          <table:table-cell table:style-name="ce34" office:value-type="float" office:value="2.22130902011651" calcext:value-type="float">
            <text:p>2,22130902011651</text:p>
          </table:table-cell>
          <table:table-cell table:style-name="ce34" office:value-type="float" office:value="2.72021589676491" calcext:value-type="float">
            <text:p>2,72021589676491</text:p>
          </table:table-cell>
          <table:table-cell table:style-name="ce34" office:value-type="float" office:value="3.57246069001271" calcext:value-type="float">
            <text:p>3,57246069001271</text:p>
          </table:table-cell>
          <table:table-cell table:style-name="ce34" office:value-type="float" office:value="5.16030632747811" calcext:value-type="float">
            <text:p>5,16030632747811</text:p>
          </table:table-cell>
          <table:table-cell table:style-name="ce34" office:value-type="float" office:value="3.56622544942671" calcext:value-type="float">
            <text:p>3,56622544942671</text:p>
          </table:table-cell>
          <table:table-cell table:style-name="ce34" office:value-type="float" office:value="2.71010177402171" calcext:value-type="float">
            <text:p>2,71010177402171</text:p>
          </table:table-cell>
          <table:table-cell table:style-name="ce34" office:value-type="float" office:value="2.20874927170071" calcext:value-type="float">
            <text:p>2,20874927170071</text:p>
          </table:table-cell>
          <table:table-cell table:style-name="ce34" office:value-type="float" office:value="1.92310359950871" calcext:value-type="float">
            <text:p>1,92310359950871</text:p>
          </table:table-cell>
          <table:table-cell table:style-name="ce34" office:value-type="float" office:value="1.78873218395561" calcext:value-type="float">
            <text:p>1,78873218395561</text:p>
          </table:table-cell>
          <table:table-cell table:style-name="ce34" office:value-type="float" office:value="1.78454337473011" calcext:value-type="float">
            <text:p>1,78454337473011</text:p>
          </table:table-cell>
          <table:table-cell table:style-name="ce34" office:value-type="float" office:value="1.91145702722141" calcext:value-type="float">
            <text:p>1,91145702722141</text:p>
          </table:table-cell>
          <table:table-cell table:style-name="ce34" office:value-type="float" office:value="2.19228867624521" calcext:value-type="float">
            <text:p>2,19228867624521</text:p>
          </table:table-cell>
          <table:table-cell table:style-name="ce34" office:value-type="float" office:value="2.69051117172751" calcext:value-type="float">
            <text:p>2,69051117172751</text:p>
          </table:table-cell>
          <table:table-cell table:style-name="ce34" office:value-type="float" office:value="3.55119718828661" calcext:value-type="float">
            <text:p>3,55119718828661</text:p>
          </table:table-cell>
          <table:table-cell table:style-name="ce34" office:value-type="float" office:value="5.17173701916041" calcext:value-type="float">
            <text:p>5,17173701916041</text:p>
          </table:table-cell>
          <table:table-cell table:style-name="ce34" office:value-type="float" office:value="3.45638097272031" calcext:value-type="float">
            <text:p>3,45638097272031</text:p>
          </table:table-cell>
          <table:table-cell table:style-name="ce34" office:value-type="float" office:value="2.49426863432461" calcext:value-type="float">
            <text:p>2,49426863432461</text:p>
          </table:table-cell>
          <table:table-cell table:style-name="ce34" office:value-type="float" office:value="1.88302387215221" calcext:value-type="float">
            <text:p>1,88302387215221</text:p>
          </table:table-cell>
          <table:table-cell table:style-name="ce34" office:value-type="float" office:value="1.4646543724481" calcext:value-type="float">
            <text:p>1,4646543724481</text:p>
          </table:table-cell>
          <table:table-cell table:style-name="ce34" office:value-type="float" office:value="1.16752800148231" calcext:value-type="float">
            <text:p>1,16752800148231</text:p>
          </table:table-cell>
          <table:table-cell table:style-name="ce34" office:value-type="float" office:value="0.955101596662111" calcext:value-type="float">
            <text:p>0,955101596662111</text:p>
          </table:table-cell>
          <table:table-cell table:style-name="ce34" office:value-type="float" office:value="0.809605166899111" calcext:value-type="float">
            <text:p>0,809605166899111</text:p>
          </table:table-cell>
          <table:table-cell table:style-name="ce34" office:value-type="float" office:value="0.715454859639881" calcext:value-type="float">
            <text:p>0,715454859639881</text:p>
          </table:table-cell>
          <table:table-cell table:style-name="ce34" office:value-type="float" office:value="0.669617337860871" calcext:value-type="float">
            <text:p>0,669617337860871</text:p>
          </table:table-cell>
          <table:table-cell table:style-name="ce34" office:value-type="float" office:value="0.665021545371471" calcext:value-type="float">
            <text:p>0,665021545371471</text:p>
          </table:table-cell>
          <table:table-cell table:style-name="ce34" office:value-type="float" office:value="0.701674354072091" calcext:value-type="float">
            <text:p>0,701674354072091</text:p>
          </table:table-cell>
          <table:table-cell table:style-name="ce34" office:value-type="float" office:value="0.784742903826111" calcext:value-type="float">
            <text:p>0,784742903826111</text:p>
          </table:table-cell>
          <table:table-cell table:style-name="ce34" office:value-type="float" office:value="0.918974967911341" calcext:value-type="float">
            <text:p>0,918974967911341</text:p>
          </table:table-cell>
          <table:table-cell table:style-name="ce34" office:value-type="float" office:value="1.12035330571111" calcext:value-type="float">
            <text:p>1,12035330571111</text:p>
          </table:table-cell>
          <table:table-cell table:style-name="ce34" office:value-type="float" office:value="1.41049166270571" calcext:value-type="float">
            <text:p>1,41049166270571</text:p>
          </table:table-cell>
          <table:table-cell table:style-name="ce34" office:value-type="float" office:value="1.82186374942751" calcext:value-type="float">
            <text:p>1,82186374942751</text:p>
          </table:table-cell>
          <table:table-cell table:style-name="ce34" office:value-type="float" office:value="2.42603390956491" calcext:value-type="float">
            <text:p>2,42603390956491</text:p>
          </table:table-cell>
          <table:table-cell table:style-name="ce34" office:value-type="float" office:value="3.38060637086371" calcext:value-type="float">
            <text:p>3,38060637086371</text:p>
          </table:table-cell>
          <table:table-cell table:style-name="ce34" office:value-type="float" office:value="5.09743664564931" calcext:value-type="float">
            <text:p>5,09743664564931</text:p>
          </table:table-cell>
          <table:table-cell table:style-name="ce34" office:value-type="float" office:value="3.39591304238691" calcext:value-type="float">
            <text:p>3,39591304238691</text:p>
          </table:table-cell>
          <table:table-cell table:style-name="ce34" office:value-type="float" office:value="2.45973285080791" calcext:value-type="float">
            <text:p>2,45973285080791</text:p>
          </table:table-cell>
          <table:table-cell table:style-name="ce34" office:value-type="float" office:value="1.87809450387831" calcext:value-type="float">
            <text:p>1,87809450387831</text:p>
          </table:table-cell>
          <table:table-cell table:style-name="ce34" office:value-type="float" office:value="1.49379022260391" calcext:value-type="float">
            <text:p>1,49379022260391</text:p>
          </table:table-cell>
          <table:table-cell table:style-name="ce34" office:value-type="float" office:value="1.23909443950521" calcext:value-type="float">
            <text:p>1,23909443950521</text:p>
          </table:table-cell>
          <table:table-cell table:style-name="ce34" office:value-type="float" office:value="1.081586542261" calcext:value-type="float">
            <text:p>1,081586542261</text:p>
          </table:table-cell>
          <table:table-cell table:style-name="ce34" office:value-type="float" office:value="1.00630551574741" calcext:value-type="float">
            <text:p>1,00630551574741</text:p>
          </table:table-cell>
        </table:table-row>
        <table:table-row table:style-name="ro4">
          <table:table-cell table:style-name="ce34" office:value-type="float" office:value="2.78522016154571" calcext:value-type="float">
            <text:p>2,78522016154571</text:p>
          </table:table-cell>
          <table:table-cell table:style-name="ce34" office:value-type="float" office:value="3.06866319567641" calcext:value-type="float">
            <text:p>3,06866319567641</text:p>
          </table:table-cell>
          <table:table-cell table:style-name="ce34" office:value-type="float" office:value="3.73942096437471" calcext:value-type="float">
            <text:p>3,73942096437471</text:p>
          </table:table-cell>
          <table:table-cell table:style-name="ce34" office:value-type="float" office:value="5.14260807578751" calcext:value-type="float">
            <text:p>5,14260807578751</text:p>
          </table:table-cell>
          <table:table-cell table:style-name="ce34" office:value-type="float" office:value="3.56689673103221" calcext:value-type="float">
            <text:p>3,56689673103221</text:p>
          </table:table-cell>
          <table:table-cell table:style-name="ce34" office:value-type="float" office:value="2.70862893242831" calcext:value-type="float">
            <text:p>2,70862893242831</text:p>
          </table:table-cell>
          <table:table-cell table:style-name="ce34" office:value-type="float" office:value="2.20198258060581" calcext:value-type="float">
            <text:p>2,20198258060581</text:p>
          </table:table-cell>
          <table:table-cell table:style-name="ce34" office:value-type="float" office:value="1.91109654021121" calcext:value-type="float">
            <text:p>1,91109654021121</text:p>
          </table:table-cell>
          <table:table-cell table:style-name="ce34" office:value-type="float" office:value="1.77650730291171" calcext:value-type="float">
            <text:p>1,77650730291171</text:p>
          </table:table-cell>
          <table:table-cell table:style-name="ce34" office:value-type="float" office:value="1.77514983529191" calcext:value-type="float">
            <text:p>1,77514983529191</text:p>
          </table:table-cell>
          <table:table-cell table:style-name="ce34" office:value-type="float" office:value="1.90707758627121" calcext:value-type="float">
            <text:p>1,90707758627121</text:p>
          </table:table-cell>
          <table:table-cell table:style-name="ce34" office:value-type="float" office:value="2.1958501788021" calcext:value-type="float">
            <text:p>2,1958501788021</text:p>
          </table:table-cell>
          <table:table-cell table:style-name="ce34" office:value-type="float" office:value="2.6996880325491" calcext:value-type="float">
            <text:p>2,6996880325491</text:p>
          </table:table-cell>
          <table:table-cell table:style-name="ce34" office:value-type="float" office:value="3.55928600920511" calcext:value-type="float">
            <text:p>3,55928600920511</text:p>
          </table:table-cell>
          <table:table-cell table:style-name="ce34" office:value-type="float" office:value="5.15977514439481" calcext:value-type="float">
            <text:p>5,15977514439481</text:p>
          </table:table-cell>
          <table:table-cell table:style-name="ce34" office:value-type="float" office:value="3.55407203878781" calcext:value-type="float">
            <text:p>3,55407203878781</text:p>
          </table:table-cell>
          <table:table-cell table:style-name="ce34" office:value-type="float" office:value="2.69010071150581" calcext:value-type="float">
            <text:p>2,69010071150581</text:p>
          </table:table-cell>
          <table:table-cell table:style-name="ce34" office:value-type="float" office:value="2.18573403585111" calcext:value-type="float">
            <text:p>2,18573403585111</text:p>
          </table:table-cell>
          <table:table-cell table:style-name="ce34" office:value-type="float" office:value="1.89541506970891" calcext:value-type="float">
            <text:p>1,89541506970891</text:p>
          </table:table-cell>
          <table:table-cell table:style-name="ce34" office:value-type="float" office:value="1.75966121014631" calcext:value-type="float">
            <text:p>1,75966121014631</text:p>
          </table:table-cell>
          <table:table-cell table:style-name="ce34" office:value-type="float" office:value="1.75566567837361" calcext:value-type="float">
            <text:p>1,75566567837361</text:p>
          </table:table-cell>
          <table:table-cell table:style-name="ce34" office:value-type="float" office:value="1.88484071542881" calcext:value-type="float">
            <text:p>1,88484071542881</text:p>
          </table:table-cell>
          <table:table-cell table:style-name="ce34" office:value-type="float" office:value="2.16921306203421" calcext:value-type="float">
            <text:p>2,16921306203421</text:p>
          </table:table-cell>
          <table:table-cell table:style-name="ce34" office:value-type="float" office:value="2.67076864917221" calcext:value-type="float">
            <text:p>2,67076864917221</text:p>
          </table:table-cell>
          <table:table-cell table:style-name="ce34" office:value-type="float" office:value="3.53912759684441" calcext:value-type="float">
            <text:p>3,53912759684441</text:p>
          </table:table-cell>
          <table:table-cell table:style-name="ce34" office:value-type="float" office:value="5.1711915987921" calcext:value-type="float">
            <text:p>5,1711915987921</text:p>
          </table:table-cell>
          <table:table-cell table:style-name="ce34" office:value-type="float" office:value="3.4447412534371" calcext:value-type="float">
            <text:p>3,4447412534371</text:p>
          </table:table-cell>
          <table:table-cell table:style-name="ce34" office:value-type="float" office:value="2.47642128731771" calcext:value-type="float">
            <text:p>2,47642128731771</text:p>
          </table:table-cell>
          <table:table-cell table:style-name="ce34" office:value-type="float" office:value="1.86106045677231" calcext:value-type="float">
            <text:p>1,86106045677231</text:p>
          </table:table-cell>
          <table:table-cell table:style-name="ce34" office:value-type="float" office:value="1.4392360206361" calcext:value-type="float">
            <text:p>1,4392360206361</text:p>
          </table:table-cell>
          <table:table-cell table:style-name="ce34" office:value-type="float" office:value="1.13986987077831" calcext:value-type="float">
            <text:p>1,13986987077831</text:p>
          </table:table-cell>
          <table:table-cell table:style-name="ce34" office:value-type="float" office:value="0.926743101157221" calcext:value-type="float">
            <text:p>0,926743101157221</text:p>
          </table:table-cell>
          <table:table-cell table:style-name="ce34" office:value-type="float" office:value="0.781178514022161" calcext:value-type="float">
            <text:p>0,781178514022161</text:p>
          </table:table-cell>
          <table:table-cell table:style-name="ce34" office:value-type="float" office:value="0.68726624959421" calcext:value-type="float">
            <text:p>0,68726624959421</text:p>
          </table:table-cell>
          <table:table-cell table:style-name="ce34" office:value-type="float" office:value="0.641728574093131" calcext:value-type="float">
            <text:p>0,641728574093131</text:p>
          </table:table-cell>
          <table:table-cell table:style-name="ce34" office:value-type="float" office:value="0.638194560403821" calcext:value-type="float">
            <text:p>0,638194560403821</text:p>
          </table:table-cell>
          <table:table-cell table:style-name="ce34" office:value-type="float" office:value="0.675443318926151" calcext:value-type="float">
            <text:p>0,675443318926151</text:p>
          </table:table-cell>
          <table:table-cell table:style-name="ce34" office:value-type="float" office:value="0.760367737382221" calcext:value-type="float">
            <text:p>0,760367737382221</text:p>
          </table:table-cell>
          <table:table-cell table:style-name="ce34" office:value-type="float" office:value="0.896038004872721" calcext:value-type="float">
            <text:p>0,896038004872721</text:p>
          </table:table-cell>
          <table:table-cell table:style-name="ce34" office:value-type="float" office:value="1.09923243306951" calcext:value-type="float">
            <text:p>1,09923243306951</text:p>
          </table:table-cell>
          <table:table-cell table:style-name="ce34" office:value-type="float" office:value="1.39023491593951" calcext:value-type="float">
            <text:p>1,39023491593951</text:p>
          </table:table-cell>
          <table:table-cell table:style-name="ce34" office:value-type="float" office:value="1.80426175145511" calcext:value-type="float">
            <text:p>1,80426175145511</text:p>
          </table:table-cell>
          <table:table-cell table:style-name="ce34" office:value-type="float" office:value="2.41161016844071" calcext:value-type="float">
            <text:p>2,41161016844071</text:p>
          </table:table-cell>
          <table:table-cell table:style-name="ce34" office:value-type="float" office:value="3.37243569952121" calcext:value-type="float">
            <text:p>3,37243569952121</text:p>
          </table:table-cell>
          <table:table-cell table:style-name="ce34" office:value-type="float" office:value="5.09688010788721" calcext:value-type="float">
            <text:p>5,09688010788721</text:p>
          </table:table-cell>
          <table:table-cell table:style-name="ce34" office:value-type="float" office:value="3.38930410214681" calcext:value-type="float">
            <text:p>3,38930410214681</text:p>
          </table:table-cell>
          <table:table-cell table:style-name="ce34" office:value-type="float" office:value="2.44990944071611" calcext:value-type="float">
            <text:p>2,44990944071611</text:p>
          </table:table-cell>
          <table:table-cell table:style-name="ce34" office:value-type="float" office:value="1.86688535223071" calcext:value-type="float">
            <text:p>1,86688535223071</text:p>
          </table:table-cell>
          <table:table-cell table:style-name="ce34" office:value-type="float" office:value="1.48116574623381" calcext:value-type="float">
            <text:p>1,48116574623381</text:p>
          </table:table-cell>
          <table:table-cell table:style-name="ce34" office:value-type="float" office:value="1.22662620699761" calcext:value-type="float">
            <text:p>1,22662620699761</text:p>
          </table:table-cell>
          <table:table-cell table:style-name="ce34" office:value-type="float" office:value="1.06850186253721" calcext:value-type="float">
            <text:p>1,06850186253721</text:p>
          </table:table-cell>
          <table:table-cell table:style-name="ce34" office:value-type="float" office:value="0.993489609941511" calcext:value-type="float">
            <text:p>0,993489609941511</text:p>
          </table:table-cell>
        </table:table-row>
        <table:table-row table:style-name="ro4">
          <table:table-cell table:style-name="ce34" office:value-type="float" office:value="2.75678716275351" calcext:value-type="float">
            <text:p>2,75678716275351</text:p>
          </table:table-cell>
          <table:table-cell table:style-name="ce34" office:value-type="float" office:value="3.04503821151941" calcext:value-type="float">
            <text:p>3,04503821151941</text:p>
          </table:table-cell>
          <table:table-cell table:style-name="ce34" office:value-type="float" office:value="3.72341077967921" calcext:value-type="float">
            <text:p>3,72341077967921</text:p>
          </table:table-cell>
          <table:table-cell table:style-name="ce34" office:value-type="float" office:value="5.14220730444461" calcext:value-type="float">
            <text:p>5,14220730444461</text:p>
          </table:table-cell>
          <table:table-cell table:style-name="ce34" office:value-type="float" office:value="3.54938266549251" calcext:value-type="float">
            <text:p>3,54938266549251</text:p>
          </table:table-cell>
          <table:table-cell table:style-name="ce34" office:value-type="float" office:value="2.68221484046851" calcext:value-type="float">
            <text:p>2,68221484046851</text:p>
          </table:table-cell>
          <table:table-cell table:style-name="ce34" office:value-type="float" office:value="2.17029937437251" calcext:value-type="float">
            <text:p>2,17029937437251</text:p>
          </table:table-cell>
          <table:table-cell table:style-name="ce34" office:value-type="float" office:value="1.87641048220181" calcext:value-type="float">
            <text:p>1,87641048220181</text:p>
          </table:table-cell>
          <table:table-cell table:style-name="ce34" office:value-type="float" office:value="1.74161312729721" calcext:value-type="float">
            <text:p>1,74161312729721</text:p>
          </table:table-cell>
          <table:table-cell table:style-name="ce34" office:value-type="float" office:value="1.73992032895591" calcext:value-type="float">
            <text:p>1,73992032895591</text:p>
          </table:table-cell>
          <table:table-cell table:style-name="ce34" office:value-type="float" office:value="1.87417703636811" calcext:value-type="float">
            <text:p>1,87417703636811</text:p>
          </table:table-cell>
          <table:table-cell table:style-name="ce34" office:value-type="float" office:value="2.16602933720091" calcext:value-type="float">
            <text:p>2,16602933720091</text:p>
          </table:table-cell>
          <table:table-cell table:style-name="ce34" office:value-type="float" office:value="2.67609783473361" calcext:value-type="float">
            <text:p>2,67609783473361</text:p>
          </table:table-cell>
          <table:table-cell table:style-name="ce34" office:value-type="float" office:value="3.54404188902711" calcext:value-type="float">
            <text:p>3,54404188902711</text:p>
          </table:table-cell>
          <table:table-cell table:style-name="ce34" office:value-type="float" office:value="5.1592952473591" calcext:value-type="float">
            <text:p>5,1592952473591</text:p>
          </table:table-cell>
          <table:table-cell table:style-name="ce34" office:value-type="float" office:value="3.53913487105911" calcext:value-type="float">
            <text:p>3,53913487105911</text:p>
          </table:table-cell>
          <table:table-cell table:style-name="ce34" office:value-type="float" office:value="2.66888625677061" calcext:value-type="float">
            <text:p>2,66888625677061</text:p>
          </table:table-cell>
          <table:table-cell table:style-name="ce34" office:value-type="float" office:value="2.15761675835871" calcext:value-type="float">
            <text:p>2,15761675835871</text:p>
          </table:table-cell>
          <table:table-cell table:style-name="ce34" office:value-type="float" office:value="1.86560704140151" calcext:value-type="float">
            <text:p>1,86560704140151</text:p>
          </table:table-cell>
          <table:table-cell table:style-name="ce34" office:value-type="float" office:value="1.72761892449061" calcext:value-type="float">
            <text:p>1,72761892449061</text:p>
          </table:table-cell>
          <table:table-cell table:style-name="ce34" office:value-type="float" office:value="1.72391864484491" calcext:value-type="float">
            <text:p>1,72391864484491</text:p>
          </table:table-cell>
          <table:table-cell table:style-name="ce34" office:value-type="float" office:value="1.85500109393661" calcext:value-type="float">
            <text:p>1,85500109393661</text:p>
          </table:table-cell>
          <table:table-cell table:style-name="ce34" office:value-type="float" office:value="2.14185173967831" calcext:value-type="float">
            <text:p>2,14185173967831</text:p>
          </table:table-cell>
          <table:table-cell table:style-name="ce34" office:value-type="float" office:value="2.64972252222151" calcext:value-type="float">
            <text:p>2,64972252222151</text:p>
          </table:table-cell>
          <table:table-cell table:style-name="ce34" office:value-type="float" office:value="3.52470491765791" calcext:value-type="float">
            <text:p>3,52470491765791</text:p>
          </table:table-cell>
          <table:table-cell table:style-name="ce34" office:value-type="float" office:value="5.17069964042341" calcext:value-type="float">
            <text:p>5,17069964042341</text:p>
          </table:table-cell>
          <table:table-cell table:style-name="ce34" office:value-type="float" office:value="3.43277081205891" calcext:value-type="float">
            <text:p>3,43277081205891</text:p>
          </table:table-cell>
          <table:table-cell table:style-name="ce34" office:value-type="float" office:value="2.45868811512311" calcext:value-type="float">
            <text:p>2,45868811512311</text:p>
          </table:table-cell>
          <table:table-cell table:style-name="ce34" office:value-type="float" office:value="1.83788987045391" calcext:value-type="float">
            <text:p>1,83788987045391</text:p>
          </table:table-cell>
          <table:table-cell table:style-name="ce34" office:value-type="float" office:value="1.41347665847151" calcext:value-type="float">
            <text:p>1,41347665847151</text:p>
          </table:table-cell>
          <table:table-cell table:style-name="ce34" office:value-type="float" office:value="1.11251003437141" calcext:value-type="float">
            <text:p>1,11251003437141</text:p>
          </table:table-cell>
          <table:table-cell table:style-name="ce34" office:value-type="float" office:value="0.899828182266391" calcext:value-type="float">
            <text:p>0,899828182266391</text:p>
          </table:table-cell>
          <table:table-cell table:style-name="ce34" office:value-type="float" office:value="0.753800407786241" calcext:value-type="float">
            <text:p>0,753800407786241</text:p>
          </table:table-cell>
          <table:table-cell table:style-name="ce34" office:value-type="float" office:value="0.659870744807141" calcext:value-type="float">
            <text:p>0,659870744807141</text:p>
          </table:table-cell>
          <table:table-cell table:style-name="ce34" office:value-type="float" office:value="0.614782364138831" calcext:value-type="float">
            <text:p>0,614782364138831</text:p>
          </table:table-cell>
          <table:table-cell table:style-name="ce34" office:value-type="float" office:value="0.611524771599961" calcext:value-type="float">
            <text:p>0,611524771599961</text:p>
          </table:table-cell>
          <table:table-cell table:style-name="ce34" office:value-type="float" office:value="0.649793609300951" calcext:value-type="float">
            <text:p>0,649793609300951</text:p>
          </table:table-cell>
          <table:table-cell table:style-name="ce34" office:value-type="float" office:value="0.735543735919621" calcext:value-type="float">
            <text:p>0,735543735919621</text:p>
          </table:table-cell>
          <table:table-cell table:style-name="ce34" office:value-type="float" office:value="0.871948518100251" calcext:value-type="float">
            <text:p>0,871948518100251</text:p>
          </table:table-cell>
          <table:table-cell table:style-name="ce34" office:value-type="float" office:value="1.07488931876231" calcext:value-type="float">
            <text:p>1,07488931876231</text:p>
          </table:table-cell>
          <table:table-cell table:style-name="ce34" office:value-type="float" office:value="1.3669036821151" calcext:value-type="float">
            <text:p>1,3669036821151</text:p>
          </table:table-cell>
          <table:table-cell table:style-name="ce34" office:value-type="float" office:value="1.78297184901991" calcext:value-type="float">
            <text:p>1,78297184901991</text:p>
          </table:table-cell>
          <table:table-cell table:style-name="ce34" office:value-type="float" office:value="2.39500632062821" calcext:value-type="float">
            <text:p>2,39500632062821</text:p>
          </table:table-cell>
          <table:table-cell table:style-name="ce34" office:value-type="float" office:value="3.36197048550191" calcext:value-type="float">
            <text:p>3,36197048550191</text:p>
          </table:table-cell>
          <table:table-cell table:style-name="ce34" office:value-type="float" office:value="5.09637798420111" calcext:value-type="float">
            <text:p>5,09637798420111</text:p>
          </table:table-cell>
          <table:table-cell table:style-name="ce34" office:value-type="float" office:value="3.38074172904731" calcext:value-type="float">
            <text:p>3,38074172904731</text:p>
          </table:table-cell>
          <table:table-cell table:style-name="ce34" office:value-type="float" office:value="2.43720982096741" calcext:value-type="float">
            <text:p>2,43720982096741</text:p>
          </table:table-cell>
          <table:table-cell table:style-name="ce34" office:value-type="float" office:value="1.85156681124661" calcext:value-type="float">
            <text:p>1,85156681124661</text:p>
          </table:table-cell>
          <table:table-cell table:style-name="ce34" office:value-type="float" office:value="1.46529539505951" calcext:value-type="float">
            <text:p>1,46529539505951</text:p>
          </table:table-cell>
          <table:table-cell table:style-name="ce34" office:value-type="float" office:value="1.20975734539841" calcext:value-type="float">
            <text:p>1,20975734539841</text:p>
          </table:table-cell>
          <table:table-cell table:style-name="ce34" office:value-type="float" office:value="1.05239191310711" calcext:value-type="float">
            <text:p>1,05239191310711</text:p>
          </table:table-cell>
          <table:table-cell table:style-name="ce34" office:value-type="float" office:value="0.976980243940431" calcext:value-type="float">
            <text:p>0,976980243940431</text:p>
          </table:table-cell>
        </table:table-row>
        <table:table-row table:style-name="ro4">
          <table:table-cell table:style-name="ce34" office:value-type="float" office:value="2.7167049168091" calcext:value-type="float">
            <text:p>2,7167049168091</text:p>
          </table:table-cell>
          <table:table-cell table:style-name="ce34" office:value-type="float" office:value="3.01022190693751" calcext:value-type="float">
            <text:p>3,01022190693751</text:p>
          </table:table-cell>
          <table:table-cell table:style-name="ce34" office:value-type="float" office:value="3.70136545912021" calcext:value-type="float">
            <text:p>3,70136545912021</text:p>
          </table:table-cell>
          <table:table-cell table:style-name="ce34" office:value-type="float" office:value="5.14185516226731" calcext:value-type="float">
            <text:p>5,14185516226731</text:p>
          </table:table-cell>
          <table:table-cell table:style-name="ce34" office:value-type="float" office:value="3.5277688701051" calcext:value-type="float">
            <text:p>3,5277688701051</text:p>
          </table:table-cell>
          <table:table-cell table:style-name="ce34" office:value-type="float" office:value="2.64800864445041" calcext:value-type="float">
            <text:p>2,64800864445041</text:p>
          </table:table-cell>
          <table:table-cell table:style-name="ce34" office:value-type="float" office:value="2.13021032509851" calcext:value-type="float">
            <text:p>2,13021032509851</text:p>
          </table:table-cell>
          <table:table-cell table:style-name="ce34" office:value-type="float" office:value="1.83432504524211" calcext:value-type="float">
            <text:p>1,83432504524211</text:p>
          </table:table-cell>
          <table:table-cell table:style-name="ce34" office:value-type="float" office:value="1.69820354865261" calcext:value-type="float">
            <text:p>1,69820354865261</text:p>
          </table:table-cell>
          <table:table-cell table:style-name="ce34" office:value-type="float" office:value="1.69871399312771" calcext:value-type="float">
            <text:p>1,69871399312771</text:p>
          </table:table-cell>
          <table:table-cell table:style-name="ce34" office:value-type="float" office:value="1.83408134706661" calcext:value-type="float">
            <text:p>1,83408134706661</text:p>
          </table:table-cell>
          <table:table-cell table:style-name="ce34" office:value-type="float" office:value="2.13038282298241" calcext:value-type="float">
            <text:p>2,13038282298241</text:p>
          </table:table-cell>
          <table:table-cell table:style-name="ce34" office:value-type="float" office:value="2.64695926833441" calcext:value-type="float">
            <text:p>2,64695926833441</text:p>
          </table:table-cell>
          <table:table-cell table:style-name="ce34" office:value-type="float" office:value="3.52607584875541" calcext:value-type="float">
            <text:p>3,52607584875541</text:p>
          </table:table-cell>
          <table:table-cell table:style-name="ce34" office:value-type="float" office:value="5.15886719640191" calcext:value-type="float">
            <text:p>5,15886719640191</text:p>
          </table:table-cell>
          <table:table-cell table:style-name="ce34" office:value-type="float" office:value="3.52243301709611" calcext:value-type="float">
            <text:p>3,52243301709611</text:p>
          </table:table-cell>
          <table:table-cell table:style-name="ce34" office:value-type="float" office:value="2.64113682326311" calcext:value-type="float">
            <text:p>2,64113682326311</text:p>
          </table:table-cell>
          <table:table-cell table:style-name="ce34" office:value-type="float" office:value="2.12527436914381" calcext:value-type="float">
            <text:p>2,12527436914381</text:p>
          </table:table-cell>
          <table:table-cell table:style-name="ce34" office:value-type="float" office:value="1.82936161635491" calcext:value-type="float">
            <text:p>1,82936161635491</text:p>
          </table:table-cell>
          <table:table-cell table:style-name="ce34" office:value-type="float" office:value="1.69088018149151" calcext:value-type="float">
            <text:p>1,69088018149151</text:p>
          </table:table-cell>
          <table:table-cell table:style-name="ce34" office:value-type="float" office:value="1.68686038396711" calcext:value-type="float">
            <text:p>1,68686038396711</text:p>
          </table:table-cell>
          <table:table-cell table:style-name="ce34" office:value-type="float" office:value="1.81880864118251" calcext:value-type="float">
            <text:p>1,81880864118251</text:p>
          </table:table-cell>
          <table:table-cell table:style-name="ce34" office:value-type="float" office:value="2.10960958133731" calcext:value-type="float">
            <text:p>2,10960958133731</text:p>
          </table:table-cell>
          <table:table-cell table:style-name="ce34" office:value-type="float" office:value="2.62251974289511" calcext:value-type="float">
            <text:p>2,62251974289511</text:p>
          </table:table-cell>
          <table:table-cell table:style-name="ce34" office:value-type="float" office:value="3.50854661319271" calcext:value-type="float">
            <text:p>3,50854661319271</text:p>
          </table:table-cell>
          <table:table-cell table:style-name="ce34" office:value-type="float" office:value="5.17026116789351" calcext:value-type="float">
            <text:p>5,17026116789351</text:p>
          </table:table-cell>
          <table:table-cell table:style-name="ce34" office:value-type="float" office:value="3.41888679471191" calcext:value-type="float">
            <text:p>3,41888679471191</text:p>
          </table:table-cell>
          <table:table-cell table:style-name="ce34" office:value-type="float" office:value="2.43629426070651" calcext:value-type="float">
            <text:p>2,43629426070651</text:p>
          </table:table-cell>
          <table:table-cell table:style-name="ce34" office:value-type="float" office:value="1.81157127730421" calcext:value-type="float">
            <text:p>1,81157127730421</text:p>
          </table:table-cell>
          <table:table-cell table:style-name="ce34" office:value-type="float" office:value="1.38513804844511" calcext:value-type="float">
            <text:p>1,38513804844511</text:p>
          </table:table-cell>
          <table:table-cell table:style-name="ce34" office:value-type="float" office:value="1.08472079598031" calcext:value-type="float">
            <text:p>1,08472079598031</text:p>
          </table:table-cell>
          <table:table-cell table:style-name="ce34" office:value-type="float" office:value="0.872114589272491" calcext:value-type="float">
            <text:p>0,872114589272491</text:p>
          </table:table-cell>
          <table:table-cell table:style-name="ce34" office:value-type="float" office:value="0.727273570680871" calcext:value-type="float">
            <text:p>0,727273570680871</text:p>
          </table:table-cell>
          <table:table-cell table:style-name="ce34" office:value-type="float" office:value="0.633751995859911" calcext:value-type="float">
            <text:p>0,633751995859911</text:p>
          </table:table-cell>
          <table:table-cell table:style-name="ce34" office:value-type="float" office:value="0.589500825672341" calcext:value-type="float">
            <text:p>0,589500825672341</text:p>
          </table:table-cell>
          <table:table-cell table:style-name="ce34" office:value-type="float" office:value="0.586693982240171" calcext:value-type="float">
            <text:p>0,586693982240171</text:p>
          </table:table-cell>
          <table:table-cell table:style-name="ce34" office:value-type="float" office:value="0.624862500807431" calcext:value-type="float">
            <text:p>0,624862500807431</text:p>
          </table:table-cell>
          <table:table-cell table:style-name="ce34" office:value-type="float" office:value="0.710306645919281" calcext:value-type="float">
            <text:p>0,710306645919281</text:p>
          </table:table-cell>
          <table:table-cell table:style-name="ce34" office:value-type="float" office:value="0.845462685543361" calcext:value-type="float">
            <text:p>0,845462685543361</text:p>
          </table:table-cell>
          <table:table-cell table:style-name="ce34" office:value-type="float" office:value="1.04799741233241" calcext:value-type="float">
            <text:p>1,04799741233241</text:p>
          </table:table-cell>
          <table:table-cell table:style-name="ce34" office:value-type="float" office:value="1.34038603098631" calcext:value-type="float">
            <text:p>1,34038603098631</text:p>
          </table:table-cell>
          <table:table-cell table:style-name="ce34" office:value-type="float" office:value="1.7585856154491" calcext:value-type="float">
            <text:p>1,7585856154491</text:p>
          </table:table-cell>
          <table:table-cell table:style-name="ce34" office:value-type="float" office:value="2.37503107939141" calcext:value-type="float">
            <text:p>2,37503107939141</text:p>
          </table:table-cell>
          <table:table-cell table:style-name="ce34" office:value-type="float" office:value="3.34875787883351" calcext:value-type="float">
            <text:p>3,34875787883351</text:p>
          </table:table-cell>
          <table:table-cell table:style-name="ce34" office:value-type="float" office:value="5.09593058786741" calcext:value-type="float">
            <text:p>5,09593058786741</text:p>
          </table:table-cell>
          <table:table-cell table:style-name="ce34" office:value-type="float" office:value="3.3690107619341" calcext:value-type="float">
            <text:p>3,3690107619341</text:p>
          </table:table-cell>
          <table:table-cell table:style-name="ce34" office:value-type="float" office:value="2.4195729798081" calcext:value-type="float">
            <text:p>2,4195729798081</text:p>
          </table:table-cell>
          <table:table-cell table:style-name="ce34" office:value-type="float" office:value="1.83094905873031" calcext:value-type="float">
            <text:p>1,83094905873031</text:p>
          </table:table-cell>
          <table:table-cell table:style-name="ce34" office:value-type="float" office:value="1.4432751867041" calcext:value-type="float">
            <text:p>1,4432751867041</text:p>
          </table:table-cell>
          <table:table-cell table:style-name="ce34" office:value-type="float" office:value="1.18845405061041" calcext:value-type="float">
            <text:p>1,18845405061041</text:p>
          </table:table-cell>
          <table:table-cell table:style-name="ce34" office:value-type="float" office:value="1.03059127606211" calcext:value-type="float">
            <text:p>1,03059127606211</text:p>
          </table:table-cell>
          <table:table-cell table:style-name="ce34" office:value-type="float" office:value="0.956092731866261" calcext:value-type="float">
            <text:p>0,956092731866261</text:p>
          </table:table-cell>
        </table:table-row>
        <table:table-row table:style-name="ro4">
          <table:table-cell table:style-name="ce34" office:value-type="float" office:value="2.65817726802491" calcext:value-type="float">
            <text:p>2,65817726802491</text:p>
          </table:table-cell>
          <table:table-cell table:style-name="ce34" office:value-type="float" office:value="2.95911535635291" calcext:value-type="float">
            <text:p>2,95911535635291</text:p>
          </table:table-cell>
          <table:table-cell table:style-name="ce34" office:value-type="float" office:value="3.66758254589041" calcext:value-type="float">
            <text:p>3,66758254589041</text:p>
          </table:table-cell>
          <table:table-cell table:style-name="ce34" office:value-type="float" office:value="5.14155163893711" calcext:value-type="float">
            <text:p>5,14155163893711</text:p>
          </table:table-cell>
          <table:table-cell table:style-name="ce34" office:value-type="float" office:value="3.49754645761321" calcext:value-type="float">
            <text:p>3,49754645761321</text:p>
          </table:table-cell>
          <table:table-cell table:style-name="ce34" office:value-type="float" office:value="2.60317917846821" calcext:value-type="float">
            <text:p>2,60317917846821</text:p>
          </table:table-cell>
          <table:table-cell table:style-name="ce34" office:value-type="float" office:value="2.07949797641791" calcext:value-type="float">
            <text:p>2,07949797641791</text:p>
          </table:table-cell>
          <table:table-cell table:style-name="ce34" office:value-type="float" office:value="1.78100879354431" calcext:value-type="float">
            <text:p>1,78100879354431</text:p>
          </table:table-cell>
          <table:table-cell table:style-name="ce34" office:value-type="float" office:value="1.64683104289041" calcext:value-type="float">
            <text:p>1,64683104289041</text:p>
          </table:table-cell>
          <table:table-cell table:style-name="ce34" office:value-type="float" office:value="1.64823176970551" calcext:value-type="float">
            <text:p>1,64823176970551</text:p>
          </table:table-cell>
          <table:table-cell table:style-name="ce34" office:value-type="float" office:value="1.78738420254191" calcext:value-type="float">
            <text:p>1,78738420254191</text:p>
          </table:table-cell>
          <table:table-cell table:style-name="ce34" office:value-type="float" office:value="2.08746462924341" calcext:value-type="float">
            <text:p>2,08746462924341</text:p>
          </table:table-cell>
          <table:table-cell table:style-name="ce34" office:value-type="float" office:value="2.61166118745821" calcext:value-type="float">
            <text:p>2,61166118745821</text:p>
          </table:table-cell>
          <table:table-cell table:style-name="ce34" office:value-type="float" office:value="3.50340448591321" calcext:value-type="float">
            <text:p>3,50340448591321</text:p>
          </table:table-cell>
          <table:table-cell table:style-name="ce34" office:value-type="float" office:value="5.15849031795621" calcext:value-type="float">
            <text:p>5,15849031795621</text:p>
          </table:table-cell>
          <table:table-cell table:style-name="ce34" office:value-type="float" office:value="3.50061091547761" calcext:value-type="float">
            <text:p>3,50061091547761</text:p>
          </table:table-cell>
          <table:table-cell table:style-name="ce34" office:value-type="float" office:value="2.60792136576171" calcext:value-type="float">
            <text:p>2,60792136576171</text:p>
          </table:table-cell>
          <table:table-cell table:style-name="ce34" office:value-type="float" office:value="2.08549178540691" calcext:value-type="float">
            <text:p>2,08549178540691</text:p>
          </table:table-cell>
          <table:table-cell table:style-name="ce34" office:value-type="float" office:value="1.78675386067741" calcext:value-type="float">
            <text:p>1,78675386067741</text:p>
          </table:table-cell>
          <table:table-cell table:style-name="ce34" office:value-type="float" office:value="1.64688750092471" calcext:value-type="float">
            <text:p>1,64688750092471</text:p>
          </table:table-cell>
          <table:table-cell table:style-name="ce34" office:value-type="float" office:value="1.64319404922631" calcext:value-type="float">
            <text:p>1,64319404922631</text:p>
          </table:table-cell>
          <table:table-cell table:style-name="ce34" office:value-type="float" office:value="1.7765032720571" calcext:value-type="float">
            <text:p>1,7765032720571</text:p>
          </table:table-cell>
          <table:table-cell table:style-name="ce34" office:value-type="float" office:value="2.07024814693681" calcext:value-type="float">
            <text:p>2,07024814693681</text:p>
          </table:table-cell>
          <table:table-cell table:style-name="ce34" office:value-type="float" office:value="2.59021354122091" calcext:value-type="float">
            <text:p>2,59021354122091</text:p>
          </table:table-cell>
          <table:table-cell table:style-name="ce34" office:value-type="float" office:value="3.48718464368731" calcext:value-type="float">
            <text:p>3,48718464368731</text:p>
          </table:table-cell>
          <table:table-cell table:style-name="ce34" office:value-type="float" office:value="5.16987598837661" calcext:value-type="float">
            <text:p>5,16987598837661</text:p>
          </table:table-cell>
          <table:table-cell table:style-name="ce34" office:value-type="float" office:value="3.39962880610261" calcext:value-type="float">
            <text:p>3,39962880610261</text:p>
          </table:table-cell>
          <table:table-cell table:style-name="ce34" office:value-type="float" office:value="2.40811599214391" calcext:value-type="float">
            <text:p>2,40811599214391</text:p>
          </table:table-cell>
          <table:table-cell table:style-name="ce34" office:value-type="float" office:value="1.77927118157881" calcext:value-type="float">
            <text:p>1,77927118157881</text:p>
          </table:table-cell>
          <table:table-cell table:style-name="ce34" office:value-type="float" office:value="1.3525042764421" calcext:value-type="float">
            <text:p>1,3525042764421</text:p>
          </table:table-cell>
          <table:table-cell table:style-name="ce34" office:value-type="float" office:value="1.05323025846341" calcext:value-type="float">
            <text:p>1,05323025846341</text:p>
          </table:table-cell>
          <table:table-cell table:style-name="ce34" office:value-type="float" office:value="0.842746080917911" calcext:value-type="float">
            <text:p>0,842746080917911</text:p>
          </table:table-cell>
          <table:table-cell table:style-name="ce34" office:value-type="float" office:value="0.699126103297121" calcext:value-type="float">
            <text:p>0,699126103297121</text:p>
          </table:table-cell>
          <table:table-cell table:style-name="ce34" office:value-type="float" office:value="0.60798056112711" calcext:value-type="float">
            <text:p>0,60798056112711</text:p>
          </table:table-cell>
          <table:table-cell table:style-name="ce34" office:value-type="float" office:value="0.564042002163411" calcext:value-type="float">
            <text:p>0,564042002163411</text:p>
          </table:table-cell>
          <table:table-cell table:style-name="ce34" office:value-type="float" office:value="0.561430161000851" calcext:value-type="float">
            <text:p>0,561430161000851</text:p>
          </table:table-cell>
          <table:table-cell table:style-name="ce34" office:value-type="float" office:value="0.599104765322911" calcext:value-type="float">
            <text:p>0,599104765322911</text:p>
          </table:table-cell>
          <table:table-cell table:style-name="ce34" office:value-type="float" office:value="0.682543573581261" calcext:value-type="float">
            <text:p>0,682543573581261</text:p>
          </table:table-cell>
          <table:table-cell table:style-name="ce34" office:value-type="float" office:value="0.816475248977361" calcext:value-type="float">
            <text:p>0,816475248977361</text:p>
          </table:table-cell>
          <table:table-cell table:style-name="ce34" office:value-type="float" office:value="1.01791992754571" calcext:value-type="float">
            <text:p>1,01791992754571</text:p>
          </table:table-cell>
          <table:table-cell table:style-name="ce34" office:value-type="float" office:value="1.3094974825881" calcext:value-type="float">
            <text:p>1,3094974825881</text:p>
          </table:table-cell>
          <table:table-cell table:style-name="ce34" office:value-type="float" office:value="1.72926131563541" calcext:value-type="float">
            <text:p>1,72926131563541</text:p>
          </table:table-cell>
          <table:table-cell table:style-name="ce34" office:value-type="float" office:value="2.34903956099981" calcext:value-type="float">
            <text:p>2,34903956099981</text:p>
          </table:table-cell>
          <table:table-cell table:style-name="ce34" office:value-type="float" office:value="3.33180349667351" calcext:value-type="float">
            <text:p>3,33180349667351</text:p>
          </table:table-cell>
          <table:table-cell table:style-name="ce34" office:value-type="float" office:value="5.09553773555111" calcext:value-type="float">
            <text:p>5,09553773555111</text:p>
          </table:table-cell>
          <table:table-cell table:style-name="ce34" office:value-type="float" office:value="3.3523661173131" calcext:value-type="float">
            <text:p>3,3523661173131</text:p>
          </table:table-cell>
          <table:table-cell table:style-name="ce34" office:value-type="float" office:value="2.39426451781961" calcext:value-type="float">
            <text:p>2,39426451781961</text:p>
          </table:table-cell>
          <table:table-cell table:style-name="ce34" office:value-type="float" office:value="1.80204522838191" calcext:value-type="float">
            <text:p>1,80204522838191</text:p>
          </table:table-cell>
          <table:table-cell table:style-name="ce34" office:value-type="float" office:value="1.41385173210021" calcext:value-type="float">
            <text:p>1,41385173210021</text:p>
          </table:table-cell>
          <table:table-cell table:style-name="ce34" office:value-type="float" office:value="1.15931429137691" calcext:value-type="float">
            <text:p>1,15931429137691</text:p>
          </table:table-cell>
          <table:table-cell table:style-name="ce34" office:value-type="float" office:value="1.00278231013861" calcext:value-type="float">
            <text:p>1,00278231013861</text:p>
          </table:table-cell>
          <table:table-cell table:style-name="ce34" office:value-type="float" office:value="0.92859549940861" calcext:value-type="float">
            <text:p>0,92859549940861</text:p>
          </table:table-cell>
        </table:table-row>
        <table:table-row table:style-name="ro4">
          <table:table-cell table:style-name="ce34" office:value-type="float" office:value="2.57073079921931" calcext:value-type="float">
            <text:p>2,57073079921931</text:p>
          </table:table-cell>
          <table:table-cell table:style-name="ce34" office:value-type="float" office:value="2.88099899307741" calcext:value-type="float">
            <text:p>2,88099899307741</text:p>
          </table:table-cell>
          <table:table-cell table:style-name="ce34" office:value-type="float" office:value="3.61489523930911" calcext:value-type="float">
            <text:p>3,61489523930911</text:p>
          </table:table-cell>
          <table:table-cell table:style-name="ce34" office:value-type="float" office:value="5.14129713154961" calcext:value-type="float">
            <text:p>5,14129713154961</text:p>
          </table:table-cell>
          <table:table-cell table:style-name="ce34" office:value-type="float" office:value="3.45177535560851" calcext:value-type="float">
            <text:p>3,45177535560851</text:p>
          </table:table-cell>
          <table:table-cell table:style-name="ce34" office:value-type="float" office:value="2.53828692918061" calcext:value-type="float">
            <text:p>2,53828692918061</text:p>
          </table:table-cell>
          <table:table-cell table:style-name="ce34" office:value-type="float" office:value="2.00895827121361" calcext:value-type="float">
            <text:p>2,00895827121361</text:p>
          </table:table-cell>
          <table:table-cell table:style-name="ce34" office:value-type="float" office:value="1.71225782481071" calcext:value-type="float">
            <text:p>1,71225782481071</text:p>
          </table:table-cell>
          <table:table-cell table:style-name="ce34" office:value-type="float" office:value="1.57947604375491" calcext:value-type="float">
            <text:p>1,57947604375491</text:p>
          </table:table-cell>
          <table:table-cell table:style-name="ce34" office:value-type="float" office:value="1.58473896675251" calcext:value-type="float">
            <text:p>1,58473896675251</text:p>
          </table:table-cell>
          <table:table-cell table:style-name="ce34" office:value-type="float" office:value="1.72626287012921" calcext:value-type="float">
            <text:p>1,72626287012921</text:p>
          </table:table-cell>
          <table:table-cell table:style-name="ce34" office:value-type="float" office:value="2.0312505931851" calcext:value-type="float">
            <text:p>2,0312505931851</text:p>
          </table:table-cell>
          <table:table-cell table:style-name="ce34" office:value-type="float" office:value="2.56288611555881" calcext:value-type="float">
            <text:p>2,56288611555881</text:p>
          </table:table-cell>
          <table:table-cell table:style-name="ce34" office:value-type="float" office:value="3.47155219039851" calcext:value-type="float">
            <text:p>3,47155219039851</text:p>
          </table:table-cell>
          <table:table-cell table:style-name="ce34" office:value-type="float" office:value="5.15816525454691" calcext:value-type="float">
            <text:p>5,15816525454691</text:p>
          </table:table-cell>
          <table:table-cell table:style-name="ce34" office:value-type="float" office:value="3.46978172216091" calcext:value-type="float">
            <text:p>3,46978172216091</text:p>
          </table:table-cell>
          <table:table-cell table:style-name="ce34" office:value-type="float" office:value="2.56156979457751" calcext:value-type="float">
            <text:p>2,56156979457751</text:p>
          </table:table-cell>
          <table:table-cell table:style-name="ce34" office:value-type="float" office:value="2.03234339058811" calcext:value-type="float">
            <text:p>2,03234339058811</text:p>
          </table:table-cell>
          <table:table-cell table:style-name="ce34" office:value-type="float" office:value="1.73096274212761" calcext:value-type="float">
            <text:p>1,73096274212761</text:p>
          </table:table-cell>
          <table:table-cell table:style-name="ce34" office:value-type="float" office:value="1.59049578524571" calcext:value-type="float">
            <text:p>1,59049578524571</text:p>
          </table:table-cell>
          <table:table-cell table:style-name="ce34" office:value-type="float" office:value="1.58698067364271" calcext:value-type="float">
            <text:p>1,58698067364271</text:p>
          </table:table-cell>
          <table:table-cell table:style-name="ce34" office:value-type="float" office:value="1.7215546598751" calcext:value-type="float">
            <text:p>1,7215546598751</text:p>
          </table:table-cell>
          <table:table-cell table:style-name="ce34" office:value-type="float" office:value="2.01819217786751" calcext:value-type="float">
            <text:p>2,01819217786751</text:p>
          </table:table-cell>
          <table:table-cell table:style-name="ce34" office:value-type="float" office:value="2.54480763077231" calcext:value-type="float">
            <text:p>2,54480763077231</text:p>
          </table:table-cell>
          <table:table-cell table:style-name="ce34" office:value-type="float" office:value="3.45749099626851" calcext:value-type="float">
            <text:p>3,45749099626851</text:p>
          </table:table-cell>
          <table:table-cell table:style-name="ce34" office:value-type="float" office:value="5.1695448871481" calcext:value-type="float">
            <text:p>5,1695448871481</text:p>
          </table:table-cell>
          <table:table-cell table:style-name="ce34" office:value-type="float" office:value="3.3725703183661" calcext:value-type="float">
            <text:p>3,3725703183661</text:p>
          </table:table-cell>
          <table:table-cell table:style-name="ce34" office:value-type="float" office:value="2.36857606409881" calcext:value-type="float">
            <text:p>2,36857606409881</text:p>
          </table:table-cell>
          <table:table-cell table:style-name="ce34" office:value-type="float" office:value="1.73650896136091" calcext:value-type="float">
            <text:p>1,73650896136091</text:p>
          </table:table-cell>
          <table:table-cell table:style-name="ce34" office:value-type="float" office:value="1.3110879406681" calcext:value-type="float">
            <text:p>1,3110879406681</text:p>
          </table:table-cell>
          <table:table-cell table:style-name="ce34" office:value-type="float" office:value="1.01489976833781" calcext:value-type="float">
            <text:p>1,01489976833781</text:p>
          </table:table-cell>
          <table:table-cell table:style-name="ce34" office:value-type="float" office:value="0.808128652091091" calcext:value-type="float">
            <text:p>0,808128652091091</text:p>
          </table:table-cell>
          <table:table-cell table:style-name="ce34" office:value-type="float" office:value="0.668197382016651" calcext:value-type="float">
            <text:p>0,668197382016651</text:p>
          </table:table-cell>
          <table:table-cell table:style-name="ce34" office:value-type="float" office:value="0.578848671696481" calcext:value-type="float">
            <text:p>0,578848671696481</text:p>
          </table:table-cell>
          <table:table-cell table:style-name="ce34" office:value-type="float" office:value="0.536711781519791" calcext:value-type="float">
            <text:p>0,536711781519791</text:p>
          </table:table-cell>
          <table:table-cell table:style-name="ce34" office:value-type="float" office:value="0.534015395598031" calcext:value-type="float">
            <text:p>0,534015395598031</text:p>
          </table:table-cell>
          <table:table-cell table:style-name="ce34" office:value-type="float" office:value="0.570372182972211" calcext:value-type="float">
            <text:p>0,570372182972211</text:p>
          </table:table-cell>
          <table:table-cell table:style-name="ce34" office:value-type="float" office:value="0.652326739356511" calcext:value-type="float">
            <text:p>0,652326739356511</text:p>
          </table:table-cell>
          <table:table-cell table:style-name="ce34" office:value-type="float" office:value="0.783720734097311" calcext:value-type="float">
            <text:p>0,783720734097311</text:p>
          </table:table-cell>
          <table:table-cell table:style-name="ce34" office:value-type="float" office:value="0.982198677828761" calcext:value-type="float">
            <text:p>0,982198677828761</text:p>
          </table:table-cell>
          <table:table-cell table:style-name="ce34" office:value-type="float" office:value="1.27130884933861" calcext:value-type="float">
            <text:p>1,27130884933861</text:p>
          </table:table-cell>
          <table:table-cell table:style-name="ce34" office:value-type="float" office:value="1.68948199116131" calcext:value-type="float">
            <text:p>1,68948199116131</text:p>
          </table:table-cell>
          <table:table-cell table:style-name="ce34" office:value-type="float" office:value="2.31272112437951" calcext:value-type="float">
            <text:p>2,31272112437951</text:p>
          </table:table-cell>
          <table:table-cell table:style-name="ce34" office:value-type="float" office:value="3.30658459413761" calcext:value-type="float">
            <text:p>3,30658459413761</text:p>
          </table:table-cell>
          <table:table-cell table:style-name="ce34" office:value-type="float" office:value="5.0951998874471" calcext:value-type="float">
            <text:p>5,0951998874471</text:p>
          </table:table-cell>
          <table:table-cell table:style-name="ce34" office:value-type="float" office:value="3.32677279169751" calcext:value-type="float">
            <text:p>3,32677279169751</text:p>
          </table:table-cell>
          <table:table-cell table:style-name="ce34" office:value-type="float" office:value="2.35680355210761" calcext:value-type="float">
            <text:p>2,35680355210761</text:p>
          </table:table-cell>
          <table:table-cell table:style-name="ce34" office:value-type="float" office:value="1.76084537426771" calcext:value-type="float">
            <text:p>1,76084537426771</text:p>
          </table:table-cell>
          <table:table-cell table:style-name="ce34" office:value-type="float" office:value="1.37301680524121" calcext:value-type="float">
            <text:p>1,37301680524121</text:p>
          </table:table-cell>
          <table:table-cell table:style-name="ce34" office:value-type="float" office:value="1.12095266925661" calcext:value-type="float">
            <text:p>1,12095266925661</text:p>
          </table:table-cell>
          <table:table-cell table:style-name="ce34" office:value-type="float" office:value="0.966504594729831" calcext:value-type="float">
            <text:p>0,966504594729831</text:p>
          </table:table-cell>
          <table:table-cell table:style-name="ce34" office:value-type="float" office:value="0.893649961884171" calcext:value-type="float">
            <text:p>0,893649961884171</text:p>
          </table:table-cell>
        </table:table-row>
        <table:table-row table:style-name="ro4">
          <table:table-cell table:style-name="ce34" office:value-type="float" office:value="2.4407808574261" calcext:value-type="float">
            <text:p>2,4407808574261</text:p>
          </table:table-cell>
          <table:table-cell table:style-name="ce34" office:value-type="float" office:value="2.7606417481261" calcext:value-type="float">
            <text:p>2,7606417481261</text:p>
          </table:table-cell>
          <table:table-cell table:style-name="ce34" office:value-type="float" office:value="3.52840288285881" calcext:value-type="float">
            <text:p>3,52840288285881</text:p>
          </table:table-cell>
          <table:table-cell table:style-name="ce34" office:value-type="float" office:value="5.14109350554341" calcext:value-type="float">
            <text:p>5,14109350554341</text:p>
          </table:table-cell>
          <table:table-cell table:style-name="ce34" office:value-type="float" office:value="3.37548752934631" calcext:value-type="float">
            <text:p>3,37548752934631</text:p>
          </table:table-cell>
          <table:table-cell table:style-name="ce34" office:value-type="float" office:value="2.43761979438891" calcext:value-type="float">
            <text:p>2,43761979438891</text:p>
          </table:table-cell>
          <table:table-cell table:style-name="ce34" office:value-type="float" office:value="1.90865310791891" calcext:value-type="float">
            <text:p>1,90865310791891</text:p>
          </table:table-cell>
          <table:table-cell table:style-name="ce34" office:value-type="float" office:value="1.61742477113141" calcext:value-type="float">
            <text:p>1,61742477113141</text:p>
          </table:table-cell>
          <table:table-cell table:style-name="ce34" office:value-type="float" office:value="1.49175697544821" calcext:value-type="float">
            <text:p>1,49175697544821</text:p>
          </table:table-cell>
          <table:table-cell table:style-name="ce34" office:value-type="float" office:value="1.50046518672261" calcext:value-type="float">
            <text:p>1,50046518672261</text:p>
          </table:table-cell>
          <table:table-cell table:style-name="ce34" office:value-type="float" office:value="1.64461633440831" calcext:value-type="float">
            <text:p>1,64461633440831</text:p>
          </table:table-cell>
          <table:table-cell table:style-name="ce34" office:value-type="float" office:value="1.95181338309921" calcext:value-type="float">
            <text:p>1,95181338309921</text:p>
          </table:table-cell>
          <table:table-cell table:style-name="ce34" office:value-type="float" office:value="2.49179403503971" calcext:value-type="float">
            <text:p>2,49179403503971</text:p>
          </table:table-cell>
          <table:table-cell table:style-name="ce34" office:value-type="float" office:value="3.42207638700521" calcext:value-type="float">
            <text:p>3,42207638700521</text:p>
          </table:table-cell>
          <table:table-cell table:style-name="ce34" office:value-type="float" office:value="5.15789416495031" calcext:value-type="float">
            <text:p>5,15789416495031</text:p>
          </table:table-cell>
          <table:table-cell table:style-name="ce34" office:value-type="float" office:value="3.42190373944041" calcext:value-type="float">
            <text:p>3,42190373944041</text:p>
          </table:table-cell>
          <table:table-cell table:style-name="ce34" office:value-type="float" office:value="2.49260528468341" calcext:value-type="float">
            <text:p>2,49260528468341</text:p>
          </table:table-cell>
          <table:table-cell table:style-name="ce34" office:value-type="float" office:value="1.95696415690161" calcext:value-type="float">
            <text:p>1,95696415690161</text:p>
          </table:table-cell>
          <table:table-cell table:style-name="ce34" office:value-type="float" office:value="1.65461540891441" calcext:value-type="float">
            <text:p>1,65461540891441</text:p>
          </table:table-cell>
          <table:table-cell table:style-name="ce34" office:value-type="float" office:value="1.51485095492151" calcext:value-type="float">
            <text:p>1,51485095492151</text:p>
          </table:table-cell>
          <table:table-cell table:style-name="ce34" office:value-type="float" office:value="1.51179361270831" calcext:value-type="float">
            <text:p>1,51179361270831</text:p>
          </table:table-cell>
          <table:table-cell table:style-name="ce34" office:value-type="float" office:value="1.64574360587351" calcext:value-type="float">
            <text:p>1,64574360587351</text:p>
          </table:table-cell>
          <table:table-cell table:style-name="ce34" office:value-type="float" office:value="1.94384621975281" calcext:value-type="float">
            <text:p>1,94384621975281</text:p>
          </table:table-cell>
          <table:table-cell table:style-name="ce34" office:value-type="float" office:value="2.47709864988531" calcext:value-type="float">
            <text:p>2,47709864988531</text:p>
          </table:table-cell>
          <table:table-cell table:style-name="ce34" office:value-type="float" office:value="3.41064389422381" calcext:value-type="float">
            <text:p>3,41064389422381</text:p>
          </table:table-cell>
          <table:table-cell table:style-name="ce34" office:value-type="float" office:value="5.16926879450081" calcext:value-type="float">
            <text:p>5,16926879450081</text:p>
          </table:table-cell>
          <table:table-cell table:style-name="ce34" office:value-type="float" office:value="3.32999581291691" calcext:value-type="float">
            <text:p>3,32999581291691</text:p>
          </table:table-cell>
          <table:table-cell table:style-name="ce34" office:value-type="float" office:value="2.30987771297291" calcext:value-type="float">
            <text:p>2,30987771297291</text:p>
          </table:table-cell>
          <table:table-cell table:style-name="ce34" office:value-type="float" office:value="1.67647235465511" calcext:value-type="float">
            <text:p>1,67647235465511</text:p>
          </table:table-cell>
          <table:table-cell table:style-name="ce34" office:value-type="float" office:value="1.25542704680461" calcext:value-type="float">
            <text:p>1,25542704680461</text:p>
          </table:table-cell>
          <table:table-cell table:style-name="ce34" office:value-type="float" office:value="0.966747205491821" calcext:value-type="float">
            <text:p>0,966747205491821</text:p>
          </table:table-cell>
          <table:table-cell table:style-name="ce34" office:value-type="float" office:value="0.766339627374681" calcext:value-type="float">
            <text:p>0,766339627374681</text:p>
          </table:table-cell>
          <table:table-cell table:style-name="ce34" office:value-type="float" office:value="0.631615063107751" calcext:value-type="float">
            <text:p>0,631615063107751</text:p>
          </table:table-cell>
          <table:table-cell table:style-name="ce34" office:value-type="float" office:value="0.546778656940691" calcext:value-type="float">
            <text:p>0,546778656940691</text:p>
          </table:table-cell>
          <table:table-cell table:style-name="ce34" office:value-type="float" office:value="0.506136402267531" calcext:value-type="float">
            <text:p>0,506136402267531</text:p>
          </table:table-cell>
          <table:table-cell table:style-name="ce34" office:value-type="float" office:value="0.503861977140031" calcext:value-type="float">
            <text:p>0,503861977140031</text:p>
          </table:table-cell>
          <table:table-cell table:style-name="ce34" office:value-type="float" office:value="0.539394587930971" calcext:value-type="float">
            <text:p>0,539394587930971</text:p>
          </table:table-cell>
          <table:table-cell table:style-name="ce34" office:value-type="float" office:value="0.617846313237951" calcext:value-type="float">
            <text:p>0,617846313237951</text:p>
          </table:table-cell>
          <table:table-cell table:style-name="ce34" office:value-type="float" office:value="0.745115756729631" calcext:value-type="float">
            <text:p>0,745115756729631</text:p>
          </table:table-cell>
          <table:table-cell table:style-name="ce34" office:value-type="float" office:value="0.937682119722151" calcext:value-type="float">
            <text:p>0,937682119722151</text:p>
          </table:table-cell>
          <table:table-cell table:style-name="ce34" office:value-type="float" office:value="1.21979364229671" calcext:value-type="float">
            <text:p>1,21979364229671</text:p>
          </table:table-cell>
          <table:table-cell table:style-name="ce34" office:value-type="float" office:value="1.63310002268521" calcext:value-type="float">
            <text:p>1,63310002268521</text:p>
          </table:table-cell>
          <table:table-cell table:style-name="ce34" office:value-type="float" office:value="2.25727828638191" calcext:value-type="float">
            <text:p>2,25727828638191</text:p>
          </table:table-cell>
          <table:table-cell table:style-name="ce34" office:value-type="float" office:value="3.26641837602171" calcext:value-type="float">
            <text:p>3,26641837602171</text:p>
          </table:table-cell>
          <table:table-cell table:style-name="ce34" office:value-type="float" office:value="5.09491881828771" calcext:value-type="float">
            <text:p>5,09491881828771</text:p>
          </table:table-cell>
          <table:table-cell table:style-name="ce34" office:value-type="float" office:value="3.28569569413471" calcext:value-type="float">
            <text:p>3,28569569413471</text:p>
          </table:table-cell>
          <table:table-cell table:style-name="ce34" office:value-type="float" office:value="2.29952305088491" calcext:value-type="float">
            <text:p>2,29952305088491</text:p>
          </table:table-cell>
          <table:table-cell table:style-name="ce34" office:value-type="float" office:value="1.70093495365511" calcext:value-type="float">
            <text:p>1,70093495365511</text:p>
          </table:table-cell>
          <table:table-cell table:style-name="ce34" office:value-type="float" office:value="1.31714487502821" calcext:value-type="float">
            <text:p>1,31714487502821</text:p>
          </table:table-cell>
          <table:table-cell table:style-name="ce34" office:value-type="float" office:value="1.07023116793491" calcext:value-type="float">
            <text:p>1,07023116793491</text:p>
          </table:table-cell>
          <table:table-cell table:style-name="ce34" office:value-type="float" office:value="0.920131885177041" calcext:value-type="float">
            <text:p>0,920131885177041</text:p>
          </table:table-cell>
          <table:table-cell table:style-name="ce34" office:value-type="float" office:value="0.849772054731161" calcext:value-type="float">
            <text:p>0,849772054731161</text:p>
          </table:table-cell>
        </table:table-row>
        <table:table-row table:style-name="ro4">
          <table:table-cell table:style-name="ce34" office:value-type="float" office:value="2.25100355494441" calcext:value-type="float">
            <text:p>2,25100355494441</text:p>
          </table:table-cell>
          <table:table-cell table:style-name="ce34" office:value-type="float" office:value="2.57134040250651" calcext:value-type="float">
            <text:p>2,57134040250651</text:p>
          </table:table-cell>
          <table:table-cell table:style-name="ce34" office:value-type="float" office:value="3.37261557387431" calcext:value-type="float">
            <text:p>3,37261557387431</text:p>
          </table:table-cell>
          <table:table-cell table:style-name="ce34" office:value-type="float" office:value="5.1409432538441" calcext:value-type="float">
            <text:p>5,1409432538441</text:p>
          </table:table-cell>
          <table:table-cell table:style-name="ce34" office:value-type="float" office:value="3.23336462935361" calcext:value-type="float">
            <text:p>3,23336462935361</text:p>
          </table:table-cell>
          <table:table-cell table:style-name="ce34" office:value-type="float" office:value="2.27782785705571" calcext:value-type="float">
            <text:p>2,27782785705571</text:p>
          </table:table-cell>
          <table:table-cell table:style-name="ce34" office:value-type="float" office:value="1.76473616727471" calcext:value-type="float">
            <text:p>1,76473616727471</text:p>
          </table:table-cell>
          <table:table-cell table:style-name="ce34" office:value-type="float" office:value="1.49317677353471" calcext:value-type="float">
            <text:p>1,49317677353471</text:p>
          </table:table-cell>
          <table:table-cell table:style-name="ce34" office:value-type="float" office:value="1.37918590310381" calcext:value-type="float">
            <text:p>1,37918590310381</text:p>
          </table:table-cell>
          <table:table-cell table:style-name="ce34" office:value-type="float" office:value="1.39376394445511" calcext:value-type="float">
            <text:p>1,39376394445511</text:p>
          </table:table-cell>
          <table:table-cell table:style-name="ce34" office:value-type="float" office:value="1.53732394861481" calcext:value-type="float">
            <text:p>1,53732394861481</text:p>
          </table:table-cell>
          <table:table-cell table:style-name="ce34" office:value-type="float" office:value="1.8420860624871" calcext:value-type="float">
            <text:p>1,8420860624871</text:p>
          </table:table-cell>
          <table:table-cell table:style-name="ce34" office:value-type="float" office:value="2.38465238004691" calcext:value-type="float">
            <text:p>2,38465238004691</text:p>
          </table:table-cell>
          <table:table-cell table:style-name="ce34" office:value-type="float" office:value="3.34217050516911" calcext:value-type="float">
            <text:p>3,34217050516911</text:p>
          </table:table-cell>
          <table:table-cell table:style-name="ce34" office:value-type="float" office:value="5.1576781920321" calcext:value-type="float">
            <text:p>5,1576781920321</text:p>
          </table:table-cell>
          <table:table-cell table:style-name="ce34" office:value-type="float" office:value="3.34287335750451" calcext:value-type="float">
            <text:p>3,34287335750451</text:p>
          </table:table-cell>
          <table:table-cell table:style-name="ce34" office:value-type="float" office:value="2.38824612775631" calcext:value-type="float">
            <text:p>2,38824612775631</text:p>
          </table:table-cell>
          <table:table-cell table:style-name="ce34" office:value-type="float" office:value="1.85073400425971" calcext:value-type="float">
            <text:p>1,85073400425971</text:p>
          </table:table-cell>
          <table:table-cell table:style-name="ce34" office:value-type="float" office:value="1.55317285865951" calcext:value-type="float">
            <text:p>1,55317285865951</text:p>
          </table:table-cell>
          <table:table-cell table:style-name="ce34" office:value-type="float" office:value="1.41737661579491" calcext:value-type="float">
            <text:p>1,41737661579491</text:p>
          </table:table-cell>
          <table:table-cell table:style-name="ce34" office:value-type="float" office:value="1.41409962496611" calcext:value-type="float">
            <text:p>1,41409962496611</text:p>
          </table:table-cell>
          <table:table-cell table:style-name="ce34" office:value-type="float" office:value="1.54482190414551" calcext:value-type="float">
            <text:p>1,54482190414551</text:p>
          </table:table-cell>
          <table:table-cell table:style-name="ce34" office:value-type="float" office:value="1.83803666416441" calcext:value-type="float">
            <text:p>1,83803666416441</text:p>
          </table:table-cell>
          <table:table-cell table:style-name="ce34" office:value-type="float" office:value="2.37357113725821" calcext:value-type="float">
            <text:p>2,37357113725821</text:p>
          </table:table-cell>
          <table:table-cell table:style-name="ce34" office:value-type="float" office:value="3.33235713984411" calcext:value-type="float">
            <text:p>3,33235713984411</text:p>
          </table:table-cell>
          <table:table-cell table:style-name="ce34" office:value-type="float" office:value="5.16904888477231" calcext:value-type="float">
            <text:p>5,16904888477231</text:p>
          </table:table-cell>
          <table:table-cell table:style-name="ce34" office:value-type="float" office:value="3.25761971995611" calcext:value-type="float">
            <text:p>3,25761971995611</text:p>
          </table:table-cell>
          <table:table-cell table:style-name="ce34" office:value-type="float" office:value="2.21823376289451" calcext:value-type="float">
            <text:p>2,21823376289451</text:p>
          </table:table-cell>
          <table:table-cell table:style-name="ce34" office:value-type="float" office:value="1.58951050476121" calcext:value-type="float">
            <text:p>1,58951050476121</text:p>
          </table:table-cell>
          <table:table-cell table:style-name="ce34" office:value-type="float" office:value="1.18186376703491" calcext:value-type="float">
            <text:p>1,18186376703491</text:p>
          </table:table-cell>
          <table:table-cell table:style-name="ce34" office:value-type="float" office:value="0.905562195388261" calcext:value-type="float">
            <text:p>0,905562195388261</text:p>
          </table:table-cell>
          <table:table-cell table:style-name="ce34" office:value-type="float" office:value="0.71657062977341" calcext:value-type="float">
            <text:p>0,71657062977341</text:p>
          </table:table-cell>
          <table:table-cell table:style-name="ce34" office:value-type="float" office:value="0.590066316803821" calcext:value-type="float">
            <text:p>0,590066316803821</text:p>
          </table:table-cell>
          <table:table-cell table:style-name="ce34" office:value-type="float" office:value="0.510454016953421" calcext:value-type="float">
            <text:p>0,510454016953421</text:p>
          </table:table-cell>
          <table:table-cell table:style-name="ce34" office:value-type="float" office:value="0.473064376666941" calcext:value-type="float">
            <text:p>0,473064376666941</text:p>
          </table:table-cell>
          <table:table-cell table:style-name="ce34" office:value-type="float" office:value="0.471285235245041" calcext:value-type="float">
            <text:p>0,471285235245041</text:p>
          </table:table-cell>
          <table:table-cell table:style-name="ce34" office:value-type="float" office:value="0.504508454316931" calcext:value-type="float">
            <text:p>0,504508454316931</text:p>
          </table:table-cell>
          <table:table-cell table:style-name="ce34" office:value-type="float" office:value="0.578832903336711" calcext:value-type="float">
            <text:p>0,578832903336711</text:p>
          </table:table-cell>
          <table:table-cell table:style-name="ce34" office:value-type="float" office:value="0.698384998660961" calcext:value-type="float">
            <text:p>0,698384998660961</text:p>
          </table:table-cell>
          <table:table-cell table:style-name="ce34" office:value-type="float" office:value="0.880531074115271" calcext:value-type="float">
            <text:p>0,880531074115271</text:p>
          </table:table-cell>
          <table:table-cell table:style-name="ce34" office:value-type="float" office:value="1.14974098066511" calcext:value-type="float">
            <text:p>1,14974098066511</text:p>
          </table:table-cell>
          <table:table-cell table:style-name="ce34" office:value-type="float" office:value="1.55004997593621" calcext:value-type="float">
            <text:p>1,55004997593621</text:p>
          </table:table-cell>
          <table:table-cell table:style-name="ce34" office:value-type="float" office:value="2.16887965228321" calcext:value-type="float">
            <text:p>2,16887965228321</text:p>
          </table:table-cell>
          <table:table-cell table:style-name="ce34" office:value-type="float" office:value="3.19637400176531" calcext:value-type="float">
            <text:p>3,19637400176531</text:p>
          </table:table-cell>
          <table:table-cell table:style-name="ce34" office:value-type="float" office:value="5.09469517408581" calcext:value-type="float">
            <text:p>5,09469517408581</text:p>
          </table:table-cell>
          <table:table-cell table:style-name="ce34" office:value-type="float" office:value="3.21471307433721" calcext:value-type="float">
            <text:p>3,21471307433721</text:p>
          </table:table-cell>
          <table:table-cell table:style-name="ce34" office:value-type="float" office:value="2.20842658642971" calcext:value-type="float">
            <text:p>2,20842658642971</text:p>
          </table:table-cell>
          <table:table-cell table:style-name="ce34" office:value-type="float" office:value="1.61392749273341" calcext:value-type="float">
            <text:p>1,61392749273341</text:p>
          </table:table-cell>
          <table:table-cell table:style-name="ce34" office:value-type="float" office:value="1.24072986889871" calcext:value-type="float">
            <text:p>1,24072986889871</text:p>
          </table:table-cell>
          <table:table-cell table:style-name="ce34" office:value-type="float" office:value="1.00457819911321" calcext:value-type="float">
            <text:p>1,00457819911321</text:p>
          </table:table-cell>
          <table:table-cell table:style-name="ce34" office:value-type="float" office:value="0.862657820779811" calcext:value-type="float">
            <text:p>0,862657820779811</text:p>
          </table:table-cell>
          <table:table-cell table:style-name="ce34" office:value-type="float" office:value="0.796051298815821" calcext:value-type="float">
            <text:p>0,796051298815821</text:p>
          </table:table-cell>
        </table:table-row>
        <table:table-row table:style-name="ro4">
          <table:table-cell table:style-name="ce34" office:value-type="float" office:value="1.98526163612071" calcext:value-type="float">
            <text:p>1,98526163612071</text:p>
          </table:table-cell>
          <table:table-cell table:style-name="ce34" office:value-type="float" office:value="2.2692606665341" calcext:value-type="float">
            <text:p>2,2692606665341</text:p>
          </table:table-cell>
          <table:table-cell table:style-name="ce34" office:value-type="float" office:value="3.04011346009731" calcext:value-type="float">
            <text:p>3,04011346009731</text:p>
          </table:table-cell>
          <table:table-cell table:style-name="ce34" office:value-type="float" office:value="5.14085064875591" calcext:value-type="float">
            <text:p>5,14085064875591</text:p>
          </table:table-cell>
          <table:table-cell table:style-name="ce34" office:value-type="float" office:value="2.91945824841991" calcext:value-type="float">
            <text:p>2,91945824841991</text:p>
          </table:table-cell>
          <table:table-cell table:style-name="ce34" office:value-type="float" office:value="2.01502402538781" calcext:value-type="float">
            <text:p>2,01502402538781</text:p>
          </table:table-cell>
          <table:table-cell table:style-name="ce34" office:value-type="float" office:value="1.56724061074311" calcext:value-type="float">
            <text:p>1,56724061074311</text:p>
          </table:table-cell>
          <table:table-cell table:style-name="ce34" office:value-type="float" office:value="1.33646141488181" calcext:value-type="float">
            <text:p>1,33646141488181</text:p>
          </table:table-cell>
          <table:table-cell table:style-name="ce34" office:value-type="float" office:value="1.24432231577341" calcext:value-type="float">
            <text:p>1,24432231577341</text:p>
          </table:table-cell>
          <table:table-cell table:style-name="ce34" office:value-type="float" office:value="1.26438583329531" calcext:value-type="float">
            <text:p>1,26438583329531</text:p>
          </table:table-cell>
          <table:table-cell table:style-name="ce34" office:value-type="float" office:value="1.40197237123611" calcext:value-type="float">
            <text:p>1,40197237123611</text:p>
          </table:table-cell>
          <table:table-cell table:style-name="ce34" office:value-type="float" office:value="1.69071050476461" calcext:value-type="float">
            <text:p>1,69071050476461</text:p>
          </table:table-cell>
          <table:table-cell table:style-name="ce34" office:value-type="float" office:value="2.21866853870631" calcext:value-type="float">
            <text:p>2,21866853870631</text:p>
          </table:table-cell>
          <table:table-cell table:style-name="ce34" office:value-type="float" office:value="3.19563896083021" calcext:value-type="float">
            <text:p>3,19563896083021</text:p>
          </table:table-cell>
          <table:table-cell table:style-name="ce34" office:value-type="float" office:value="5.15751874366761" calcext:value-type="float">
            <text:p>5,15751874366761</text:p>
          </table:table-cell>
          <table:table-cell table:style-name="ce34" office:value-type="float" office:value="3.19791507061231" calcext:value-type="float">
            <text:p>3,19791507061231</text:p>
          </table:table-cell>
          <table:table-cell table:style-name="ce34" office:value-type="float" office:value="2.22406683445771" calcext:value-type="float">
            <text:p>2,22406683445771</text:p>
          </table:table-cell>
          <table:table-cell table:style-name="ce34" office:value-type="float" office:value="1.70281815293481" calcext:value-type="float">
            <text:p>1,70281815293481</text:p>
          </table:table-cell>
          <table:table-cell table:style-name="ce34" office:value-type="float" office:value="1.42296289808811" calcext:value-type="float">
            <text:p>1,42296289808811</text:p>
          </table:table-cell>
          <table:table-cell table:style-name="ce34" office:value-type="float" office:value="1.29643491297191" calcext:value-type="float">
            <text:p>1,29643491297191</text:p>
          </table:table-cell>
          <table:table-cell table:style-name="ce34" office:value-type="float" office:value="1.293528160211" calcext:value-type="float">
            <text:p>1,293528160211</text:p>
          </table:table-cell>
          <table:table-cell table:style-name="ce34" office:value-type="float" office:value="1.41425175777591" calcext:value-type="float">
            <text:p>1,41425175777591</text:p>
          </table:table-cell>
          <table:table-cell table:style-name="ce34" office:value-type="float" office:value="1.69023856969551" calcext:value-type="float">
            <text:p>1,69023856969551</text:p>
          </table:table-cell>
          <table:table-cell table:style-name="ce34" office:value-type="float" office:value="2.20916010139211" calcext:value-type="float">
            <text:p>2,20916010139211</text:p>
          </table:table-cell>
          <table:table-cell table:style-name="ce34" office:value-type="float" office:value="3.18711483949751" calcext:value-type="float">
            <text:p>3,18711483949751</text:p>
          </table:table-cell>
          <table:table-cell table:style-name="ce34" office:value-type="float" office:value="5.16888725168281" calcext:value-type="float">
            <text:p>5,16888725168281</text:p>
          </table:table-cell>
          <table:table-cell table:style-name="ce34" office:value-type="float" office:value="3.11878501756771" calcext:value-type="float">
            <text:p>3,11878501756771</text:p>
          </table:table-cell>
          <table:table-cell table:style-name="ce34" office:value-type="float" office:value="2.06756388000771" calcext:value-type="float">
            <text:p>2,06756388000771</text:p>
          </table:table-cell>
          <table:table-cell table:style-name="ce34" office:value-type="float" office:value="1.46401310221651" calcext:value-type="float">
            <text:p>1,46401310221651</text:p>
          </table:table-cell>
          <table:table-cell table:style-name="ce34" office:value-type="float" office:value="1.08373956441981" calcext:value-type="float">
            <text:p>1,08373956441981</text:p>
          </table:table-cell>
          <table:table-cell table:style-name="ce34" office:value-type="float" office:value="0.830597591744491" calcext:value-type="float">
            <text:p>0,830597591744491</text:p>
          </table:table-cell>
          <table:table-cell table:style-name="ce34" office:value-type="float" office:value="0.657847757119951" calcext:value-type="float">
            <text:p>0,657847757119951</text:p>
          </table:table-cell>
          <table:table-cell table:style-name="ce34" office:value-type="float" office:value="0.542892701026561" calcext:value-type="float">
            <text:p>0,542892701026561</text:p>
          </table:table-cell>
          <table:table-cell table:style-name="ce34" office:value-type="float" office:value="0.471090434616461" calcext:value-type="float">
            <text:p>0,471090434616461</text:p>
          </table:table-cell>
          <table:table-cell table:style-name="ce34" office:value-type="float" office:value="0.437140456023681" calcext:value-type="float">
            <text:p>0,437140456023681</text:p>
          </table:table-cell>
          <table:table-cell table:style-name="ce34" office:value-type="float" office:value="0.435688362738781" calcext:value-type="float">
            <text:p>0,435688362738781</text:p>
          </table:table-cell>
          <table:table-cell table:style-name="ce34" office:value-type="float" office:value="0.466410634534191" calcext:value-type="float">
            <text:p>0,466410634534191</text:p>
          </table:table-cell>
          <table:table-cell table:style-name="ce34" office:value-type="float" office:value="0.53344244223671" calcext:value-type="float">
            <text:p>0,53344244223671</text:p>
          </table:table-cell>
          <table:table-cell table:style-name="ce34" office:value-type="float" office:value="0.642479519493191" calcext:value-type="float">
            <text:p>0,642479519493191</text:p>
          </table:table-cell>
          <table:table-cell table:style-name="ce34" office:value-type="float" office:value="0.808187256588361" calcext:value-type="float">
            <text:p>0,808187256588361</text:p>
          </table:table-cell>
          <table:table-cell table:style-name="ce34" office:value-type="float" office:value="1.05500478116441" calcext:value-type="float">
            <text:p>1,05500478116441</text:p>
          </table:table-cell>
          <table:table-cell table:style-name="ce34" office:value-type="float" office:value="1.42748214801991" calcext:value-type="float">
            <text:p>1,42748214801991</text:p>
          </table:table-cell>
          <table:table-cell table:style-name="ce34" office:value-type="float" office:value="2.02126618362091" calcext:value-type="float">
            <text:p>2,02126618362091</text:p>
          </table:table-cell>
          <table:table-cell table:style-name="ce34" office:value-type="float" office:value="3.05987705954791" calcext:value-type="float">
            <text:p>3,05987705954791</text:p>
          </table:table-cell>
          <table:table-cell table:style-name="ce34" office:value-type="float" office:value="5.09453139335631" calcext:value-type="float">
            <text:p>5,09453139335631</text:p>
          </table:table-cell>
          <table:table-cell table:style-name="ce34" office:value-type="float" office:value="3.07688194218891" calcext:value-type="float">
            <text:p>3,07688194218891</text:p>
          </table:table-cell>
          <table:table-cell table:style-name="ce34" office:value-type="float" office:value="2.05822490822541" calcext:value-type="float">
            <text:p>2,05822490822541</text:p>
          </table:table-cell>
          <table:table-cell table:style-name="ce34" office:value-type="float" office:value="1.48624145643631" calcext:value-type="float">
            <text:p>1,48624145643631</text:p>
          </table:table-cell>
          <table:table-cell table:style-name="ce34" office:value-type="float" office:value="1.1389269652771" calcext:value-type="float">
            <text:p>1,1389269652771</text:p>
          </table:table-cell>
          <table:table-cell table:style-name="ce34" office:value-type="float" office:value="0.922317233807821" calcext:value-type="float">
            <text:p>0,922317233807821</text:p>
          </table:table-cell>
          <table:table-cell table:style-name="ce34" office:value-type="float" office:value="0.792986201369471" calcext:value-type="float">
            <text:p>0,792986201369471</text:p>
          </table:table-cell>
          <table:table-cell table:style-name="ce34" office:value-type="float" office:value="0.732785867435871" calcext:value-type="float">
            <text:p>0,732785867435871</text:p>
          </table:table-cell>
        </table:table-row>
        <table:table-row table:style-name="ro4">
          <table:table-cell table:style-name="ce34" office:value-type="float" office:value="1.64866780376851" calcext:value-type="float">
            <text:p>1,64866780376851</text:p>
          </table:table-cell>
          <table:table-cell table:style-name="ce34" office:value-type="float" office:value="1.80604384453641" calcext:value-type="float">
            <text:p>1,80604384453641</text:p>
          </table:table-cell>
          <table:table-cell table:style-name="ce34" office:value-type="float" office:value="2.13636582973391" calcext:value-type="float">
            <text:p>2,13636582973391</text:p>
          </table:table-cell>
          <table:table-cell table:style-name="ce34" office:value-type="float" office:value="2.562911576711" calcext:value-type="float">
            <text:p>2,562911576711</text:p>
          </table:table-cell>
          <table:table-cell table:style-name="ce34" office:value-type="float" office:value="2.03687202431721" calcext:value-type="float">
            <text:p>2,03687202431721</text:p>
          </table:table-cell>
          <table:table-cell table:style-name="ce34" office:value-type="float" office:value="1.59994268769071" calcext:value-type="float">
            <text:p>1,59994268769071</text:p>
          </table:table-cell>
          <table:table-cell table:style-name="ce34" office:value-type="float" office:value="1.31634171155781" calcext:value-type="float">
            <text:p>1,31634171155781</text:p>
          </table:table-cell>
          <table:table-cell table:style-name="ce34" office:value-type="float" office:value="1.1555868826871" calcext:value-type="float">
            <text:p>1,1555868826871</text:p>
          </table:table-cell>
          <table:table-cell table:style-name="ce34" office:value-type="float" office:value="1.09142562871111" calcext:value-type="float">
            <text:p>1,09142562871111</text:p>
          </table:table-cell>
          <table:table-cell table:style-name="ce34" office:value-type="float" office:value="1.11643431274691" calcext:value-type="float">
            <text:p>1,11643431274691</text:p>
          </table:table-cell>
          <table:table-cell table:style-name="ce34" office:value-type="float" office:value="1.23734763595441" calcext:value-type="float">
            <text:p>1,23734763595441</text:p>
          </table:table-cell>
          <table:table-cell table:style-name="ce34" office:value-type="float" office:value="1.48654415664121" calcext:value-type="float">
            <text:p>1,48654415664121</text:p>
          </table:table-cell>
          <table:table-cell table:style-name="ce34" office:value-type="float" office:value="1.94828293856351" calcext:value-type="float">
            <text:p>1,94828293856351</text:p>
          </table:table-cell>
          <table:table-cell table:style-name="ce34" office:value-type="float" office:value="2.87238846241491" calcext:value-type="float">
            <text:p>2,87238846241491</text:p>
          </table:table-cell>
          <table:table-cell table:style-name="ce34" office:value-type="float" office:value="5.15742057635771" calcext:value-type="float">
            <text:p>5,15742057635771</text:p>
          </table:table-cell>
          <table:table-cell table:style-name="ce34" office:value-type="float" office:value="2.87508053722351" calcext:value-type="float">
            <text:p>2,87508053722351</text:p>
          </table:table-cell>
          <table:table-cell table:style-name="ce34" office:value-type="float" office:value="1.95564921681891" calcext:value-type="float">
            <text:p>1,95564921681891</text:p>
          </table:table-cell>
          <table:table-cell table:style-name="ce34" office:value-type="float" office:value="1.50082877726451" calcext:value-type="float">
            <text:p>1,50082877726451</text:p>
          </table:table-cell>
          <table:table-cell table:style-name="ce34" office:value-type="float" office:value="1.26183016306411" calcext:value-type="float">
            <text:p>1,26183016306411</text:p>
          </table:table-cell>
          <table:table-cell table:style-name="ce34" office:value-type="float" office:value="1.15446196346251" calcext:value-type="float">
            <text:p>1,15446196346251</text:p>
          </table:table-cell>
          <table:table-cell table:style-name="ce34" office:value-type="float" office:value="1.15101174535831" calcext:value-type="float">
            <text:p>1,15101174535831</text:p>
          </table:table-cell>
          <table:table-cell table:style-name="ce34" office:value-type="float" office:value="1.2530914935271" calcext:value-type="float">
            <text:p>1,2530914935271</text:p>
          </table:table-cell>
          <table:table-cell table:style-name="ce34" office:value-type="float" office:value="1.48727109840331" calcext:value-type="float">
            <text:p>1,48727109840331</text:p>
          </table:table-cell>
          <table:table-cell table:style-name="ce34" office:value-type="float" office:value="1.93904561191721" calcext:value-type="float">
            <text:p>1,93904561191721</text:p>
          </table:table-cell>
          <table:table-cell table:style-name="ce34" office:value-type="float" office:value="2.86092115500031" calcext:value-type="float">
            <text:p>2,86092115500031</text:p>
          </table:table-cell>
          <table:table-cell table:style-name="ce34" office:value-type="float" office:value="5.16878818562021" calcext:value-type="float">
            <text:p>5,16878818562021</text:p>
          </table:table-cell>
          <table:table-cell table:style-name="ce34" office:value-type="float" office:value="2.79978072078711" calcext:value-type="float">
            <text:p>2,79978072078711</text:p>
          </table:table-cell>
          <table:table-cell table:style-name="ce34" office:value-type="float" office:value="1.81212568151781" calcext:value-type="float">
            <text:p>1,81212568151781</text:p>
          </table:table-cell>
          <table:table-cell table:style-name="ce34" office:value-type="float" office:value="1.28528098080281" calcext:value-type="float">
            <text:p>1,28528098080281</text:p>
          </table:table-cell>
          <table:table-cell table:style-name="ce34" office:value-type="float" office:value="0.959340302222721" calcext:value-type="float">
            <text:p>0,959340302222721</text:p>
          </table:table-cell>
          <table:table-cell table:style-name="ce34" office:value-type="float" office:value="0.740805166043531" calcext:value-type="float">
            <text:p>0,740805166043531</text:p>
          </table:table-cell>
          <table:table-cell table:style-name="ce34" office:value-type="float" office:value="0.591306967396891" calcext:value-type="float">
            <text:p>0,591306967396891</text:p>
          </table:table-cell>
          <table:table-cell table:style-name="ce34" office:value-type="float" office:value="0.49114331215021" calcext:value-type="float">
            <text:p>0,49114331215021</text:p>
          </table:table-cell>
          <table:table-cell table:style-name="ce34" office:value-type="float" office:value="0.428172579814731" calcext:value-type="float">
            <text:p>0,428172579814731</text:p>
          </table:table-cell>
          <table:table-cell table:style-name="ce34" office:value-type="float" office:value="0.398681730510731" calcext:value-type="float">
            <text:p>0,398681730510731</text:p>
          </table:table-cell>
          <table:table-cell table:style-name="ce34" office:value-type="float" office:value="0.397584289425771" calcext:value-type="float">
            <text:p>0,397584289425771</text:p>
          </table:table-cell>
          <table:table-cell table:style-name="ce34" office:value-type="float" office:value="0.424172106311971" calcext:value-type="float">
            <text:p>0,424172106311971</text:p>
          </table:table-cell>
          <table:table-cell table:style-name="ce34" office:value-type="float" office:value="0.483219816671511" calcext:value-type="float">
            <text:p>0,483219816671511</text:p>
          </table:table-cell>
          <table:table-cell table:style-name="ce34" office:value-type="float" office:value="0.577567979575591" calcext:value-type="float">
            <text:p>0,577567979575591</text:p>
          </table:table-cell>
          <table:table-cell table:style-name="ce34" office:value-type="float" office:value="0.720938817682191" calcext:value-type="float">
            <text:p>0,720938817682191</text:p>
          </table:table-cell>
          <table:table-cell table:style-name="ce34" office:value-type="float" office:value="0.932756691621591" calcext:value-type="float">
            <text:p>0,932756691621591</text:p>
          </table:table-cell>
          <table:table-cell table:style-name="ce34" office:value-type="float" office:value="1.2515713791371" calcext:value-type="float">
            <text:p>1,2515713791371</text:p>
          </table:table-cell>
          <table:table-cell table:style-name="ce34" office:value-type="float" office:value="1.76867388605781" calcext:value-type="float">
            <text:p>1,76867388605781</text:p>
          </table:table-cell>
          <table:table-cell table:style-name="ce34" office:value-type="float" office:value="2.74331659755111" calcext:value-type="float">
            <text:p>2,74331659755111</text:p>
          </table:table-cell>
          <table:table-cell table:style-name="ce34" office:value-type="float" office:value="5.09443112478831" calcext:value-type="float">
            <text:p>5,09443112478831</text:p>
          </table:table-cell>
          <table:table-cell table:style-name="ce34" office:value-type="float" office:value="2.75919356433651" calcext:value-type="float">
            <text:p>2,75919356433651</text:p>
          </table:table-cell>
          <table:table-cell table:style-name="ce34" office:value-type="float" office:value="1.8023205560751" calcext:value-type="float">
            <text:p>1,8023205560751</text:p>
          </table:table-cell>
          <table:table-cell table:style-name="ce34" office:value-type="float" office:value="1.30537975148631" calcext:value-type="float">
            <text:p>1,30537975148631</text:p>
          </table:table-cell>
          <table:table-cell table:style-name="ce34" office:value-type="float" office:value="1.00864122439581" calcext:value-type="float">
            <text:p>1,00864122439581</text:p>
          </table:table-cell>
          <table:table-cell table:style-name="ce34" office:value-type="float" office:value="0.823679097519761" calcext:value-type="float">
            <text:p>0,823679097519761</text:p>
          </table:table-cell>
          <table:table-cell table:style-name="ce34" office:value-type="float" office:value="0.713137876607581" calcext:value-type="float">
            <text:p>0,713137876607581</text:p>
          </table:table-cell>
          <table:table-cell table:style-name="ce34" office:value-type="float" office:value="0.66106652506771" calcext:value-type="float">
            <text:p>0,66106652506771</text:p>
          </table:table-cell>
        </table:table-row>
        <table:table-row table:style-name="ro4">
          <table:table-cell table:style-name="ce34" office:value-type="float" office:value="1.31679998905251" calcext:value-type="float">
            <text:p>1,31679998905251</text:p>
          </table:table-cell>
          <table:table-cell table:style-name="ce34" office:value-type="float" office:value="1.38791476508461" calcext:value-type="float">
            <text:p>1,38791476508461</text:p>
          </table:table-cell>
          <table:table-cell table:style-name="ce34" office:value-type="float" office:value="1.50654189708241" calcext:value-type="float">
            <text:p>1,50654189708241</text:p>
          </table:table-cell>
          <table:table-cell table:style-name="ce34" office:value-type="float" office:value="1.59230132547761" calcext:value-type="float">
            <text:p>1,59230132547761</text:p>
          </table:table-cell>
          <table:table-cell table:style-name="ce34" office:value-type="float" office:value="1.42943634496021" calcext:value-type="float">
            <text:p>1,42943634496021</text:p>
          </table:table-cell>
          <table:table-cell table:style-name="ce34" office:value-type="float" office:value="1.22985220381211" calcext:value-type="float">
            <text:p>1,22985220381211</text:p>
          </table:table-cell>
          <table:table-cell table:style-name="ce34" office:value-type="float" office:value="1.07043480391231" calcext:value-type="float">
            <text:p>1,07043480391231</text:p>
          </table:table-cell>
          <table:table-cell table:style-name="ce34" office:value-type="float" office:value="0.970645115625951" calcext:value-type="float">
            <text:p>0,970645115625951</text:p>
          </table:table-cell>
          <table:table-cell table:style-name="ce34" office:value-type="float" office:value="0.932966062868481" calcext:value-type="float">
            <text:p>0,932966062868481</text:p>
          </table:table-cell>
          <table:table-cell table:style-name="ce34" office:value-type="float" office:value="0.957462716768361" calcext:value-type="float">
            <text:p>0,957462716768361</text:p>
          </table:table-cell>
          <table:table-cell table:style-name="ce34" office:value-type="float" office:value="1.05184204752921" calcext:value-type="float">
            <text:p>1,05184204752921</text:p>
          </table:table-cell>
          <table:table-cell table:style-name="ce34" office:value-type="float" office:value="1.23031106689211" calcext:value-type="float">
            <text:p>1,23031106689211</text:p>
          </table:table-cell>
          <table:table-cell table:style-name="ce34" office:value-type="float" office:value="1.52234599878681" calcext:value-type="float">
            <text:p>1,52234599878681</text:p>
          </table:table-cell>
          <table:table-cell table:style-name="ce34" office:value-type="float" office:value="1.95940464395221" calcext:value-type="float">
            <text:p>1,95940464395221</text:p>
          </table:table-cell>
          <table:table-cell table:style-name="ce34" office:value-type="float" office:value="2.47190560615511" calcext:value-type="float">
            <text:p>2,47190560615511</text:p>
          </table:table-cell>
          <table:table-cell table:style-name="ce34" office:value-type="float" office:value="1.9631978784631" calcext:value-type="float">
            <text:p>1,9631978784631</text:p>
          </table:table-cell>
          <table:table-cell table:style-name="ce34" office:value-type="float" office:value="1.53033050507231" calcext:value-type="float">
            <text:p>1,53033050507231</text:p>
          </table:table-cell>
          <table:table-cell table:style-name="ce34" office:value-type="float" office:value="1.24580602411491" calcext:value-type="float">
            <text:p>1,24580602411491</text:p>
          </table:table-cell>
          <table:table-cell table:style-name="ce34" office:value-type="float" office:value="1.07765034038481" calcext:value-type="float">
            <text:p>1,07765034038481</text:p>
          </table:table-cell>
          <table:table-cell table:style-name="ce34" office:value-type="float" office:value="0.997031623376771" calcext:value-type="float">
            <text:p>0,997031623376771</text:p>
          </table:table-cell>
          <table:table-cell table:style-name="ce34" office:value-type="float" office:value="0.993905020772621" calcext:value-type="float">
            <text:p>0,993905020772621</text:p>
          </table:table-cell>
          <table:table-cell table:style-name="ce34" office:value-type="float" office:value="1.0680593661621" calcext:value-type="float">
            <text:p>1,0680593661621</text:p>
          </table:table-cell>
          <table:table-cell table:style-name="ce34" office:value-type="float" office:value="1.23110611847931" calcext:value-type="float">
            <text:p>1,23110611847931</text:p>
          </table:table-cell>
          <table:table-cell table:style-name="ce34" office:value-type="float" office:value="1.50954997040881" calcext:value-type="float">
            <text:p>1,50954997040881</text:p>
          </table:table-cell>
          <table:table-cell table:style-name="ce34" office:value-type="float" office:value="1.93572304758811" calcext:value-type="float">
            <text:p>1,93572304758811</text:p>
          </table:table-cell>
          <table:table-cell table:style-name="ce34" office:value-type="float" office:value="2.43387835194831" calcext:value-type="float">
            <text:p>2,43387835194831</text:p>
          </table:table-cell>
          <table:table-cell table:style-name="ce34" office:value-type="float" office:value="1.88160547649461" calcext:value-type="float">
            <text:p>1,88160547649461</text:p>
          </table:table-cell>
          <table:table-cell table:style-name="ce34" office:value-type="float" office:value="1.39802200673821" calcext:value-type="float">
            <text:p>1,39802200673821</text:p>
          </table:table-cell>
          <table:table-cell table:style-name="ce34" office:value-type="float" office:value="1.05477070938271" calcext:value-type="float">
            <text:p>1,05477070938271</text:p>
          </table:table-cell>
          <table:table-cell table:style-name="ce34" office:value-type="float" office:value="0.813229927090231" calcext:value-type="float">
            <text:p>0,813229927090231</text:p>
          </table:table-cell>
          <table:table-cell table:style-name="ce34" office:value-type="float" office:value="0.641257386239771" calcext:value-type="float">
            <text:p>0,641257386239771</text:p>
          </table:table-cell>
          <table:table-cell table:style-name="ce34" office:value-type="float" office:value="0.519087036587331" calcext:value-type="float">
            <text:p>0,519087036587331</text:p>
          </table:table-cell>
          <table:table-cell table:style-name="ce34" office:value-type="float" office:value="0.435940771233251" calcext:value-type="float">
            <text:p>0,435940771233251</text:p>
          </table:table-cell>
          <table:table-cell table:style-name="ce34" office:value-type="float" office:value="0.383371009569561" calcext:value-type="float">
            <text:p>0,383371009569561</text:p>
          </table:table-cell>
          <table:table-cell table:style-name="ce34" office:value-type="float" office:value="0.358458715653131" calcext:value-type="float">
            <text:p>0,358458715653131</text:p>
          </table:table-cell>
          <table:table-cell table:style-name="ce34" office:value-type="float" office:value="0.357430731740981" calcext:value-type="float">
            <text:p>0,357430731740981</text:p>
          </table:table-cell>
          <table:table-cell table:style-name="ce34" office:value-type="float" office:value="0.380074678579121" calcext:value-type="float">
            <text:p>0,380074678579121</text:p>
          </table:table-cell>
          <table:table-cell table:style-name="ce34" office:value-type="float" office:value="0.428900098161621" calcext:value-type="float">
            <text:p>0,428900098161621</text:p>
          </table:table-cell>
          <table:table-cell table:style-name="ce34" office:value-type="float" office:value="0.507139815563691" calcext:value-type="float">
            <text:p>0,507139815563691</text:p>
          </table:table-cell>
          <table:table-cell table:style-name="ce34" office:value-type="float" office:value="0.622970426484071" calcext:value-type="float">
            <text:p>0,622970426484071</text:p>
          </table:table-cell>
          <table:table-cell table:style-name="ce34" office:value-type="float" office:value="0.789066338040851" calcext:value-type="float">
            <text:p>0,789066338040851</text:p>
          </table:table-cell>
          <table:table-cell table:style-name="ce34" office:value-type="float" office:value="1.02351252041891" calcext:value-type="float">
            <text:p>1,02351252041891</text:p>
          </table:table-cell>
          <table:table-cell table:style-name="ce34" office:value-type="float" office:value="1.3577478946451" calcext:value-type="float">
            <text:p>1,3577478946451</text:p>
          </table:table-cell>
          <table:table-cell table:style-name="ce34" office:value-type="float" office:value="1.82940512752611" calcext:value-type="float">
            <text:p>1,82940512752611</text:p>
          </table:table-cell>
          <table:table-cell table:style-name="ce34" office:value-type="float" office:value="2.36501474169361" calcext:value-type="float">
            <text:p>2,36501474169361</text:p>
          </table:table-cell>
          <table:table-cell table:style-name="ce34" office:value-type="float" office:value="1.84376881561661" calcext:value-type="float">
            <text:p>1,84376881561661</text:p>
          </table:table-cell>
          <table:table-cell table:style-name="ce34" office:value-type="float" office:value="1.388480548941" calcext:value-type="float">
            <text:p>1,388480548941</text:p>
          </table:table-cell>
          <table:table-cell table:style-name="ce34" office:value-type="float" office:value="1.07152047025981" calcext:value-type="float">
            <text:p>1,07152047025981</text:p>
          </table:table-cell>
          <table:table-cell table:style-name="ce34" office:value-type="float" office:value="0.856709792701081" calcext:value-type="float">
            <text:p>0,856709792701081</text:p>
          </table:table-cell>
          <table:table-cell table:style-name="ce34" office:value-type="float" office:value="0.714047408436241" calcext:value-type="float">
            <text:p>0,714047408436241</text:p>
          </table:table-cell>
          <table:table-cell table:style-name="ce34" office:value-type="float" office:value="0.626044714720061" calcext:value-type="float">
            <text:p>0,626044714720061</text:p>
          </table:table-cell>
          <table:table-cell table:style-name="ce34" office:value-type="float" office:value="0.584247475246511" calcext:value-type="float">
            <text:p>0,584247475246511</text:p>
          </table:table-cell>
        </table:table-row>
        <table:table-row table:style-name="ro4">
          <table:table-cell table:style-name="ce34" office:value-type="float" office:value="1.0304920636321" calcext:value-type="float">
            <text:p>1,0304920636321</text:p>
          </table:table-cell>
          <table:table-cell table:style-name="ce34" office:value-type="float" office:value="1.05832491758291" calcext:value-type="float">
            <text:p>1,05832491758291</text:p>
          </table:table-cell>
          <table:table-cell table:style-name="ce34" office:value-type="float" office:value="1.09617184618881" calcext:value-type="float">
            <text:p>1,09617184618881</text:p>
          </table:table-cell>
          <table:table-cell table:style-name="ce34" office:value-type="float" office:value="1.1061053898371" calcext:value-type="float">
            <text:p>1,1061053898371</text:p>
          </table:table-cell>
          <table:table-cell table:style-name="ce34" office:value-type="float" office:value="1.03863597558771" calcext:value-type="float">
            <text:p>1,03863597558771</text:p>
          </table:table-cell>
          <table:table-cell table:style-name="ce34" office:value-type="float" office:value="0.943650162133881" calcext:value-type="float">
            <text:p>0,943650162133881</text:p>
          </table:table-cell>
          <table:table-cell table:style-name="ce34" office:value-type="float" office:value="0.856330153234641" calcext:value-type="float">
            <text:p>0,856330153234641</text:p>
          </table:table-cell>
          <table:table-cell table:style-name="ce34" office:value-type="float" office:value="0.799804667343911" calcext:value-type="float">
            <text:p>0,799804667343911</text:p>
          </table:table-cell>
          <table:table-cell table:style-name="ce34" office:value-type="float" office:value="0.779485950124891" calcext:value-type="float">
            <text:p>0,779485950124891</text:p>
          </table:table-cell>
          <table:table-cell table:style-name="ce34" office:value-type="float" office:value="0.801288769283931" calcext:value-type="float">
            <text:p>0,801288769283931</text:p>
          </table:table-cell>
          <table:table-cell table:style-name="ce34" office:value-type="float" office:value="0.867746194062421" calcext:value-type="float">
            <text:p>0,867746194062421</text:p>
          </table:table-cell>
          <table:table-cell table:style-name="ce34" office:value-type="float" office:value="0.982952227723731" calcext:value-type="float">
            <text:p>0,982952227723731</text:p>
          </table:table-cell>
          <table:table-cell table:style-name="ce34" office:value-type="float" office:value="1.14700803347231" calcext:value-type="float">
            <text:p>1,14700803347231</text:p>
          </table:table-cell>
          <table:table-cell table:style-name="ce34" office:value-type="float" office:value="1.34014578714261" calcext:value-type="float">
            <text:p>1,34014578714261</text:p>
          </table:table-cell>
          <table:table-cell table:style-name="ce34" office:value-type="float" office:value="1.47980897379341" calcext:value-type="float">
            <text:p>1,47980897379341</text:p>
          </table:table-cell>
          <table:table-cell table:style-name="ce34" office:value-type="float" office:value="1.34375901643191" calcext:value-type="float">
            <text:p>1,34375901643191</text:p>
          </table:table-cell>
          <table:table-cell table:style-name="ce34" office:value-type="float" office:value="1.15567776894751" calcext:value-type="float">
            <text:p>1,15567776894751</text:p>
          </table:table-cell>
          <table:table-cell table:style-name="ce34" office:value-type="float" office:value="0.998208224431711" calcext:value-type="float">
            <text:p>0,998208224431711</text:p>
          </table:table-cell>
          <table:table-cell table:style-name="ce34" office:value-type="float" office:value="0.89259919157151" calcext:value-type="float">
            <text:p>0,89259919157151</text:p>
          </table:table-cell>
          <table:table-cell table:style-name="ce34" office:value-type="float" office:value="0.838732901080241" calcext:value-type="float">
            <text:p>0,838732901080241</text:p>
          </table:table-cell>
          <table:table-cell table:style-name="ce34" office:value-type="float" office:value="0.835079714351421" calcext:value-type="float">
            <text:p>0,835079714351421</text:p>
          </table:table-cell>
          <table:table-cell table:style-name="ce34" office:value-type="float" office:value="0.883092686276631" calcext:value-type="float">
            <text:p>0,883092686276631</text:p>
          </table:table-cell>
          <table:table-cell table:style-name="ce34" office:value-type="float" office:value="0.982507307342541" calcext:value-type="float">
            <text:p>0,982507307342541</text:p>
          </table:table-cell>
          <table:table-cell table:style-name="ce34" office:value-type="float" office:value="1.13280668698331" calcext:value-type="float">
            <text:p>1,13280668698331</text:p>
          </table:table-cell>
          <table:table-cell table:style-name="ce34" office:value-type="float" office:value="1.3105857470151" calcext:value-type="float">
            <text:p>1,3105857470151</text:p>
          </table:table-cell>
          <table:table-cell table:style-name="ce34" office:value-type="float" office:value="1.43103948320831" calcext:value-type="float">
            <text:p>1,43103948320831</text:p>
          </table:table-cell>
          <table:table-cell table:style-name="ce34" office:value-type="float" office:value="1.26394554290461" calcext:value-type="float">
            <text:p>1,26394554290461</text:p>
          </table:table-cell>
          <table:table-cell table:style-name="ce34" office:value-type="float" office:value="1.03658494997811" calcext:value-type="float">
            <text:p>1,03658494997811</text:p>
          </table:table-cell>
          <table:table-cell table:style-name="ce34" office:value-type="float" office:value="0.831789534089541" calcext:value-type="float">
            <text:p>0,831789534089541</text:p>
          </table:table-cell>
          <table:table-cell table:style-name="ce34" office:value-type="float" office:value="0.667764998777491" calcext:value-type="float">
            <text:p>0,667764998777491</text:p>
          </table:table-cell>
          <table:table-cell table:style-name="ce34" office:value-type="float" office:value="0.540448990750751" calcext:value-type="float">
            <text:p>0,540448990750751</text:p>
          </table:table-cell>
          <table:table-cell table:style-name="ce34" office:value-type="float" office:value="0.446295577100541" calcext:value-type="float">
            <text:p>0,446295577100541</text:p>
          </table:table-cell>
          <table:table-cell table:style-name="ce34" office:value-type="float" office:value="0.380358881088211" calcext:value-type="float">
            <text:p>0,380358881088211</text:p>
          </table:table-cell>
          <table:table-cell table:style-name="ce34" office:value-type="float" office:value="0.337817544640051" calcext:value-type="float">
            <text:p>0,337817544640051</text:p>
          </table:table-cell>
          <table:table-cell table:style-name="ce34" office:value-type="float" office:value="0.317750890459891" calcext:value-type="float">
            <text:p>0,317750890459891</text:p>
          </table:table-cell>
          <table:table-cell table:style-name="ce34" office:value-type="float" office:value="0.316990879020361" calcext:value-type="float">
            <text:p>0,316990879020361</text:p>
          </table:table-cell>
          <table:table-cell table:style-name="ce34" office:value-type="float" office:value="0.334905741667671" calcext:value-type="float">
            <text:p>0,334905741667671</text:p>
          </table:table-cell>
          <table:table-cell table:style-name="ce34" office:value-type="float" office:value="0.374453821106671" calcext:value-type="float">
            <text:p>0,374453821106671</text:p>
          </table:table-cell>
          <table:table-cell table:style-name="ce34" office:value-type="float" office:value="0.435539746180371" calcext:value-type="float">
            <text:p>0,435539746180371</text:p>
          </table:table-cell>
          <table:table-cell table:style-name="ce34" office:value-type="float" office:value="0.524302213529191" calcext:value-type="float">
            <text:p>0,524302213529191</text:p>
          </table:table-cell>
          <table:table-cell table:style-name="ce34" office:value-type="float" office:value="0.645492984730451" calcext:value-type="float">
            <text:p>0,645492984730451</text:p>
          </table:table-cell>
          <table:table-cell table:style-name="ce34" office:value-type="float" office:value="0.803370399580521" calcext:value-type="float">
            <text:p>0,803370399580521</text:p>
          </table:table-cell>
          <table:table-cell table:style-name="ce34" office:value-type="float" office:value="0.999953451039871" calcext:value-type="float">
            <text:p>0,999953451039871</text:p>
          </table:table-cell>
          <table:table-cell table:style-name="ce34" office:value-type="float" office:value="1.2164929192921" calcext:value-type="float">
            <text:p>1,2164929192921</text:p>
          </table:table-cell>
          <table:table-cell table:style-name="ce34" office:value-type="float" office:value="1.36946945194851" calcext:value-type="float">
            <text:p>1,36946945194851</text:p>
          </table:table-cell>
          <table:table-cell table:style-name="ce34" office:value-type="float" office:value="1.22965523906531" calcext:value-type="float">
            <text:p>1,22965523906531</text:p>
          </table:table-cell>
          <table:table-cell table:style-name="ce34" office:value-type="float" office:value="1.02718560811951" calcext:value-type="float">
            <text:p>1,02718560811951</text:p>
          </table:table-cell>
          <table:table-cell table:style-name="ce34" office:value-type="float" office:value="0.846097762929021" calcext:value-type="float">
            <text:p>0,846097762929021</text:p>
          </table:table-cell>
          <table:table-cell table:style-name="ce34" office:value-type="float" office:value="0.70455421283251" calcext:value-type="float">
            <text:p>0,70455421283251</text:p>
          </table:table-cell>
          <table:table-cell table:style-name="ce34" office:value-type="float" office:value="0.603099281245181" calcext:value-type="float">
            <text:p>0,603099281245181</text:p>
          </table:table-cell>
          <table:table-cell table:style-name="ce34" office:value-type="float" office:value="0.538203214819721" calcext:value-type="float">
            <text:p>0,538203214819721</text:p>
          </table:table-cell>
          <table:table-cell table:style-name="ce34" office:value-type="float" office:value="0.506226333594061" calcext:value-type="float">
            <text:p>0,506226333594061</text:p>
          </table:table-cell>
        </table:table-row>
        <table:table-row table:style-name="ro4">
          <table:table-cell table:style-name="ce34" office:value-type="float" office:value="0.800031059221481" calcext:value-type="float">
            <text:p>0,800031059221481</text:p>
          </table:table-cell>
          <table:table-cell table:style-name="ce34" office:value-type="float" office:value="0.809062214406451" calcext:value-type="float">
            <text:p>0,809062214406451</text:p>
          </table:table-cell>
          <table:table-cell table:style-name="ce34" office:value-type="float" office:value="0.817934981320441" calcext:value-type="float">
            <text:p>0,817934981320441</text:p>
          </table:table-cell>
          <table:table-cell table:style-name="ce34" office:value-type="float" office:value="0.811572772871251" calcext:value-type="float">
            <text:p>0,811572772871251</text:p>
          </table:table-cell>
          <table:table-cell table:style-name="ce34" office:value-type="float" office:value="0.777164131868231" calcext:value-type="float">
            <text:p>0,777164131868231</text:p>
          </table:table-cell>
          <table:table-cell table:style-name="ce34" office:value-type="float" office:value="0.728417731875091" calcext:value-type="float">
            <text:p>0,728417731875091</text:p>
          </table:table-cell>
          <table:table-cell table:style-name="ce34" office:value-type="float" office:value="0.681542919021471" calcext:value-type="float">
            <text:p>0,681542919021471</text:p>
          </table:table-cell>
          <table:table-cell table:style-name="ce34" office:value-type="float" office:value="0.650097245130391" calcext:value-type="float">
            <text:p>0,650097245130391</text:p>
          </table:table-cell>
          <table:table-cell table:style-name="ce34" office:value-type="float" office:value="0.641245199378191" calcext:value-type="float">
            <text:p>0,641245199378191</text:p>
          </table:table-cell>
          <table:table-cell table:style-name="ce34" office:value-type="float" office:value="0.658093396732071" calcext:value-type="float">
            <text:p>0,658093396732071</text:p>
          </table:table-cell>
          <table:table-cell table:style-name="ce34" office:value-type="float" office:value="0.70270973741271" calcext:value-type="float">
            <text:p>0,70270973741271</text:p>
          </table:table-cell>
          <table:table-cell table:style-name="ce34" office:value-type="float" office:value="0.772479117844591" calcext:value-type="float">
            <text:p>0,772479117844591</text:p>
          </table:table-cell>
          <table:table-cell table:style-name="ce34" office:value-type="float" office:value="0.862289895346341" calcext:value-type="float">
            <text:p>0,862289895346341</text:p>
          </table:table-cell>
          <table:table-cell table:style-name="ce34" office:value-type="float" office:value="0.950304701200631" calcext:value-type="float">
            <text:p>0,950304701200631</text:p>
          </table:table-cell>
          <table:table-cell table:style-name="ce34" office:value-type="float" office:value="0.998224064729091" calcext:value-type="float">
            <text:p>0,998224064729091</text:p>
          </table:table-cell>
          <table:table-cell table:style-name="ce34" office:value-type="float" office:value="0.954482720129451" calcext:value-type="float">
            <text:p>0,954482720129451</text:p>
          </table:table-cell>
          <table:table-cell table:style-name="ce34" office:value-type="float" office:value="0.870520270543931" calcext:value-type="float">
            <text:p>0,870520270543931</text:p>
          </table:table-cell>
          <table:table-cell table:style-name="ce34" office:value-type="float" office:value="0.78692332098071" calcext:value-type="float">
            <text:p>0,78692332098071</text:p>
          </table:table-cell>
          <table:table-cell table:style-name="ce34" office:value-type="float" office:value="0.725353806144441" calcext:value-type="float">
            <text:p>0,725353806144441</text:p>
          </table:table-cell>
          <table:table-cell table:style-name="ce34" office:value-type="float" office:value="0.69086435873781" calcext:value-type="float">
            <text:p>0,69086435873781</text:p>
          </table:table-cell>
          <table:table-cell table:style-name="ce34" office:value-type="float" office:value="0.687737564790121" calcext:value-type="float">
            <text:p>0,687737564790121</text:p>
          </table:table-cell>
          <table:table-cell table:style-name="ce34" office:value-type="float" office:value="0.715625929788171" calcext:value-type="float">
            <text:p>0,715625929788171</text:p>
          </table:table-cell>
          <table:table-cell table:style-name="ce34" office:value-type="float" office:value="0.771672741280441" calcext:value-type="float">
            <text:p>0,771672741280441</text:p>
          </table:table-cell>
          <table:table-cell table:style-name="ce34" office:value-type="float" office:value="0.847654158353331" calcext:value-type="float">
            <text:p>0,847654158353331</text:p>
          </table:table-cell>
          <table:table-cell table:style-name="ce34" office:value-type="float" office:value="0.92121324095331" calcext:value-type="float">
            <text:p>0,92121324095331</text:p>
          </table:table-cell>
          <table:table-cell table:style-name="ce34" office:value-type="float" office:value="0.950219064216981" calcext:value-type="float">
            <text:p>0,950219064216981</text:p>
          </table:table-cell>
          <table:table-cell table:style-name="ce34" office:value-type="float" office:value="0.88134958001141" calcext:value-type="float">
            <text:p>0,88134958001141</text:p>
          </table:table-cell>
          <table:table-cell table:style-name="ce34" office:value-type="float" office:value="0.76628190632251" calcext:value-type="float">
            <text:p>0,76628190632251</text:p>
          </table:table-cell>
          <table:table-cell table:style-name="ce34" office:value-type="float" office:value="0.645581389675991" calcext:value-type="float">
            <text:p>0,645581389675991</text:p>
          </table:table-cell>
          <table:table-cell table:style-name="ce34" office:value-type="float" office:value="0.537424360738241" calcext:value-type="float">
            <text:p>0,537424360738241</text:p>
          </table:table-cell>
          <table:table-cell table:style-name="ce34" office:value-type="float" office:value="0.44759476086661" calcext:value-type="float">
            <text:p>0,44759476086661</text:p>
          </table:table-cell>
          <table:table-cell table:style-name="ce34" office:value-type="float" office:value="0.377245166447161" calcext:value-type="float">
            <text:p>0,377245166447161</text:p>
          </table:table-cell>
          <table:table-cell table:style-name="ce34" office:value-type="float" office:value="0.326900847074621" calcext:value-type="float">
            <text:p>0,326900847074621</text:p>
          </table:table-cell>
          <table:table-cell table:style-name="ce34" office:value-type="float" office:value="0.294105829599611" calcext:value-type="float">
            <text:p>0,294105829599611</text:p>
          </table:table-cell>
          <table:table-cell table:style-name="ce34" office:value-type="float" office:value="0.278226673514091" calcext:value-type="float">
            <text:p>0,278226673514091</text:p>
          </table:table-cell>
          <table:table-cell table:style-name="ce34" office:value-type="float" office:value="0.277499120845761" calcext:value-type="float">
            <text:p>0,277499120845761</text:p>
          </table:table-cell>
          <table:table-cell table:style-name="ce34" office:value-type="float" office:value="0.291802201429111" calcext:value-type="float">
            <text:p>0,291802201429111</text:p>
          </table:table-cell>
          <table:table-cell table:style-name="ce34" office:value-type="float" office:value="0.321777812166941" calcext:value-type="float">
            <text:p>0,321777812166941</text:p>
          </table:table-cell>
          <table:table-cell table:style-name="ce34" office:value-type="float" office:value="0.368213286416251" calcext:value-type="float">
            <text:p>0,368213286416251</text:p>
          </table:table-cell>
          <table:table-cell table:style-name="ce34" office:value-type="float" office:value="0.433034504524941" calcext:value-type="float">
            <text:p>0,433034504524941</text:p>
          </table:table-cell>
          <table:table-cell table:style-name="ce34" office:value-type="float" office:value="0.517665962266381" calcext:value-type="float">
            <text:p>0,517665962266381</text:p>
          </table:table-cell>
          <table:table-cell table:style-name="ce34" office:value-type="float" office:value="0.619859615311641" calcext:value-type="float">
            <text:p>0,619859615311641</text:p>
          </table:table-cell>
          <table:table-cell table:style-name="ce34" office:value-type="float" office:value="0.73346309299391" calcext:value-type="float">
            <text:p>0,73346309299391</text:p>
          </table:table-cell>
          <table:table-cell table:style-name="ce34" office:value-type="float" office:value="0.839438946639251" calcext:value-type="float">
            <text:p>0,839438946639251</text:p>
          </table:table-cell>
          <table:table-cell table:style-name="ce34" office:value-type="float" office:value="0.896147168830451" calcext:value-type="float">
            <text:p>0,896147168830451</text:p>
          </table:table-cell>
          <table:table-cell table:style-name="ce34" office:value-type="float" office:value="0.851112071872111" calcext:value-type="float">
            <text:p>0,851112071872111</text:p>
          </table:table-cell>
          <table:table-cell table:style-name="ce34" office:value-type="float" office:value="0.75775562399921" calcext:value-type="float">
            <text:p>0,75775562399921</text:p>
          </table:table-cell>
          <table:table-cell table:style-name="ce34" office:value-type="float" office:value="0.65680123719951" calcext:value-type="float">
            <text:p>0,65680123719951</text:p>
          </table:table-cell>
          <table:table-cell table:style-name="ce34" office:value-type="float" office:value="0.568567007963511" calcext:value-type="float">
            <text:p>0,568567007963511</text:p>
          </table:table-cell>
          <table:table-cell table:style-name="ce34" office:value-type="float" office:value="0.500288716880521" calcext:value-type="float">
            <text:p>0,500288716880521</text:p>
          </table:table-cell>
          <table:table-cell table:style-name="ce34" office:value-type="float" office:value="0.45453651541651" calcext:value-type="float">
            <text:p>0,45453651541651</text:p>
          </table:table-cell>
          <table:table-cell table:style-name="ce34" office:value-type="float" office:value="0.431781131682941" calcext:value-type="float">
            <text:p>0,431781131682941</text:p>
          </table:table-cell>
        </table:table-row>
        <table:table-row table:style-name="ro4">
          <table:table-cell table:style-name="ce34" office:value-type="float" office:value="0.620979480681391" calcext:value-type="float">
            <text:p>0,620979480681391</text:p>
          </table:table-cell>
          <table:table-cell table:style-name="ce34" office:value-type="float" office:value="0.62237083030521" calcext:value-type="float">
            <text:p>0,62237083030521</text:p>
          </table:table-cell>
          <table:table-cell table:style-name="ce34" office:value-type="float" office:value="0.622190672796641" calcext:value-type="float">
            <text:p>0,622190672796641</text:p>
          </table:table-cell>
          <table:table-cell table:style-name="ce34" office:value-type="float" office:value="0.613514910966641" calcext:value-type="float">
            <text:p>0,613514910966641</text:p>
          </table:table-cell>
          <table:table-cell table:style-name="ce34" office:value-type="float" office:value="0.593756730476621" calcext:value-type="float">
            <text:p>0,593756730476621</text:p>
          </table:table-cell>
          <table:table-cell table:style-name="ce34" office:value-type="float" office:value="0.567856071079361" calcext:value-type="float">
            <text:p>0,567856071079361</text:p>
          </table:table-cell>
          <table:table-cell table:style-name="ce34" office:value-type="float" office:value="0.541836413600671" calcext:value-type="float">
            <text:p>0,541836413600671</text:p>
          </table:table-cell>
          <table:table-cell table:style-name="ce34" office:value-type="float" office:value="0.525572033493111" calcext:value-type="float">
            <text:p>0,525572033493111</text:p>
          </table:table-cell>
          <table:table-cell table:style-name="ce34" office:value-type="float" office:value="0.521933053232341" calcext:value-type="float">
            <text:p>0,521933053232341</text:p>
          </table:table-cell>
          <table:table-cell table:style-name="ce34" office:value-type="float" office:value="0.534690563626051" calcext:value-type="float">
            <text:p>0,534690563626051</text:p>
          </table:table-cell>
          <table:table-cell table:style-name="ce34" office:value-type="float" office:value="0.563701096391481" calcext:value-type="float">
            <text:p>0,563701096391481</text:p>
          </table:table-cell>
          <table:table-cell table:style-name="ce34" office:value-type="float" office:value="0.605167554811741" calcext:value-type="float">
            <text:p>0,605167554811741</text:p>
          </table:table-cell>
          <table:table-cell table:style-name="ce34" office:value-type="float" office:value="0.653786431800771" calcext:value-type="float">
            <text:p>0,653786431800771</text:p>
          </table:table-cell>
          <table:table-cell table:style-name="ce34" office:value-type="float" office:value="0.696827182169161" calcext:value-type="float">
            <text:p>0,696827182169161</text:p>
          </table:table-cell>
          <table:table-cell table:style-name="ce34" office:value-type="float" office:value="0.717119673112641" calcext:value-type="float">
            <text:p>0,717119673112641</text:p>
          </table:table-cell>
          <table:table-cell table:style-name="ce34" office:value-type="float" office:value="0.700662535842331" calcext:value-type="float">
            <text:p>0,700662535842331</text:p>
          </table:table-cell>
          <table:table-cell table:style-name="ce34" office:value-type="float" office:value="0.662047511921471" calcext:value-type="float">
            <text:p>0,662047511921471</text:p>
          </table:table-cell>
          <table:table-cell table:style-name="ce34" office:value-type="float" office:value="0.618344735074731" calcext:value-type="float">
            <text:p>0,618344735074731</text:p>
          </table:table-cell>
          <table:table-cell table:style-name="ce34" office:value-type="float" office:value="0.583417119524991" calcext:value-type="float">
            <text:p>0,583417119524991</text:p>
          </table:table-cell>
          <table:table-cell table:style-name="ce34" office:value-type="float" office:value="0.56263609147261" calcext:value-type="float">
            <text:p>0,56263609147261</text:p>
          </table:table-cell>
          <table:table-cell table:style-name="ce34" office:value-type="float" office:value="0.559291272622381" calcext:value-type="float">
            <text:p>0,559291272622381</text:p>
          </table:table-cell>
          <table:table-cell table:style-name="ce34" office:value-type="float" office:value="0.574635875819221" calcext:value-type="float">
            <text:p>0,574635875819221</text:p>
          </table:table-cell>
          <table:table-cell table:style-name="ce34" office:value-type="float" office:value="0.60381187105571" calcext:value-type="float">
            <text:p>0,60381187105571</text:p>
          </table:table-cell>
          <table:table-cell table:style-name="ce34" office:value-type="float" office:value="0.6410761930171" calcext:value-type="float">
            <text:p>0,6410761930171</text:p>
          </table:table-cell>
          <table:table-cell table:style-name="ce34" office:value-type="float" office:value="0.670131787921271" calcext:value-type="float">
            <text:p>0,670131787921271</text:p>
          </table:table-cell>
          <table:table-cell table:style-name="ce34" office:value-type="float" office:value="0.674001214406541" calcext:value-type="float">
            <text:p>0,674001214406541</text:p>
          </table:table-cell>
          <table:table-cell table:style-name="ce34" office:value-type="float" office:value="0.636851398308981" calcext:value-type="float">
            <text:p>0,636851398308981</text:p>
          </table:table-cell>
          <table:table-cell table:style-name="ce34" office:value-type="float" office:value="0.573079602103161" calcext:value-type="float">
            <text:p>0,573079602103161</text:p>
          </table:table-cell>
          <table:table-cell table:style-name="ce34" office:value-type="float" office:value="0.499663007657821" calcext:value-type="float">
            <text:p>0,499663007657821</text:p>
          </table:table-cell>
          <table:table-cell table:style-name="ce34" office:value-type="float" office:value="0.429881534553671" calcext:value-type="float">
            <text:p>0,429881534553671</text:p>
          </table:table-cell>
          <table:table-cell table:style-name="ce34" office:value-type="float" office:value="0.366599197969681" calcext:value-type="float">
            <text:p>0,366599197969681</text:p>
          </table:table-cell>
          <table:table-cell table:style-name="ce34" office:value-type="float" office:value="0.316084371151481" calcext:value-type="float">
            <text:p>0,316084371151481</text:p>
          </table:table-cell>
          <table:table-cell table:style-name="ce34" office:value-type="float" office:value="0.278443950233131" calcext:value-type="float">
            <text:p>0,278443950233131</text:p>
          </table:table-cell>
          <table:table-cell table:style-name="ce34" office:value-type="float" office:value="0.25347068767291" calcext:value-type="float">
            <text:p>0,25347068767291</text:p>
          </table:table-cell>
          <table:table-cell table:style-name="ce34" office:value-type="float" office:value="0.241504660622471" calcext:value-type="float">
            <text:p>0,241504660622471</text:p>
          </table:table-cell>
          <table:table-cell table:style-name="ce34" office:value-type="float" office:value="0.241011064809351" calcext:value-type="float">
            <text:p>0,241011064809351</text:p>
          </table:table-cell>
          <table:table-cell table:style-name="ce34" office:value-type="float" office:value="0.251522176514471" calcext:value-type="float">
            <text:p>0,251522176514471</text:p>
          </table:table-cell>
          <table:table-cell table:style-name="ce34" office:value-type="float" office:value="0.274403671119611" calcext:value-type="float">
            <text:p>0,274403671119611</text:p>
          </table:table-cell>
          <table:table-cell table:style-name="ce34" office:value-type="float" office:value="0.308318710639121" calcext:value-type="float">
            <text:p>0,308318710639121</text:p>
          </table:table-cell>
          <table:table-cell table:style-name="ce34" office:value-type="float" office:value="0.354337027303711" calcext:value-type="float">
            <text:p>0,354337027303711</text:p>
          </table:table-cell>
          <table:table-cell table:style-name="ce34" office:value-type="float" office:value="0.412190415095191" calcext:value-type="float">
            <text:p>0,412190415095191</text:p>
          </table:table-cell>
          <table:table-cell table:style-name="ce34" office:value-type="float" office:value="0.476986113657131" calcext:value-type="float">
            <text:p>0,476986113657131</text:p>
          </table:table-cell>
          <table:table-cell table:style-name="ce34" office:value-type="float" office:value="0.544175066468561" calcext:value-type="float">
            <text:p>0,544175066468561</text:p>
          </table:table-cell>
          <table:table-cell table:style-name="ce34" office:value-type="float" office:value="0.600048019029641" calcext:value-type="float">
            <text:p>0,600048019029641</text:p>
          </table:table-cell>
          <table:table-cell table:style-name="ce34" office:value-type="float" office:value="0.627576160682631" calcext:value-type="float">
            <text:p>0,627576160682631</text:p>
          </table:table-cell>
          <table:table-cell table:style-name="ce34" office:value-type="float" office:value="0.610564097349611" calcext:value-type="float">
            <text:p>0,610564097349611</text:p>
          </table:table-cell>
          <table:table-cell table:style-name="ce34" office:value-type="float" office:value="0.565203346772051" calcext:value-type="float">
            <text:p>0,565203346772051</text:p>
          </table:table-cell>
          <table:table-cell table:style-name="ce34" office:value-type="float" office:value="0.508978424070761" calcext:value-type="float">
            <text:p>0,508978424070761</text:p>
          </table:table-cell>
          <table:table-cell table:style-name="ce34" office:value-type="float" office:value="0.455130236343281" calcext:value-type="float">
            <text:p>0,455130236343281</text:p>
          </table:table-cell>
          <table:table-cell table:style-name="ce34" office:value-type="float" office:value="0.410527169925521" calcext:value-type="float">
            <text:p>0,410527169925521</text:p>
          </table:table-cell>
          <table:table-cell table:style-name="ce34" office:value-type="float" office:value="0.380332795590811" calcext:value-type="float">
            <text:p>0,380332795590811</text:p>
          </table:table-cell>
          <table:table-cell table:style-name="ce34" office:value-type="float" office:value="0.364232037643431" calcext:value-type="float">
            <text:p>0,364232037643431</text:p>
          </table:table-cell>
        </table:table-row>
        <table:table-row table:style-name="ro4">
          <table:table-cell table:style-name="ce34" office:value-type="float" office:value="0.485155577209671" calcext:value-type="float">
            <text:p>0,485155577209671</text:p>
          </table:table-cell>
          <table:table-cell table:style-name="ce34" office:value-type="float" office:value="0.484090919114121" calcext:value-type="float">
            <text:p>0,484090919114121</text:p>
          </table:table-cell>
          <table:table-cell table:style-name="ce34" office:value-type="float" office:value="0.481118359947221" calcext:value-type="float">
            <text:p>0,481118359947221</text:p>
          </table:table-cell>
          <table:table-cell table:style-name="ce34" office:value-type="float" office:value="0.474188996257431" calcext:value-type="float">
            <text:p>0,474188996257431</text:p>
          </table:table-cell>
          <table:table-cell table:style-name="ce34" office:value-type="float" office:value="0.462019741108761" calcext:value-type="float">
            <text:p>0,462019741108761</text:p>
          </table:table-cell>
          <table:table-cell table:style-name="ce34" office:value-type="float" office:value="0.447667281486241" calcext:value-type="float">
            <text:p>0,447667281486241</text:p>
          </table:table-cell>
          <table:table-cell table:style-name="ce34" office:value-type="float" office:value="0.433428480833971" calcext:value-type="float">
            <text:p>0,433428480833971</text:p>
          </table:table-cell>
          <table:table-cell table:style-name="ce34" office:value-type="float" office:value="0.424610189867941" calcext:value-type="float">
            <text:p>0,424610189867941</text:p>
          </table:table-cell>
          <table:table-cell table:style-name="ce34" office:value-type="float" office:value="0.423884394624131" calcext:value-type="float">
            <text:p>0,423884394624131</text:p>
          </table:table-cell>
          <table:table-cell table:style-name="ce34" office:value-type="float" office:value="0.433216698996131" calcext:value-type="float">
            <text:p>0,433216698996131</text:p>
          </table:table-cell>
          <table:table-cell table:style-name="ce34" office:value-type="float" office:value="0.451409450901461" calcext:value-type="float">
            <text:p>0,451409450901461</text:p>
          </table:table-cell>
          <table:table-cell table:style-name="ce34" office:value-type="float" office:value="0.475997421925441" calcext:value-type="float">
            <text:p>0,475997421925441</text:p>
          </table:table-cell>
          <table:table-cell table:style-name="ce34" office:value-type="float" office:value="0.502534876271881" calcext:value-type="float">
            <text:p>0,502534876271881</text:p>
          </table:table-cell>
          <table:table-cell table:style-name="ce34" office:value-type="float" office:value="0.524690842669061" calcext:value-type="float">
            <text:p>0,524690842669061</text:p>
          </table:table-cell>
          <table:table-cell table:style-name="ce34" office:value-type="float" office:value="0.535137434780451" calcext:value-type="float">
            <text:p>0,535137434780451</text:p>
          </table:table-cell>
          <table:table-cell table:style-name="ce34" office:value-type="float" office:value="0.528774948746651" calcext:value-type="float">
            <text:p>0,528774948746651</text:p>
          </table:table-cell>
          <table:table-cell table:style-name="ce34" office:value-type="float" office:value="0.510622525084491" calcext:value-type="float">
            <text:p>0,510622525084491</text:p>
          </table:table-cell>
          <table:table-cell table:style-name="ce34" office:value-type="float" office:value="0.488073191936051" calcext:value-type="float">
            <text:p>0,488073191936051</text:p>
          </table:table-cell>
          <table:table-cell table:style-name="ce34" office:value-type="float" office:value="0.468771024590641" calcext:value-type="float">
            <text:p>0,468771024590641</text:p>
          </table:table-cell>
          <table:table-cell table:style-name="ce34" office:value-type="float" office:value="0.455944163986551" calcext:value-type="float">
            <text:p>0,455944163986551</text:p>
          </table:table-cell>
          <table:table-cell table:style-name="ce34" office:value-type="float" office:value="0.453391114360371" calcext:value-type="float">
            <text:p>0,453391114360371</text:p>
          </table:table-cell>
          <table:table-cell table:style-name="ce34" office:value-type="float" office:value="0.460640791531681" calcext:value-type="float">
            <text:p>0,460640791531681</text:p>
          </table:table-cell>
          <table:table-cell table:style-name="ce34" office:value-type="float" office:value="0.475388963381011" calcext:value-type="float">
            <text:p>0,475388963381011</text:p>
          </table:table-cell>
          <table:table-cell table:style-name="ce34" office:value-type="float" office:value="0.491966443077571" calcext:value-type="float">
            <text:p>0,491966443077571</text:p>
          </table:table-cell>
          <table:table-cell table:style-name="ce34" office:value-type="float" office:value="0.502340594656181" calcext:value-type="float">
            <text:p>0,502340594656181</text:p>
          </table:table-cell>
          <table:table-cell table:style-name="ce34" office:value-type="float" office:value="0.498195480899841" calcext:value-type="float">
            <text:p>0,498195480899841</text:p>
          </table:table-cell>
          <table:table-cell table:style-name="ce34" office:value-type="float" office:value="0.474410475759181" calcext:value-type="float">
            <text:p>0,474410475759181</text:p>
          </table:table-cell>
          <table:table-cell table:style-name="ce34" office:value-type="float" office:value="0.435386424664751" calcext:value-type="float">
            <text:p>0,435386424664751</text:p>
          </table:table-cell>
          <table:table-cell table:style-name="ce34" office:value-type="float" office:value="0.39014485227991" calcext:value-type="float">
            <text:p>0,39014485227991</text:p>
          </table:table-cell>
          <table:table-cell table:style-name="ce34" office:value-type="float" office:value="0.343424921690731" calcext:value-type="float">
            <text:p>0,343424921690731</text:p>
          </table:table-cell>
          <table:table-cell table:style-name="ce34" office:value-type="float" office:value="0.300500834137741" calcext:value-type="float">
            <text:p>0,300500834137741</text:p>
          </table:table-cell>
          <table:table-cell table:style-name="ce34" office:value-type="float" office:value="0.263619810432361" calcext:value-type="float">
            <text:p>0,263619810432361</text:p>
          </table:table-cell>
          <table:table-cell table:style-name="ce34" office:value-type="float" office:value="0.236394331538971" calcext:value-type="float">
            <text:p>0,236394331538971</text:p>
          </table:table-cell>
          <table:table-cell table:style-name="ce34" office:value-type="float" office:value="0.218162264432111" calcext:value-type="float">
            <text:p>0,218162264432111</text:p>
          </table:table-cell>
          <table:table-cell table:style-name="ce34" office:value-type="float" office:value="0.208983038726811" calcext:value-type="float">
            <text:p>0,208983038726811</text:p>
          </table:table-cell>
          <table:table-cell table:style-name="ce34" office:value-type="float" office:value="0.208533842872891" calcext:value-type="float">
            <text:p>0,208533842872891</text:p>
          </table:table-cell>
          <table:table-cell table:style-name="ce34" office:value-type="float" office:value="0.216718954319161" calcext:value-type="float">
            <text:p>0,216718954319161</text:p>
          </table:table-cell>
          <table:table-cell table:style-name="ce34" office:value-type="float" office:value="0.233111537886821" calcext:value-type="float">
            <text:p>0,233111537886821</text:p>
          </table:table-cell>
          <table:table-cell table:style-name="ce34" office:value-type="float" office:value="0.257561100180461" calcext:value-type="float">
            <text:p>0,257561100180461</text:p>
          </table:table-cell>
          <table:table-cell table:style-name="ce34" office:value-type="float" office:value="0.290019519459971" calcext:value-type="float">
            <text:p>0,290019519459971</text:p>
          </table:table-cell>
          <table:table-cell table:style-name="ce34" office:value-type="float" office:value="0.328487505513611" calcext:value-type="float">
            <text:p>0,328487505513611</text:p>
          </table:table-cell>
          <table:table-cell table:style-name="ce34" office:value-type="float" office:value="0.370199298478831" calcext:value-type="float">
            <text:p>0,370199298478831</text:p>
          </table:table-cell>
          <table:table-cell table:style-name="ce34" office:value-type="float" office:value="0.410268662481811" calcext:value-type="float">
            <text:p>0,410268662481811</text:p>
          </table:table-cell>
          <table:table-cell table:style-name="ce34" office:value-type="float" office:value="0.442837590327061" calcext:value-type="float">
            <text:p>0,442837590327061</text:p>
          </table:table-cell>
          <table:table-cell table:style-name="ce34" office:value-type="float" office:value="0.458302690965591" calcext:value-type="float">
            <text:p>0,458302690965591</text:p>
          </table:table-cell>
          <table:table-cell table:style-name="ce34" office:value-type="float" office:value="0.452061715414521" calcext:value-type="float">
            <text:p>0,452061715414521</text:p>
          </table:table-cell>
          <table:table-cell table:style-name="ce34" office:value-type="float" office:value="0.428595674527251" calcext:value-type="float">
            <text:p>0,428595674527251</text:p>
          </table:table-cell>
          <table:table-cell table:style-name="ce34" office:value-type="float" office:value="0.397151621156071" calcext:value-type="float">
            <text:p>0,397151621156071</text:p>
          </table:table-cell>
          <table:table-cell table:style-name="ce34" office:value-type="float" office:value="0.364684503118641" calcext:value-type="float">
            <text:p>0,364684503118641</text:p>
          </table:table-cell>
          <table:table-cell table:style-name="ce34" office:value-type="float" office:value="0.336696401940561" calcext:value-type="float">
            <text:p>0,336696401940561</text:p>
          </table:table-cell>
          <table:table-cell table:style-name="ce34" office:value-type="float" office:value="0.316832756470231" calcext:value-type="float">
            <text:p>0,316832756470231</text:p>
          </table:table-cell>
          <table:table-cell table:style-name="ce34" office:value-type="float" office:value="0.306477578472541" calcext:value-type="float">
            <text:p>0,306477578472541</text:p>
          </table:table-cell>
        </table:table-row>
        <table:table-row table:style-name="ro4">
          <table:table-cell table:style-name="ce34" office:value-type="float" office:value="0.384207739721171" calcext:value-type="float">
            <text:p>0,384207739721171</text:p>
          </table:table-cell>
          <table:table-cell table:style-name="ce34" office:value-type="float" office:value="0.382284936021161" calcext:value-type="float">
            <text:p>0,382284936021161</text:p>
          </table:table-cell>
          <table:table-cell table:style-name="ce34" office:value-type="float" office:value="0.379455422968511" calcext:value-type="float">
            <text:p>0,379455422968511</text:p>
          </table:table-cell>
          <table:table-cell table:style-name="ce34" office:value-type="float" office:value="0.373988664915811" calcext:value-type="float">
            <text:p>0,373988664915811</text:p>
          </table:table-cell>
          <table:table-cell table:style-name="ce34" office:value-type="float" office:value="0.367232229797191" calcext:value-type="float">
            <text:p>0,367232229797191</text:p>
          </table:table-cell>
          <table:table-cell table:style-name="ce34" office:value-type="float" office:value="0.358776466125631" calcext:value-type="float">
            <text:p>0,358776466125631</text:p>
          </table:table-cell>
          <table:table-cell table:style-name="ce34" office:value-type="float" office:value="0.350587925412221" calcext:value-type="float">
            <text:p>0,350587925412221</text:p>
          </table:table-cell>
          <table:table-cell table:style-name="ce34" office:value-type="float" office:value="0.345984845399821" calcext:value-type="float">
            <text:p>0,345984845399821</text:p>
          </table:table-cell>
          <table:table-cell table:style-name="ce34" office:value-type="float" office:value="0.346205116999611" calcext:value-type="float">
            <text:p>0,346205116999611</text:p>
          </table:table-cell>
          <table:table-cell table:style-name="ce34" office:value-type="float" office:value="0.352140942012391" calcext:value-type="float">
            <text:p>0,352140942012391</text:p>
          </table:table-cell>
          <table:table-cell table:style-name="ce34" office:value-type="float" office:value="0.364068087868331" calcext:value-type="float">
            <text:p>0,364068087868331</text:p>
          </table:table-cell>
          <table:table-cell table:style-name="ce34" office:value-type="float" office:value="0.378210234213911" calcext:value-type="float">
            <text:p>0,378210234213911</text:p>
          </table:table-cell>
          <table:table-cell table:style-name="ce34" office:value-type="float" office:value="0.393099279097611" calcext:value-type="float">
            <text:p>0,393099279097611</text:p>
          </table:table-cell>
          <table:table-cell table:style-name="ce34" office:value-type="float" office:value="0.404966760381911" calcext:value-type="float">
            <text:p>0,404966760381911</text:p>
          </table:table-cell>
          <table:table-cell table:style-name="ce34" office:value-type="float" office:value="0.411309411189741" calcext:value-type="float">
            <text:p>0,411309411189741</text:p>
          </table:table-cell>
          <table:table-cell table:style-name="ce34" office:value-type="float" office:value="0.409463271946881" calcext:value-type="float">
            <text:p>0,409463271946881</text:p>
          </table:table-cell>
          <table:table-cell table:style-name="ce34" office:value-type="float" office:value="0.400949785998161" calcext:value-type="float">
            <text:p>0,400949785998161</text:p>
          </table:table-cell>
          <table:table-cell table:style-name="ce34" office:value-type="float" office:value="0.389778371352051" calcext:value-type="float">
            <text:p>0,389778371352051</text:p>
          </table:table-cell>
          <table:table-cell table:style-name="ce34" office:value-type="float" office:value="0.378889647696051" calcext:value-type="float">
            <text:p>0,378889647696051</text:p>
          </table:table-cell>
          <table:table-cell table:style-name="ce34" office:value-type="float" office:value="0.371536892971021" calcext:value-type="float">
            <text:p>0,371536892971021</text:p>
          </table:table-cell>
          <table:table-cell table:style-name="ce34" office:value-type="float" office:value="0.369121661585751" calcext:value-type="float">
            <text:p>0,369121661585751</text:p>
          </table:table-cell>
          <table:table-cell table:style-name="ce34" office:value-type="float" office:value="0.37241471014011" calcext:value-type="float">
            <text:p>0,37241471014011</text:p>
          </table:table-cell>
          <table:table-cell table:style-name="ce34" office:value-type="float" office:value="0.378771275658981" calcext:value-type="float">
            <text:p>0,378771275658981</text:p>
          </table:table-cell>
          <table:table-cell table:style-name="ce34" office:value-type="float" office:value="0.385465941816161" calcext:value-type="float">
            <text:p>0,385465941816161</text:p>
          </table:table-cell>
          <table:table-cell table:style-name="ce34" office:value-type="float" office:value="0.387223962468271" calcext:value-type="float">
            <text:p>0,387223962468271</text:p>
          </table:table-cell>
          <table:table-cell table:style-name="ce34" office:value-type="float" office:value="0.380541377453551" calcext:value-type="float">
            <text:p>0,380541377453551</text:p>
          </table:table-cell>
          <table:table-cell table:style-name="ce34" office:value-type="float" office:value="0.36347729085661" calcext:value-type="float">
            <text:p>0,36347729085661</text:p>
          </table:table-cell>
          <table:table-cell table:style-name="ce34" office:value-type="float" office:value="0.338262381357161" calcext:value-type="float">
            <text:p>0,338262381357161</text:p>
          </table:table-cell>
          <table:table-cell table:style-name="ce34" office:value-type="float" office:value="0.308138765467081" calcext:value-type="float">
            <text:p>0,308138765467081</text:p>
          </table:table-cell>
          <table:table-cell table:style-name="ce34" office:value-type="float" office:value="0.277779085133811" calcext:value-type="float">
            <text:p>0,277779085133811</text:p>
          </table:table-cell>
          <table:table-cell table:style-name="ce34" office:value-type="float" office:value="0.247044967154751" calcext:value-type="float">
            <text:p>0,247044967154751</text:p>
          </table:table-cell>
          <table:table-cell table:style-name="ce34" office:value-type="float" office:value="0.221528746883821" calcext:value-type="float">
            <text:p>0,221528746883821</text:p>
          </table:table-cell>
          <table:table-cell table:style-name="ce34" office:value-type="float" office:value="0.201537550233571" calcext:value-type="float">
            <text:p>0,201537550233571</text:p>
          </table:table-cell>
          <table:table-cell table:style-name="ce34" office:value-type="float" office:value="0.188365064904811" calcext:value-type="float">
            <text:p>0,188365064904811</text:p>
          </table:table-cell>
          <table:table-cell table:style-name="ce34" office:value-type="float" office:value="0.181959830639541" calcext:value-type="float">
            <text:p>0,181959830639541</text:p>
          </table:table-cell>
          <table:table-cell table:style-name="ce34" office:value-type="float" office:value="0.181643695045941" calcext:value-type="float">
            <text:p>0,181643695045941</text:p>
          </table:table-cell>
          <table:table-cell table:style-name="ce34" office:value-type="float" office:value="0.187235738265781" calcext:value-type="float">
            <text:p>0,187235738265781</text:p>
          </table:table-cell>
          <table:table-cell table:style-name="ce34" office:value-type="float" office:value="0.19914789744881" calcext:value-type="float">
            <text:p>0,19914789744881</text:p>
          </table:table-cell>
          <table:table-cell table:style-name="ce34" office:value-type="float" office:value="0.216695052929831" calcext:value-type="float">
            <text:p>0,216695052929831</text:p>
          </table:table-cell>
          <table:table-cell table:style-name="ce34" office:value-type="float" office:value="0.238919400592281" calcext:value-type="float">
            <text:p>0,238919400592281</text:p>
          </table:table-cell>
          <table:table-cell table:style-name="ce34" office:value-type="float" office:value="0.265085042613371" calcext:value-type="float">
            <text:p>0,265085042613371</text:p>
          </table:table-cell>
          <table:table-cell table:style-name="ce34" office:value-type="float" office:value="0.291356044008191" calcext:value-type="float">
            <text:p>0,291356044008191</text:p>
          </table:table-cell>
          <table:table-cell table:style-name="ce34" office:value-type="float" office:value="0.316650301176421" calcext:value-type="float">
            <text:p>0,316650301176421</text:p>
          </table:table-cell>
          <table:table-cell table:style-name="ce34" office:value-type="float" office:value="0.336241921283021" calcext:value-type="float">
            <text:p>0,336241921283021</text:p>
          </table:table-cell>
          <table:table-cell table:style-name="ce34" office:value-type="float" office:value="0.346746454999121" calcext:value-type="float">
            <text:p>0,346746454999121</text:p>
          </table:table-cell>
          <table:table-cell table:style-name="ce34" office:value-type="float" office:value="0.344407385525681" calcext:value-type="float">
            <text:p>0,344407385525681</text:p>
          </table:table-cell>
          <table:table-cell table:style-name="ce34" office:value-type="float" office:value="0.332358007686291" calcext:value-type="float">
            <text:p>0,332358007686291</text:p>
          </table:table-cell>
          <table:table-cell table:style-name="ce34" office:value-type="float" office:value="0.314384289198221" calcext:value-type="float">
            <text:p>0,314384289198221</text:p>
          </table:table-cell>
          <table:table-cell table:style-name="ce34" office:value-type="float" office:value="0.295222593914151" calcext:value-type="float">
            <text:p>0,295222593914151</text:p>
          </table:table-cell>
          <table:table-cell table:style-name="ce34" office:value-type="float" office:value="0.27803490971571" calcext:value-type="float">
            <text:p>0,27803490971571</text:p>
          </table:table-cell>
          <table:table-cell table:style-name="ce34" office:value-type="float" office:value="0.265793341036771" calcext:value-type="float">
            <text:p>0,265793341036771</text:p>
          </table:table-cell>
          <table:table-cell table:style-name="ce34" office:value-type="float" office:value="0.258959191347471" calcext:value-type="float">
            <text:p>0,258959191347471</text:p>
          </table:table-cell>
        </table:table-row>
        <table:table-row table:style-name="ro4">
          <table:table-cell table:style-name="ce34" office:value-type="float" office:value="0.310248424196491" calcext:value-type="float">
            <text:p>0,310248424196491</text:p>
          </table:table-cell>
          <table:table-cell table:style-name="ce34" office:value-type="float" office:value="0.308629213242611" calcext:value-type="float">
            <text:p>0,308629213242611</text:p>
          </table:table-cell>
          <table:table-cell table:style-name="ce34" office:value-type="float" office:value="0.306305721793071" calcext:value-type="float">
            <text:p>0,306305721793071</text:p>
          </table:table-cell>
          <table:table-cell table:style-name="ce34" office:value-type="float" office:value="0.30354586972631" calcext:value-type="float">
            <text:p>0,30354586972631</text:p>
          </table:table-cell>
          <table:table-cell table:style-name="ce34" office:value-type="float" office:value="0.299049572915791" calcext:value-type="float">
            <text:p>0,299049572915791</text:p>
          </table:table-cell>
          <table:table-cell table:style-name="ce34" office:value-type="float" office:value="0.293883036244081" calcext:value-type="float">
            <text:p>0,293883036244081</text:p>
          </table:table-cell>
          <table:table-cell table:style-name="ce34" office:value-type="float" office:value="0.289515664513721" calcext:value-type="float">
            <text:p>0,289515664513721</text:p>
          </table:table-cell>
          <table:table-cell table:style-name="ce34" office:value-type="float" office:value="0.285920211292351" calcext:value-type="float">
            <text:p>0,285920211292351</text:p>
          </table:table-cell>
          <table:table-cell table:style-name="ce34" office:value-type="float" office:value="0.286357815445711" calcext:value-type="float">
            <text:p>0,286357815445711</text:p>
          </table:table-cell>
          <table:table-cell table:style-name="ce34" office:value-type="float" office:value="0.290447713542631" calcext:value-type="float">
            <text:p>0,290447713542631</text:p>
          </table:table-cell>
          <table:table-cell table:style-name="ce34" office:value-type="float" office:value="0.297762779414611" calcext:value-type="float">
            <text:p>0,297762779414611</text:p>
          </table:table-cell>
          <table:table-cell table:style-name="ce34" office:value-type="float" office:value="0.306814438738331" calcext:value-type="float">
            <text:p>0,306814438738331</text:p>
          </table:table-cell>
          <table:table-cell table:style-name="ce34" office:value-type="float" office:value="0.314591198149981" calcext:value-type="float">
            <text:p>0,314591198149981</text:p>
          </table:table-cell>
          <table:table-cell table:style-name="ce34" office:value-type="float" office:value="0.322264755363541" calcext:value-type="float">
            <text:p>0,322264755363541</text:p>
          </table:table-cell>
          <table:table-cell table:style-name="ce34" office:value-type="float" office:value="0.326716183210251" calcext:value-type="float">
            <text:p>0,326716183210251</text:p>
          </table:table-cell>
          <table:table-cell table:style-name="ce34" office:value-type="float" office:value="0.32600497697911" calcext:value-type="float">
            <text:p>0,32600497697911</text:p>
          </table:table-cell>
          <table:table-cell table:style-name="ce34" office:value-type="float" office:value="0.322942286706691" calcext:value-type="float">
            <text:p>0,322942286706691</text:p>
          </table:table-cell>
          <table:table-cell table:style-name="ce34" office:value-type="float" office:value="0.31707849265771" calcext:value-type="float">
            <text:p>0,31707849265771</text:p>
          </table:table-cell>
          <table:table-cell table:style-name="ce34" office:value-type="float" office:value="0.311086115597141" calcext:value-type="float">
            <text:p>0,311086115597141</text:p>
          </table:table-cell>
          <table:table-cell table:style-name="ce34" office:value-type="float" office:value="0.306501690085931" calcext:value-type="float">
            <text:p>0,306501690085931</text:p>
          </table:table-cell>
          <table:table-cell table:style-name="ce34" office:value-type="float" office:value="0.304954546086561" calcext:value-type="float">
            <text:p>0,304954546086561</text:p>
          </table:table-cell>
          <table:table-cell table:style-name="ce34" office:value-type="float" office:value="0.305795997768411" calcext:value-type="float">
            <text:p>0,305795997768411</text:p>
          </table:table-cell>
          <table:table-cell table:style-name="ce34" office:value-type="float" office:value="0.308494239461051" calcext:value-type="float">
            <text:p>0,308494239461051</text:p>
          </table:table-cell>
          <table:table-cell table:style-name="ce34" office:value-type="float" office:value="0.310084630393561" calcext:value-type="float">
            <text:p>0,310084630393561</text:p>
          </table:table-cell>
          <table:table-cell table:style-name="ce34" office:value-type="float" office:value="0.308060698711121" calcext:value-type="float">
            <text:p>0,308060698711121</text:p>
          </table:table-cell>
          <table:table-cell table:style-name="ce34" office:value-type="float" office:value="0.301427680674361" calcext:value-type="float">
            <text:p>0,301427680674361</text:p>
          </table:table-cell>
          <table:table-cell table:style-name="ce34" office:value-type="float" office:value="0.287933910269081" calcext:value-type="float">
            <text:p>0,287933910269081</text:p>
          </table:table-cell>
          <table:table-cell table:style-name="ce34" office:value-type="float" office:value="0.269730943255721" calcext:value-type="float">
            <text:p>0,269730943255721</text:p>
          </table:table-cell>
          <table:table-cell table:style-name="ce34" office:value-type="float" office:value="0.249635993326861" calcext:value-type="float">
            <text:p>0,249635993326861</text:p>
          </table:table-cell>
          <table:table-cell table:style-name="ce34" office:value-type="float" office:value="0.227704685873111" calcext:value-type="float">
            <text:p>0,227704685873111</text:p>
          </table:table-cell>
          <table:table-cell table:style-name="ce34" office:value-type="float" office:value="0.206850578297761" calcext:value-type="float">
            <text:p>0,206850578297761</text:p>
          </table:table-cell>
          <table:table-cell table:style-name="ce34" office:value-type="float" office:value="0.188035759315581" calcext:value-type="float">
            <text:p>0,188035759315581</text:p>
          </table:table-cell>
          <table:table-cell table:style-name="ce34" office:value-type="float" office:value="0.173918640456781" calcext:value-type="float">
            <text:p>0,173918640456781</text:p>
          </table:table-cell>
          <table:table-cell table:style-name="ce34" office:value-type="float" office:value="0.165276064729131" calcext:value-type="float">
            <text:p>0,165276064729131</text:p>
          </table:table-cell>
          <table:table-cell table:style-name="ce34" office:value-type="float" office:value="0.160117525364061" calcext:value-type="float">
            <text:p>0,160117525364061</text:p>
          </table:table-cell>
          <table:table-cell table:style-name="ce34" office:value-type="float" office:value="0.159884281904491" calcext:value-type="float">
            <text:p>0,159884281904491</text:p>
          </table:table-cell>
          <table:table-cell table:style-name="ce34" office:value-type="float" office:value="0.164454254268111" calcext:value-type="float">
            <text:p>0,164454254268111</text:p>
          </table:table-cell>
          <table:table-cell table:style-name="ce34" office:value-type="float" office:value="0.172114817493721" calcext:value-type="float">
            <text:p>0,172114817493721</text:p>
          </table:table-cell>
          <table:table-cell table:style-name="ce34" office:value-type="float" office:value="0.184617537612661" calcext:value-type="float">
            <text:p>0,184617537612661</text:p>
          </table:table-cell>
          <table:table-cell table:style-name="ce34" office:value-type="float" office:value="0.200390586625491" calcext:value-type="float">
            <text:p>0,200390586625491</text:p>
          </table:table-cell>
          <table:table-cell table:style-name="ce34" office:value-type="float" office:value="0.21780171297731" calcext:value-type="float">
            <text:p>0,21780171297731</text:p>
          </table:table-cell>
          <table:table-cell table:style-name="ce34" office:value-type="float" office:value="0.235389126585141" calcext:value-type="float">
            <text:p>0,235389126585141</text:p>
          </table:table-cell>
          <table:table-cell table:style-name="ce34" office:value-type="float" office:value="0.251416097089451" calcext:value-type="float">
            <text:p>0,251416097089451</text:p>
          </table:table-cell>
          <table:table-cell table:style-name="ce34" office:value-type="float" office:value="0.264502134927811" calcext:value-type="float">
            <text:p>0,264502134927811</text:p>
          </table:table-cell>
          <table:table-cell table:style-name="ce34" office:value-type="float" office:value="0.271579859452081" calcext:value-type="float">
            <text:p>0,271579859452081</text:p>
          </table:table-cell>
          <table:table-cell table:style-name="ce34" office:value-type="float" office:value="0.271705183106361" calcext:value-type="float">
            <text:p>0,271705183106361</text:p>
          </table:table-cell>
          <table:table-cell table:style-name="ce34" office:value-type="float" office:value="0.265038344128431" calcext:value-type="float">
            <text:p>0,265038344128431</text:p>
          </table:table-cell>
          <table:table-cell table:style-name="ce34" office:value-type="float" office:value="0.25507871660551" calcext:value-type="float">
            <text:p>0,25507871660551</text:p>
          </table:table-cell>
          <table:table-cell table:style-name="ce34" office:value-type="float" office:value="0.244199454298041" calcext:value-type="float">
            <text:p>0,244199454298041</text:p>
          </table:table-cell>
          <table:table-cell table:style-name="ce34" office:value-type="float" office:value="0.233211691022581" calcext:value-type="float">
            <text:p>0,233211691022581</text:p>
          </table:table-cell>
          <table:table-cell table:style-name="ce34" office:value-type="float" office:value="0.225882952193021" calcext:value-type="float">
            <text:p>0,225882952193021</text:p>
          </table:table-cell>
          <table:table-cell table:style-name="ce34" office:value-type="float" office:value="0.221399169698291" calcext:value-type="float">
            <text:p>0,221399169698291</text:p>
          </table:table-cell>
        </table:table-row>
        <table:table-row table:style-name="ro4">
          <table:table-cell table:style-name="ce34" office:value-type="float" office:value="0.258503887181311" calcext:value-type="float">
            <text:p>0,258503887181311</text:p>
          </table:table-cell>
          <table:table-cell table:style-name="ce34" office:value-type="float" office:value="0.257412895838871" calcext:value-type="float">
            <text:p>0,257412895838871</text:p>
          </table:table-cell>
          <table:table-cell table:style-name="ce34" office:value-type="float" office:value="0.256286496031911" calcext:value-type="float">
            <text:p>0,256286496031911</text:p>
          </table:table-cell>
          <table:table-cell table:style-name="ce34" office:value-type="float" office:value="0.254606293481191" calcext:value-type="float">
            <text:p>0,254606293481191</text:p>
          </table:table-cell>
          <table:table-cell table:style-name="ce34" office:value-type="float" office:value="0.251767591168841" calcext:value-type="float">
            <text:p>0,251767591168841</text:p>
          </table:table-cell>
          <table:table-cell table:style-name="ce34" office:value-type="float" office:value="0.24884426449211" calcext:value-type="float">
            <text:p>0,24884426449211</text:p>
          </table:table-cell>
          <table:table-cell table:style-name="ce34" office:value-type="float" office:value="0.245447110376611" calcext:value-type="float">
            <text:p>0,245447110376611</text:p>
          </table:table-cell>
          <table:table-cell table:style-name="ce34" office:value-type="float" office:value="0.243874949650121" calcext:value-type="float">
            <text:p>0,243874949650121</text:p>
          </table:table-cell>
          <table:table-cell table:style-name="ce34" office:value-type="float" office:value="0.243070929777491" calcext:value-type="float">
            <text:p>0,243070929777491</text:p>
          </table:table-cell>
          <table:table-cell table:style-name="ce34" office:value-type="float" office:value="0.245725531418461" calcext:value-type="float">
            <text:p>0,245725531418461</text:p>
          </table:table-cell>
          <table:table-cell table:style-name="ce34" office:value-type="float" office:value="0.250532964322711" calcext:value-type="float">
            <text:p>0,250532964322711</text:p>
          </table:table-cell>
          <table:table-cell table:style-name="ce34" office:value-type="float" office:value="0.255814720048981" calcext:value-type="float">
            <text:p>0,255814720048981</text:p>
          </table:table-cell>
          <table:table-cell table:style-name="ce34" office:value-type="float" office:value="0.26157495496071" calcext:value-type="float">
            <text:p>0,26157495496071</text:p>
          </table:table-cell>
          <table:table-cell table:style-name="ce34" office:value-type="float" office:value="0.26662512602721" calcext:value-type="float">
            <text:p>0,26662512602721</text:p>
          </table:table-cell>
          <table:table-cell table:style-name="ce34" office:value-type="float" office:value="0.269915688567411" calcext:value-type="float">
            <text:p>0,269915688567411</text:p>
          </table:table-cell>
          <table:table-cell table:style-name="ce34" office:value-type="float" office:value="0.270617277173141" calcext:value-type="float">
            <text:p>0,270617277173141</text:p>
          </table:table-cell>
          <table:table-cell table:style-name="ce34" office:value-type="float" office:value="0.268554356727311" calcext:value-type="float">
            <text:p>0,268554356727311</text:p>
          </table:table-cell>
          <table:table-cell table:style-name="ce34" office:value-type="float" office:value="0.266356670481731" calcext:value-type="float">
            <text:p>0,266356670481731</text:p>
          </table:table-cell>
          <table:table-cell table:style-name="ce34" office:value-type="float" office:value="0.262447345373861" calcext:value-type="float">
            <text:p>0,262447345373861</text:p>
          </table:table-cell>
          <table:table-cell table:style-name="ce34" office:value-type="float" office:value="0.260067016985381" calcext:value-type="float">
            <text:p>0,260067016985381</text:p>
          </table:table-cell>
          <table:table-cell table:style-name="ce34" office:value-type="float" office:value="0.258849187281331" calcext:value-type="float">
            <text:p>0,258849187281331</text:p>
          </table:table-cell>
          <table:table-cell table:style-name="ce34" office:value-type="float" office:value="0.258923933074551" calcext:value-type="float">
            <text:p>0,258923933074551</text:p>
          </table:table-cell>
          <table:table-cell table:style-name="ce34" office:value-type="float" office:value="0.259533209157041" calcext:value-type="float">
            <text:p>0,259533209157041</text:p>
          </table:table-cell>
          <table:table-cell table:style-name="ce34" office:value-type="float" office:value="0.258465938324421" calcext:value-type="float">
            <text:p>0,258465938324421</text:p>
          </table:table-cell>
          <table:table-cell table:style-name="ce34" office:value-type="float" office:value="0.255657517314371" calcext:value-type="float">
            <text:p>0,255657517314371</text:p>
          </table:table-cell>
          <table:table-cell table:style-name="ce34" office:value-type="float" office:value="0.248697011164021" calcext:value-type="float">
            <text:p>0,248697011164021</text:p>
          </table:table-cell>
          <table:table-cell table:style-name="ce34" office:value-type="float" office:value="0.238128596835871" calcext:value-type="float">
            <text:p>0,238128596835871</text:p>
          </table:table-cell>
          <table:table-cell table:style-name="ce34" office:value-type="float" office:value="0.224076532758381" calcext:value-type="float">
            <text:p>0,224076532758381</text:p>
          </table:table-cell>
          <table:table-cell table:style-name="ce34" office:value-type="float" office:value="0.208579332940921" calcext:value-type="float">
            <text:p>0,208579332940921</text:p>
          </table:table-cell>
          <table:table-cell table:style-name="ce34" office:value-type="float" office:value="0.192924341119121" calcext:value-type="float">
            <text:p>0,192924341119121</text:p>
          </table:table-cell>
          <table:table-cell table:style-name="ce34" office:value-type="float" office:value="0.17727733975061" calcext:value-type="float">
            <text:p>0,17727733975061</text:p>
          </table:table-cell>
          <table:table-cell table:style-name="ce34" office:value-type="float" office:value="0.163999524290441" calcext:value-type="float">
            <text:p>0,163999524290441</text:p>
          </table:table-cell>
          <table:table-cell table:style-name="ce34" office:value-type="float" office:value="0.154081984777741" calcext:value-type="float">
            <text:p>0,154081984777741</text:p>
          </table:table-cell>
          <table:table-cell table:style-name="ce34" office:value-type="float" office:value="0.147417091675821" calcext:value-type="float">
            <text:p>0,147417091675821</text:p>
          </table:table-cell>
          <table:table-cell table:style-name="ce34" office:value-type="float" office:value="0.143814521038471" calcext:value-type="float">
            <text:p>0,143814521038471</text:p>
          </table:table-cell>
          <table:table-cell table:style-name="ce34" office:value-type="float" office:value="0.143599791041841" calcext:value-type="float">
            <text:p>0,143599791041841</text:p>
          </table:table-cell>
          <table:table-cell table:style-name="ce34" office:value-type="float" office:value="0.146787765078161" calcext:value-type="float">
            <text:p>0,146787765078161</text:p>
          </table:table-cell>
          <table:table-cell table:style-name="ce34" office:value-type="float" office:value="0.152813207457021" calcext:value-type="float">
            <text:p>0,152813207457021</text:p>
          </table:table-cell>
          <table:table-cell table:style-name="ce34" office:value-type="float" office:value="0.161442955114331" calcext:value-type="float">
            <text:p>0,161442955114331</text:p>
          </table:table-cell>
          <table:table-cell table:style-name="ce34" office:value-type="float" office:value="0.172750957252531" calcext:value-type="float">
            <text:p>0,172750957252531</text:p>
          </table:table-cell>
          <table:table-cell table:style-name="ce34" office:value-type="float" office:value="0.184903182513841" calcext:value-type="float">
            <text:p>0,184903182513841</text:p>
          </table:table-cell>
          <table:table-cell table:style-name="ce34" office:value-type="float" office:value="0.196987603889441" calcext:value-type="float">
            <text:p>0,196987603889441</text:p>
          </table:table-cell>
          <table:table-cell table:style-name="ce34" office:value-type="float" office:value="0.208018707101211" calcext:value-type="float">
            <text:p>0,208018707101211</text:p>
          </table:table-cell>
          <table:table-cell table:style-name="ce34" office:value-type="float" office:value="0.217039670071981" calcext:value-type="float">
            <text:p>0,217039670071981</text:p>
          </table:table-cell>
          <table:table-cell table:style-name="ce34" office:value-type="float" office:value="0.222550998224591" calcext:value-type="float">
            <text:p>0,222550998224591</text:p>
          </table:table-cell>
          <table:table-cell table:style-name="ce34" office:value-type="float" office:value="0.223464472722321" calcext:value-type="float">
            <text:p>0,223464472722321</text:p>
          </table:table-cell>
          <table:table-cell table:style-name="ce34" office:value-type="float" office:value="0.220253001935981" calcext:value-type="float">
            <text:p>0,220253001935981</text:p>
          </table:table-cell>
          <table:table-cell table:style-name="ce34" office:value-type="float" office:value="0.214889618337181" calcext:value-type="float">
            <text:p>0,214889618337181</text:p>
          </table:table-cell>
          <table:table-cell table:style-name="ce34" office:value-type="float" office:value="0.207904297853811" calcext:value-type="float">
            <text:p>0,207904297853811</text:p>
          </table:table-cell>
          <table:table-cell table:style-name="ce34" office:value-type="float" office:value="0.201680937569161" calcext:value-type="float">
            <text:p>0,201680937569161</text:p>
          </table:table-cell>
          <table:table-cell table:style-name="ce34" office:value-type="float" office:value="0.196177383683221" calcext:value-type="float">
            <text:p>0,196177383683221</text:p>
          </table:table-cell>
          <table:table-cell table:style-name="ce34" office:value-type="float" office:value="0.193785373268341" calcext:value-type="float">
            <text:p>0,193785373268341</text:p>
          </table:table-cell>
        </table:table-row>
        <table:table-row table:style-name="ro4">
          <table:table-cell table:style-name="ce34" office:value-type="float" office:value="0.225692370801321" calcext:value-type="float">
            <text:p>0,225692370801321</text:p>
          </table:table-cell>
          <table:table-cell table:style-name="ce34" office:value-type="float" office:value="0.225290363979731" calcext:value-type="float">
            <text:p>0,225290363979731</text:p>
          </table:table-cell>
          <table:table-cell table:style-name="ce34" office:value-type="float" office:value="0.225089827724921" calcext:value-type="float">
            <text:p>0,225089827724921</text:p>
          </table:table-cell>
          <table:table-cell table:style-name="ce34" office:value-type="float" office:value="0.223254984774151" calcext:value-type="float">
            <text:p>0,223254984774151</text:p>
          </table:table-cell>
          <table:table-cell table:style-name="ce34" office:value-type="float" office:value="0.222189794881391" calcext:value-type="float">
            <text:p>0,222189794881391</text:p>
          </table:table-cell>
          <table:table-cell table:style-name="ce34" office:value-type="float" office:value="0.219502996936891" calcext:value-type="float">
            <text:p>0,219502996936891</text:p>
          </table:table-cell>
          <table:table-cell table:style-name="ce34" office:value-type="float" office:value="0.218083542898041" calcext:value-type="float">
            <text:p>0,218083542898041</text:p>
          </table:table-cell>
          <table:table-cell table:style-name="ce34" office:value-type="float" office:value="0.216175069275421" calcext:value-type="float">
            <text:p>0,216175069275421</text:p>
          </table:table-cell>
          <table:table-cell table:style-name="ce34" office:value-type="float" office:value="0.216048796610231" calcext:value-type="float">
            <text:p>0,216048796610231</text:p>
          </table:table-cell>
          <table:table-cell table:style-name="ce34" office:value-type="float" office:value="0.216770973671271" calcext:value-type="float">
            <text:p>0,216770973671271</text:p>
          </table:table-cell>
          <table:table-cell table:style-name="ce34" office:value-type="float" office:value="0.219652968314441" calcext:value-type="float">
            <text:p>0,219652968314441</text:p>
          </table:table-cell>
          <table:table-cell table:style-name="ce34" office:value-type="float" office:value="0.223851731151" calcext:value-type="float">
            <text:p>0,223851731151</text:p>
          </table:table-cell>
          <table:table-cell table:style-name="ce34" office:value-type="float" office:value="0.228433195115021" calcext:value-type="float">
            <text:p>0,228433195115021</text:p>
          </table:table-cell>
          <table:table-cell table:style-name="ce34" office:value-type="float" office:value="0.232400196372891" calcext:value-type="float">
            <text:p>0,232400196372891</text:p>
          </table:table-cell>
          <table:table-cell table:style-name="ce34" office:value-type="float" office:value="0.235489487845721" calcext:value-type="float">
            <text:p>0,235489487845721</text:p>
          </table:table-cell>
          <table:table-cell table:style-name="ce34" office:value-type="float" office:value="0.235607562250591" calcext:value-type="float">
            <text:p>0,235607562250591</text:p>
          </table:table-cell>
          <table:table-cell table:style-name="ce34" office:value-type="float" office:value="0.235720506603081" calcext:value-type="float">
            <text:p>0,235720506603081</text:p>
          </table:table-cell>
          <table:table-cell table:style-name="ce34" office:value-type="float" office:value="0.233238999355681" calcext:value-type="float">
            <text:p>0,233238999355681</text:p>
          </table:table-cell>
          <table:table-cell table:style-name="ce34" office:value-type="float" office:value="0.232054502805251" calcext:value-type="float">
            <text:p>0,232054502805251</text:p>
          </table:table-cell>
          <table:table-cell table:style-name="ce34" office:value-type="float" office:value="0.230247145087611" calcext:value-type="float">
            <text:p>0,230247145087611</text:p>
          </table:table-cell>
          <table:table-cell table:style-name="ce34" office:value-type="float" office:value="0.229642908098221" calcext:value-type="float">
            <text:p>0,229642908098221</text:p>
          </table:table-cell>
          <table:table-cell table:style-name="ce34" office:value-type="float" office:value="0.229556907055751" calcext:value-type="float">
            <text:p>0,229556907055751</text:p>
          </table:table-cell>
          <table:table-cell table:style-name="ce34" office:value-type="float" office:value="0.228314031846721" calcext:value-type="float">
            <text:p>0,228314031846721</text:p>
          </table:table-cell>
          <table:table-cell table:style-name="ce34" office:value-type="float" office:value="0.22714159719521" calcext:value-type="float">
            <text:p>0,22714159719521</text:p>
          </table:table-cell>
          <table:table-cell table:style-name="ce34" office:value-type="float" office:value="0.222694572525131" calcext:value-type="float">
            <text:p>0,222694572525131</text:p>
          </table:table-cell>
          <table:table-cell table:style-name="ce34" office:value-type="float" office:value="0.217038801267971" calcext:value-type="float">
            <text:p>0,217038801267971</text:p>
          </table:table-cell>
          <table:table-cell table:style-name="ce34" office:value-type="float" office:value="0.207559728915551" calcext:value-type="float">
            <text:p>0,207559728915551</text:p>
          </table:table-cell>
          <table:table-cell table:style-name="ce34" office:value-type="float" office:value="0.19645923236181" calcext:value-type="float">
            <text:p>0,19645923236181</text:p>
          </table:table-cell>
          <table:table-cell table:style-name="ce34" office:value-type="float" office:value="0.183177084571141" calcext:value-type="float">
            <text:p>0,183177084571141</text:p>
          </table:table-cell>
          <table:table-cell table:style-name="ce34" office:value-type="float" office:value="0.170392838899991" calcext:value-type="float">
            <text:p>0,170392838899991</text:p>
          </table:table-cell>
          <table:table-cell table:style-name="ce34" office:value-type="float" office:value="0.158514767965681" calcext:value-type="float">
            <text:p>0,158514767965681</text:p>
          </table:table-cell>
          <table:table-cell table:style-name="ce34" office:value-type="float" office:value="0.148949297252341" calcext:value-type="float">
            <text:p>0,148949297252341</text:p>
          </table:table-cell>
          <table:table-cell table:style-name="ce34" office:value-type="float" office:value="0.141007315728791" calcext:value-type="float">
            <text:p>0,141007315728791</text:p>
          </table:table-cell>
          <table:table-cell table:style-name="ce34" office:value-type="float" office:value="0.135536584228911" calcext:value-type="float">
            <text:p>0,135536584228911</text:p>
          </table:table-cell>
          <table:table-cell table:style-name="ce34" office:value-type="float" office:value="0.132600160960351" calcext:value-type="float">
            <text:p>0,132600160960351</text:p>
          </table:table-cell>
          <table:table-cell table:style-name="ce34" office:value-type="float" office:value="0.132446336120351" calcext:value-type="float">
            <text:p>0,132446336120351</text:p>
          </table:table-cell>
          <table:table-cell table:style-name="ce34" office:value-type="float" office:value="0.134998158377391" calcext:value-type="float">
            <text:p>0,134998158377391</text:p>
          </table:table-cell>
          <table:table-cell table:style-name="ce34" office:value-type="float" office:value="0.140006372089871" calcext:value-type="float">
            <text:p>0,140006372089871</text:p>
          </table:table-cell>
          <table:table-cell table:style-name="ce34" office:value-type="float" office:value="0.147187109930551" calcext:value-type="float">
            <text:p>0,147187109930551</text:p>
          </table:table-cell>
          <table:table-cell table:style-name="ce34" office:value-type="float" office:value="0.155035498870841" calcext:value-type="float">
            <text:p>0,155035498870841</text:p>
          </table:table-cell>
          <table:table-cell table:style-name="ce34" office:value-type="float" office:value="0.164371377417681" calcext:value-type="float">
            <text:p>0,164371377417681</text:p>
          </table:table-cell>
          <table:table-cell table:style-name="ce34" office:value-type="float" office:value="0.173015908769151" calcext:value-type="float">
            <text:p>0,173015908769151</text:p>
          </table:table-cell>
          <table:table-cell table:style-name="ce34" office:value-type="float" office:value="0.181809249969731" calcext:value-type="float">
            <text:p>0,181809249969731</text:p>
          </table:table-cell>
          <table:table-cell table:style-name="ce34" office:value-type="float" office:value="0.188174783740061" calcext:value-type="float">
            <text:p>0,188174783740061</text:p>
          </table:table-cell>
          <table:table-cell table:style-name="ce34" office:value-type="float" office:value="0.192875463966081" calcext:value-type="float">
            <text:p>0,192875463966081</text:p>
          </table:table-cell>
          <table:table-cell table:style-name="ce34" office:value-type="float" office:value="0.194224943064671" calcext:value-type="float">
            <text:p>0,194224943064671</text:p>
          </table:table-cell>
          <table:table-cell table:style-name="ce34" office:value-type="float" office:value="0.193479725674671" calcext:value-type="float">
            <text:p>0,193479725674671</text:p>
          </table:table-cell>
          <table:table-cell table:style-name="ce34" office:value-type="float" office:value="0.189604241227811" calcext:value-type="float">
            <text:p>0,189604241227811</text:p>
          </table:table-cell>
          <table:table-cell table:style-name="ce34" office:value-type="float" office:value="0.185693356906091" calcext:value-type="float">
            <text:p>0,185693356906091</text:p>
          </table:table-cell>
          <table:table-cell table:style-name="ce34" office:value-type="float" office:value="0.180468928828521" calcext:value-type="float">
            <text:p>0,180468928828521</text:p>
          </table:table-cell>
          <table:table-cell table:style-name="ce34" office:value-type="float" office:value="0.177692614255231" calcext:value-type="float">
            <text:p>0,177692614255231</text:p>
          </table:table-cell>
          <table:table-cell table:style-name="ce34" office:value-type="float" office:value="0.175342123992531" calcext:value-type="float">
            <text:p>0,175342123992531</text:p>
          </table:table-cell>
        </table:table-row>
        <table:table-row table:style-name="ro4">
          <table:table-cell table:style-name="ce34" office:value-type="float" office:value="0.210048381850081" calcext:value-type="float">
            <text:p>0,210048381850081</text:p>
          </table:table-cell>
          <table:table-cell table:style-name="ce34" office:value-type="float" office:value="0.210282641590381" calcext:value-type="float">
            <text:p>0,210282641590381</text:p>
          </table:table-cell>
          <table:table-cell table:style-name="ce34" office:value-type="float" office:value="0.20935704033511" calcext:value-type="float">
            <text:p>0,20935704033511</text:p>
          </table:table-cell>
          <table:table-cell table:style-name="ce34" office:value-type="float" office:value="0.2090991084671" calcext:value-type="float">
            <text:p>0,2090991084671</text:p>
          </table:table-cell>
          <table:table-cell table:style-name="ce34" office:value-type="float" office:value="0.20748586255211" calcext:value-type="float">
            <text:p>0,20748586255211</text:p>
          </table:table-cell>
          <table:table-cell table:style-name="ce34" office:value-type="float" office:value="0.205975330803921" calcext:value-type="float">
            <text:p>0,205975330803921</text:p>
          </table:table-cell>
          <table:table-cell table:style-name="ce34" office:value-type="float" office:value="0.20426419952051" calcext:value-type="float">
            <text:p>0,20426419952051</text:p>
          </table:table-cell>
          <table:table-cell table:style-name="ce34" office:value-type="float" office:value="0.202962372982431" calcext:value-type="float">
            <text:p>0,202962372982431</text:p>
          </table:table-cell>
          <table:table-cell table:style-name="ce34" office:value-type="float" office:value="0.202460169499151" calcext:value-type="float">
            <text:p>0,202460169499151</text:p>
          </table:table-cell>
          <table:table-cell table:style-name="ce34" office:value-type="float" office:value="0.203105190047041" calcext:value-type="float">
            <text:p>0,203105190047041</text:p>
          </table:table-cell>
          <table:table-cell table:style-name="ce34" office:value-type="float" office:value="0.204625097853271" calcext:value-type="float">
            <text:p>0,204625097853271</text:p>
          </table:table-cell>
          <table:table-cell table:style-name="ce34" office:value-type="float" office:value="0.208153000535581" calcext:value-type="float">
            <text:p>0,208153000535581</text:p>
          </table:table-cell>
          <table:table-cell table:style-name="ce34" office:value-type="float" office:value="0.212242729736411" calcext:value-type="float">
            <text:p>0,212242729736411</text:p>
          </table:table-cell>
          <table:table-cell table:style-name="ce34" office:value-type="float" office:value="0.21595843852791" calcext:value-type="float">
            <text:p>0,21595843852791</text:p>
          </table:table-cell>
          <table:table-cell table:style-name="ce34" office:value-type="float" office:value="0.217948458826071" calcext:value-type="float">
            <text:p>0,217948458826071</text:p>
          </table:table-cell>
          <table:table-cell table:style-name="ce34" office:value-type="float" office:value="0.220038408082041" calcext:value-type="float">
            <text:p>0,220038408082041</text:p>
          </table:table-cell>
          <table:table-cell table:style-name="ce34" office:value-type="float" office:value="0.219051773256371" calcext:value-type="float">
            <text:p>0,219051773256371</text:p>
          </table:table-cell>
          <table:table-cell table:style-name="ce34" office:value-type="float" office:value="0.218178234531381" calcext:value-type="float">
            <text:p>0,218178234531381</text:p>
          </table:table-cell>
          <table:table-cell table:style-name="ce34" office:value-type="float" office:value="0.216213145663621" calcext:value-type="float">
            <text:p>0,216213145663621</text:p>
          </table:table-cell>
          <table:table-cell table:style-name="ce34" office:value-type="float" office:value="0.215736839328221" calcext:value-type="float">
            <text:p>0,215736839328221</text:p>
          </table:table-cell>
          <table:table-cell table:style-name="ce34" office:value-type="float" office:value="0.215340093736211" calcext:value-type="float">
            <text:p>0,215340093736211</text:p>
          </table:table-cell>
          <table:table-cell table:style-name="ce34" office:value-type="float" office:value="0.214634990326581" calcext:value-type="float">
            <text:p>0,214634990326581</text:p>
          </table:table-cell>
          <table:table-cell table:style-name="ce34" office:value-type="float" office:value="0.214003988034481" calcext:value-type="float">
            <text:p>0,214003988034481</text:p>
          </table:table-cell>
          <table:table-cell table:style-name="ce34" office:value-type="float" office:value="0.211166385871821" calcext:value-type="float">
            <text:p>0,211166385871821</text:p>
          </table:table-cell>
          <table:table-cell table:style-name="ce34" office:value-type="float" office:value="0.207967086486741" calcext:value-type="float">
            <text:p>0,207967086486741</text:p>
          </table:table-cell>
          <table:table-cell table:style-name="ce34" office:value-type="float" office:value="0.201227001480941" calcext:value-type="float">
            <text:p>0,201227001480941</text:p>
          </table:table-cell>
          <table:table-cell table:style-name="ce34" office:value-type="float" office:value="0.193259508049231" calcext:value-type="float">
            <text:p>0,193259508049231</text:p>
          </table:table-cell>
          <table:table-cell table:style-name="ce34" office:value-type="float" office:value="0.182731161729151" calcext:value-type="float">
            <text:p>0,182731161729151</text:p>
          </table:table-cell>
          <table:table-cell table:style-name="ce34" office:value-type="float" office:value="0.171207811203981" calcext:value-type="float">
            <text:p>0,171207811203981</text:p>
          </table:table-cell>
          <table:table-cell table:style-name="ce34" office:value-type="float" office:value="0.159092224194021" calcext:value-type="float">
            <text:p>0,159092224194021</text:p>
          </table:table-cell>
          <table:table-cell table:style-name="ce34" office:value-type="float" office:value="0.149574698878081" calcext:value-type="float">
            <text:p>0,149574698878081</text:p>
          </table:table-cell>
          <table:table-cell table:style-name="ce34" office:value-type="float" office:value="0.141143274708361" calcext:value-type="float">
            <text:p>0,141143274708361</text:p>
          </table:table-cell>
          <table:table-cell table:style-name="ce34" office:value-type="float" office:value="0.134439037972451" calcext:value-type="float">
            <text:p>0,134439037972451</text:p>
          </table:table-cell>
          <table:table-cell table:style-name="ce34" office:value-type="float" office:value="0.129699397646361" calcext:value-type="float">
            <text:p>0,129699397646361</text:p>
          </table:table-cell>
          <table:table-cell table:style-name="ce34" office:value-type="float" office:value="0.127296433012271" calcext:value-type="float">
            <text:p>0,127296433012271</text:p>
          </table:table-cell>
          <table:table-cell table:style-name="ce34" office:value-type="float" office:value="0.127130856832531" calcext:value-type="float">
            <text:p>0,127130856832531</text:p>
          </table:table-cell>
          <table:table-cell table:style-name="ce34" office:value-type="float" office:value="0.129224823645231" calcext:value-type="float">
            <text:p>0,129224823645231</text:p>
          </table:table-cell>
          <table:table-cell table:style-name="ce34" office:value-type="float" office:value="0.133585823990111" calcext:value-type="float">
            <text:p>0,133585823990111</text:p>
          </table:table-cell>
          <table:table-cell table:style-name="ce34" office:value-type="float" office:value="0.139685354076781" calcext:value-type="float">
            <text:p>0,139685354076781</text:p>
          </table:table-cell>
          <table:table-cell table:style-name="ce34" office:value-type="float" office:value="0.146928075916791" calcext:value-type="float">
            <text:p>0,146928075916791</text:p>
          </table:table-cell>
          <table:table-cell table:style-name="ce34" office:value-type="float" office:value="0.153797216840341" calcext:value-type="float">
            <text:p>0,153797216840341</text:p>
          </table:table-cell>
          <table:table-cell table:style-name="ce34" office:value-type="float" office:value="0.161914685371811" calcext:value-type="float">
            <text:p>0,161914685371811</text:p>
          </table:table-cell>
          <table:table-cell table:style-name="ce34" office:value-type="float" office:value="0.168697065823371" calcext:value-type="float">
            <text:p>0,168697065823371</text:p>
          </table:table-cell>
          <table:table-cell table:style-name="ce34" office:value-type="float" office:value="0.174805049811661" calcext:value-type="float">
            <text:p>0,174805049811661</text:p>
          </table:table-cell>
          <table:table-cell table:style-name="ce34" office:value-type="float" office:value="0.17840238100551" calcext:value-type="float">
            <text:p>0,17840238100551</text:p>
          </table:table-cell>
          <table:table-cell table:style-name="ce34" office:value-type="float" office:value="0.180832266024681" calcext:value-type="float">
            <text:p>0,180832266024681</text:p>
          </table:table-cell>
          <table:table-cell table:style-name="ce34" office:value-type="float" office:value="0.180092844342681" calcext:value-type="float">
            <text:p>0,180092844342681</text:p>
          </table:table-cell>
          <table:table-cell table:style-name="ce34" office:value-type="float" office:value="0.177831494228871" calcext:value-type="float">
            <text:p>0,177831494228871</text:p>
          </table:table-cell>
          <table:table-cell table:style-name="ce34" office:value-type="float" office:value="0.173917562037871" calcext:value-type="float">
            <text:p>0,173917562037871</text:p>
          </table:table-cell>
          <table:table-cell table:style-name="ce34" office:value-type="float" office:value="0.171206322538051" calcext:value-type="float">
            <text:p>0,171206322538051</text:p>
          </table:table-cell>
          <table:table-cell table:style-name="ce34" office:value-type="float" office:value="0.167722928920391" calcext:value-type="float">
            <text:p>0,167722928920391</text:p>
          </table:table-cell>
          <table:table-cell table:style-name="ce34" office:value-type="float" office:value="0.166612303367061" calcext:value-type="float">
            <text:p>0,166612303367061</text:p>
          </table:table-cell>
        </table:table-row>
        <table:table-row table:style-name="ro3">
          <table:table-cell table:number-columns-repeated="52"/>
        </table:table-row>
        <table:table-row table:style-name="ro3">
          <table:table-cell office:value-type="string" calcext:value-type="string">
            <text:p>tempo de montagem da matriz = 0.0s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erro =<text:tab/>8.8952120988867e-07<text:tab/>iteracoes =<text:tab/>1458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tempo de solucao = 17.0s</text:p>
          </table:table-cell>
          <table:table-cell table:number-columns-repeated="51"/>
        </table:table-row>
        <table:table-row table:style-name="ro3" table:number-rows-repeated="1048464">
          <table:table-cell table:number-columns-repeated="52"/>
        </table:table-row>
        <table:table-row table:style-name="ro3">
          <table:table-cell table:number-columns-repeated="52"/>
        </table:table-row>
        <calcext:conditional-formats>
          <calcext:conditional-format calcext:target-range-address="Sheet11.A56:Sheet11.AZ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pt" fo:country="BR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date-style style:name="N14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 </number:text>
      <number:am-pm/>
    </number:tim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 number:textual="true"/>
      <number:text>/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day/>
      <number:text>/</number:text>
      <number:month/>
      <number:text>/</number:text>
      <number:year number:style="long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2cm" fo:margin-bottom="0.801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81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lanilha3" style:display-name="PageStyle_Planilh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5" style:display-name="PageStyle_Planilha5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>
        <style:region-right>
          <text:p><text:span text:style-name="MT1">_x000D_</text:span><text:span text:style-name="MT2">#</text:span><text:span text:style-name="MT3"> Classificação: Direcionado</text:span></text:p>
        </style:region-right>
      </style:footer>
      <style:footer-left style:display="false"/>
      <style:footer-first style:display="false"/>
    </style:master-page>
    <style:master-page style:name="PageStyle_5f_Planilha2_20__28_2_29_" style:display-name="PageStyle_Planilha2 (2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4_20__28_2_29_" style:display-name="PageStyle_Planilha4 (2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6" style:display-name="PageStyle_Planilha6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2" style:display-name="PageStyle_Planilh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4" style:display-name="PageStyle_Planilha4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055897</meta:initial-creator>
    <meta:creation-date>2024-09-13T18:42:15</meta:creation-date>
    <dc:date>2024-09-29T16:33:46.423237665</dc:date>
    <meta:generator>LibreOffice/7.4.1.2$Linux_X86_64 LibreOffice_project/40$Build-2</meta:generator>
    <meta:editing-duration>PT9H14M52S</meta:editing-duration>
    <meta:editing-cycles>3</meta:editing-cycles>
    <meta:document-statistic meta:table-count="11" meta:cell-count="25868" meta:object-count="1"/>
    <meta:user-defined meta:name="AppVersion">16.0300</meta:user-defined>
    <meta:user-defined meta:name="Company">CEMIG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aPastaDeTrabalho.xml><?xml version="1.0" encoding="utf-8"?>
<!DOCTYPE module  PUBLIC '-//OpenOffice.org//DTD OfficeDocument 1.0//EN'  'module.dtd'>
<script:module xmlns:script="http://openoffice.org/2000/script" script:name="EstaPastaDeTrabalho" script:language="StarBasic" script:moduleType="document">Rem Attribute VBA_ModuleType=VBADocumentModule
Option VBASupport 1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
Function CholeskyDecompose(A() As Double, N As Long)
'Credito : https://gist.github.com/RichPollock/04091c29789dc6e5c55c

Dim LTM() As Double, S As Double
Dim j As Long, K As Long, i As Long

ReDim LTM(1 To N, 1 To N)

For j = 1 To N
    S = 0
    For K = 1 To j - 1
        S = S + LTM(j, K) ^ 2
    Next K
    
    LTM(j, j) = A(j, j) - S
    If LTM(j, j) &lt;= 0 Then Exit For
    LTM(j, j) = Sqr(LTM(j, j))
    
    For i = j + 1 To N
        S = 0
        For K = 1 To j - 1
            S = S + LTM(i, K) * LTM(j, K)
        Next K
        LTM(i, j) = (A(i, j) - S) / LTM(j, j)
    Next i
Next j

CholeskyDecompose = LTM

End Function

Function sist_lin_esparso(matriz() As Double, B() As Double, N As Long)
    
    'decomposicao de Cholesky da matriz
    L = CholeskyDecompose(matriz, N)
    
    Dim Y() As Double
    ReDim Y(1 To N)
    Dim X() As Double
    ReDim X(1 To N)
    Dim tmp As Double
    
    'resolve o vetor Y (intermediario) por substituicao direta -&gt; L * Y = B
    For lin = 1 To N
        tmp = B(lin)
        For col = 1 To lin
            tmp = tmp - Y(col) * L(lin, col)
        Next col
        Y(lin) = tmp / L(lin, lin)
    Next lin
    
    'resolve o vetor X (final) por substituicao reversa -&gt; Lt * X = Y
    For lin = N To 1 Step -1
        tmp = Y(lin)
        For col = N To lin + 1 Step -1
            tmp = tmp - X(col) * L(col, lin) '&lt;- L eh transposto
        Next col
        X(lin) = tmp / L(lin, lin)
    Next lin
    
    
    sist_lin_esparso = X
End Function

Function sist_linear(matriz As Variant, N As Integer)
    'Escalona a matriz - metodo de eliminacao de Gauss
    ' este nao eh o metodo completo, pois nao troca as linhas de posicao,
    ' considerando que a matriz a ser resolvida eh quase triangular
    Dim atual As Variant, coef As Variant, tmp As Variant
    For lin = 1 To N
        atual = matriz(lin, lin)
        
        'normaliza a linha atual -&gt; coeficiente unitario
        For col = lin To N + 1
            matriz(lin, col) = matriz(lin, col) / atual
        Next col
        atual = 1
        
        For prox = lin + 1 To N
            tmp = matriz(prox, lin)
            If tmp &lt;&gt; 0 Then
                coef = atual / tmp
                For col = lin To N + 1
                    tmp = matriz(prox, col) * coef - matriz(lin, col)
                    matriz(prox, col) = tmp
                Next col
            End If
        Next prox
    Next lin
    
    ' faz a substituicao reversa, para chegar no vetor solucao
    Dim sol() As Variant
    ReDim sol(1 To N)
    For lin = N To 1 Step -1
        tmp = matriz(lin, N + 1)
        For col = N To lin + 1 Step -1
            tmp = tmp - sol(col) * matriz(lin, col)
        Next col
        sol(lin) = tmp / matriz(lin, lin)
    Next lin
    
    sist_linear = sol
    'sist_linear = matriz
End Function

Sub teste()
    Set pl = ActiveSheet.Range("k1:al27")
    Set saida = ActiveSheet.Range("k59")
    lins = pl.Rows.Count()
    cols = pl.Columns.Count()
    Dim matriz() As Variant
    ReDim matriz(1 To lins, 1 To cols)
    For i = 1 To lins
        For j = 1 To cols
            matriz(i, j) = pl.Cells(i, j)
        Next
    Next i
         
         
    res = sist_linear(matriz, Int(lins))
    For i = 1 To lins
        For j = 1 To cols
            saida.Cells(i, j) = res(i, j)
        Next j
    Next i
End Sub

Sub teste2()
    Set entrada = ActiveSheet.Range("A4")
    Set saida = ActiveSheet.Range("F4")
    
    pags = 3
    cols = 4
    lins = 4
    
    pos_l = 1
    pos_c = 1
    For K = 1 To pags
        For i = 1 To lins
            For j = 1 To cols
                
                diag = 0
                If (i &gt; 1) Then
                    
                    If (j &lt; cols) Then
                        If (K &lt; pags) Then
                            g = entrada.Cells((K - 1) * lins + i - 1, j)
                        Else
                            g = entrada.Cells((K - 2) * lins + i - 1, j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2) * cols + j
                    saida.Cells(pos_l, pos_c) = -g
                End If
                If (i &lt; lins) Then
                    If (j &lt; cols) Then
                        If (K &lt; pags) Then
                            g = entrada.Cells((K - 1) * lins + i, j)
                        Else
                            g = entrada.Cells((K - 2) * lins + i, j)
                        End If
                    Else
                        If (K &lt; pags) Then
                            g = entrada.Cells((K - 1) * lins + i, j - 1)
                        Else
                            g = entrada.Cells((K - 2) * lins + i, j - 1)
                        End If
                    End If
                    
                    diag = diag + g
                    pos_c = (K - 1) * cols * lins + i * cols + j
                    saida.Cells(pos_l, pos_c) = -g
                End If
                If (j &gt; 1) Then
                    If (i &lt; lins) Then
                        If (K &lt; pags) Then
                            g = entrada.Cells((K - 1) * lins + i, j - 1)
                        Else
                            g = entrada.Cells((K - 2) * lins + i, j - 1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1) * cols + j - 1
                    saida.Cells(pos_l, pos_c) = -g
                End If
                If (j &lt; cols) Then
                    If (i &lt; lins) Then
                        If (K &lt; pags) Then
                            g = entrada.Cells((K - 1) * lins + i, j)
                        Else
                            g = entrada.Cells((K - 2) * lins + i, j)
                        End If
                    Else
                        If (K &lt; pags) Then
                            g = entrada.Cells((K - 1) * lins + i - 1, j)
                        Else
                            g = entrada.Cells((K - 2) * lins + i - 1, j)
                        End If
                    End If
                    
                    diag = diag + g
                    pos_c = (K - 1) * cols * lins + (i - 1) * cols + j + 1
                    saida.Cells(pos_l, pos_c) = -g
                End If
                If (j = cols) Then
                    diag = diag + entrada.Cells((K - 1) * lins + i, j)
                End If
                If (K &gt; 1) Then
                    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
                    diag = diag + g
                    pos_c = (K - 2) * cols * lins + (i - 1) * cols + j
                    saida.Cells(pos_l, pos_c) = -g
                End If
                If (K &lt; pags) Then
                    If (i &lt; lins) Then
                        If (j &lt; cols) Then
                            g = entrada.Cells((K - 1) * lins + i, j)
                        Else
                            g = entrada.Cells((K - 1) * lins + i, j - 1)
                        End If
                    Else
                        If (j &lt; cols) Then
                            g = entrada.Cells((K - 1) * lins + i - 1, j)
                        Else
                            g = entrada.Cells((K - 1) * lins + i - 1, j - 1)
                        End If
                    End If
                    
                    diag = diag + g
                    pos_c = K * cols * lins + (i - 1) * cols + j
                    saida.Cells(pos_l, pos_c) = -g
                End If
                If (K = pags) Then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diag = diag + g
                End If
                
                saida.Cells(pos_l, pos_l) = diag
                pos_l = pos_l + 1
            Next j
        Next i
    Next K
    
End Sub

Sub teste3()
    Set entrada = ActiveSheet.Range("A4")
    Set saida = ActiveSheet.Range("q4")
    
    pags = 4
    cols = 16
    lins = 24
    
    Dim matriz() As Variant
    ReDim matriz(1 To lins * cols * pags, 1 To lins * cols * pags + 1)
    
    For i = 1 To lins * cols * pags
        For j = 1 To lins * cols * pags + 1
            matriz(i, j) = 0
        Next j
    Next i
    
    
    pos_l = 1
    pos_c = 1
    For K = 1 To pags
        For i = 1 To lins
            For j = 1 To cols
                
                diag = 0
                If (i &gt; 1) Then
                    
                    If (j &lt; cols) Then
                        If (K &lt; pags) Then
                            g = entrada.Cells((K - 1) * lins + i - 1, j)
                        Else
                            g = entrada.Cells((K - 2) * lins + i - 1, j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2) * cols + j
                    matriz(pos_l, pos_c) = -g
                End If
                If (i &lt; lins) Then
                    If (j &lt; cols) Then
                        If (K &lt; pags) Then
                            g = entrada.Cells((K - 1) * lins + i, j)
                            'verifica entrada de corrente
                            If entrada.Cells((K - 1) * lins + i, j).Interior.ColorIndex = 3 Then
                                matriz(pos_l, lins * cols * pags + 1) = 1
                            End If
                            
                            
                        Else
                            g = entrada.Cells((K - 2) * lins + i, j)
                        End If
                    Else
                        If (K &lt; pags) Then
                            g = entrada.Cells((K - 1) * lins + i, j - 1)
                        Else
                            g = entrada.Cells((K - 2) * lins + i, j - 1)
                        End If
                    End If
                    
                    
                    diag = diag + g
                    pos_c = (K - 1) * cols * lins + i * cols + j
                    matriz(pos_l, pos_c) = -g
                End If
                If (j &gt; 1) Then
                    If (i &lt; lins) Then
                        If (K &lt; pags) Then
                            g = entrada.Cells((K - 1) * lins + i, j - 1)
                        Else
                            g = entrada.Cells((K - 2) * lins + i, j - 1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1) * cols + j - 1
                    matriz(pos_l, pos_c) = -g
                End If
                If (j &lt; cols) Then
                    If (i &lt; lins) Then
                        If (K &lt; pags) Then
                            g = entrada.Cells((K - 1) * lins + i, j)
                        Else
                            g = entrada.Cells((K - 2) * lins + i, j)
                        End If
                    Else
                        If (K &lt; pags) Then
                            g = entrada.Cells((K - 1) * lins + i - 1, j)
                        Else
                            g = entrada.Cells((K - 2) * lins + i - 1, j)
                        End If
                    End If
                    
                    diag = diag + g
                    pos_c = (K - 1) * cols * lins + (i - 1) * cols + j + 1
                    matriz(pos_l, pos_c) = -g
                End If
                If (j = cols) Then
                    diag = diag + entrada.Cells((K - 1) * lins + i, j)
                End If
                If (K &gt; 1) Then
                    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
                    diag = diag + g
                    pos_c = (K - 2) * cols * lins + (i - 1) * cols + j
                    matriz(pos_l, pos_c) = -g
                End If
                If (K &lt; pags) Then
                    If (i &lt; lins) Then
                        If (j &lt; cols) Then
                            g = entrada.Cells((K - 1) * lins + i, j)
                        Else
                            g = entrada.Cells((K - 1) * lins + i, j - 1)
                        End If
                    Else
                        If (j &lt; cols) Then
                            g = entrada.Cells((K - 1) * lins + i - 1, j)
                        Else
                            g = entrada.Cells((K - 1) * lins + i - 1, j - 1)
                        End If
                    End If
                    
                    diag = diag + g
                    pos_c = K * cols * lins + (i - 1) * cols + j
                    matriz(pos_l, pos_c) = -g
                End If
                If (K = pags) Then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diag = diag + g
                End If
                
                matriz(pos_l, pos_l) = diag
                pos_l = pos_l + 1
            Next j
        Next i
    Next K
    
    'matriz(30, lins * cols * pags + 1) = 1
    
    'Range("f4:bb51") = matriz
    
    res = sist_linear(matriz, Int(lins * cols * pags))
    'ActiveSheet.Range("f54:ai54") = res
    
    For i = 1 To lins
        For j = 1 To cols
            saida.Cells(i, j) = res((i - 1) * cols + j)
        Next j
    Next i
End Sub

Sub cholesky_teste()
    Set pl = ActiveSheet.Range("a89:av136")
    Set saida = ActiveSheet.Range("ay89")
    Set b_ent = ActiveSheet.Range("aw89")
    
    lins = pl.Rows.Count()
    cols = pl.Columns.Count()
    Dim matriz() As Double
    ReDim matriz(1 To lins, 1 To cols)
    Dim B() As Double
    ReDim B(1 To lins)
    
    For i = 1 To lins
        For j = 1 To cols
            matriz(i, j) = pl.Cells(i, j)
        Next
        B(i) = b_ent.Cells(i)
    Next i
    
    X = sist_lin_esparso(matriz, B, Int(lins))
    
    For i = 1 To lins
        'saida.Cells(i, lins + 2) = Y(i)
        saida.Cells(i, 1) = X(i)
        'For j = 1 To cols
        '    saida.Cells(i, j) = L(i, j)
        'Next j
    Next i
End Sub

Sub teste4()
    Set entrada = ActiveSheet.Range("A4")
    Set saida = ActiveSheet.Range("q30")
    
    pags = 4
    cols = 16
    lins = 24
    
    Dim B() As Double
    ReDim B(1 To lins * cols * pags)
    
    Dim matriz() As Double
    ReDim matriz(1 To lins * cols * pags, 1 To lins * cols * pags)
    
    For i = 1 To lins * cols * pags
        B(i) = 0
        For j = 1 To lins * cols * pags
            matriz(i, j) = 0
        Next j
    Next i
    
    
    pos_l = 1
    pos_c = 1
    For K = 1 To pags
        For i = 1 To lins
            For j = 1 To cols
                
                diag = 0
                If (i &gt; 1) Then
                    
                    If (j &lt; cols) Then
                        If (K &lt; pags) Then
                            g = entrada.Cells((K - 1) * lins + i - 1, j)
                        Else
                            g = entrada.Cells((K - 2) * lins + i - 1, j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2) * cols + j
                    matriz(pos_l, pos_c) = -g
                End If
                If (i &lt; lins) Then
                    If (j &lt; cols) Then
                        If (K &lt; pags) Then
                            g = entrada.Cells((K - 1) * lins + i, j)
                            'verifica entrada de corrente
                            If entrada.Cells((K - 1) * lins + i, j).Interior.ColorIndex = 3 Then
                                B(pos_l) = 1
                            End If
                            
                            
                        Else
                            g = entrada.Cells((K - 2) * lins + i, j)
                        End If
                    Else
                        If (K &lt; pags) Then
                            g = entrada.Cells((K - 1) * lins + i, j - 1)
                        Else
                            g = entrada.Cells((K - 2) * lins + i, j - 1)
                        End If
                    End If
                    
                    
                    diag = diag + g
                    pos_c = (K - 1) * cols * lins + i * cols + j
                    matriz(pos_l, pos_c) = -g
                End If
                If (j &gt; 1) Then
                    If (i &lt; lins) Then
                        If (K &lt; pags) Then
                            g = entrada.Cells((K - 1) * lins + i, j - 1)
                        Else
                            g = entrada.Cells((K - 2) * lins + i, j - 1)
                        End If
                    Else
                        If (K &lt; pags) Then
                            g = entrada.Cells((K - 1) * lins + i - 1, j - 1)
                        Else
                            g = entrada.Cells((K - 2) * lins + i - 1, j - 1)
                        End If
                    End If
                    
                    diag = diag + g
                    pos_c = (K - 1) * cols * lins + (i - 1) * cols + j - 1
                    matriz(pos_l, pos_c) = -g
                End If
                If (j &lt; cols) Then
                    If (i &lt; lins) Then
                        If (K &lt; pags) Then
                            g = entrada.Cells((K - 1) * lins + i, j)
                        Else
                            g = entrada.Cells((K - 2) * lins + i, j)
                        End If
                    Else
                        If (K &lt; pags) Then
                            g = entrada.Cells((K - 1) * lins + i - 1, j)
                        Else
                            g = entrada.Cells((K - 2) * lins + i - 1, j)
                        End If
                    End If
                    
                    diag = diag + g
                    pos_c = (K - 1) * cols * lins + (i - 1) * cols + j + 1
                    matriz(pos_l, pos_c) = -g
                End If
                If (j = cols) Then
                    diag = diag + entrada.Cells((K - 1) * lins + i, j)
                End If
                If (K &gt; 1) Then
                    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
                    diag = diag + g
                    pos_c = (K - 2) * cols * lins + (i - 1) * cols + j
                    matriz(pos_l, pos_c) = -g
                End If
                If (K &lt; pags) Then
                    If (i &lt; lins) Then
                        If (j &lt; cols) Then
                            g = entrada.Cells((K - 1) * lins + i, j)
                        Else
                            g = entrada.Cells((K - 1) * lins + i, j - 1)
                        End If
                    Else
                        If (j &lt; cols) Then
                            g = entrada.Cells((K - 1) * lins + i - 1, j)
                        Else
                            g = entrada.Cells((K - 1) * lins + i - 1, j - 1)
                        End If
                    End If
                    
                    diag = diag + g
                    pos_c = K * cols * lins + (i - 1) * cols + j
                    matriz(pos_l, pos_c) = -g
                End If
                If (K = pags) Then
                    If (i &lt; lins) Then
                        If (j &lt; cols) Then
                            g = entrada.Cells((K - 2) * lins + i, j)
                        Else
                            g = entrada.Cells((K - 2) * lins + i, j - 1)
                        End If
                    Else
                        If (j &lt; cols) Then
                            g = entrada.Cells((K - 2) * lins + i - 1, j)
                        Else
                            g = entrada.Cells((K - 2) * lins + i - 1, j - 1)
                        End If
                    End If
                    diag = diag + g
                End If
                
                matriz(pos_l, pos_l) = diag
                pos_l = pos_l + 1
            Next j
        Next i
    Next K
    
    
    'res = sist_linear(matriz, Int(lins * cols * pags))
    res = sist_lin_esparso(matriz, B, Int(lins * cols * pags))
    
    For i = 1 To lins
        For j = 1 To cols
            saida.Cells(i, j) = res((i - 1) * cols + j)
        Next j
    Next i
End Sub

</script:module>
</file>

<file path=Basic/VBAProject/Planilha1.xml><?xml version="1.0" encoding="utf-8"?>
<!DOCTYPE module  PUBLIC '-//OpenOffice.org//DTD OfficeDocument 1.0//EN'  'module.dtd'>
<script:module xmlns:script="http://openoffice.org/2000/script" script:name="Planilha1" script:language="StarBasic" script:moduleType="document">Rem Attribute VBA_ModuleType=VBADocumentModule
Option VBASupport 1

</script:module>
</file>

<file path=Basic/VBAProject/Planilha2.xml><?xml version="1.0" encoding="utf-8"?>
<!DOCTYPE module  PUBLIC '-//OpenOffice.org//DTD OfficeDocument 1.0//EN'  'module.dtd'>
<script:module xmlns:script="http://openoffice.org/2000/script" script:name="Planilha2" script:language="StarBasic" script:moduleType="document">Rem Attribute VBA_ModuleType=VBADocumentModule
Option VBASupport 1

</script:module>
</file>

<file path=Basic/VBAProject/Planilha3.xml><?xml version="1.0" encoding="utf-8"?>
<!DOCTYPE module  PUBLIC '-//OpenOffice.org//DTD OfficeDocument 1.0//EN'  'module.dtd'>
<script:module xmlns:script="http://openoffice.org/2000/script" script:name="Planilha3" script:language="StarBasic" script:moduleType="document">Rem Attribute VBA_ModuleType=VBADocumentModule
Option VBASupport 1

</script:module>
</file>

<file path=Basic/VBAProject/Planilha4.xml><?xml version="1.0" encoding="utf-8"?>
<!DOCTYPE module  PUBLIC '-//OpenOffice.org//DTD OfficeDocument 1.0//EN'  'module.dtd'>
<script:module xmlns:script="http://openoffice.org/2000/script" script:name="Planilha4" script:language="StarBasic" script:moduleType="document">Rem Attribute VBA_ModuleType=VBADocumentModule
Option VBASupport 1

</script:module>
</file>

<file path=Basic/VBAProject/Planilha5.xml><?xml version="1.0" encoding="utf-8"?>
<!DOCTYPE module  PUBLIC '-//OpenOffice.org//DTD OfficeDocument 1.0//EN'  'module.dtd'>
<script:module xmlns:script="http://openoffice.org/2000/script" script:name="Planilha5" script:language="StarBasic" script:moduleType="document">Rem Attribute VBA_ModuleType=VBADocumentModule
Option VBASupport 1

</script:module>
</file>

<file path=Basic/VBAProject/Planilha6.xml><?xml version="1.0" encoding="utf-8"?>
<!DOCTYPE module  PUBLIC '-//OpenOffice.org//DTD OfficeDocument 1.0//EN'  'module.dtd'>
<script:module xmlns:script="http://openoffice.org/2000/script" script:name="Planilha6" script:language="StarBasic" script:moduleType="document">Rem Attribute VBA_ModuleType=VBADocumentModule
Option VBASupport 1

</script:module>
</file>

<file path=Basic/VBAProject/Planilha7.xml><?xml version="1.0" encoding="utf-8"?>
<!DOCTYPE module  PUBLIC '-//OpenOffice.org//DTD OfficeDocument 1.0//EN'  'module.dtd'>
<script:module xmlns:script="http://openoffice.org/2000/script" script:name="Planilha7" script:language="StarBasic" script:moduleType="document">Rem Attribute VBA_ModuleType=VBADocumentModule
Option VBASupport 1

</script:module>
</file>

<file path=Basic/VBAProject/Planilha8.xml><?xml version="1.0" encoding="utf-8"?>
<!DOCTYPE module  PUBLIC '-//OpenOffice.org//DTD OfficeDocument 1.0//EN'  'module.dtd'>
<script:module xmlns:script="http://openoffice.org/2000/script" script:name="Planilha8" script:language="StarBasic" script:moduleType="document">Rem Attribute VBA_ModuleType=VBADocumentModule
Option VBASupport 1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aPastaDeTrabalho"/>
  <library:element library:name="Módulo1"/>
  <library:element library:name="Planilha1"/>
  <library:element library:name="Planilha2"/>
  <library:element library:name="Planilha3"/>
  <library:element library:name="Planilha4"/>
  <library:element library:name="Planilha5"/>
  <library:element library:name="Planilha6"/>
  <library:element library:name="Planilha7"/>
  <library:element library:name="Planilha8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svg:stroke-width="0.018cm" draw:fill="none" draw:fill-color="#d9d9d9"/>
    </style:style>
  </office:automatic-styles>
  <office:body>
    <office:chart>
      <chart:chart svg:width="22.585cm" svg:height="10.385cm" xlink:href=".." xlink:type="simple" chart:class="chart:bar" chart:style-name="ch1">
        <chart:title svg:x="9.959cm" svg:y="0.342cm" chart:style-name="ch2">
          <text:p>Chart Title</text:p>
        </chart:title>
        <chart:legend chart:legend-position="bottom" svg:x="4.631cm" svg:y="9.733cm" style:legend-expansion="wide" chart:style-name="ch3"/>
        <chart:plot-area chart:style-name="ch4" table:cell-range-address="Planilha3.H4:Planilha3.N14" svg:x="7.914cm" svg:y="1.973cm" svg:width="6.972cm" svg:height="7.066cm" dr3d:transform="matrix (0.901390323653397 0.133022886668632 0.412068436119983 -0.426743177175307 0.111619455141786 0.897458276449761 0.0733876362771618 -0.984807599917971 0.157379306090274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749cm" svg:y="1.973cm" svg:width="18.608cm" svg:height="6.3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Planilha3.H4:Planilha3.H14" chart:class="chart:bar">
            <chart:data-point chart:repeated="11"/>
          </chart:series>
          <chart:series chart:style-name="ch9" chart:values-cell-range-address="Planilha3.I4:Planilha3.I14" chart:class="chart:bar">
            <chart:data-point chart:repeated="11"/>
          </chart:series>
          <chart:series chart:style-name="ch10" chart:values-cell-range-address="Planilha3.J4:Planilha3.J14" chart:class="chart:bar">
            <chart:data-point chart:repeated="11"/>
          </chart:series>
          <chart:series chart:style-name="ch11" chart:values-cell-range-address="Planilha3.K4:Planilha3.K14" chart:class="chart:bar">
            <chart:data-point chart:repeated="11"/>
          </chart:series>
          <chart:series chart:style-name="ch12" chart:values-cell-range-address="Planilha3.L4:Planilha3.L14" chart:class="chart:bar">
            <chart:data-point chart:repeated="11"/>
          </chart:series>
          <chart:series chart:style-name="ch13" chart:values-cell-range-address="Planilha3.M4:Planilha3.M14" chart:class="chart:bar">
            <chart:data-point chart:repeated="11"/>
          </chart:series>
          <chart:series chart:style-name="ch14" chart:values-cell-range-address="Planilha3.N4:Planilha3.N14" chart:class="chart:bar">
            <chart:data-point chart:repeated="11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386978045039">
                <text:p>0.022386978045039</text:p>
                <draw:g>
                  <svg:desc>Planilha3.H4:Planilha3.H14</svg:desc>
                </draw:g>
              </table:table-cell>
              <table:table-cell office:value-type="float" office:value="0.022490294146849">
                <text:p>0.022490294146849</text:p>
                <draw:g>
                  <svg:desc>Planilha3.I4:Planilha3.I14</svg:desc>
                </draw:g>
              </table:table-cell>
              <table:table-cell office:value-type="float" office:value="0.0223610568675998">
                <text:p>0.0223610568675998</text:p>
                <draw:g>
                  <svg:desc>Planilha3.J4:Planilha3.J14</svg:desc>
                </draw:g>
              </table:table-cell>
              <table:table-cell office:value-type="float" office:value="0.021759851771859">
                <text:p>0.021759851771859</text:p>
                <draw:g>
                  <svg:desc>Planilha3.K4:Planilha3.K14</svg:desc>
                </draw:g>
              </table:table-cell>
              <table:table-cell office:value-type="float" office:value="0.0206832215188693">
                <text:p>0.0206832215188693</text:p>
                <draw:g>
                  <svg:desc>Planilha3.L4:Planilha3.L14</svg:desc>
                </draw:g>
              </table:table-cell>
              <table:table-cell office:value-type="float" office:value="0.0194745066187135">
                <text:p>0.0194745066187135</text:p>
                <draw:g>
                  <svg:desc>Planilha3.M4:Planilha3.M14</svg:desc>
                </draw:g>
              </table:table-cell>
              <table:table-cell office:value-type="float" office:value="0.0186954204870081">
                <text:p>0.0186954204870081</text:p>
                <draw:g>
                  <svg:desc>Planilha3.N4:Planilha3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678536921256">
                <text:p>0.0250678536921256</text:p>
              </table:table-cell>
              <table:table-cell office:value-type="float" office:value="0.0255338668028845">
                <text:p>0.0255338668028845</text:p>
              </table:table-cell>
              <table:table-cell office:value-type="float" office:value="0.0256627576981599">
                <text:p>0.0256627576981599</text:p>
              </table:table-cell>
              <table:table-cell office:value-type="float" office:value="0.0250121968677328">
                <text:p>0.0250121968677328</text:p>
              </table:table-cell>
              <table:table-cell office:value-type="float" office:value="0.0234702626497918">
                <text:p>0.0234702626497918</text:p>
              </table:table-cell>
              <table:table-cell office:value-type="float" office:value="0.0215261270205359">
                <text:p>0.0215261270205359</text:p>
              </table:table-cell>
              <table:table-cell office:value-type="float" office:value="0.020278092541567">
                <text:p>0.020278092541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4235521499199">
                <text:p>0.0304235521499199</text:p>
              </table:table-cell>
              <table:table-cell office:value-type="float" office:value="0.0321206011295753">
                <text:p>0.0321206011295753</text:p>
              </table:table-cell>
              <table:table-cell office:value-type="float" office:value="0.0330764366489352">
                <text:p>0.0330764366489352</text:p>
              </table:table-cell>
              <table:table-cell office:value-type="float" office:value="0.0324582606039626">
                <text:p>0.0324582606039626</text:p>
              </table:table-cell>
              <table:table-cell office:value-type="float" office:value="0.0298428689455242">
                <text:p>0.0298428689455242</text:p>
              </table:table-cell>
              <table:table-cell office:value-type="float" office:value="0.0257446547494154">
                <text:p>0.0257446547494154</text:p>
              </table:table-cell>
              <table:table-cell office:value-type="float" office:value="0.0232512947779365">
                <text:p>0.0232512947779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9010544276642">
                <text:p>0.0379010544276642</text:p>
              </table:table-cell>
              <table:table-cell office:value-type="float" office:value="0.043299069779047">
                <text:p>0.043299069779047</text:p>
              </table:table-cell>
              <table:table-cell office:value-type="float" office:value="0.046535658443973">
                <text:p>0.046535658443973</text:p>
              </table:table-cell>
              <table:table-cell office:value-type="float" office:value="0.0463697028257684">
                <text:p>0.0463697028257684</text:p>
              </table:table-cell>
              <table:table-cell office:value-type="float" office:value="0.0423504011514858">
                <text:p>0.0423504011514858</text:p>
              </table:table-cell>
              <table:table-cell office:value-type="float" office:value="0.0321413238195802">
                <text:p>0.0321413238195802</text:p>
              </table:table-cell>
              <table:table-cell office:value-type="float" office:value="0.026949007382223">
                <text:p>0.02694900738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7082087184547">
                <text:p>0.0447082087184547</text:p>
              </table:table-cell>
              <table:table-cell office:value-type="float" office:value="0.0599630530970359">
                <text:p>0.0599630530970359</text:p>
              </table:table-cell>
              <table:table-cell office:value-type="float" office:value="0.0699579745516218">
                <text:p>0.0699579745516218</text:p>
              </table:table-cell>
              <table:table-cell office:value-type="float" office:value="0.069954804373119">
                <text:p>0.069954804373119</text:p>
              </table:table-cell>
              <table:table-cell office:value-type="float" office:value="0.069953750939893">
                <text:p>0.069953750939893</text:p>
              </table:table-cell>
              <table:table-cell office:value-type="float" office:value="0.0391734517002476">
                <text:p>0.0391734517002476</text:p>
              </table:table-cell>
              <table:table-cell office:value-type="float" office:value="0.0295482866612251">
                <text:p>0.0295482866612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3593536223286">
                <text:p>0.0433593536223286</text:p>
              </table:table-cell>
              <table:table-cell office:value-type="float" office:value="0.0599625913833543">
                <text:p>0.0599625913833543</text:p>
              </table:table-cell>
              <table:table-cell office:value-type="float" office:value="0.0699573793062299">
                <text:p>0.0699573793062299</text:p>
              </table:table-cell>
              <table:table-cell office:value-type="float" office:value="0.0699540738781643">
                <text:p>0.0699540738781643</text:p>
              </table:table-cell>
              <table:table-cell office:value-type="float" office:value="0.0486993982864533">
                <text:p>0.0486993982864533</text:p>
              </table:table-cell>
              <table:table-cell office:value-type="float" office:value="0.0339076438312754">
                <text:p>0.0339076438312754</text:p>
              </table:table-cell>
              <table:table-cell office:value-type="float" office:value="0.0274682392052529">
                <text:p>0.0274682392052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205781019292">
                <text:p>0.0339205781019292</text:p>
              </table:table-cell>
              <table:table-cell office:value-type="float" office:value="0.0387071021873102">
                <text:p>0.0387071021873102</text:p>
              </table:table-cell>
              <table:table-cell office:value-type="float" office:value="0.0420291585002892">
                <text:p>0.0420291585002892</text:p>
              </table:table-cell>
              <table:table-cell office:value-type="float" office:value="0.0408066590808845">
                <text:p>0.0408066590808845</text:p>
              </table:table-cell>
              <table:table-cell office:value-type="float" office:value="0.0334161875438174">
                <text:p>0.0334161875438174</text:p>
              </table:table-cell>
              <table:table-cell office:value-type="float" office:value="0.0267544115104946">
                <text:p>0.0267544115104946</text:p>
              </table:table-cell>
              <table:table-cell office:value-type="float" office:value="0.0232764319244733">
                <text:p>0.0232764319244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4690529636498">
                <text:p>0.0254690529636498</text:p>
              </table:table-cell>
              <table:table-cell office:value-type="float" office:value="0.0268455756604595">
                <text:p>0.0268455756604595</text:p>
              </table:table-cell>
              <table:table-cell office:value-type="float" office:value="0.027724627740316">
                <text:p>0.027724627740316</text:p>
              </table:table-cell>
              <table:table-cell office:value-type="float" office:value="0.0267638436680206">
                <text:p>0.0267638436680206</text:p>
              </table:table-cell>
              <table:table-cell office:value-type="float" office:value="0.0237623168849809">
                <text:p>0.0237623168849809</text:p>
              </table:table-cell>
              <table:table-cell office:value-type="float" office:value="0.0207305593967656">
                <text:p>0.0207305593967656</text:p>
              </table:table-cell>
              <table:table-cell office:value-type="float" office:value="0.0189819863854587">
                <text:p>0.0189819863854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4310964721132">
                <text:p>0.0194310964721132</text:p>
              </table:table-cell>
              <table:table-cell office:value-type="float" office:value="0.0197791710233299">
                <text:p>0.0197791710233299</text:p>
              </table:table-cell>
              <table:table-cell office:value-type="float" office:value="0.0198750164512687">
                <text:p>0.0198750164512687</text:p>
              </table:table-cell>
              <table:table-cell office:value-type="float" office:value="0.0192203506576159">
                <text:p>0.0192203506576159</text:p>
              </table:table-cell>
              <table:table-cell office:value-type="float" office:value="0.0178261727258852">
                <text:p>0.0178261727258852</text:p>
              </table:table-cell>
              <table:table-cell office:value-type="float" office:value="0.0163815491076009">
                <text:p>0.0163815491076009</text:p>
              </table:table-cell>
              <table:table-cell office:value-type="float" office:value="0.0155075941434547">
                <text:p>0.0155075941434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679197648982">
                <text:p>0.015679197648982</text:p>
              </table:table-cell>
              <table:table-cell office:value-type="float" office:value="0.0157186036625291">
                <text:p>0.0157186036625291</text:p>
              </table:table-cell>
              <table:table-cell office:value-type="float" office:value="0.0155953222404961">
                <text:p>0.0155953222404961</text:p>
              </table:table-cell>
              <table:table-cell office:value-type="float" office:value="0.0151372237703938">
                <text:p>0.0151372237703938</text:p>
              </table:table-cell>
              <table:table-cell office:value-type="float" office:value="0.014385456028796">
                <text:p>0.014385456028796</text:p>
              </table:table-cell>
              <table:table-cell office:value-type="float" office:value="0.0136249154612695">
                <text:p>0.0136249154612695</text:p>
              </table:table-cell>
              <table:table-cell office:value-type="float" office:value="0.0131580920448133">
                <text:p>0.0131580920448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982644627512">
                <text:p>0.0138982644627512</text:p>
              </table:table-cell>
              <table:table-cell office:value-type="float" office:value="0.0138540968325703">
                <text:p>0.0138540968325703</text:p>
              </table:table-cell>
              <table:table-cell office:value-type="float" office:value="0.0136820542493678">
                <text:p>0.0136820542493678</text:p>
              </table:table-cell>
              <table:table-cell office:value-type="float" office:value="0.0133160739795192">
                <text:p>0.0133160739795192</text:p>
              </table:table-cell>
              <table:table-cell office:value-type="float" office:value="0.0128001698512726">
                <text:p>0.0128001698512726</text:p>
              </table:table-cell>
              <table:table-cell office:value-type="float" office:value="0.0122963755449506">
                <text:p>0.0122963755449506</text:p>
              </table:table-cell>
              <table:table-cell office:value-type="float" office:value="0.0119878627842345">
                <text:p>0.0119878627842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